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2" style:family="table">
      <style:table-properties style:width="18.733cm" table:align="left" style:writing-mode="lr-tb"/>
    </style:style>
    <style:style style:name="表格42.A" style:family="table-column">
      <style:table-column-properties style:column-width="3.002cm"/>
    </style:style>
    <style:style style:name="表格42.B" style:family="table-column">
      <style:table-column-properties style:column-width="2.503cm"/>
    </style:style>
    <style:style style:name="表格42.C" style:family="table-column">
      <style:table-column-properties style:column-width="0.75cm"/>
    </style:style>
    <style:style style:name="表格42.E" style:family="table-column">
      <style:table-column-properties style:column-width="1cm"/>
    </style:style>
    <style:style style:name="表格42.H" style:family="table-column">
      <style:table-column-properties style:column-width="5.004cm"/>
    </style:style>
    <style:style style:name="表格42.I" style:family="table-column">
      <style:table-column-properties style:column-width="3.503cm"/>
    </style:style>
    <style:style style:name="表格42.J" style:family="table-column">
      <style:table-column-properties style:column-width="0.071cm"/>
    </style:style>
    <style:style style:name="表格42.K" style:family="table-column">
      <style:table-column-properties style:column-width="0.041cm"/>
    </style:style>
    <style:style style:name="表格42.L" style:family="table-column">
      <style:table-column-properties style:column-width="0.109cm"/>
    </style:style>
    <style:style style:name="表格42.1" style:family="table-row">
      <style:table-row-properties fo:keep-together="auto"/>
    </style:style>
    <style:style style:name="表格4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2.K1" style:family="table-cell">
      <style:table-cell-properties style:vertical-align="top" fo:padding="0cm" fo:border="none" style:writing-mode="lr-tb"/>
    </style:style>
    <style:style style:name="表格4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1" style:family="table">
      <style:table-properties style:width="18.733cm" table:align="left" style:writing-mode="lr-tb"/>
    </style:style>
    <style:style style:name="表格31.A" style:family="table-column">
      <style:table-column-properties style:column-width="3.002cm"/>
    </style:style>
    <style:style style:name="表格31.B" style:family="table-column">
      <style:table-column-properties style:column-width="2.503cm"/>
    </style:style>
    <style:style style:name="表格31.C" style:family="table-column">
      <style:table-column-properties style:column-width="0.75cm"/>
    </style:style>
    <style:style style:name="表格31.E" style:family="table-column">
      <style:table-column-properties style:column-width="1cm"/>
    </style:style>
    <style:style style:name="表格31.H" style:family="table-column">
      <style:table-column-properties style:column-width="5.004cm"/>
    </style:style>
    <style:style style:name="表格31.I" style:family="table-column">
      <style:table-column-properties style:column-width="3.503cm"/>
    </style:style>
    <style:style style:name="表格31.J" style:family="table-column">
      <style:table-column-properties style:column-width="0.071cm"/>
    </style:style>
    <style:style style:name="表格31.K" style:family="table-column">
      <style:table-column-properties style:column-width="0.041cm"/>
    </style:style>
    <style:style style:name="表格31.L" style:family="table-column">
      <style:table-column-properties style:column-width="0.109cm"/>
    </style:style>
    <style:style style:name="表格31.1" style:family="table-row">
      <style:table-row-properties fo:keep-together="auto"/>
    </style:style>
    <style:style style:name="表格3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1.K1" style:family="table-cell">
      <style:table-cell-properties style:vertical-align="top" fo:padding="0cm" fo:border="none" style:writing-mode="lr-tb"/>
    </style:style>
    <style:style style:name="表格3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8" style:family="table">
      <style:table-properties style:width="18.733cm" table:align="left" style:writing-mode="lr-tb"/>
    </style:style>
    <style:style style:name="表格38.A" style:family="table-column">
      <style:table-column-properties style:column-width="3.002cm"/>
    </style:style>
    <style:style style:name="表格38.B" style:family="table-column">
      <style:table-column-properties style:column-width="2.503cm"/>
    </style:style>
    <style:style style:name="表格38.C" style:family="table-column">
      <style:table-column-properties style:column-width="0.75cm"/>
    </style:style>
    <style:style style:name="表格38.E" style:family="table-column">
      <style:table-column-properties style:column-width="1cm"/>
    </style:style>
    <style:style style:name="表格38.H" style:family="table-column">
      <style:table-column-properties style:column-width="5.004cm"/>
    </style:style>
    <style:style style:name="表格38.I" style:family="table-column">
      <style:table-column-properties style:column-width="3.503cm"/>
    </style:style>
    <style:style style:name="表格38.J" style:family="table-column">
      <style:table-column-properties style:column-width="0.071cm"/>
    </style:style>
    <style:style style:name="表格38.K" style:family="table-column">
      <style:table-column-properties style:column-width="0.041cm"/>
    </style:style>
    <style:style style:name="表格38.L" style:family="table-column">
      <style:table-column-properties style:column-width="0.109cm"/>
    </style:style>
    <style:style style:name="表格38.1" style:family="table-row">
      <style:table-row-properties fo:keep-together="auto"/>
    </style:style>
    <style:style style:name="表格3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8.K1" style:family="table-cell">
      <style:table-cell-properties style:vertical-align="top" fo:padding="0cm" fo:border="none" style:writing-mode="lr-tb"/>
    </style:style>
    <style:style style:name="表格3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2" style:family="table">
      <style:table-properties style:width="18.733cm" table:align="left" style:writing-mode="lr-tb"/>
    </style:style>
    <style:style style:name="表格32.A" style:family="table-column">
      <style:table-column-properties style:column-width="3.002cm"/>
    </style:style>
    <style:style style:name="表格32.B" style:family="table-column">
      <style:table-column-properties style:column-width="2.503cm"/>
    </style:style>
    <style:style style:name="表格32.C" style:family="table-column">
      <style:table-column-properties style:column-width="0.75cm"/>
    </style:style>
    <style:style style:name="表格32.E" style:family="table-column">
      <style:table-column-properties style:column-width="1cm"/>
    </style:style>
    <style:style style:name="表格32.H" style:family="table-column">
      <style:table-column-properties style:column-width="5.004cm"/>
    </style:style>
    <style:style style:name="表格32.I" style:family="table-column">
      <style:table-column-properties style:column-width="3.503cm"/>
    </style:style>
    <style:style style:name="表格32.J" style:family="table-column">
      <style:table-column-properties style:column-width="0.071cm"/>
    </style:style>
    <style:style style:name="表格32.K" style:family="table-column">
      <style:table-column-properties style:column-width="0.041cm"/>
    </style:style>
    <style:style style:name="表格32.L" style:family="table-column">
      <style:table-column-properties style:column-width="0.109cm"/>
    </style:style>
    <style:style style:name="表格32.1" style:family="table-row">
      <style:table-row-properties fo:keep-together="auto"/>
    </style:style>
    <style:style style:name="表格3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2.K1" style:family="table-cell">
      <style:table-cell-properties style:vertical-align="top" fo:padding="0cm" fo:border="none" style:writing-mode="lr-tb"/>
    </style:style>
    <style:style style:name="表格3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3" style:family="table">
      <style:table-properties style:width="18.733cm" table:align="left" style:writing-mode="lr-tb"/>
    </style:style>
    <style:style style:name="表格33.A" style:family="table-column">
      <style:table-column-properties style:column-width="3.002cm"/>
    </style:style>
    <style:style style:name="表格33.B" style:family="table-column">
      <style:table-column-properties style:column-width="2.503cm"/>
    </style:style>
    <style:style style:name="表格33.C" style:family="table-column">
      <style:table-column-properties style:column-width="0.75cm"/>
    </style:style>
    <style:style style:name="表格33.E" style:family="table-column">
      <style:table-column-properties style:column-width="1cm"/>
    </style:style>
    <style:style style:name="表格33.H" style:family="table-column">
      <style:table-column-properties style:column-width="5.004cm"/>
    </style:style>
    <style:style style:name="表格33.I" style:family="table-column">
      <style:table-column-properties style:column-width="3.503cm"/>
    </style:style>
    <style:style style:name="表格33.J" style:family="table-column">
      <style:table-column-properties style:column-width="0.071cm"/>
    </style:style>
    <style:style style:name="表格33.K" style:family="table-column">
      <style:table-column-properties style:column-width="0.041cm"/>
    </style:style>
    <style:style style:name="表格33.L" style:family="table-column">
      <style:table-column-properties style:column-width="0.109cm"/>
    </style:style>
    <style:style style:name="表格33.1" style:family="table-row">
      <style:table-row-properties fo:keep-together="auto"/>
    </style:style>
    <style:style style:name="表格3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3.K1" style:family="table-cell">
      <style:table-cell-properties style:vertical-align="top" fo:padding="0cm" fo:border="none" style:writing-mode="lr-tb"/>
    </style:style>
    <style:style style:name="表格3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4" style:family="table">
      <style:table-properties style:width="18.733cm" table:align="left" style:writing-mode="lr-tb"/>
    </style:style>
    <style:style style:name="表格34.A" style:family="table-column">
      <style:table-column-properties style:column-width="3.002cm"/>
    </style:style>
    <style:style style:name="表格34.B" style:family="table-column">
      <style:table-column-properties style:column-width="2.503cm"/>
    </style:style>
    <style:style style:name="表格34.C" style:family="table-column">
      <style:table-column-properties style:column-width="0.75cm"/>
    </style:style>
    <style:style style:name="表格34.E" style:family="table-column">
      <style:table-column-properties style:column-width="1cm"/>
    </style:style>
    <style:style style:name="表格34.H" style:family="table-column">
      <style:table-column-properties style:column-width="5.004cm"/>
    </style:style>
    <style:style style:name="表格34.I" style:family="table-column">
      <style:table-column-properties style:column-width="3.503cm"/>
    </style:style>
    <style:style style:name="表格34.J" style:family="table-column">
      <style:table-column-properties style:column-width="0.071cm"/>
    </style:style>
    <style:style style:name="表格34.K" style:family="table-column">
      <style:table-column-properties style:column-width="0.041cm"/>
    </style:style>
    <style:style style:name="表格34.L" style:family="table-column">
      <style:table-column-properties style:column-width="0.109cm"/>
    </style:style>
    <style:style style:name="表格34.1" style:family="table-row">
      <style:table-row-properties fo:keep-together="auto"/>
    </style:style>
    <style:style style:name="表格3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4.K1" style:family="table-cell">
      <style:table-cell-properties style:vertical-align="top" fo:padding="0cm" fo:border="none" style:writing-mode="lr-tb"/>
    </style:style>
    <style:style style:name="表格3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5" style:family="table">
      <style:table-properties style:width="18.733cm" table:align="left" style:writing-mode="lr-tb"/>
    </style:style>
    <style:style style:name="表格35.A" style:family="table-column">
      <style:table-column-properties style:column-width="3.002cm"/>
    </style:style>
    <style:style style:name="表格35.B" style:family="table-column">
      <style:table-column-properties style:column-width="2.503cm"/>
    </style:style>
    <style:style style:name="表格35.C" style:family="table-column">
      <style:table-column-properties style:column-width="0.75cm"/>
    </style:style>
    <style:style style:name="表格35.E" style:family="table-column">
      <style:table-column-properties style:column-width="1cm"/>
    </style:style>
    <style:style style:name="表格35.H" style:family="table-column">
      <style:table-column-properties style:column-width="5.004cm"/>
    </style:style>
    <style:style style:name="表格35.I" style:family="table-column">
      <style:table-column-properties style:column-width="3.503cm"/>
    </style:style>
    <style:style style:name="表格35.J" style:family="table-column">
      <style:table-column-properties style:column-width="0.071cm"/>
    </style:style>
    <style:style style:name="表格35.K" style:family="table-column">
      <style:table-column-properties style:column-width="0.041cm"/>
    </style:style>
    <style:style style:name="表格35.L" style:family="table-column">
      <style:table-column-properties style:column-width="0.109cm"/>
    </style:style>
    <style:style style:name="表格35.1" style:family="table-row">
      <style:table-row-properties fo:keep-together="auto"/>
    </style:style>
    <style:style style:name="表格3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5.K1" style:family="table-cell">
      <style:table-cell-properties style:vertical-align="top" fo:padding="0cm" fo:border="none" style:writing-mode="lr-tb"/>
    </style:style>
    <style:style style:name="表格3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0" style:family="table">
      <style:table-properties style:width="18.733cm" table:align="left" style:writing-mode="lr-tb"/>
    </style:style>
    <style:style style:name="表格60.A" style:family="table-column">
      <style:table-column-properties style:column-width="3.002cm"/>
    </style:style>
    <style:style style:name="表格60.B" style:family="table-column">
      <style:table-column-properties style:column-width="2.503cm"/>
    </style:style>
    <style:style style:name="表格60.C" style:family="table-column">
      <style:table-column-properties style:column-width="0.75cm"/>
    </style:style>
    <style:style style:name="表格60.E" style:family="table-column">
      <style:table-column-properties style:column-width="1cm"/>
    </style:style>
    <style:style style:name="表格60.H" style:family="table-column">
      <style:table-column-properties style:column-width="5.004cm"/>
    </style:style>
    <style:style style:name="表格60.I" style:family="table-column">
      <style:table-column-properties style:column-width="3.503cm"/>
    </style:style>
    <style:style style:name="表格60.J" style:family="table-column">
      <style:table-column-properties style:column-width="0.071cm"/>
    </style:style>
    <style:style style:name="表格60.K" style:family="table-column">
      <style:table-column-properties style:column-width="0.041cm"/>
    </style:style>
    <style:style style:name="表格60.L" style:family="table-column">
      <style:table-column-properties style:column-width="0.109cm"/>
    </style:style>
    <style:style style:name="表格60.1" style:family="table-row">
      <style:table-row-properties fo:keep-together="auto"/>
    </style:style>
    <style:style style:name="表格6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0.K1" style:family="table-cell">
      <style:table-cell-properties style:vertical-align="top" fo:padding="0cm" fo:border="none" style:writing-mode="lr-tb"/>
    </style:style>
    <style:style style:name="表格6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6" style:family="table">
      <style:table-properties style:width="18.733cm" table:align="left" style:writing-mode="lr-tb"/>
    </style:style>
    <style:style style:name="表格36.A" style:family="table-column">
      <style:table-column-properties style:column-width="3.002cm"/>
    </style:style>
    <style:style style:name="表格36.B" style:family="table-column">
      <style:table-column-properties style:column-width="2.503cm"/>
    </style:style>
    <style:style style:name="表格36.C" style:family="table-column">
      <style:table-column-properties style:column-width="0.75cm"/>
    </style:style>
    <style:style style:name="表格36.E" style:family="table-column">
      <style:table-column-properties style:column-width="1cm"/>
    </style:style>
    <style:style style:name="表格36.H" style:family="table-column">
      <style:table-column-properties style:column-width="5.004cm"/>
    </style:style>
    <style:style style:name="表格36.I" style:family="table-column">
      <style:table-column-properties style:column-width="3.503cm"/>
    </style:style>
    <style:style style:name="表格36.J" style:family="table-column">
      <style:table-column-properties style:column-width="0.071cm"/>
    </style:style>
    <style:style style:name="表格36.K" style:family="table-column">
      <style:table-column-properties style:column-width="0.041cm"/>
    </style:style>
    <style:style style:name="表格36.L" style:family="table-column">
      <style:table-column-properties style:column-width="0.109cm"/>
    </style:style>
    <style:style style:name="表格36.1" style:family="table-row">
      <style:table-row-properties fo:keep-together="auto"/>
    </style:style>
    <style:style style:name="表格3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6.K1" style:family="table-cell">
      <style:table-cell-properties style:vertical-align="top" fo:padding="0cm" fo:border="none" style:writing-mode="lr-tb"/>
    </style:style>
    <style:style style:name="表格3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7" style:family="table">
      <style:table-properties style:width="18.733cm" table:align="left" style:writing-mode="lr-tb"/>
    </style:style>
    <style:style style:name="表格37.A" style:family="table-column">
      <style:table-column-properties style:column-width="3.002cm"/>
    </style:style>
    <style:style style:name="表格37.B" style:family="table-column">
      <style:table-column-properties style:column-width="2.503cm"/>
    </style:style>
    <style:style style:name="表格37.C" style:family="table-column">
      <style:table-column-properties style:column-width="0.75cm"/>
    </style:style>
    <style:style style:name="表格37.E" style:family="table-column">
      <style:table-column-properties style:column-width="1cm"/>
    </style:style>
    <style:style style:name="表格37.H" style:family="table-column">
      <style:table-column-properties style:column-width="5.004cm"/>
    </style:style>
    <style:style style:name="表格37.I" style:family="table-column">
      <style:table-column-properties style:column-width="3.503cm"/>
    </style:style>
    <style:style style:name="表格37.J" style:family="table-column">
      <style:table-column-properties style:column-width="0.071cm"/>
    </style:style>
    <style:style style:name="表格37.K" style:family="table-column">
      <style:table-column-properties style:column-width="0.041cm"/>
    </style:style>
    <style:style style:name="表格37.L" style:family="table-column">
      <style:table-column-properties style:column-width="0.109cm"/>
    </style:style>
    <style:style style:name="表格37.1" style:family="table-row">
      <style:table-row-properties fo:keep-together="auto"/>
    </style:style>
    <style:style style:name="表格3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7.K1" style:family="table-cell">
      <style:table-cell-properties style:vertical-align="top" fo:padding="0cm" fo:border="none" style:writing-mode="lr-tb"/>
    </style:style>
    <style:style style:name="表格3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0" style:family="table">
      <style:table-properties style:width="18.733cm" table:align="left" style:writing-mode="lr-tb"/>
    </style:style>
    <style:style style:name="表格40.A" style:family="table-column">
      <style:table-column-properties style:column-width="3.002cm"/>
    </style:style>
    <style:style style:name="表格40.B" style:family="table-column">
      <style:table-column-properties style:column-width="2.503cm"/>
    </style:style>
    <style:style style:name="表格40.C" style:family="table-column">
      <style:table-column-properties style:column-width="0.75cm"/>
    </style:style>
    <style:style style:name="表格40.E" style:family="table-column">
      <style:table-column-properties style:column-width="1cm"/>
    </style:style>
    <style:style style:name="表格40.H" style:family="table-column">
      <style:table-column-properties style:column-width="5.004cm"/>
    </style:style>
    <style:style style:name="表格40.I" style:family="table-column">
      <style:table-column-properties style:column-width="3.503cm"/>
    </style:style>
    <style:style style:name="表格40.J" style:family="table-column">
      <style:table-column-properties style:column-width="0.071cm"/>
    </style:style>
    <style:style style:name="表格40.K" style:family="table-column">
      <style:table-column-properties style:column-width="0.041cm"/>
    </style:style>
    <style:style style:name="表格40.L" style:family="table-column">
      <style:table-column-properties style:column-width="0.109cm"/>
    </style:style>
    <style:style style:name="表格40.1" style:family="table-row">
      <style:table-row-properties fo:keep-together="auto"/>
    </style:style>
    <style:style style:name="表格4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0.K1" style:family="table-cell">
      <style:table-cell-properties style:vertical-align="top" fo:padding="0cm" fo:border="none" style:writing-mode="lr-tb"/>
    </style:style>
    <style:style style:name="表格4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9" style:family="table">
      <style:table-properties style:width="18.733cm" table:align="left" style:writing-mode="lr-tb"/>
    </style:style>
    <style:style style:name="表格39.A" style:family="table-column">
      <style:table-column-properties style:column-width="3.002cm"/>
    </style:style>
    <style:style style:name="表格39.B" style:family="table-column">
      <style:table-column-properties style:column-width="2.503cm"/>
    </style:style>
    <style:style style:name="表格39.C" style:family="table-column">
      <style:table-column-properties style:column-width="0.75cm"/>
    </style:style>
    <style:style style:name="表格39.E" style:family="table-column">
      <style:table-column-properties style:column-width="1cm"/>
    </style:style>
    <style:style style:name="表格39.H" style:family="table-column">
      <style:table-column-properties style:column-width="5.004cm"/>
    </style:style>
    <style:style style:name="表格39.I" style:family="table-column">
      <style:table-column-properties style:column-width="3.503cm"/>
    </style:style>
    <style:style style:name="表格39.J" style:family="table-column">
      <style:table-column-properties style:column-width="0.071cm"/>
    </style:style>
    <style:style style:name="表格39.K" style:family="table-column">
      <style:table-column-properties style:column-width="0.041cm"/>
    </style:style>
    <style:style style:name="表格39.L" style:family="table-column">
      <style:table-column-properties style:column-width="0.109cm"/>
    </style:style>
    <style:style style:name="表格39.1" style:family="table-row">
      <style:table-row-properties fo:keep-together="auto"/>
    </style:style>
    <style:style style:name="表格3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9.K1" style:family="table-cell">
      <style:table-cell-properties style:vertical-align="top" fo:padding="0cm" fo:border="none" style:writing-mode="lr-tb"/>
    </style:style>
    <style:style style:name="表格3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1" style:family="table">
      <style:table-properties style:width="18.733cm" table:align="left" style:writing-mode="lr-tb"/>
    </style:style>
    <style:style style:name="表格41.A" style:family="table-column">
      <style:table-column-properties style:column-width="3.002cm"/>
    </style:style>
    <style:style style:name="表格41.B" style:family="table-column">
      <style:table-column-properties style:column-width="2.503cm"/>
    </style:style>
    <style:style style:name="表格41.C" style:family="table-column">
      <style:table-column-properties style:column-width="0.75cm"/>
    </style:style>
    <style:style style:name="表格41.E" style:family="table-column">
      <style:table-column-properties style:column-width="1cm"/>
    </style:style>
    <style:style style:name="表格41.H" style:family="table-column">
      <style:table-column-properties style:column-width="5.004cm"/>
    </style:style>
    <style:style style:name="表格41.I" style:family="table-column">
      <style:table-column-properties style:column-width="3.503cm"/>
    </style:style>
    <style:style style:name="表格41.J" style:family="table-column">
      <style:table-column-properties style:column-width="0.071cm"/>
    </style:style>
    <style:style style:name="表格41.K" style:family="table-column">
      <style:table-column-properties style:column-width="0.041cm"/>
    </style:style>
    <style:style style:name="表格41.L" style:family="table-column">
      <style:table-column-properties style:column-width="0.109cm"/>
    </style:style>
    <style:style style:name="表格41.1" style:family="table-row">
      <style:table-row-properties fo:keep-together="auto"/>
    </style:style>
    <style:style style:name="表格4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1.K1" style:family="table-cell">
      <style:table-cell-properties style:vertical-align="top" fo:padding="0cm" fo:border="none" style:writing-mode="lr-tb"/>
    </style:style>
    <style:style style:name="表格4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3" style:family="table">
      <style:table-properties style:width="18.733cm" table:align="left" style:writing-mode="lr-tb"/>
    </style:style>
    <style:style style:name="表格43.A" style:family="table-column">
      <style:table-column-properties style:column-width="3.002cm"/>
    </style:style>
    <style:style style:name="表格43.B" style:family="table-column">
      <style:table-column-properties style:column-width="2.503cm"/>
    </style:style>
    <style:style style:name="表格43.C" style:family="table-column">
      <style:table-column-properties style:column-width="0.75cm"/>
    </style:style>
    <style:style style:name="表格43.E" style:family="table-column">
      <style:table-column-properties style:column-width="1cm"/>
    </style:style>
    <style:style style:name="表格43.H" style:family="table-column">
      <style:table-column-properties style:column-width="5.004cm"/>
    </style:style>
    <style:style style:name="表格43.I" style:family="table-column">
      <style:table-column-properties style:column-width="3.503cm"/>
    </style:style>
    <style:style style:name="表格43.J" style:family="table-column">
      <style:table-column-properties style:column-width="0.071cm"/>
    </style:style>
    <style:style style:name="表格43.K" style:family="table-column">
      <style:table-column-properties style:column-width="0.041cm"/>
    </style:style>
    <style:style style:name="表格43.L" style:family="table-column">
      <style:table-column-properties style:column-width="0.109cm"/>
    </style:style>
    <style:style style:name="表格43.1" style:family="table-row">
      <style:table-row-properties fo:keep-together="auto"/>
    </style:style>
    <style:style style:name="表格4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3.K1" style:family="table-cell">
      <style:table-cell-properties style:vertical-align="top" fo:padding="0cm" fo:border="none" style:writing-mode="lr-tb"/>
    </style:style>
    <style:style style:name="表格4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5" style:family="table">
      <style:table-properties style:width="18.733cm" table:align="left" style:writing-mode="lr-tb"/>
    </style:style>
    <style:style style:name="表格45.A" style:family="table-column">
      <style:table-column-properties style:column-width="3.002cm"/>
    </style:style>
    <style:style style:name="表格45.B" style:family="table-column">
      <style:table-column-properties style:column-width="2.503cm"/>
    </style:style>
    <style:style style:name="表格45.C" style:family="table-column">
      <style:table-column-properties style:column-width="0.75cm"/>
    </style:style>
    <style:style style:name="表格45.E" style:family="table-column">
      <style:table-column-properties style:column-width="1cm"/>
    </style:style>
    <style:style style:name="表格45.H" style:family="table-column">
      <style:table-column-properties style:column-width="5.004cm"/>
    </style:style>
    <style:style style:name="表格45.I" style:family="table-column">
      <style:table-column-properties style:column-width="3.503cm"/>
    </style:style>
    <style:style style:name="表格45.J" style:family="table-column">
      <style:table-column-properties style:column-width="0.071cm"/>
    </style:style>
    <style:style style:name="表格45.K" style:family="table-column">
      <style:table-column-properties style:column-width="0.041cm"/>
    </style:style>
    <style:style style:name="表格45.L" style:family="table-column">
      <style:table-column-properties style:column-width="0.109cm"/>
    </style:style>
    <style:style style:name="表格45.1" style:family="table-row">
      <style:table-row-properties fo:keep-together="auto"/>
    </style:style>
    <style:style style:name="表格4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5.K1" style:family="table-cell">
      <style:table-cell-properties style:vertical-align="top" fo:padding="0cm" fo:border="none" style:writing-mode="lr-tb"/>
    </style:style>
    <style:style style:name="表格4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4" style:family="table">
      <style:table-properties style:width="18.733cm" table:align="left" style:writing-mode="lr-tb"/>
    </style:style>
    <style:style style:name="表格44.A" style:family="table-column">
      <style:table-column-properties style:column-width="3.002cm"/>
    </style:style>
    <style:style style:name="表格44.B" style:family="table-column">
      <style:table-column-properties style:column-width="2.503cm"/>
    </style:style>
    <style:style style:name="表格44.C" style:family="table-column">
      <style:table-column-properties style:column-width="0.75cm"/>
    </style:style>
    <style:style style:name="表格44.E" style:family="table-column">
      <style:table-column-properties style:column-width="1cm"/>
    </style:style>
    <style:style style:name="表格44.H" style:family="table-column">
      <style:table-column-properties style:column-width="5.004cm"/>
    </style:style>
    <style:style style:name="表格44.I" style:family="table-column">
      <style:table-column-properties style:column-width="3.503cm"/>
    </style:style>
    <style:style style:name="表格44.J" style:family="table-column">
      <style:table-column-properties style:column-width="0.071cm"/>
    </style:style>
    <style:style style:name="表格44.K" style:family="table-column">
      <style:table-column-properties style:column-width="0.041cm"/>
    </style:style>
    <style:style style:name="表格44.L" style:family="table-column">
      <style:table-column-properties style:column-width="0.109cm"/>
    </style:style>
    <style:style style:name="表格44.1" style:family="table-row">
      <style:table-row-properties fo:keep-together="auto"/>
    </style:style>
    <style:style style:name="表格4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4.K1" style:family="table-cell">
      <style:table-cell-properties style:vertical-align="top" fo:padding="0cm" fo:border="none" style:writing-mode="lr-tb"/>
    </style:style>
    <style:style style:name="表格4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7" style:family="table">
      <style:table-properties style:width="18.733cm" table:align="left" style:writing-mode="lr-tb"/>
    </style:style>
    <style:style style:name="表格47.A" style:family="table-column">
      <style:table-column-properties style:column-width="3.002cm"/>
    </style:style>
    <style:style style:name="表格47.B" style:family="table-column">
      <style:table-column-properties style:column-width="2.503cm"/>
    </style:style>
    <style:style style:name="表格47.C" style:family="table-column">
      <style:table-column-properties style:column-width="0.75cm"/>
    </style:style>
    <style:style style:name="表格47.E" style:family="table-column">
      <style:table-column-properties style:column-width="1cm"/>
    </style:style>
    <style:style style:name="表格47.H" style:family="table-column">
      <style:table-column-properties style:column-width="5.004cm"/>
    </style:style>
    <style:style style:name="表格47.I" style:family="table-column">
      <style:table-column-properties style:column-width="3.503cm"/>
    </style:style>
    <style:style style:name="表格47.J" style:family="table-column">
      <style:table-column-properties style:column-width="0.071cm"/>
    </style:style>
    <style:style style:name="表格47.K" style:family="table-column">
      <style:table-column-properties style:column-width="0.041cm"/>
    </style:style>
    <style:style style:name="表格47.L" style:family="table-column">
      <style:table-column-properties style:column-width="0.109cm"/>
    </style:style>
    <style:style style:name="表格47.1" style:family="table-row">
      <style:table-row-properties fo:keep-together="auto"/>
    </style:style>
    <style:style style:name="表格4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7.K1" style:family="table-cell">
      <style:table-cell-properties style:vertical-align="top" fo:padding="0cm" fo:border="none" style:writing-mode="lr-tb"/>
    </style:style>
    <style:style style:name="表格4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8" style:family="table">
      <style:table-properties style:width="18.733cm" table:align="left" style:writing-mode="lr-tb"/>
    </style:style>
    <style:style style:name="表格48.A" style:family="table-column">
      <style:table-column-properties style:column-width="3.002cm"/>
    </style:style>
    <style:style style:name="表格48.B" style:family="table-column">
      <style:table-column-properties style:column-width="2.503cm"/>
    </style:style>
    <style:style style:name="表格48.C" style:family="table-column">
      <style:table-column-properties style:column-width="0.75cm"/>
    </style:style>
    <style:style style:name="表格48.E" style:family="table-column">
      <style:table-column-properties style:column-width="1cm"/>
    </style:style>
    <style:style style:name="表格48.H" style:family="table-column">
      <style:table-column-properties style:column-width="5.004cm"/>
    </style:style>
    <style:style style:name="表格48.I" style:family="table-column">
      <style:table-column-properties style:column-width="3.503cm"/>
    </style:style>
    <style:style style:name="表格48.J" style:family="table-column">
      <style:table-column-properties style:column-width="0.071cm"/>
    </style:style>
    <style:style style:name="表格48.K" style:family="table-column">
      <style:table-column-properties style:column-width="0.041cm"/>
    </style:style>
    <style:style style:name="表格48.L" style:family="table-column">
      <style:table-column-properties style:column-width="0.109cm"/>
    </style:style>
    <style:style style:name="表格48.1" style:family="table-row">
      <style:table-row-properties fo:keep-together="auto"/>
    </style:style>
    <style:style style:name="表格4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8.K1" style:family="table-cell">
      <style:table-cell-properties style:vertical-align="top" fo:padding="0cm" fo:border="none" style:writing-mode="lr-tb"/>
    </style:style>
    <style:style style:name="表格4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9" style:family="table">
      <style:table-properties style:width="18.733cm" table:align="left" style:writing-mode="lr-tb"/>
    </style:style>
    <style:style style:name="表格49.A" style:family="table-column">
      <style:table-column-properties style:column-width="3.002cm"/>
    </style:style>
    <style:style style:name="表格49.B" style:family="table-column">
      <style:table-column-properties style:column-width="2.503cm"/>
    </style:style>
    <style:style style:name="表格49.C" style:family="table-column">
      <style:table-column-properties style:column-width="0.75cm"/>
    </style:style>
    <style:style style:name="表格49.E" style:family="table-column">
      <style:table-column-properties style:column-width="1cm"/>
    </style:style>
    <style:style style:name="表格49.H" style:family="table-column">
      <style:table-column-properties style:column-width="5.004cm"/>
    </style:style>
    <style:style style:name="表格49.I" style:family="table-column">
      <style:table-column-properties style:column-width="3.503cm"/>
    </style:style>
    <style:style style:name="表格49.J" style:family="table-column">
      <style:table-column-properties style:column-width="0.071cm"/>
    </style:style>
    <style:style style:name="表格49.K" style:family="table-column">
      <style:table-column-properties style:column-width="0.041cm"/>
    </style:style>
    <style:style style:name="表格49.L" style:family="table-column">
      <style:table-column-properties style:column-width="0.109cm"/>
    </style:style>
    <style:style style:name="表格49.1" style:family="table-row">
      <style:table-row-properties fo:keep-together="auto"/>
    </style:style>
    <style:style style:name="表格4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9.K1" style:family="table-cell">
      <style:table-cell-properties style:vertical-align="top" fo:padding="0cm" fo:border="none" style:writing-mode="lr-tb"/>
    </style:style>
    <style:style style:name="表格4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0" style:family="table">
      <style:table-properties style:width="18.733cm" table:align="left" style:writing-mode="lr-tb"/>
    </style:style>
    <style:style style:name="表格50.A" style:family="table-column">
      <style:table-column-properties style:column-width="3.002cm"/>
    </style:style>
    <style:style style:name="表格50.B" style:family="table-column">
      <style:table-column-properties style:column-width="2.503cm"/>
    </style:style>
    <style:style style:name="表格50.C" style:family="table-column">
      <style:table-column-properties style:column-width="0.75cm"/>
    </style:style>
    <style:style style:name="表格50.E" style:family="table-column">
      <style:table-column-properties style:column-width="1cm"/>
    </style:style>
    <style:style style:name="表格50.H" style:family="table-column">
      <style:table-column-properties style:column-width="5.004cm"/>
    </style:style>
    <style:style style:name="表格50.I" style:family="table-column">
      <style:table-column-properties style:column-width="3.503cm"/>
    </style:style>
    <style:style style:name="表格50.J" style:family="table-column">
      <style:table-column-properties style:column-width="0.071cm"/>
    </style:style>
    <style:style style:name="表格50.K" style:family="table-column">
      <style:table-column-properties style:column-width="0.041cm"/>
    </style:style>
    <style:style style:name="表格50.L" style:family="table-column">
      <style:table-column-properties style:column-width="0.109cm"/>
    </style:style>
    <style:style style:name="表格50.1" style:family="table-row">
      <style:table-row-properties fo:keep-together="auto"/>
    </style:style>
    <style:style style:name="表格5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0.K1" style:family="table-cell">
      <style:table-cell-properties style:vertical-align="top" fo:padding="0cm" fo:border="none" style:writing-mode="lr-tb"/>
    </style:style>
    <style:style style:name="表格5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1" style:family="table">
      <style:table-properties style:width="18.733cm" table:align="left" style:writing-mode="lr-tb"/>
    </style:style>
    <style:style style:name="表格51.A" style:family="table-column">
      <style:table-column-properties style:column-width="3.002cm"/>
    </style:style>
    <style:style style:name="表格51.B" style:family="table-column">
      <style:table-column-properties style:column-width="2.503cm"/>
    </style:style>
    <style:style style:name="表格51.C" style:family="table-column">
      <style:table-column-properties style:column-width="0.75cm"/>
    </style:style>
    <style:style style:name="表格51.E" style:family="table-column">
      <style:table-column-properties style:column-width="1cm"/>
    </style:style>
    <style:style style:name="表格51.H" style:family="table-column">
      <style:table-column-properties style:column-width="5.004cm"/>
    </style:style>
    <style:style style:name="表格51.I" style:family="table-column">
      <style:table-column-properties style:column-width="3.503cm"/>
    </style:style>
    <style:style style:name="表格51.J" style:family="table-column">
      <style:table-column-properties style:column-width="0.071cm"/>
    </style:style>
    <style:style style:name="表格51.K" style:family="table-column">
      <style:table-column-properties style:column-width="0.041cm"/>
    </style:style>
    <style:style style:name="表格51.L" style:family="table-column">
      <style:table-column-properties style:column-width="0.109cm"/>
    </style:style>
    <style:style style:name="表格51.1" style:family="table-row">
      <style:table-row-properties fo:keep-together="auto"/>
    </style:style>
    <style:style style:name="表格5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1.K1" style:family="table-cell">
      <style:table-cell-properties style:vertical-align="top" fo:padding="0cm" fo:border="none" style:writing-mode="lr-tb"/>
    </style:style>
    <style:style style:name="表格5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" style:family="table">
      <style:table-properties style:width="18.733cm" table:align="left" style:writing-mode="lr-tb"/>
    </style:style>
    <style:style style:name="表格61.A" style:family="table-column">
      <style:table-column-properties style:column-width="3.002cm"/>
    </style:style>
    <style:style style:name="表格61.B" style:family="table-column">
      <style:table-column-properties style:column-width="2.503cm"/>
    </style:style>
    <style:style style:name="表格61.C" style:family="table-column">
      <style:table-column-properties style:column-width="0.75cm"/>
    </style:style>
    <style:style style:name="表格61.E" style:family="table-column">
      <style:table-column-properties style:column-width="1cm"/>
    </style:style>
    <style:style style:name="表格61.H" style:family="table-column">
      <style:table-column-properties style:column-width="5.004cm"/>
    </style:style>
    <style:style style:name="表格61.I" style:family="table-column">
      <style:table-column-properties style:column-width="3.503cm"/>
    </style:style>
    <style:style style:name="表格61.J" style:family="table-column">
      <style:table-column-properties style:column-width="0.071cm"/>
    </style:style>
    <style:style style:name="表格61.K" style:family="table-column">
      <style:table-column-properties style:column-width="0.041cm"/>
    </style:style>
    <style:style style:name="表格61.L" style:family="table-column">
      <style:table-column-properties style:column-width="0.109cm"/>
    </style:style>
    <style:style style:name="表格61.1" style:family="table-row">
      <style:table-row-properties fo:keep-together="auto"/>
    </style:style>
    <style:style style:name="表格6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1.K1" style:family="table-cell">
      <style:table-cell-properties style:vertical-align="top" fo:padding="0cm" fo:border="none" style:writing-mode="lr-tb"/>
    </style:style>
    <style:style style:name="表格6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1.14" style:family="table-row">
      <style:table-row-properties style:min-row-height="0.766cm" fo:keep-together="auto"/>
    </style:style>
    <style:style style:name="表格53" style:family="table">
      <style:table-properties style:width="18.733cm" table:align="left" style:writing-mode="lr-tb"/>
    </style:style>
    <style:style style:name="表格53.A" style:family="table-column">
      <style:table-column-properties style:column-width="3.002cm"/>
    </style:style>
    <style:style style:name="表格53.B" style:family="table-column">
      <style:table-column-properties style:column-width="2.503cm"/>
    </style:style>
    <style:style style:name="表格53.C" style:family="table-column">
      <style:table-column-properties style:column-width="0.75cm"/>
    </style:style>
    <style:style style:name="表格53.E" style:family="table-column">
      <style:table-column-properties style:column-width="1cm"/>
    </style:style>
    <style:style style:name="表格53.H" style:family="table-column">
      <style:table-column-properties style:column-width="5.004cm"/>
    </style:style>
    <style:style style:name="表格53.I" style:family="table-column">
      <style:table-column-properties style:column-width="3.503cm"/>
    </style:style>
    <style:style style:name="表格53.J" style:family="table-column">
      <style:table-column-properties style:column-width="0.071cm"/>
    </style:style>
    <style:style style:name="表格53.K" style:family="table-column">
      <style:table-column-properties style:column-width="0.041cm"/>
    </style:style>
    <style:style style:name="表格53.L" style:family="table-column">
      <style:table-column-properties style:column-width="0.109cm"/>
    </style:style>
    <style:style style:name="表格53.1" style:family="table-row">
      <style:table-row-properties fo:keep-together="auto"/>
    </style:style>
    <style:style style:name="表格5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3.K1" style:family="table-cell">
      <style:table-cell-properties style:vertical-align="top" fo:padding="0cm" fo:border="none" style:writing-mode="lr-tb"/>
    </style:style>
    <style:style style:name="表格5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2" style:family="table">
      <style:table-properties style:width="18.733cm" table:align="left" style:writing-mode="lr-tb"/>
    </style:style>
    <style:style style:name="表格52.A" style:family="table-column">
      <style:table-column-properties style:column-width="3.002cm"/>
    </style:style>
    <style:style style:name="表格52.B" style:family="table-column">
      <style:table-column-properties style:column-width="2.503cm"/>
    </style:style>
    <style:style style:name="表格52.C" style:family="table-column">
      <style:table-column-properties style:column-width="0.75cm"/>
    </style:style>
    <style:style style:name="表格52.E" style:family="table-column">
      <style:table-column-properties style:column-width="1cm"/>
    </style:style>
    <style:style style:name="表格52.H" style:family="table-column">
      <style:table-column-properties style:column-width="5.004cm"/>
    </style:style>
    <style:style style:name="表格52.I" style:family="table-column">
      <style:table-column-properties style:column-width="3.503cm"/>
    </style:style>
    <style:style style:name="表格52.J" style:family="table-column">
      <style:table-column-properties style:column-width="0.071cm"/>
    </style:style>
    <style:style style:name="表格52.K" style:family="table-column">
      <style:table-column-properties style:column-width="0.041cm"/>
    </style:style>
    <style:style style:name="表格52.L" style:family="table-column">
      <style:table-column-properties style:column-width="0.109cm"/>
    </style:style>
    <style:style style:name="表格52.1" style:family="table-row">
      <style:table-row-properties fo:keep-together="auto"/>
    </style:style>
    <style:style style:name="表格5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2.K1" style:family="table-cell">
      <style:table-cell-properties style:vertical-align="top" fo:padding="0cm" fo:border="none" style:writing-mode="lr-tb"/>
    </style:style>
    <style:style style:name="表格5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4" style:family="table">
      <style:table-properties style:width="18.733cm" table:align="left" style:writing-mode="lr-tb"/>
    </style:style>
    <style:style style:name="表格54.A" style:family="table-column">
      <style:table-column-properties style:column-width="3.002cm"/>
    </style:style>
    <style:style style:name="表格54.B" style:family="table-column">
      <style:table-column-properties style:column-width="2.503cm"/>
    </style:style>
    <style:style style:name="表格54.C" style:family="table-column">
      <style:table-column-properties style:column-width="0.75cm"/>
    </style:style>
    <style:style style:name="表格54.E" style:family="table-column">
      <style:table-column-properties style:column-width="1cm"/>
    </style:style>
    <style:style style:name="表格54.H" style:family="table-column">
      <style:table-column-properties style:column-width="5.004cm"/>
    </style:style>
    <style:style style:name="表格54.I" style:family="table-column">
      <style:table-column-properties style:column-width="3.503cm"/>
    </style:style>
    <style:style style:name="表格54.J" style:family="table-column">
      <style:table-column-properties style:column-width="0.071cm"/>
    </style:style>
    <style:style style:name="表格54.K" style:family="table-column">
      <style:table-column-properties style:column-width="0.041cm"/>
    </style:style>
    <style:style style:name="表格54.L" style:family="table-column">
      <style:table-column-properties style:column-width="0.109cm"/>
    </style:style>
    <style:style style:name="表格54.1" style:family="table-row">
      <style:table-row-properties fo:keep-together="auto"/>
    </style:style>
    <style:style style:name="表格5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4.K1" style:family="table-cell">
      <style:table-cell-properties style:vertical-align="top" fo:padding="0cm" fo:border="none" style:writing-mode="lr-tb"/>
    </style:style>
    <style:style style:name="表格5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5" style:family="table">
      <style:table-properties style:width="18.733cm" table:align="left" style:writing-mode="lr-tb"/>
    </style:style>
    <style:style style:name="表格55.A" style:family="table-column">
      <style:table-column-properties style:column-width="3.002cm"/>
    </style:style>
    <style:style style:name="表格55.B" style:family="table-column">
      <style:table-column-properties style:column-width="2.503cm"/>
    </style:style>
    <style:style style:name="表格55.C" style:family="table-column">
      <style:table-column-properties style:column-width="0.75cm"/>
    </style:style>
    <style:style style:name="表格55.E" style:family="table-column">
      <style:table-column-properties style:column-width="1cm"/>
    </style:style>
    <style:style style:name="表格55.H" style:family="table-column">
      <style:table-column-properties style:column-width="5.004cm"/>
    </style:style>
    <style:style style:name="表格55.I" style:family="table-column">
      <style:table-column-properties style:column-width="3.503cm"/>
    </style:style>
    <style:style style:name="表格55.J" style:family="table-column">
      <style:table-column-properties style:column-width="0.071cm"/>
    </style:style>
    <style:style style:name="表格55.K" style:family="table-column">
      <style:table-column-properties style:column-width="0.041cm"/>
    </style:style>
    <style:style style:name="表格55.L" style:family="table-column">
      <style:table-column-properties style:column-width="0.109cm"/>
    </style:style>
    <style:style style:name="表格55.1" style:family="table-row">
      <style:table-row-properties fo:keep-together="auto"/>
    </style:style>
    <style:style style:name="表格5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5.K1" style:family="table-cell">
      <style:table-cell-properties style:vertical-align="top" fo:padding="0cm" fo:border="none" style:writing-mode="lr-tb"/>
    </style:style>
    <style:style style:name="表格5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6" style:family="table">
      <style:table-properties style:width="18.733cm" table:align="left" style:writing-mode="lr-tb"/>
    </style:style>
    <style:style style:name="表格56.A" style:family="table-column">
      <style:table-column-properties style:column-width="3.002cm"/>
    </style:style>
    <style:style style:name="表格56.B" style:family="table-column">
      <style:table-column-properties style:column-width="2.503cm"/>
    </style:style>
    <style:style style:name="表格56.C" style:family="table-column">
      <style:table-column-properties style:column-width="0.75cm"/>
    </style:style>
    <style:style style:name="表格56.E" style:family="table-column">
      <style:table-column-properties style:column-width="1cm"/>
    </style:style>
    <style:style style:name="表格56.H" style:family="table-column">
      <style:table-column-properties style:column-width="5.004cm"/>
    </style:style>
    <style:style style:name="表格56.I" style:family="table-column">
      <style:table-column-properties style:column-width="3.503cm"/>
    </style:style>
    <style:style style:name="表格56.J" style:family="table-column">
      <style:table-column-properties style:column-width="0.071cm"/>
    </style:style>
    <style:style style:name="表格56.K" style:family="table-column">
      <style:table-column-properties style:column-width="0.041cm"/>
    </style:style>
    <style:style style:name="表格56.L" style:family="table-column">
      <style:table-column-properties style:column-width="0.109cm"/>
    </style:style>
    <style:style style:name="表格56.1" style:family="table-row">
      <style:table-row-properties fo:keep-together="auto"/>
    </style:style>
    <style:style style:name="表格5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6.K1" style:family="table-cell">
      <style:table-cell-properties style:vertical-align="top" fo:padding="0cm" fo:border="none" style:writing-mode="lr-tb"/>
    </style:style>
    <style:style style:name="表格5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7" style:family="table">
      <style:table-properties style:width="18.733cm" table:align="left" style:writing-mode="lr-tb"/>
    </style:style>
    <style:style style:name="表格57.A" style:family="table-column">
      <style:table-column-properties style:column-width="3.002cm"/>
    </style:style>
    <style:style style:name="表格57.B" style:family="table-column">
      <style:table-column-properties style:column-width="2.503cm"/>
    </style:style>
    <style:style style:name="表格57.C" style:family="table-column">
      <style:table-column-properties style:column-width="0.75cm"/>
    </style:style>
    <style:style style:name="表格57.E" style:family="table-column">
      <style:table-column-properties style:column-width="1cm"/>
    </style:style>
    <style:style style:name="表格57.H" style:family="table-column">
      <style:table-column-properties style:column-width="5.004cm"/>
    </style:style>
    <style:style style:name="表格57.I" style:family="table-column">
      <style:table-column-properties style:column-width="3.503cm"/>
    </style:style>
    <style:style style:name="表格57.J" style:family="table-column">
      <style:table-column-properties style:column-width="0.071cm"/>
    </style:style>
    <style:style style:name="表格57.K" style:family="table-column">
      <style:table-column-properties style:column-width="0.041cm"/>
    </style:style>
    <style:style style:name="表格57.L" style:family="table-column">
      <style:table-column-properties style:column-width="0.109cm"/>
    </style:style>
    <style:style style:name="表格57.1" style:family="table-row">
      <style:table-row-properties fo:keep-together="auto"/>
    </style:style>
    <style:style style:name="表格5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7.K1" style:family="table-cell">
      <style:table-cell-properties style:vertical-align="top" fo:padding="0cm" fo:border="none" style:writing-mode="lr-tb"/>
    </style:style>
    <style:style style:name="表格5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8" style:family="table">
      <style:table-properties style:width="18.733cm" table:align="left" style:writing-mode="lr-tb"/>
    </style:style>
    <style:style style:name="表格58.A" style:family="table-column">
      <style:table-column-properties style:column-width="3.002cm"/>
    </style:style>
    <style:style style:name="表格58.B" style:family="table-column">
      <style:table-column-properties style:column-width="2.503cm"/>
    </style:style>
    <style:style style:name="表格58.C" style:family="table-column">
      <style:table-column-properties style:column-width="0.75cm"/>
    </style:style>
    <style:style style:name="表格58.E" style:family="table-column">
      <style:table-column-properties style:column-width="1cm"/>
    </style:style>
    <style:style style:name="表格58.H" style:family="table-column">
      <style:table-column-properties style:column-width="5.004cm"/>
    </style:style>
    <style:style style:name="表格58.I" style:family="table-column">
      <style:table-column-properties style:column-width="3.503cm"/>
    </style:style>
    <style:style style:name="表格58.J" style:family="table-column">
      <style:table-column-properties style:column-width="0.071cm"/>
    </style:style>
    <style:style style:name="表格58.K" style:family="table-column">
      <style:table-column-properties style:column-width="0.041cm"/>
    </style:style>
    <style:style style:name="表格58.L" style:family="table-column">
      <style:table-column-properties style:column-width="0.109cm"/>
    </style:style>
    <style:style style:name="表格58.1" style:family="table-row">
      <style:table-row-properties fo:keep-together="auto"/>
    </style:style>
    <style:style style:name="表格5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8.K1" style:family="table-cell">
      <style:table-cell-properties style:vertical-align="top" fo:padding="0cm" fo:border="none" style:writing-mode="lr-tb"/>
    </style:style>
    <style:style style:name="表格5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59" style:family="table">
      <style:table-properties style:width="18.733cm" table:align="left" style:writing-mode="lr-tb"/>
    </style:style>
    <style:style style:name="表格59.A" style:family="table-column">
      <style:table-column-properties style:column-width="3.002cm"/>
    </style:style>
    <style:style style:name="表格59.B" style:family="table-column">
      <style:table-column-properties style:column-width="2.503cm"/>
    </style:style>
    <style:style style:name="表格59.C" style:family="table-column">
      <style:table-column-properties style:column-width="0.75cm"/>
    </style:style>
    <style:style style:name="表格59.E" style:family="table-column">
      <style:table-column-properties style:column-width="1cm"/>
    </style:style>
    <style:style style:name="表格59.H" style:family="table-column">
      <style:table-column-properties style:column-width="5.004cm"/>
    </style:style>
    <style:style style:name="表格59.I" style:family="table-column">
      <style:table-column-properties style:column-width="3.503cm"/>
    </style:style>
    <style:style style:name="表格59.J" style:family="table-column">
      <style:table-column-properties style:column-width="0.071cm"/>
    </style:style>
    <style:style style:name="表格59.K" style:family="table-column">
      <style:table-column-properties style:column-width="0.041cm"/>
    </style:style>
    <style:style style:name="表格59.L" style:family="table-column">
      <style:table-column-properties style:column-width="0.109cm"/>
    </style:style>
    <style:style style:name="表格59.1" style:family="table-row">
      <style:table-row-properties fo:keep-together="auto"/>
    </style:style>
    <style:style style:name="表格5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9.K1" style:family="table-cell">
      <style:table-cell-properties style:vertical-align="top" fo:padding="0cm" fo:border="none" style:writing-mode="lr-tb"/>
    </style:style>
    <style:style style:name="表格5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ba608"/>
    </style:style>
    <style:style style:name="P4" style:family="paragraph" style:parent-style-name="Standard">
      <style:paragraph-properties style:snap-to-layout-grid="false"/>
      <style:text-properties officeooo:paragraph-rsid="003433ee"/>
    </style:style>
    <style:style style:name="P5" style:family="paragraph" style:parent-style-name="Standard">
      <style:paragraph-properties style:snap-to-layout-grid="false"/>
      <style:text-properties officeooo:paragraph-rsid="00432e7c"/>
    </style:style>
    <style:style style:name="P6" style:family="paragraph" style:parent-style-name="Standard">
      <style:paragraph-properties style:snap-to-layout-grid="false"/>
      <style:text-properties officeooo:paragraph-rsid="0050c4e0"/>
    </style:style>
    <style:style style:name="P7" style:family="paragraph" style:parent-style-name="Standard">
      <style:paragraph-properties style:snap-to-layout-grid="false"/>
      <style:text-properties officeooo:paragraph-rsid="0054c2ab"/>
    </style:style>
    <style:style style:name="P8" style:family="paragraph" style:parent-style-name="Standard">
      <style:paragraph-properties style:snap-to-layout-grid="false"/>
      <style:text-properties officeooo:paragraph-rsid="007824f1"/>
    </style:style>
    <style:style style:name="P9" style:family="paragraph" style:parent-style-name="Standard">
      <style:paragraph-properties style:snap-to-layout-grid="false"/>
      <style:text-properties officeooo:paragraph-rsid="00831399"/>
    </style:style>
    <style:style style:name="P10" style:family="paragraph" style:parent-style-name="Standard">
      <style:paragraph-properties style:snap-to-layout-grid="false"/>
      <style:text-properties officeooo:paragraph-rsid="008bf0d2"/>
    </style:style>
    <style:style style:name="P11" style:family="paragraph" style:parent-style-name="Standard">
      <style:paragraph-properties style:snap-to-layout-grid="false"/>
      <style:text-properties officeooo:paragraph-rsid="0090bcd5"/>
    </style:style>
    <style:style style:name="P12" style:family="paragraph" style:parent-style-name="Standard">
      <style:paragraph-properties style:snap-to-layout-grid="false"/>
      <style:text-properties officeooo:paragraph-rsid="022163ce"/>
    </style:style>
    <style:style style:name="P13" style:family="paragraph" style:parent-style-name="Standard">
      <style:paragraph-properties style:snap-to-layout-grid="false"/>
      <style:text-properties officeooo:paragraph-rsid="023e7618"/>
    </style:style>
    <style:style style:name="P14" style:family="paragraph" style:parent-style-name="Standard">
      <style:paragraph-properties style:snap-to-layout-grid="false"/>
      <style:text-properties officeooo:paragraph-rsid="0241dbfe"/>
    </style:style>
    <style:style style:name="P15" style:family="paragraph" style:parent-style-name="Standard">
      <style:text-properties officeooo:paragraph-rsid="001ba608"/>
    </style:style>
    <style:style style:name="P16" style:family="paragraph" style:parent-style-name="Standard">
      <style:text-properties officeooo:paragraph-rsid="003433ee"/>
    </style:style>
    <style:style style:name="P17" style:family="paragraph" style:parent-style-name="Standard">
      <style:text-properties officeooo:paragraph-rsid="00432e7c"/>
    </style:style>
    <style:style style:name="P18" style:family="paragraph" style:parent-style-name="Standard">
      <style:text-properties officeooo:paragraph-rsid="0050c4e0"/>
    </style:style>
    <style:style style:name="P19" style:family="paragraph" style:parent-style-name="Standard">
      <style:text-properties officeooo:paragraph-rsid="0054c2ab"/>
    </style:style>
    <style:style style:name="P20" style:family="paragraph" style:parent-style-name="Standard">
      <style:text-properties officeooo:paragraph-rsid="007824f1"/>
    </style:style>
    <style:style style:name="P21" style:family="paragraph" style:parent-style-name="Standard">
      <style:text-properties officeooo:paragraph-rsid="00831399"/>
    </style:style>
    <style:style style:name="P22" style:family="paragraph" style:parent-style-name="Standard">
      <style:text-properties officeooo:paragraph-rsid="008bf0d2"/>
    </style:style>
    <style:style style:name="P23" style:family="paragraph" style:parent-style-name="Standard">
      <style:text-properties officeooo:paragraph-rsid="0090bcd5"/>
    </style:style>
    <style:style style:name="P24" style:family="paragraph" style:parent-style-name="Standard">
      <style:text-properties officeooo:paragraph-rsid="00a98bfc"/>
    </style:style>
    <style:style style:name="P25" style:family="paragraph" style:parent-style-name="Standard">
      <style:text-properties fo:language="zh" fo:country="TW" officeooo:paragraph-rsid="00a98bfc" style:language-asian="zh" style:country-asian="TW"/>
    </style:style>
    <style:style style:name="P26" style:family="paragraph" style:parent-style-name="Standard">
      <style:text-properties style:font-name="Arial" fo:language="zh" fo:country="TW" officeooo:paragraph-rsid="00a98bfc" style:font-name-asian="標楷體" style:language-asian="zh" style:country-asian="TW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08e5e42" officeooo:paragraph-rsid="010ab926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08e5e42" officeooo:paragraph-rsid="0111728b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08e5e42" officeooo:paragraph-rsid="0119c943" style:font-size-asian="12pt" style:font-name-complex="Arial" style:font-size-complex="12pt"/>
    </style:style>
    <style:style style:name="P33" style:family="paragraph" style:parent-style-name="Standard">
      <style:text-properties style:font-name="Arial" fo:font-size="12pt" officeooo:rsid="008e5e42" officeooo:paragraph-rsid="0120e3f7" style:font-size-asian="12pt" style:font-name-complex="Arial" style:font-size-complex="12pt"/>
    </style:style>
    <style:style style:name="P34" style:family="paragraph" style:parent-style-name="Standard">
      <style:text-properties style:font-name="Arial" fo:font-size="12pt" officeooo:rsid="008e5e42" officeooo:paragraph-rsid="012a84de" style:font-size-asian="12pt" style:font-name-complex="Arial" style:font-size-complex="12pt"/>
    </style:style>
    <style:style style:name="P35" style:family="paragraph" style:parent-style-name="Standard">
      <style:text-properties style:font-name="Arial" fo:font-size="12pt" officeooo:rsid="008e5e42" officeooo:paragraph-rsid="01303c93" style:font-size-asian="12pt" style:font-name-complex="Arial" style:font-size-complex="12pt"/>
    </style:style>
    <style:style style:name="P36" style:family="paragraph" style:parent-style-name="Standard">
      <style:text-properties style:font-name="Arial" fo:font-size="12pt" officeooo:rsid="008e5e42" officeooo:paragraph-rsid="01423350" style:font-size-asian="12pt" style:font-name-complex="Arial" style:font-size-complex="12pt"/>
    </style:style>
    <style:style style:name="P37" style:family="paragraph" style:parent-style-name="Standard">
      <style:text-properties style:font-name="Arial" fo:font-size="12pt" officeooo:rsid="008e5e42" officeooo:paragraph-rsid="0165c1d3" style:font-size-asian="12pt" style:font-name-complex="Arial" style:font-size-complex="12pt"/>
    </style:style>
    <style:style style:name="P38" style:family="paragraph" style:parent-style-name="Standard">
      <style:text-properties style:font-name="Arial" fo:font-size="12pt" officeooo:rsid="008e5e42" officeooo:paragraph-rsid="016bc885" style:font-size-asian="12pt" style:font-name-complex="Arial" style:font-size-complex="12pt"/>
    </style:style>
    <style:style style:name="P39" style:family="paragraph" style:parent-style-name="Standard">
      <style:text-properties style:font-name="Arial" fo:font-size="12pt" officeooo:rsid="008e5e42" officeooo:paragraph-rsid="016fcebf" style:font-size-asian="12pt" style:font-name-complex="Arial" style:font-size-complex="12pt"/>
    </style:style>
    <style:style style:name="P40" style:family="paragraph" style:parent-style-name="Standard">
      <style:text-properties style:font-name="Arial" fo:font-size="12pt" officeooo:rsid="008e5e42" officeooo:paragraph-rsid="017f046f" style:font-size-asian="12pt" style:font-name-complex="Arial" style:font-size-complex="12pt"/>
    </style:style>
    <style:style style:name="P41" style:family="paragraph" style:parent-style-name="Standard">
      <style:text-properties style:font-name="Arial" fo:font-size="12pt" officeooo:rsid="008e5e42" officeooo:paragraph-rsid="018e5d58" style:font-size-asian="12pt" style:font-name-complex="Arial" style:font-size-complex="12pt"/>
    </style:style>
    <style:style style:name="P42" style:family="paragraph" style:parent-style-name="Standard">
      <style:text-properties style:font-name="Arial" fo:font-size="12pt" officeooo:rsid="008e5e42" officeooo:paragraph-rsid="01950d4f" style:font-size-asian="12pt" style:font-name-complex="Arial" style:font-size-complex="12pt"/>
    </style:style>
    <style:style style:name="P43" style:family="paragraph" style:parent-style-name="Standard">
      <style:text-properties style:font-name="Arial" fo:font-size="12pt" officeooo:rsid="008e5e42" officeooo:paragraph-rsid="01a1b798" style:font-size-asian="12pt" style:font-name-complex="Arial" style:font-size-complex="12pt"/>
    </style:style>
    <style:style style:name="P44" style:family="paragraph" style:parent-style-name="Standard">
      <style:text-properties style:font-name="Arial" fo:font-size="12pt" officeooo:rsid="008e5e42" officeooo:paragraph-rsid="01c1da60" style:font-size-asian="12pt" style:font-name-complex="Arial" style:font-size-complex="12pt"/>
    </style:style>
    <style:style style:name="P45" style:family="paragraph" style:parent-style-name="Standard">
      <style:text-properties style:font-name="Arial" fo:font-size="12pt" officeooo:rsid="008e5e42" officeooo:paragraph-rsid="01c686d1" style:font-size-asian="12pt" style:font-name-complex="Arial" style:font-size-complex="12pt"/>
    </style:style>
    <style:style style:name="P46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47" style:family="paragraph" style:parent-style-name="Standard">
      <style:text-properties style:font-name="Arial" fo:font-size="12pt" officeooo:rsid="008e5e42" officeooo:paragraph-rsid="01cda0bb" style:font-size-asian="12pt" style:font-name-complex="Arial" style:font-size-complex="12pt"/>
    </style:style>
    <style:style style:name="P48" style:family="paragraph" style:parent-style-name="Standard">
      <style:text-properties style:font-name="Arial" fo:font-size="12pt" officeooo:rsid="008e5e42" officeooo:paragraph-rsid="01d9f37a" style:font-size-asian="12pt" style:font-name-complex="Arial" style:font-size-complex="12pt"/>
    </style:style>
    <style:style style:name="P49" style:family="paragraph" style:parent-style-name="Standard">
      <style:text-properties style:font-name="Arial" fo:font-size="12pt" officeooo:rsid="008e5e42" officeooo:paragraph-rsid="01ea65ea" style:font-size-asian="12pt" style:font-name-complex="Arial" style:font-size-complex="12pt"/>
    </style:style>
    <style:style style:name="P50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51" style:family="paragraph" style:parent-style-name="Standard">
      <style:text-properties style:font-name="Arial" fo:font-size="12pt" officeooo:rsid="008e5e42" officeooo:paragraph-rsid="01e5fd4f" style:font-size-asian="12pt" style:font-name-complex="Arial" style:font-size-complex="12pt"/>
    </style:style>
    <style:style style:name="P52" style:family="paragraph" style:parent-style-name="Standard">
      <style:text-properties style:font-name="Arial" fo:font-size="12pt" officeooo:rsid="008e5e42" officeooo:paragraph-rsid="01fff215" style:font-size-asian="12pt" style:font-name-complex="Arial" style:font-size-complex="12pt"/>
    </style:style>
    <style:style style:name="P53" style:family="paragraph" style:parent-style-name="Standard">
      <style:text-properties style:font-name="Arial" fo:font-size="12pt" officeooo:rsid="008e5e42" officeooo:paragraph-rsid="02042ffe" style:font-size-asian="12pt" style:font-name-complex="Arial" style:font-size-complex="12pt"/>
    </style:style>
    <style:style style:name="P54" style:family="paragraph" style:parent-style-name="Standard">
      <style:text-properties style:font-name="Arial" fo:font-size="12pt" officeooo:rsid="008e5e42" officeooo:paragraph-rsid="02090c38" style:font-size-asian="12pt" style:font-name-complex="Arial" style:font-size-complex="12pt"/>
    </style:style>
    <style:style style:name="P55" style:family="paragraph" style:parent-style-name="Standard">
      <style:text-properties style:font-name="Arial" fo:font-size="12pt" officeooo:rsid="008e5e42" officeooo:paragraph-rsid="020d1f6e" style:font-size-asian="12pt" style:font-name-complex="Arial" style:font-size-complex="12pt"/>
    </style:style>
    <style:style style:name="P56" style:family="paragraph" style:parent-style-name="Standard">
      <style:text-properties style:font-name="Arial" fo:font-size="12pt" officeooo:rsid="008e5e42" officeooo:paragraph-rsid="0218dd46" style:font-size-asian="12pt" style:font-name-complex="Arial" style:font-size-complex="12pt"/>
    </style:style>
    <style:style style:name="P57" style:family="paragraph" style:parent-style-name="Standard">
      <style:text-properties style:font-name="Arial" fo:font-size="12pt" officeooo:rsid="008e5e42" officeooo:paragraph-rsid="0223dbea" style:font-size-asian="12pt" style:font-name-complex="Arial" style:font-size-complex="12pt"/>
    </style:style>
    <style:style style:name="P58" style:family="paragraph" style:parent-style-name="Standard">
      <style:text-properties style:font-name="Arial" fo:font-size="12pt" officeooo:rsid="008e5e42" officeooo:paragraph-rsid="022912ab" style:font-size-asian="12pt" style:font-name-complex="Arial" style:font-size-complex="12pt"/>
    </style:style>
    <style:style style:name="P59" style:family="paragraph" style:parent-style-name="Standard">
      <style:text-properties style:font-name="Arial" fo:font-size="12pt" officeooo:rsid="008e5e42" officeooo:paragraph-rsid="022fb075" style:font-size-asian="12pt" style:font-name-complex="Arial" style:font-size-complex="12pt"/>
    </style:style>
    <style:style style:name="P60" style:family="paragraph" style:parent-style-name="Standard">
      <style:text-properties style:font-name="Arial" fo:font-size="12pt" officeooo:rsid="008e5e42" officeooo:paragraph-rsid="0233c552" style:font-size-asian="12pt" style:font-name-complex="Arial" style:font-size-complex="12pt"/>
    </style:style>
    <style:style style:name="P61" style:family="paragraph" style:parent-style-name="Standard">
      <style:text-properties style:font-name="Arial" fo:font-size="12pt" officeooo:rsid="008e5e42" officeooo:paragraph-rsid="0253837b" style:font-size-asian="12pt" style:font-name-complex="Arial" style:font-size-complex="12pt"/>
    </style:style>
    <style:style style:name="P62" style:family="paragraph" style:parent-style-name="Standard">
      <style:text-properties style:font-name="Arial" fo:font-size="12pt" officeooo:rsid="008e5e42" officeooo:paragraph-rsid="02616e11" style:font-size-asian="12pt" style:font-name-complex="Arial" style:font-size-complex="12pt"/>
    </style:style>
    <style:style style:name="P63" style:family="paragraph" style:parent-style-name="Standard">
      <style:text-properties style:font-name="Arial" fo:font-size="12pt" officeooo:rsid="010ab926" officeooo:paragraph-rsid="0241dbfe" style:font-size-asian="12pt" style:font-name-complex="Arial" style:font-size-complex="12pt"/>
    </style:style>
    <style:style style:name="P64" style:family="paragraph" style:parent-style-name="Standard">
      <style:text-properties style:font-name="Arial" fo:font-size="12pt" officeooo:rsid="0263693a" officeooo:paragraph-rsid="0263693a" style:font-size-asian="12pt" style:language-asian="zh" style:country-asian="TW" style:font-name-complex="Arial" style:font-size-complex="12pt"/>
    </style:style>
    <style:style style:name="P65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0a98bfc"/>
    </style:style>
    <style:style style:name="P66" style:family="paragraph" style:parent-style-name="Standard">
      <style:text-properties fo:font-weight="bold" style:font-weight-asian="bold"/>
    </style:style>
    <style:style style:name="P6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text-properties officeooo:paragraph-rsid="00cf6c40"/>
    </style:style>
    <style:style style:name="P70" style:family="paragraph" style:parent-style-name="Standard">
      <style:text-properties officeooo:paragraph-rsid="00e02383"/>
    </style:style>
    <style:style style:name="P71" style:family="paragraph" style:parent-style-name="Standard">
      <style:text-properties style:font-name="Bitstream Vera Sans Mono1" fo:font-size="9pt" fo:language="en" fo:country="US" officeooo:rsid="015c4d85" officeooo:paragraph-rsid="015c4d85" style:font-name-asian="Bitstream Vera Sans Mono1" style:font-size-asian="9pt" style:font-name-complex="Bitstream Vera Sans Mono" style:font-size-complex="9pt"/>
    </style:style>
    <style:style style:name="P72" style:family="paragraph" style:parent-style-name="Standard">
      <style:text-properties officeooo:rsid="01c08339" officeooo:paragraph-rsid="01c08339"/>
    </style:style>
    <style:style style:name="P73" style:family="paragraph" style:parent-style-name="Standard">
      <style:text-properties officeooo:rsid="010ab926" officeooo:paragraph-rsid="01c08339"/>
    </style:style>
    <style:style style:name="P74" style:family="paragraph" style:parent-style-name="Standard">
      <style:paragraph-properties fo:margin-left="0.423cm" fo:margin-right="0cm" fo:text-indent="0cm" style:auto-text-indent="false"/>
    </style:style>
    <style:style style:name="P75" style:family="paragraph" style:parent-style-name="Standard">
      <style:paragraph-properties fo:margin-left="0.423cm" fo:margin-right="0cm" fo:text-indent="0cm" style:auto-text-indent="false"/>
      <style:text-properties style:font-name="Bitstream Vera Sans Mono" fo:font-size="9pt" style:font-size-asian="9pt" style:font-name-complex="Bitstream Vera Sans Mono" style:font-size-complex="9pt"/>
    </style:style>
    <style:style style:name="P76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77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新細明體"/>
    </style:style>
    <style:style style:name="P78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79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80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81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82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83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 style:font-weight-complex="bold"/>
    </style:style>
    <style:style style:name="P84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 style:font-weight-complex="bold"/>
    </style:style>
    <style:style style:name="P85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86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87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 style:font-weight-complex="bold"/>
    </style:style>
    <style:style style:name="P8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8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9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9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92" style:family="paragraph" style:parent-style-name="Table_20_Contents">
      <style:text-properties style:font-name="Bitstream Vera Sans Mono" fo:font-weight="bold" officeooo:paragraph-rsid="001ba608" style:font-weight-asian="bold" style:font-name-complex="Bitstream Vera Sans Mono"/>
    </style:style>
    <style:style style:name="P93" style:family="paragraph" style:parent-style-name="Table_20_Contents">
      <style:text-properties style:font-name="Bitstream Vera Sans Mono" fo:font-weight="bold" officeooo:paragraph-rsid="003433ee" style:font-weight-asian="bold" style:font-name-complex="Bitstream Vera Sans Mono"/>
    </style:style>
    <style:style style:name="P94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95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96" style:family="paragraph" style:parent-style-name="Table_20_Contents">
      <style:text-properties style:font-name="Bitstream Vera Sans Mono" fo:font-weight="bold" officeooo:paragraph-rsid="0054c2ab" style:font-weight-asian="bold" style:font-name-complex="Bitstream Vera Sans Mono"/>
    </style:style>
    <style:style style:name="P97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9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9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10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101" style:family="paragraph" style:parent-style-name="Table_20_Contents">
      <style:text-properties style:font-name="Bitstream Vera Sans Mono" style:font-name-complex="Bitstream Vera Sans Mono"/>
    </style:style>
    <style:style style:name="P102" style:family="paragraph" style:parent-style-name="Table_20_Contents">
      <style:text-properties style:font-name="Bitstream Vera Sans Mono" officeooo:paragraph-rsid="001ba608" style:font-name-complex="Bitstream Vera Sans Mono"/>
    </style:style>
    <style:style style:name="P103" style:family="paragraph" style:parent-style-name="Table_20_Contents">
      <style:text-properties style:font-name="Bitstream Vera Sans Mono" officeooo:paragraph-rsid="003433ee" style:font-name-complex="Bitstream Vera Sans Mono"/>
    </style:style>
    <style:style style:name="P104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105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106" style:family="paragraph" style:parent-style-name="Table_20_Contents">
      <style:text-properties style:font-name="Bitstream Vera Sans Mono" officeooo:paragraph-rsid="0054c2ab" style:font-name-complex="Bitstream Vera Sans Mono"/>
    </style:style>
    <style:style style:name="P107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108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109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110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11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11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113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114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115" style:family="paragraph" style:parent-style-name="Table_20_Contents">
      <style:text-properties style:font-name="Bitstream Vera Sans Mono" fo:font-size="11pt" officeooo:rsid="02616e11" officeooo:paragraph-rsid="02616e11" style:font-size-asian="11pt" style:font-name-complex="Bitstream Vera Sans Mono" style:font-size-complex="11pt"/>
    </style:style>
    <style:style style:name="P116" style:family="paragraph" style:parent-style-name="Table_20_Contents">
      <style:text-properties style:font-name="Bitstream Vera Sans Mono" fo:font-size="11pt" officeooo:paragraph-rsid="02616e11" style:font-size-asian="11pt" style:font-name-complex="Bitstream Vera Sans Mono" style:font-size-complex="11pt"/>
    </style:style>
    <style:style style:name="P11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119" style:family="paragraph" style:parent-style-name="Table_20_Contents">
      <style:paragraph-properties style:snap-to-layout-grid="false"/>
      <style:text-properties style:font-name="Bitstream Vera Sans Mono" fo:font-size="11pt" officeooo:rsid="02620448" officeooo:paragraph-rsid="02620448" style:font-name-asian="Bitstream Vera Sans Mono1" style:font-size-asian="11pt" style:font-name-complex="Bitstream Vera Sans Mono" style:font-size-complex="11pt"/>
    </style:style>
    <style:style style:name="P120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121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rsid="00316459" officeooo:paragraph-rsid="00316459" style:font-size-asian="9pt" style:font-name-complex="Bitstream Vera Sans Mono" style:font-size-complex="9pt"/>
    </style:style>
    <style:style style:name="P123" style:family="paragraph" style:parent-style-name="Table_20_Contents">
      <style:paragraph-properties style:snap-to-layout-grid="false"/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rsid="02616e11" officeooo:paragraph-rsid="02616e1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021259c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paragraph-rsid="002311e0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paragraph-rsid="0025a9b3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paragraph-rsid="002679d9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paragraph-rsid="002f7c13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paragraph-rsid="003433ee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paragraph-rsid="00369bbb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paragraph-rsid="00397b67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text-properties style:font-name="Bitstream Vera Sans Mono" fo:font-size="9pt" officeooo:paragraph-rsid="003ad082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text-properties style:font-name="Bitstream Vera Sans Mono" fo:font-size="9pt" officeooo:paragraph-rsid="0054c2ab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text-properties style:font-name="Bitstream Vera Sans Mono" fo:font-size="9pt" officeooo:paragraph-rsid="00736f11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57" style:family="paragraph" style:parent-style-name="Table_20_Contents">
      <style:text-properties style:font-name="Bitstream Vera Sans Mono" officeooo:paragraph-rsid="001ba608" style:language-asian="zh" style:country-asian="TW" style:font-name-complex="Bitstream Vera Sans Mono"/>
    </style:style>
    <style:style style:name="P158" style:family="paragraph" style:parent-style-name="Table_20_Contents">
      <style:text-properties style:font-name="Bitstream Vera Sans Mono" officeooo:paragraph-rsid="003433ee" style:language-asian="zh" style:country-asian="TW" style:font-name-complex="Bitstream Vera Sans Mono"/>
    </style:style>
    <style:style style:name="P159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60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61" style:family="paragraph" style:parent-style-name="Table_20_Contents">
      <style:text-properties style:font-name="Bitstream Vera Sans Mono" officeooo:paragraph-rsid="0054c2ab" style:language-asian="zh" style:country-asian="TW" style:font-name-complex="Bitstream Vera Sans Mono"/>
    </style:style>
    <style:style style:name="P162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63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64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65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66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67" style:family="paragraph" style:parent-style-name="Table_20_Contents">
      <style:text-properties fo:color="#800000" style:font-name="Bitstream Vera Sans Mono" fo:font-weight="bold" officeooo:paragraph-rsid="001ba608" style:font-weight-asian="bold" style:font-name-complex="Bitstream Vera Sans Mono" style:font-weight-complex="bold"/>
    </style:style>
    <style:style style:name="P168" style:family="paragraph" style:parent-style-name="Table_20_Contents">
      <style:text-properties fo:color="#800000" style:font-name="Bitstream Vera Sans Mono" fo:font-weight="bold" officeooo:paragraph-rsid="003433ee" style:font-weight-asian="bold" style:font-name-complex="Bitstream Vera Sans Mono" style:font-weight-complex="bold"/>
    </style:style>
    <style:style style:name="P169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70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71" style:family="paragraph" style:parent-style-name="Table_20_Contents">
      <style:text-properties fo:color="#800000" style:font-name="Bitstream Vera Sans Mono" fo:font-weight="bold" officeooo:paragraph-rsid="0054c2ab" style:font-weight-asian="bold" style:font-name-complex="Bitstream Vera Sans Mono" style:font-weight-complex="bold"/>
    </style:style>
    <style:style style:name="P172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73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74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75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76" style:family="paragraph" style:parent-style-name="Table_20_Contents">
      <style:paragraph-properties style:snap-to-layout-grid="false"/>
    </style:style>
    <style:style style:name="P177" style:family="paragraph" style:parent-style-name="Table_20_Contents">
      <style:paragraph-properties style:snap-to-layout-grid="false"/>
      <style:text-properties officeooo:paragraph-rsid="001ba608"/>
    </style:style>
    <style:style style:name="P178" style:family="paragraph" style:parent-style-name="Table_20_Contents">
      <style:paragraph-properties style:snap-to-layout-grid="false"/>
      <style:text-properties officeooo:paragraph-rsid="003433ee"/>
    </style:style>
    <style:style style:name="P179" style:family="paragraph" style:parent-style-name="Table_20_Contents">
      <style:paragraph-properties style:snap-to-layout-grid="false"/>
      <style:text-properties officeooo:paragraph-rsid="00432e7c"/>
    </style:style>
    <style:style style:name="P180" style:family="paragraph" style:parent-style-name="Table_20_Contents">
      <style:paragraph-properties style:snap-to-layout-grid="false"/>
      <style:text-properties officeooo:paragraph-rsid="0050c4e0"/>
    </style:style>
    <style:style style:name="P181" style:family="paragraph" style:parent-style-name="Table_20_Contents">
      <style:paragraph-properties style:snap-to-layout-grid="false"/>
      <style:text-properties officeooo:paragraph-rsid="0054c2ab"/>
    </style:style>
    <style:style style:name="P182" style:family="paragraph" style:parent-style-name="Table_20_Contents">
      <style:paragraph-properties style:snap-to-layout-grid="false"/>
      <style:text-properties officeooo:paragraph-rsid="007824f1"/>
    </style:style>
    <style:style style:name="P183" style:family="paragraph" style:parent-style-name="Table_20_Contents">
      <style:paragraph-properties style:snap-to-layout-grid="false"/>
      <style:text-properties officeooo:paragraph-rsid="00831399"/>
    </style:style>
    <style:style style:name="P184" style:family="paragraph" style:parent-style-name="Table_20_Contents">
      <style:paragraph-properties style:snap-to-layout-grid="false"/>
      <style:text-properties officeooo:paragraph-rsid="008bf0d2"/>
    </style:style>
    <style:style style:name="P185" style:family="paragraph" style:parent-style-name="Table_20_Contents">
      <style:paragraph-properties style:snap-to-layout-grid="false"/>
      <style:text-properties officeooo:paragraph-rsid="0090bcd5"/>
    </style:style>
    <style:style style:name="P186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8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9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9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9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9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9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9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paragraph-rsid="003f4490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ba608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3433ee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21259c" officeooo:paragraph-rsid="0021259c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2311e0" officeooo:paragraph-rsid="002311e0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text-properties style:font-name="Bitstream Vera Sans Mono1" fo:font-size="9pt" officeooo:rsid="002311e0" officeooo:paragraph-rsid="003433ee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02679d9" officeooo:paragraph-rsid="002679d9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2b4ad6" officeooo:paragraph-rsid="002b4ad6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2e0a23" officeooo:paragraph-rsid="002e0a23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2e0a23" officeooo:paragraph-rsid="003433ee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2f7c13" officeooo:paragraph-rsid="002f7c13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2f7c13" officeooo:paragraph-rsid="003433ee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35be2a" officeooo:paragraph-rsid="0035be2a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369bbb" officeooo:paragraph-rsid="00369bbb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369bbb" officeooo:paragraph-rsid="0054c2ab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379054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4c2ab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text-properties style:font-name="Bitstream Vera Sans Mono1" fo:font-size="9pt" officeooo:rsid="00397b67" officeooo:paragraph-rsid="00397b67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03ad082" officeooo:paragraph-rsid="003ad082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03f4490" officeooo:paragraph-rsid="003f4490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7f046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18e5d58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53837b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07177fa" officeooo:paragraph-rsid="007177fa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08a0662" officeooo:paragraph-rsid="0253837b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08a2234" officeooo:paragraph-rsid="0253837b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d4e053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2a84de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303c93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423350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950d4f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cda0bb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11158bd" officeooo:paragraph-rsid="0111728b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3c828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113c828" officeooo:paragraph-rsid="0119c943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1d503d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6fcebf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7f046f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8e5d58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686d1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cda0bb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d9f37a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1e5fd4f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11d503d" officeooo:paragraph-rsid="0253837b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text-properties style:font-name="Bitstream Vera Sans Mono1" fo:font-size="9pt" officeooo:rsid="011d503d" officeooo:paragraph-rsid="0120e3f7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text-properties style:font-name="Bitstream Vera Sans Mono1" fo:font-size="9pt" officeooo:rsid="011d503d" officeooo:paragraph-rsid="012a84de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text-properties style:font-name="Bitstream Vera Sans Mono1" fo:font-size="9pt" officeooo:rsid="011d503d" officeooo:paragraph-rsid="01303c93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11d503d" officeooo:paragraph-rsid="01423350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11d503d" officeooo:paragraph-rsid="01950d4f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text-properties style:font-name="Bitstream Vera Sans Mono1" fo:font-size="9pt" officeooo:rsid="011e6218" officeooo:paragraph-rsid="011e6218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11f49a1" officeooo:paragraph-rsid="011f49a1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1272bf7" officeooo:paragraph-rsid="01272bf7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29c578" officeooo:paragraph-rsid="0129c578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12d4acd" officeooo:paragraph-rsid="012d4acd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136d469" officeooo:paragraph-rsid="0136d469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text-properties style:font-name="Bitstream Vera Sans Mono1" fo:font-size="9pt" officeooo:rsid="013987a1" officeooo:paragraph-rsid="013987a1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13987a1" officeooo:paragraph-rsid="01950d4f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423350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text-properties style:font-name="Bitstream Vera Sans Mono1" fo:font-size="9pt" officeooo:rsid="013bb9e2" officeooo:paragraph-rsid="013bb9e2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font-name="Bitstream Vera Sans Mono1" fo:font-size="9pt" officeooo:rsid="013bb9e2" officeooo:paragraph-rsid="01950d4f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font-name="Bitstream Vera Sans Mono1" fo:font-size="9pt" officeooo:rsid="013ed8c9" officeooo:paragraph-rsid="013ed8c9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text-properties style:font-name="Bitstream Vera Sans Mono1" fo:font-size="9pt" officeooo:rsid="013ed8c9" officeooo:paragraph-rsid="01423350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text-properties style:font-name="Bitstream Vera Sans Mono1" fo:font-size="9pt" officeooo:rsid="013ed8c9" officeooo:paragraph-rsid="01950d4f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418691" style:font-name-asian="Bitstream Vera Sans Mono1" style:font-size-asian="9pt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409" style:family="paragraph" style:parent-style-name="Table_20_Contents"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411" style:family="paragraph" style:parent-style-name="Table_20_Contents">
      <style:text-properties style:font-name="Bitstream Vera Sans Mono1" fo:font-size="9pt" officeooo:rsid="01430f0d" officeooo:paragraph-rsid="016bc885" style:font-name-asian="Bitstream Vera Sans Mono1" style:font-size-asian="9pt" style:font-name-complex="Bitstream Vera Sans Mono" style:font-size-complex="9pt"/>
    </style:style>
    <style:style style:name="P412" style:family="paragraph" style:parent-style-name="Table_20_Contents">
      <style:text-properties style:font-name="Bitstream Vera Sans Mono1" fo:font-size="9pt" officeooo:rsid="0143e4b5" officeooo:paragraph-rsid="0143e4b5" style:font-name-asian="Bitstream Vera Sans Mono1" style:font-size-asian="9pt" style:font-name-complex="Bitstream Vera Sans Mono" style:font-size-complex="9pt"/>
    </style:style>
    <style:style style:name="P413" style:family="paragraph" style:parent-style-name="Table_20_Contents">
      <style:text-properties style:font-name="Bitstream Vera Sans Mono1" fo:font-size="9pt" officeooo:rsid="0143e4b5" officeooo:paragraph-rsid="016bc885" style:font-name-asian="Bitstream Vera Sans Mono1" style:font-size-asian="9pt" style:font-name-complex="Bitstream Vera Sans Mono" style:font-size-complex="9pt"/>
    </style:style>
    <style:style style:name="P414" style:family="paragraph" style:parent-style-name="Table_20_Contents"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415" style:family="paragraph" style:parent-style-name="Table_20_Contents">
      <style:text-properties style:font-name="Bitstream Vera Sans Mono1" fo:font-size="9pt" officeooo:rsid="0145cadd" officeooo:paragraph-rsid="0145cadd" style:font-name-asian="Bitstream Vera Sans Mono1" style:font-size-asian="9pt" style:font-name-complex="Bitstream Vera Sans Mono" style:font-size-complex="9pt"/>
    </style:style>
    <style:style style:name="P416" style:family="paragraph" style:parent-style-name="Table_20_Contents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417" style:family="paragraph" style:parent-style-name="Table_20_Contents">
      <style:text-properties style:font-name="Bitstream Vera Sans Mono1" fo:font-size="9pt" officeooo:rsid="0148a0e6" officeooo:paragraph-rsid="0148a0e6" style:font-name-asian="Bitstream Vera Sans Mono1" style:font-size-asian="9pt" style:font-name-complex="Bitstream Vera Sans Mono" style:font-size-complex="9pt"/>
    </style:style>
    <style:style style:name="P418" style:family="paragraph" style:parent-style-name="Table_20_Contents">
      <style:text-properties style:font-name="Bitstream Vera Sans Mono1" fo:font-size="9pt" officeooo:rsid="0148f9f7" officeooo:paragraph-rsid="0148f9f7" style:font-name-asian="Bitstream Vera Sans Mono1" style:font-size-asian="9pt" style:font-name-complex="Bitstream Vera Sans Mono" style:font-size-complex="9pt"/>
    </style:style>
    <style:style style:name="P419" style:family="paragraph" style:parent-style-name="Table_20_Contents">
      <style:text-properties style:font-name="Bitstream Vera Sans Mono1" fo:font-size="9pt" officeooo:rsid="0148f9f7" officeooo:paragraph-rsid="0253837b" style:font-name-asian="Bitstream Vera Sans Mono1" style:font-size-asian="9pt" style:font-name-complex="Bitstream Vera Sans Mono" style:font-size-complex="9pt"/>
    </style:style>
    <style:style style:name="P420" style:family="paragraph" style:parent-style-name="Table_20_Contents">
      <style:text-properties style:font-name="Bitstream Vera Sans Mono1" fo:font-size="9pt" officeooo:rsid="014ae003" officeooo:paragraph-rsid="014ae003" style:font-name-asian="Bitstream Vera Sans Mono1" style:font-size-asian="9pt" style:font-name-complex="Bitstream Vera Sans Mono" style:font-size-complex="9pt"/>
    </style:style>
    <style:style style:name="P421" style:family="paragraph" style:parent-style-name="Table_20_Contents">
      <style:text-properties style:font-name="Bitstream Vera Sans Mono1" fo:font-size="9pt" officeooo:rsid="014ae003" officeooo:paragraph-rsid="0253837b" style:font-name-asian="Bitstream Vera Sans Mono1" style:font-size-asian="9pt" style:font-name-complex="Bitstream Vera Sans Mono" style:font-size-complex="9pt"/>
    </style:style>
    <style:style style:name="P422" style:family="paragraph" style:parent-style-name="Table_20_Contents">
      <style:text-properties style:font-name="Bitstream Vera Sans Mono1" fo:font-size="9pt" officeooo:rsid="014d2f45" officeooo:paragraph-rsid="014d2f45" style:font-name-asian="Bitstream Vera Sans Mono1" style:font-size-asian="9pt" style:font-name-complex="Bitstream Vera Sans Mono" style:font-size-complex="9pt"/>
    </style:style>
    <style:style style:name="P423" style:family="paragraph" style:parent-style-name="Table_20_Contents">
      <style:text-properties style:font-name="Bitstream Vera Sans Mono1" fo:font-size="9pt" officeooo:rsid="01515a6b" officeooo:paragraph-rsid="01515a6b" style:font-name-asian="Bitstream Vera Sans Mono1" style:font-size-asian="9pt" style:font-name-complex="Bitstream Vera Sans Mono" style:font-size-complex="9pt"/>
    </style:style>
    <style:style style:name="P424" style:family="paragraph" style:parent-style-name="Table_20_Contents">
      <style:text-properties style:font-name="Bitstream Vera Sans Mono1" fo:font-size="9pt" officeooo:rsid="0151bad4" officeooo:paragraph-rsid="0151bad4" style:font-name-asian="Bitstream Vera Sans Mono1" style:font-size-asian="9pt" style:font-name-complex="Bitstream Vera Sans Mono" style:font-size-complex="9pt"/>
    </style:style>
    <style:style style:name="P425" style:family="paragraph" style:parent-style-name="Table_20_Contents"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152dd20" officeooo:paragraph-rsid="0152dd20" style:font-name-asian="Bitstream Vera Sans Mono1" style:font-size-asian="9pt" style:font-name-complex="Bitstream Vera Sans Mono" style:font-size-complex="9pt"/>
    </style:style>
    <style:style style:name="P427" style:family="paragraph" style:parent-style-name="Table_20_Contents">
      <style:text-properties style:font-name="Bitstream Vera Sans Mono1" fo:font-size="9pt" officeooo:rsid="01530c27" officeooo:paragraph-rsid="01530c27" style:font-name-asian="Bitstream Vera Sans Mono1" style:font-size-asian="9pt" style:font-name-complex="Bitstream Vera Sans Mono" style:font-size-complex="9pt"/>
    </style:style>
    <style:style style:name="P428" style:family="paragraph" style:parent-style-name="Table_20_Contents"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1542560" officeooo:paragraph-rsid="01542560" style:font-name-asian="Bitstream Vera Sans Mono1" style:font-size-asian="9pt" style:font-name-complex="Bitstream Vera Sans Mono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156cc87" officeooo:paragraph-rsid="0156cc87" style:font-name-asian="Bitstream Vera Sans Mono1" style:font-size-asian="9pt" style:font-name-complex="Bitstream Vera Sans Mono" style:font-size-complex="9pt"/>
    </style:style>
    <style:style style:name="P431" style:family="paragraph" style:parent-style-name="Table_20_Contents">
      <style:text-properties style:font-name="Bitstream Vera Sans Mono1" fo:font-size="9pt" officeooo:rsid="01582a2d" officeooo:paragraph-rsid="01582a2d" style:font-name-asian="Bitstream Vera Sans Mono1" style:font-size-asian="9pt" style:font-name-complex="Bitstream Vera Sans Mono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15a6da8" officeooo:paragraph-rsid="015a6da8" style:font-name-asian="Bitstream Vera Sans Mono1" style:font-size-asian="9pt" style:font-name-complex="Bitstream Vera Sans Mono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15dcb41" officeooo:paragraph-rsid="015dcb41" style:font-name-asian="Bitstream Vera Sans Mono1" style:font-size-asian="9pt" style:font-name-complex="Bitstream Vera Sans Mono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rsid="015e94e7" officeooo:paragraph-rsid="015e94e7" style:font-name-asian="Bitstream Vera Sans Mono1" style:font-size-asian="9pt" style:font-name-complex="Bitstream Vera Sans Mono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15ecd9e" officeooo:paragraph-rsid="015ecd9e" style:font-name-asian="Bitstream Vera Sans Mono1" style:font-size-asian="9pt" style:font-name-complex="Bitstream Vera Sans Mono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1744870" style:font-name-asian="Bitstream Vera Sans Mono1" style:font-size-asian="9pt" style:font-name-complex="Bitstream Vera Sans Mono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1744870" officeooo:paragraph-rsid="0253837b" style:font-name-asian="Bitstream Vera Sans Mono1" style:font-size-asian="9pt" style:font-name-complex="Bitstream Vera Sans Mono" style:font-size-complex="9pt"/>
    </style:style>
    <style:style style:name="P440" style:family="paragraph" style:parent-style-name="Table_20_Contents"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441" style:family="paragraph" style:parent-style-name="Table_20_Contents"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442" style:family="paragraph" style:parent-style-name="Table_20_Contents"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font-name-complex="Bitstream Vera Sans Mono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font-name-complex="Bitstream Vera Sans Mono" style:font-size-complex="9pt"/>
    </style:style>
    <style:style style:name="P445" style:family="paragraph" style:parent-style-name="Table_20_Contents">
      <style:text-properties style:font-name="Bitstream Vera Sans Mono1" fo:font-size="9pt" officeooo:rsid="017c66fd" officeooo:paragraph-rsid="017c66fd" style:font-name-asian="Bitstream Vera Sans Mono1" style:font-size-asian="9pt" style:font-name-complex="Bitstream Vera Sans Mono" style:font-size-complex="9pt"/>
    </style:style>
    <style:style style:name="P446" style:family="paragraph" style:parent-style-name="Table_20_Contents">
      <style:text-properties style:font-name="Bitstream Vera Sans Mono1" fo:font-size="9pt" officeooo:rsid="017c9497" officeooo:paragraph-rsid="017c9497" style:font-name-asian="Bitstream Vera Sans Mono1" style:font-size-asian="9pt" style:font-name-complex="Bitstream Vera Sans Mono" style:font-size-complex="9pt"/>
    </style:style>
    <style:style style:name="P447" style:family="paragraph" style:parent-style-name="Table_20_Contents">
      <style:text-properties style:font-name="Bitstream Vera Sans Mono1" fo:font-size="9pt" officeooo:rsid="017c9497" officeooo:paragraph-rsid="0253837b" style:font-name-asian="Bitstream Vera Sans Mono1" style:font-size-asian="9pt" style:font-name-complex="Bitstream Vera Sans Mono" style:font-size-complex="9pt"/>
    </style:style>
    <style:style style:name="P448" style:family="paragraph" style:parent-style-name="Table_20_Contents">
      <style:text-properties style:font-name="Bitstream Vera Sans Mono1" fo:font-size="9pt" officeooo:rsid="017cabd0" officeooo:paragraph-rsid="017cabd0" style:font-name-asian="Bitstream Vera Sans Mono1" style:font-size-asian="9pt" style:font-name-complex="Bitstream Vera Sans Mono" style:font-size-complex="9pt"/>
    </style:style>
    <style:style style:name="P449" style:family="paragraph" style:parent-style-name="Table_20_Contents">
      <style:text-properties style:font-name="Bitstream Vera Sans Mono1" fo:font-size="9pt" officeooo:rsid="017cabd0" officeooo:paragraph-rsid="0253837b" style:font-name-asian="Bitstream Vera Sans Mono1" style:font-size-asian="9pt" style:font-name-complex="Bitstream Vera Sans Mono" style:font-size-complex="9pt"/>
    </style:style>
    <style:style style:name="P450" style:family="paragraph" style:parent-style-name="Table_20_Contents">
      <style:text-properties style:font-name="Bitstream Vera Sans Mono1" fo:font-size="9pt" officeooo:rsid="017cabd0" officeooo:paragraph-rsid="02572f0d" style:font-name-asian="Bitstream Vera Sans Mono1" style:font-size-asian="9pt" style:font-name-complex="Bitstream Vera Sans Mono" style:font-size-complex="9pt"/>
    </style:style>
    <style:style style:name="P451" style:family="paragraph" style:parent-style-name="Table_20_Contents"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452" style:family="paragraph" style:parent-style-name="Table_20_Contents"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454" style:family="paragraph" style:parent-style-name="Table_20_Contents">
      <style:text-properties style:font-name="Bitstream Vera Sans Mono1" fo:font-size="9pt" officeooo:rsid="01831d6a" officeooo:paragraph-rsid="01831d6a" style:font-name-asian="Bitstream Vera Sans Mono1" style:font-size-asian="9pt" style:font-name-complex="Bitstream Vera Sans Mono" style:font-size-complex="9pt"/>
    </style:style>
    <style:style style:name="P455" style:family="paragraph" style:parent-style-name="Table_20_Contents">
      <style:text-properties style:font-name="Bitstream Vera Sans Mono1" fo:font-size="9pt" officeooo:rsid="0186917b" officeooo:paragraph-rsid="0186917b" style:font-name-asian="Bitstream Vera Sans Mono1" style:font-size-asian="9pt" style:font-name-complex="Bitstream Vera Sans Mono" style:font-size-complex="9pt"/>
    </style:style>
    <style:style style:name="P456" style:family="paragraph" style:parent-style-name="Table_20_Contents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19b0fe9" officeooo:paragraph-rsid="019b0fe9" style:font-name-asian="Bitstream Vera Sans Mono1" style:font-size-asian="9pt" style:font-name-complex="Bitstream Vera Sans Mono" style:font-size-complex="9pt"/>
    </style:style>
    <style:style style:name="P459" style:family="paragraph" style:parent-style-name="Table_20_Contents">
      <style:text-properties style:font-name="Bitstream Vera Sans Mono1" fo:font-size="9pt" officeooo:rsid="01af5ddd" officeooo:paragraph-rsid="01af5ddd" style:font-name-asian="Bitstream Vera Sans Mono1" style:font-size-asian="9pt" style:font-name-complex="Bitstream Vera Sans Mono" style:font-size-complex="9pt"/>
    </style:style>
    <style:style style:name="P460" style:family="paragraph" style:parent-style-name="Table_20_Contents">
      <style:text-properties style:font-name="Bitstream Vera Sans Mono1" fo:font-size="9pt" officeooo:rsid="01af5ddd" officeooo:paragraph-rsid="0253837b" style:font-name-asian="Bitstream Vera Sans Mono1" style:font-size-asian="9pt" style:font-name-complex="Bitstream Vera Sans Mono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1b04894" officeooo:paragraph-rsid="01b04894" style:font-name-asian="Bitstream Vera Sans Mono1" style:font-size-asian="9pt" style:font-name-complex="Bitstream Vera Sans Mono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1b198b6" officeooo:paragraph-rsid="01b198b6" style:font-name-asian="Bitstream Vera Sans Mono1" style:font-size-asian="9pt" style:font-name-complex="Bitstream Vera Sans Mono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465" style:family="paragraph" style:parent-style-name="Table_20_Contents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466" style:family="paragraph" style:parent-style-name="Table_20_Contents"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467" style:family="paragraph" style:parent-style-name="Table_20_Contents"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468" style:family="paragraph" style:parent-style-name="Table_20_Contents">
      <style:text-properties style:font-name="Bitstream Vera Sans Mono1" fo:font-size="9pt" officeooo:rsid="01c7b15b" officeooo:paragraph-rsid="01c7b15b" style:font-name-asian="Bitstream Vera Sans Mono1" style:font-size-asian="9pt" style:font-name-complex="Bitstream Vera Sans Mono" style:font-size-complex="9pt"/>
    </style:style>
    <style:style style:name="P469" style:family="paragraph" style:parent-style-name="Table_20_Contents">
      <style:text-properties style:font-name="Bitstream Vera Sans Mono1" fo:font-size="9pt" officeooo:rsid="01cb505f" officeooo:paragraph-rsid="01cb505f" style:font-name-asian="Bitstream Vera Sans Mono1" style:font-size-asian="9pt" style:font-name-complex="Bitstream Vera Sans Mono" style:font-size-complex="9pt"/>
    </style:style>
    <style:style style:name="P470" style:family="paragraph" style:parent-style-name="Table_20_Contents">
      <style:text-properties style:font-name="Bitstream Vera Sans Mono1" fo:font-size="9pt" officeooo:rsid="01d1a5e8" officeooo:paragraph-rsid="01d1a5e8" style:font-name-asian="Bitstream Vera Sans Mono1" style:font-size-asian="9pt" style:font-name-complex="Bitstream Vera Sans Mono" style:font-size-complex="9pt"/>
    </style:style>
    <style:style style:name="P471" style:family="paragraph" style:parent-style-name="Table_20_Contents">
      <style:text-properties style:font-name="Bitstream Vera Sans Mono1" fo:font-size="9pt" officeooo:rsid="01d4e053" officeooo:paragraph-rsid="01d4e053" style:font-name-asian="Bitstream Vera Sans Mono1" style:font-size-asian="9pt" style:font-name-complex="Bitstream Vera Sans Mono" style:font-size-complex="9pt"/>
    </style:style>
    <style:style style:name="P472" style:family="paragraph" style:parent-style-name="Table_20_Contents">
      <style:text-properties style:font-name="Bitstream Vera Sans Mono1" fo:font-size="9pt" officeooo:rsid="01d7b103" officeooo:paragraph-rsid="01d7b103" style:font-name-asian="Bitstream Vera Sans Mono1" style:font-size-asian="9pt" style:font-name-complex="Bitstream Vera Sans Mono" style:font-size-complex="9pt"/>
    </style:style>
    <style:style style:name="P473" style:family="paragraph" style:parent-style-name="Table_20_Contents">
      <style:text-properties style:font-name="Bitstream Vera Sans Mono1" fo:font-size="9pt" officeooo:paragraph-rsid="01d7b103" style:font-name-asian="Bitstream Vera Sans Mono1" style:font-size-asian="9pt" style:font-name-complex="Bitstream Vera Sans Mono" style:font-size-complex="9pt"/>
    </style:style>
    <style:style style:name="P474" style:family="paragraph" style:parent-style-name="Table_20_Contents">
      <style:text-properties style:font-name="Bitstream Vera Sans Mono1" fo:font-size="9pt" officeooo:rsid="01d82c3d" officeooo:paragraph-rsid="01d82c3d" style:font-name-asian="Bitstream Vera Sans Mono1" style:font-size-asian="9pt" style:font-name-complex="Bitstream Vera Sans Mono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db6117" style:font-name-asian="Bitstream Vera Sans Mono1" style:font-size-asian="9pt" style:font-name-complex="Bitstream Vera Sans Mono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e5fd4f" style:font-name-asian="Bitstream Vera Sans Mono1" style:font-size-asian="9pt" style:font-name-complex="Bitstream Vera Sans Mono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1fff215" style:font-name-asian="Bitstream Vera Sans Mono1" style:font-size-asian="9pt" style:font-name-complex="Bitstream Vera Sans Mono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42ffe" style:font-name-asian="Bitstream Vera Sans Mono1" style:font-size-asian="9pt" style:font-name-complex="Bitstream Vera Sans Mono" style:font-size-complex="9pt"/>
    </style:style>
    <style:style style:name="P479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90c38" style:font-name-asian="Bitstream Vera Sans Mono1" style:font-size-asian="9pt" style:font-name-complex="Bitstream Vera Sans Mono" style:font-size-complex="9pt"/>
    </style:style>
    <style:style style:name="P480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0d1f6e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18dd46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163ce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3dbea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2912ab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fo:font-size="9pt" officeooo:rsid="01db6117" officeooo:paragraph-rsid="023e7618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text-properties style:font-name="Bitstream Vera Sans Mono1" fo:font-size="9pt" officeooo:rsid="01dea5c7" officeooo:paragraph-rsid="01dea5c7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488" style:family="paragraph" style:parent-style-name="Table_20_Contents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489" style:family="paragraph" style:parent-style-name="Table_20_Contents">
      <style:paragraph-properties style:snap-to-layout-grid="false"/>
      <style:text-properties style:font-name="Bitstream Vera Sans Mono1" fo:font-size="9pt" officeooo:rsid="01e4d7c5" officeooo:paragraph-rsid="01e4d7c5" style:font-name-asian="Bitstream Vera Sans Mono1" style:font-size-asian="9pt" style:font-name-complex="Bitstream Vera Sans Mono" style:font-size-complex="9pt"/>
    </style:style>
    <style:style style:name="P490" style:family="paragraph" style:parent-style-name="Table_20_Contents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491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492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01e6ab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2163ce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style:snap-to-layout-grid="false"/>
      <style:text-properties style:font-name="Bitstream Vera Sans Mono1" fo:font-size="9pt" officeooo:rsid="0201e6ab" officeooo:paragraph-rsid="023e7618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text-properties style:font-name="Bitstream Vera Sans Mono1" fo:font-size="9pt" officeooo:rsid="0201e6ab" officeooo:paragraph-rsid="0218dd46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05feae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18dd46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163ce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3dbea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2912ab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style:snap-to-layout-grid="false"/>
      <style:text-properties style:font-name="Bitstream Vera Sans Mono1" fo:font-size="9pt" officeooo:rsid="0205feae" officeooo:paragraph-rsid="023e7618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style:snap-to-layout-grid="false"/>
      <style:text-properties style:font-name="Bitstream Vera Sans Mono1" fo:font-size="9pt" officeooo:rsid="020b92ac" officeooo:paragraph-rsid="020b92ac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text-properties style:font-name="Bitstream Vera Sans Mono1" fo:font-size="9pt" officeooo:rsid="0210cdae" officeooo:paragraph-rsid="0210cdae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text-properties style:font-name="Bitstream Vera Sans Mono1" fo:font-size="9pt" officeooo:rsid="0212a4f0" officeooo:paragraph-rsid="0212a4f0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text-properties style:font-name="Bitstream Vera Sans Mono1" fo:font-size="9pt" officeooo:rsid="0212e8ef" officeooo:paragraph-rsid="0212e8ef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style:snap-to-layout-grid="false"/>
      <style:text-properties style:font-name="Bitstream Vera Sans Mono1" fo:font-size="9pt" officeooo:rsid="0223dbea" officeooo:paragraph-rsid="0223dbea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text-properties style:font-name="Bitstream Vera Sans Mono1" fo:font-size="9pt" officeooo:rsid="0223dbea" officeooo:paragraph-rsid="022912ab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text-properties style:font-name="Bitstream Vera Sans Mono1" fo:font-size="9pt" officeooo:rsid="0223dbea" officeooo:paragraph-rsid="022fb075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style:snap-to-layout-grid="false"/>
      <style:text-properties style:font-name="Bitstream Vera Sans Mono1" fo:font-size="9pt" officeooo:rsid="0225bff7" officeooo:paragraph-rsid="0225bff7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text-properties style:font-name="Bitstream Vera Sans Mono1" fo:font-size="9pt" officeooo:rsid="0225bff7" officeooo:paragraph-rsid="023e7618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text-properties style:font-name="Bitstream Vera Sans Mono1" fo:font-size="9pt" officeooo:rsid="02261371" officeooo:paragraph-rsid="02261371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text-properties style:font-name="Bitstream Vera Sans Mono1" fo:font-size="9pt" officeooo:rsid="02261371" officeooo:paragraph-rsid="023e7618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text-properties style:font-name="Bitstream Vera Sans Mono1" fo:font-size="9pt" officeooo:rsid="0226e50b" officeooo:paragraph-rsid="022163ce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26e50b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style:snap-to-layout-grid="false"/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text-properties style:font-name="Bitstream Vera Sans Mono1" fo:font-size="9pt" officeooo:rsid="0226e50b" officeooo:paragraph-rsid="023e7618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97c2b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style:snap-to-layout-grid="false"/>
      <style:text-properties style:font-name="Bitstream Vera Sans Mono1" fo:font-size="9pt" officeooo:rsid="02297c2b" officeooo:paragraph-rsid="022fb075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text-properties style:font-name="Bitstream Vera Sans Mono1" fo:font-size="9pt" officeooo:rsid="022ac433" officeooo:paragraph-rsid="022ac433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text-properties style:font-name="Bitstream Vera Sans Mono1" fo:font-size="9pt" officeooo:rsid="022ac90b" officeooo:paragraph-rsid="022ac90b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text-properties style:font-name="Bitstream Vera Sans Mono1" fo:font-size="9pt" officeooo:rsid="022f9dd4" officeooo:paragraph-rsid="022f9dd4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498f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33c552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text-properties style:font-name="Bitstream Vera Sans Mono1" fo:font-size="9pt" officeooo:rsid="023547b7" officeooo:paragraph-rsid="023547b7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paragraph-properties style:snap-to-layout-grid="false"/>
      <style:text-properties style:font-name="Bitstream Vera Sans Mono1" fo:font-size="9pt" officeooo:rsid="023a54e7" officeooo:paragraph-rsid="023a54e7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text-properties style:font-name="Bitstream Vera Sans Mono1" fo:font-size="9pt" officeooo:rsid="023ed9e1" officeooo:paragraph-rsid="023ed9e1" style:font-name-asian="Bitstream Vera Sans Mono1" style:font-size-asian="9pt" style:font-name-complex="Bitstream Vera Sans Mono" style:font-size-complex="9pt"/>
    </style:style>
    <style:style style:name="P553" style:family="paragraph" style:parent-style-name="Table_20_Contents">
      <style:text-properties style:font-name="Bitstream Vera Sans Mono1" fo:font-size="9pt" officeooo:rsid="02572f0d" officeooo:paragraph-rsid="02572f0d" style:font-name-asian="Bitstream Vera Sans Mono1" style:font-size-asian="9pt" style:font-name-complex="Bitstream Vera Sans Mono" style:font-size-complex="9pt"/>
    </style:style>
    <style:style style:name="P554" style:family="paragraph" style:parent-style-name="Table_20_Contents">
      <style:paragraph-properties style:snap-to-layout-grid="false"/>
      <style:text-properties style:font-name="Bitstream Vera Sans Mono1" fo:font-size="9pt" officeooo:rsid="02583bd1" officeooo:paragraph-rsid="02583bd1" style:font-name-asian="Bitstream Vera Sans Mono1" style:font-size-asian="9pt" style:font-name-complex="Bitstream Vera Sans Mono" style:font-size-complex="9pt"/>
    </style:style>
    <style:style style:name="P555" style:family="paragraph" style:parent-style-name="Table_20_Contents">
      <style:text-properties style:font-name="Bitstream Vera Sans Mono1" fo:font-size="9pt" officeooo:rsid="02616e11" officeooo:paragraph-rsid="02616e11" style:font-name-asian="Bitstream Vera Sans Mono1" style:font-size-asian="9pt" style:font-name-complex="Bitstream Vera Sans Mono" style:font-size-complex="9pt"/>
    </style:style>
    <style:style style:name="P556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557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558" style:family="paragraph" style:parent-style-name="Table_20_Contents">
      <style:paragraph-properties style:snap-to-layout-grid="false"/>
      <style:text-properties style:font-name="Bitstream Vera Sans Mono1" fo:font-size="9pt" officeooo:paragraph-rsid="001ba608" style:font-name-asian="Bitstream Vera Sans Mono1" style:font-size-asian="9pt" style:font-size-complex="9pt"/>
    </style:style>
    <style:style style:name="P559" style:family="paragraph" style:parent-style-name="Table_20_Contents">
      <style:paragraph-properties style:snap-to-layout-grid="false"/>
      <style:text-properties style:font-name="Bitstream Vera Sans Mono1" fo:font-size="9pt" officeooo:paragraph-rsid="003433ee" style:font-name-asian="Bitstream Vera Sans Mono1" style:font-size-asian="9pt" style:font-size-complex="9pt"/>
    </style:style>
    <style:style style:name="P560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561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562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563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564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565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566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567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568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size-complex="9pt"/>
    </style:style>
    <style:style style:name="P569" style:family="paragraph" style:parent-style-name="Table_20_Contents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size-complex="9pt"/>
    </style:style>
    <style:style style:name="P570" style:family="paragraph" style:parent-style-name="Table_20_Contents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size-complex="9pt"/>
    </style:style>
    <style:style style:name="P571" style:family="paragraph" style:parent-style-name="Table_20_Contents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size-complex="9pt"/>
    </style:style>
    <style:style style:name="P572" style:family="paragraph" style:parent-style-name="Table_20_Contents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size-complex="9pt"/>
    </style:style>
    <style:style style:name="P573" style:family="paragraph" style:parent-style-name="Table_20_Contents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size-complex="9pt"/>
    </style:style>
    <style:style style:name="P574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size-complex="9pt"/>
    </style:style>
    <style:style style:name="P575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size-complex="9pt"/>
    </style:style>
    <style:style style:name="P576" style:family="paragraph" style:parent-style-name="Table_20_Contents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size-complex="9pt"/>
    </style:style>
    <style:style style:name="P577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size-complex="9pt"/>
    </style:style>
    <style:style style:name="P578" style:family="paragraph" style:parent-style-name="Table_20_Contents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size-complex="9pt"/>
    </style:style>
    <style:style style:name="P579" style:family="paragraph" style:parent-style-name="Table_20_Contents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size-complex="9pt"/>
    </style:style>
    <style:style style:name="P580" style:family="paragraph" style:parent-style-name="Table_20_Contents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size-complex="9pt"/>
    </style:style>
    <style:style style:name="P581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size-complex="9pt"/>
    </style:style>
    <style:style style:name="P582" style:family="paragraph" style:parent-style-name="Table_20_Contents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size-complex="9pt"/>
    </style:style>
    <style:style style:name="P583" style:family="paragraph" style:parent-style-name="Table_20_Contents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size-complex="9pt"/>
    </style:style>
    <style:style style:name="P58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585" style:family="paragraph" style:parent-style-name="Table_20_Contents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size-complex="9pt"/>
    </style:style>
    <style:style style:name="P586" style:family="paragraph" style:parent-style-name="Table_20_Contents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size-complex="9pt"/>
    </style:style>
    <style:style style:name="P587" style:family="paragraph" style:parent-style-name="Table_20_Contents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size-complex="9pt"/>
    </style:style>
    <style:style style:name="P588" style:family="paragraph" style:parent-style-name="Table_20_Contents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size-complex="9pt"/>
    </style:style>
    <style:style style:name="P589" style:family="paragraph" style:parent-style-name="Table_20_Contents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size-complex="9pt"/>
    </style:style>
    <style:style style:name="P590" style:family="paragraph" style:parent-style-name="Table_20_Contents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size-complex="9pt"/>
    </style:style>
    <style:style style:name="P591" style:family="paragraph" style:parent-style-name="Table_20_Contents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size-complex="9pt"/>
    </style:style>
    <style:style style:name="P592" style:family="paragraph" style:parent-style-name="Table_20_Contents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size-complex="9pt"/>
    </style:style>
    <style:style style:name="P593" style:family="paragraph" style:parent-style-name="Table_20_Contents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size-complex="9pt"/>
    </style:style>
    <style:style style:name="P594" style:family="paragraph" style:parent-style-name="Table_20_Contents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size-complex="9pt"/>
    </style:style>
    <style:style style:name="P595" style:family="paragraph" style:parent-style-name="Table_20_Contents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size-complex="9pt"/>
    </style:style>
    <style:style style:name="P596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size-complex="9pt"/>
    </style:style>
    <style:style style:name="P597" style:family="paragraph" style:parent-style-name="Table_20_Contents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size-complex="9pt"/>
    </style:style>
    <style:style style:name="P598" style:family="paragraph" style:parent-style-name="Table_20_Contents">
      <style:paragraph-properties style:snap-to-layout-grid="false"/>
      <style:text-properties style:font-name="Bitstream Vera Sans Mono1" fo:font-size="9pt" officeooo:rsid="0021259c" officeooo:paragraph-rsid="0021259c" style:font-name-asian="Bitstream Vera Sans Mono1" style:font-size-asian="9pt" style:font-size-complex="9pt"/>
    </style:style>
    <style:style style:name="P599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font-size-complex="9pt"/>
    </style:style>
    <style:style style:name="P600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font-size-complex="9pt"/>
    </style:style>
    <style:style style:name="P601" style:family="paragraph" style:parent-style-name="Table_20_Contents">
      <style:text-properties style:font-name="Bitstream Vera Sans Mono1" fo:font-size="9pt" officeooo:rsid="002679d9" officeooo:paragraph-rsid="002679d9" style:font-name-asian="Bitstream Vera Sans Mono1" style:font-size-asian="9pt" style:font-size-complex="9pt"/>
    </style:style>
    <style:style style:name="P602" style:family="paragraph" style:parent-style-name="Table_20_Contents">
      <style:paragraph-properties style:snap-to-layout-grid="false"/>
      <style:text-properties style:font-name="Bitstream Vera Sans Mono1" fo:font-size="9pt" officeooo:rsid="00369bbb" officeooo:paragraph-rsid="00369bbb" style:font-name-asian="Bitstream Vera Sans Mono1" style:font-size-asian="9pt" style:font-size-complex="9pt"/>
    </style:style>
    <style:style style:name="P60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60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60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60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54c2ab" style:font-name-asian="Bitstream Vera Sans Mono1" style:font-size-asian="9pt" style:font-size-complex="9pt"/>
    </style:style>
    <style:style style:name="P607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608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609" style:family="paragraph" style:parent-style-name="Table_20_Contents">
      <style:paragraph-properties style:snap-to-layout-grid="false"/>
      <style:text-properties style:font-name="Bitstream Vera Sans Mono1" fo:font-size="9pt" officeooo:rsid="00736f11" officeooo:paragraph-rsid="00736f11" style:font-name-asian="Bitstream Vera Sans Mono1" style:font-size-asian="9pt" style:font-size-complex="9pt"/>
    </style:style>
    <style:style style:name="P610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611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612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613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614" style:family="paragraph" style:parent-style-name="Table_20_Contents">
      <style:text-properties style:font-name="Bitstream Vera Sans Mono1" fo:font-size="9pt" officeooo:rsid="0025a9b3" officeooo:paragraph-rsid="0025a9b3" style:font-name-asian="Bitstream Vera Sans Mono1" style:font-size-asian="9pt" style:language-asian="zh" style:country-asian="TW" style:font-size-complex="9pt"/>
    </style:style>
    <style:style style:name="P615" style:family="paragraph" style:parent-style-name="Table_20_Contents">
      <style:text-properties style:font-name="Bitstream Vera Sans Mono1" fo:font-size="9pt" officeooo:rsid="0025a9b3" officeooo:paragraph-rsid="003433ee" style:font-name-asian="Bitstream Vera Sans Mono1" style:font-size-asian="9pt" style:language-asian="zh" style:country-asian="TW" style:font-size-complex="9pt"/>
    </style:style>
    <style:style style:name="P616" style:family="paragraph" style:parent-style-name="Table_20_Contents">
      <style:text-properties style:font-name="Bitstream Vera Sans Mono1" fo:font-size="9pt" officeooo:rsid="0025a9b3" officeooo:paragraph-rsid="007177fa" style:font-name-asian="Bitstream Vera Sans Mono1" style:font-size-asian="9pt" style:language-asian="zh" style:country-asian="TW" style:font-size-complex="9pt"/>
    </style:style>
    <style:style style:name="P617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2bde89" style:font-name-asian="Bitstream Vera Sans Mono1" style:font-size-asian="9pt" style:language-asian="zh" style:country-asian="TW" style:font-size-complex="9pt"/>
    </style:style>
    <style:style style:name="P618" style:family="paragraph" style:parent-style-name="Table_20_Contents">
      <style:paragraph-properties style:snap-to-layout-grid="false"/>
      <style:text-properties style:font-name="Bitstream Vera Sans Mono1" fo:font-size="9pt" officeooo:rsid="002bde89" officeooo:paragraph-rsid="003433ee" style:font-name-asian="Bitstream Vera Sans Mono1" style:font-size-asian="9pt" style:language-asian="zh" style:country-asian="TW" style:font-size-complex="9pt"/>
    </style:style>
    <style:style style:name="P61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62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62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62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623" style:family="paragraph" style:parent-style-name="Table_20_Contents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language-asian="zh" style:country-asian="TW" style:font-size-complex="9pt"/>
    </style:style>
    <style:style style:name="P624" style:family="paragraph" style:parent-style-name="Table_20_Contents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language-asian="zh" style:country-asian="TW" style:font-size-complex="9pt"/>
    </style:style>
    <style:style style:name="P625" style:family="paragraph" style:parent-style-name="Table_20_Contents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language-asian="zh" style:country-asian="TW" style:font-size-complex="9pt"/>
    </style:style>
    <style:style style:name="P626" style:family="paragraph" style:parent-style-name="Table_20_Contents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language-asian="zh" style:country-asian="TW" style:font-size-complex="9pt"/>
    </style:style>
    <style:style style:name="P627" style:family="paragraph" style:parent-style-name="Table_20_Contents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language-asian="zh" style:country-asian="TW" style:font-size-complex="9pt"/>
    </style:style>
    <style:style style:name="P628" style:family="paragraph" style:parent-style-name="Table_20_Contents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language-asian="zh" style:country-asian="TW" style:font-size-complex="9pt"/>
    </style:style>
    <style:style style:name="P629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630" style:family="paragraph" style:parent-style-name="Table_20_Contents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language-asian="zh" style:country-asian="TW" style:font-size-complex="9pt"/>
    </style:style>
    <style:style style:name="P631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632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63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63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63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7f046f" style:font-name-asian="Bitstream Vera Sans Mono1" style:font-size-asian="9pt" style:language-asian="zh" style:country-asian="TW" style:font-size-complex="9pt"/>
    </style:style>
    <style:style style:name="P63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18e5d58" style:font-name-asian="Bitstream Vera Sans Mono1" style:font-size-asian="9pt" style:language-asian="zh" style:country-asian="TW" style:font-size-complex="9pt"/>
    </style:style>
    <style:style style:name="P63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572f0d" style:font-name-asian="Bitstream Vera Sans Mono1" style:font-size-asian="9pt" style:language-asian="zh" style:country-asian="TW" style:font-size-complex="9pt"/>
    </style:style>
    <style:style style:name="P63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63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64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64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0ab926" style:font-name-asian="Bitstream Vera Sans Mono1" style:font-size-asian="9pt" style:language-asian="zh" style:country-asian="TW" style:font-size-complex="9pt"/>
    </style:style>
    <style:style style:name="P642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643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644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64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64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647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648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649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650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651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652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65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654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65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656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65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658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659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6aeb2" style:font-name-asian="Bitstream Vera Sans Mono1" style:font-size-asian="9pt" style:language-asian="zh" style:country-asian="TW" style:font-size-complex="9pt"/>
    </style:style>
    <style:style style:name="P660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19c943" style:font-name-asian="Bitstream Vera Sans Mono1" style:font-size-asian="9pt" style:language-asian="zh" style:country-asian="TW" style:font-size-complex="9pt"/>
    </style:style>
    <style:style style:name="P661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2a84de" style:font-name-asian="Bitstream Vera Sans Mono1" style:font-size-asian="9pt" style:language-asian="zh" style:country-asian="TW" style:font-size-complex="9pt"/>
    </style:style>
    <style:style style:name="P662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303c93" style:font-name-asian="Bitstream Vera Sans Mono1" style:font-size-asian="9pt" style:language-asian="zh" style:country-asian="TW" style:font-size-complex="9pt"/>
    </style:style>
    <style:style style:name="P663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423350" style:font-name-asian="Bitstream Vera Sans Mono1" style:font-size-asian="9pt" style:language-asian="zh" style:country-asian="TW" style:font-size-complex="9pt"/>
    </style:style>
    <style:style style:name="P664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88e7ae" style:font-name-asian="Bitstream Vera Sans Mono1" style:font-size-asian="9pt" style:language-asian="zh" style:country-asian="TW" style:font-size-complex="9pt"/>
    </style:style>
    <style:style style:name="P66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950d4f" style:font-name-asian="Bitstream Vera Sans Mono1" style:font-size-asian="9pt" style:language-asian="zh" style:country-asian="TW" style:font-size-complex="9pt"/>
    </style:style>
    <style:style style:name="P66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667" style:family="paragraph" style:parent-style-name="Table_20_Contents">
      <style:paragraph-properties style:snap-to-layout-grid="false"/>
      <style:text-properties style:font-name="Bitstream Vera Sans Mono1" fo:font-size="9pt" officeooo:rsid="01246af4" officeooo:paragraph-rsid="01246af4" style:font-name-asian="Bitstream Vera Sans Mono1" style:font-size-asian="9pt" style:language-asian="zh" style:country-asian="TW" style:font-size-complex="9pt"/>
    </style:style>
    <style:style style:name="P668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1272bf7" style:font-name-asian="Bitstream Vera Sans Mono1" style:font-size-asian="9pt" style:language-asian="zh" style:country-asian="TW" style:font-size-complex="9pt"/>
    </style:style>
    <style:style style:name="P669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2c7a29" style:font-name-asian="Bitstream Vera Sans Mono1" style:font-size-asian="9pt" style:language-asian="zh" style:country-asian="TW" style:font-size-complex="9pt"/>
    </style:style>
    <style:style style:name="P670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303c93" style:font-name-asian="Bitstream Vera Sans Mono1" style:font-size-asian="9pt" style:language-asian="zh" style:country-asian="TW" style:font-size-complex="9pt"/>
    </style:style>
    <style:style style:name="P671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43e4b5" style:font-name-asian="Bitstream Vera Sans Mono1" style:font-size-asian="9pt" style:language-asian="zh" style:country-asian="TW" style:font-size-complex="9pt"/>
    </style:style>
    <style:style style:name="P672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950d4f" style:font-name-asian="Bitstream Vera Sans Mono1" style:font-size-asian="9pt" style:language-asian="zh" style:country-asian="TW" style:font-size-complex="9pt"/>
    </style:style>
    <style:style style:name="P673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686d1" style:font-name-asian="Bitstream Vera Sans Mono1" style:font-size-asian="9pt" style:language-asian="zh" style:country-asian="TW" style:font-size-complex="9pt"/>
    </style:style>
    <style:style style:name="P674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cda0bb" style:font-name-asian="Bitstream Vera Sans Mono1" style:font-size-asian="9pt" style:language-asian="zh" style:country-asian="TW" style:font-size-complex="9pt"/>
    </style:style>
    <style:style style:name="P675" style:family="paragraph" style:parent-style-name="Table_20_Contents">
      <style:paragraph-properties style:snap-to-layout-grid="false"/>
      <style:text-properties style:font-name="Bitstream Vera Sans Mono1" fo:font-size="9pt" officeooo:rsid="012c7a29" officeooo:paragraph-rsid="01d9f37a" style:font-name-asian="Bitstream Vera Sans Mono1" style:font-size-asian="9pt" style:language-asian="zh" style:country-asian="TW" style:font-size-complex="9pt"/>
    </style:style>
    <style:style style:name="P676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378561" style:font-name-asian="Bitstream Vera Sans Mono1" style:font-size-asian="9pt" style:language-asian="zh" style:country-asian="TW" style:font-size-complex="9pt"/>
    </style:style>
    <style:style style:name="P677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e5fd4f" style:font-name-asian="Bitstream Vera Sans Mono1" style:font-size-asian="9pt" style:language-asian="zh" style:country-asian="TW" style:font-size-complex="9pt"/>
    </style:style>
    <style:style style:name="P678" style:family="paragraph" style:parent-style-name="Table_20_Contents">
      <style:paragraph-properties style:snap-to-layout-grid="false"/>
      <style:text-properties style:font-name="Bitstream Vera Sans Mono1" fo:font-size="9pt" officeooo:rsid="01378561" officeooo:paragraph-rsid="01fff215" style:font-name-asian="Bitstream Vera Sans Mono1" style:font-size-asian="9pt" style:language-asian="zh" style:country-asian="TW" style:font-size-complex="9pt"/>
    </style:style>
    <style:style style:name="P679" style:family="paragraph" style:parent-style-name="Table_20_Contents">
      <style:paragraph-properties style:snap-to-layout-grid="false"/>
      <style:text-properties style:font-name="Bitstream Vera Sans Mono1" fo:font-size="9pt" officeooo:rsid="0142cf43" officeooo:paragraph-rsid="0142cf43" style:font-name-asian="Bitstream Vera Sans Mono1" style:font-size-asian="9pt" style:language-asian="zh" style:country-asian="TW" style:font-size-complex="9pt"/>
    </style:style>
    <style:style style:name="P680" style:family="paragraph" style:parent-style-name="Table_20_Contents">
      <style:paragraph-properties style:snap-to-layout-grid="false"/>
      <style:text-properties style:font-name="Bitstream Vera Sans Mono1" fo:font-size="9pt" officeooo:rsid="014ae003" officeooo:paragraph-rsid="014ae003" style:font-name-asian="Bitstream Vera Sans Mono1" style:font-size-asian="9pt" style:language-asian="zh" style:country-asian="TW" style:font-size-complex="9pt"/>
    </style:style>
    <style:style style:name="P681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4d928b" style:font-name-asian="Bitstream Vera Sans Mono1" style:font-size-asian="9pt" style:language-asian="zh" style:country-asian="TW" style:font-size-complex="9pt"/>
    </style:style>
    <style:style style:name="P682" style:family="paragraph" style:parent-style-name="Table_20_Contents">
      <style:paragraph-properties style:snap-to-layout-grid="false"/>
      <style:text-properties style:font-name="Bitstream Vera Sans Mono1" fo:font-size="9pt" officeooo:rsid="014d928b" officeooo:paragraph-rsid="01b85527" style:font-name-asian="Bitstream Vera Sans Mono1" style:font-size-asian="9pt" style:language-asian="zh" style:country-asian="TW" style:font-size-complex="9pt"/>
    </style:style>
    <style:style style:name="P683" style:family="paragraph" style:parent-style-name="Table_20_Contents">
      <style:paragraph-properties style:snap-to-layout-grid="false"/>
      <style:text-properties style:font-name="Bitstream Vera Sans Mono1" fo:font-size="9pt" officeooo:rsid="014dfdd3" officeooo:paragraph-rsid="014dfdd3" style:font-name-asian="Bitstream Vera Sans Mono1" style:font-size-asian="9pt" style:language-asian="zh" style:country-asian="TW" style:font-size-complex="9pt"/>
    </style:style>
    <style:style style:name="P684" style:family="paragraph" style:parent-style-name="Table_20_Contents">
      <style:paragraph-properties style:snap-to-layout-grid="false"/>
      <style:text-properties style:font-name="Bitstream Vera Sans Mono1" fo:font-size="9pt" officeooo:rsid="0151bad4" officeooo:paragraph-rsid="0151bad4" style:font-name-asian="Bitstream Vera Sans Mono1" style:font-size-asian="9pt" style:language-asian="zh" style:country-asian="TW" style:font-size-complex="9pt"/>
    </style:style>
    <style:style style:name="P685" style:family="paragraph" style:parent-style-name="Table_20_Contents">
      <style:paragraph-properties style:snap-to-layout-grid="false"/>
      <style:text-properties style:font-name="Bitstream Vera Sans Mono1" fo:font-size="9pt" officeooo:rsid="01582a2d" officeooo:paragraph-rsid="01582a2d" style:font-name-asian="Bitstream Vera Sans Mono1" style:font-size-asian="9pt" style:language-asian="zh" style:country-asian="TW" style:font-size-complex="9pt"/>
    </style:style>
    <style:style style:name="P686" style:family="paragraph" style:parent-style-name="Table_20_Contents">
      <style:paragraph-properties style:snap-to-layout-grid="false"/>
      <style:text-properties style:font-name="Bitstream Vera Sans Mono1" fo:font-size="9pt" officeooo:rsid="015905ea" officeooo:paragraph-rsid="015905ea" style:font-name-asian="Bitstream Vera Sans Mono1" style:font-size-asian="9pt" style:language-asian="zh" style:country-asian="TW" style:font-size-complex="9pt"/>
    </style:style>
    <style:style style:name="P687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0491c" style:font-name-asian="Bitstream Vera Sans Mono1" style:font-size-asian="9pt" style:language-asian="zh" style:country-asian="TW" style:font-size-complex="9pt"/>
    </style:style>
    <style:style style:name="P688" style:family="paragraph" style:parent-style-name="Table_20_Contents">
      <style:paragraph-properties style:snap-to-layout-grid="false"/>
      <style:text-properties style:font-name="Bitstream Vera Sans Mono1" fo:font-size="9pt" officeooo:rsid="0160491c" officeooo:paragraph-rsid="01623afc" style:font-name-asian="Bitstream Vera Sans Mono1" style:font-size-asian="9pt" style:language-asian="zh" style:country-asian="TW" style:font-size-complex="9pt"/>
    </style:style>
    <style:style style:name="P689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6e233" style:font-name-asian="Bitstream Vera Sans Mono1" style:font-size-asian="9pt" style:language-asian="zh" style:country-asian="TW" style:font-size-complex="9pt"/>
    </style:style>
    <style:style style:name="P690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bc885" style:font-name-asian="Bitstream Vera Sans Mono1" style:font-size-asian="9pt" style:language-asian="zh" style:country-asian="TW" style:font-size-complex="9pt"/>
    </style:style>
    <style:style style:name="P691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6fcebf" style:font-name-asian="Bitstream Vera Sans Mono1" style:font-size-asian="9pt" style:language-asian="zh" style:country-asian="TW" style:font-size-complex="9pt"/>
    </style:style>
    <style:style style:name="P692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18e5d58" style:font-name-asian="Bitstream Vera Sans Mono1" style:font-size-asian="9pt" style:language-asian="zh" style:country-asian="TW" style:font-size-complex="9pt"/>
    </style:style>
    <style:style style:name="P693" style:family="paragraph" style:parent-style-name="Table_20_Contents">
      <style:paragraph-properties style:snap-to-layout-grid="false"/>
      <style:text-properties style:font-name="Bitstream Vera Sans Mono1" fo:font-size="9pt" officeooo:rsid="0166e233" officeooo:paragraph-rsid="0253837b" style:font-name-asian="Bitstream Vera Sans Mono1" style:font-size-asian="9pt" style:language-asian="zh" style:country-asian="TW" style:font-size-complex="9pt"/>
    </style:style>
    <style:style style:name="P694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ea081" style:font-name-asian="Bitstream Vera Sans Mono1" style:font-size-asian="9pt" style:language-asian="zh" style:country-asian="TW" style:font-size-complex="9pt"/>
    </style:style>
    <style:style style:name="P695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6fcebf" style:font-name-asian="Bitstream Vera Sans Mono1" style:font-size-asian="9pt" style:language-asian="zh" style:country-asian="TW" style:font-size-complex="9pt"/>
    </style:style>
    <style:style style:name="P696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18e5d58" style:font-name-asian="Bitstream Vera Sans Mono1" style:font-size-asian="9pt" style:language-asian="zh" style:country-asian="TW" style:font-size-complex="9pt"/>
    </style:style>
    <style:style style:name="P697" style:family="paragraph" style:parent-style-name="Table_20_Contents">
      <style:paragraph-properties style:snap-to-layout-grid="false"/>
      <style:text-properties style:font-name="Bitstream Vera Sans Mono1" fo:font-size="9pt" officeooo:rsid="016ea081" officeooo:paragraph-rsid="0253837b" style:font-name-asian="Bitstream Vera Sans Mono1" style:font-size-asian="9pt" style:language-asian="zh" style:country-asian="TW" style:font-size-complex="9pt"/>
    </style:style>
    <style:style style:name="P698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b3565" style:font-name-asian="Bitstream Vera Sans Mono1" style:font-size-asian="9pt" style:language-asian="zh" style:country-asian="TW" style:font-size-complex="9pt"/>
    </style:style>
    <style:style style:name="P699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7f046f" style:font-name-asian="Bitstream Vera Sans Mono1" style:font-size-asian="9pt" style:language-asian="zh" style:country-asian="TW" style:font-size-complex="9pt"/>
    </style:style>
    <style:style style:name="P700" style:family="paragraph" style:parent-style-name="Table_20_Contents">
      <style:paragraph-properties style:snap-to-layout-grid="false"/>
      <style:text-properties style:font-name="Bitstream Vera Sans Mono1" fo:font-size="9pt" officeooo:rsid="017b3565" officeooo:paragraph-rsid="018e5d58" style:font-name-asian="Bitstream Vera Sans Mono1" style:font-size-asian="9pt" style:language-asian="zh" style:country-asian="TW" style:font-size-complex="9pt"/>
    </style:style>
    <style:style style:name="P701" style:family="paragraph" style:parent-style-name="Table_20_Contents">
      <style:paragraph-properties style:snap-to-layout-grid="false"/>
      <style:text-properties style:font-name="Bitstream Vera Sans Mono1" fo:font-size="9pt" officeooo:rsid="018229d5" officeooo:paragraph-rsid="018229d5" style:font-name-asian="Bitstream Vera Sans Mono1" style:font-size-asian="9pt" style:language-asian="zh" style:country-asian="TW" style:font-size-complex="9pt"/>
    </style:style>
    <style:style style:name="P702" style:family="paragraph" style:parent-style-name="Table_20_Contents">
      <style:paragraph-properties style:snap-to-layout-grid="false"/>
      <style:text-properties style:font-name="Bitstream Vera Sans Mono1" fo:font-size="9pt" officeooo:rsid="01836628" officeooo:paragraph-rsid="01836628" style:font-name-asian="Bitstream Vera Sans Mono1" style:font-size-asian="9pt" style:language-asian="zh" style:country-asian="TW" style:font-size-complex="9pt"/>
    </style:style>
    <style:style style:name="P703" style:family="paragraph" style:parent-style-name="Table_20_Contents">
      <style:paragraph-properties style:snap-to-layout-grid="false"/>
      <style:text-properties style:font-name="Bitstream Vera Sans Mono1" fo:font-size="9pt" officeooo:rsid="019ffaa1" officeooo:paragraph-rsid="019ffaa1" style:font-name-asian="Bitstream Vera Sans Mono1" style:font-size-asian="9pt" style:language-asian="zh" style:country-asian="TW" style:font-size-complex="9pt"/>
    </style:style>
    <style:style style:name="P704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c503f" style:font-name-asian="Bitstream Vera Sans Mono1" style:font-size-asian="9pt" style:language-asian="zh" style:country-asian="TW" style:font-size-complex="9pt"/>
    </style:style>
    <style:style style:name="P705" style:family="paragraph" style:parent-style-name="Table_20_Contents">
      <style:paragraph-properties style:snap-to-layout-grid="false"/>
      <style:text-properties style:font-name="Bitstream Vera Sans Mono1" fo:font-size="9pt" officeooo:rsid="01cc503f" officeooo:paragraph-rsid="01cda0bb" style:font-name-asian="Bitstream Vera Sans Mono1" style:font-size-asian="9pt" style:language-asian="zh" style:country-asian="TW" style:font-size-complex="9pt"/>
    </style:style>
    <style:style style:name="P706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ca01a" style:font-name-asian="Bitstream Vera Sans Mono1" style:font-size-asian="9pt" style:language-asian="zh" style:country-asian="TW" style:font-size-complex="9pt"/>
    </style:style>
    <style:style style:name="P707" style:family="paragraph" style:parent-style-name="Table_20_Contents">
      <style:paragraph-properties style:snap-to-layout-grid="false"/>
      <style:text-properties style:font-name="Bitstream Vera Sans Mono1" fo:font-size="9pt" officeooo:rsid="01cca01a" officeooo:paragraph-rsid="01cda0bb" style:font-name-asian="Bitstream Vera Sans Mono1" style:font-size-asian="9pt" style:language-asian="zh" style:country-asian="TW" style:font-size-complex="9pt"/>
    </style:style>
    <style:style style:name="P708" style:family="paragraph" style:parent-style-name="Table_20_Contents">
      <style:paragraph-properties style:snap-to-layout-grid="false"/>
      <style:text-properties style:font-name="Bitstream Vera Sans Mono1" fo:font-size="9pt" officeooo:rsid="01dca38c" officeooo:paragraph-rsid="01dca38c" style:font-name-asian="Bitstream Vera Sans Mono1" style:font-size-asian="9pt" style:language-asian="zh" style:country-asian="TW" style:font-size-complex="9pt"/>
    </style:style>
    <style:style style:name="P709" style:family="paragraph" style:parent-style-name="Table_20_Contents">
      <style:paragraph-properties style:snap-to-layout-grid="false"/>
      <style:text-properties style:font-name="Bitstream Vera Sans Mono1" fo:font-size="9pt" officeooo:rsid="01de962c" officeooo:paragraph-rsid="01de962c" style:font-name-asian="Bitstream Vera Sans Mono1" style:font-size-asian="9pt" style:language-asian="zh" style:country-asian="TW" style:font-size-complex="9pt"/>
    </style:style>
    <style:style style:name="P710" style:family="paragraph" style:parent-style-name="Table_20_Contents">
      <style:paragraph-properties style:snap-to-layout-grid="false"/>
      <style:text-properties style:font-name="Bitstream Vera Sans Mono1" fo:font-size="9pt" officeooo:rsid="01dfb605" officeooo:paragraph-rsid="01dfb605" style:font-name-asian="Bitstream Vera Sans Mono1" style:font-size-asian="9pt" style:language-asian="zh" style:country-asian="TW" style:font-size-complex="9pt"/>
    </style:style>
    <style:style style:name="P71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e5fd4f" style:font-name-asian="Bitstream Vera Sans Mono1" style:font-size-asian="9pt" style:language-asian="zh" style:country-asian="TW" style:font-size-complex="9pt"/>
    </style:style>
    <style:style style:name="P712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1fff215" style:font-name-asian="Bitstream Vera Sans Mono1" style:font-size-asian="9pt" style:language-asian="zh" style:country-asian="TW" style:font-size-complex="9pt"/>
    </style:style>
    <style:style style:name="P713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42ffe" style:font-name-asian="Bitstream Vera Sans Mono1" style:font-size-asian="9pt" style:language-asian="zh" style:country-asian="TW" style:font-size-complex="9pt"/>
    </style:style>
    <style:style style:name="P714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090c38" style:font-name-asian="Bitstream Vera Sans Mono1" style:font-size-asian="9pt" style:language-asian="zh" style:country-asian="TW" style:font-size-complex="9pt"/>
    </style:style>
    <style:style style:name="P715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18dd46" style:font-name-asian="Bitstream Vera Sans Mono1" style:font-size-asian="9pt" style:language-asian="zh" style:country-asian="TW" style:font-size-complex="9pt"/>
    </style:style>
    <style:style style:name="P716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163ce" style:font-name-asian="Bitstream Vera Sans Mono1" style:font-size-asian="9pt" style:language-asian="zh" style:country-asian="TW" style:font-size-complex="9pt"/>
    </style:style>
    <style:style style:name="P717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3dbea" style:font-name-asian="Bitstream Vera Sans Mono1" style:font-size-asian="9pt" style:language-asian="zh" style:country-asian="TW" style:font-size-complex="9pt"/>
    </style:style>
    <style:style style:name="P718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912ab" style:font-name-asian="Bitstream Vera Sans Mono1" style:font-size-asian="9pt" style:language-asian="zh" style:country-asian="TW" style:font-size-complex="9pt"/>
    </style:style>
    <style:style style:name="P719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2fb075" style:font-name-asian="Bitstream Vera Sans Mono1" style:font-size-asian="9pt" style:language-asian="zh" style:country-asian="TW" style:font-size-complex="9pt"/>
    </style:style>
    <style:style style:name="P720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3c552" style:font-name-asian="Bitstream Vera Sans Mono1" style:font-size-asian="9pt" style:language-asian="zh" style:country-asian="TW" style:font-size-complex="9pt"/>
    </style:style>
    <style:style style:name="P721" style:family="paragraph" style:parent-style-name="Table_20_Contents">
      <style:paragraph-properties style:snap-to-layout-grid="false"/>
      <style:text-properties style:font-name="Bitstream Vera Sans Mono1" fo:font-size="9pt" officeooo:rsid="01e5fd4f" officeooo:paragraph-rsid="023e7618" style:font-name-asian="Bitstream Vera Sans Mono1" style:font-size-asian="9pt" style:language-asian="zh" style:country-asian="TW" style:font-size-complex="9pt"/>
    </style:style>
    <style:style style:name="P722" style:family="paragraph" style:parent-style-name="Table_20_Contents">
      <style:paragraph-properties style:snap-to-layout-grid="false"/>
      <style:text-properties style:font-name="Bitstream Vera Sans Mono1" fo:font-size="9pt" officeooo:rsid="01e828fe" officeooo:paragraph-rsid="01e828fe" style:font-name-asian="Bitstream Vera Sans Mono1" style:font-size-asian="9pt" style:language-asian="zh" style:country-asian="TW" style:font-size-complex="9pt"/>
    </style:style>
    <style:style style:name="P723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724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725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788a9" style:font-name-asian="Bitstream Vera Sans Mono1" style:font-size-asian="9pt" style:language-asian="zh" style:country-asian="TW" style:font-size-complex="9pt"/>
    </style:style>
    <style:style style:name="P726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90c38" style:font-name-asian="Bitstream Vera Sans Mono1" style:font-size-asian="9pt" style:language-asian="zh" style:country-asian="TW" style:font-size-complex="9pt"/>
    </style:style>
    <style:style style:name="P727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0d1f6e" style:font-name-asian="Bitstream Vera Sans Mono1" style:font-size-asian="9pt" style:language-asian="zh" style:country-asian="TW" style:font-size-complex="9pt"/>
    </style:style>
    <style:style style:name="P728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8dd46" style:font-name-asian="Bitstream Vera Sans Mono1" style:font-size-asian="9pt" style:language-asian="zh" style:country-asian="TW" style:font-size-complex="9pt"/>
    </style:style>
    <style:style style:name="P729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12e8ef" style:font-name-asian="Bitstream Vera Sans Mono1" style:font-size-asian="9pt" style:language-asian="zh" style:country-asian="TW" style:font-size-complex="9pt"/>
    </style:style>
    <style:style style:name="P730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163ce" style:font-name-asian="Bitstream Vera Sans Mono1" style:font-size-asian="9pt" style:language-asian="zh" style:country-asian="TW" style:font-size-complex="9pt"/>
    </style:style>
    <style:style style:name="P731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3dbea" style:font-name-asian="Bitstream Vera Sans Mono1" style:font-size-asian="9pt" style:language-asian="zh" style:country-asian="TW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2912ab" style:font-name-asian="Bitstream Vera Sans Mono1" style:font-size-asian="9pt" style:language-asian="zh" style:country-asian="TW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20788a9" officeooo:paragraph-rsid="023e7618" style:font-name-asian="Bitstream Vera Sans Mono1" style:font-size-asian="9pt" style:language-asian="zh" style:country-asian="TW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rsid="0215e984" officeooo:paragraph-rsid="0215e984" style:font-name-asian="Bitstream Vera Sans Mono1" style:font-size-asian="9pt" style:language-asian="zh" style:country-asian="TW" style:font-size-complex="9pt"/>
    </style:style>
    <style:style style:name="P735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261371" style:font-name-asian="Bitstream Vera Sans Mono1" style:font-size-asian="9pt" style:language-asian="zh" style:country-asian="TW" style:font-size-complex="9pt"/>
    </style:style>
    <style:style style:name="P736" style:family="paragraph" style:parent-style-name="Table_20_Contents">
      <style:paragraph-properties style:snap-to-layout-grid="false"/>
      <style:text-properties style:font-name="Bitstream Vera Sans Mono1" fo:font-size="9pt" officeooo:rsid="02261371" officeooo:paragraph-rsid="023e7618" style:font-name-asian="Bitstream Vera Sans Mono1" style:font-size-asian="9pt" style:language-asian="zh" style:country-asian="TW" style:font-size-complex="9pt"/>
    </style:style>
    <style:style style:name="P737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ac433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2fb075" style:font-name-asian="Bitstream Vera Sans Mono1" style:font-size-asian="9pt" style:language-asian="zh" style:country-asian="TW" style:font-size-complex="9pt"/>
    </style:style>
    <style:style style:name="P739" style:family="paragraph" style:parent-style-name="Table_20_Contents">
      <style:paragraph-properties style:snap-to-layout-grid="false"/>
      <style:text-properties style:font-name="Bitstream Vera Sans Mono1" fo:font-size="9pt" officeooo:rsid="022ac433" officeooo:paragraph-rsid="0233c552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09329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>
      <style:paragraph-properties style:snap-to-layout-grid="false"/>
      <style:text-properties style:font-name="Bitstream Vera Sans Mono1" fo:font-size="9pt" officeooo:rsid="02309329" officeooo:paragraph-rsid="023547b7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>
      <style:paragraph-properties style:snap-to-layout-grid="false"/>
      <style:text-properties style:font-name="Bitstream Vera Sans Mono1" fo:font-size="9pt" officeooo:rsid="023f9f53" officeooo:paragraph-rsid="023f9f53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>
      <style:paragraph-properties style:snap-to-layout-grid="false"/>
      <style:text-properties style:font-name="Bitstream Vera Sans Mono1" fo:font-size="9pt" officeooo:rsid="02587a9e" officeooo:paragraph-rsid="02587a9e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>
      <style:paragraph-properties style:snap-to-layout-grid="false"/>
      <style:text-properties style:font-name="Bitstream Vera Sans Mono1" fo:font-size="9pt" officeooo:rsid="025b0009" officeooo:paragraph-rsid="025b0009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>
      <style:text-properties style:font-name="Bitstream Vera Sans Mono1" fo:font-size="9pt" officeooo:rsid="00397b67" officeooo:paragraph-rsid="003bf252" style:font-name-asian="Bitstream Vera Sans Mono1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>
      <style:paragraph-properties style:snap-to-layout-grid="false"/>
      <style:text-properties style:font-name="Bitstream Vera Sans Mono1" fo:font-size="9pt" officeooo:rsid="01272bf7" officeooo:paragraph-rsid="02616e11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2620448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751" style:family="paragraph" style:parent-style-name="Table_20_Contents">
      <style:text-properties officeooo:paragraph-rsid="001ba608"/>
    </style:style>
    <style:style style:name="P752" style:family="paragraph" style:parent-style-name="Table_20_Contents">
      <style:text-properties officeooo:paragraph-rsid="003433ee"/>
    </style:style>
    <style:style style:name="P753" style:family="paragraph" style:parent-style-name="Table_20_Contents">
      <style:text-properties officeooo:paragraph-rsid="00432e7c"/>
    </style:style>
    <style:style style:name="P754" style:family="paragraph" style:parent-style-name="Table_20_Contents">
      <style:text-properties officeooo:paragraph-rsid="0050c4e0"/>
    </style:style>
    <style:style style:name="P755" style:family="paragraph" style:parent-style-name="Table_20_Contents">
      <style:text-properties officeooo:paragraph-rsid="0054c2ab"/>
    </style:style>
    <style:style style:name="P756" style:family="paragraph" style:parent-style-name="Table_20_Contents">
      <style:text-properties officeooo:paragraph-rsid="007824f1"/>
    </style:style>
    <style:style style:name="P757" style:family="paragraph" style:parent-style-name="Table_20_Contents">
      <style:text-properties officeooo:paragraph-rsid="00831399"/>
    </style:style>
    <style:style style:name="P758" style:family="paragraph" style:parent-style-name="Table_20_Contents">
      <style:text-properties officeooo:paragraph-rsid="008bf0d2"/>
    </style:style>
    <style:style style:name="P759" style:family="paragraph" style:parent-style-name="Table_20_Contents">
      <style:text-properties officeooo:paragraph-rsid="0090bcd5"/>
    </style:style>
    <style:style style:name="P76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6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9pt" officeooo:rsid="0021259c" officeooo:paragraph-rsid="0021259c" style:font-size-asian="9pt" style:font-name-complex="Bitstream Vera Sans Mono" style:font-size-complex="9pt"/>
    </style:style>
    <style:style style:name="P76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7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1ba608" style:font-name-asian="Bitstream Vera Sans Mono1" style:font-size-asian="9pt" style:font-name-complex="Bitstream Vera Sans Mono" style:font-size-complex="9pt"/>
    </style:style>
    <style:style style:name="P76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3433ee" style:font-name-asian="Bitstream Vera Sans Mono1" style:font-size-asian="9pt" style:font-name-complex="Bitstream Vera Sans Mono" style:font-size-complex="9pt"/>
    </style:style>
    <style:style style:name="P76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76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76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76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76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77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77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26aa2e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26aa2e" officeooo:paragraph-rsid="003433ee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0ab926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1728b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19c943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0e3f7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2a84de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303c93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423350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6fcebf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7f046f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8e5d58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950d4f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53837b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2616e11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376aca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e5fd4f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1fff215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42ffe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90c38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0d1f6e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18dd46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163ce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3dbea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2912ab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376aca" officeooo:paragraph-rsid="023e7618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30f0d" officeooo:paragraph-rsid="01430f0d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4461f0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4461f0" officeooo:paragraph-rsid="01cda0bb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6e233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66e233" officeooo:paragraph-rsid="016bc885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763aca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18e5d58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763aca" officeooo:paragraph-rsid="0253837b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8229d5" officeooo:paragraph-rsid="018229d5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82d58" officeooo:paragraph-rsid="01982d58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d5180" officeooo:paragraph-rsid="019d5180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9ec48d" officeooo:paragraph-rsid="019ec48d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686d1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cda0bb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d9f37a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c686d1" officeooo:paragraph-rsid="01e5fd4f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1fff215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42ffe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090c38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18dd46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e5fd4f" officeooo:paragraph-rsid="0223dbea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18dd46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163ce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3dbea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912ab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2fb075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3c552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18dd46" officeooo:paragraph-rsid="023e7618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e42fb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2fb075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3c552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2e42fb" officeooo:paragraph-rsid="023e7618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309329" officeooo:paragraph-rsid="02309329" style:font-name-asian="Bitstream Vera Sans Mono1" style:font-size-asian="9pt" style:font-name-complex="Bitstream Vera Sans Mono" style:font-size-complex="9pt"/>
    </style:style>
    <style:style style:name="P847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48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849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850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851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852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853" style:family="paragraph" style:parent-style-name="Standard" style:list-style-name="WW8Num2">
      <style:paragraph-properties style:snap-to-layout-grid="false"/>
      <style:text-properties officeooo:paragraph-rsid="01d4e053"/>
    </style:style>
    <style:style style:name="P85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855" style:family="paragraph" style:parent-style-name="Standard" style:list-style-name="WW8Num2">
      <style:paragraph-properties style:snap-to-layout-grid="false"/>
      <style:text-properties officeooo:paragraph-rsid="010ab926"/>
    </style:style>
    <style:style style:name="P856" style:family="paragraph" style:parent-style-name="Standard" style:list-style-name="WW8Num2">
      <style:paragraph-properties style:snap-to-layout-grid="false"/>
      <style:text-properties officeooo:paragraph-rsid="0111728b"/>
    </style:style>
    <style:style style:name="P857" style:family="paragraph" style:parent-style-name="Standard" style:list-style-name="WW8Num2">
      <style:paragraph-properties style:snap-to-layout-grid="false"/>
      <style:text-properties officeooo:paragraph-rsid="0119c943"/>
    </style:style>
    <style:style style:name="P858" style:family="paragraph" style:parent-style-name="Standard" style:list-style-name="WW8Num2">
      <style:paragraph-properties style:snap-to-layout-grid="false"/>
      <style:text-properties officeooo:paragraph-rsid="0120e3f7"/>
    </style:style>
    <style:style style:name="P859" style:family="paragraph" style:parent-style-name="Standard" style:list-style-name="WW8Num2">
      <style:paragraph-properties style:snap-to-layout-grid="false"/>
      <style:text-properties officeooo:paragraph-rsid="012a84de"/>
    </style:style>
    <style:style style:name="P860" style:family="paragraph" style:parent-style-name="Standard" style:list-style-name="WW8Num2">
      <style:paragraph-properties style:snap-to-layout-grid="false"/>
      <style:text-properties officeooo:paragraph-rsid="01303c93"/>
    </style:style>
    <style:style style:name="P861" style:family="paragraph" style:parent-style-name="Standard" style:list-style-name="WW8Num2">
      <style:paragraph-properties style:snap-to-layout-grid="false"/>
      <style:text-properties officeooo:paragraph-rsid="01950d4f"/>
    </style:style>
    <style:style style:name="P862" style:family="paragraph" style:parent-style-name="Standard" style:list-style-name="WW8Num2">
      <style:paragraph-properties style:snap-to-layout-grid="false"/>
      <style:text-properties officeooo:paragraph-rsid="01423350"/>
    </style:style>
    <style:style style:name="P863" style:family="paragraph" style:parent-style-name="Standard" style:list-style-name="WW8Num2">
      <style:paragraph-properties style:snap-to-layout-grid="false"/>
      <style:text-properties officeooo:paragraph-rsid="0165c1d3"/>
    </style:style>
    <style:style style:name="P864" style:family="paragraph" style:parent-style-name="Standard" style:list-style-name="WW8Num2">
      <style:paragraph-properties style:snap-to-layout-grid="false"/>
      <style:text-properties officeooo:paragraph-rsid="016bc885"/>
    </style:style>
    <style:style style:name="P865" style:family="paragraph" style:parent-style-name="Standard" style:list-style-name="WW8Num2">
      <style:paragraph-properties style:snap-to-layout-grid="false"/>
      <style:text-properties officeooo:paragraph-rsid="016fcebf"/>
    </style:style>
    <style:style style:name="P866" style:family="paragraph" style:parent-style-name="Standard" style:list-style-name="WW8Num2">
      <style:paragraph-properties style:snap-to-layout-grid="false"/>
      <style:text-properties officeooo:paragraph-rsid="0253837b"/>
    </style:style>
    <style:style style:name="P867" style:family="paragraph" style:parent-style-name="Standard" style:list-style-name="WW8Num2">
      <style:paragraph-properties style:snap-to-layout-grid="false"/>
      <style:text-properties officeooo:paragraph-rsid="017f046f"/>
    </style:style>
    <style:style style:name="P868" style:family="paragraph" style:parent-style-name="Standard" style:list-style-name="WW8Num2">
      <style:paragraph-properties style:snap-to-layout-grid="false"/>
      <style:text-properties officeooo:paragraph-rsid="018e5d58"/>
    </style:style>
    <style:style style:name="P869" style:family="paragraph" style:parent-style-name="Standard" style:list-style-name="WW8Num2">
      <style:paragraph-properties style:snap-to-layout-grid="false"/>
      <style:text-properties officeooo:paragraph-rsid="01c1da60"/>
    </style:style>
    <style:style style:name="P870" style:family="paragraph" style:parent-style-name="Standard" style:list-style-name="WW8Num2">
      <style:paragraph-properties style:snap-to-layout-grid="false"/>
      <style:text-properties officeooo:paragraph-rsid="01c686d1"/>
    </style:style>
    <style:style style:name="P871" style:family="paragraph" style:parent-style-name="Standard" style:list-style-name="WW8Num2">
      <style:paragraph-properties style:snap-to-layout-grid="false"/>
      <style:text-properties officeooo:paragraph-rsid="01cda0bb"/>
    </style:style>
    <style:style style:name="P872" style:family="paragraph" style:parent-style-name="Standard" style:list-style-name="WW8Num2">
      <style:paragraph-properties style:snap-to-layout-grid="false"/>
      <style:text-properties officeooo:paragraph-rsid="01d9f37a"/>
    </style:style>
    <style:style style:name="P873" style:family="paragraph" style:parent-style-name="Standard" style:list-style-name="WW8Num2">
      <style:paragraph-properties style:snap-to-layout-grid="false"/>
      <style:text-properties officeooo:paragraph-rsid="01ea65ea"/>
    </style:style>
    <style:style style:name="P874" style:family="paragraph" style:parent-style-name="Standard" style:list-style-name="WW8Num2">
      <style:paragraph-properties style:snap-to-layout-grid="false"/>
      <style:text-properties officeooo:paragraph-rsid="01e5fd4f"/>
    </style:style>
    <style:style style:name="P875" style:family="paragraph" style:parent-style-name="Standard" style:list-style-name="WW8Num2">
      <style:paragraph-properties style:snap-to-layout-grid="false"/>
      <style:text-properties officeooo:paragraph-rsid="01fff215"/>
    </style:style>
    <style:style style:name="P876" style:family="paragraph" style:parent-style-name="Standard" style:list-style-name="WW8Num2">
      <style:paragraph-properties style:snap-to-layout-grid="false"/>
      <style:text-properties officeooo:paragraph-rsid="02042ffe"/>
    </style:style>
    <style:style style:name="P877" style:family="paragraph" style:parent-style-name="Standard" style:list-style-name="WW8Num2">
      <style:paragraph-properties style:snap-to-layout-grid="false"/>
      <style:text-properties officeooo:paragraph-rsid="02090c38"/>
    </style:style>
    <style:style style:name="P878" style:family="paragraph" style:parent-style-name="Standard" style:list-style-name="WW8Num2">
      <style:paragraph-properties style:snap-to-layout-grid="false"/>
      <style:text-properties officeooo:paragraph-rsid="020d1f6e"/>
    </style:style>
    <style:style style:name="P879" style:family="paragraph" style:parent-style-name="Standard" style:list-style-name="WW8Num2">
      <style:paragraph-properties style:snap-to-layout-grid="false"/>
      <style:text-properties officeooo:paragraph-rsid="0218dd46"/>
    </style:style>
    <style:style style:name="P880" style:family="paragraph" style:parent-style-name="Standard" style:list-style-name="WW8Num2">
      <style:paragraph-properties style:snap-to-layout-grid="false"/>
      <style:text-properties officeooo:paragraph-rsid="02616e11"/>
    </style:style>
    <style:style style:name="P881" style:family="paragraph" style:parent-style-name="Standard" style:list-style-name="WW8Num2">
      <style:paragraph-properties style:snap-to-layout-grid="false"/>
      <style:text-properties officeooo:paragraph-rsid="0223dbea"/>
    </style:style>
    <style:style style:name="P882" style:family="paragraph" style:parent-style-name="Standard" style:list-style-name="WW8Num2">
      <style:paragraph-properties style:snap-to-layout-grid="false"/>
      <style:text-properties officeooo:paragraph-rsid="022163ce"/>
    </style:style>
    <style:style style:name="P883" style:family="paragraph" style:parent-style-name="Standard" style:list-style-name="WW8Num2">
      <style:paragraph-properties style:snap-to-layout-grid="false"/>
      <style:text-properties officeooo:paragraph-rsid="022912ab"/>
    </style:style>
    <style:style style:name="P884" style:family="paragraph" style:parent-style-name="Standard" style:list-style-name="WW8Num2">
      <style:paragraph-properties style:snap-to-layout-grid="false"/>
      <style:text-properties officeooo:paragraph-rsid="022fb075"/>
    </style:style>
    <style:style style:name="P885" style:family="paragraph" style:parent-style-name="Standard" style:list-style-name="WW8Num2">
      <style:paragraph-properties style:snap-to-layout-grid="false"/>
      <style:text-properties officeooo:paragraph-rsid="0233c552"/>
    </style:style>
    <style:style style:name="P886" style:family="paragraph" style:parent-style-name="Standard" style:list-style-name="WW8Num2">
      <style:paragraph-properties style:snap-to-layout-grid="false"/>
      <style:text-properties officeooo:paragraph-rsid="023e7618"/>
    </style:style>
    <style:style style:name="P887" style:family="paragraph" style:parent-style-name="Standard" style:list-style-name="WW8Num2">
      <style:paragraph-properties style:snap-to-layout-grid="false"/>
      <style:text-properties officeooo:paragraph-rsid="0241dbfe"/>
    </style:style>
    <style:style style:name="P888" style:family="paragraph" style:parent-style-name="Standard" style:list-style-name="WW8Num2">
      <style:paragraph-properties style:snap-to-layout-grid="false"/>
      <style:text-properties officeooo:paragraph-rsid="0242cf95"/>
    </style:style>
    <style:style style:name="P889" style:family="paragraph" style:parent-style-name="Standard" style:list-style-name="WW8Num2">
      <style:text-properties officeooo:paragraph-rsid="0096468c"/>
    </style:style>
    <style:style style:name="P890" style:family="paragraph" style:parent-style-name="Standard" style:list-style-name="WW8Num2">
      <style:text-properties officeooo:paragraph-rsid="00bda0e5"/>
    </style:style>
    <style:style style:name="P891" style:family="paragraph" style:parent-style-name="Standard" style:list-style-name="WW8Num2">
      <style:text-properties officeooo:paragraph-rsid="00f3a19a"/>
    </style:style>
    <style:style style:name="P892" style:family="paragraph" style:parent-style-name="Standard" style:list-style-name="WW8Num2">
      <style:text-properties officeooo:paragraph-rsid="01d4e053"/>
    </style:style>
    <style:style style:name="P893" style:family="paragraph" style:parent-style-name="Standard" style:list-style-name="WW8Num2">
      <style:text-properties officeooo:paragraph-rsid="01f035ba"/>
    </style:style>
    <style:style style:name="P894" style:family="paragraph" style:parent-style-name="Standard" style:list-style-name="WW8Num2">
      <style:text-properties officeooo:paragraph-rsid="010ab926"/>
    </style:style>
    <style:style style:name="P895" style:family="paragraph" style:parent-style-name="Standard" style:list-style-name="WW8Num2">
      <style:paragraph-properties style:snap-to-layout-grid="false"/>
      <style:text-properties officeooo:rsid="01c7b15b" officeooo:paragraph-rsid="01c7b15b"/>
    </style:style>
    <style:style style:name="P896" style:family="paragraph" style:parent-style-name="Standard" style:list-style-name="WW8Num2">
      <style:paragraph-properties style:snap-to-layout-grid="false"/>
      <style:text-properties officeooo:rsid="01c7b15b" officeooo:paragraph-rsid="01cda0bb"/>
    </style:style>
    <style:style style:name="P897" style:family="paragraph" style:parent-style-name="Standard" style:list-style-name="WW8Num2">
      <style:paragraph-properties style:snap-to-layout-grid="false"/>
      <style:text-properties officeooo:rsid="01c7b15b" officeooo:paragraph-rsid="01d9f37a"/>
    </style:style>
    <style:style style:name="P898" style:family="paragraph" style:parent-style-name="Standard" style:list-style-name="WW8Num2">
      <style:paragraph-properties style:snap-to-layout-grid="false"/>
      <style:text-properties officeooo:rsid="01c7b15b" officeooo:paragraph-rsid="01e5fd4f"/>
    </style:style>
    <style:style style:name="P899" style:family="paragraph" style:parent-style-name="Standard" style:list-style-name="WW8Num2">
      <style:paragraph-properties style:snap-to-layout-grid="false"/>
      <style:text-properties officeooo:rsid="0223dbea" officeooo:paragraph-rsid="0223dbea"/>
    </style:style>
    <style:style style:name="P900" style:family="paragraph" style:parent-style-name="Standard" style:list-style-name="WW8Num2">
      <style:paragraph-properties style:snap-to-layout-grid="false"/>
      <style:text-properties officeooo:rsid="0223dbea" officeooo:paragraph-rsid="022912ab"/>
    </style:style>
    <style:style style:name="P901" style:family="paragraph" style:parent-style-name="Standard" style:list-style-name="WW8Num2">
      <style:paragraph-properties style:snap-to-layout-grid="false"/>
      <style:text-properties officeooo:rsid="0223dbea" officeooo:paragraph-rsid="022fb075"/>
    </style:style>
    <style:style style:name="P902" style:family="paragraph" style:parent-style-name="Standard" style:list-style-name="WW8Num2">
      <style:paragraph-properties style:snap-to-layout-grid="false"/>
      <style:text-properties officeooo:rsid="0223dbea" officeooo:paragraph-rsid="0233c552"/>
    </style:style>
    <style:style style:name="P90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90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90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90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907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908" style:family="paragraph" style:parent-style-name="Table_20_Contents" style:list-style-name="WW8Num2">
      <style:paragraph-properties style:snap-to-layout-grid="false"/>
      <style:text-properties officeooo:paragraph-rsid="01d4e053"/>
    </style:style>
    <style:style style:name="P90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910" style:family="paragraph" style:parent-style-name="Table_20_Contents" style:list-style-name="WW8Num2">
      <style:paragraph-properties style:snap-to-layout-grid="false"/>
      <style:text-properties officeooo:paragraph-rsid="010ab926"/>
    </style:style>
    <style:style style:name="P911" style:family="paragraph" style:parent-style-name="Table_20_Contents" style:list-style-name="WW8Num2">
      <style:paragraph-properties style:snap-to-layout-grid="false"/>
      <style:text-properties officeooo:paragraph-rsid="0111728b"/>
    </style:style>
    <style:style style:name="P912" style:family="paragraph" style:parent-style-name="Table_20_Contents" style:list-style-name="WW8Num2">
      <style:paragraph-properties style:snap-to-layout-grid="false"/>
      <style:text-properties officeooo:paragraph-rsid="0119c943"/>
    </style:style>
    <style:style style:name="P913" style:family="paragraph" style:parent-style-name="Table_20_Contents" style:list-style-name="WW8Num2">
      <style:paragraph-properties style:snap-to-layout-grid="false"/>
      <style:text-properties officeooo:paragraph-rsid="0120e3f7"/>
    </style:style>
    <style:style style:name="P914" style:family="paragraph" style:parent-style-name="Table_20_Contents" style:list-style-name="WW8Num2">
      <style:paragraph-properties style:snap-to-layout-grid="false"/>
      <style:text-properties officeooo:paragraph-rsid="012a84de"/>
    </style:style>
    <style:style style:name="P915" style:family="paragraph" style:parent-style-name="Table_20_Contents" style:list-style-name="WW8Num2">
      <style:paragraph-properties style:snap-to-layout-grid="false"/>
      <style:text-properties officeooo:paragraph-rsid="01303c93"/>
    </style:style>
    <style:style style:name="P916" style:family="paragraph" style:parent-style-name="Table_20_Contents" style:list-style-name="WW8Num2">
      <style:paragraph-properties style:snap-to-layout-grid="false"/>
      <style:text-properties officeooo:paragraph-rsid="01950d4f"/>
    </style:style>
    <style:style style:name="P917" style:family="paragraph" style:parent-style-name="Table_20_Contents" style:list-style-name="WW8Num2">
      <style:paragraph-properties style:snap-to-layout-grid="false"/>
      <style:text-properties officeooo:paragraph-rsid="01423350"/>
    </style:style>
    <style:style style:name="P918" style:family="paragraph" style:parent-style-name="Table_20_Contents" style:list-style-name="WW8Num2">
      <style:paragraph-properties style:snap-to-layout-grid="false"/>
      <style:text-properties officeooo:paragraph-rsid="0165c1d3"/>
    </style:style>
    <style:style style:name="P919" style:family="paragraph" style:parent-style-name="Table_20_Contents" style:list-style-name="WW8Num2">
      <style:paragraph-properties style:snap-to-layout-grid="false"/>
      <style:text-properties officeooo:paragraph-rsid="016bc885"/>
    </style:style>
    <style:style style:name="P920" style:family="paragraph" style:parent-style-name="Table_20_Contents" style:list-style-name="WW8Num2">
      <style:paragraph-properties style:snap-to-layout-grid="false"/>
      <style:text-properties officeooo:paragraph-rsid="016fcebf"/>
    </style:style>
    <style:style style:name="P921" style:family="paragraph" style:parent-style-name="Table_20_Contents" style:list-style-name="WW8Num2">
      <style:paragraph-properties style:snap-to-layout-grid="false"/>
      <style:text-properties officeooo:paragraph-rsid="0253837b"/>
    </style:style>
    <style:style style:name="P922" style:family="paragraph" style:parent-style-name="Table_20_Contents" style:list-style-name="WW8Num2">
      <style:paragraph-properties style:snap-to-layout-grid="false"/>
      <style:text-properties officeooo:paragraph-rsid="018e5d58"/>
    </style:style>
    <style:style style:name="P923" style:family="paragraph" style:parent-style-name="Table_20_Contents" style:list-style-name="WW8Num2">
      <style:paragraph-properties style:snap-to-layout-grid="false"/>
      <style:text-properties officeooo:paragraph-rsid="01c1da60"/>
    </style:style>
    <style:style style:name="P924" style:family="paragraph" style:parent-style-name="Table_20_Contents" style:list-style-name="WW8Num2">
      <style:paragraph-properties style:snap-to-layout-grid="false"/>
      <style:text-properties officeooo:paragraph-rsid="01c686d1"/>
    </style:style>
    <style:style style:name="P925" style:family="paragraph" style:parent-style-name="Table_20_Contents" style:list-style-name="WW8Num2">
      <style:paragraph-properties style:snap-to-layout-grid="false"/>
      <style:text-properties officeooo:paragraph-rsid="01cda0bb"/>
    </style:style>
    <style:style style:name="P926" style:family="paragraph" style:parent-style-name="Table_20_Contents" style:list-style-name="WW8Num2">
      <style:paragraph-properties style:snap-to-layout-grid="false"/>
      <style:text-properties officeooo:paragraph-rsid="01d9f37a"/>
    </style:style>
    <style:style style:name="P927" style:family="paragraph" style:parent-style-name="Table_20_Contents" style:list-style-name="WW8Num2">
      <style:paragraph-properties style:snap-to-layout-grid="false"/>
      <style:text-properties officeooo:paragraph-rsid="01ea65ea"/>
    </style:style>
    <style:style style:name="P928" style:family="paragraph" style:parent-style-name="Table_20_Contents" style:list-style-name="WW8Num2">
      <style:paragraph-properties style:snap-to-layout-grid="false"/>
      <style:text-properties officeooo:paragraph-rsid="01e5fd4f"/>
    </style:style>
    <style:style style:name="P929" style:family="paragraph" style:parent-style-name="Table_20_Contents" style:list-style-name="WW8Num2">
      <style:paragraph-properties style:snap-to-layout-grid="false"/>
      <style:text-properties officeooo:paragraph-rsid="01fff215"/>
    </style:style>
    <style:style style:name="P930" style:family="paragraph" style:parent-style-name="Table_20_Contents" style:list-style-name="WW8Num2">
      <style:paragraph-properties style:snap-to-layout-grid="false"/>
      <style:text-properties officeooo:paragraph-rsid="02042ffe"/>
    </style:style>
    <style:style style:name="P931" style:family="paragraph" style:parent-style-name="Table_20_Contents" style:list-style-name="WW8Num2">
      <style:paragraph-properties style:snap-to-layout-grid="false"/>
      <style:text-properties officeooo:paragraph-rsid="02090c38"/>
    </style:style>
    <style:style style:name="P932" style:family="paragraph" style:parent-style-name="Table_20_Contents" style:list-style-name="WW8Num2">
      <style:paragraph-properties style:snap-to-layout-grid="false"/>
      <style:text-properties officeooo:paragraph-rsid="020d1f6e"/>
    </style:style>
    <style:style style:name="P933" style:family="paragraph" style:parent-style-name="Table_20_Contents" style:list-style-name="WW8Num2">
      <style:paragraph-properties style:snap-to-layout-grid="false"/>
      <style:text-properties officeooo:paragraph-rsid="0218dd46"/>
    </style:style>
    <style:style style:name="P934" style:family="paragraph" style:parent-style-name="Table_20_Contents" style:list-style-name="WW8Num2">
      <style:paragraph-properties style:snap-to-layout-grid="false"/>
      <style:text-properties officeooo:paragraph-rsid="02616e11"/>
    </style:style>
    <style:style style:name="P935" style:family="paragraph" style:parent-style-name="Table_20_Contents" style:list-style-name="WW8Num2">
      <style:paragraph-properties style:snap-to-layout-grid="false"/>
      <style:text-properties officeooo:paragraph-rsid="0223dbea"/>
    </style:style>
    <style:style style:name="P936" style:family="paragraph" style:parent-style-name="Table_20_Contents" style:list-style-name="WW8Num2">
      <style:paragraph-properties style:snap-to-layout-grid="false"/>
      <style:text-properties officeooo:paragraph-rsid="022163ce"/>
    </style:style>
    <style:style style:name="P937" style:family="paragraph" style:parent-style-name="Table_20_Contents" style:list-style-name="WW8Num2">
      <style:paragraph-properties style:snap-to-layout-grid="false"/>
      <style:text-properties officeooo:paragraph-rsid="022912ab"/>
    </style:style>
    <style:style style:name="P938" style:family="paragraph" style:parent-style-name="Table_20_Contents" style:list-style-name="WW8Num2">
      <style:paragraph-properties style:snap-to-layout-grid="false"/>
      <style:text-properties officeooo:paragraph-rsid="022fb075"/>
    </style:style>
    <style:style style:name="P939" style:family="paragraph" style:parent-style-name="Table_20_Contents" style:list-style-name="WW8Num2">
      <style:paragraph-properties style:snap-to-layout-grid="false"/>
      <style:text-properties officeooo:paragraph-rsid="0233c552"/>
    </style:style>
    <style:style style:name="P940" style:family="paragraph" style:parent-style-name="Table_20_Contents" style:list-style-name="WW8Num2">
      <style:paragraph-properties style:snap-to-layout-grid="false"/>
      <style:text-properties officeooo:paragraph-rsid="023e7618"/>
    </style:style>
    <style:style style:name="P941" style:family="paragraph" style:parent-style-name="Table_20_Contents" style:list-style-name="WW8Num2">
      <style:paragraph-properties style:snap-to-layout-grid="false"/>
      <style:text-properties officeooo:paragraph-rsid="0241dbfe"/>
    </style:style>
    <style:style style:name="P942" style:family="paragraph" style:parent-style-name="Table_20_Contents" style:list-style-name="WW8Num2">
      <style:paragraph-properties style:snap-to-layout-grid="false"/>
      <style:text-properties officeooo:paragraph-rsid="0242cf95"/>
    </style:style>
    <style:style style:name="P943" style:family="paragraph" style:parent-style-name="Table_20_Contents" style:list-style-name="WW8Num2">
      <style:text-properties officeooo:paragraph-rsid="0096468c"/>
    </style:style>
    <style:style style:name="P944" style:family="paragraph" style:parent-style-name="Table_20_Contents" style:list-style-name="WW8Num2">
      <style:text-properties officeooo:paragraph-rsid="00bda0e5"/>
    </style:style>
    <style:style style:name="P945" style:family="paragraph" style:parent-style-name="Table_20_Contents" style:list-style-name="WW8Num2">
      <style:text-properties officeooo:paragraph-rsid="00cf6c40"/>
    </style:style>
    <style:style style:name="P946" style:family="paragraph" style:parent-style-name="Table_20_Contents" style:list-style-name="WW8Num2">
      <style:text-properties officeooo:paragraph-rsid="00e02383"/>
    </style:style>
    <style:style style:name="P947" style:family="paragraph" style:parent-style-name="Table_20_Contents" style:list-style-name="WW8Num2">
      <style:text-properties officeooo:paragraph-rsid="00f3a19a"/>
    </style:style>
    <style:style style:name="P948" style:family="paragraph" style:parent-style-name="Table_20_Contents" style:list-style-name="WW8Num2">
      <style:text-properties officeooo:paragraph-rsid="01d4e053"/>
    </style:style>
    <style:style style:name="P949" style:family="paragraph" style:parent-style-name="Table_20_Contents" style:list-style-name="WW8Num2">
      <style:text-properties officeooo:paragraph-rsid="01f035ba"/>
    </style:style>
    <style:style style:name="P950" style:family="paragraph" style:parent-style-name="Table_20_Contents" style:list-style-name="WW8Num2">
      <style:text-properties officeooo:paragraph-rsid="010ab926"/>
    </style:style>
    <style:style style:name="P951" style:family="paragraph" style:parent-style-name="Table_20_Contents" style:list-style-name="WW8Num2">
      <style:text-properties officeooo:paragraph-rsid="0111728b"/>
    </style:style>
    <style:style style:name="P952" style:family="paragraph" style:parent-style-name="Table_20_Contents" style:list-style-name="WW8Num2">
      <style:text-properties officeooo:paragraph-rsid="0119c943"/>
    </style:style>
    <style:style style:name="P953" style:family="paragraph" style:parent-style-name="Table_20_Contents" style:list-style-name="WW8Num2">
      <style:text-properties officeooo:paragraph-rsid="0120e3f7"/>
    </style:style>
    <style:style style:name="P954" style:family="paragraph" style:parent-style-name="Table_20_Contents" style:list-style-name="WW8Num2">
      <style:text-properties officeooo:paragraph-rsid="012a84de"/>
    </style:style>
    <style:style style:name="P955" style:family="paragraph" style:parent-style-name="Table_20_Contents" style:list-style-name="WW8Num2">
      <style:text-properties officeooo:paragraph-rsid="01303c93"/>
    </style:style>
    <style:style style:name="P956" style:family="paragraph" style:parent-style-name="Table_20_Contents" style:list-style-name="WW8Num2">
      <style:text-properties officeooo:paragraph-rsid="01950d4f"/>
    </style:style>
    <style:style style:name="P957" style:family="paragraph" style:parent-style-name="Table_20_Contents" style:list-style-name="WW8Num2">
      <style:text-properties officeooo:paragraph-rsid="01423350"/>
    </style:style>
    <style:style style:name="P958" style:family="paragraph" style:parent-style-name="Table_20_Contents" style:list-style-name="WW8Num2">
      <style:text-properties officeooo:paragraph-rsid="0165c1d3"/>
    </style:style>
    <style:style style:name="P959" style:family="paragraph" style:parent-style-name="Table_20_Contents" style:list-style-name="WW8Num2">
      <style:text-properties officeooo:paragraph-rsid="016bc885"/>
    </style:style>
    <style:style style:name="P960" style:family="paragraph" style:parent-style-name="Table_20_Contents" style:list-style-name="WW8Num2">
      <style:text-properties officeooo:paragraph-rsid="016fcebf"/>
    </style:style>
    <style:style style:name="P961" style:family="paragraph" style:parent-style-name="Table_20_Contents" style:list-style-name="WW8Num2">
      <style:text-properties officeooo:paragraph-rsid="0253837b"/>
    </style:style>
    <style:style style:name="P962" style:family="paragraph" style:parent-style-name="Table_20_Contents" style:list-style-name="WW8Num2">
      <style:text-properties officeooo:paragraph-rsid="017f046f"/>
    </style:style>
    <style:style style:name="P963" style:family="paragraph" style:parent-style-name="Table_20_Contents" style:list-style-name="WW8Num2">
      <style:text-properties officeooo:paragraph-rsid="018e5d58"/>
    </style:style>
    <style:style style:name="P964" style:family="paragraph" style:parent-style-name="Table_20_Contents" style:list-style-name="WW8Num2">
      <style:text-properties officeooo:paragraph-rsid="01c1da60"/>
    </style:style>
    <style:style style:name="P965" style:family="paragraph" style:parent-style-name="Table_20_Contents" style:list-style-name="WW8Num2">
      <style:text-properties officeooo:paragraph-rsid="01c686d1"/>
    </style:style>
    <style:style style:name="P966" style:family="paragraph" style:parent-style-name="Table_20_Contents" style:list-style-name="WW8Num2">
      <style:text-properties officeooo:paragraph-rsid="01cda0bb"/>
    </style:style>
    <style:style style:name="P967" style:family="paragraph" style:parent-style-name="Table_20_Contents" style:list-style-name="WW8Num2">
      <style:text-properties officeooo:paragraph-rsid="01d9f37a"/>
    </style:style>
    <style:style style:name="P968" style:family="paragraph" style:parent-style-name="Table_20_Contents" style:list-style-name="WW8Num2">
      <style:text-properties officeooo:paragraph-rsid="01ea65ea"/>
    </style:style>
    <style:style style:name="P969" style:family="paragraph" style:parent-style-name="Table_20_Contents" style:list-style-name="WW8Num2">
      <style:text-properties officeooo:paragraph-rsid="01e5fd4f"/>
    </style:style>
    <style:style style:name="P970" style:family="paragraph" style:parent-style-name="Table_20_Contents" style:list-style-name="WW8Num2">
      <style:text-properties officeooo:paragraph-rsid="01fff215"/>
    </style:style>
    <style:style style:name="P971" style:family="paragraph" style:parent-style-name="Table_20_Contents" style:list-style-name="WW8Num2">
      <style:text-properties officeooo:paragraph-rsid="02042ffe"/>
    </style:style>
    <style:style style:name="P972" style:family="paragraph" style:parent-style-name="Table_20_Contents" style:list-style-name="WW8Num2">
      <style:text-properties officeooo:paragraph-rsid="02090c38"/>
    </style:style>
    <style:style style:name="P973" style:family="paragraph" style:parent-style-name="Table_20_Contents" style:list-style-name="WW8Num2">
      <style:text-properties officeooo:paragraph-rsid="020d1f6e"/>
    </style:style>
    <style:style style:name="P974" style:family="paragraph" style:parent-style-name="Table_20_Contents" style:list-style-name="WW8Num2">
      <style:text-properties officeooo:paragraph-rsid="0218dd46"/>
    </style:style>
    <style:style style:name="P975" style:family="paragraph" style:parent-style-name="Table_20_Contents" style:list-style-name="WW8Num2">
      <style:text-properties officeooo:paragraph-rsid="02616e11"/>
    </style:style>
    <style:style style:name="P976" style:family="paragraph" style:parent-style-name="Table_20_Contents" style:list-style-name="WW8Num2">
      <style:text-properties officeooo:paragraph-rsid="0223dbea"/>
    </style:style>
    <style:style style:name="P977" style:family="paragraph" style:parent-style-name="Table_20_Contents" style:list-style-name="WW8Num2">
      <style:text-properties officeooo:paragraph-rsid="022163ce"/>
    </style:style>
    <style:style style:name="P978" style:family="paragraph" style:parent-style-name="Table_20_Contents" style:list-style-name="WW8Num2">
      <style:text-properties officeooo:paragraph-rsid="022912ab"/>
    </style:style>
    <style:style style:name="P979" style:family="paragraph" style:parent-style-name="Table_20_Contents" style:list-style-name="WW8Num2">
      <style:text-properties officeooo:paragraph-rsid="022fb075"/>
    </style:style>
    <style:style style:name="P980" style:family="paragraph" style:parent-style-name="Table_20_Contents" style:list-style-name="WW8Num2">
      <style:text-properties officeooo:paragraph-rsid="0233c552"/>
    </style:style>
    <style:style style:name="P981" style:family="paragraph" style:parent-style-name="Table_20_Contents" style:list-style-name="WW8Num2">
      <style:text-properties officeooo:paragraph-rsid="023e7618"/>
    </style:style>
    <style:style style:name="P982" style:family="paragraph" style:parent-style-name="Table_20_Contents" style:list-style-name="WW8Num2">
      <style:text-properties officeooo:paragraph-rsid="0241dbfe"/>
    </style:style>
    <style:style style:name="P983" style:family="paragraph" style:parent-style-name="Table_20_Contents" style:list-style-name="WW8Num2">
      <style:text-properties officeooo:paragraph-rsid="0242cf95"/>
    </style:style>
    <style:style style:name="P98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98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98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98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988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989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 style:font-weight-complex="bold"/>
    </style:style>
    <style:style style:name="P990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991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 style:font-weight-complex="bold"/>
    </style:style>
    <style:style style:name="P992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 style:font-weight-complex="bold"/>
    </style:style>
    <style:style style:name="P993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 style:font-weight-complex="bold"/>
    </style:style>
    <style:style style:name="P994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 style:font-weight-complex="bold"/>
    </style:style>
    <style:style style:name="P995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 style:font-weight-complex="bold"/>
    </style:style>
    <style:style style:name="P996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 style:font-weight-complex="bold"/>
    </style:style>
    <style:style style:name="P997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 style:font-weight-complex="bold"/>
    </style:style>
    <style:style style:name="P998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 style:font-weight-complex="bold"/>
    </style:style>
    <style:style style:name="P999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 style:font-weight-complex="bold"/>
    </style:style>
    <style:style style:name="P1000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 style:font-weight-complex="bold"/>
    </style:style>
    <style:style style:name="P1001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 style:font-weight-complex="bold"/>
    </style:style>
    <style:style style:name="P1002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 style:font-weight-complex="bold"/>
    </style:style>
    <style:style style:name="P1003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 style:font-weight-complex="bold"/>
    </style:style>
    <style:style style:name="P1004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 style:font-weight-complex="bold"/>
    </style:style>
    <style:style style:name="P1005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 style:font-weight-complex="bold"/>
    </style:style>
    <style:style style:name="P1006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 style:font-weight-complex="bold"/>
    </style:style>
    <style:style style:name="P1007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 style:font-weight-complex="bold"/>
    </style:style>
    <style:style style:name="P1008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 style:font-weight-complex="bold"/>
    </style:style>
    <style:style style:name="P1009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 style:font-weight-complex="bold"/>
    </style:style>
    <style:style style:name="P1010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 style:font-weight-complex="bold"/>
    </style:style>
    <style:style style:name="P1011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 style:font-weight-complex="bold"/>
    </style:style>
    <style:style style:name="P1012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 style:font-weight-complex="bold"/>
    </style:style>
    <style:style style:name="P1013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 style:font-weight-complex="bold"/>
    </style:style>
    <style:style style:name="P1014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 style:font-weight-complex="bold"/>
    </style:style>
    <style:style style:name="P1015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 style:font-weight-complex="bold"/>
    </style:style>
    <style:style style:name="P1016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 style:font-weight-complex="bold"/>
    </style:style>
    <style:style style:name="P1017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 style:font-weight-complex="bold"/>
    </style:style>
    <style:style style:name="P1018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 style:font-weight-complex="bold"/>
    </style:style>
    <style:style style:name="P1019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 style:font-weight-complex="bold"/>
    </style:style>
    <style:style style:name="P1020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 style:font-weight-complex="bold"/>
    </style:style>
    <style:style style:name="P1021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 style:font-weight-complex="bold"/>
    </style:style>
    <style:style style:name="P1022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 style:font-weight-complex="bold"/>
    </style:style>
    <style:style style:name="P1023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 style:font-weight-complex="bold"/>
    </style:style>
    <style:style style:name="P1024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 style:font-weight-complex="bold"/>
    </style:style>
    <style:style style:name="P102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102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102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102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1029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1030" style:family="paragraph" style:parent-style-name="Table_20_Contents" style:list-style-name="WW8Num2">
      <style:text-properties style:font-name="Bitstream Vera Sans Mono" fo:font-weight="bold" officeooo:paragraph-rsid="01d4e053" style:font-weight-asian="bold" style:font-name-complex="Bitstream Vera Sans Mono"/>
    </style:style>
    <style:style style:name="P103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1032" style:family="paragraph" style:parent-style-name="Table_20_Contents" style:list-style-name="WW8Num2">
      <style:text-properties style:font-name="Bitstream Vera Sans Mono" fo:font-weight="bold" officeooo:paragraph-rsid="010ab926" style:font-weight-asian="bold" style:font-name-complex="Bitstream Vera Sans Mono"/>
    </style:style>
    <style:style style:name="P1033" style:family="paragraph" style:parent-style-name="Table_20_Contents" style:list-style-name="WW8Num2">
      <style:text-properties style:font-name="Bitstream Vera Sans Mono" fo:font-weight="bold" officeooo:paragraph-rsid="0111728b" style:font-weight-asian="bold" style:font-name-complex="Bitstream Vera Sans Mono"/>
    </style:style>
    <style:style style:name="P1034" style:family="paragraph" style:parent-style-name="Table_20_Contents" style:list-style-name="WW8Num2">
      <style:text-properties style:font-name="Bitstream Vera Sans Mono" fo:font-weight="bold" officeooo:paragraph-rsid="0119c943" style:font-weight-asian="bold" style:font-name-complex="Bitstream Vera Sans Mono"/>
    </style:style>
    <style:style style:name="P1035" style:family="paragraph" style:parent-style-name="Table_20_Contents" style:list-style-name="WW8Num2">
      <style:text-properties style:font-name="Bitstream Vera Sans Mono" fo:font-weight="bold" officeooo:paragraph-rsid="0120e3f7" style:font-weight-asian="bold" style:font-name-complex="Bitstream Vera Sans Mono"/>
    </style:style>
    <style:style style:name="P1036" style:family="paragraph" style:parent-style-name="Table_20_Contents" style:list-style-name="WW8Num2">
      <style:text-properties style:font-name="Bitstream Vera Sans Mono" fo:font-weight="bold" officeooo:paragraph-rsid="012a84de" style:font-weight-asian="bold" style:font-name-complex="Bitstream Vera Sans Mono"/>
    </style:style>
    <style:style style:name="P1037" style:family="paragraph" style:parent-style-name="Table_20_Contents" style:list-style-name="WW8Num2">
      <style:text-properties style:font-name="Bitstream Vera Sans Mono" fo:font-weight="bold" officeooo:paragraph-rsid="01303c93" style:font-weight-asian="bold" style:font-name-complex="Bitstream Vera Sans Mono"/>
    </style:style>
    <style:style style:name="P1038" style:family="paragraph" style:parent-style-name="Table_20_Contents" style:list-style-name="WW8Num2">
      <style:text-properties style:font-name="Bitstream Vera Sans Mono" fo:font-weight="bold" officeooo:paragraph-rsid="01950d4f" style:font-weight-asian="bold" style:font-name-complex="Bitstream Vera Sans Mono"/>
    </style:style>
    <style:style style:name="P1039" style:family="paragraph" style:parent-style-name="Table_20_Contents" style:list-style-name="WW8Num2">
      <style:text-properties style:font-name="Bitstream Vera Sans Mono" fo:font-weight="bold" officeooo:paragraph-rsid="01423350" style:font-weight-asian="bold" style:font-name-complex="Bitstream Vera Sans Mono"/>
    </style:style>
    <style:style style:name="P1040" style:family="paragraph" style:parent-style-name="Table_20_Contents" style:list-style-name="WW8Num2">
      <style:text-properties style:font-name="Bitstream Vera Sans Mono" fo:font-weight="bold" officeooo:paragraph-rsid="0165c1d3" style:font-weight-asian="bold" style:font-name-complex="Bitstream Vera Sans Mono"/>
    </style:style>
    <style:style style:name="P1041" style:family="paragraph" style:parent-style-name="Table_20_Contents" style:list-style-name="WW8Num2">
      <style:text-properties style:font-name="Bitstream Vera Sans Mono" fo:font-weight="bold" officeooo:paragraph-rsid="016bc885" style:font-weight-asian="bold" style:font-name-complex="Bitstream Vera Sans Mono"/>
    </style:style>
    <style:style style:name="P1042" style:family="paragraph" style:parent-style-name="Table_20_Contents" style:list-style-name="WW8Num2">
      <style:text-properties style:font-name="Bitstream Vera Sans Mono" fo:font-weight="bold" officeooo:paragraph-rsid="016fcebf" style:font-weight-asian="bold" style:font-name-complex="Bitstream Vera Sans Mono"/>
    </style:style>
    <style:style style:name="P1043" style:family="paragraph" style:parent-style-name="Table_20_Contents" style:list-style-name="WW8Num2">
      <style:text-properties style:font-name="Bitstream Vera Sans Mono" fo:font-weight="bold" officeooo:paragraph-rsid="0253837b" style:font-weight-asian="bold" style:font-name-complex="Bitstream Vera Sans Mono"/>
    </style:style>
    <style:style style:name="P1044" style:family="paragraph" style:parent-style-name="Table_20_Contents" style:list-style-name="WW8Num2">
      <style:text-properties style:font-name="Bitstream Vera Sans Mono" fo:font-weight="bold" officeooo:paragraph-rsid="017f046f" style:font-weight-asian="bold" style:font-name-complex="Bitstream Vera Sans Mono"/>
    </style:style>
    <style:style style:name="P1045" style:family="paragraph" style:parent-style-name="Table_20_Contents" style:list-style-name="WW8Num2">
      <style:text-properties style:font-name="Bitstream Vera Sans Mono" fo:font-weight="bold" officeooo:paragraph-rsid="018e5d58" style:font-weight-asian="bold" style:font-name-complex="Bitstream Vera Sans Mono"/>
    </style:style>
    <style:style style:name="P1046" style:family="paragraph" style:parent-style-name="Table_20_Contents" style:list-style-name="WW8Num2">
      <style:text-properties style:font-name="Bitstream Vera Sans Mono" fo:font-weight="bold" officeooo:paragraph-rsid="01c1da60" style:font-weight-asian="bold" style:font-name-complex="Bitstream Vera Sans Mono"/>
    </style:style>
    <style:style style:name="P1047" style:family="paragraph" style:parent-style-name="Table_20_Contents" style:list-style-name="WW8Num2">
      <style:text-properties style:font-name="Bitstream Vera Sans Mono" fo:font-weight="bold" officeooo:paragraph-rsid="01c686d1" style:font-weight-asian="bold" style:font-name-complex="Bitstream Vera Sans Mono"/>
    </style:style>
    <style:style style:name="P1048" style:family="paragraph" style:parent-style-name="Table_20_Contents" style:list-style-name="WW8Num2">
      <style:text-properties style:font-name="Bitstream Vera Sans Mono" fo:font-weight="bold" officeooo:paragraph-rsid="01cda0bb" style:font-weight-asian="bold" style:font-name-complex="Bitstream Vera Sans Mono"/>
    </style:style>
    <style:style style:name="P1049" style:family="paragraph" style:parent-style-name="Table_20_Contents" style:list-style-name="WW8Num2">
      <style:text-properties style:font-name="Bitstream Vera Sans Mono" fo:font-weight="bold" officeooo:paragraph-rsid="01d9f37a" style:font-weight-asian="bold" style:font-name-complex="Bitstream Vera Sans Mono"/>
    </style:style>
    <style:style style:name="P1050" style:family="paragraph" style:parent-style-name="Table_20_Contents" style:list-style-name="WW8Num2">
      <style:text-properties style:font-name="Bitstream Vera Sans Mono" fo:font-weight="bold" officeooo:paragraph-rsid="01ea65ea" style:font-weight-asian="bold" style:font-name-complex="Bitstream Vera Sans Mono"/>
    </style:style>
    <style:style style:name="P1051" style:family="paragraph" style:parent-style-name="Table_20_Contents" style:list-style-name="WW8Num2">
      <style:text-properties style:font-name="Bitstream Vera Sans Mono" fo:font-weight="bold" officeooo:paragraph-rsid="01e5fd4f" style:font-weight-asian="bold" style:font-name-complex="Bitstream Vera Sans Mono"/>
    </style:style>
    <style:style style:name="P1052" style:family="paragraph" style:parent-style-name="Table_20_Contents" style:list-style-name="WW8Num2">
      <style:text-properties style:font-name="Bitstream Vera Sans Mono" fo:font-weight="bold" officeooo:paragraph-rsid="01fff215" style:font-weight-asian="bold" style:font-name-complex="Bitstream Vera Sans Mono"/>
    </style:style>
    <style:style style:name="P1053" style:family="paragraph" style:parent-style-name="Table_20_Contents" style:list-style-name="WW8Num2">
      <style:text-properties style:font-name="Bitstream Vera Sans Mono" fo:font-weight="bold" officeooo:paragraph-rsid="02042ffe" style:font-weight-asian="bold" style:font-name-complex="Bitstream Vera Sans Mono"/>
    </style:style>
    <style:style style:name="P1054" style:family="paragraph" style:parent-style-name="Table_20_Contents" style:list-style-name="WW8Num2">
      <style:text-properties style:font-name="Bitstream Vera Sans Mono" fo:font-weight="bold" officeooo:paragraph-rsid="02090c38" style:font-weight-asian="bold" style:font-name-complex="Bitstream Vera Sans Mono"/>
    </style:style>
    <style:style style:name="P1055" style:family="paragraph" style:parent-style-name="Table_20_Contents" style:list-style-name="WW8Num2">
      <style:text-properties style:font-name="Bitstream Vera Sans Mono" fo:font-weight="bold" officeooo:paragraph-rsid="020d1f6e" style:font-weight-asian="bold" style:font-name-complex="Bitstream Vera Sans Mono"/>
    </style:style>
    <style:style style:name="P1056" style:family="paragraph" style:parent-style-name="Table_20_Contents" style:list-style-name="WW8Num2">
      <style:text-properties style:font-name="Bitstream Vera Sans Mono" fo:font-weight="bold" officeooo:paragraph-rsid="0218dd46" style:font-weight-asian="bold" style:font-name-complex="Bitstream Vera Sans Mono"/>
    </style:style>
    <style:style style:name="P1057" style:family="paragraph" style:parent-style-name="Table_20_Contents" style:list-style-name="WW8Num2">
      <style:text-properties style:font-name="Bitstream Vera Sans Mono" fo:font-weight="bold" officeooo:paragraph-rsid="02616e11" style:font-weight-asian="bold" style:font-name-complex="Bitstream Vera Sans Mono"/>
    </style:style>
    <style:style style:name="P1058" style:family="paragraph" style:parent-style-name="Table_20_Contents" style:list-style-name="WW8Num2">
      <style:text-properties style:font-name="Bitstream Vera Sans Mono" fo:font-weight="bold" officeooo:paragraph-rsid="0223dbea" style:font-weight-asian="bold" style:font-name-complex="Bitstream Vera Sans Mono"/>
    </style:style>
    <style:style style:name="P1059" style:family="paragraph" style:parent-style-name="Table_20_Contents" style:list-style-name="WW8Num2">
      <style:text-properties style:font-name="Bitstream Vera Sans Mono" fo:font-weight="bold" officeooo:paragraph-rsid="022163ce" style:font-weight-asian="bold" style:font-name-complex="Bitstream Vera Sans Mono"/>
    </style:style>
    <style:style style:name="P1060" style:family="paragraph" style:parent-style-name="Table_20_Contents" style:list-style-name="WW8Num2">
      <style:text-properties style:font-name="Bitstream Vera Sans Mono" fo:font-weight="bold" officeooo:paragraph-rsid="022912ab" style:font-weight-asian="bold" style:font-name-complex="Bitstream Vera Sans Mono"/>
    </style:style>
    <style:style style:name="P1061" style:family="paragraph" style:parent-style-name="Table_20_Contents" style:list-style-name="WW8Num2">
      <style:text-properties style:font-name="Bitstream Vera Sans Mono" fo:font-weight="bold" officeooo:paragraph-rsid="022fb075" style:font-weight-asian="bold" style:font-name-complex="Bitstream Vera Sans Mono"/>
    </style:style>
    <style:style style:name="P1062" style:family="paragraph" style:parent-style-name="Table_20_Contents" style:list-style-name="WW8Num2">
      <style:text-properties style:font-name="Bitstream Vera Sans Mono" fo:font-weight="bold" officeooo:paragraph-rsid="0233c552" style:font-weight-asian="bold" style:font-name-complex="Bitstream Vera Sans Mono"/>
    </style:style>
    <style:style style:name="P1063" style:family="paragraph" style:parent-style-name="Table_20_Contents" style:list-style-name="WW8Num2">
      <style:text-properties style:font-name="Bitstream Vera Sans Mono" fo:font-weight="bold" officeooo:paragraph-rsid="023e7618" style:font-weight-asian="bold" style:font-name-complex="Bitstream Vera Sans Mono"/>
    </style:style>
    <style:style style:name="P1064" style:family="paragraph" style:parent-style-name="Table_20_Contents" style:list-style-name="WW8Num2">
      <style:text-properties style:font-name="Bitstream Vera Sans Mono" fo:font-weight="bold" officeooo:paragraph-rsid="0241dbfe" style:font-weight-asian="bold" style:font-name-complex="Bitstream Vera Sans Mono"/>
    </style:style>
    <style:style style:name="P1065" style:family="paragraph" style:parent-style-name="Table_20_Contents" style:list-style-name="WW8Num2">
      <style:text-properties style:font-name="Bitstream Vera Sans Mono" fo:font-weight="bold" officeooo:paragraph-rsid="0242cf95" style:font-weight-asian="bold" style:font-name-complex="Bitstream Vera Sans Mono"/>
    </style:style>
    <style:style style:name="P1066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1067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1068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1069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1070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1071" style:family="paragraph" style:parent-style-name="Table_20_Contents" style:list-style-name="WW8Num2">
      <style:text-properties style:font-name="Bitstream Vera Sans Mono" officeooo:paragraph-rsid="01d4e053" style:font-name-complex="Bitstream Vera Sans Mono"/>
    </style:style>
    <style:style style:name="P1072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1073" style:family="paragraph" style:parent-style-name="Table_20_Contents" style:list-style-name="WW8Num2">
      <style:text-properties style:font-name="Bitstream Vera Sans Mono" officeooo:paragraph-rsid="010ab926" style:font-name-complex="Bitstream Vera Sans Mono"/>
    </style:style>
    <style:style style:name="P1074" style:family="paragraph" style:parent-style-name="Table_20_Contents" style:list-style-name="WW8Num2">
      <style:text-properties style:font-name="Bitstream Vera Sans Mono" officeooo:paragraph-rsid="0111728b" style:font-name-complex="Bitstream Vera Sans Mono"/>
    </style:style>
    <style:style style:name="P1075" style:family="paragraph" style:parent-style-name="Table_20_Contents" style:list-style-name="WW8Num2">
      <style:text-properties style:font-name="Bitstream Vera Sans Mono" officeooo:paragraph-rsid="0119c943" style:font-name-complex="Bitstream Vera Sans Mono"/>
    </style:style>
    <style:style style:name="P1076" style:family="paragraph" style:parent-style-name="Table_20_Contents" style:list-style-name="WW8Num2">
      <style:text-properties style:font-name="Bitstream Vera Sans Mono" officeooo:paragraph-rsid="0120e3f7" style:font-name-complex="Bitstream Vera Sans Mono"/>
    </style:style>
    <style:style style:name="P1077" style:family="paragraph" style:parent-style-name="Table_20_Contents" style:list-style-name="WW8Num2">
      <style:text-properties style:font-name="Bitstream Vera Sans Mono" officeooo:paragraph-rsid="012a84de" style:font-name-complex="Bitstream Vera Sans Mono"/>
    </style:style>
    <style:style style:name="P1078" style:family="paragraph" style:parent-style-name="Table_20_Contents" style:list-style-name="WW8Num2">
      <style:text-properties style:font-name="Bitstream Vera Sans Mono" officeooo:paragraph-rsid="01303c93" style:font-name-complex="Bitstream Vera Sans Mono"/>
    </style:style>
    <style:style style:name="P1079" style:family="paragraph" style:parent-style-name="Table_20_Contents" style:list-style-name="WW8Num2">
      <style:text-properties style:font-name="Bitstream Vera Sans Mono" officeooo:paragraph-rsid="01950d4f" style:font-name-complex="Bitstream Vera Sans Mono"/>
    </style:style>
    <style:style style:name="P1080" style:family="paragraph" style:parent-style-name="Table_20_Contents" style:list-style-name="WW8Num2">
      <style:text-properties style:font-name="Bitstream Vera Sans Mono" officeooo:paragraph-rsid="01423350" style:font-name-complex="Bitstream Vera Sans Mono"/>
    </style:style>
    <style:style style:name="P1081" style:family="paragraph" style:parent-style-name="Table_20_Contents" style:list-style-name="WW8Num2">
      <style:text-properties style:font-name="Bitstream Vera Sans Mono" officeooo:paragraph-rsid="0165c1d3" style:font-name-complex="Bitstream Vera Sans Mono"/>
    </style:style>
    <style:style style:name="P1082" style:family="paragraph" style:parent-style-name="Table_20_Contents" style:list-style-name="WW8Num2">
      <style:text-properties style:font-name="Bitstream Vera Sans Mono" officeooo:paragraph-rsid="016bc885" style:font-name-complex="Bitstream Vera Sans Mono"/>
    </style:style>
    <style:style style:name="P1083" style:family="paragraph" style:parent-style-name="Table_20_Contents" style:list-style-name="WW8Num2">
      <style:text-properties style:font-name="Bitstream Vera Sans Mono" officeooo:paragraph-rsid="016fcebf" style:font-name-complex="Bitstream Vera Sans Mono"/>
    </style:style>
    <style:style style:name="P1084" style:family="paragraph" style:parent-style-name="Table_20_Contents" style:list-style-name="WW8Num2">
      <style:text-properties style:font-name="Bitstream Vera Sans Mono" officeooo:paragraph-rsid="0253837b" style:font-name-complex="Bitstream Vera Sans Mono"/>
    </style:style>
    <style:style style:name="P1085" style:family="paragraph" style:parent-style-name="Table_20_Contents" style:list-style-name="WW8Num2">
      <style:text-properties style:font-name="Bitstream Vera Sans Mono" officeooo:paragraph-rsid="017f046f" style:font-name-complex="Bitstream Vera Sans Mono"/>
    </style:style>
    <style:style style:name="P1086" style:family="paragraph" style:parent-style-name="Table_20_Contents" style:list-style-name="WW8Num2">
      <style:text-properties style:font-name="Bitstream Vera Sans Mono" officeooo:paragraph-rsid="018e5d58" style:font-name-complex="Bitstream Vera Sans Mono"/>
    </style:style>
    <style:style style:name="P1087" style:family="paragraph" style:parent-style-name="Table_20_Contents" style:list-style-name="WW8Num2">
      <style:text-properties style:font-name="Bitstream Vera Sans Mono" officeooo:paragraph-rsid="01c1da60" style:font-name-complex="Bitstream Vera Sans Mono"/>
    </style:style>
    <style:style style:name="P1088" style:family="paragraph" style:parent-style-name="Table_20_Contents" style:list-style-name="WW8Num2">
      <style:text-properties style:font-name="Bitstream Vera Sans Mono" officeooo:paragraph-rsid="01c686d1" style:font-name-complex="Bitstream Vera Sans Mono"/>
    </style:style>
    <style:style style:name="P1089" style:family="paragraph" style:parent-style-name="Table_20_Contents" style:list-style-name="WW8Num2">
      <style:text-properties style:font-name="Bitstream Vera Sans Mono" officeooo:paragraph-rsid="01cda0bb" style:font-name-complex="Bitstream Vera Sans Mono"/>
    </style:style>
    <style:style style:name="P1090" style:family="paragraph" style:parent-style-name="Table_20_Contents" style:list-style-name="WW8Num2">
      <style:text-properties style:font-name="Bitstream Vera Sans Mono" officeooo:paragraph-rsid="01d9f37a" style:font-name-complex="Bitstream Vera Sans Mono"/>
    </style:style>
    <style:style style:name="P1091" style:family="paragraph" style:parent-style-name="Table_20_Contents" style:list-style-name="WW8Num2">
      <style:text-properties style:font-name="Bitstream Vera Sans Mono" officeooo:paragraph-rsid="01ea65ea" style:font-name-complex="Bitstream Vera Sans Mono"/>
    </style:style>
    <style:style style:name="P1092" style:family="paragraph" style:parent-style-name="Table_20_Contents" style:list-style-name="WW8Num2">
      <style:text-properties style:font-name="Bitstream Vera Sans Mono" officeooo:paragraph-rsid="01e5fd4f" style:font-name-complex="Bitstream Vera Sans Mono"/>
    </style:style>
    <style:style style:name="P1093" style:family="paragraph" style:parent-style-name="Table_20_Contents" style:list-style-name="WW8Num2">
      <style:text-properties style:font-name="Bitstream Vera Sans Mono" officeooo:paragraph-rsid="01fff215" style:font-name-complex="Bitstream Vera Sans Mono"/>
    </style:style>
    <style:style style:name="P1094" style:family="paragraph" style:parent-style-name="Table_20_Contents" style:list-style-name="WW8Num2">
      <style:text-properties style:font-name="Bitstream Vera Sans Mono" officeooo:paragraph-rsid="02042ffe" style:font-name-complex="Bitstream Vera Sans Mono"/>
    </style:style>
    <style:style style:name="P1095" style:family="paragraph" style:parent-style-name="Table_20_Contents" style:list-style-name="WW8Num2">
      <style:text-properties style:font-name="Bitstream Vera Sans Mono" officeooo:paragraph-rsid="02090c38" style:font-name-complex="Bitstream Vera Sans Mono"/>
    </style:style>
    <style:style style:name="P1096" style:family="paragraph" style:parent-style-name="Table_20_Contents" style:list-style-name="WW8Num2">
      <style:text-properties style:font-name="Bitstream Vera Sans Mono" officeooo:paragraph-rsid="020d1f6e" style:font-name-complex="Bitstream Vera Sans Mono"/>
    </style:style>
    <style:style style:name="P1097" style:family="paragraph" style:parent-style-name="Table_20_Contents" style:list-style-name="WW8Num2">
      <style:text-properties style:font-name="Bitstream Vera Sans Mono" officeooo:paragraph-rsid="0218dd46" style:font-name-complex="Bitstream Vera Sans Mono"/>
    </style:style>
    <style:style style:name="P1098" style:family="paragraph" style:parent-style-name="Table_20_Contents" style:list-style-name="WW8Num2">
      <style:text-properties style:font-name="Bitstream Vera Sans Mono" officeooo:paragraph-rsid="02616e11" style:font-name-complex="Bitstream Vera Sans Mono"/>
    </style:style>
    <style:style style:name="P1099" style:family="paragraph" style:parent-style-name="Table_20_Contents" style:list-style-name="WW8Num2">
      <style:text-properties style:font-name="Bitstream Vera Sans Mono" officeooo:paragraph-rsid="0223dbea" style:font-name-complex="Bitstream Vera Sans Mono"/>
    </style:style>
    <style:style style:name="P1100" style:family="paragraph" style:parent-style-name="Table_20_Contents" style:list-style-name="WW8Num2">
      <style:text-properties style:font-name="Bitstream Vera Sans Mono" officeooo:paragraph-rsid="022163ce" style:font-name-complex="Bitstream Vera Sans Mono"/>
    </style:style>
    <style:style style:name="P1101" style:family="paragraph" style:parent-style-name="Table_20_Contents" style:list-style-name="WW8Num2">
      <style:text-properties style:font-name="Bitstream Vera Sans Mono" officeooo:paragraph-rsid="022912ab" style:font-name-complex="Bitstream Vera Sans Mono"/>
    </style:style>
    <style:style style:name="P1102" style:family="paragraph" style:parent-style-name="Table_20_Contents" style:list-style-name="WW8Num2">
      <style:text-properties style:font-name="Bitstream Vera Sans Mono" officeooo:paragraph-rsid="022fb075" style:font-name-complex="Bitstream Vera Sans Mono"/>
    </style:style>
    <style:style style:name="P1103" style:family="paragraph" style:parent-style-name="Table_20_Contents" style:list-style-name="WW8Num2">
      <style:text-properties style:font-name="Bitstream Vera Sans Mono" officeooo:paragraph-rsid="0233c552" style:font-name-complex="Bitstream Vera Sans Mono"/>
    </style:style>
    <style:style style:name="P1104" style:family="paragraph" style:parent-style-name="Table_20_Contents" style:list-style-name="WW8Num2">
      <style:text-properties style:font-name="Bitstream Vera Sans Mono" officeooo:paragraph-rsid="023e7618" style:font-name-complex="Bitstream Vera Sans Mono"/>
    </style:style>
    <style:style style:name="P1105" style:family="paragraph" style:parent-style-name="Table_20_Contents" style:list-style-name="WW8Num2">
      <style:text-properties style:font-name="Bitstream Vera Sans Mono" officeooo:paragraph-rsid="0241dbfe" style:font-name-complex="Bitstream Vera Sans Mono"/>
    </style:style>
    <style:style style:name="P1106" style:family="paragraph" style:parent-style-name="Table_20_Contents" style:list-style-name="WW8Num2">
      <style:text-properties style:font-name="Bitstream Vera Sans Mono" officeooo:paragraph-rsid="0242cf95" style:font-name-complex="Bitstream Vera Sans Mono"/>
    </style:style>
    <style:style style:name="P1107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1108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1109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1110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1111" style:family="paragraph" style:parent-style-name="Table_20_Contents" style:list-style-name="WW8Num2">
      <style:text-properties style:font-name="Bitstream Vera Sans Mono" fo:font-size="9pt" officeooo:paragraph-rsid="017b3565" style:font-name-asian="Bitstream Vera Sans Mono1" style:font-size-asian="9pt" style:font-name-complex="Bitstream Vera Sans Mono" style:font-size-complex="9pt"/>
    </style:style>
    <style:style style:name="P1112" style:family="paragraph" style:parent-style-name="Table_20_Contents" style:list-style-name="WW8Num2">
      <style:text-properties style:font-name="Bitstream Vera Sans Mono" fo:font-size="9pt" officeooo:paragraph-rsid="017c66fd" style:font-name-asian="Bitstream Vera Sans Mono1" style:font-size-asian="9pt" style:font-name-complex="Bitstream Vera Sans Mono" style:font-size-complex="9pt"/>
    </style:style>
    <style:style style:name="P1113" style:family="paragraph" style:parent-style-name="Table_20_Contents" style:list-style-name="WW8Num2">
      <style:text-properties style:font-name="Bitstream Vera Sans Mono" fo:font-size="9pt" officeooo:paragraph-rsid="017cabd0" style:font-name-asian="Bitstream Vera Sans Mono1" style:font-size-asian="9pt" style:font-name-complex="Bitstream Vera Sans Mono" style:font-size-complex="9pt"/>
    </style:style>
    <style:style style:name="P1114" style:family="paragraph" style:parent-style-name="Table_20_Contents" style:list-style-name="WW8Num2">
      <style:text-properties style:font-name="Bitstream Vera Sans Mono" fo:font-size="9pt" officeooo:paragraph-rsid="017c9497" style:font-name-asian="Bitstream Vera Sans Mono1" style:font-size-asian="9pt" style:font-name-complex="Bitstream Vera Sans Mono" style:font-size-complex="9pt"/>
    </style:style>
    <style:style style:name="P1115" style:family="paragraph" style:parent-style-name="Table_20_Contents" style:list-style-name="WW8Num2">
      <style:text-properties style:font-name="Bitstream Vera Sans Mono" fo:font-size="9pt" officeooo:paragraph-rsid="0253837b" style:font-name-asian="Bitstream Vera Sans Mono1" style:font-size-asian="9pt" style:font-name-complex="Bitstream Vera Sans Mono" style:font-size-complex="9pt"/>
    </style:style>
    <style:style style:name="P1116" style:family="paragraph" style:parent-style-name="Table_20_Contents" style:list-style-name="WW8Num2">
      <style:text-properties style:font-name="Bitstream Vera Sans Mono" fo:font-size="9pt" officeooo:paragraph-rsid="02572f0d" style:font-name-asian="Bitstream Vera Sans Mono1" style:font-size-asian="9pt" style:font-name-complex="Bitstream Vera Sans Mono" style:font-size-complex="9pt"/>
    </style:style>
    <style:style style:name="P1117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1118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1119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120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1121" style:family="paragraph" style:parent-style-name="Table_20_Contents" style:list-style-name="WW8Num2">
      <style:text-properties style:font-name="Bitstream Vera Sans Mono" fo:font-size="9pt" officeooo:rsid="01824fec" officeooo:paragraph-rsid="01824fec" style:font-name-asian="Bitstream Vera Sans Mono1" style:font-size-asian="9pt" style:font-name-complex="Bitstream Vera Sans Mono" style:font-size-complex="9pt"/>
    </style:style>
    <style:style style:name="P112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112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112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112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1126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1127" style:family="paragraph" style:parent-style-name="Table_20_Contents" style:list-style-name="WW8Num2">
      <style:text-properties style:font-name="Bitstream Vera Sans Mono" fo:font-size="9pt" officeooo:rsid="00db849a" officeooo:paragraph-rsid="01d4e053" style:font-size-asian="9pt" style:language-asian="zh" style:country-asian="TW" style:font-name-complex="Bitstream Vera Sans Mono" style:font-size-complex="9pt"/>
    </style:style>
    <style:style style:name="P1128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1129" style:family="paragraph" style:parent-style-name="Table_20_Contents" style:list-style-name="WW8Num2">
      <style:text-properties style:font-name="Bitstream Vera Sans Mono" fo:font-size="9pt" officeooo:rsid="00db849a" officeooo:paragraph-rsid="010ab926" style:font-size-asian="9pt" style:language-asian="zh" style:country-asian="TW" style:font-name-complex="Bitstream Vera Sans Mono" style:font-size-complex="9pt"/>
    </style:style>
    <style:style style:name="P1130" style:family="paragraph" style:parent-style-name="Table_20_Contents" style:list-style-name="WW8Num2">
      <style:text-properties style:font-name="Bitstream Vera Sans Mono" fo:font-size="9pt" officeooo:rsid="00db849a" officeooo:paragraph-rsid="0111728b" style:font-size-asian="9pt" style:language-asian="zh" style:country-asian="TW" style:font-name-complex="Bitstream Vera Sans Mono" style:font-size-complex="9pt"/>
    </style:style>
    <style:style style:name="P1131" style:family="paragraph" style:parent-style-name="Table_20_Contents" style:list-style-name="WW8Num2">
      <style:text-properties style:font-name="Bitstream Vera Sans Mono" fo:font-size="9pt" officeooo:rsid="00db849a" officeooo:paragraph-rsid="0119c943" style:font-size-asian="9pt" style:language-asian="zh" style:country-asian="TW" style:font-name-complex="Bitstream Vera Sans Mono" style:font-size-complex="9pt"/>
    </style:style>
    <style:style style:name="P1132" style:family="paragraph" style:parent-style-name="Table_20_Contents" style:list-style-name="WW8Num2">
      <style:text-properties style:font-name="Bitstream Vera Sans Mono" fo:font-size="9pt" officeooo:rsid="00db849a" officeooo:paragraph-rsid="0120e3f7" style:font-size-asian="9pt" style:language-asian="zh" style:country-asian="TW" style:font-name-complex="Bitstream Vera Sans Mono" style:font-size-complex="9pt"/>
    </style:style>
    <style:style style:name="P1133" style:family="paragraph" style:parent-style-name="Table_20_Contents" style:list-style-name="WW8Num2">
      <style:text-properties style:font-name="Bitstream Vera Sans Mono" fo:font-size="9pt" officeooo:rsid="00db849a" officeooo:paragraph-rsid="012a84de" style:font-size-asian="9pt" style:language-asian="zh" style:country-asian="TW" style:font-name-complex="Bitstream Vera Sans Mono" style:font-size-complex="9pt"/>
    </style:style>
    <style:style style:name="P1134" style:family="paragraph" style:parent-style-name="Table_20_Contents" style:list-style-name="WW8Num2">
      <style:text-properties style:font-name="Bitstream Vera Sans Mono" fo:font-size="9pt" officeooo:rsid="00db849a" officeooo:paragraph-rsid="01303c93" style:font-size-asian="9pt" style:language-asian="zh" style:country-asian="TW" style:font-name-complex="Bitstream Vera Sans Mono" style:font-size-complex="9pt"/>
    </style:style>
    <style:style style:name="P1135" style:family="paragraph" style:parent-style-name="Table_20_Contents" style:list-style-name="WW8Num2">
      <style:text-properties style:font-name="Bitstream Vera Sans Mono" fo:font-size="9pt" officeooo:rsid="00db849a" officeooo:paragraph-rsid="01950d4f" style:font-size-asian="9pt" style:language-asian="zh" style:country-asian="TW" style:font-name-complex="Bitstream Vera Sans Mono" style:font-size-complex="9pt"/>
    </style:style>
    <style:style style:name="P1136" style:family="paragraph" style:parent-style-name="Table_20_Contents" style:list-style-name="WW8Num2">
      <style:text-properties style:font-name="Bitstream Vera Sans Mono" fo:font-size="9pt" officeooo:rsid="00db849a" officeooo:paragraph-rsid="01423350" style:font-size-asian="9pt" style:language-asian="zh" style:country-asian="TW" style:font-name-complex="Bitstream Vera Sans Mono" style:font-size-complex="9pt"/>
    </style:style>
    <style:style style:name="P1137" style:family="paragraph" style:parent-style-name="Table_20_Contents" style:list-style-name="WW8Num2">
      <style:text-properties style:font-name="Bitstream Vera Sans Mono" fo:font-size="9pt" officeooo:rsid="00db849a" officeooo:paragraph-rsid="0165c1d3" style:font-size-asian="9pt" style:language-asian="zh" style:country-asian="TW" style:font-name-complex="Bitstream Vera Sans Mono" style:font-size-complex="9pt"/>
    </style:style>
    <style:style style:name="P1138" style:family="paragraph" style:parent-style-name="Table_20_Contents" style:list-style-name="WW8Num2">
      <style:text-properties style:font-name="Bitstream Vera Sans Mono" fo:font-size="9pt" officeooo:rsid="00db849a" officeooo:paragraph-rsid="016bc885" style:font-size-asian="9pt" style:language-asian="zh" style:country-asian="TW" style:font-name-complex="Bitstream Vera Sans Mono" style:font-size-complex="9pt"/>
    </style:style>
    <style:style style:name="P1139" style:family="paragraph" style:parent-style-name="Table_20_Contents" style:list-style-name="WW8Num2">
      <style:text-properties style:font-name="Bitstream Vera Sans Mono" fo:font-size="9pt" officeooo:rsid="00db849a" officeooo:paragraph-rsid="016fcebf" style:font-size-asian="9pt" style:language-asian="zh" style:country-asian="TW" style:font-name-complex="Bitstream Vera Sans Mono" style:font-size-complex="9pt"/>
    </style:style>
    <style:style style:name="P1140" style:family="paragraph" style:parent-style-name="Table_20_Contents" style:list-style-name="WW8Num2">
      <style:text-properties style:font-name="Bitstream Vera Sans Mono" fo:font-size="9pt" officeooo:rsid="00db849a" officeooo:paragraph-rsid="0253837b" style:font-size-asian="9pt" style:language-asian="zh" style:country-asian="TW" style:font-name-complex="Bitstream Vera Sans Mono" style:font-size-complex="9pt"/>
    </style:style>
    <style:style style:name="P1141" style:family="paragraph" style:parent-style-name="Table_20_Contents" style:list-style-name="WW8Num2">
      <style:text-properties style:font-name="Bitstream Vera Sans Mono" fo:font-size="9pt" officeooo:rsid="00db849a" officeooo:paragraph-rsid="017f046f" style:font-size-asian="9pt" style:language-asian="zh" style:country-asian="TW" style:font-name-complex="Bitstream Vera Sans Mono" style:font-size-complex="9pt"/>
    </style:style>
    <style:style style:name="P1142" style:family="paragraph" style:parent-style-name="Table_20_Contents" style:list-style-name="WW8Num2">
      <style:text-properties style:font-name="Bitstream Vera Sans Mono" fo:font-size="9pt" officeooo:rsid="00db849a" officeooo:paragraph-rsid="018e5d58" style:font-size-asian="9pt" style:language-asian="zh" style:country-asian="TW" style:font-name-complex="Bitstream Vera Sans Mono" style:font-size-complex="9pt"/>
    </style:style>
    <style:style style:name="P1143" style:family="paragraph" style:parent-style-name="Table_20_Contents" style:list-style-name="WW8Num2">
      <style:text-properties style:font-name="Bitstream Vera Sans Mono" fo:font-size="9pt" officeooo:rsid="00db849a" officeooo:paragraph-rsid="01c1da60" style:font-size-asian="9pt" style:language-asian="zh" style:country-asian="TW" style:font-name-complex="Bitstream Vera Sans Mono" style:font-size-complex="9pt"/>
    </style:style>
    <style:style style:name="P1144" style:family="paragraph" style:parent-style-name="Table_20_Contents" style:list-style-name="WW8Num2">
      <style:text-properties style:font-name="Bitstream Vera Sans Mono" fo:font-size="9pt" officeooo:rsid="00db849a" officeooo:paragraph-rsid="01c686d1" style:font-size-asian="9pt" style:language-asian="zh" style:country-asian="TW" style:font-name-complex="Bitstream Vera Sans Mono" style:font-size-complex="9pt"/>
    </style:style>
    <style:style style:name="P1145" style:family="paragraph" style:parent-style-name="Table_20_Contents" style:list-style-name="WW8Num2">
      <style:text-properties style:font-name="Bitstream Vera Sans Mono" fo:font-size="9pt" officeooo:rsid="00db849a" officeooo:paragraph-rsid="01cda0bb" style:font-size-asian="9pt" style:language-asian="zh" style:country-asian="TW" style:font-name-complex="Bitstream Vera Sans Mono" style:font-size-complex="9pt"/>
    </style:style>
    <style:style style:name="P1146" style:family="paragraph" style:parent-style-name="Table_20_Contents" style:list-style-name="WW8Num2">
      <style:text-properties style:font-name="Bitstream Vera Sans Mono" fo:font-size="9pt" officeooo:rsid="00db849a" officeooo:paragraph-rsid="01d9f37a" style:font-size-asian="9pt" style:language-asian="zh" style:country-asian="TW" style:font-name-complex="Bitstream Vera Sans Mono" style:font-size-complex="9pt"/>
    </style:style>
    <style:style style:name="P1147" style:family="paragraph" style:parent-style-name="Table_20_Contents" style:list-style-name="WW8Num2">
      <style:text-properties style:font-name="Bitstream Vera Sans Mono" fo:font-size="9pt" officeooo:rsid="00db849a" officeooo:paragraph-rsid="01ea65ea" style:font-size-asian="9pt" style:language-asian="zh" style:country-asian="TW" style:font-name-complex="Bitstream Vera Sans Mono" style:font-size-complex="9pt"/>
    </style:style>
    <style:style style:name="P1148" style:family="paragraph" style:parent-style-name="Table_20_Contents" style:list-style-name="WW8Num2">
      <style:text-properties style:font-name="Bitstream Vera Sans Mono" fo:font-size="9pt" officeooo:rsid="00db849a" officeooo:paragraph-rsid="01e5fd4f" style:font-size-asian="9pt" style:language-asian="zh" style:country-asian="TW" style:font-name-complex="Bitstream Vera Sans Mono" style:font-size-complex="9pt"/>
    </style:style>
    <style:style style:name="P1149" style:family="paragraph" style:parent-style-name="Table_20_Contents" style:list-style-name="WW8Num2">
      <style:text-properties style:font-name="Bitstream Vera Sans Mono" fo:font-size="9pt" officeooo:rsid="00db849a" officeooo:paragraph-rsid="01fff215" style:font-size-asian="9pt" style:language-asian="zh" style:country-asian="TW" style:font-name-complex="Bitstream Vera Sans Mono" style:font-size-complex="9pt"/>
    </style:style>
    <style:style style:name="P1150" style:family="paragraph" style:parent-style-name="Table_20_Contents" style:list-style-name="WW8Num2">
      <style:text-properties style:font-name="Bitstream Vera Sans Mono" fo:font-size="9pt" officeooo:rsid="00db849a" officeooo:paragraph-rsid="02042ffe" style:font-size-asian="9pt" style:language-asian="zh" style:country-asian="TW" style:font-name-complex="Bitstream Vera Sans Mono" style:font-size-complex="9pt"/>
    </style:style>
    <style:style style:name="P1151" style:family="paragraph" style:parent-style-name="Table_20_Contents" style:list-style-name="WW8Num2">
      <style:text-properties style:font-name="Bitstream Vera Sans Mono" fo:font-size="9pt" officeooo:rsid="00db849a" officeooo:paragraph-rsid="02090c38" style:font-size-asian="9pt" style:language-asian="zh" style:country-asian="TW" style:font-name-complex="Bitstream Vera Sans Mono" style:font-size-complex="9pt"/>
    </style:style>
    <style:style style:name="P1152" style:family="paragraph" style:parent-style-name="Table_20_Contents" style:list-style-name="WW8Num2">
      <style:text-properties style:font-name="Bitstream Vera Sans Mono" fo:font-size="9pt" officeooo:rsid="00db849a" officeooo:paragraph-rsid="020d1f6e" style:font-size-asian="9pt" style:language-asian="zh" style:country-asian="TW" style:font-name-complex="Bitstream Vera Sans Mono" style:font-size-complex="9pt"/>
    </style:style>
    <style:style style:name="P1153" style:family="paragraph" style:parent-style-name="Table_20_Contents" style:list-style-name="WW8Num2">
      <style:text-properties style:font-name="Bitstream Vera Sans Mono" fo:font-size="9pt" officeooo:rsid="00db849a" officeooo:paragraph-rsid="0218dd46" style:font-size-asian="9pt" style:language-asian="zh" style:country-asian="TW" style:font-name-complex="Bitstream Vera Sans Mono" style:font-size-complex="9pt"/>
    </style:style>
    <style:style style:name="P1154" style:family="paragraph" style:parent-style-name="Table_20_Contents" style:list-style-name="WW8Num2">
      <style:text-properties style:font-name="Bitstream Vera Sans Mono" fo:font-size="9pt" officeooo:rsid="00db849a" officeooo:paragraph-rsid="0223dbea" style:font-size-asian="9pt" style:language-asian="zh" style:country-asian="TW" style:font-name-complex="Bitstream Vera Sans Mono" style:font-size-complex="9pt"/>
    </style:style>
    <style:style style:name="P1155" style:family="paragraph" style:parent-style-name="Table_20_Contents" style:list-style-name="WW8Num2">
      <style:text-properties style:font-name="Bitstream Vera Sans Mono" fo:font-size="9pt" officeooo:rsid="00db849a" officeooo:paragraph-rsid="022163ce" style:font-size-asian="9pt" style:language-asian="zh" style:country-asian="TW" style:font-name-complex="Bitstream Vera Sans Mono" style:font-size-complex="9pt"/>
    </style:style>
    <style:style style:name="P1156" style:family="paragraph" style:parent-style-name="Table_20_Contents" style:list-style-name="WW8Num2">
      <style:text-properties style:font-name="Bitstream Vera Sans Mono" fo:font-size="9pt" officeooo:rsid="00db849a" officeooo:paragraph-rsid="022912ab" style:font-size-asian="9pt" style:language-asian="zh" style:country-asian="TW" style:font-name-complex="Bitstream Vera Sans Mono" style:font-size-complex="9pt"/>
    </style:style>
    <style:style style:name="P1157" style:family="paragraph" style:parent-style-name="Table_20_Contents" style:list-style-name="WW8Num2">
      <style:text-properties style:font-name="Bitstream Vera Sans Mono" fo:font-size="9pt" officeooo:rsid="00db849a" officeooo:paragraph-rsid="022fb075" style:font-size-asian="9pt" style:language-asian="zh" style:country-asian="TW" style:font-name-complex="Bitstream Vera Sans Mono" style:font-size-complex="9pt"/>
    </style:style>
    <style:style style:name="P1158" style:family="paragraph" style:parent-style-name="Table_20_Contents" style:list-style-name="WW8Num2">
      <style:text-properties style:font-name="Bitstream Vera Sans Mono" fo:font-size="9pt" officeooo:rsid="00db849a" officeooo:paragraph-rsid="023e7618" style:font-size-asian="9pt" style:language-asian="zh" style:country-asian="TW" style:font-name-complex="Bitstream Vera Sans Mono" style:font-size-complex="9pt"/>
    </style:style>
    <style:style style:name="P1159" style:family="paragraph" style:parent-style-name="Table_20_Contents" style:list-style-name="WW8Num2">
      <style:text-properties style:font-name="Bitstream Vera Sans Mono" fo:font-size="9pt" officeooo:rsid="00db849a" officeooo:paragraph-rsid="0241dbfe" style:font-size-asian="9pt" style:language-asian="zh" style:country-asian="TW" style:font-name-complex="Bitstream Vera Sans Mono" style:font-size-complex="9pt"/>
    </style:style>
    <style:style style:name="P1160" style:family="paragraph" style:parent-style-name="Table_20_Contents" style:list-style-name="WW8Num2">
      <style:text-properties style:font-name="Bitstream Vera Sans Mono" fo:font-size="9pt" officeooo:rsid="00db849a" officeooo:paragraph-rsid="0242cf95" style:font-size-asian="9pt" style:language-asian="zh" style:country-asian="TW" style:font-name-complex="Bitstream Vera Sans Mono" style:font-size-complex="9pt"/>
    </style:style>
    <style:style style:name="P1161" style:family="paragraph" style:parent-style-name="Table_20_Contents" style:list-style-name="WW8Num2">
      <style:text-properties style:font-name="Bitstream Vera Sans Mono" fo:font-size="9pt" officeooo:rsid="0238a97e" officeooo:paragraph-rsid="0238a97e" style:font-size-asian="9pt" style:language-asian="zh" style:country-asian="TW" style:font-name-complex="Bitstream Vera Sans Mono" style:font-size-complex="9pt"/>
    </style:style>
    <style:style style:name="P1162" style:family="paragraph" style:parent-style-name="Table_20_Contents" style:list-style-name="WW8Num2">
      <style:text-properties style:font-name="Bitstream Vera Sans Mono" fo:font-size="9pt" officeooo:rsid="023ad3a3" officeooo:paragraph-rsid="023c68b6" style:font-size-asian="9pt" style:language-asian="zh" style:country-asian="TW" style:font-name-complex="Bitstream Vera Sans Mono" style:font-size-complex="9pt"/>
    </style:style>
    <style:style style:name="P1163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1164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1165" style:family="paragraph" style:parent-style-name="Table_20_Contents" style:list-style-name="WW8Num2">
      <style:text-properties style:font-name="Bitstream Vera Sans Mono" fo:font-size="11pt" officeooo:paragraph-rsid="02616e11" style:font-name-asian="Bitstream Vera Sans Mono1" style:font-size-asian="11pt" style:font-name-complex="Bitstream Vera Sans Mono" style:font-size-complex="11pt"/>
    </style:style>
    <style:style style:name="P1166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1167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1168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1169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1170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1171" style:family="paragraph" style:parent-style-name="Table_20_Contents" style:list-style-name="WW8Num2">
      <style:text-properties fo:color="#800000" style:font-name="Bitstream Vera Sans Mono" fo:font-weight="bold" officeooo:paragraph-rsid="01d4e053" style:font-weight-asian="bold" style:font-name-complex="Bitstream Vera Sans Mono" style:font-weight-complex="bold"/>
    </style:style>
    <style:style style:name="P1172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1173" style:family="paragraph" style:parent-style-name="Table_20_Contents" style:list-style-name="WW8Num2">
      <style:text-properties fo:color="#800000" style:font-name="Bitstream Vera Sans Mono" fo:font-weight="bold" officeooo:rsid="010ab926" officeooo:paragraph-rsid="010ab926" style:font-weight-asian="bold" style:font-name-complex="Bitstream Vera Sans Mono" style:font-weight-complex="bold"/>
    </style:style>
    <style:style style:name="P1174" style:family="paragraph" style:parent-style-name="Table_20_Contents" style:list-style-name="WW8Num2">
      <style:text-properties fo:color="#800000" style:font-name="Bitstream Vera Sans Mono" fo:font-weight="bold" officeooo:rsid="010ab926" officeooo:paragraph-rsid="0111728b" style:font-weight-asian="bold" style:font-name-complex="Bitstream Vera Sans Mono" style:font-weight-complex="bold"/>
    </style:style>
    <style:style style:name="P1175" style:family="paragraph" style:parent-style-name="Table_20_Contents" style:list-style-name="WW8Num2">
      <style:text-properties fo:color="#800000" style:font-name="Bitstream Vera Sans Mono" fo:font-weight="bold" officeooo:rsid="010ab926" officeooo:paragraph-rsid="0119c943" style:font-weight-asian="bold" style:font-name-complex="Bitstream Vera Sans Mono" style:font-weight-complex="bold"/>
    </style:style>
    <style:style style:name="P1176" style:family="paragraph" style:parent-style-name="Table_20_Contents" style:list-style-name="WW8Num2">
      <style:text-properties fo:color="#800000" style:font-name="Bitstream Vera Sans Mono" fo:font-weight="bold" officeooo:rsid="010ab926" officeooo:paragraph-rsid="0120e3f7" style:font-weight-asian="bold" style:font-name-complex="Bitstream Vera Sans Mono" style:font-weight-complex="bold"/>
    </style:style>
    <style:style style:name="P1177" style:family="paragraph" style:parent-style-name="Table_20_Contents" style:list-style-name="WW8Num2">
      <style:text-properties fo:color="#800000" style:font-name="Bitstream Vera Sans Mono" fo:font-weight="bold" officeooo:rsid="010ab926" officeooo:paragraph-rsid="012a84de" style:font-weight-asian="bold" style:font-name-complex="Bitstream Vera Sans Mono" style:font-weight-complex="bold"/>
    </style:style>
    <style:style style:name="P1178" style:family="paragraph" style:parent-style-name="Table_20_Contents" style:list-style-name="WW8Num2">
      <style:text-properties fo:color="#800000" style:font-name="Bitstream Vera Sans Mono" fo:font-weight="bold" officeooo:rsid="010ab926" officeooo:paragraph-rsid="01303c93" style:font-weight-asian="bold" style:font-name-complex="Bitstream Vera Sans Mono" style:font-weight-complex="bold"/>
    </style:style>
    <style:style style:name="P1179" style:family="paragraph" style:parent-style-name="Table_20_Contents" style:list-style-name="WW8Num2">
      <style:text-properties fo:color="#800000" style:font-name="Bitstream Vera Sans Mono" fo:font-weight="bold" officeooo:rsid="010ab926" officeooo:paragraph-rsid="01950d4f" style:font-weight-asian="bold" style:font-name-complex="Bitstream Vera Sans Mono" style:font-weight-complex="bold"/>
    </style:style>
    <style:style style:name="P1180" style:family="paragraph" style:parent-style-name="Table_20_Contents" style:list-style-name="WW8Num2">
      <style:text-properties fo:color="#800000" style:font-name="Bitstream Vera Sans Mono" fo:font-weight="bold" officeooo:rsid="010ab926" officeooo:paragraph-rsid="01423350" style:font-weight-asian="bold" style:font-name-complex="Bitstream Vera Sans Mono" style:font-weight-complex="bold"/>
    </style:style>
    <style:style style:name="P1181" style:family="paragraph" style:parent-style-name="Table_20_Contents" style:list-style-name="WW8Num2">
      <style:text-properties fo:color="#800000" style:font-name="Bitstream Vera Sans Mono" fo:font-weight="bold" officeooo:rsid="010ab926" officeooo:paragraph-rsid="0165c1d3" style:font-weight-asian="bold" style:font-name-complex="Bitstream Vera Sans Mono" style:font-weight-complex="bold"/>
    </style:style>
    <style:style style:name="P1182" style:family="paragraph" style:parent-style-name="Table_20_Contents" style:list-style-name="WW8Num2">
      <style:text-properties fo:color="#800000" style:font-name="Bitstream Vera Sans Mono" fo:font-weight="bold" officeooo:rsid="010ab926" officeooo:paragraph-rsid="016bc885" style:font-weight-asian="bold" style:font-name-complex="Bitstream Vera Sans Mono" style:font-weight-complex="bold"/>
    </style:style>
    <style:style style:name="P1183" style:family="paragraph" style:parent-style-name="Table_20_Contents" style:list-style-name="WW8Num2">
      <style:text-properties fo:color="#800000" style:font-name="Bitstream Vera Sans Mono" fo:font-weight="bold" officeooo:rsid="010ab926" officeooo:paragraph-rsid="016fcebf" style:font-weight-asian="bold" style:font-name-complex="Bitstream Vera Sans Mono" style:font-weight-complex="bold"/>
    </style:style>
    <style:style style:name="P1184" style:family="paragraph" style:parent-style-name="Table_20_Contents" style:list-style-name="WW8Num2">
      <style:text-properties fo:color="#800000" style:font-name="Bitstream Vera Sans Mono" fo:font-weight="bold" officeooo:rsid="010ab926" officeooo:paragraph-rsid="0253837b" style:font-weight-asian="bold" style:font-name-complex="Bitstream Vera Sans Mono" style:font-weight-complex="bold"/>
    </style:style>
    <style:style style:name="P1185" style:family="paragraph" style:parent-style-name="Table_20_Contents" style:list-style-name="WW8Num2">
      <style:text-properties fo:color="#800000" style:font-name="Bitstream Vera Sans Mono" fo:font-weight="bold" officeooo:rsid="010ab926" officeooo:paragraph-rsid="017f046f" style:font-weight-asian="bold" style:font-name-complex="Bitstream Vera Sans Mono" style:font-weight-complex="bold"/>
    </style:style>
    <style:style style:name="P1186" style:family="paragraph" style:parent-style-name="Table_20_Contents" style:list-style-name="WW8Num2">
      <style:text-properties fo:color="#800000" style:font-name="Bitstream Vera Sans Mono" fo:font-weight="bold" officeooo:rsid="010ab926" officeooo:paragraph-rsid="018e5d58" style:font-weight-asian="bold" style:font-name-complex="Bitstream Vera Sans Mono" style:font-weight-complex="bold"/>
    </style:style>
    <style:style style:name="P1187" style:family="paragraph" style:parent-style-name="Table_20_Contents" style:list-style-name="WW8Num2">
      <style:text-properties fo:color="#800000" style:font-name="Bitstream Vera Sans Mono" fo:font-weight="bold" officeooo:rsid="010ab926" officeooo:paragraph-rsid="01c1da60" style:font-weight-asian="bold" style:font-name-complex="Bitstream Vera Sans Mono" style:font-weight-complex="bold"/>
    </style:style>
    <style:style style:name="P1188" style:family="paragraph" style:parent-style-name="Table_20_Contents" style:list-style-name="WW8Num2">
      <style:text-properties fo:color="#800000" style:font-name="Bitstream Vera Sans Mono" fo:font-weight="bold" officeooo:rsid="010ab926" officeooo:paragraph-rsid="01c686d1" style:font-weight-asian="bold" style:font-name-complex="Bitstream Vera Sans Mono" style:font-weight-complex="bold"/>
    </style:style>
    <style:style style:name="P1189" style:family="paragraph" style:parent-style-name="Table_20_Contents" style:list-style-name="WW8Num2">
      <style:text-properties fo:color="#800000" style:font-name="Bitstream Vera Sans Mono" fo:font-weight="bold" officeooo:rsid="010ab926" officeooo:paragraph-rsid="01cda0bb" style:font-weight-asian="bold" style:font-name-complex="Bitstream Vera Sans Mono" style:font-weight-complex="bold"/>
    </style:style>
    <style:style style:name="P1190" style:family="paragraph" style:parent-style-name="Table_20_Contents" style:list-style-name="WW8Num2">
      <style:text-properties fo:color="#800000" style:font-name="Bitstream Vera Sans Mono" fo:font-weight="bold" officeooo:rsid="010ab926" officeooo:paragraph-rsid="01d9f37a" style:font-weight-asian="bold" style:font-name-complex="Bitstream Vera Sans Mono" style:font-weight-complex="bold"/>
    </style:style>
    <style:style style:name="P1191" style:family="paragraph" style:parent-style-name="Table_20_Contents" style:list-style-name="WW8Num2">
      <style:text-properties fo:color="#800000" style:font-name="Bitstream Vera Sans Mono" fo:font-weight="bold" officeooo:rsid="010ab926" officeooo:paragraph-rsid="01ea65ea" style:font-weight-asian="bold" style:font-name-complex="Bitstream Vera Sans Mono" style:font-weight-complex="bold"/>
    </style:style>
    <style:style style:name="P1192" style:family="paragraph" style:parent-style-name="Table_20_Contents" style:list-style-name="WW8Num2">
      <style:text-properties fo:color="#800000" style:font-name="Bitstream Vera Sans Mono" fo:font-weight="bold" officeooo:rsid="010ab926" officeooo:paragraph-rsid="01e5fd4f" style:font-weight-asian="bold" style:font-name-complex="Bitstream Vera Sans Mono" style:font-weight-complex="bold"/>
    </style:style>
    <style:style style:name="P1193" style:family="paragraph" style:parent-style-name="Table_20_Contents" style:list-style-name="WW8Num2">
      <style:text-properties fo:color="#800000" style:font-name="Bitstream Vera Sans Mono" fo:font-weight="bold" officeooo:rsid="010ab926" officeooo:paragraph-rsid="01fff215" style:font-weight-asian="bold" style:font-name-complex="Bitstream Vera Sans Mono" style:font-weight-complex="bold"/>
    </style:style>
    <style:style style:name="P1194" style:family="paragraph" style:parent-style-name="Table_20_Contents" style:list-style-name="WW8Num2">
      <style:text-properties fo:color="#800000" style:font-name="Bitstream Vera Sans Mono" fo:font-weight="bold" officeooo:rsid="010ab926" officeooo:paragraph-rsid="02042ffe" style:font-weight-asian="bold" style:font-name-complex="Bitstream Vera Sans Mono" style:font-weight-complex="bold"/>
    </style:style>
    <style:style style:name="P1195" style:family="paragraph" style:parent-style-name="Table_20_Contents" style:list-style-name="WW8Num2">
      <style:text-properties fo:color="#800000" style:font-name="Bitstream Vera Sans Mono" fo:font-weight="bold" officeooo:rsid="010ab926" officeooo:paragraph-rsid="02090c38" style:font-weight-asian="bold" style:font-name-complex="Bitstream Vera Sans Mono" style:font-weight-complex="bold"/>
    </style:style>
    <style:style style:name="P1196" style:family="paragraph" style:parent-style-name="Table_20_Contents" style:list-style-name="WW8Num2">
      <style:text-properties fo:color="#800000" style:font-name="Bitstream Vera Sans Mono" fo:font-weight="bold" officeooo:rsid="010ab926" officeooo:paragraph-rsid="020d1f6e" style:font-weight-asian="bold" style:font-name-complex="Bitstream Vera Sans Mono" style:font-weight-complex="bold"/>
    </style:style>
    <style:style style:name="P1197" style:family="paragraph" style:parent-style-name="Table_20_Contents" style:list-style-name="WW8Num2">
      <style:text-properties fo:color="#800000" style:font-name="Bitstream Vera Sans Mono" fo:font-weight="bold" officeooo:rsid="010ab926" officeooo:paragraph-rsid="0218dd46" style:font-weight-asian="bold" style:font-name-complex="Bitstream Vera Sans Mono" style:font-weight-complex="bold"/>
    </style:style>
    <style:style style:name="P1198" style:family="paragraph" style:parent-style-name="Table_20_Contents" style:list-style-name="WW8Num2">
      <style:text-properties fo:color="#800000" style:font-name="Bitstream Vera Sans Mono" fo:font-weight="bold" officeooo:rsid="010ab926" officeooo:paragraph-rsid="02616e11" style:font-weight-asian="bold" style:font-name-complex="Bitstream Vera Sans Mono" style:font-weight-complex="bold"/>
    </style:style>
    <style:style style:name="P1199" style:family="paragraph" style:parent-style-name="Table_20_Contents" style:list-style-name="WW8Num2">
      <style:text-properties fo:color="#800000" style:font-name="Bitstream Vera Sans Mono" fo:font-weight="bold" officeooo:rsid="022163ce" officeooo:paragraph-rsid="0223dbea" style:font-weight-asian="bold" style:font-name-complex="Bitstream Vera Sans Mono" style:font-weight-complex="bold"/>
    </style:style>
    <style:style style:name="P1200" style:family="paragraph" style:parent-style-name="Table_20_Contents" style:list-style-name="WW8Num2">
      <style:text-properties fo:color="#800000" style:font-name="Bitstream Vera Sans Mono" fo:font-weight="bold" officeooo:rsid="022163ce" officeooo:paragraph-rsid="022163ce" style:font-weight-asian="bold" style:font-name-complex="Bitstream Vera Sans Mono" style:font-weight-complex="bold"/>
    </style:style>
    <style:style style:name="P1201" style:family="paragraph" style:parent-style-name="Table_20_Contents" style:list-style-name="WW8Num2">
      <style:text-properties fo:color="#800000" style:font-name="Bitstream Vera Sans Mono" fo:font-weight="bold" officeooo:rsid="022163ce" officeooo:paragraph-rsid="022912ab" style:font-weight-asian="bold" style:font-name-complex="Bitstream Vera Sans Mono" style:font-weight-complex="bold"/>
    </style:style>
    <style:style style:name="P1202" style:family="paragraph" style:parent-style-name="Table_20_Contents" style:list-style-name="WW8Num2">
      <style:text-properties fo:color="#800000" style:font-name="Bitstream Vera Sans Mono" fo:font-weight="bold" officeooo:rsid="022163ce" officeooo:paragraph-rsid="022fb075" style:font-weight-asian="bold" style:font-name-complex="Bitstream Vera Sans Mono" style:font-weight-complex="bold"/>
    </style:style>
    <style:style style:name="P1203" style:family="paragraph" style:parent-style-name="Table_20_Contents" style:list-style-name="WW8Num2">
      <style:text-properties fo:color="#800000" style:font-name="Bitstream Vera Sans Mono" fo:font-weight="bold" officeooo:rsid="022163ce" officeooo:paragraph-rsid="0233c552" style:font-weight-asian="bold" style:font-name-complex="Bitstream Vera Sans Mono" style:font-weight-complex="bold"/>
    </style:style>
    <style:style style:name="P1204" style:family="paragraph" style:parent-style-name="Table_20_Contents" style:list-style-name="WW8Num2">
      <style:text-properties fo:color="#800000" style:font-name="Bitstream Vera Sans Mono" fo:font-weight="bold" officeooo:rsid="022163ce" officeooo:paragraph-rsid="023e7618" style:font-weight-asian="bold" style:font-name-complex="Bitstream Vera Sans Mono" style:font-weight-complex="bold"/>
    </style:style>
    <style:style style:name="P1205" style:family="paragraph" style:parent-style-name="Table_20_Contents" style:list-style-name="WW8Num2">
      <style:text-properties fo:color="#800000" style:font-name="Bitstream Vera Sans Mono" fo:font-weight="bold" officeooo:rsid="022163ce" officeooo:paragraph-rsid="0241dbfe" style:font-weight-asian="bold" style:font-name-complex="Bitstream Vera Sans Mono" style:font-weight-complex="bold"/>
    </style:style>
    <style:style style:name="P1206" style:family="paragraph" style:parent-style-name="Table_20_Contents" style:list-style-name="WW8Num2">
      <style:text-properties fo:color="#800000" style:font-name="Bitstream Vera Sans Mono" fo:font-weight="bold" officeooo:rsid="022163ce" officeooo:paragraph-rsid="0242cf95" style:font-weight-asian="bold" style:font-name-complex="Bitstream Vera Sans Mono" style:font-weight-complex="bold"/>
    </style:style>
    <style:style style:name="P1207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12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2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2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22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22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22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22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22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2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2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2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2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2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2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23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23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23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23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23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23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24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24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24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24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24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24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24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24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24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249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1250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1251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252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253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1254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1255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1256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1257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1258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1259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1260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1261" style:family="paragraph" style:parent-style-name="Table_20_Contents" style:list-style-name="WW8Num2">
      <style:text-properties style:font-name="Bitstream Vera Sans Mono1" fo:font-size="9pt" officeooo:paragraph-rsid="01d4e053" style:font-name-asian="Bitstream Vera Sans Mono1" style:font-size-asian="9pt" style:font-name-complex="Bitstream Vera Sans Mono" style:font-size-complex="9pt"/>
    </style:style>
    <style:style style:name="P1262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263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1264" style:family="paragraph" style:parent-style-name="Table_20_Contents" style:list-style-name="WW8Num2">
      <style:text-properties style:font-name="Bitstream Vera Sans Mono1" fo:font-size="9pt" officeooo:paragraph-rsid="010ab926" style:font-name-asian="Bitstream Vera Sans Mono1" style:font-size-asian="9pt" style:font-name-complex="Bitstream Vera Sans Mono" style:font-size-complex="9pt"/>
    </style:style>
    <style:style style:name="P1265" style:family="paragraph" style:parent-style-name="Table_20_Contents" style:list-style-name="WW8Num2">
      <style:text-properties style:font-name="Bitstream Vera Sans Mono1" fo:font-size="9pt" officeooo:paragraph-rsid="011158bd" style:font-name-asian="Bitstream Vera Sans Mono1" style:font-size-asian="9pt" style:font-name-complex="Bitstream Vera Sans Mono" style:font-size-complex="9pt"/>
    </style:style>
    <style:style style:name="P1266" style:family="paragraph" style:parent-style-name="Table_20_Contents" style:list-style-name="WW8Num2">
      <style:text-properties style:font-name="Bitstream Vera Sans Mono1" fo:font-size="9pt" officeooo:paragraph-rsid="01175b13" style:font-name-asian="Bitstream Vera Sans Mono1" style:font-size-asian="9pt" style:font-name-complex="Bitstream Vera Sans Mono" style:font-size-complex="9pt"/>
    </style:style>
    <style:style style:name="P1267" style:family="paragraph" style:parent-style-name="Table_20_Contents" style:list-style-name="WW8Num2">
      <style:text-properties style:font-name="Bitstream Vera Sans Mono1" fo:font-size="9pt" officeooo:paragraph-rsid="0111728b" style:font-name-asian="Bitstream Vera Sans Mono1" style:font-size-asian="9pt" style:font-name-complex="Bitstream Vera Sans Mono" style:font-size-complex="9pt"/>
    </style:style>
    <style:style style:name="P1268" style:family="paragraph" style:parent-style-name="Table_20_Contents" style:list-style-name="WW8Num2">
      <style:text-properties style:font-name="Bitstream Vera Sans Mono1" fo:font-size="9pt" officeooo:paragraph-rsid="0119c943" style:font-name-asian="Bitstream Vera Sans Mono1" style:font-size-asian="9pt" style:font-name-complex="Bitstream Vera Sans Mono" style:font-size-complex="9pt"/>
    </style:style>
    <style:style style:name="P1269" style:family="paragraph" style:parent-style-name="Table_20_Contents" style:list-style-name="WW8Num2">
      <style:text-properties style:font-name="Bitstream Vera Sans Mono1" fo:font-size="9pt" officeooo:paragraph-rsid="01272bf7" style:font-name-asian="Bitstream Vera Sans Mono1" style:font-size-asian="9pt" style:font-name-complex="Bitstream Vera Sans Mono" style:font-size-complex="9pt"/>
    </style:style>
    <style:style style:name="P1270" style:family="paragraph" style:parent-style-name="Table_20_Contents" style:list-style-name="WW8Num2">
      <style:text-properties style:font-name="Bitstream Vera Sans Mono1" fo:font-size="9pt" officeooo:paragraph-rsid="011d503d" style:font-name-asian="Bitstream Vera Sans Mono1" style:font-size-asian="9pt" style:font-name-complex="Bitstream Vera Sans Mono" style:font-size-complex="9pt"/>
    </style:style>
    <style:style style:name="P1271" style:family="paragraph" style:parent-style-name="Table_20_Contents" style:list-style-name="WW8Num2">
      <style:text-properties style:font-name="Bitstream Vera Sans Mono1" fo:font-size="9pt" officeooo:paragraph-rsid="011e6218" style:font-name-asian="Bitstream Vera Sans Mono1" style:font-size-asian="9pt" style:font-name-complex="Bitstream Vera Sans Mono" style:font-size-complex="9pt"/>
    </style:style>
    <style:style style:name="P1272" style:family="paragraph" style:parent-style-name="Table_20_Contents" style:list-style-name="WW8Num2">
      <style:text-properties style:font-name="Bitstream Vera Sans Mono1" fo:font-size="9pt" officeooo:paragraph-rsid="011f49a1" style:font-name-asian="Bitstream Vera Sans Mono1" style:font-size-asian="9pt" style:font-name-complex="Bitstream Vera Sans Mono" style:font-size-complex="9pt"/>
    </style:style>
    <style:style style:name="P1273" style:family="paragraph" style:parent-style-name="Table_20_Contents" style:list-style-name="WW8Num2">
      <style:text-properties style:font-name="Bitstream Vera Sans Mono1" fo:font-size="9pt" officeooo:paragraph-rsid="0120e3f7" style:font-name-asian="Bitstream Vera Sans Mono1" style:font-size-asian="9pt" style:font-name-complex="Bitstream Vera Sans Mono" style:font-size-complex="9pt"/>
    </style:style>
    <style:style style:name="P1274" style:family="paragraph" style:parent-style-name="Table_20_Contents" style:list-style-name="WW8Num2">
      <style:text-properties style:font-name="Bitstream Vera Sans Mono1" fo:font-size="9pt" officeooo:paragraph-rsid="012a84de" style:font-name-asian="Bitstream Vera Sans Mono1" style:font-size-asian="9pt" style:font-name-complex="Bitstream Vera Sans Mono" style:font-size-complex="9pt"/>
    </style:style>
    <style:style style:name="P1275" style:family="paragraph" style:parent-style-name="Table_20_Contents" style:list-style-name="WW8Num2">
      <style:text-properties style:font-name="Bitstream Vera Sans Mono1" fo:font-size="9pt" officeooo:paragraph-rsid="012d4acd" style:font-name-asian="Bitstream Vera Sans Mono1" style:font-size-asian="9pt" style:font-name-complex="Bitstream Vera Sans Mono" style:font-size-complex="9pt"/>
    </style:style>
    <style:style style:name="P1276" style:family="paragraph" style:parent-style-name="Table_20_Contents" style:list-style-name="WW8Num2">
      <style:text-properties style:font-name="Bitstream Vera Sans Mono1" fo:font-size="9pt" officeooo:paragraph-rsid="01303c93" style:font-name-asian="Bitstream Vera Sans Mono1" style:font-size-asian="9pt" style:font-name-complex="Bitstream Vera Sans Mono" style:font-size-complex="9pt"/>
    </style:style>
    <style:style style:name="P1277" style:family="paragraph" style:parent-style-name="Table_20_Contents" style:list-style-name="WW8Num2">
      <style:text-properties style:font-name="Bitstream Vera Sans Mono1" fo:font-size="9pt" officeooo:paragraph-rsid="01950d4f" style:font-name-asian="Bitstream Vera Sans Mono1" style:font-size-asian="9pt" style:font-name-complex="Bitstream Vera Sans Mono" style:font-size-complex="9pt"/>
    </style:style>
    <style:style style:name="P1278" style:family="paragraph" style:parent-style-name="Table_20_Contents" style:list-style-name="WW8Num2">
      <style:text-properties style:font-name="Bitstream Vera Sans Mono1" fo:font-size="9pt" officeooo:paragraph-rsid="01423350" style:font-name-asian="Bitstream Vera Sans Mono1" style:font-size-asian="9pt" style:font-name-complex="Bitstream Vera Sans Mono" style:font-size-complex="9pt"/>
    </style:style>
    <style:style style:name="P1279" style:family="paragraph" style:parent-style-name="Table_20_Contents" style:list-style-name="WW8Num2">
      <style:text-properties style:font-name="Bitstream Vera Sans Mono1" fo:font-size="9pt" officeooo:paragraph-rsid="01430f0d" style:font-name-asian="Bitstream Vera Sans Mono1" style:font-size-asian="9pt" style:font-name-complex="Bitstream Vera Sans Mono" style:font-size-complex="9pt"/>
    </style:style>
    <style:style style:name="P1280" style:family="paragraph" style:parent-style-name="Table_20_Contents" style:list-style-name="WW8Num2">
      <style:text-properties style:font-name="Bitstream Vera Sans Mono1" fo:font-size="9pt" officeooo:paragraph-rsid="0165c1d3" style:font-name-asian="Bitstream Vera Sans Mono1" style:font-size-asian="9pt" style:font-name-complex="Bitstream Vera Sans Mono" style:font-size-complex="9pt"/>
    </style:style>
    <style:style style:name="P1281" style:family="paragraph" style:parent-style-name="Table_20_Contents" style:list-style-name="WW8Num2">
      <style:text-properties style:font-name="Bitstream Vera Sans Mono1" fo:font-size="9pt" officeooo:paragraph-rsid="016bc885" style:font-name-asian="Bitstream Vera Sans Mono1" style:font-size-asian="9pt" style:font-name-complex="Bitstream Vera Sans Mono" style:font-size-complex="9pt"/>
    </style:style>
    <style:style style:name="P1282" style:family="paragraph" style:parent-style-name="Table_20_Contents" style:list-style-name="WW8Num2">
      <style:text-properties style:font-name="Bitstream Vera Sans Mono1" fo:font-size="9pt" officeooo:paragraph-rsid="016fcebf" style:font-name-asian="Bitstream Vera Sans Mono1" style:font-size-asian="9pt" style:font-name-complex="Bitstream Vera Sans Mono" style:font-size-complex="9pt"/>
    </style:style>
    <style:style style:name="P1283" style:family="paragraph" style:parent-style-name="Table_20_Contents" style:list-style-name="WW8Num2">
      <style:text-properties style:font-name="Bitstream Vera Sans Mono1" fo:font-size="9pt" officeooo:paragraph-rsid="0253837b" style:font-name-asian="Bitstream Vera Sans Mono1" style:font-size-asian="9pt" style:font-name-complex="Bitstream Vera Sans Mono" style:font-size-complex="9pt"/>
    </style:style>
    <style:style style:name="P1284" style:family="paragraph" style:parent-style-name="Table_20_Contents" style:list-style-name="WW8Num2">
      <style:text-properties style:font-name="Bitstream Vera Sans Mono1" fo:font-size="9pt" officeooo:paragraph-rsid="017f046f" style:font-name-asian="Bitstream Vera Sans Mono1" style:font-size-asian="9pt" style:font-name-complex="Bitstream Vera Sans Mono" style:font-size-complex="9pt"/>
    </style:style>
    <style:style style:name="P1285" style:family="paragraph" style:parent-style-name="Table_20_Contents" style:list-style-name="WW8Num2">
      <style:text-properties style:font-name="Bitstream Vera Sans Mono1" fo:font-size="9pt" officeooo:paragraph-rsid="018e5d58" style:font-name-asian="Bitstream Vera Sans Mono1" style:font-size-asian="9pt" style:font-name-complex="Bitstream Vera Sans Mono" style:font-size-complex="9pt"/>
    </style:style>
    <style:style style:name="P1286" style:family="paragraph" style:parent-style-name="Table_20_Contents" style:list-style-name="WW8Num2">
      <style:text-properties style:font-name="Bitstream Vera Sans Mono1" fo:font-size="9pt" officeooo:paragraph-rsid="019171d0" style:font-name-asian="Bitstream Vera Sans Mono1" style:font-size-asian="9pt" style:font-name-complex="Bitstream Vera Sans Mono" style:font-size-complex="9pt"/>
    </style:style>
    <style:style style:name="P1287" style:family="paragraph" style:parent-style-name="Table_20_Contents" style:list-style-name="WW8Num2">
      <style:text-properties style:font-name="Bitstream Vera Sans Mono1" fo:font-size="9pt" officeooo:paragraph-rsid="01c1da60" style:font-name-asian="Bitstream Vera Sans Mono1" style:font-size-asian="9pt" style:font-name-complex="Bitstream Vera Sans Mono" style:font-size-complex="9pt"/>
    </style:style>
    <style:style style:name="P1288" style:family="paragraph" style:parent-style-name="Table_20_Contents" style:list-style-name="WW8Num2">
      <style:text-properties style:font-name="Bitstream Vera Sans Mono1" fo:font-size="9pt" officeooo:paragraph-rsid="01c686d1" style:font-name-asian="Bitstream Vera Sans Mono1" style:font-size-asian="9pt" style:font-name-complex="Bitstream Vera Sans Mono" style:font-size-complex="9pt"/>
    </style:style>
    <style:style style:name="P1289" style:family="paragraph" style:parent-style-name="Table_20_Contents" style:list-style-name="WW8Num2">
      <style:text-properties style:font-name="Bitstream Vera Sans Mono1" fo:font-size="9pt" officeooo:paragraph-rsid="01cda0bb" style:font-name-asian="Bitstream Vera Sans Mono1" style:font-size-asian="9pt" style:font-name-complex="Bitstream Vera Sans Mono" style:font-size-complex="9pt"/>
    </style:style>
    <style:style style:name="P1290" style:family="paragraph" style:parent-style-name="Table_20_Contents" style:list-style-name="WW8Num2">
      <style:text-properties style:font-name="Bitstream Vera Sans Mono1" fo:font-size="9pt" officeooo:paragraph-rsid="01d9f37a" style:font-name-asian="Bitstream Vera Sans Mono1" style:font-size-asian="9pt" style:font-name-complex="Bitstream Vera Sans Mono" style:font-size-complex="9pt"/>
    </style:style>
    <style:style style:name="P1291" style:family="paragraph" style:parent-style-name="Table_20_Contents" style:list-style-name="WW8Num2">
      <style:text-properties style:font-name="Bitstream Vera Sans Mono1" fo:font-size="9pt" officeooo:paragraph-rsid="01ea65ea" style:font-name-asian="Bitstream Vera Sans Mono1" style:font-size-asian="9pt" style:font-name-complex="Bitstream Vera Sans Mono" style:font-size-complex="9pt"/>
    </style:style>
    <style:style style:name="P1292" style:family="paragraph" style:parent-style-name="Table_20_Contents" style:list-style-name="WW8Num2">
      <style:text-properties style:font-name="Bitstream Vera Sans Mono1" fo:font-size="9pt" officeooo:paragraph-rsid="01e5fd4f" style:font-name-asian="Bitstream Vera Sans Mono1" style:font-size-asian="9pt" style:font-name-complex="Bitstream Vera Sans Mono" style:font-size-complex="9pt"/>
    </style:style>
    <style:style style:name="P1293" style:family="paragraph" style:parent-style-name="Table_20_Contents" style:list-style-name="WW8Num2">
      <style:text-properties style:font-name="Bitstream Vera Sans Mono1" fo:font-size="9pt" officeooo:paragraph-rsid="01fff215" style:font-name-asian="Bitstream Vera Sans Mono1" style:font-size-asian="9pt" style:font-name-complex="Bitstream Vera Sans Mono" style:font-size-complex="9pt"/>
    </style:style>
    <style:style style:name="P1294" style:family="paragraph" style:parent-style-name="Table_20_Contents" style:list-style-name="WW8Num2">
      <style:text-properties style:font-name="Bitstream Vera Sans Mono1" fo:font-size="9pt" officeooo:paragraph-rsid="0205feae" style:font-name-asian="Bitstream Vera Sans Mono1" style:font-size-asian="9pt" style:font-name-complex="Bitstream Vera Sans Mono" style:font-size-complex="9pt"/>
    </style:style>
    <style:style style:name="P1295" style:family="paragraph" style:parent-style-name="Table_20_Contents" style:list-style-name="WW8Num2">
      <style:text-properties style:font-name="Bitstream Vera Sans Mono1" fo:font-size="9pt" officeooo:paragraph-rsid="0212a4f0" style:font-name-asian="Bitstream Vera Sans Mono1" style:font-size-asian="9pt" style:font-name-complex="Bitstream Vera Sans Mono" style:font-size-complex="9pt"/>
    </style:style>
    <style:style style:name="P1296" style:family="paragraph" style:parent-style-name="Table_20_Contents" style:list-style-name="WW8Num2">
      <style:text-properties style:font-name="Bitstream Vera Sans Mono1" fo:font-size="9pt" officeooo:paragraph-rsid="02042ffe" style:font-name-asian="Bitstream Vera Sans Mono1" style:font-size-asian="9pt" style:font-name-complex="Bitstream Vera Sans Mono" style:font-size-complex="9pt"/>
    </style:style>
    <style:style style:name="P1297" style:family="paragraph" style:parent-style-name="Table_20_Contents" style:list-style-name="WW8Num2">
      <style:text-properties style:font-name="Bitstream Vera Sans Mono1" fo:font-size="9pt" officeooo:paragraph-rsid="0210cdae" style:font-name-asian="Bitstream Vera Sans Mono1" style:font-size-asian="9pt" style:font-name-complex="Bitstream Vera Sans Mono" style:font-size-complex="9pt"/>
    </style:style>
    <style:style style:name="P1298" style:family="paragraph" style:parent-style-name="Table_20_Contents" style:list-style-name="WW8Num2">
      <style:text-properties style:font-name="Bitstream Vera Sans Mono1" fo:font-size="9pt" officeooo:paragraph-rsid="0212e8ef" style:font-name-asian="Bitstream Vera Sans Mono1" style:font-size-asian="9pt" style:font-name-complex="Bitstream Vera Sans Mono" style:font-size-complex="9pt"/>
    </style:style>
    <style:style style:name="P1299" style:family="paragraph" style:parent-style-name="Table_20_Contents" style:list-style-name="WW8Num2">
      <style:text-properties style:font-name="Bitstream Vera Sans Mono1" fo:font-size="9pt" officeooo:paragraph-rsid="02090c38" style:font-name-asian="Bitstream Vera Sans Mono1" style:font-size-asian="9pt" style:font-name-complex="Bitstream Vera Sans Mono" style:font-size-complex="9pt"/>
    </style:style>
    <style:style style:name="P1300" style:family="paragraph" style:parent-style-name="Table_20_Contents" style:list-style-name="WW8Num2">
      <style:text-properties style:font-name="Bitstream Vera Sans Mono1" fo:font-size="9pt" officeooo:paragraph-rsid="020b92ac" style:font-name-asian="Bitstream Vera Sans Mono1" style:font-size-asian="9pt" style:font-name-complex="Bitstream Vera Sans Mono" style:font-size-complex="9pt"/>
    </style:style>
    <style:style style:name="P1301" style:family="paragraph" style:parent-style-name="Table_20_Contents" style:list-style-name="WW8Num2">
      <style:text-properties style:font-name="Bitstream Vera Sans Mono1" fo:font-size="9pt" officeooo:paragraph-rsid="020d1f6e" style:font-name-asian="Bitstream Vera Sans Mono1" style:font-size-asian="9pt" style:font-name-complex="Bitstream Vera Sans Mono" style:font-size-complex="9pt"/>
    </style:style>
    <style:style style:name="P1302" style:family="paragraph" style:parent-style-name="Table_20_Contents" style:list-style-name="WW8Num2">
      <style:text-properties style:font-name="Bitstream Vera Sans Mono1" fo:font-size="9pt" officeooo:paragraph-rsid="0218dd46" style:font-name-asian="Bitstream Vera Sans Mono1" style:font-size-asian="9pt" style:font-name-complex="Bitstream Vera Sans Mono" style:font-size-complex="9pt"/>
    </style:style>
    <style:style style:name="P1303" style:family="paragraph" style:parent-style-name="Table_20_Contents" style:list-style-name="WW8Num2">
      <style:text-properties style:font-name="Bitstream Vera Sans Mono1" fo:font-size="9pt" officeooo:paragraph-rsid="02616e11" style:font-name-asian="Bitstream Vera Sans Mono1" style:font-size-asian="9pt" style:font-name-complex="Bitstream Vera Sans Mono" style:font-size-complex="9pt"/>
    </style:style>
    <style:style style:name="P1304" style:family="paragraph" style:parent-style-name="Table_20_Contents" style:list-style-name="WW8Num2">
      <style:text-properties style:font-name="Bitstream Vera Sans Mono1" fo:font-size="9pt" officeooo:paragraph-rsid="0223dbea" style:font-name-asian="Bitstream Vera Sans Mono1" style:font-size-asian="9pt" style:font-name-complex="Bitstream Vera Sans Mono" style:font-size-complex="9pt"/>
    </style:style>
    <style:style style:name="P1305" style:family="paragraph" style:parent-style-name="Table_20_Contents" style:list-style-name="WW8Num2">
      <style:text-properties style:font-name="Bitstream Vera Sans Mono1" fo:font-size="9pt" officeooo:paragraph-rsid="0225bff7" style:font-name-asian="Bitstream Vera Sans Mono1" style:font-size-asian="9pt" style:font-name-complex="Bitstream Vera Sans Mono" style:font-size-complex="9pt"/>
    </style:style>
    <style:style style:name="P1306" style:family="paragraph" style:parent-style-name="Table_20_Contents" style:list-style-name="WW8Num2">
      <style:text-properties style:font-name="Bitstream Vera Sans Mono1" fo:font-size="9pt" officeooo:paragraph-rsid="022163ce" style:font-name-asian="Bitstream Vera Sans Mono1" style:font-size-asian="9pt" style:font-name-complex="Bitstream Vera Sans Mono" style:font-size-complex="9pt"/>
    </style:style>
    <style:style style:name="P1307" style:family="paragraph" style:parent-style-name="Table_20_Contents" style:list-style-name="WW8Num2">
      <style:text-properties style:font-name="Bitstream Vera Sans Mono1" fo:font-size="9pt" officeooo:paragraph-rsid="0226e50b" style:font-name-asian="Bitstream Vera Sans Mono1" style:font-size-asian="9pt" style:font-name-complex="Bitstream Vera Sans Mono" style:font-size-complex="9pt"/>
    </style:style>
    <style:style style:name="P1308" style:family="paragraph" style:parent-style-name="Table_20_Contents" style:list-style-name="WW8Num2">
      <style:text-properties style:font-name="Bitstream Vera Sans Mono1" fo:font-size="9pt" officeooo:paragraph-rsid="022912ab" style:font-name-asian="Bitstream Vera Sans Mono1" style:font-size-asian="9pt" style:font-name-complex="Bitstream Vera Sans Mono" style:font-size-complex="9pt"/>
    </style:style>
    <style:style style:name="P1309" style:family="paragraph" style:parent-style-name="Table_20_Contents" style:list-style-name="WW8Num2">
      <style:text-properties style:font-name="Bitstream Vera Sans Mono1" fo:font-size="9pt" officeooo:paragraph-rsid="022ac433" style:font-name-asian="Bitstream Vera Sans Mono1" style:font-size-asian="9pt" style:font-name-complex="Bitstream Vera Sans Mono" style:font-size-complex="9pt"/>
    </style:style>
    <style:style style:name="P1310" style:family="paragraph" style:parent-style-name="Table_20_Contents" style:list-style-name="WW8Num2">
      <style:text-properties style:font-name="Bitstream Vera Sans Mono1" fo:font-size="9pt" officeooo:paragraph-rsid="022fb075" style:font-name-asian="Bitstream Vera Sans Mono1" style:font-size-asian="9pt" style:font-name-complex="Bitstream Vera Sans Mono" style:font-size-complex="9pt"/>
    </style:style>
    <style:style style:name="P1311" style:family="paragraph" style:parent-style-name="Table_20_Contents" style:list-style-name="WW8Num2">
      <style:text-properties style:font-name="Bitstream Vera Sans Mono1" fo:font-size="9pt" officeooo:paragraph-rsid="0233498f" style:font-name-asian="Bitstream Vera Sans Mono1" style:font-size-asian="9pt" style:font-name-complex="Bitstream Vera Sans Mono" style:font-size-complex="9pt"/>
    </style:style>
    <style:style style:name="P1312" style:family="paragraph" style:parent-style-name="Table_20_Contents" style:list-style-name="WW8Num2">
      <style:text-properties style:font-name="Bitstream Vera Sans Mono1" fo:font-size="9pt" officeooo:paragraph-rsid="0233c552" style:font-name-asian="Bitstream Vera Sans Mono1" style:font-size-asian="9pt" style:font-name-complex="Bitstream Vera Sans Mono" style:font-size-complex="9pt"/>
    </style:style>
    <style:style style:name="P1313" style:family="paragraph" style:parent-style-name="Table_20_Contents" style:list-style-name="WW8Num2">
      <style:text-properties style:font-name="Bitstream Vera Sans Mono1" fo:font-size="9pt" officeooo:paragraph-rsid="0236bdfd" style:font-name-asian="Bitstream Vera Sans Mono1" style:font-size-asian="9pt" style:font-name-complex="Bitstream Vera Sans Mono" style:font-size-complex="9pt"/>
    </style:style>
    <style:style style:name="P1314" style:family="paragraph" style:parent-style-name="Table_20_Contents" style:list-style-name="WW8Num2">
      <style:text-properties style:font-name="Bitstream Vera Sans Mono1" fo:font-size="9pt" officeooo:paragraph-rsid="023e7618" style:font-name-asian="Bitstream Vera Sans Mono1" style:font-size-asian="9pt" style:font-name-complex="Bitstream Vera Sans Mono" style:font-size-complex="9pt"/>
    </style:style>
    <style:style style:name="P1315" style:family="paragraph" style:parent-style-name="Table_20_Contents" style:list-style-name="WW8Num2">
      <style:text-properties style:font-name="Bitstream Vera Sans Mono1" fo:font-size="9pt" officeooo:paragraph-rsid="0241dbfe" style:font-name-asian="Bitstream Vera Sans Mono1" style:font-size-asian="9pt" style:font-name-complex="Bitstream Vera Sans Mono" style:font-size-complex="9pt"/>
    </style:style>
    <style:style style:name="P1316" style:family="paragraph" style:parent-style-name="Table_20_Contents" style:list-style-name="WW8Num2">
      <style:text-properties style:font-name="Bitstream Vera Sans Mono1" fo:font-size="9pt" officeooo:paragraph-rsid="0242cf95" style:font-name-asian="Bitstream Vera Sans Mono1" style:font-size-asian="9pt" style:font-name-complex="Bitstream Vera Sans Mono" style:font-size-complex="9pt"/>
    </style:style>
    <style:style style:name="P1317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13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1319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13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13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13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13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13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13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13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1327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1328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1329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1330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13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1332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1333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1334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1335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1336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13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1339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13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13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13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13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13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10ab926" style:font-name-asian="Bitstream Vera Sans Mono1" style:font-size-asian="9pt" style:font-name-complex="Bitstream Vera Sans Mono" style:font-size-complex="9pt"/>
    </style:style>
    <style:style style:name="P1345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13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13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ab926" style:font-name-asian="Bitstream Vera Sans Mono1" style:font-size-asian="9pt" style:font-name-complex="Bitstream Vera Sans Mono" style:font-size-complex="9pt"/>
    </style:style>
    <style:style style:name="P13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13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ab926" style:font-name-asian="Bitstream Vera Sans Mono1" style:font-size-asian="9pt" style:font-name-complex="Bitstream Vera Sans Mono" style:font-size-complex="9pt"/>
    </style:style>
    <style:style style:name="P1350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1351" style:family="paragraph" style:parent-style-name="Table_20_Contents" style:list-style-name="WW8Num2">
      <style:text-properties style:font-name="Bitstream Vera Sans Mono1" fo:font-size="9pt" officeooo:rsid="01093dce" officeooo:paragraph-rsid="010ab926" style:font-name-asian="Bitstream Vera Sans Mono1" style:font-size-asian="9pt" style:font-name-complex="Bitstream Vera Sans Mono" style:font-size-complex="9pt"/>
    </style:style>
    <style:style style:name="P1352" style:family="paragraph" style:parent-style-name="Table_20_Contents" style:list-style-name="WW8Num2">
      <style:text-properties style:font-name="Bitstream Vera Sans Mono1" fo:font-size="9pt" officeooo:rsid="012f84e8" officeooo:paragraph-rsid="012f84e8" style:font-name-asian="Bitstream Vera Sans Mono1" style:font-size-asian="9pt" style:font-name-complex="Bitstream Vera Sans Mono" style:font-size-complex="9pt"/>
    </style:style>
    <style:style style:name="P1353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1354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1355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1356" style:family="paragraph" style:parent-style-name="Table_20_Contents" style:list-style-name="WW8Num2">
      <style:text-properties style:font-name="Bitstream Vera Sans Mono1" fo:font-size="9pt" officeooo:rsid="012f84e8" officeooo:paragraph-rsid="013987a1" style:font-name-asian="Bitstream Vera Sans Mono1" style:font-size-asian="9pt" style:font-name-complex="Bitstream Vera Sans Mono" style:font-size-complex="9pt"/>
    </style:style>
    <style:style style:name="P1357" style:family="paragraph" style:parent-style-name="Table_20_Contents" style:list-style-name="WW8Num2">
      <style:text-properties style:font-name="Bitstream Vera Sans Mono1" fo:font-size="9pt" officeooo:rsid="012f84e8" officeooo:paragraph-rsid="01950d4f" style:font-name-asian="Bitstream Vera Sans Mono1" style:font-size-asian="9pt" style:font-name-complex="Bitstream Vera Sans Mono" style:font-size-complex="9pt"/>
    </style:style>
    <style:style style:name="P1358" style:family="paragraph" style:parent-style-name="Table_20_Contents" style:list-style-name="WW8Num2">
      <style:text-properties style:font-name="Bitstream Vera Sans Mono1" fo:font-size="9pt" officeooo:rsid="012f84e8" officeooo:paragraph-rsid="014461f0" style:font-name-asian="Bitstream Vera Sans Mono1" style:font-size-asian="9pt" style:font-name-complex="Bitstream Vera Sans Mono" style:font-size-complex="9pt"/>
    </style:style>
    <style:style style:name="P1359" style:family="paragraph" style:parent-style-name="Table_20_Contents" style:list-style-name="WW8Num2">
      <style:text-properties style:font-name="Bitstream Vera Sans Mono1" fo:font-size="9pt" officeooo:rsid="012f84e8" officeooo:paragraph-rsid="0145cadd" style:font-name-asian="Bitstream Vera Sans Mono1" style:font-size-asian="9pt" style:font-name-complex="Bitstream Vera Sans Mono" style:font-size-complex="9pt"/>
    </style:style>
    <style:style style:name="P1360" style:family="paragraph" style:parent-style-name="Table_20_Contents" style:list-style-name="WW8Num2">
      <style:text-properties style:font-name="Bitstream Vera Sans Mono1" fo:font-size="9pt" officeooo:rsid="012f84e8" officeooo:paragraph-rsid="0148a0e6" style:font-name-asian="Bitstream Vera Sans Mono1" style:font-size-asian="9pt" style:font-name-complex="Bitstream Vera Sans Mono" style:font-size-complex="9pt"/>
    </style:style>
    <style:style style:name="P1361" style:family="paragraph" style:parent-style-name="Table_20_Contents" style:list-style-name="WW8Num2">
      <style:text-properties style:font-name="Bitstream Vera Sans Mono1" fo:font-size="9pt" officeooo:rsid="012f84e8" officeooo:paragraph-rsid="014ae003" style:font-name-asian="Bitstream Vera Sans Mono1" style:font-size-asian="9pt" style:font-name-complex="Bitstream Vera Sans Mono" style:font-size-complex="9pt"/>
    </style:style>
    <style:style style:name="P1362" style:family="paragraph" style:parent-style-name="Table_20_Contents" style:list-style-name="WW8Num2">
      <style:text-properties style:font-name="Bitstream Vera Sans Mono1" fo:font-size="9pt" officeooo:rsid="012f84e8" officeooo:paragraph-rsid="014d2f45" style:font-name-asian="Bitstream Vera Sans Mono1" style:font-size-asian="9pt" style:font-name-complex="Bitstream Vera Sans Mono" style:font-size-complex="9pt"/>
    </style:style>
    <style:style style:name="P1363" style:family="paragraph" style:parent-style-name="Table_20_Contents" style:list-style-name="WW8Num2">
      <style:text-properties style:font-name="Bitstream Vera Sans Mono1" fo:font-size="9pt" officeooo:rsid="012f84e8" officeooo:paragraph-rsid="01582a2d" style:font-name-asian="Bitstream Vera Sans Mono1" style:font-size-asian="9pt" style:font-name-complex="Bitstream Vera Sans Mono" style:font-size-complex="9pt"/>
    </style:style>
    <style:style style:name="P1364" style:family="paragraph" style:parent-style-name="Table_20_Contents" style:list-style-name="WW8Num2">
      <style:text-properties style:font-name="Bitstream Vera Sans Mono1" fo:font-size="9pt" officeooo:rsid="012f84e8" officeooo:paragraph-rsid="01515a6b" style:font-name-asian="Bitstream Vera Sans Mono1" style:font-size-asian="9pt" style:font-name-complex="Bitstream Vera Sans Mono" style:font-size-complex="9pt"/>
    </style:style>
    <style:style style:name="P1365" style:family="paragraph" style:parent-style-name="Table_20_Contents" style:list-style-name="WW8Num2">
      <style:text-properties style:font-name="Bitstream Vera Sans Mono1" fo:font-size="9pt" officeooo:rsid="012f84e8" officeooo:paragraph-rsid="0151bad4" style:font-name-asian="Bitstream Vera Sans Mono1" style:font-size-asian="9pt" style:font-name-complex="Bitstream Vera Sans Mono" style:font-size-complex="9pt"/>
    </style:style>
    <style:style style:name="P1366" style:family="paragraph" style:parent-style-name="Table_20_Contents" style:list-style-name="WW8Num2">
      <style:text-properties style:font-name="Bitstream Vera Sans Mono1" fo:font-size="9pt" officeooo:rsid="012f84e8" officeooo:paragraph-rsid="0152dd20" style:font-name-asian="Bitstream Vera Sans Mono1" style:font-size-asian="9pt" style:font-name-complex="Bitstream Vera Sans Mono" style:font-size-complex="9pt"/>
    </style:style>
    <style:style style:name="P1367" style:family="paragraph" style:parent-style-name="Table_20_Contents" style:list-style-name="WW8Num2">
      <style:text-properties style:font-name="Bitstream Vera Sans Mono1" fo:font-size="9pt" officeooo:rsid="012f84e8" officeooo:paragraph-rsid="01542560" style:font-name-asian="Bitstream Vera Sans Mono1" style:font-size-asian="9pt" style:font-name-complex="Bitstream Vera Sans Mono" style:font-size-complex="9pt"/>
    </style:style>
    <style:style style:name="P1368" style:family="paragraph" style:parent-style-name="Table_20_Contents" style:list-style-name="WW8Num2">
      <style:text-properties style:font-name="Bitstream Vera Sans Mono1" fo:font-size="9pt" officeooo:rsid="012f84e8" officeooo:paragraph-rsid="01763aca" style:font-name-asian="Bitstream Vera Sans Mono1" style:font-size-asian="9pt" style:font-name-complex="Bitstream Vera Sans Mono" style:font-size-complex="9pt"/>
    </style:style>
    <style:style style:name="P1369" style:family="paragraph" style:parent-style-name="Table_20_Contents" style:list-style-name="WW8Num2">
      <style:text-properties style:font-name="Bitstream Vera Sans Mono1" fo:font-size="9pt" officeooo:rsid="012f84e8" officeooo:paragraph-rsid="0253837b" style:font-name-asian="Bitstream Vera Sans Mono1" style:font-size-asian="9pt" style:font-name-complex="Bitstream Vera Sans Mono" style:font-size-complex="9pt"/>
    </style:style>
    <style:style style:name="P1370" style:family="paragraph" style:parent-style-name="Table_20_Contents" style:list-style-name="WW8Num2">
      <style:text-properties style:font-name="Bitstream Vera Sans Mono1" fo:font-size="9pt" officeooo:rsid="012f84e8" officeooo:paragraph-rsid="018229d5" style:font-name-asian="Bitstream Vera Sans Mono1" style:font-size-asian="9pt" style:font-name-complex="Bitstream Vera Sans Mono" style:font-size-complex="9pt"/>
    </style:style>
    <style:style style:name="P1371" style:family="paragraph" style:parent-style-name="Table_20_Contents" style:list-style-name="WW8Num2">
      <style:text-properties style:font-name="Bitstream Vera Sans Mono1" fo:font-size="9pt" officeooo:rsid="012f84e8" officeooo:paragraph-rsid="01831d6a" style:font-name-asian="Bitstream Vera Sans Mono1" style:font-size-asian="9pt" style:font-name-complex="Bitstream Vera Sans Mono" style:font-size-complex="9pt"/>
    </style:style>
    <style:style style:name="P1372" style:family="paragraph" style:parent-style-name="Table_20_Contents" style:list-style-name="WW8Num2">
      <style:text-properties style:font-name="Bitstream Vera Sans Mono1" fo:font-size="9pt" officeooo:rsid="012f84e8" officeooo:paragraph-rsid="01c7b15b" style:font-name-asian="Bitstream Vera Sans Mono1" style:font-size-asian="9pt" style:font-name-complex="Bitstream Vera Sans Mono" style:font-size-complex="9pt"/>
    </style:style>
    <style:style style:name="P1373" style:family="paragraph" style:parent-style-name="Table_20_Contents" style:list-style-name="WW8Num2">
      <style:text-properties style:font-name="Bitstream Vera Sans Mono1" fo:font-size="9pt" officeooo:rsid="012f84e8" officeooo:paragraph-rsid="01d1a5e8" style:font-name-asian="Bitstream Vera Sans Mono1" style:font-size-asian="9pt" style:font-name-complex="Bitstream Vera Sans Mono" style:font-size-complex="9pt"/>
    </style:style>
    <style:style style:name="P1374" style:family="paragraph" style:parent-style-name="Table_20_Contents" style:list-style-name="WW8Num2">
      <style:text-properties style:font-name="Bitstream Vera Sans Mono1" fo:font-size="9pt" officeooo:rsid="012f84e8" officeooo:paragraph-rsid="01dea5c7" style:font-name-asian="Bitstream Vera Sans Mono1" style:font-size-asian="9pt" style:font-name-complex="Bitstream Vera Sans Mono" style:font-size-complex="9pt"/>
    </style:style>
    <style:style style:name="P137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1376" style:family="paragraph" style:parent-style-name="Table_20_Contents" style:list-style-name="WW8Num2">
      <style:text-properties style:font-name="Bitstream Vera Sans Mono1" fo:font-size="9pt" officeooo:rsid="01175b13" officeooo:paragraph-rsid="01175b13" style:font-name-asian="Bitstream Vera Sans Mono1" style:font-size-asian="9pt" style:font-name-complex="Bitstream Vera Sans Mono" style:font-size-complex="9pt"/>
    </style:style>
    <style:style style:name="P1377" style:family="paragraph" style:parent-style-name="Table_20_Contents" style:list-style-name="WW8Num2">
      <style:text-properties style:font-name="Bitstream Vera Sans Mono1" fo:font-size="9pt" officeooo:rsid="011158bd" officeooo:paragraph-rsid="011158bd" style:font-name-asian="Bitstream Vera Sans Mono1" style:font-size-asian="9pt" style:font-name-complex="Bitstream Vera Sans Mono" style:font-size-complex="9pt"/>
    </style:style>
    <style:style style:name="P1378" style:family="paragraph" style:parent-style-name="Table_20_Contents" style:list-style-name="WW8Num2">
      <style:text-properties style:font-name="Bitstream Vera Sans Mono1" fo:font-size="9pt" officeooo:rsid="0139caf1" officeooo:paragraph-rsid="0139caf1" style:font-name-asian="Bitstream Vera Sans Mono1" style:font-size-asian="9pt" style:font-name-complex="Bitstream Vera Sans Mono" style:font-size-complex="9pt"/>
    </style:style>
    <style:style style:name="P1379" style:family="paragraph" style:parent-style-name="Table_20_Contents" style:list-style-name="WW8Num2">
      <style:text-properties style:font-name="Bitstream Vera Sans Mono1" fo:font-size="9pt" officeooo:rsid="0139caf1" officeooo:paragraph-rsid="01950d4f" style:font-name-asian="Bitstream Vera Sans Mono1" style:font-size-asian="9pt" style:font-name-complex="Bitstream Vera Sans Mono" style:font-size-complex="9pt"/>
    </style:style>
    <style:style style:name="P1380" style:family="paragraph" style:parent-style-name="Table_20_Contents" style:list-style-name="WW8Num2">
      <style:text-properties style:font-name="Bitstream Vera Sans Mono1" fo:font-size="9pt" officeooo:rsid="013d57cf" officeooo:paragraph-rsid="013d57cf" style:font-name-asian="Bitstream Vera Sans Mono1" style:font-size-asian="9pt" style:font-name-complex="Bitstream Vera Sans Mono" style:font-size-complex="9pt"/>
    </style:style>
    <style:style style:name="P1381" style:family="paragraph" style:parent-style-name="Table_20_Contents" style:list-style-name="WW8Num2">
      <style:text-properties style:font-name="Bitstream Vera Sans Mono1" fo:font-size="9pt" officeooo:rsid="013d57cf" officeooo:paragraph-rsid="013ed8c9" style:font-name-asian="Bitstream Vera Sans Mono1" style:font-size-asian="9pt" style:font-name-complex="Bitstream Vera Sans Mono" style:font-size-complex="9pt"/>
    </style:style>
    <style:style style:name="P1382" style:family="paragraph" style:parent-style-name="Table_20_Contents" style:list-style-name="WW8Num2">
      <style:text-properties style:font-name="Bitstream Vera Sans Mono1" fo:font-size="9pt" officeooo:rsid="013d57cf" officeooo:paragraph-rsid="01950d4f" style:font-name-asian="Bitstream Vera Sans Mono1" style:font-size-asian="9pt" style:font-name-complex="Bitstream Vera Sans Mono" style:font-size-complex="9pt"/>
    </style:style>
    <style:style style:name="P1383" style:family="paragraph" style:parent-style-name="Table_20_Contents" style:list-style-name="WW8Num2">
      <style:text-properties style:font-name="Bitstream Vera Sans Mono1" fo:font-size="9pt" officeooo:rsid="014714bf" officeooo:paragraph-rsid="014714bf" style:font-name-asian="Bitstream Vera Sans Mono1" style:font-size-asian="9pt" style:font-name-complex="Bitstream Vera Sans Mono" style:font-size-complex="9pt"/>
    </style:style>
    <style:style style:name="P1384" style:family="paragraph" style:parent-style-name="Table_20_Contents" style:list-style-name="WW8Num2">
      <style:text-properties style:font-name="Bitstream Vera Sans Mono1" fo:font-size="9pt" officeooo:rsid="01b782c0" officeooo:paragraph-rsid="01b782c0" style:font-name-asian="Bitstream Vera Sans Mono1" style:font-size-asian="9pt" style:font-name-complex="Bitstream Vera Sans Mono" style:font-size-complex="9pt"/>
    </style:style>
    <style:style style:name="P1385" style:family="paragraph" style:parent-style-name="Table_20_Contents" style:list-style-name="WW8Num2">
      <style:text-properties style:font-name="Bitstream Vera Sans Mono1" fo:font-size="9pt" officeooo:rsid="019171d0" officeooo:paragraph-rsid="019171d0" style:font-name-asian="Bitstream Vera Sans Mono1" style:font-size-asian="9pt" style:font-name-complex="Bitstream Vera Sans Mono" style:font-size-complex="9pt"/>
    </style:style>
    <style:style style:name="P1386" style:family="paragraph" style:parent-style-name="Table_20_Contents" style:list-style-name="WW8Num2">
      <style:text-properties style:font-name="Bitstream Vera Sans Mono1" fo:font-size="9pt" officeooo:rsid="01c81fd9" officeooo:paragraph-rsid="01c686d1" style:font-name-asian="Bitstream Vera Sans Mono1" style:font-size-asian="9pt" style:font-name-complex="Bitstream Vera Sans Mono" style:font-size-complex="9pt"/>
    </style:style>
    <style:style style:name="P1387" style:family="paragraph" style:parent-style-name="Table_20_Contents" style:list-style-name="WW8Num2">
      <style:text-properties style:font-name="Bitstream Vera Sans Mono1" fo:font-size="9pt" officeooo:rsid="01c81fd9" officeooo:paragraph-rsid="01c81fd9" style:font-name-asian="Bitstream Vera Sans Mono1" style:font-size-asian="9pt" style:font-name-complex="Bitstream Vera Sans Mono" style:font-size-complex="9pt"/>
    </style:style>
    <style:style style:name="P1388" style:family="paragraph" style:parent-style-name="Table_20_Contents" style:list-style-name="WW8Num2">
      <style:text-properties style:font-name="Bitstream Vera Sans Mono1" fo:font-size="9pt" officeooo:rsid="01e0c3b4" officeooo:paragraph-rsid="01e0c3b4" style:font-name-asian="Bitstream Vera Sans Mono1" style:font-size-asian="9pt" style:font-name-complex="Bitstream Vera Sans Mono" style:font-size-complex="9pt"/>
    </style:style>
    <style:style style:name="P1389" style:family="paragraph" style:parent-style-name="Table_20_Contents" style:list-style-name="WW8Num2">
      <style:text-properties style:font-name="Bitstream Vera Sans Mono1" fo:font-size="9pt" officeooo:rsid="01e0c3b4" officeooo:paragraph-rsid="01ea65ea" style:font-name-asian="Bitstream Vera Sans Mono1" style:font-size-asian="9pt" style:font-name-complex="Bitstream Vera Sans Mono" style:font-size-complex="9pt"/>
    </style:style>
    <style:style style:name="P1390" style:family="paragraph" style:parent-style-name="Table_20_Contents" style:list-style-name="WW8Num2">
      <style:text-properties style:font-name="Bitstream Vera Sans Mono1" fo:font-size="9pt" officeooo:rsid="01e0c3b4" officeooo:paragraph-rsid="01e5fd4f" style:font-name-asian="Bitstream Vera Sans Mono1" style:font-size-asian="9pt" style:font-name-complex="Bitstream Vera Sans Mono" style:font-size-complex="9pt"/>
    </style:style>
    <style:style style:name="P1391" style:family="paragraph" style:parent-style-name="Table_20_Contents" style:list-style-name="WW8Num2"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3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font-name-complex="Bitstream Vera Sans Mono" style:font-size-complex="9pt"/>
    </style:style>
    <style:style style:name="P1393" style:family="paragraph" style:parent-style-name="Table_20_Contents" style:list-style-name="WW8Num2">
      <style:text-properties style:font-name="Bitstream Vera Sans Mono1" fo:font-size="9pt" officeooo:rsid="01e5fd4f" officeooo:paragraph-rsid="01e5fd4f" style:font-name-asian="Bitstream Vera Sans Mono1" style:font-size-asian="9pt" style:font-name-complex="Bitstream Vera Sans Mono" style:font-size-complex="9pt"/>
    </style:style>
    <style:style style:name="P13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1ea65ea" style:font-name-asian="Bitstream Vera Sans Mono1" style:font-size-asian="9pt" style:font-name-complex="Bitstream Vera Sans Mono" style:font-size-complex="9pt"/>
    </style:style>
    <style:style style:name="P13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1dbfe" style:font-name-asian="Bitstream Vera Sans Mono1" style:font-size-asian="9pt" style:font-name-complex="Bitstream Vera Sans Mono" style:font-size-complex="9pt"/>
    </style:style>
    <style:style style:name="P13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42cf95" style:font-name-asian="Bitstream Vera Sans Mono1" style:font-size-asian="9pt" style:font-name-complex="Bitstream Vera Sans Mono" style:font-size-complex="9pt"/>
    </style:style>
    <style:style style:name="P1397" style:family="paragraph" style:parent-style-name="Table_20_Contents" style:list-style-name="WW8Num2">
      <style:text-properties style:font-name="Bitstream Vera Sans Mono1" fo:font-size="9pt" officeooo:rsid="01ea65ea" officeooo:paragraph-rsid="01ea65ea" style:font-name-asian="Bitstream Vera Sans Mono1" style:font-size-asian="9pt" style:font-name-complex="Bitstream Vera Sans Mono" style:font-size-complex="9pt"/>
    </style:style>
    <style:style style:name="P13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1ea65ea" style:font-name-asian="Bitstream Vera Sans Mono1" style:font-size-asian="9pt" style:font-name-complex="Bitstream Vera Sans Mono" style:font-size-complex="9pt"/>
    </style:style>
    <style:style style:name="P13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1dbfe" style:font-name-asian="Bitstream Vera Sans Mono1" style:font-size-asian="9pt" style:font-name-complex="Bitstream Vera Sans Mono" style:font-size-complex="9pt"/>
    </style:style>
    <style:style style:name="P14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42cf95" style:font-name-asian="Bitstream Vera Sans Mono1" style:font-size-asian="9pt" style:font-name-complex="Bitstream Vera Sans Mono" style:font-size-complex="9pt"/>
    </style:style>
    <style:style style:name="P1401" style:family="paragraph" style:parent-style-name="Table_20_Contents" style:list-style-name="WW8Num2">
      <style:text-properties style:font-name="Bitstream Vera Sans Mono1" fo:font-size="9pt" officeooo:rsid="01ecb34c" officeooo:paragraph-rsid="01ecb34c" style:font-name-asian="Bitstream Vera Sans Mono1" style:font-size-asian="9pt" style:font-name-complex="Bitstream Vera Sans Mono" style:font-size-complex="9pt"/>
    </style:style>
    <style:style style:name="P14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1d503d" officeooo:paragraph-rsid="01ea65ea" style:font-name-asian="Bitstream Vera Sans Mono1" style:font-size-asian="9pt" style:font-name-complex="Bitstream Vera Sans Mono" style:font-size-complex="9pt"/>
    </style:style>
    <style:style style:name="P14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c686d1" officeooo:paragraph-rsid="01ea65ea" style:font-name-asian="Bitstream Vera Sans Mono1" style:font-size-asian="9pt" style:font-name-complex="Bitstream Vera Sans Mono" style:font-size-complex="9pt"/>
    </style:style>
    <style:style style:name="P1404" style:family="paragraph" style:parent-style-name="Table_20_Contents" style:list-style-name="WW8Num2">
      <style:text-properties style:font-name="Bitstream Vera Sans Mono1" fo:font-size="9pt" officeooo:rsid="01ed5628" officeooo:paragraph-rsid="01ed5628" style:font-name-asian="Bitstream Vera Sans Mono1" style:font-size-asian="9pt" style:font-name-complex="Bitstream Vera Sans Mono" style:font-size-complex="9pt"/>
    </style:style>
    <style:style style:name="P1405" style:family="paragraph" style:parent-style-name="Table_20_Contents" style:list-style-name="WW8Num2">
      <style:text-properties style:font-name="Bitstream Vera Sans Mono1" fo:font-size="9pt" officeooo:rsid="0220471c" officeooo:paragraph-rsid="0220471c" style:font-name-asian="Bitstream Vera Sans Mono1" style:font-size-asian="9pt" style:font-name-complex="Bitstream Vera Sans Mono" style:font-size-complex="9pt"/>
    </style:style>
    <style:style style:name="P1406" style:family="paragraph" style:parent-style-name="Table_20_Contents" style:list-style-name="WW8Num2">
      <style:text-properties style:font-name="Bitstream Vera Sans Mono1" fo:font-size="9pt" officeooo:rsid="020dc3ae" officeooo:paragraph-rsid="020dc3ae" style:font-name-asian="Bitstream Vera Sans Mono1" style:font-size-asian="9pt" style:font-name-complex="Bitstream Vera Sans Mono" style:font-size-complex="9pt"/>
    </style:style>
    <style:style style:name="P1407" style:family="paragraph" style:parent-style-name="Table_20_Contents" style:list-style-name="WW8Num2">
      <style:text-properties style:font-name="Bitstream Vera Sans Mono1" fo:font-size="9pt" officeooo:rsid="020dc3ae" officeooo:paragraph-rsid="0218dd46" style:font-name-asian="Bitstream Vera Sans Mono1" style:font-size-asian="9pt" style:font-name-complex="Bitstream Vera Sans Mono" style:font-size-complex="9pt"/>
    </style:style>
    <style:style style:name="P1408" style:family="paragraph" style:parent-style-name="Table_20_Contents" style:list-style-name="WW8Num2">
      <style:text-properties style:font-name="Bitstream Vera Sans Mono1" fo:font-size="9pt" officeooo:rsid="020dc3ae" officeooo:paragraph-rsid="0223dbea" style:font-name-asian="Bitstream Vera Sans Mono1" style:font-size-asian="9pt" style:font-name-complex="Bitstream Vera Sans Mono" style:font-size-complex="9pt"/>
    </style:style>
    <style:style style:name="P1409" style:family="paragraph" style:parent-style-name="Table_20_Contents" style:list-style-name="WW8Num2">
      <style:text-properties style:font-name="Bitstream Vera Sans Mono1" fo:font-size="9pt" officeooo:rsid="020dc3ae" officeooo:paragraph-rsid="0226e50b" style:font-name-asian="Bitstream Vera Sans Mono1" style:font-size-asian="9pt" style:font-name-complex="Bitstream Vera Sans Mono" style:font-size-complex="9pt"/>
    </style:style>
    <style:style style:name="P1410" style:family="paragraph" style:parent-style-name="Table_20_Contents" style:list-style-name="WW8Num2">
      <style:text-properties style:font-name="Bitstream Vera Sans Mono1" fo:font-size="9pt" officeooo:rsid="020dc3ae" officeooo:paragraph-rsid="023e7618" style:font-name-asian="Bitstream Vera Sans Mono1" style:font-size-asian="9pt" style:font-name-complex="Bitstream Vera Sans Mono" style:font-size-complex="9pt"/>
    </style:style>
    <style:style style:name="P1411" style:family="paragraph" style:parent-style-name="Table_20_Contents" style:list-style-name="WW8Num2">
      <style:text-properties style:font-name="Bitstream Vera Sans Mono1" fo:font-size="9pt" officeooo:rsid="020dc3ae" officeooo:paragraph-rsid="0241dbfe" style:font-name-asian="Bitstream Vera Sans Mono1" style:font-size-asian="9pt" style:font-name-complex="Bitstream Vera Sans Mono" style:font-size-complex="9pt"/>
    </style:style>
    <style:style style:name="P1412" style:family="paragraph" style:parent-style-name="Table_20_Contents" style:list-style-name="WW8Num2">
      <style:text-properties style:font-name="Bitstream Vera Sans Mono1" fo:font-size="9pt" officeooo:rsid="022c4be9" officeooo:paragraph-rsid="022c4be9" style:font-name-asian="Bitstream Vera Sans Mono1" style:font-size-asian="9pt" style:font-name-complex="Bitstream Vera Sans Mono" style:font-size-complex="9pt"/>
    </style:style>
    <style:style style:name="P1413" style:family="paragraph" style:parent-style-name="Table_20_Contents" style:list-style-name="WW8Num2">
      <style:text-properties style:font-name="Bitstream Vera Sans Mono1" fo:font-size="9pt" officeooo:rsid="022c4be9" officeooo:paragraph-rsid="02309329" style:font-name-asian="Bitstream Vera Sans Mono1" style:font-size-asian="9pt" style:font-name-complex="Bitstream Vera Sans Mono" style:font-size-complex="9pt"/>
    </style:style>
    <style:style style:name="P14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6bdfd" officeooo:paragraph-rsid="0236bdfd" style:font-name-asian="Bitstream Vera Sans Mono1" style:font-size-asian="9pt" style:font-name-complex="Bitstream Vera Sans Mono" style:font-size-complex="9pt"/>
    </style:style>
    <style:style style:name="P1415" style:family="paragraph" style:parent-style-name="Table_20_Contents" style:list-style-name="WW8Num2"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26e50b" officeooo:paragraph-rsid="0241dbfe" style:font-name-asian="Bitstream Vera Sans Mono1" style:font-size-asian="9pt" style:font-name-complex="Bitstream Vera Sans Mono" style:font-size-complex="9pt"/>
    </style:style>
    <style:style style:name="P1417" style:family="paragraph" style:parent-style-name="Table_20_Contents" style:list-style-name="WW8Num2">
      <style:text-properties style:font-name="Bitstream Vera Sans Mono1" fo:font-size="9pt" officeooo:rsid="0226e50b" officeooo:paragraph-rsid="0242cf95" style:font-name-asian="Bitstream Vera Sans Mono1" style:font-size-asian="9pt" style:font-name-complex="Bitstream Vera Sans Mono" style:font-size-complex="9pt"/>
    </style:style>
    <style:style style:name="P14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1dbfe" style:font-name-asian="Bitstream Vera Sans Mono1" style:font-size-asian="9pt" style:font-name-complex="Bitstream Vera Sans Mono" style:font-size-complex="9pt"/>
    </style:style>
    <style:style style:name="P14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42cf95" style:font-name-asian="Bitstream Vera Sans Mono1" style:font-size-asian="9pt" style:font-name-complex="Bitstream Vera Sans Mono" style:font-size-complex="9pt"/>
    </style:style>
    <style:style style:name="P1420" style:family="paragraph" style:parent-style-name="Table_20_Contents" style:list-style-name="WW8Num2">
      <style:text-properties style:font-name="Bitstream Vera Sans Mono1" fo:font-size="9pt" officeooo:rsid="0225bff7" officeooo:paragraph-rsid="0241dbfe" style:font-name-asian="Bitstream Vera Sans Mono1" style:font-size-asian="9pt" style:font-name-complex="Bitstream Vera Sans Mono" style:font-size-complex="9pt"/>
    </style:style>
    <style:style style:name="P1421" style:family="paragraph" style:parent-style-name="Table_20_Contents" style:list-style-name="WW8Num2">
      <style:text-properties style:font-name="Bitstream Vera Sans Mono1" fo:font-size="9pt" officeooo:rsid="0225bff7" officeooo:paragraph-rsid="0242cf95" style:font-name-asian="Bitstream Vera Sans Mono1" style:font-size-asian="9pt" style:font-name-complex="Bitstream Vera Sans Mono" style:font-size-complex="9pt"/>
    </style:style>
    <style:style style:name="P14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1e6ab" officeooo:paragraph-rsid="0241dbfe" style:font-name-asian="Bitstream Vera Sans Mono1" style:font-size-asian="9pt" style:font-name-complex="Bitstream Vera Sans Mono" style:font-size-complex="9pt"/>
    </style:style>
    <style:style style:name="P1423" style:family="paragraph" style:parent-style-name="Table_20_Contents" style:list-style-name="WW8Num2">
      <style:text-properties style:font-name="Bitstream Vera Sans Mono1" fo:font-size="9pt" officeooo:rsid="0241dbfe" officeooo:paragraph-rsid="0241dbfe" style:font-name-asian="Bitstream Vera Sans Mono1" style:font-size-asian="9pt" style:font-name-complex="Bitstream Vera Sans Mono" style:font-size-complex="9pt"/>
    </style:style>
    <style:style style:name="P1424" style:family="paragraph" style:parent-style-name="Table_20_Contents" style:list-style-name="WW8Num2">
      <style:text-properties style:font-name="Bitstream Vera Sans Mono1" fo:font-size="9pt" officeooo:rsid="0241dbfe" officeooo:paragraph-rsid="0242cf95" style:font-name-asian="Bitstream Vera Sans Mono1" style:font-size-asian="9pt" style:font-name-complex="Bitstream Vera Sans Mono" style:font-size-complex="9pt"/>
    </style:style>
    <style:style style:name="P14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a0c34" officeooo:paragraph-rsid="024a0c34" style:font-name-asian="Bitstream Vera Sans Mono1" style:font-size-asian="9pt" style:font-name-complex="Bitstream Vera Sans Mono" style:font-size-complex="9pt"/>
    </style:style>
    <style:style style:name="P14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4ed29b" style:font-name-asian="Bitstream Vera Sans Mono1" style:font-size-asian="9pt" style:font-name-complex="Bitstream Vera Sans Mono" style:font-size-complex="9pt"/>
    </style:style>
    <style:style style:name="P14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508831" style:font-name-asian="Bitstream Vera Sans Mono1" style:font-size-asian="9pt" style:font-name-complex="Bitstream Vera Sans Mono" style:font-size-complex="9pt"/>
    </style:style>
    <style:style style:name="P1428" style:family="paragraph" style:parent-style-name="Table_20_Contents" style:list-style-name="WW8Num2">
      <style:text-properties style:font-name="Bitstream Vera Sans Mono1" fo:font-size="9pt" officeooo:rsid="0247b665" officeooo:paragraph-rsid="0247b665" style:font-name-asian="Bitstream Vera Sans Mono1" style:font-size-asian="9pt" style:font-name-complex="Bitstream Vera Sans Mono" style:font-size-complex="9pt"/>
    </style:style>
    <style:style style:name="P14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bd277" officeooo:paragraph-rsid="024bd277" style:font-name-asian="Bitstream Vera Sans Mono1" style:font-size-asian="9pt" style:font-name-complex="Bitstream Vera Sans Mono" style:font-size-complex="9pt"/>
    </style:style>
    <style:style style:name="P1430" style:family="paragraph" style:parent-style-name="Table_20_Contents" style:list-style-name="WW8Num2">
      <style:text-properties style:font-name="Bitstream Vera Sans Mono1" fo:font-size="9pt" officeooo:rsid="024ee13a" officeooo:paragraph-rsid="024ee13a" style:font-name-asian="Bitstream Vera Sans Mono1" style:font-size-asian="9pt" style:font-name-complex="Bitstream Vera Sans Mono" style:font-size-complex="9pt"/>
    </style:style>
    <style:style style:name="P14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4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4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43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4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4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4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4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4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4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10ab926" style:font-name-asian="Bitstream Vera Sans Mono1" style:font-size-asian="9pt" style:language-asian="zh" style:country-asian="TW" style:font-size-complex="9pt"/>
    </style:style>
    <style:style style:name="P14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1ea65ea" style:font-name-asian="Bitstream Vera Sans Mono1" style:font-size-asian="9pt" style:language-asian="zh" style:country-asian="TW" style:font-size-complex="9pt"/>
    </style:style>
    <style:style style:name="P14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5fd4f" officeooo:paragraph-rsid="0241dbfe" style:font-name-asian="Bitstream Vera Sans Mono1" style:font-size-asian="9pt" style:language-asian="zh" style:country-asian="TW" style:font-size-complex="9pt"/>
    </style:style>
    <style:style style:name="P14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8561" officeooo:paragraph-rsid="01ea65ea" style:font-name-asian="Bitstream Vera Sans Mono1" style:font-size-asian="9pt" style:language-asian="zh" style:country-asian="TW" style:font-size-complex="9pt"/>
    </style:style>
    <style:style style:name="P14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e828fe" officeooo:paragraph-rsid="01ea65ea" style:font-name-asian="Bitstream Vera Sans Mono1" style:font-size-asian="9pt" style:language-asian="zh" style:country-asian="TW" style:font-size-complex="9pt"/>
    </style:style>
    <style:style style:name="P14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1dbfe" style:font-name-asian="Bitstream Vera Sans Mono1" style:font-size-asian="9pt" style:language-asian="zh" style:country-asian="TW" style:font-size-complex="9pt"/>
    </style:style>
    <style:style style:name="P14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42cf95" style:font-name-asian="Bitstream Vera Sans Mono1" style:font-size-asian="9pt" style:language-asian="zh" style:country-asian="TW" style:font-size-complex="9pt"/>
    </style:style>
    <style:style style:name="P14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1dbfe" style:font-name-asian="Bitstream Vera Sans Mono1" style:font-size-asian="9pt" style:language-asian="zh" style:country-asian="TW" style:font-size-complex="9pt"/>
    </style:style>
    <style:style style:name="P14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f9f53" officeooo:paragraph-rsid="0242cf95" style:font-name-asian="Bitstream Vera Sans Mono1" style:font-size-asian="9pt" style:language-asian="zh" style:country-asian="TW" style:font-size-complex="9pt"/>
    </style:style>
    <style:style style:name="P14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41dbfe" style:font-name-asian="Bitstream Vera Sans Mono1" style:font-size-asian="9pt" style:language-asian="zh" style:country-asian="TW" style:font-size-complex="9pt"/>
    </style:style>
    <style:style style:name="P14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4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4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4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4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10ab926" style:font-name-asian="Bitstream Vera Sans Mono1" style:font-size-asian="9pt" style:language-asian="zh" style:country-asian="TW" style:font-name-complex="Bitstream Vera Sans Mono" style:font-size-complex="9pt"/>
    </style:style>
    <style:style style:name="P145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45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45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45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ea65ea" style:font-name-asian="Bitstream Vera Sans Mono1" style:font-size-asian="9pt" style:font-size-complex="9pt"/>
    </style:style>
    <style:style style:name="P145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1dbfe" style:font-name-asian="Bitstream Vera Sans Mono1" style:font-size-asian="9pt" style:font-size-complex="9pt"/>
    </style:style>
    <style:style style:name="P146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42cf95" style:font-name-asian="Bitstream Vera Sans Mono1" style:font-size-asian="9pt" style:font-size-complex="9pt"/>
    </style:style>
    <style:style style:name="P1461" style:family="paragraph" style:parent-style-name="Table_20_Contents" style:list-style-name="WW8Num2">
      <style:paragraph-properties style:snap-to-layout-grid="false"/>
      <style:text-properties officeooo:rsid="017f046f" officeooo:paragraph-rsid="017f046f"/>
    </style:style>
    <style:style style:name="P1462" style:family="paragraph" style:parent-style-name="Table_20_Contents" style:list-style-name="WW8Num2">
      <style:paragraph-properties fo:text-align="start" style:justify-single-word="false"/>
      <style:text-properties style:font-name="新細明體1" fo:font-size="9pt" officeooo:rsid="00db849a" officeooo:paragraph-rsid="02616e11" style:font-name-asian="新細明體1" style:font-size-asian="9pt" style:language-asian="zh" style:country-asian="TW" style:font-name-complex="Bitstream Vera Sans Mono" style:font-size-complex="9pt"/>
    </style:style>
    <style:style style:name="P1463" style:family="paragraph" style:parent-style-name="Heading_20_1">
      <style:text-properties officeooo:paragraph-rsid="00a98bfc"/>
    </style:style>
    <style:style style:name="P1464" style:family="paragraph" style:parent-style-name="Heading_20_1">
      <style:text-properties style:font-name="Arial" fo:font-size="12pt" officeooo:paragraph-rsid="00a98bfc" style:font-name-asian="標楷體" style:font-size-asian="12pt" style:font-name-complex="Arial" style:font-size-complex="12pt"/>
    </style:style>
    <style:style style:name="P1465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466" style:family="paragraph" style:parent-style-name="Heading_20_1">
      <style:text-properties style:font-name="Arial" fo:font-size="12pt" officeooo:paragraph-rsid="003433ee" style:font-size-asian="12pt" style:font-name-complex="Arial" style:font-size-complex="12pt"/>
    </style:style>
    <style:style style:name="P1467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468" style:family="paragraph" style:parent-style-name="Heading_20_1">
      <style:text-properties style:font-name="Arial" fo:font-size="12pt" officeooo:paragraph-rsid="0054c2ab" style:font-size-asian="12pt" style:font-name-complex="Arial" style:font-size-complex="12pt"/>
    </style:style>
    <style:style style:name="P1469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470" style:family="paragraph" style:parent-style-name="Heading_20_1" style:list-style-name="WW8Num2">
      <style:text-properties style:font-name="Arial" fo:font-size="12pt" officeooo:rsid="01a1b798" officeooo:paragraph-rsid="01a1b798" style:font-size-asian="12pt" style:font-name-complex="Arial" style:font-size-complex="12pt"/>
    </style:style>
    <style:style style:name="P1471" style:family="paragraph" style:parent-style-name="Heading_20_1" style:list-style-name="">
      <style:text-properties style:font-name="Arial" fo:font-size="12pt" officeooo:rsid="010ab926" officeooo:paragraph-rsid="023e7618" style:font-size-asian="12pt" style:font-name-complex="Arial" style:font-size-complex="12pt"/>
    </style:style>
    <style:style style:name="P1472" style:family="paragraph" style:parent-style-name="Heading_20_1" style:list-style-name="WW8Num2">
      <style:text-properties style:font-name="Arial" fo:font-size="12pt" officeooo:rsid="010ab926" officeooo:paragraph-rsid="0242cf95" style:font-size-asian="12pt" style:font-name-complex="Arial" style:font-size-complex="12pt"/>
    </style:style>
    <style:style style:name="P1473" style:family="paragraph" style:parent-style-name="Heading_20_1" style:list-style-name="WW8Num2">
      <style:text-properties style:font-name="Arial" fo:font-size="12pt" officeooo:rsid="010ab926" officeooo:paragraph-rsid="01bdf2f1" style:font-size-asian="12pt" style:language-asian="zh" style:country-asian="TW" style:font-name-complex="Arial" style:font-size-complex="12pt"/>
    </style:style>
    <style:style style:name="P1474" style:family="paragraph" style:parent-style-name="Heading_20_1" style:list-style-name="">
      <style:text-properties officeooo:paragraph-rsid="001ba608"/>
    </style:style>
    <style:style style:name="P1475" style:family="paragraph" style:parent-style-name="Heading_20_1">
      <style:text-properties officeooo:paragraph-rsid="001ba608"/>
    </style:style>
    <style:style style:name="P1476" style:family="paragraph" style:parent-style-name="Heading_20_1">
      <style:text-properties officeooo:paragraph-rsid="0050c4e0"/>
    </style:style>
    <style:style style:name="P1477" style:family="paragraph" style:parent-style-name="Heading_20_1">
      <style:text-properties officeooo:paragraph-rsid="00831399"/>
    </style:style>
    <style:style style:name="P1478" style:family="paragraph" style:parent-style-name="Heading_20_1">
      <style:text-properties officeooo:paragraph-rsid="008bf0d2"/>
    </style:style>
    <style:style style:name="P1479" style:family="paragraph" style:parent-style-name="Heading_20_1">
      <style:text-properties officeooo:paragraph-rsid="0090bcd5"/>
    </style:style>
    <style:style style:name="P1480" style:family="paragraph" style:parent-style-name="Heading_20_1" style:list-style-name="WW8Num2">
      <style:text-properties officeooo:paragraph-rsid="0096468c"/>
    </style:style>
    <style:style style:name="P1481" style:family="paragraph" style:parent-style-name="Heading_20_1" style:list-style-name="WW8Num2">
      <style:text-properties officeooo:paragraph-rsid="00bda0e5"/>
    </style:style>
    <style:style style:name="P1482" style:family="paragraph" style:parent-style-name="Heading_20_1" style:list-style-name="WW8Num2">
      <style:text-properties officeooo:paragraph-rsid="00cf6c40"/>
    </style:style>
    <style:style style:name="P1483" style:family="paragraph" style:parent-style-name="Heading_20_1" style:list-style-name="WW8Num2">
      <style:text-properties officeooo:paragraph-rsid="00e02383"/>
    </style:style>
    <style:style style:name="P1484" style:family="paragraph" style:parent-style-name="Heading_20_1" style:list-style-name="WW8Num2">
      <style:text-properties officeooo:paragraph-rsid="00f3a19a"/>
    </style:style>
    <style:style style:name="P1485" style:family="paragraph" style:parent-style-name="Heading_20_1" style:list-style-name="WW8Num2">
      <style:text-properties officeooo:paragraph-rsid="01d4e053"/>
    </style:style>
    <style:style style:name="P1486" style:family="paragraph" style:parent-style-name="Heading_20_1" style:list-style-name="WW8Num2">
      <style:text-properties officeooo:paragraph-rsid="01f035ba"/>
    </style:style>
    <style:style style:name="P1487" style:family="paragraph" style:parent-style-name="Heading_20_1" style:list-style-name="WW8Num2">
      <style:text-properties officeooo:rsid="010ab926" officeooo:paragraph-rsid="010ab926"/>
    </style:style>
    <style:style style:name="P1488" style:family="paragraph" style:parent-style-name="Heading_20_1" style:list-style-name="WW8Num2">
      <style:text-properties officeooo:rsid="010ab926" officeooo:paragraph-rsid="0111728b"/>
    </style:style>
    <style:style style:name="P1489" style:family="paragraph" style:parent-style-name="Heading_20_1" style:list-style-name="WW8Num2">
      <style:text-properties officeooo:rsid="010ab926" officeooo:paragraph-rsid="0119c943"/>
    </style:style>
    <style:style style:name="P1490" style:family="paragraph" style:parent-style-name="Heading_20_1" style:list-style-name="WW8Num2">
      <style:text-properties officeooo:rsid="010ab926" officeooo:paragraph-rsid="0120e3f7"/>
    </style:style>
    <style:style style:name="P1491" style:family="paragraph" style:parent-style-name="Heading_20_1" style:list-style-name="WW8Num2">
      <style:text-properties officeooo:rsid="010ab926" officeooo:paragraph-rsid="012a84de"/>
    </style:style>
    <style:style style:name="P1492" style:family="paragraph" style:parent-style-name="Heading_20_1" style:list-style-name="WW8Num2">
      <style:text-properties officeooo:rsid="010ab926" officeooo:paragraph-rsid="01303c93"/>
    </style:style>
    <style:style style:name="P1493" style:family="paragraph" style:parent-style-name="Heading_20_1" style:list-style-name="WW8Num2">
      <style:text-properties officeooo:rsid="010ab926" officeooo:paragraph-rsid="01950d4f"/>
    </style:style>
    <style:style style:name="P1494" style:family="paragraph" style:parent-style-name="Heading_20_1" style:list-style-name="WW8Num2">
      <style:text-properties officeooo:rsid="010ab926" officeooo:paragraph-rsid="01423350"/>
    </style:style>
    <style:style style:name="P1495" style:family="paragraph" style:parent-style-name="Heading_20_1" style:list-style-name="WW8Num2">
      <style:text-properties officeooo:rsid="010ab926" officeooo:paragraph-rsid="0165c1d3"/>
    </style:style>
    <style:style style:name="P1496" style:family="paragraph" style:parent-style-name="Heading_20_1" style:list-style-name="WW8Num2">
      <style:text-properties officeooo:rsid="010ab926" officeooo:paragraph-rsid="016bc885"/>
    </style:style>
    <style:style style:name="P1497" style:family="paragraph" style:parent-style-name="Heading_20_1" style:list-style-name="WW8Num2">
      <style:text-properties officeooo:rsid="010ab926" officeooo:paragraph-rsid="016fcebf"/>
    </style:style>
    <style:style style:name="P1498" style:family="paragraph" style:parent-style-name="Heading_20_1" style:list-style-name="WW8Num2">
      <style:text-properties officeooo:rsid="010ab926" officeooo:paragraph-rsid="0254baa7"/>
    </style:style>
    <style:style style:name="P1499" style:family="paragraph" style:parent-style-name="Heading_20_1" style:list-style-name="WW8Num2">
      <style:text-properties officeooo:rsid="010ab926" officeooo:paragraph-rsid="017f046f"/>
    </style:style>
    <style:style style:name="P1500" style:family="paragraph" style:parent-style-name="Heading_20_1" style:list-style-name="WW8Num2">
      <style:text-properties officeooo:rsid="010ab926" officeooo:paragraph-rsid="018e5d58"/>
    </style:style>
    <style:style style:name="P1501" style:family="paragraph" style:parent-style-name="Heading_20_1" style:list-style-name="WW8Num2">
      <style:text-properties officeooo:rsid="010ab926" officeooo:paragraph-rsid="01c1da60"/>
    </style:style>
    <style:style style:name="P1502" style:family="paragraph" style:parent-style-name="Heading_20_1" style:list-style-name="WW8Num2">
      <style:text-properties officeooo:rsid="010ab926" officeooo:paragraph-rsid="01c686d1"/>
    </style:style>
    <style:style style:name="P1503" style:family="paragraph" style:parent-style-name="Heading_20_1" style:list-style-name="WW8Num2">
      <style:text-properties officeooo:rsid="010ab926" officeooo:paragraph-rsid="01cda0bb"/>
    </style:style>
    <style:style style:name="P1504" style:family="paragraph" style:parent-style-name="Heading_20_1" style:list-style-name="WW8Num2">
      <style:text-properties officeooo:rsid="010ab926" officeooo:paragraph-rsid="01d9f37a"/>
    </style:style>
    <style:style style:name="P1505" style:family="paragraph" style:parent-style-name="Heading_20_1" style:list-style-name="WW8Num2">
      <style:text-properties officeooo:rsid="010ab926" officeooo:paragraph-rsid="01ea65ea"/>
    </style:style>
    <style:style style:name="P1506" style:family="paragraph" style:parent-style-name="Heading_20_1" style:list-style-name="WW8Num2">
      <style:text-properties officeooo:rsid="010ab926" officeooo:paragraph-rsid="01e5fd4f"/>
    </style:style>
    <style:style style:name="P1507" style:family="paragraph" style:parent-style-name="Heading_20_1" style:list-style-name="WW8Num2">
      <style:text-properties officeooo:rsid="010ab926" officeooo:paragraph-rsid="01fff215"/>
    </style:style>
    <style:style style:name="P1508" style:family="paragraph" style:parent-style-name="Heading_20_1" style:list-style-name="WW8Num2">
      <style:text-properties officeooo:rsid="010ab926" officeooo:paragraph-rsid="02042ffe"/>
    </style:style>
    <style:style style:name="P1509" style:family="paragraph" style:parent-style-name="Heading_20_1" style:list-style-name="WW8Num2">
      <style:text-properties officeooo:rsid="010ab926" officeooo:paragraph-rsid="02090c38"/>
    </style:style>
    <style:style style:name="P1510" style:family="paragraph" style:parent-style-name="Heading_20_1" style:list-style-name="WW8Num2">
      <style:text-properties officeooo:rsid="010ab926" officeooo:paragraph-rsid="020d1f6e"/>
    </style:style>
    <style:style style:name="P1511" style:family="paragraph" style:parent-style-name="Heading_20_1" style:list-style-name="WW8Num2">
      <style:text-properties officeooo:rsid="010ab926" officeooo:paragraph-rsid="0218dd46"/>
    </style:style>
    <style:style style:name="P1512" style:family="paragraph" style:parent-style-name="Heading_20_1" style:list-style-name="WW8Num2">
      <style:text-properties officeooo:rsid="010ab926" officeooo:paragraph-rsid="02616e11"/>
    </style:style>
    <style:style style:name="P1513" style:family="paragraph" style:parent-style-name="Heading_20_1" style:list-style-name="WW8Num2">
      <style:text-properties officeooo:rsid="010ab926" officeooo:paragraph-rsid="0223dbea"/>
    </style:style>
    <style:style style:name="P1514" style:family="paragraph" style:parent-style-name="Heading_20_1" style:list-style-name="WW8Num2">
      <style:text-properties officeooo:rsid="010ab926" officeooo:paragraph-rsid="022163ce"/>
    </style:style>
    <style:style style:name="P1515" style:family="paragraph" style:parent-style-name="Heading_20_1" style:list-style-name="WW8Num2">
      <style:text-properties officeooo:rsid="010ab926" officeooo:paragraph-rsid="022912ab"/>
    </style:style>
    <style:style style:name="P1516" style:family="paragraph" style:parent-style-name="Heading_20_1" style:list-style-name="WW8Num2">
      <style:text-properties officeooo:rsid="010ab926" officeooo:paragraph-rsid="022fb075"/>
    </style:style>
    <style:style style:name="P1517" style:family="paragraph" style:parent-style-name="Heading_20_1" style:list-style-name="WW8Num2">
      <style:text-properties officeooo:rsid="010ab926" officeooo:paragraph-rsid="0233c552"/>
    </style:style>
    <style:style style:name="P1518" style:family="paragraph" style:parent-style-name="Heading_20_1" style:list-style-name="WW8Num2">
      <style:text-properties officeooo:rsid="010ab926" officeooo:paragraph-rsid="023e7618"/>
    </style:style>
    <style:style style:name="P1519" style:family="paragraph" style:parent-style-name="Heading_20_1" style:list-style-name="WW8Num2">
      <style:text-properties officeooo:rsid="010ab926" officeooo:paragraph-rsid="0241dbfe"/>
    </style:style>
    <style:style style:name="P1520" style:family="paragraph" style:parent-style-name="Heading_20_1" style:list-style-name="WW8Num2">
      <style:text-properties officeooo:rsid="010ab926" officeooo:paragraph-rsid="0242cf95"/>
    </style:style>
    <style:style style:name="P1521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fo:color="#ff0000"/>
    </style:style>
    <style:style style:name="T8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9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0" style:family="text">
      <style:text-properties style:font-name="新細明體" style:font-name-complex="新細明體"/>
    </style:style>
    <style:style style:name="T11" style:family="text">
      <style:text-properties style:font-name="新細明體" fo:font-size="9pt" style:font-size-asian="9pt" style:font-name-complex="新細明體" style:font-size-complex="9pt"/>
    </style:style>
    <style:style style:name="T12" style:family="text">
      <style:text-properties style:font-name="新細明體" fo:font-size="9pt" officeooo:rsid="0018297b" style:font-size-asian="9pt" style:font-name-complex="新細明體" style:font-size-complex="9pt"/>
    </style:style>
    <style:style style:name="T13" style:family="text">
      <style:text-properties style:font-name="新細明體" fo:font-size="9pt" officeooo:rsid="0019f275" style:font-size-asian="9pt" style:font-name-complex="新細明體" style:font-size-complex="9pt"/>
    </style:style>
    <style:style style:name="T14" style:family="text">
      <style:text-properties style:font-name="新細明體" fo:font-size="9pt" style:font-size-asian="9pt" style:font-name-complex="Arial" style:font-size-complex="9pt"/>
    </style:style>
    <style:style style:name="T15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6" style:family="text">
      <style:text-properties style:font-name="新細明體" fo:font-size="11pt" style:font-size-asian="11pt" style:font-name-complex="新細明體"/>
    </style:style>
    <style:style style:name="T17" style:family="text">
      <style:text-properties style:font-name="新細明體" fo:font-size="11pt" style:font-size-asian="11pt" style:font-name-complex="Arial"/>
    </style:style>
    <style:style style:name="T18" style:family="text">
      <style:text-properties officeooo:rsid="0012a285"/>
    </style:style>
    <style:style style:name="T19" style:family="text">
      <style:text-properties officeooo:rsid="0014b392"/>
    </style:style>
    <style:style style:name="T20" style:family="text">
      <style:text-properties officeooo:rsid="001809d9"/>
    </style:style>
    <style:style style:name="T21" style:family="text">
      <style:text-properties officeooo:rsid="0019f275"/>
    </style:style>
    <style:style style:name="T22" style:family="text">
      <style:text-properties officeooo:rsid="001caca4"/>
    </style:style>
    <style:style style:name="T23" style:family="text">
      <style:text-properties officeooo:rsid="001d67c8"/>
    </style:style>
    <style:style style:name="T24" style:family="text">
      <style:text-properties officeooo:rsid="002470e9"/>
    </style:style>
    <style:style style:name="T25" style:family="text">
      <style:text-properties officeooo:rsid="002c88b3"/>
    </style:style>
    <style:style style:name="T26" style:family="text">
      <style:text-properties officeooo:rsid="003bf252"/>
    </style:style>
    <style:style style:name="T27" style:family="text">
      <style:text-properties officeooo:rsid="003ded74"/>
    </style:style>
    <style:style style:name="T28" style:family="text">
      <style:text-properties officeooo:rsid="0040b6a4"/>
    </style:style>
    <style:style style:name="T29" style:family="text">
      <style:text-properties officeooo:rsid="00428085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7f0656" style:language-asian="zh" style:country-asian="TW"/>
    </style:style>
    <style:style style:name="T33" style:family="text">
      <style:text-properties officeooo:rsid="00827c9f" style:language-asian="zh" style:country-asian="TW"/>
    </style:style>
    <style:style style:name="T34" style:family="text">
      <style:text-properties officeooo:rsid="008556cd" style:language-asian="zh" style:country-asian="TW"/>
    </style:style>
    <style:style style:name="T35" style:family="text">
      <style:text-properties officeooo:rsid="00a74efa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officeooo:rsid="00647c6a"/>
    </style:style>
    <style:style style:name="T46" style:family="text">
      <style:text-properties officeooo:rsid="007177fa"/>
    </style:style>
    <style:style style:name="T47" style:family="text">
      <style:text-properties style:font-name="Arial" fo:font-size="12pt" style:font-size-asian="12pt" style:font-name-complex="Arial" style:font-size-complex="12pt"/>
    </style:style>
    <style:style style:name="T48" style:family="text">
      <style:text-properties style:font-name="Arial" fo:font-size="12pt" officeooo:rsid="0040b6a4" style:font-size-asian="12pt" style:font-name-complex="Arial" style:font-size-complex="12pt"/>
    </style:style>
    <style:style style:name="T49" style:family="text">
      <style:text-properties style:font-name="Arial" fo:font-size="12pt" officeooo:rsid="001ba608" style:font-size-asian="12pt" style:font-name-complex="Arial" style:font-size-complex="12pt"/>
    </style:style>
    <style:style style:name="T50" style:family="text">
      <style:text-properties style:font-name="Arial" fo:font-size="12pt" officeooo:rsid="00831399" style:font-size-asian="12pt" style:font-name-complex="Arial" style:font-size-complex="12pt"/>
    </style:style>
    <style:style style:name="T51" style:family="text">
      <style:text-properties style:font-name="Arial" fo:font-size="12pt" officeooo:rsid="008d8a08" style:font-size-asian="12pt" style:font-name-complex="Arial" style:font-size-complex="12pt"/>
    </style:style>
    <style:style style:name="T52" style:family="text">
      <style:text-properties style:font-name="Arial" fo:font-size="12pt" officeooo:rsid="008e5e42" style:font-size-asian="12pt" style:font-name-complex="Arial" style:font-size-complex="12pt"/>
    </style:style>
    <style:style style:name="T53" style:family="text">
      <style:text-properties style:font-name="Arial" fo:font-size="12pt" officeooo:rsid="008fa877" style:font-size-asian="12pt" style:font-name-complex="Arial" style:font-size-complex="12pt"/>
    </style:style>
    <style:style style:name="T54" style:family="text">
      <style:text-properties style:font-name="Arial" fo:font-size="12pt" officeooo:rsid="0090bcd5" style:font-size-asian="12pt" style:font-name-complex="Arial" style:font-size-complex="12pt"/>
    </style:style>
    <style:style style:name="T55" style:family="text">
      <style:text-properties style:font-name="Arial" fo:font-size="12pt" officeooo:rsid="0096eaa8" style:font-size-asian="12pt" style:font-name-complex="Arial" style:font-size-complex="12pt"/>
    </style:style>
    <style:style style:name="T56" style:family="text">
      <style:text-properties style:font-name="Arial" fo:font-size="12pt" officeooo:rsid="009ce355" style:font-size-asian="12pt" style:font-name-complex="Arial" style:font-size-complex="12pt"/>
    </style:style>
    <style:style style:name="T57" style:family="text">
      <style:text-properties style:font-name="Arial" fo:font-size="12pt" officeooo:rsid="00bda0e5" style:font-size-asian="12pt" style:font-name-complex="Arial" style:font-size-complex="12pt"/>
    </style:style>
    <style:style style:name="T58" style:family="text">
      <style:text-properties style:font-name="Arial" fo:font-size="12pt" officeooo:rsid="00cf6c40" style:font-size-asian="12pt" style:font-name-complex="Arial" style:font-size-complex="12pt"/>
    </style:style>
    <style:style style:name="T59" style:family="text">
      <style:text-properties style:font-name="Arial" fo:font-size="12pt" officeooo:rsid="00e1f49d" style:font-size-asian="12pt" style:font-name-complex="Arial" style:font-size-complex="12pt"/>
    </style:style>
    <style:style style:name="T60" style:family="text">
      <style:text-properties style:font-name="Arial" fo:font-size="12pt" officeooo:rsid="00f50913" style:font-size-asian="12pt" style:font-name-complex="Arial" style:font-size-complex="12pt"/>
    </style:style>
    <style:style style:name="T61" style:family="text">
      <style:text-properties style:font-name="Arial" fo:font-size="12pt" officeooo:rsid="00f5111f" style:font-size-asian="12pt" style:font-name-complex="Arial" style:font-size-complex="12pt"/>
    </style:style>
    <style:style style:name="T62" style:family="text">
      <style:text-properties style:font-name="Arial" fo:font-size="12pt" officeooo:rsid="00f5d74b" style:font-size-asian="12pt" style:font-name-complex="Arial" style:font-size-complex="12pt"/>
    </style:style>
    <style:style style:name="T63" style:family="text">
      <style:text-properties style:font-name="Arial" fo:font-size="12pt" officeooo:rsid="010b2616" style:font-size-asian="12pt" style:font-name-complex="Arial" style:font-size-complex="12pt"/>
    </style:style>
    <style:style style:name="T64" style:family="text">
      <style:text-properties style:font-name="Arial" fo:font-size="12pt" officeooo:rsid="0112d253" style:font-size-asian="12pt" style:font-name-complex="Arial" style:font-size-complex="12pt"/>
    </style:style>
    <style:style style:name="T65" style:family="text">
      <style:text-properties style:font-name="Arial" fo:font-size="12pt" officeooo:rsid="01157f46" style:font-size-asian="12pt" style:font-name-complex="Arial" style:font-size-complex="12pt"/>
    </style:style>
    <style:style style:name="T66" style:family="text">
      <style:text-properties style:font-name="Arial" fo:font-size="12pt" officeooo:rsid="0119c943" style:font-size-asian="12pt" style:font-name-complex="Arial" style:font-size-complex="12pt"/>
    </style:style>
    <style:style style:name="T67" style:family="text">
      <style:text-properties style:font-name="Arial" fo:font-size="12pt" officeooo:rsid="0121e47b" style:font-size-asian="12pt" style:font-name-complex="Arial" style:font-size-complex="12pt"/>
    </style:style>
    <style:style style:name="T68" style:family="text">
      <style:text-properties style:font-name="Arial" fo:font-size="12pt" officeooo:rsid="012a84de" style:font-size-asian="12pt" style:font-name-complex="Arial" style:font-size-complex="12pt"/>
    </style:style>
    <style:style style:name="T69" style:family="text">
      <style:text-properties style:font-name="Arial" fo:font-size="12pt" officeooo:rsid="013104b8" style:font-size-asian="12pt" style:font-name-complex="Arial" style:font-size-complex="12pt"/>
    </style:style>
    <style:style style:name="T70" style:family="text">
      <style:text-properties style:font-name="Arial" fo:font-size="12pt" officeooo:rsid="0142cf43" style:font-size-asian="12pt" style:font-name-complex="Arial" style:font-size-complex="12pt"/>
    </style:style>
    <style:style style:name="T71" style:family="text">
      <style:text-properties style:font-name="Arial" fo:font-size="12pt" officeooo:rsid="0165c1d3" style:font-size-asian="12pt" style:font-name-complex="Arial" style:font-size-complex="12pt"/>
    </style:style>
    <style:style style:name="T72" style:family="text">
      <style:text-properties style:font-name="Arial" fo:font-size="12pt" officeooo:rsid="016c612c" style:font-size-asian="12pt" style:font-name-complex="Arial" style:font-size-complex="12pt"/>
    </style:style>
    <style:style style:name="T73" style:family="text">
      <style:text-properties style:font-name="Arial" fo:font-size="12pt" officeooo:rsid="0171a196" style:font-size-asian="12pt" style:font-name-complex="Arial" style:font-size-complex="12pt"/>
    </style:style>
    <style:style style:name="T74" style:family="text">
      <style:text-properties style:font-name="Arial" fo:font-size="12pt" officeooo:rsid="017f046f" style:font-size-asian="12pt" style:font-name-complex="Arial" style:font-size-complex="12pt"/>
    </style:style>
    <style:style style:name="T75" style:family="text">
      <style:text-properties style:font-name="Arial" fo:font-size="12pt" officeooo:rsid="018f3f84" style:font-size-asian="12pt" style:font-name-complex="Arial" style:font-size-complex="12pt"/>
    </style:style>
    <style:style style:name="T76" style:family="text">
      <style:text-properties style:font-name="Arial" fo:font-size="12pt" officeooo:rsid="01950d4f" style:font-size-asian="12pt" style:font-name-complex="Arial" style:font-size-complex="12pt"/>
    </style:style>
    <style:style style:name="T77" style:family="text">
      <style:text-properties style:font-name="Arial" fo:font-size="12pt" officeooo:rsid="01c2fc65" style:font-size-asian="12pt" style:font-name-complex="Arial" style:font-size-complex="12pt"/>
    </style:style>
    <style:style style:name="T78" style:family="text">
      <style:text-properties style:font-name="Arial" fo:font-size="12pt" officeooo:rsid="01c686d1" style:font-size-asian="12pt" style:font-name-complex="Arial" style:font-size-complex="12pt"/>
    </style:style>
    <style:style style:name="T79" style:family="text">
      <style:text-properties style:font-name="Arial" fo:font-size="12pt" officeooo:rsid="01cee454" style:font-size-asian="12pt" style:font-name-complex="Arial" style:font-size-complex="12pt"/>
    </style:style>
    <style:style style:name="T80" style:family="text">
      <style:text-properties style:font-name="Arial" fo:font-size="12pt" officeooo:rsid="01cfeea8" style:font-size-asian="12pt" style:font-name-complex="Arial" style:font-size-complex="12pt"/>
    </style:style>
    <style:style style:name="T81" style:family="text">
      <style:text-properties style:font-name="Arial" fo:font-size="12pt" officeooo:rsid="01d4e053" style:font-size-asian="12pt" style:font-name-complex="Arial" style:font-size-complex="12pt"/>
    </style:style>
    <style:style style:name="T82" style:family="text">
      <style:text-properties style:font-name="Arial" fo:font-size="12pt" officeooo:rsid="01d9f37a" style:font-size-asian="12pt" style:font-name-complex="Arial" style:font-size-complex="12pt"/>
    </style:style>
    <style:style style:name="T83" style:family="text">
      <style:text-properties style:font-name="Arial" fo:font-size="12pt" officeooo:rsid="01e5fd4f" style:font-size-asian="12pt" style:font-name-complex="Arial" style:font-size-complex="12pt"/>
    </style:style>
    <style:style style:name="T84" style:family="text">
      <style:text-properties style:font-name="Arial" fo:font-size="12pt" officeooo:rsid="01e8b60d" style:font-size-asian="12pt" style:font-name-complex="Arial" style:font-size-complex="12pt"/>
    </style:style>
    <style:style style:name="T85" style:family="text">
      <style:text-properties style:font-name="Arial" fo:font-size="12pt" officeooo:rsid="01ea65ea" style:font-size-asian="12pt" style:font-name-complex="Arial" style:font-size-complex="12pt"/>
    </style:style>
    <style:style style:name="T86" style:family="text">
      <style:text-properties style:font-name="Arial" fo:font-size="12pt" officeooo:rsid="01f035ba" style:font-size-asian="12pt" style:font-name-complex="Arial" style:font-size-complex="12pt"/>
    </style:style>
    <style:style style:name="T87" style:family="text">
      <style:text-properties style:font-name="Arial" fo:font-size="12pt" officeooo:rsid="01fff215" style:font-size-asian="12pt" style:font-name-complex="Arial" style:font-size-complex="12pt"/>
    </style:style>
    <style:style style:name="T88" style:family="text">
      <style:text-properties style:font-name="Arial" fo:font-size="12pt" officeooo:rsid="02042ffe" style:font-size-asian="12pt" style:font-name-complex="Arial" style:font-size-complex="12pt"/>
    </style:style>
    <style:style style:name="T89" style:family="text">
      <style:text-properties style:font-name="Arial" fo:font-size="12pt" officeooo:rsid="02092000" style:font-size-asian="12pt" style:font-name-complex="Arial" style:font-size-complex="12pt"/>
    </style:style>
    <style:style style:name="T90" style:family="text">
      <style:text-properties style:font-name="Arial" fo:font-size="12pt" officeooo:rsid="020d1f6e" style:font-size-asian="12pt" style:font-name-complex="Arial" style:font-size-complex="12pt"/>
    </style:style>
    <style:style style:name="T91" style:family="text">
      <style:text-properties style:font-name="Arial" fo:font-size="12pt" officeooo:rsid="0218dd46" style:font-size-asian="12pt" style:font-name-complex="Arial" style:font-size-complex="12pt"/>
    </style:style>
    <style:style style:name="T92" style:family="text">
      <style:text-properties style:font-name="Arial" fo:font-size="12pt" officeooo:rsid="022163ce" style:font-size-asian="12pt" style:font-name-complex="Arial" style:font-size-complex="12pt"/>
    </style:style>
    <style:style style:name="T93" style:family="text">
      <style:text-properties style:font-name="Arial" fo:font-size="12pt" officeooo:rsid="0221a278" style:font-size-asian="12pt" style:font-name-complex="Arial" style:font-size-complex="12pt"/>
    </style:style>
    <style:style style:name="T94" style:family="text">
      <style:text-properties style:font-name="Arial" fo:font-size="12pt" officeooo:rsid="0223dbea" style:font-size-asian="12pt" style:font-name-complex="Arial" style:font-size-complex="12pt"/>
    </style:style>
    <style:style style:name="T95" style:family="text">
      <style:text-properties style:font-name="Arial" fo:font-size="12pt" officeooo:rsid="022912ab" style:font-size-asian="12pt" style:font-name-complex="Arial" style:font-size-complex="12pt"/>
    </style:style>
    <style:style style:name="T96" style:family="text">
      <style:text-properties style:font-name="Arial" fo:font-size="12pt" officeooo:rsid="022fb075" style:font-size-asian="12pt" style:font-name-complex="Arial" style:font-size-complex="12pt"/>
    </style:style>
    <style:style style:name="T97" style:family="text">
      <style:text-properties style:font-name="Arial" fo:font-size="12pt" officeooo:rsid="0233c552" style:font-size-asian="12pt" style:font-name-complex="Arial" style:font-size-complex="12pt"/>
    </style:style>
    <style:style style:name="T98" style:family="text">
      <style:text-properties style:font-name="Arial" fo:font-size="12pt" officeooo:rsid="023e7618" style:font-size-asian="12pt" style:font-name-complex="Arial" style:font-size-complex="12pt"/>
    </style:style>
    <style:style style:name="T99" style:family="text">
      <style:text-properties style:font-name="Arial" fo:font-size="12pt" officeooo:rsid="0241dbfe" style:font-size-asian="12pt" style:font-name-complex="Arial" style:font-size-complex="12pt"/>
    </style:style>
    <style:style style:name="T100" style:family="text">
      <style:text-properties style:font-name="Arial" fo:font-size="12pt" officeooo:rsid="02445d11" style:font-size-asian="12pt" style:font-name-complex="Arial" style:font-size-complex="12pt"/>
    </style:style>
    <style:style style:name="T101" style:family="text">
      <style:text-properties style:font-name="Arial" fo:font-size="12pt" officeooo:rsid="0254baa7" style:font-size-asian="12pt" style:font-name-complex="Arial" style:font-size-complex="12pt"/>
    </style:style>
    <style:style style:name="T102" style:family="text">
      <style:text-properties style:font-name="Arial" fo:font-size="12pt" officeooo:rsid="02616e11" style:font-size-asian="12pt" style:font-name-complex="Arial" style:font-size-complex="12pt"/>
    </style:style>
    <style:style style:name="T103" style:family="text">
      <style:text-properties style:font-name="Arial" fo:font-size="12pt" officeooo:rsid="02616e11" style:font-size-asian="12pt" style:language-asian="zh" style:country-asian="TW" style:font-name-complex="Arial" style:font-size-complex="12pt"/>
    </style:style>
    <style:style style:name="T104" style:family="text">
      <style:text-properties officeooo:rsid="007824f1"/>
    </style:style>
    <style:style style:name="T105" style:family="text">
      <style:text-properties officeooo:rsid="0079bb22"/>
    </style:style>
    <style:style style:name="T106" style:family="text">
      <style:text-properties officeooo:rsid="007a1b58"/>
    </style:style>
    <style:style style:name="T107" style:family="text">
      <style:text-properties officeooo:rsid="007f0656"/>
    </style:style>
    <style:style style:name="T108" style:family="text">
      <style:text-properties officeooo:rsid="00827c9f"/>
    </style:style>
    <style:style style:name="T109" style:family="text">
      <style:text-properties officeooo:rsid="00831399"/>
    </style:style>
    <style:style style:name="T110" style:family="text">
      <style:text-properties officeooo:rsid="008556cd"/>
    </style:style>
    <style:style style:name="T111" style:family="text">
      <style:text-properties officeooo:rsid="008fa877"/>
    </style:style>
    <style:style style:name="T112" style:family="text">
      <style:text-properties officeooo:rsid="0093c18b"/>
    </style:style>
    <style:style style:name="T113" style:family="text">
      <style:text-properties officeooo:rsid="009bddac"/>
    </style:style>
    <style:style style:name="T114" style:family="text">
      <style:text-properties officeooo:rsid="009ed5a0"/>
    </style:style>
    <style:style style:name="T115" style:family="text">
      <style:text-properties officeooo:rsid="00a10552"/>
    </style:style>
    <style:style style:name="T116" style:family="text">
      <style:text-properties officeooo:rsid="00a74efa"/>
    </style:style>
    <style:style style:name="T117" style:family="text">
      <style:text-properties officeooo:rsid="00a7692e"/>
    </style:style>
    <style:style style:name="T118" style:family="text">
      <style:text-properties officeooo:rsid="00a849e4"/>
    </style:style>
    <style:style style:name="T119" style:family="text">
      <style:text-properties officeooo:rsid="00acbb9b"/>
    </style:style>
    <style:style style:name="T120" style:family="text">
      <style:text-properties officeooo:rsid="00ae786e"/>
    </style:style>
    <style:style style:name="T121" style:family="text">
      <style:text-properties officeooo:rsid="00bda0e5"/>
    </style:style>
    <style:style style:name="T122" style:family="text">
      <style:text-properties officeooo:rsid="00c4aa50"/>
    </style:style>
    <style:style style:name="T123" style:family="text">
      <style:text-properties officeooo:rsid="00c7b6fb"/>
    </style:style>
    <style:style style:name="T124" style:family="text">
      <style:text-properties officeooo:rsid="00cf6c40"/>
    </style:style>
    <style:style style:name="T125" style:family="text">
      <style:text-properties officeooo:rsid="00d5f3e7"/>
    </style:style>
    <style:style style:name="T126" style:family="text">
      <style:text-properties officeooo:rsid="00d62ab2"/>
    </style:style>
    <style:style style:name="T127" style:family="text">
      <style:text-properties officeooo:rsid="00d90806"/>
    </style:style>
    <style:style style:name="T128" style:family="text">
      <style:text-properties officeooo:rsid="00db849a"/>
    </style:style>
    <style:style style:name="T129" style:family="text">
      <style:text-properties officeooo:rsid="00e7c678"/>
    </style:style>
    <style:style style:name="T130" style:family="text">
      <style:text-properties officeooo:rsid="00ebaa41"/>
    </style:style>
    <style:style style:name="T131" style:family="text">
      <style:text-properties officeooo:rsid="00ef9dcd"/>
    </style:style>
    <style:style style:name="T132" style:family="text">
      <style:text-properties officeooo:rsid="00f19fbe"/>
    </style:style>
    <style:style style:name="T133" style:family="text">
      <style:text-properties officeooo:rsid="00f6970e"/>
    </style:style>
    <style:style style:name="T134" style:family="text">
      <style:text-properties officeooo:rsid="00fa04ef"/>
    </style:style>
    <style:style style:name="T135" style:family="text">
      <style:text-properties officeooo:rsid="01000d46"/>
    </style:style>
    <style:style style:name="T136" style:family="text">
      <style:text-properties officeooo:rsid="01011838"/>
    </style:style>
    <style:style style:name="T137" style:family="text">
      <style:text-properties officeooo:rsid="010d18bc"/>
    </style:style>
    <style:style style:name="T138" style:family="text">
      <style:text-properties officeooo:rsid="01157f46"/>
    </style:style>
    <style:style style:name="T139" style:family="text">
      <style:text-properties officeooo:rsid="011b314c"/>
    </style:style>
    <style:style style:name="T140" style:family="text">
      <style:text-properties officeooo:rsid="012af257"/>
    </style:style>
    <style:style style:name="T141" style:family="text">
      <style:text-properties officeooo:rsid="012c9aa3"/>
    </style:style>
    <style:style style:name="T142" style:family="text">
      <style:text-properties officeooo:rsid="012fcbe3"/>
    </style:style>
    <style:style style:name="T143" style:family="text">
      <style:text-properties officeooo:rsid="0134d645"/>
    </style:style>
    <style:style style:name="T144" style:family="text">
      <style:text-properties officeooo:rsid="01361ce3"/>
    </style:style>
    <style:style style:name="T145" style:family="text">
      <style:text-properties officeooo:rsid="013f552e"/>
    </style:style>
    <style:style style:name="T146" style:family="text">
      <style:text-properties officeooo:rsid="0142cf43"/>
    </style:style>
    <style:style style:name="T147" style:family="text">
      <style:text-properties officeooo:rsid="014f845d"/>
    </style:style>
    <style:style style:name="T148" style:family="text">
      <style:text-properties officeooo:rsid="015905ea"/>
    </style:style>
    <style:style style:name="T149" style:family="text">
      <style:text-properties officeooo:rsid="01636657"/>
    </style:style>
    <style:style style:name="T150" style:family="text">
      <style:text-properties officeooo:rsid="0165c1d3"/>
    </style:style>
    <style:style style:name="T151" style:family="text">
      <style:text-properties officeooo:rsid="0166e233"/>
    </style:style>
    <style:style style:name="T152" style:family="text">
      <style:text-properties officeooo:rsid="017c66fd"/>
    </style:style>
    <style:style style:name="T153" style:family="text">
      <style:text-properties officeooo:rsid="017eab80"/>
    </style:style>
    <style:style style:name="T154" style:family="text">
      <style:text-properties officeooo:rsid="017f046f"/>
    </style:style>
    <style:style style:name="T155" style:family="text">
      <style:text-properties officeooo:rsid="0184d92c"/>
    </style:style>
    <style:style style:name="T156" style:family="text">
      <style:text-properties officeooo:rsid="0152dd20" style:font-name-complex="Bitstream Vera Sans Mono"/>
    </style:style>
    <style:style style:name="T157" style:family="text">
      <style:text-properties officeooo:rsid="0188e7ae" style:font-name-complex="Bitstream Vera Sans Mono"/>
    </style:style>
    <style:style style:name="T158" style:family="text">
      <style:text-properties officeooo:rsid="018cc46c"/>
    </style:style>
    <style:style style:name="T159" style:family="text">
      <style:text-properties officeooo:rsid="018f3f84"/>
    </style:style>
    <style:style style:name="T160" style:family="text">
      <style:text-properties officeooo:rsid="0190966f"/>
    </style:style>
    <style:style style:name="T161" style:family="text">
      <style:text-properties officeooo:rsid="019687d4"/>
    </style:style>
    <style:style style:name="T162" style:family="text">
      <style:text-properties officeooo:rsid="01976030"/>
    </style:style>
    <style:style style:name="T163" style:family="text">
      <style:text-properties officeooo:rsid="01982d58"/>
    </style:style>
    <style:style style:name="T164" style:family="text">
      <style:text-properties officeooo:rsid="0199749b"/>
    </style:style>
    <style:style style:name="T165" style:family="text">
      <style:text-properties officeooo:rsid="019ffaa1"/>
    </style:style>
    <style:style style:name="T166" style:family="text">
      <style:text-properties officeooo:rsid="01b52da9"/>
    </style:style>
    <style:style style:name="T167" style:family="text">
      <style:text-properties officeooo:rsid="01b840b7"/>
    </style:style>
    <style:style style:name="T168" style:family="text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T169" style:family="text">
      <style:text-properties style:font-name="Bitstream Vera Sans Mono1" fo:font-size="9pt" officeooo:rsid="01b782c0" style:font-name-asian="Bitstream Vera Sans Mono1" style:font-size-asian="9pt" style:font-name-complex="Bitstream Vera Sans Mono" style:font-size-complex="9pt"/>
    </style:style>
    <style:style style:name="T170" style:family="text">
      <style:text-properties style:font-name="Bitstream Vera Sans Mono1" fo:font-size="9pt" officeooo:rsid="01b840b7" style:font-name-asian="Bitstream Vera Sans Mono1" style:font-size-asian="9pt" style:font-name-complex="Bitstream Vera Sans Mono" style:font-size-complex="9pt"/>
    </style:style>
    <style:style style:name="T171" style:family="text">
      <style:text-properties officeooo:rsid="01c2fc65"/>
    </style:style>
    <style:style style:name="T172" style:family="text">
      <style:text-properties officeooo:rsid="01d45854"/>
    </style:style>
    <style:style style:name="T173" style:family="text">
      <style:text-properties officeooo:rsid="01d4e053"/>
    </style:style>
    <style:style style:name="T174" style:family="text">
      <style:text-properties officeooo:rsid="01e15d56"/>
    </style:style>
    <style:style style:name="T175" style:family="text">
      <style:text-properties officeooo:rsid="01e5fd4f"/>
    </style:style>
    <style:style style:name="T176" style:family="text">
      <style:text-properties officeooo:rsid="01ec2e7e"/>
    </style:style>
    <style:style style:name="T177" style:family="text">
      <style:text-properties officeooo:rsid="01ed5628"/>
    </style:style>
    <style:style style:name="T178" style:family="text">
      <style:text-properties officeooo:rsid="01f035ba"/>
    </style:style>
    <style:style style:name="T179" style:family="text">
      <style:text-properties officeooo:rsid="01f2619b"/>
    </style:style>
    <style:style style:name="T180" style:family="text">
      <style:text-properties officeooo:rsid="01fd6f16"/>
    </style:style>
    <style:style style:name="T181" style:family="text">
      <style:text-properties officeooo:rsid="01fff215"/>
    </style:style>
    <style:style style:name="T182" style:family="text">
      <style:text-properties officeooo:rsid="020c70ab"/>
    </style:style>
    <style:style style:name="T183" style:family="text">
      <style:text-properties officeooo:rsid="021af871"/>
    </style:style>
    <style:style style:name="T184" style:family="text">
      <style:text-properties officeooo:rsid="0213c3bf"/>
    </style:style>
    <style:style style:name="T185" style:family="text">
      <style:text-properties officeooo:rsid="0212e8ef"/>
    </style:style>
    <style:style style:name="T186" style:family="text">
      <style:text-properties officeooo:rsid="0221a278"/>
    </style:style>
    <style:style style:name="T187" style:family="text">
      <style:text-properties officeooo:rsid="0223dbea"/>
    </style:style>
    <style:style style:name="T188" style:family="text">
      <style:text-properties officeooo:rsid="022912ab"/>
    </style:style>
    <style:style style:name="T189" style:family="text">
      <style:text-properties officeooo:rsid="022e3300"/>
    </style:style>
    <style:style style:name="T190" style:family="text">
      <style:text-properties officeooo:rsid="0236000a"/>
    </style:style>
    <style:style style:name="T191" style:family="text">
      <style:text-properties officeooo:rsid="0238a97e"/>
    </style:style>
    <style:style style:name="T192" style:family="text">
      <style:text-properties officeooo:rsid="023e7618"/>
    </style:style>
    <style:style style:name="T193" style:family="text">
      <style:text-properties officeooo:rsid="0246c251"/>
    </style:style>
    <style:style style:name="T194" style:family="text">
      <style:text-properties officeooo:rsid="024d4ae9"/>
    </style:style>
    <style:style style:name="T195" style:family="text">
      <style:text-properties officeooo:rsid="024f503e"/>
    </style:style>
    <style:style style:name="T196" style:family="text">
      <style:text-properties officeooo:rsid="0256a15a"/>
    </style:style>
    <style:style style:name="T197" style:family="text">
      <style:text-properties officeooo:rsid="0256ef41"/>
    </style:style>
    <style:style style:name="T198" style:family="text">
      <style:text-properties officeooo:rsid="02572f0d"/>
    </style:style>
    <style:style style:name="T199" style:family="text">
      <style:text-properties officeooo:rsid="025b0009"/>
    </style:style>
    <style:style style:name="T200" style:family="text">
      <style:text-properties officeooo:rsid="02616e11"/>
    </style:style>
    <style:style style:name="T201" style:family="text">
      <style:text-properties officeooo:rsid="02620448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1"/>
      <text:p text:style-name="P78"/>
      <text:p text:style-name="P78"/>
      <text:p text:style-name="P78"/>
      <text:p text:style-name="P78">bambooCORE 0.5</text:p>
      <text:p text:style-name="P78"/>
      <text:p text:style-name="P79">bambooCORE Document</text:p>
      <text:p text:style-name="Text_20_body"/>
      <text:p text:style-name="Text_20_body"/>
      <text:p text:style-name="Text_20_body"/>
      <text:p text:style-name="P80">DATE : 2014-2016</text:p>
      <text:p text:style-name="P80">DataBase File : bbcore</text:p>
      <text:p text:style-name="P80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847"><text:soft-page-break/><text:a xlink:type="simple" xlink:href="#__RefHeading__8365_722345540" text:style-name="Index_20_Link" text:visited-style-name="Index_20_Link">bambooCORE Architecture<text:tab/>4</text:a></text:p>
          <text:p text:style-name="P847"><text:a xlink:type="simple" xlink:href="#__RefHeading___Toc399744325" text:style-name="Index_20_Link" text:visited-style-name="Index_20_Link">TB_ACCOUNT<text:tab/>5</text:a></text:p>
          <text:p text:style-name="P847"><text:a xlink:type="simple" xlink:href="#__RefHeading___Toc399744326" text:style-name="Index_20_Link" text:visited-style-name="Index_20_Link">TB_SYS_CODE<text:tab/>6</text:a></text:p>
          <text:p text:style-name="P847"><text:a xlink:type="simple" xlink:href="#__RefHeading___Toc399744327" text:style-name="Index_20_Link" text:visited-style-name="Index_20_Link">TB_ROLE<text:tab/>7</text:a></text:p>
          <text:p text:style-name="P847"><text:a xlink:type="simple" xlink:href="#__RefHeading___Toc399744328" text:style-name="Index_20_Link" text:visited-style-name="Index_20_Link">TB_USER_ROLE<text:tab/>7</text:a></text:p>
          <text:p text:style-name="P847"><text:a xlink:type="simple" xlink:href="#__RefHeading___Toc399744329" text:style-name="Index_20_Link" text:visited-style-name="Index_20_Link">TB_ROLE_PERMISSION<text:tab/>8</text:a></text:p>
          <text:p text:style-name="P847"><text:a xlink:type="simple" xlink:href="#__RefHeading___Toc399744330" text:style-name="Index_20_Link" text:visited-style-name="Index_20_Link">TB_SYS_USESS<text:tab/>9</text:a></text:p>
          <text:p text:style-name="P847"><text:a xlink:type="simple" xlink:href="#__RefHeading___Toc399744331" text:style-name="Index_20_Link" text:visited-style-name="Index_20_Link">TB_SYS_MENU<text:tab/>10</text:a></text:p>
          <text:p text:style-name="P847"><text:a xlink:type="simple" xlink:href="#__RefHeading___Toc399744332" text:style-name="Index_20_Link" text:visited-style-name="Index_20_Link">TB_SYS_MENU_ROLE<text:tab/>11</text:a></text:p>
          <text:p text:style-name="P847"><text:a xlink:type="simple" xlink:href="#__RefHeading___Toc399744333" text:style-name="Index_20_Link" text:visited-style-name="Index_20_Link">TB_SYS<text:tab/>11</text:a></text:p>
          <text:p text:style-name="P847"><text:a xlink:type="simple" xlink:href="#__RefHeading___Toc399744334" text:style-name="Index_20_Link" text:visited-style-name="Index_20_Link">TB_SYS_ICON<text:tab/>12</text:a></text:p>
          <text:p text:style-name="P847"><text:a xlink:type="simple" xlink:href="#__RefHeading__13_1763329536" text:style-name="Index_20_Link" text:visited-style-name="Index_20_Link">TB_SYS_PROG<text:tab/>13</text:a></text:p>
          <text:p text:style-name="P847"><text:a xlink:type="simple" xlink:href="#__RefHeading__5102_2133359321" text:style-name="Index_20_Link" text:visited-style-name="Index_20_Link">TB_SYS_CALENDAR_NOTE<text:tab/>14</text:a></text:p>
          <text:p text:style-name="P847"><text:a xlink:type="simple" xlink:href="#__RefHeading__5592_1484496577" text:style-name="Index_20_Link" text:visited-style-name="Index_20_Link">TB_SYS_MSG_NOTICE<text:tab/>15</text:a></text:p>
          <text:p text:style-name="P847"><text:a xlink:type="simple" xlink:href="#__RefHeading__6135_1224920703" text:style-name="Index_20_Link" text:visited-style-name="Index_20_Link">TB_SYS_TEMPLATE<text:tab/>15</text:a></text:p>
          <text:p text:style-name="P847"><text:a xlink:type="simple" xlink:href="#__RefHeading__6139_1224920703" text:style-name="Index_20_Link" text:visited-style-name="Index_20_Link">TB_SYS_TEMPLATE_PARAM<text:tab/>16</text:a></text:p>
          <text:p text:style-name="P847"><text:a xlink:type="simple" xlink:href="#__RefHeading__6973_1507293065" text:style-name="Index_20_Link" text:visited-style-name="Index_20_Link">TB_SYS_MSG_NOTICE_CONFIG<text:tab/>16</text:a></text:p>
          <text:p text:style-name="P847"><text:a xlink:type="simple" xlink:href="#__RefHeading__7410_1829345708" text:style-name="Index_20_Link" text:visited-style-name="Index_20_Link">TB_SYS_WS_CONFIG<text:tab/>17</text:a></text:p>
          <text:p text:style-name="P847"><text:a xlink:type="simple" xlink:href="#__RefHeading__7894_832783559" text:style-name="Index_20_Link" text:visited-style-name="Index_20_Link">TB_SYS_EXPRESSION<text:tab/>17</text:a></text:p>
          <text:p text:style-name="P847"><text:a xlink:type="simple" xlink:href="#__RefHeading__8355_722345540" text:style-name="Index_20_Link" text:visited-style-name="Index_20_Link">TB_SYS_BEAN_HELP<text:tab/>18</text:a></text:p>
          <text:p text:style-name="P847"><text:a xlink:type="simple" xlink:href="#__RefHeading__8357_722345540" text:style-name="Index_20_Link" text:visited-style-name="Index_20_Link">TB_SYS_BEAN_HELP_EXPR<text:tab/>18</text:a></text:p>
          <text:p text:style-name="P847"><text:a xlink:type="simple" xlink:href="#__RefHeading__8359_722345540" text:style-name="Index_20_Link" text:visited-style-name="Index_20_Link">TB_SYS_BEAN_HELP_EXPR_MAP<text:tab/>19</text:a></text:p>
          <text:p text:style-name="P847"><text:a xlink:type="simple" xlink:href="#__RefHeading__9785_1923556911" text:style-name="Index_20_Link" text:visited-style-name="Index_20_Link">TB_SYS_UPLOAD<text:tab/>20</text:a></text:p>
          <text:p text:style-name="P847"><text:a xlink:type="simple" xlink:href="#__RefHeading__10568_19264099" text:style-name="Index_20_Link" text:visited-style-name="Index_20_Link">TB_SYS_JREPORT<text:tab/>21</text:a></text:p>
          <text:p text:style-name="P847"><text:a xlink:type="simple" xlink:href="#__RefHeading__10570_19264099" text:style-name="Index_20_Link" text:visited-style-name="Index_20_Link">TB_SYS_JREPORT_PARAM<text:tab/>21</text:a></text:p>
          <text:p text:style-name="P847"><text:a xlink:type="simple" xlink:href="#__RefHeading__11806_1241572173" text:style-name="Index_20_Link" text:visited-style-name="Index_20_Link">TB_SYS_CTX_BEAN<text:tab/>22</text:a></text:p>
          <text:p text:style-name="P847"><text:a xlink:type="simple" xlink:href="#__RefHeading__19488_315683219" text:style-name="Index_20_Link" text:visited-style-name="Index_20_Link">TB_SYS_TWITTER<text:tab/>22</text:a></text:p>
          <text:p text:style-name="P847"><text:a xlink:type="simple" xlink:href="#__RefHeading__21242_1227445181" text:style-name="Index_20_Link" text:visited-style-name="Index_20_Link">TB_SYS_MAIL_HELPER<text:tab/>23</text:a></text:p>
          <text:p text:style-name="P847"><text:a xlink:type="simple" xlink:href="#__RefHeading__11816_96411672" text:style-name="Index_20_Link" text:visited-style-name="Index_20_Link">BB_ORGANIZATION<text:tab/>24</text:a></text:p>
          <text:p text:style-name="P847"><text:a xlink:type="simple" xlink:href="#__RefHeading__11818_96411672" text:style-name="Index_20_Link" text:visited-style-name="Index_20_Link">BB_ORGANIZATION_PAR<text:tab/>24</text:a></text:p>
          <text:p text:style-name="P847"><text:a xlink:type="simple" xlink:href="#__RefHeading__12656_188845631" text:style-name="Index_20_Link" text:visited-style-name="Index_20_Link">BB_EMPLOYEE<text:tab/>25</text:a></text:p>
          <text:p text:style-name="P847"><text:a xlink:type="simple" xlink:href="#__RefHeading__12659_188845631" text:style-name="Index_20_Link" text:visited-style-name="Index_20_Link">BB_EMPLOYEE_ORGA<text:tab/>25</text:a></text:p>
          <text:p text:style-name="P847"><text:a xlink:type="simple" xlink:href="#__RefHeading__13447_1029224104" text:style-name="Index_20_Link" text:visited-style-name="Index_20_Link">BB_VISION<text:tab/>26</text:a></text:p>
          <text:p text:style-name="P847"><text:a xlink:type="simple" xlink:href="#__RefHeading__13449_1029224104" text:style-name="Index_20_Link" text:visited-style-name="Index_20_Link">BB_PERSPECTIVE<text:tab/>26</text:a></text:p>
          <text:p text:style-name="P847"><text:a xlink:type="simple" xlink:href="#__RefHeading__17506_953661027" text:style-name="Index_20_Link" text:visited-style-name="Index_20_Link">BB_OBJECTIVE<text:tab/>27</text:a></text:p>
          <text:p text:style-name="P847"><text:a xlink:type="simple" xlink:href="#__RefHeading__15138_679456773" text:style-name="Index_20_Link" text:visited-style-name="Index_20_Link">BB_KPI<text:tab/>28</text:a></text:p>
          <text:p text:style-name="P847"><text:a xlink:type="simple" xlink:href="#__RefHeading__18458_26598187" text:style-name="Index_20_Link" text:visited-style-name="Index_20_Link">越準越好分數處理方式<text:tab/>29</text:a></text:p>
          <text:p text:style-name="P847"><text:a xlink:type="simple" xlink:href="#__RefHeading__15140_679456773" text:style-name="Index_20_Link" text:visited-style-name="Index_20_Link">BB_KPI_ORGA<text:tab/>30</text:a></text:p>
          <text:p text:style-name="P847"><text:a xlink:type="simple" xlink:href="#__RefHeading__15142_679456773" text:style-name="Index_20_Link" text:visited-style-name="Index_20_Link">BB_KPI_EMPL<text:tab/>30</text:a></text:p>
          <text:p text:style-name="P847"><text:a xlink:type="simple" xlink:href="#__RefHeading__15144_679456773" text:style-name="Index_20_Link" text:visited-style-name="Index_20_Link">BB_FORMULA<text:tab/>31</text:a></text:p>
          <text:p text:style-name="P847"><text:a xlink:type="simple" xlink:href="#__RefHeading__27461_1860957965" text:style-name="Index_20_Link" text:visited-style-name="Index_20_Link">BB_AGGREGATION_METHOD<text:tab/>32</text:a></text:p>
          <text:p text:style-name="P847"><text:a xlink:type="simple" xlink:href="#__RefHeading__15146_679456773" text:style-name="Index_20_Link" text:visited-style-name="Index_20_Link">BB_MEASURE_DATA<text:tab/>33</text:a></text:p>
          <text:p text:style-name="P847"><text:soft-page-break/><text:a xlink:type="simple" xlink:href="#__RefHeading__15150_679456773" text:style-name="Index_20_Link" text:visited-style-name="Index_20_Link">BB_SCORE_COLOR<text:tab/>34</text:a></text:p>
          <text:p text:style-name="P847"><text:a xlink:type="simple" xlink:href="#__RefHeading__18598_569668784" text:style-name="Index_20_Link" text:visited-style-name="Index_20_Link">BB_STRATEGY_MAP<text:tab/>35</text:a></text:p>
          <text:p text:style-name="P847"><text:a xlink:type="simple" xlink:href="#__RefHeading__18600_569668784" text:style-name="Index_20_Link" text:visited-style-name="Index_20_Link">BB_STRATEGY_MAP_NODES<text:tab/>35</text:a></text:p>
          <text:p text:style-name="P847"><text:a xlink:type="simple" xlink:href="#__RefHeading__18602_569668784" text:style-name="Index_20_Link" text:visited-style-name="Index_20_Link">BB_STRATEGY_MAP_CONNS<text:tab/>36</text:a></text:p>
          <text:p text:style-name="P847"><text:a xlink:type="simple" xlink:href="#__RefHeading__19900_173492183" text:style-name="Index_20_Link" text:visited-style-name="Index_20_Link">BB_SWOT<text:tab/>36</text:a></text:p>
          <text:p text:style-name="P847"><text:a xlink:type="simple" xlink:href="#__RefHeading__20309_2098148859" text:style-name="Index_20_Link" text:visited-style-name="Index_20_Link">BB_SWOT_REPORT_MST<text:tab/>37</text:a></text:p>
          <text:p text:style-name="P847"><text:a xlink:type="simple" xlink:href="#__RefHeading__20311_2098148859" text:style-name="Index_20_Link" text:visited-style-name="Index_20_Link">BB_SWOT_REPORT_DTL<text:tab/>37</text:a></text:p>
          <text:p text:style-name="P847"><text:a xlink:type="simple" xlink:href="#__RefHeading__21874_718747835" text:style-name="Index_20_Link" text:visited-style-name="Index_20_Link">BB_WORKSPACE<text:tab/>38</text:a></text:p>
          <text:p text:style-name="P847"><text:a xlink:type="simple" xlink:href="#__RefHeading__21876_718747835" text:style-name="Index_20_Link" text:visited-style-name="Index_20_Link">BB_WORKSPACE_TEMPLATE<text:tab/>38</text:a></text:p>
          <text:p text:style-name="P847"><text:a xlink:type="simple" xlink:href="#__RefHeading__21878_718747835" text:style-name="Index_20_Link" text:visited-style-name="Index_20_Link">BB_WORKSPACE_COMPOMENT<text:tab/>39</text:a></text:p>
          <text:p text:style-name="P847"><text:a xlink:type="simple" xlink:href="#__RefHeading__21880_718747835" text:style-name="Index_20_Link" text:visited-style-name="Index_20_Link">BB_WORKSPACE_CONFIG<text:tab/>39</text:a></text:p>
          <text:p text:style-name="P847"><text:a xlink:type="simple" xlink:href="#__RefHeading__23499_2053230135" text:style-name="Index_20_Link" text:visited-style-name="Index_20_Link">BB_WORKSPACE_LABEL<text:tab/>40</text:a></text:p>
          <text:p text:style-name="P847"><text:a xlink:type="simple" xlink:href="#__RefHeading__28000_375883531" text:style-name="Index_20_Link" text:visited-style-name="Index_20_Link">BB_REPORT_ROLE_VIEW<text:tab/>41</text:a></text:p>
          <text:p text:style-name="P847"><text:a xlink:type="simple" xlink:href="#__RefHeading__23963_88937974" text:style-name="Index_20_Link" text:visited-style-name="Index_20_Link">QC_DATA_SOURCE_DRIVER<text:tab/>42</text:a></text:p>
          <text:p text:style-name="P847"><text:a xlink:type="simple" xlink:href="#__RefHeading__23965_88937974" text:style-name="Index_20_Link" text:visited-style-name="Index_20_Link">QC_DATA_SOURCE_CONF<text:tab/>42</text:a></text:p>
          <text:p text:style-name="P847"><text:a xlink:type="simple" xlink:href="#__RefHeading__23967_88937974" text:style-name="Index_20_Link" text:visited-style-name="Index_20_Link">QC_DATA_QUERY<text:tab/>43</text:a></text:p>
          <text:p text:style-name="P847"><text:a xlink:type="simple" xlink:href="#__RefHeading__25322_72617355" text:style-name="Index_20_Link" text:visited-style-name="Index_20_Link">QC_DATA_QUERY_MAPPER<text:tab/>43</text:a></text:p>
          <text:p text:style-name="P847"><text:a xlink:type="simple" xlink:href="#__RefHeading__25744_471428104" text:style-name="Index_20_Link" text:visited-style-name="Index_20_Link">QC_DATA_QUERY_MAPPER_SET<text:tab/>44</text:a></text:p>
          <text:p text:style-name="P847"><text:a xlink:type="simple" xlink:href="#__RefHeading__26121_455019284" text:style-name="Index_20_Link" text:visited-style-name="Index_20_Link">QC_OLAP_CONF<text:tab/>45</text:a></text:p>
          <text:p text:style-name="P847"><text:a xlink:type="simple" xlink:href="#__RefHeading__26123_455019284" text:style-name="Index_20_Link" text:visited-style-name="Index_20_Link">QC_OLAP_CATALOG<text:tab/>45</text:a></text:p>
          <text:p text:style-name="P847"><text:a xlink:type="simple" xlink:href="#__RefHeading__26125_455019284" text:style-name="Index_20_Link" text:visited-style-name="Index_20_Link">QC_OLAP_MDX<text:tab/>4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P24"/>
      <text:p text:style-name="P24"/>
      <text:list xml:id="list2807345290959353618" text:style-name="WW8Num2">
        <text:list-item>
          <text:h text:style-name="P1463" text:outline-level="1"><text:soft-page-break/></text:h>
        </text:list-item>
        <text:list-item>
          <text:h text:style-name="P1464" text:outline-level="1"><text:bookmark-start text:name="__RefHeading__8365_722345540"/>bambooCORE Architecture<text:bookmark-end text:name="__RefHeading__8365_722345540"/></text:h>
        </text:list-item>
      </text:list>
      <text:p text:style-name="P25"><draw:frame draw:style-name="fr1" draw:name="框架2" text:anchor-type="char" svg:x="0.37cm" svg:y="0.164cm" svg:width="15.025cm" svg:height="1.928cm" draw:z-index="1"><draw:text-box><text:p text:style-name="P67">STRUTS2 </text:p><text:p text:style-name="P67">bambooCORE’s DOJO tag lib , <text:s/>form design </text:p></draw:text-box></draw:frame><draw:frame draw:style-name="fr2" draw:name="框架3" text:anchor-type="char" svg:x="15.505cm" svg:y="0.164cm" svg:width="2.801cm" svg:height="10.236cm" draw:z-index="2"><draw:text-box><text:p text:style-name="P68"/><text:p text:style-name="P68"/><text:p text:style-name="P68"/><text:p text:style-name="P68"/><text:p text:style-name="P68"/><text:p text:style-name="P68"/><text:p text:style-name="P67">Apache shiro</text:p><text:p text:style-name="P67">security</text:p></draw:text-box></draw:frame></text:p>
      <text:p text:style-name="P24"/>
      <text:p text:style-name="P24"/>
      <text:p text:style-name="P26"><draw:frame draw:style-name="fr3" draw:name="框架4" text:anchor-type="char" svg:x="0.37cm" svg:y="0.243cm" svg:width="3.595cm" svg:height="1.346cm" draw:z-index="3"><draw:text-box><text:p text:style-name="P67">REST (cxf)</text:p></draw:text-box></draw:frame><draw:frame draw:style-name="fr3" draw:name="框架5" text:anchor-type="char" svg:x="3.995cm" svg:y="0.243cm" svg:width="3.436cm" svg:height="1.346cm" draw:z-index="4"><draw:text-box><text:p text:style-name="P67">SOAP (cxf)</text:p></draw:text-box></draw:frame><draw:frame draw:style-name="fr3" draw:name="框架6" text:anchor-type="char" svg:x="10.874cm" svg:y="0.243cm" svg:width="4.521cm" svg:height="1.346cm" draw:z-index="5"><draw:text-box><text:p text:style-name="P67">ActiveMQ<text:span text:style-name="T107">(</text:span><text:span text:style-name="T32">暫不開啟</text:span><text:span text:style-name="T107">)</text:span></text:p></draw:text-box></draw:frame><draw:frame draw:style-name="fr3" draw:name="框架15" text:anchor-type="char" svg:x="7.435cm" svg:y="0.243cm" svg:width="3.463cm" svg:height="1.346cm" draw:z-index="14"><draw:text-box><text:p text:style-name="P67">Hessian<text:span text:style-name="T108">(</text:span><text:span text:style-name="T33">暫不</text:span><text:span text:style-name="T108">)</text:span></text:p></draw:text-box></draw:frame></text:p>
      <text:p text:style-name="P24"/>
      <text:p text:style-name="P25"><draw:frame draw:style-name="fr4" draw:name="框架1" text:anchor-type="char" svg:x="0.37cm" svg:y="0.323cm" svg:width="15.025cm" svg:height="5.42cm" draw:z-index="0"><draw:text-box><text:p text:style-name="P66">Service tier / Business rule / workflow</text:p></draw:text-box></draw:frame></text:p>
      <text:p text:style-name="P65"/>
      <text:p text:style-name="P25"><draw:frame draw:style-name="fr5" draw:name="框架11" text:anchor-type="char" svg:x="7.885cm" svg:y="-0.074cm" svg:width="7.325cm" svg:height="1.901cm" draw:z-index="10"><draw:text-box><text:p text:style-name="P67">Script Engine support</text:p><text:p text:style-name="P68">Groovy, beanShell, JPython</text:p><text:p text:style-name="P68"/><text:p text:style-name="P67"/></draw:text-box></draw:frame><draw:frame draw:style-name="fr2" draw:name="框架13" text:anchor-type="char" svg:x="0.635cm" svg:y="-0.074cm" svg:width="7.22cm" svg:height="3.013cm" draw:z-index="12"><draw:text-box><text:p text:style-name="P66">Service container / logic service</text:p></draw:text-box></draw:frame></text:p>
      <text:p text:style-name="P24"/>
      <text:p text:style-name="P25"><draw:frame draw:style-name="fr6" draw:name="框架14" text:anchor-type="char" svg:x="1.323cm" svg:y="0.164cm" svg:width="5.764cm" svg:height="1.24cm" draw:z-index="13"><draw:text-box><text:p text:style-name="P67">CORE service</text:p></draw:text-box></draw:frame></text:p>
      <text:p text:style-name="P25"><draw:frame draw:style-name="fr5" draw:name="框架9" text:anchor-type="char" svg:x="7.885cm" svg:y="-0.048cm" svg:width="7.325cm" svg:height="1.081cm" draw:z-index="8"><draw:text-box><text:p text:style-name="P67">Activiti</text:p></draw:text-box></draw:frame></text:p>
      <text:p text:style-name="P25"><draw:frame draw:style-name="fr5" draw:name="框架10" text:anchor-type="char" svg:x="7.885cm" svg:y="0.508cm" svg:width="7.325cm" svg:height="1.161cm" draw:z-index="9"><draw:text-box><text:p text:style-name="P67">Drools</text:p></draw:text-box></draw:frame><draw:frame draw:style-name="fr2" draw:name="框架12" text:anchor-type="char" svg:x="0.635cm" svg:y="0.508cm" svg:width="7.22cm" svg:height="1.161cm" draw:z-index="11"><draw:text-box><text:p text:style-name="P67">Repository</text:p></draw:text-box></draw:frame></text:p>
      <text:p text:style-name="P24"/>
      <text:p text:style-name="P24"/>
      <text:p text:style-name="P25"><draw:frame draw:style-name="fr6" draw:name="框架8" text:anchor-type="char" svg:x="0.37cm" svg:y="0.058cm" svg:width="15.025cm" svg:height="1.452cm" draw:z-index="7"><draw:text-box><text:p text:style-name="P67">Hibernate / MyBATIS / Spring JDBC</text:p></draw:text-box></draw:frame></text:p>
      <text:p text:style-name="P24"/>
      <text:p text:style-name="P25"><draw:frame draw:style-name="fr6" draw:name="框架7" text:anchor-type="char" svg:x="0.37cm" svg:y="0.349cm" svg:width="17.935cm" svg:height="1.24cm" draw:z-index="6"><draw:text-box><text:p text:style-name="P67">Spring 4 </text:p></draw:text-box></draw:frame>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041929158030" text:continue-numbering="true" text:style-name="WW8Num2">
        <text:list-item>
          <text:h text:style-name="P1465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82">Project</text:p>
          </table:table-cell>
          <table:table-cell table:style-name="表格1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82">Ver</text:p>
          </table:table-cell>
          <table:table-cell table:style-name="表格1.A1" office:value-type="string">
            <text:p text:style-name="P101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2">Maintain</text:p>
          </table:table-cell>
          <table:table-cell table:style-name="表格1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2">Date</text:p>
          </table:table-cell>
          <table:table-cell table:style-name="表格1.A2" office:value-type="string">
            <text:p text:style-name="P101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82">Table</text:p>
          </table:table-cell>
          <table:table-cell table:style-name="表格1.A2" table:number-columns-spanned="6" office:value-type="string">
            <text:p text:style-name="P166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82">DataBase</text:p>
          </table:table-cell>
          <table:table-cell table:style-name="表格1.A2" office:value-type="string">
            <text:p text:style-name="P101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82">Descript</text:p>
          </table:table-cell>
          <table:table-cell table:style-name="表格1.A4" table:number-columns-spanned="8" office:value-type="string">
            <text:p text:style-name="P101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81">Field</text:p>
          </table:table-cell>
          <table:table-cell table:style-name="表格1.A5" office:value-type="string">
            <text:p text:style-name="P81">Datatype</text:p>
          </table:table-cell>
          <table:table-cell table:style-name="表格1.A5" office:value-type="string">
            <text:p text:style-name="P81">PK</text:p>
          </table:table-cell>
          <table:table-cell table:style-name="表格1.A5" office:value-type="string">
            <text:p text:style-name="P81">UK</text:p>
          </table:table-cell>
          <table:table-cell table:style-name="表格1.A5" office:value-type="string">
            <text:p text:style-name="P81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81">Description</text:p>
          </table:table-cell>
          <table:table-cell table:style-name="表格1.A5" office:value-type="string">
            <text:p text:style-name="P81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OID</text:p>
          </table:table-cell>
          <table:table-cell table:style-name="表格1.A5" office:value-type="string">
            <text:p text:style-name="P111">CHAR</text:p>
          </table:table-cell>
          <table:table-cell table:style-name="表格1.A5" office:value-type="string">
            <text:p text:style-name="P111">Y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7"><text:s/></text:p>
          </table:table-cell>
          <table:table-cell table:style-name="表格1.A5" office:value-type="string">
            <text:p text:style-name="P111">36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PK / UUID</text:p>
          </table:table-cell>
          <table:table-cell table:style-name="表格1.A5" office:value-type="string">
            <text:p text:style-name="P120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ACCOUNT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Y</text:p>
          </table:table-cell>
          <table:table-cell table:style-name="表格1.A5" office:value-type="string">
            <text:p text:style-name="P760"/>
          </table:table-cell>
          <table:table-cell table:style-name="表格1.A5" office:value-type="string">
            <text:p text:style-name="P111">24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PK / account</text:p>
          </table:table-cell>
          <table:table-cell table:style-name="表格1.A5" office:value-type="string">
            <text:p text:style-name="P18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PASSWORD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255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Password</text:p>
          </table:table-cell>
          <table:table-cell table:style-name="表格1.A5" office:value-type="string">
            <text:p text:style-name="P186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ON_JOB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1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CUSERID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24</text:p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Create data user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CDATE</text:p>
          </table:table-cell>
          <table:table-cell table:style-name="表格1.A5" office:value-type="string">
            <text:p text:style-name="P111">DATETIME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21"/>
          </table:table-cell>
          <table:table-cell table:style-name="表格1.A5" office:value-type="string">
            <text:p text:style-name="P120">Create time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UUSERID</text:p>
          </table:table-cell>
          <table:table-cell table:style-name="表格1.A5" office:value-type="string">
            <text:p text:style-name="P111">VARCHAR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1">24</text:p>
          </table:table-cell>
          <table:table-cell table:style-name="表格1.A5" office:value-type="string">
            <text:p text:style-name="P120">null</text:p>
          </table:table-cell>
          <table:table-cell table:style-name="表格1.A5" office:value-type="string">
            <text:p text:style-name="P120">Update date user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111">UDATE</text:p>
          </table:table-cell>
          <table:table-cell table:style-name="表格1.A5" office:value-type="string">
            <text:p text:style-name="P111">DATETIME</text:p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12"/>
          </table:table-cell>
          <table:table-cell table:style-name="表格1.A5" office:value-type="string">
            <text:p text:style-name="P120">null</text:p>
          </table:table-cell>
          <table:table-cell table:style-name="表格1.A5" office:value-type="string">
            <text:p text:style-name="P120">Update time</text:p>
          </table:table-cell>
          <table:table-cell table:style-name="表格1.A5" office:value-type="string">
            <text:p text:style-name="P121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041975166704" text:continue-numbering="true" text:style-name="WW8Num2">
        <text:list-item>
          <text:h text:style-name="P1465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82">Project</text:p>
          </table:table-cell>
          <table:table-cell table:style-name="表格2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82">Ver</text:p>
          </table:table-cell>
          <table:table-cell table:style-name="表格2.A1" office:value-type="string">
            <text:p text:style-name="P101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2">Maintain</text:p>
          </table:table-cell>
          <table:table-cell table:style-name="表格2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2">Date</text:p>
          </table:table-cell>
          <table:table-cell table:style-name="表格2.A2" office:value-type="string">
            <text:p text:style-name="P101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82">Table</text:p>
          </table:table-cell>
          <table:table-cell table:style-name="表格2.A2" table:number-columns-spanned="6" office:value-type="string">
            <text:p text:style-name="P166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82">DataBase</text:p>
          </table:table-cell>
          <table:table-cell table:style-name="表格2.A2" office:value-type="string">
            <text:p text:style-name="P101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82">Descript</text:p>
          </table:table-cell>
          <table:table-cell table:style-name="表格2.A4" table:number-columns-spanned="8" office:value-type="string">
            <text:p text:style-name="P101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81">Field</text:p>
          </table:table-cell>
          <table:table-cell table:style-name="表格2.A5" office:value-type="string">
            <text:p text:style-name="P81">Datatype</text:p>
          </table:table-cell>
          <table:table-cell table:style-name="表格2.A5" office:value-type="string">
            <text:p text:style-name="P81">PK</text:p>
          </table:table-cell>
          <table:table-cell table:style-name="表格2.A5" office:value-type="string">
            <text:p text:style-name="P81">UK</text:p>
          </table:table-cell>
          <table:table-cell table:style-name="表格2.A5" office:value-type="string">
            <text:p text:style-name="P81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81">Description</text:p>
          </table:table-cell>
          <table:table-cell table:style-name="表格2.A5" office:value-type="string">
            <text:p text:style-name="P81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OID</text:p>
          </table:table-cell>
          <table:table-cell table:style-name="表格2.A5" office:value-type="string">
            <text:p text:style-name="P111">CHAR</text:p>
          </table:table-cell>
          <table:table-cell table:style-name="表格2.A5" office:value-type="string">
            <text:p text:style-name="P111">Y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7"><text:s/></text:p>
          </table:table-cell>
          <table:table-cell table:style-name="表格2.A5" office:value-type="string">
            <text:p text:style-name="P111">36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PK / UUID</text:p>
          </table:table-cell>
          <table:table-cell table:style-name="表格2.A5" office:value-type="string">
            <text:p text:style-name="P120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CODE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Y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25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TYPE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MSG</text:p>
          </table:table-cell>
          <table:table-cell table:style-name="表格2.A5" office:value-type="string">
            <text:p text:style-name="P120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NAME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Name or message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1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2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3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4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PARAM5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100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Custom field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CUSERID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24</text:p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Create data user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CDATE</text:p>
          </table:table-cell>
          <table:table-cell table:style-name="表格2.A5" office:value-type="string">
            <text:p text:style-name="P111">DATETIME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21"/>
          </table:table-cell>
          <table:table-cell table:style-name="表格2.A5" office:value-type="string">
            <text:p text:style-name="P120">Create time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UUSERID</text:p>
          </table:table-cell>
          <table:table-cell table:style-name="表格2.A5" office:value-type="string">
            <text:p text:style-name="P111">VARCHAR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1">24</text:p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Update date user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111">UDATE</text:p>
          </table:table-cell>
          <table:table-cell table:style-name="表格2.A5" office:value-type="string">
            <text:p text:style-name="P111">DATETIME</text:p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12"/>
          </table:table-cell>
          <table:table-cell table:style-name="表格2.A5" office:value-type="string">
            <text:p text:style-name="P120">null</text:p>
          </table:table-cell>
          <table:table-cell table:style-name="表格2.A5" office:value-type="string">
            <text:p text:style-name="P120">Update time</text:p>
          </table:table-cell>
          <table:table-cell table:style-name="表格2.A5" office:value-type="string">
            <text:p text:style-name="P121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042022157244" text:continue-numbering="true" text:style-name="WW8Num2">
        <text:list-item>
          <text:h text:style-name="P1465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82">Project</text:p>
          </table:table-cell>
          <table:table-cell table:style-name="表格3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82">Ver</text:p>
          </table:table-cell>
          <table:table-cell table:style-name="表格3.A1" office:value-type="string">
            <text:p text:style-name="P101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2">Maintain</text:p>
          </table:table-cell>
          <table:table-cell table:style-name="表格3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2">Date</text:p>
          </table:table-cell>
          <table:table-cell table:style-name="表格3.A2" office:value-type="string">
            <text:p text:style-name="P101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82">Table</text:p>
          </table:table-cell>
          <table:table-cell table:style-name="表格3.A2" table:number-columns-spanned="6" office:value-type="string">
            <text:p text:style-name="P166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82">DataBase</text:p>
          </table:table-cell>
          <table:table-cell table:style-name="表格3.A2" office:value-type="string">
            <text:p text:style-name="P101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82">Descript</text:p>
          </table:table-cell>
          <table:table-cell table:style-name="表格3.A4" table:number-columns-spanned="8" office:value-type="string">
            <text:p text:style-name="P101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81">Field</text:p>
          </table:table-cell>
          <table:table-cell table:style-name="表格3.A5" office:value-type="string">
            <text:p text:style-name="P81">Datatype</text:p>
          </table:table-cell>
          <table:table-cell table:style-name="表格3.A5" office:value-type="string">
            <text:p text:style-name="P81">PK</text:p>
          </table:table-cell>
          <table:table-cell table:style-name="表格3.A5" office:value-type="string">
            <text:p text:style-name="P81">UK</text:p>
          </table:table-cell>
          <table:table-cell table:style-name="表格3.A5" office:value-type="string">
            <text:p text:style-name="P81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81">Description</text:p>
          </table:table-cell>
          <table:table-cell table:style-name="表格3.A5" office:value-type="string">
            <text:p text:style-name="P81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OID</text:p>
          </table:table-cell>
          <table:table-cell table:style-name="表格3.A5" office:value-type="string">
            <text:p text:style-name="P111">CHAR</text:p>
          </table:table-cell>
          <table:table-cell table:style-name="表格3.A5" office:value-type="string">
            <text:p text:style-name="P111">Y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7"><text:s/></text:p>
          </table:table-cell>
          <table:table-cell table:style-name="表格3.A5" office:value-type="string">
            <text:p text:style-name="P111">36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0">PK / UUID</text:p>
          </table:table-cell>
          <table:table-cell table:style-name="表格3.A5" office:value-type="string">
            <text:p text:style-name="P120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ROLE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1">Y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0">50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DESCRIPTION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0">500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76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CUSERID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1">24</text:p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0">Create data user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CDATE</text:p>
          </table:table-cell>
          <table:table-cell table:style-name="表格3.A5" office:value-type="string">
            <text:p text:style-name="P111">DATETIME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1"/>
          </table:table-cell>
          <table:table-cell table:style-name="表格3.A5" office:value-type="string">
            <text:p text:style-name="P120">Create time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UUSERID</text:p>
          </table:table-cell>
          <table:table-cell table:style-name="表格3.A5" office:value-type="string">
            <text:p text:style-name="P111">VARCHAR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1">24</text:p>
          </table:table-cell>
          <table:table-cell table:style-name="表格3.A5" office:value-type="string">
            <text:p text:style-name="P120">null</text:p>
          </table:table-cell>
          <table:table-cell table:style-name="表格3.A5" office:value-type="string">
            <text:p text:style-name="P120">Update date user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111">UDATE</text:p>
          </table:table-cell>
          <table:table-cell table:style-name="表格3.A5" office:value-type="string">
            <text:p text:style-name="P111">DATETIME</text:p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12"/>
          </table:table-cell>
          <table:table-cell table:style-name="表格3.A5" office:value-type="string">
            <text:p text:style-name="P120">null</text:p>
          </table:table-cell>
          <table:table-cell table:style-name="表格3.A5" office:value-type="string">
            <text:p text:style-name="P120">Update time</text:p>
          </table:table-cell>
          <table:table-cell table:style-name="表格3.A5" office:value-type="string">
            <text:p text:style-name="P121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3042053168430" text:continue-numbering="true" text:style-name="WW8Num2">
        <text:list-item>
          <text:h text:style-name="P1465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82">Project</text:p>
          </table:table-cell>
          <table:table-cell table:style-name="表格4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82">Ver</text:p>
          </table:table-cell>
          <table:table-cell table:style-name="表格4.A1" office:value-type="string">
            <text:p text:style-name="P101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2">Maintain</text:p>
          </table:table-cell>
          <table:table-cell table:style-name="表格4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2">Date</text:p>
          </table:table-cell>
          <table:table-cell table:style-name="表格4.A2" office:value-type="string">
            <text:p text:style-name="P101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82">Table</text:p>
          </table:table-cell>
          <table:table-cell table:style-name="表格4.A2" table:number-columns-spanned="6" office:value-type="string">
            <text:p text:style-name="P166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82">DataBase</text:p>
          </table:table-cell>
          <table:table-cell table:style-name="表格4.A2" office:value-type="string">
            <text:p text:style-name="P101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82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0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81">Field</text:p>
          </table:table-cell>
          <table:table-cell table:style-name="表格4.A5" office:value-type="string">
            <text:p text:style-name="P81">Datatype</text:p>
          </table:table-cell>
          <table:table-cell table:style-name="表格4.A5" office:value-type="string">
            <text:p text:style-name="P81">PK</text:p>
          </table:table-cell>
          <table:table-cell table:style-name="表格4.A5" office:value-type="string">
            <text:p text:style-name="P81">UK</text:p>
          </table:table-cell>
          <table:table-cell table:style-name="表格4.A5" office:value-type="string">
            <text:p text:style-name="P81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81">Description</text:p>
          </table:table-cell>
          <table:table-cell table:style-name="表格4.A5" office:value-type="string">
            <text:p text:style-name="P81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OID</text:p>
          </table:table-cell>
          <table:table-cell table:style-name="表格4.A5" office:value-type="string">
            <text:p text:style-name="P111">CHAR</text:p>
          </table:table-cell>
          <table:table-cell table:style-name="表格4.A5" office:value-type="string">
            <text:p text:style-name="P111">Y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7"><text:s/></text:p>
          </table:table-cell>
          <table:table-cell table:style-name="表格4.A5" office:value-type="string">
            <text:p text:style-name="P111">36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0">PK / UUID</text:p>
          </table:table-cell>
          <table:table-cell table:style-name="表格4.A5" office:value-type="string">
            <text:p text:style-name="P120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ROLE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Y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50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76"><text:span text:style-name="T8">* 或</text:span><text:span text:style-name="T9"> </text:span><text:span text:style-name="T8">admin代表全部權限</text:span>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ACCOUNT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Y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24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DESCRIPTION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500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76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CUSERID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24</text:p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0">Create data user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CDATE</text:p>
          </table:table-cell>
          <table:table-cell table:style-name="表格4.A5" office:value-type="string">
            <text:p text:style-name="P111">DATETIME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1"/>
          </table:table-cell>
          <table:table-cell table:style-name="表格4.A5" office:value-type="string">
            <text:p text:style-name="P120">Create time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UUSERID</text:p>
          </table:table-cell>
          <table:table-cell table:style-name="表格4.A5" office:value-type="string">
            <text:p text:style-name="P111">VARCHAR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1">24</text:p>
          </table:table-cell>
          <table:table-cell table:style-name="表格4.A5" office:value-type="string">
            <text:p text:style-name="P120">null</text:p>
          </table:table-cell>
          <table:table-cell table:style-name="表格4.A5" office:value-type="string">
            <text:p text:style-name="P120">Update date user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111">UDATE</text:p>
          </table:table-cell>
          <table:table-cell table:style-name="表格4.A5" office:value-type="string">
            <text:p text:style-name="P111">DATETIME</text:p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12"/>
          </table:table-cell>
          <table:table-cell table:style-name="表格4.A5" office:value-type="string">
            <text:p text:style-name="P120">null</text:p>
          </table:table-cell>
          <table:table-cell table:style-name="表格4.A5" office:value-type="string">
            <text:p text:style-name="P120">Update time</text:p>
          </table:table-cell>
          <table:table-cell table:style-name="表格4.A5" office:value-type="string">
            <text:p text:style-name="P121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93042085170883" text:continue-numbering="true" text:style-name="WW8Num2">
        <text:list-item>
          <text:h text:style-name="P1465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82">Project</text:p>
          </table:table-cell>
          <table:table-cell table:style-name="表格5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82">Ver</text:p>
          </table:table-cell>
          <table:table-cell table:style-name="表格5.A1" office:value-type="string">
            <text:p text:style-name="P101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2">Maintain</text:p>
          </table:table-cell>
          <table:table-cell table:style-name="表格5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2">Date</text:p>
          </table:table-cell>
          <table:table-cell table:style-name="表格5.A2" office:value-type="string">
            <text:p text:style-name="P101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82">Table</text:p>
          </table:table-cell>
          <table:table-cell table:style-name="表格5.A2" table:number-columns-spanned="6" office:value-type="string">
            <text:p text:style-name="P166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82">DataBase</text:p>
          </table:table-cell>
          <table:table-cell table:style-name="表格5.A2" office:value-type="string">
            <text:p text:style-name="P101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82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0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81">Field</text:p>
          </table:table-cell>
          <table:table-cell table:style-name="表格5.A5" office:value-type="string">
            <text:p text:style-name="P81">Datatype</text:p>
          </table:table-cell>
          <table:table-cell table:style-name="表格5.A5" office:value-type="string">
            <text:p text:style-name="P81">PK</text:p>
          </table:table-cell>
          <table:table-cell table:style-name="表格5.A5" office:value-type="string">
            <text:p text:style-name="P81">UK</text:p>
          </table:table-cell>
          <table:table-cell table:style-name="表格5.A5" office:value-type="string">
            <text:p text:style-name="P81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81">Description</text:p>
          </table:table-cell>
          <table:table-cell table:style-name="表格5.A5" office:value-type="string">
            <text:p text:style-name="P81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OID</text:p>
          </table:table-cell>
          <table:table-cell table:style-name="表格5.A5" office:value-type="string">
            <text:p text:style-name="P111">CHAR</text:p>
          </table:table-cell>
          <table:table-cell table:style-name="表格5.A5" office:value-type="string">
            <text:p text:style-name="P111">Y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7"><text:s/></text:p>
          </table:table-cell>
          <table:table-cell table:style-name="表格5.A5" office:value-type="string">
            <text:p text:style-name="P111">36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0">PK / UUID</text:p>
          </table:table-cell>
          <table:table-cell table:style-name="表格5.A5" office:value-type="string">
            <text:p text:style-name="P120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ROLE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Y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50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PERMISSION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Y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255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76"><text:span text:style-name="T5">Program id</text:span><text:span text:style-name="T4"> 或</text:span><text:span text:style-name="T6"> </text:span><text:span text:style-name="T4">spring bean Id</text:span></text:p>
            <text:p text:style-name="P187">* 代表全部權限</text:p>
          </table:table-cell>
          <table:table-cell table:style-name="表格5.A5" office:value-type="string">
            <text:p text:style-name="P121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PERM_TYPE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15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76"><text:span text:style-name="T13">COMPOMENT</text:span><text:span text:style-name="T11"> : </text:span><text:span text:style-name="T12">service</text:span></text:p>
            <text:p text:style-name="P188"><text:span text:style-name="T21">CONTROLLER</text:span> : <text:span text:style-name="T20">program id</text:span>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DESCRIPTION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500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76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CUSERID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24</text:p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0">Create data user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CDATE</text:p>
          </table:table-cell>
          <table:table-cell table:style-name="表格5.A5" office:value-type="string">
            <text:p text:style-name="P111">DATETIME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1"/>
          </table:table-cell>
          <table:table-cell table:style-name="表格5.A5" office:value-type="string">
            <text:p text:style-name="P120">Create time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UUSERID</text:p>
          </table:table-cell>
          <table:table-cell table:style-name="表格5.A5" office:value-type="string">
            <text:p text:style-name="P111">VARCHAR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1">24</text:p>
          </table:table-cell>
          <table:table-cell table:style-name="表格5.A5" office:value-type="string">
            <text:p text:style-name="P120">null</text:p>
          </table:table-cell>
          <table:table-cell table:style-name="表格5.A5" office:value-type="string">
            <text:p text:style-name="P120">Update date user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111">UDATE</text:p>
          </table:table-cell>
          <table:table-cell table:style-name="表格5.A5" office:value-type="string">
            <text:p text:style-name="P111">DATETIME</text:p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12"/>
          </table:table-cell>
          <table:table-cell table:style-name="表格5.A5" office:value-type="string">
            <text:p text:style-name="P120">null</text:p>
          </table:table-cell>
          <table:table-cell table:style-name="表格5.A5" office:value-type="string">
            <text:p text:style-name="P120">Update time</text:p>
          </table:table-cell>
          <table:table-cell table:style-name="表格5.A5" office:value-type="string">
            <text:p text:style-name="P121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1">Action / Controller:</text:p>
      <text:p text:style-name="P75">/index.action</text:p>
      <text:p text:style-name="P75">index.action</text:p>
      <text:p text:style-name="P74"><text:span text:style-name="T4">或使用</text:span><text:span text:style-name="T6"> </text:span><text:span text:style-name="T16">@ControllerAuthority <text:s/></text:span><text:span text:style-name="T17">的 </text:span><text:span text:style-name="T16">functionId </text:span></text:p>
      <text:p text:style-name="P76">如</text:p>
      <text:p text:style-name="P77">Perspectives</text:p>
      <text:p text:style-name="P77">KPI</text:p>
      <text:p text:style-name="P74"><text:span text:style-name="T14">或使用 </text:span><text:span text:style-name="T16">@ControllerAuthority </text:span><text:span text:style-name="T17">如果 </text:span><text:span text:style-name="T16">check=false </text:span><text:span text:style-name="T17">就不檢查</text:span></text:p>
      <text:p text:style-name="P1"/>
      <text:p text:style-name="P1">Service:</text:p>
      <text:p text:style-name="P74"><text:span text:style-name="T4">core.service.TestService表示針對</text:span><text:span text:style-name="T6"> </text:span><text:span text:style-name="T4">service 作權限簡查</text:span></text:p>
      <text:p text:style-name="P74"><text:span text:style-name="T4">core.service.TestService@UpdateData#UPDATE 表示針對</text:span><text:span text:style-name="T6"> </text:span><text:span text:style-name="T4">method 作權限簡查</text:span></text:p>
      <text:p text:style-name="P74"><text:span text:style-name="T4">core.service.TestService@UpdateData#DELETE 表示針對</text:span><text:span text:style-name="T6"> </text:span><text:span text:style-name="T4">method 作權限簡查</text:span></text:p>
      <text:p text:style-name="P74"><text:span text:style-name="T4">或使用</text:span><text:span text:style-name="T6"> </text:span><text:span text:style-name="T16">@ServiceAuthority </text:span><text:span text:style-name="T17">與 </text:span><text:span text:style-name="T16">@ServiceMethodAuthority</text:span><text:span text:style-name="T17">如</text:span></text:p>
      <text:p text:style-name="P77">Perspectives</text:p>
      <text:p text:style-name="P77">KPI</text:p>
      <text:p text:style-name="Standard"/>
      <text:p text:style-name="Standard"/>
      <text:p text:style-name="Standard"/>
      <text:p text:style-name="Standard"/>
      <text:p text:style-name="Standard"/>
      <text:list xml:id="list93042116151349" text:continue-numbering="true" text:style-name="WW8Num2">
        <text:list-item>
          <text:h text:style-name="P1465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82">Project</text:p>
          </table:table-cell>
          <table:table-cell table:style-name="表格6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82">Ver</text:p>
          </table:table-cell>
          <table:table-cell table:style-name="表格6.A1" office:value-type="string">
            <text:p text:style-name="P101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2">Maintain</text:p>
          </table:table-cell>
          <table:table-cell table:style-name="表格6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2">Date</text:p>
          </table:table-cell>
          <table:table-cell table:style-name="表格6.A2" office:value-type="string">
            <text:p text:style-name="P101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82">Table</text:p>
          </table:table-cell>
          <table:table-cell table:style-name="表格6.A2" table:number-columns-spanned="6" office:value-type="string">
            <text:p text:style-name="P166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82">DataBase</text:p>
          </table:table-cell>
          <table:table-cell table:style-name="表格6.A2" office:value-type="string">
            <text:p text:style-name="P101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82">Descript</text:p>
          </table:table-cell>
          <table:table-cell table:style-name="表格6.A4" table:number-columns-spanned="8" office:value-type="string">
            <text:p text:style-name="P101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81">Field</text:p>
          </table:table-cell>
          <table:table-cell table:style-name="表格6.A5" office:value-type="string">
            <text:p text:style-name="P81">Datatype</text:p>
          </table:table-cell>
          <table:table-cell table:style-name="表格6.A5" office:value-type="string">
            <text:p text:style-name="P81">PK</text:p>
          </table:table-cell>
          <table:table-cell table:style-name="表格6.A5" office:value-type="string">
            <text:p text:style-name="P81">UK</text:p>
          </table:table-cell>
          <table:table-cell table:style-name="表格6.A5" office:value-type="string">
            <text:p text:style-name="P81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81">Description</text:p>
          </table:table-cell>
          <table:table-cell table:style-name="表格6.A5" office:value-type="string">
            <text:p text:style-name="P81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OID</text:p>
          </table:table-cell>
          <table:table-cell table:style-name="表格6.A5" office:value-type="string">
            <text:p text:style-name="P111">CHAR</text:p>
          </table:table-cell>
          <table:table-cell table:style-name="表格6.A5" office:value-type="string">
            <text:p text:style-name="P111">Y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7"><text:s/></text:p>
          </table:table-cell>
          <table:table-cell table:style-name="表格6.A5" office:value-type="string">
            <text:p text:style-name="P111">36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PK / UUID</text:p>
          </table:table-cell>
          <table:table-cell table:style-name="表格6.A5" office:value-type="string">
            <text:p text:style-name="P120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SESSION_ID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1">Y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8"/>
          </table:table-cell>
          <table:table-cell table:style-name="表格6.A5" office:value-type="string">
            <text:p text:style-name="P111">32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Jsession id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ACCOUNT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1">Y</text:p>
          </table:table-cell>
          <table:table-cell table:style-name="表格6.A5" office:value-type="string">
            <text:p text:style-name="P760"/>
          </table:table-cell>
          <table:table-cell table:style-name="表格6.A5" office:value-type="string">
            <text:p text:style-name="P111">24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87"/>
          </table:table-cell>
          <table:table-cell table:style-name="表格6.A5" office:value-type="string">
            <text:p text:style-name="P176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CUSERID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1">24</text:p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Create data user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CDATE</text:p>
          </table:table-cell>
          <table:table-cell table:style-name="表格6.A5" office:value-type="string">
            <text:p text:style-name="P111">DATETIME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21"/>
          </table:table-cell>
          <table:table-cell table:style-name="表格6.A5" office:value-type="string">
            <text:p text:style-name="P120">Create time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UUSERID</text:p>
          </table:table-cell>
          <table:table-cell table:style-name="表格6.A5" office:value-type="string">
            <text:p text:style-name="P111">VARCHAR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1">24</text:p>
          </table:table-cell>
          <table:table-cell table:style-name="表格6.A5" office:value-type="string">
            <text:p text:style-name="P120">null</text:p>
          </table:table-cell>
          <table:table-cell table:style-name="表格6.A5" office:value-type="string">
            <text:p text:style-name="P120">Update date user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111">UDATE</text:p>
          </table:table-cell>
          <table:table-cell table:style-name="表格6.A5" office:value-type="string">
            <text:p text:style-name="P111">DATETIME</text:p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12"/>
          </table:table-cell>
          <table:table-cell table:style-name="表格6.A5" office:value-type="string">
            <text:p text:style-name="P120">null</text:p>
          </table:table-cell>
          <table:table-cell table:style-name="表格6.A5" office:value-type="string">
            <text:p text:style-name="P120">Update time</text:p>
          </table:table-cell>
          <table:table-cell table:style-name="表格6.A5" office:value-type="string">
            <text:p text:style-name="P121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042163171906" text:continue-numbering="true" text:style-name="WW8Num2">
        <text:list-item>
          <text:h text:style-name="P1465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82">Project</text:p>
          </table:table-cell>
          <table:table-cell table:style-name="表格7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82">Ver</text:p>
          </table:table-cell>
          <table:table-cell table:style-name="表格7.A1" office:value-type="string">
            <text:p text:style-name="P101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2">Maintain</text:p>
          </table:table-cell>
          <table:table-cell table:style-name="表格7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2">Date</text:p>
          </table:table-cell>
          <table:table-cell table:style-name="表格7.A2" office:value-type="string">
            <text:p text:style-name="P101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82">Table</text:p>
          </table:table-cell>
          <table:table-cell table:style-name="表格7.A2" table:number-columns-spanned="6" office:value-type="string">
            <text:p text:style-name="P166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82">DataBase</text:p>
          </table:table-cell>
          <table:table-cell table:style-name="表格7.A2" office:value-type="string">
            <text:p text:style-name="P101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82">Descript</text:p>
          </table:table-cell>
          <table:table-cell table:style-name="表格7.A4" table:number-columns-spanned="8" office:value-type="string">
            <text:p text:style-name="P101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81">Field</text:p>
          </table:table-cell>
          <table:table-cell table:style-name="表格7.A5" office:value-type="string">
            <text:p text:style-name="P81">Datatype</text:p>
          </table:table-cell>
          <table:table-cell table:style-name="表格7.A5" office:value-type="string">
            <text:p text:style-name="P81">PK</text:p>
          </table:table-cell>
          <table:table-cell table:style-name="表格7.A5" office:value-type="string">
            <text:p text:style-name="P81">UK</text:p>
          </table:table-cell>
          <table:table-cell table:style-name="表格7.A5" office:value-type="string">
            <text:p text:style-name="P81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81">Description</text:p>
          </table:table-cell>
          <table:table-cell table:style-name="表格7.A5" office:value-type="string">
            <text:p text:style-name="P81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OID</text:p>
          </table:table-cell>
          <table:table-cell table:style-name="表格7.A5" office:value-type="string">
            <text:p text:style-name="P111">CHAR</text:p>
          </table:table-cell>
          <table:table-cell table:style-name="表格7.A5" office:value-type="string">
            <text:p text:style-name="P111">Y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7"><text:s/></text:p>
          </table:table-cell>
          <table:table-cell table:style-name="表格7.A5" office:value-type="string">
            <text:p text:style-name="P111">36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0">PK / UUID</text:p>
          </table:table-cell>
          <table:table-cell table:style-name="表格7.A5" office:value-type="string">
            <text:p text:style-name="P120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PROG_ID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>Y</text:p>
          </table:table-cell>
          <table:table-cell table:style-name="表格7.A5" office:value-type="string">
            <text:p text:style-name="P118"/>
          </table:table-cell>
          <table:table-cell table:style-name="表格7.A5" office:value-type="string">
            <text:p text:style-name="P111">50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PARENT_OID</text:p>
          </table:table-cell>
          <table:table-cell table:style-name="表格7.A5" office:value-type="string">
            <text:p text:style-name="P111">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3">Y</text:p>
          </table:table-cell>
          <table:table-cell table:style-name="表格7.A5" office:value-type="string">
            <text:p text:style-name="P118"/>
          </table:table-cell>
          <table:table-cell table:style-name="表格7.A5" office:value-type="string">
            <text:p text:style-name="P111">36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4">ENABLE_FALG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760"/>
          </table:table-cell>
          <table:table-cell table:style-name="表格7.A5" office:value-type="string">
            <text:p text:style-name="P120">1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Table_20_Contents"><text:span text:style-name="hps"><text:span text:style-name="T15">Y 或 N</text:span></text:span></text:p>
          </table:table-cell>
          <table:table-cell table:style-name="表格7.A5" office:value-type="string">
            <text:p text:style-name="P176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CUSERID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1">24</text:p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0">Create data user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CDATE</text:p>
          </table:table-cell>
          <table:table-cell table:style-name="表格7.A5" office:value-type="string">
            <text:p text:style-name="P111">DATETIME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21"/>
          </table:table-cell>
          <table:table-cell table:style-name="表格7.A5" office:value-type="string">
            <text:p text:style-name="P120">Create time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UUSERID</text:p>
          </table:table-cell>
          <table:table-cell table:style-name="表格7.A5" office:value-type="string">
            <text:p text:style-name="P111">VARCHAR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1">24</text:p>
          </table:table-cell>
          <table:table-cell table:style-name="表格7.A5" office:value-type="string">
            <text:p text:style-name="P120">null</text:p>
          </table:table-cell>
          <table:table-cell table:style-name="表格7.A5" office:value-type="string">
            <text:p text:style-name="P120">Update date user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111">UDATE</text:p>
          </table:table-cell>
          <table:table-cell table:style-name="表格7.A5" office:value-type="string">
            <text:p text:style-name="P111">DATETIME</text:p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12"/>
          </table:table-cell>
          <table:table-cell table:style-name="表格7.A5" office:value-type="string">
            <text:p text:style-name="P120">null</text:p>
          </table:table-cell>
          <table:table-cell table:style-name="表格7.A5" office:value-type="string">
            <text:p text:style-name="P120">Update time</text:p>
          </table:table-cell>
          <table:table-cell table:style-name="表格7.A5" office:value-type="string">
            <text:p text:style-name="P121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042194169573" text:continue-numbering="true" text:style-name="WW8Num2">
        <text:list-item>
          <text:h text:style-name="P1465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82">Project</text:p>
          </table:table-cell>
          <table:table-cell table:style-name="表格8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82">Ver</text:p>
          </table:table-cell>
          <table:table-cell table:style-name="表格8.A1" office:value-type="string">
            <text:p text:style-name="P101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2">Maintain</text:p>
          </table:table-cell>
          <table:table-cell table:style-name="表格8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2">Date</text:p>
          </table:table-cell>
          <table:table-cell table:style-name="表格8.A2" office:value-type="string">
            <text:p text:style-name="P101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82">Table</text:p>
          </table:table-cell>
          <table:table-cell table:style-name="表格8.A2" table:number-columns-spanned="6" office:value-type="string">
            <text:p text:style-name="P166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82">DataBase</text:p>
          </table:table-cell>
          <table:table-cell table:style-name="表格8.A2" office:value-type="string">
            <text:p text:style-name="P101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82">Descript</text:p>
          </table:table-cell>
          <table:table-cell table:style-name="表格8.A4" table:number-columns-spanned="8" office:value-type="string">
            <text:p text:style-name="P101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81">Field</text:p>
          </table:table-cell>
          <table:table-cell table:style-name="表格8.A5" office:value-type="string">
            <text:p text:style-name="P81">Datatype</text:p>
          </table:table-cell>
          <table:table-cell table:style-name="表格8.A5" office:value-type="string">
            <text:p text:style-name="P81">PK</text:p>
          </table:table-cell>
          <table:table-cell table:style-name="表格8.A5" office:value-type="string">
            <text:p text:style-name="P81">UK</text:p>
          </table:table-cell>
          <table:table-cell table:style-name="表格8.A5" office:value-type="string">
            <text:p text:style-name="P81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81">Description</text:p>
          </table:table-cell>
          <table:table-cell table:style-name="表格8.A5" office:value-type="string">
            <text:p text:style-name="P81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OID</text:p>
          </table:table-cell>
          <table:table-cell table:style-name="表格8.A5" office:value-type="string">
            <text:p text:style-name="P111">CHAR</text:p>
          </table:table-cell>
          <table:table-cell table:style-name="表格8.A5" office:value-type="string">
            <text:p text:style-name="P111">Y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7"><text:s/></text:p>
          </table:table-cell>
          <table:table-cell table:style-name="表格8.A5" office:value-type="string">
            <text:p text:style-name="P111">36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0">PK / UUID</text:p>
          </table:table-cell>
          <table:table-cell table:style-name="表格8.A5" office:value-type="string">
            <text:p text:style-name="P120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PROG_ID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>Y</text:p>
          </table:table-cell>
          <table:table-cell table:style-name="表格8.A5" office:value-type="string">
            <text:p text:style-name="P118"/>
          </table:table-cell>
          <table:table-cell table:style-name="表格8.A5" office:value-type="string">
            <text:p text:style-name="P111">50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ROLE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1">Y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20">50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CUSERID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1">24</text:p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0">Create data user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CDATE</text:p>
          </table:table-cell>
          <table:table-cell table:style-name="表格8.A5" office:value-type="string">
            <text:p text:style-name="P111">DATETIME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21"/>
          </table:table-cell>
          <table:table-cell table:style-name="表格8.A5" office:value-type="string">
            <text:p text:style-name="P120">Create time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UUSERID</text:p>
          </table:table-cell>
          <table:table-cell table:style-name="表格8.A5" office:value-type="string">
            <text:p text:style-name="P111">VARCHAR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1">24</text:p>
          </table:table-cell>
          <table:table-cell table:style-name="表格8.A5" office:value-type="string">
            <text:p text:style-name="P120">null</text:p>
          </table:table-cell>
          <table:table-cell table:style-name="表格8.A5" office:value-type="string">
            <text:p text:style-name="P120">Update date user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111">UDATE</text:p>
          </table:table-cell>
          <table:table-cell table:style-name="表格8.A5" office:value-type="string">
            <text:p text:style-name="P111">DATETIME</text:p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12"/>
          </table:table-cell>
          <table:table-cell table:style-name="表格8.A5" office:value-type="string">
            <text:p text:style-name="P120">null</text:p>
          </table:table-cell>
          <table:table-cell table:style-name="表格8.A5" office:value-type="string">
            <text:p text:style-name="P120">Update time</text:p>
          </table:table-cell>
          <table:table-cell table:style-name="表格8.A5" office:value-type="string">
            <text:p text:style-name="P121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3042225179337" text:continue-numbering="true" text:style-name="WW8Num2">
        <text:list-item>
          <text:h text:style-name="P1465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82">Project</text:p>
          </table:table-cell>
          <table:table-cell table:style-name="表格9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82">Ver</text:p>
          </table:table-cell>
          <table:table-cell table:style-name="表格9.A1" office:value-type="string">
            <text:p text:style-name="P101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2">Maintain</text:p>
          </table:table-cell>
          <table:table-cell table:style-name="表格9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2">Date</text:p>
          </table:table-cell>
          <table:table-cell table:style-name="表格9.A2" office:value-type="string">
            <text:p text:style-name="P101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82">Table</text:p>
          </table:table-cell>
          <table:table-cell table:style-name="表格9.A2" table:number-columns-spanned="6" office:value-type="string">
            <text:p text:style-name="P166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82">DataBase</text:p>
          </table:table-cell>
          <table:table-cell table:style-name="表格9.A2" office:value-type="string">
            <text:p text:style-name="P101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82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0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81">Field</text:p>
          </table:table-cell>
          <table:table-cell table:style-name="表格9.A5" office:value-type="string">
            <text:p text:style-name="P81">Datatype</text:p>
          </table:table-cell>
          <table:table-cell table:style-name="表格9.A5" office:value-type="string">
            <text:p text:style-name="P81">PK</text:p>
          </table:table-cell>
          <table:table-cell table:style-name="表格9.A5" office:value-type="string">
            <text:p text:style-name="P81">UK</text:p>
          </table:table-cell>
          <table:table-cell table:style-name="表格9.A5" office:value-type="string">
            <text:p text:style-name="P81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81">Description</text:p>
          </table:table-cell>
          <table:table-cell table:style-name="表格9.A5" office:value-type="string">
            <text:p text:style-name="P81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OID</text:p>
          </table:table-cell>
          <table:table-cell table:style-name="表格9.A5" office:value-type="string">
            <text:p text:style-name="P111">CHAR</text:p>
          </table:table-cell>
          <table:table-cell table:style-name="表格9.A5" office:value-type="string">
            <text:p text:style-name="P111">Y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7"><text:s/></text:p>
          </table:table-cell>
          <table:table-cell table:style-name="表格9.A5" office:value-type="string">
            <text:p text:style-name="P111">36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0">PK / UUID</text:p>
          </table:table-cell>
          <table:table-cell table:style-name="表格9.A5" office:value-type="string">
            <text:p text:style-name="P120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SYS_ID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>Y</text:p>
          </table:table-cell>
          <table:table-cell table:style-name="表格9.A5" office:value-type="string">
            <text:p text:style-name="P118"/>
          </table:table-cell>
          <table:table-cell table:style-name="表格9.A5" office:value-type="string">
            <text:p text:style-name="P111">1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NAME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8"/>
          </table:table-cell>
          <table:table-cell table:style-name="表格9.A5" office:value-type="string">
            <text:p text:style-name="P111">10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HOST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20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CONTEXT_PATH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100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IS_LOCAL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1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76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111">ICON</text:p>
          </table:table-cell>
          <table:table-cell table:style-name="表格9.A13" office:value-type="string">
            <text:p text:style-name="P111">VARCHAR</text:p>
          </table:table-cell>
          <table:table-cell table:style-name="表格9.A13" office:value-type="string">
            <text:p text:style-name="P112"/>
          </table:table-cell>
          <table:table-cell table:style-name="表格9.A13" office:value-type="string">
            <text:p text:style-name="P112"/>
          </table:table-cell>
          <table:table-cell table:style-name="表格9.A13" office:value-type="string">
            <text:p text:style-name="P760"/>
          </table:table-cell>
          <table:table-cell table:style-name="表格9.A13" office:value-type="string">
            <text:p text:style-name="P120">20</text:p>
          </table:table-cell>
          <table:table-cell table:style-name="表格9.A13" office:value-type="string">
            <text:p text:style-name="P121"/>
          </table:table-cell>
          <table:table-cell table:style-name="表格9.A13" office:value-type="string">
            <text:p text:style-name="P186">tb_sys_icon.ICON_ID</text:p>
          </table:table-cell>
          <table:table-cell table:style-name="表格9.A13" office:value-type="string">
            <text:p text:style-name="P176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CUSERID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1">24</text:p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0">Create data user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CDATE</text:p>
          </table:table-cell>
          <table:table-cell table:style-name="表格9.A5" office:value-type="string">
            <text:p text:style-name="P111">DATETIME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1"/>
          </table:table-cell>
          <table:table-cell table:style-name="表格9.A5" office:value-type="string">
            <text:p text:style-name="P120">Create time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UUSERID</text:p>
          </table:table-cell>
          <table:table-cell table:style-name="表格9.A5" office:value-type="string">
            <text:p text:style-name="P111">VARCHAR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1">24</text:p>
          </table:table-cell>
          <table:table-cell table:style-name="表格9.A5" office:value-type="string">
            <text:p text:style-name="P120">null</text:p>
          </table:table-cell>
          <table:table-cell table:style-name="表格9.A5" office:value-type="string">
            <text:p text:style-name="P120">Update date user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111">UDATE</text:p>
          </table:table-cell>
          <table:table-cell table:style-name="表格9.A5" office:value-type="string">
            <text:p text:style-name="P111">DATETIME</text:p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12"/>
          </table:table-cell>
          <table:table-cell table:style-name="表格9.A5" office:value-type="string">
            <text:p text:style-name="P120">null</text:p>
          </table:table-cell>
          <table:table-cell table:style-name="表格9.A5" office:value-type="string">
            <text:p text:style-name="P120">Update time</text:p>
          </table:table-cell>
          <table:table-cell table:style-name="表格9.A5" office:value-type="string">
            <text:p text:style-name="P121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93042272172830" text:continue-numbering="true" text:style-name="WW8Num2">
        <text:list-item>
          <text:h text:style-name="P1465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82">Project</text:p>
          </table:table-cell>
          <table:table-cell table:style-name="表格10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82">Ver</text:p>
          </table:table-cell>
          <table:table-cell table:style-name="表格10.A1" office:value-type="string">
            <text:p text:style-name="P101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2">Maintain</text:p>
          </table:table-cell>
          <table:table-cell table:style-name="表格10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2">Date</text:p>
          </table:table-cell>
          <table:table-cell table:style-name="表格10.A2" office:value-type="string">
            <text:p text:style-name="P101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82">Table</text:p>
          </table:table-cell>
          <table:table-cell table:style-name="表格10.A2" table:number-columns-spanned="6" office:value-type="string">
            <text:p text:style-name="P166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82">DataBase</text:p>
          </table:table-cell>
          <table:table-cell table:style-name="表格10.A2" office:value-type="string">
            <text:p text:style-name="P101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82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0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81">Field</text:p>
          </table:table-cell>
          <table:table-cell table:style-name="表格10.A5" office:value-type="string">
            <text:p text:style-name="P81">Datatype</text:p>
          </table:table-cell>
          <table:table-cell table:style-name="表格10.A5" office:value-type="string">
            <text:p text:style-name="P81">PK</text:p>
          </table:table-cell>
          <table:table-cell table:style-name="表格10.A5" office:value-type="string">
            <text:p text:style-name="P81">UK</text:p>
          </table:table-cell>
          <table:table-cell table:style-name="表格10.A5" office:value-type="string">
            <text:p text:style-name="P81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81">Description</text:p>
          </table:table-cell>
          <table:table-cell table:style-name="表格10.A5" office:value-type="string">
            <text:p text:style-name="P81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OID</text:p>
          </table:table-cell>
          <table:table-cell table:style-name="表格10.A5" office:value-type="string">
            <text:p text:style-name="P111">CHAR</text:p>
          </table:table-cell>
          <table:table-cell table:style-name="表格10.A5" office:value-type="string">
            <text:p text:style-name="P111">Y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7"><text:s/></text:p>
          </table:table-cell>
          <table:table-cell table:style-name="表格10.A5" office:value-type="string">
            <text:p text:style-name="P111">36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0">PK / UUID</text:p>
          </table:table-cell>
          <table:table-cell table:style-name="表格10.A5" office:value-type="string">
            <text:p text:style-name="P120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ICON_ID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>Y</text:p>
          </table:table-cell>
          <table:table-cell table:style-name="表格10.A5" office:value-type="string">
            <text:p text:style-name="P118"/>
          </table:table-cell>
          <table:table-cell table:style-name="表格10.A5" office:value-type="string">
            <text:p text:style-name="P111">20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FILE_NAME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8"/>
          </table:table-cell>
          <table:table-cell table:style-name="表格10.A5" office:value-type="string">
            <text:p text:style-name="P111">200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CUSERID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1">24</text:p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0">Create data user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CDATE</text:p>
          </table:table-cell>
          <table:table-cell table:style-name="表格10.A5" office:value-type="string">
            <text:p text:style-name="P111">DATETIME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21"/>
          </table:table-cell>
          <table:table-cell table:style-name="表格10.A5" office:value-type="string">
            <text:p text:style-name="P120">Create time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UUSERID</text:p>
          </table:table-cell>
          <table:table-cell table:style-name="表格10.A5" office:value-type="string">
            <text:p text:style-name="P111">VARCHAR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1">24</text:p>
          </table:table-cell>
          <table:table-cell table:style-name="表格10.A5" office:value-type="string">
            <text:p text:style-name="P120">null</text:p>
          </table:table-cell>
          <table:table-cell table:style-name="表格10.A5" office:value-type="string">
            <text:p text:style-name="P120">Update date user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111">UDATE</text:p>
          </table:table-cell>
          <table:table-cell table:style-name="表格10.A5" office:value-type="string">
            <text:p text:style-name="P111">DATETIME</text:p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12"/>
          </table:table-cell>
          <table:table-cell table:style-name="表格10.A5" office:value-type="string">
            <text:p text:style-name="P120">null</text:p>
          </table:table-cell>
          <table:table-cell table:style-name="表格10.A5" office:value-type="string">
            <text:p text:style-name="P120">Update time</text:p>
          </table:table-cell>
          <table:table-cell table:style-name="表格10.A5" office:value-type="string">
            <text:p text:style-name="P121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042303178188" text:continue-numbering="true" text:style-name="WW8Num2">
        <text:list-item>
          <text:h text:style-name="P1465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82">Project</text:p>
          </table:table-cell>
          <table:table-cell table:style-name="表格11.A1" table:number-columns-spanned="6" office:value-type="string">
            <text:p text:style-name="P10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82">Ver</text:p>
          </table:table-cell>
          <table:table-cell table:style-name="表格11.A1" office:value-type="string">
            <text:p text:style-name="P101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2">Maintain</text:p>
          </table:table-cell>
          <table:table-cell table:style-name="表格11.A2" table:number-columns-spanned="6" office:value-type="string">
            <text:p text:style-name="P10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2">Date</text:p>
          </table:table-cell>
          <table:table-cell table:style-name="表格11.A2" office:value-type="string">
            <text:p text:style-name="P101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82">Table</text:p>
          </table:table-cell>
          <table:table-cell table:style-name="表格11.A2" table:number-columns-spanned="6" office:value-type="string">
            <text:p text:style-name="P166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82">DataBase</text:p>
          </table:table-cell>
          <table:table-cell table:style-name="表格11.A2" office:value-type="string">
            <text:p text:style-name="P101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82">Descript</text:p>
          </table:table-cell>
          <table:table-cell table:style-name="表格11.A4" table:number-columns-spanned="8" office:value-type="string">
            <text:p text:style-name="P156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81">Field</text:p>
          </table:table-cell>
          <table:table-cell table:style-name="表格11.A5" office:value-type="string">
            <text:p text:style-name="P81">Datatype</text:p>
          </table:table-cell>
          <table:table-cell table:style-name="表格11.A5" office:value-type="string">
            <text:p text:style-name="P81">PK</text:p>
          </table:table-cell>
          <table:table-cell table:style-name="表格11.A5" office:value-type="string">
            <text:p text:style-name="P81">UK</text:p>
          </table:table-cell>
          <table:table-cell table:style-name="表格11.A5" office:value-type="string">
            <text:p text:style-name="P81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81">Description</text:p>
          </table:table-cell>
          <table:table-cell table:style-name="表格11.A5" office:value-type="string">
            <text:p text:style-name="P81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OID</text:p>
          </table:table-cell>
          <table:table-cell table:style-name="表格11.A5" office:value-type="string">
            <text:p text:style-name="P189">CHAR</text:p>
          </table:table-cell>
          <table:table-cell table:style-name="表格11.A5" office:value-type="string">
            <text:p text:style-name="P189">Y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<text:s/></text:p>
          </table:table-cell>
          <table:table-cell table:style-name="表格11.A5" office:value-type="string">
            <text:p text:style-name="P189">36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6">PK / UUID</text:p>
          </table:table-cell>
          <table:table-cell table:style-name="表格11.A5" office:value-type="string">
            <text:p text:style-name="P19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PROG_ID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>Y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50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NAME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100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750"/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URL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762"/>
          </table:table-cell>
          <table:table-cell table:style-name="表格11.A5" office:value-type="string">
            <text:p text:style-name="P196">255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750"/>
          </table:table-cell>
          <table:table-cell table:style-name="表格11.A5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1">EDIT_<text:span text:style-name="T19">MODE</text:span></text:p>
          </table:table-cell>
          <table:table-cell table:style-name="表格11.A11" office:value-type="string">
            <text:p text:style-name="P192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241">1</text:p>
          </table:table-cell>
          <table:table-cell table:style-name="表格11.A11" office:value-type="string">
            <text:p text:style-name="P242">'N'</text:p>
          </table:table-cell>
          <table:table-cell table:style-name="表格11.A11" office:value-type="string">
            <text:p text:style-name="P613">Edit mode need <text:span text:style-name="T7">OID</text:span> <text:span text:style-name="T18">parameters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3">IS_DIALOG</text:p>
          </table:table-cell>
          <table:table-cell table:style-name="表格11.A11" office:value-type="string">
            <text:p text:style-name="P194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337">1</text:p>
          </table:table-cell>
          <table:table-cell table:style-name="表格11.A11" office:value-type="string">
            <text:p text:style-name="P338">'N'</text:p>
          </table:table-cell>
          <table:table-cell table:style-name="表格11.A11" office:value-type="string">
            <text:p text:style-name="P612">是否有<text:span text:style-name="T123">dialog模式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5">DIALOG_W</text:p>
          </table:table-cell>
          <table:table-cell table:style-name="表格11.A11" office:value-type="string">
            <text:p text:style-name="P195">INT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339">4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611">Dialog <text:span text:style-name="T30">寬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95">DIALOG_H</text:p>
          </table:table-cell>
          <table:table-cell table:style-name="表格11.A11" office:value-type="string">
            <text:p text:style-name="P195">INT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339">4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611">Dialog <text:span text:style-name="T30">高</text:span>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9">PROG_SYSTEM</text:p>
          </table:table-cell>
          <table:table-cell table:style-name="表格11.A11" office:value-type="string">
            <text:p text:style-name="P189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196">10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556">TB_SYS.SYS_ID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9">ITEM_TYPE</text:p>
          </table:table-cell>
          <table:table-cell table:style-name="表格11.A11" office:value-type="string">
            <text:p text:style-name="P189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196">10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557">FOLDER</text:p>
            <text:p text:style-name="P557">ITEM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89">ICON</text:p>
          </table:table-cell>
          <table:table-cell table:style-name="表格11.A11" office:value-type="string">
            <text:p text:style-name="P189">VARCHAR</text:p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190"/>
          </table:table-cell>
          <table:table-cell table:style-name="表格11.A11" office:value-type="string">
            <text:p text:style-name="P762"/>
          </table:table-cell>
          <table:table-cell table:style-name="表格11.A11" office:value-type="string">
            <text:p text:style-name="P196">20</text:p>
          </table:table-cell>
          <table:table-cell table:style-name="表格11.A11" office:value-type="string">
            <text:p text:style-name="P197"/>
          </table:table-cell>
          <table:table-cell table:style-name="表格11.A11" office:value-type="string">
            <text:p text:style-name="P556">TB_SYS_ICON.ICON_ID</text:p>
          </table:table-cell>
          <table:table-cell table:style-name="表格11.A11" office:value-type="string">
            <text:p text:style-name="P750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CUSERID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24</text:p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6">Create data user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CDATE</text:p>
          </table:table-cell>
          <table:table-cell table:style-name="表格11.A5" office:value-type="string">
            <text:p text:style-name="P189">DATETIME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7"/>
          </table:table-cell>
          <table:table-cell table:style-name="表格11.A5" office:value-type="string">
            <text:p text:style-name="P196">Create time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UUSERID</text:p>
          </table:table-cell>
          <table:table-cell table:style-name="表格11.A5" office:value-type="string">
            <text:p text:style-name="P189">VARCHAR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89">24</text:p>
          </table:table-cell>
          <table:table-cell table:style-name="表格11.A5" office:value-type="string">
            <text:p text:style-name="P196">null</text:p>
          </table:table-cell>
          <table:table-cell table:style-name="表格11.A5" office:value-type="string">
            <text:p text:style-name="P196">Update date user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89">UDATE</text:p>
          </table:table-cell>
          <table:table-cell table:style-name="表格11.A5" office:value-type="string">
            <text:p text:style-name="P189">DATETIME</text:p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0"/>
          </table:table-cell>
          <table:table-cell table:style-name="表格11.A5" office:value-type="string">
            <text:p text:style-name="P196">null</text:p>
          </table:table-cell>
          <table:table-cell table:style-name="表格11.A5" office:value-type="string">
            <text:p text:style-name="P196">Update time</text:p>
          </table:table-cell>
          <table:table-cell table:style-name="表格11.A5" office:value-type="string">
            <text:p text:style-name="P19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474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3042350156717" text:continue-numbering="true" text:style-name="WW8Num2">
        <text:list-item>
          <text:h text:style-name="P1475" text:outline-level="1"><text:bookmark-start text:name="__RefHeading__5102_2133359321"/><text:soft-page-break/><text:span text:style-name="T47">TB_SYS_</text:span><text:span text:style-name="T49">CALENDAR_NOTE</text:span><text:bookmark-end text:name="__RefHeading__5102_213335932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p text:style-name="P83">Project</text:p>
          </table:table-cell>
          <table:table-cell table:style-name="表格12.A1" table:number-columns-spanned="6" office:value-type="string">
            <text:p text:style-name="P10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p text:style-name="P83">Ver</text:p>
          </table:table-cell>
          <table:table-cell table:style-name="表格12.A1" office:value-type="string">
            <text:p text:style-name="P102">0.5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3">Maintain</text:p>
          </table:table-cell>
          <table:table-cell table:style-name="表格12.A2" table:number-columns-spanned="6" office:value-type="string">
            <text:p text:style-name="P10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3">Date</text:p>
          </table:table-cell>
          <table:table-cell table:style-name="表格12.A2" office:value-type="string">
            <text:p text:style-name="P102">2014/10/<text:span text:style-name="T23">15</text:span>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2" office:value-type="string">
            <text:p text:style-name="P83">Table</text:p>
          </table:table-cell>
          <table:table-cell table:style-name="表格12.A2" table:number-columns-spanned="6" office:value-type="string">
            <text:p text:style-name="P167">tb_sys_<text:span text:style-name="T22">calendar_no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p text:style-name="P83">DataBase</text:p>
          </table:table-cell>
          <table:table-cell table:style-name="表格12.A2" office:value-type="string">
            <text:p text:style-name="P102">bbcore</text:p>
          </table:table-cell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4" office:value-type="string">
            <text:p text:style-name="P83">Descript</text:p>
          </table:table-cell>
          <table:table-cell table:style-name="表格12.A4" table:number-columns-spanned="8" office:value-type="string">
            <text:p text:style-name="P157">使用者備忘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p text:style-name="P3"/>
          </table:table-cell>
          <table:table-cell table:style-name="表格12.K1" office:value-type="string">
            <text:p text:style-name="P3"/>
          </table:table-cell>
          <table:table-cell table:style-name="表格12.K1" office:value-type="string">
            <text:p text:style-name="P3"/>
          </table:table-cell>
        </table:table-row>
        <table:table-row table:style-name="表格12.1">
          <table:table-cell table:style-name="表格12.A5" table:number-columns-spanned="9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92">Field</text:p>
          </table:table-cell>
          <table:table-cell table:style-name="表格12.A5" office:value-type="string">
            <text:p text:style-name="P92">Datatype</text:p>
          </table:table-cell>
          <table:table-cell table:style-name="表格12.A5" office:value-type="string">
            <text:p text:style-name="P92">PK</text:p>
          </table:table-cell>
          <table:table-cell table:style-name="表格12.A5" office:value-type="string">
            <text:p text:style-name="P92">UK</text:p>
          </table:table-cell>
          <table:table-cell table:style-name="表格12.A5" office:value-type="string">
            <text:p text:style-name="P92">IDX</text:p>
          </table:table-cell>
          <table:table-cell table:style-name="表格12.A5" office:value-type="string">
            <text:p text:style-name="P751"><text:span text:style-name="T2">S</text:span><text:span text:style-name="T3">IZE</text:span></text:p>
          </table:table-cell>
          <table:table-cell table:style-name="表格12.A5" office:value-type="string">
            <text:p text:style-name="P751"><text:span text:style-name="T2">D</text:span><text:span text:style-name="T3">EF</text:span></text:p>
          </table:table-cell>
          <table:table-cell table:style-name="表格12.A5" office:value-type="string">
            <text:p text:style-name="P92">Description</text:p>
          </table:table-cell>
          <table:table-cell table:style-name="表格12.A5" office:value-type="string">
            <text:p text:style-name="P92">Remarks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OID</text:p>
          </table:table-cell>
          <table:table-cell table:style-name="表格12.A5" office:value-type="string">
            <text:p text:style-name="P245">CHAR</text:p>
          </table:table-cell>
          <table:table-cell table:style-name="表格12.A5" office:value-type="string">
            <text:p text:style-name="P245">Y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<text:s/></text:p>
          </table:table-cell>
          <table:table-cell table:style-name="表格12.A5" office:value-type="string">
            <text:p text:style-name="P245">36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PK / UUID</text:p>
          </table:table-cell>
          <table:table-cell table:style-name="表格12.A5" office:value-type="string">
            <text:p text:style-name="P245">Default java UUID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120">ACCOUNT</text:p>
          </table:table-cell>
          <table:table-cell table:style-name="表格12.A5" office:value-type="string">
            <text:p text:style-name="P120">VARCHAR</text:p>
          </table:table-cell>
          <table:table-cell table:style-name="表格12.A5" office:value-type="string">
            <text:p text:style-name="P121"/>
          </table:table-cell>
          <table:table-cell table:style-name="表格12.A5" office:value-type="string">
            <text:p text:style-name="P122">Y</text:p>
          </table:table-cell>
          <table:table-cell table:style-name="表格12.A5" office:value-type="string">
            <text:p text:style-name="P761"/>
          </table:table-cell>
          <table:table-cell table:style-name="表格12.A5" office:value-type="string">
            <text:p text:style-name="P120">24</text:p>
          </table:table-cell>
          <table:table-cell table:style-name="表格12.A5" office:value-type="string">
            <text:p text:style-name="P121"/>
          </table:table-cell>
          <table:table-cell table:style-name="表格12.A5" office:value-type="string">
            <text:p text:style-name="P120"/>
          </table:table-cell>
          <table:table-cell table:style-name="表格12.A5" office:value-type="string">
            <text:p text:style-name="P186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7">CALENDAR_ID</text:p>
          </table:table-cell>
          <table:table-cell table:style-name="表格12.A5" office:value-type="string">
            <text:p text:style-name="P125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6">Y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7">11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598">20141915001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58">TITLE</text:p>
          </table:table-cell>
          <table:table-cell table:style-name="表格12.A5" office:value-type="string">
            <text:p text:style-name="P129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763"/>
          </table:table-cell>
          <table:table-cell table:style-name="表格12.A5" office:value-type="string">
            <text:p text:style-name="P258">100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558"/>
          </table:table-cell>
          <table:table-cell table:style-name="表格12.A5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48">NOTE</text:p>
          </table:table-cell>
          <table:table-cell table:style-name="表格12.A11" office:value-type="string">
            <text:p text:style-name="P126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48"><text:span text:style-name="T24">1</text:span>0<text:span text:style-name="T24">0</text:span>0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558"/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1">DATE</text:p>
          </table:table-cell>
          <table:table-cell table:style-name="表格12.A11" office:value-type="string">
            <text:p text:style-name="P127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81">Y</text:p>
          </table:table-cell>
          <table:table-cell table:style-name="表格12.A11" office:value-type="string">
            <text:p text:style-name="P251">8</text:p>
          </table:table-cell>
          <table:table-cell table:style-name="表格12.A11" office:value-type="string">
            <text:p text:style-name="P243"/>
          </table:table-cell>
          <table:table-cell table:style-name="表格12.A11" office:value-type="string">
            <text:p text:style-name="P614">20141015</text:p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1">TIME</text:p>
          </table:table-cell>
          <table:table-cell table:style-name="表格12.A11" office:value-type="string">
            <text:p text:style-name="P127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56">9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599">1010-<text:span text:style-name="T25">1200</text:span></text:p>
          </table:table-cell>
          <table:table-cell table:style-name="表格12.A11" office:value-type="string">
            <text:p text:style-name="P617">10時10分至12時00分</text:p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3">ALERT</text:p>
          </table:table-cell>
          <table:table-cell table:style-name="表格12.A11" office:value-type="string">
            <text:p text:style-name="P128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53">1</text:p>
          </table:table-cell>
          <table:table-cell table:style-name="表格12.A11" office:value-type="string">
            <text:p text:style-name="P254">N</text:p>
          </table:table-cell>
          <table:table-cell table:style-name="表格12.A11" office:value-type="string">
            <text:p text:style-name="P599"/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11" office:value-type="string">
            <text:p text:style-name="P253">CONTACT</text:p>
          </table:table-cell>
          <table:table-cell table:style-name="表格12.A11" office:value-type="string">
            <text:p text:style-name="P128">VARCHAR</text:p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198"/>
          </table:table-cell>
          <table:table-cell table:style-name="表格12.A11" office:value-type="string">
            <text:p text:style-name="P763"/>
          </table:table-cell>
          <table:table-cell table:style-name="表格12.A11" office:value-type="string">
            <text:p text:style-name="P255">500</text:p>
          </table:table-cell>
          <table:table-cell table:style-name="表格12.A11" office:value-type="string">
            <text:p text:style-name="P254"/>
          </table:table-cell>
          <table:table-cell table:style-name="表格12.A11" office:value-type="string">
            <text:p text:style-name="P601">Email address</text:p>
          </table:table-cell>
          <table:table-cell table:style-name="表格12.A11" office:value-type="string">
            <text:p text:style-name="P55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CUSERID</text:p>
          </table:table-cell>
          <table:table-cell table:style-name="表格12.A5" office:value-type="string">
            <text:p text:style-name="P245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24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Create data user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CDATE</text:p>
          </table:table-cell>
          <table:table-cell table:style-name="表格12.A5" office:value-type="string">
            <text:p text:style-name="P245">DATETIME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Create time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UUSERID</text:p>
          </table:table-cell>
          <table:table-cell table:style-name="表格12.A5" office:value-type="string">
            <text:p text:style-name="P245">VARCHAR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24</text:p>
          </table:table-cell>
          <table:table-cell table:style-name="表格12.A5" office:value-type="string">
            <text:p text:style-name="P245">null</text:p>
          </table:table-cell>
          <table:table-cell table:style-name="表格12.A5" office:value-type="string">
            <text:p text:style-name="P245">Update date user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p text:style-name="P245">UDATE</text:p>
          </table:table-cell>
          <table:table-cell table:style-name="表格12.A5" office:value-type="string">
            <text:p text:style-name="P245">DATETIME</text:p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198"/>
          </table:table-cell>
          <table:table-cell table:style-name="表格12.A5" office:value-type="string">
            <text:p text:style-name="P245">null</text:p>
          </table:table-cell>
          <table:table-cell table:style-name="表格12.A5" office:value-type="string">
            <text:p text:style-name="P245">Update time</text:p>
          </table:table-cell>
          <table:table-cell table:style-name="表格12.A5" office:value-type="string">
            <text:p text:style-name="P198"/>
          </table:table-cell>
          <table:table-cell table:style-name="表格12.J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3042397167994" text:continue-numbering="true" text:style-name="WW8Num2">
        <text:list-item>
          <text:h text:style-name="P1466" text:outline-level="1"><text:bookmark-start text:name="__RefHeading__5592_1484496577"/><text:soft-page-break/>TB_SYS_<text:span text:style-name="T28">MSG_NOTICE</text:span><text:bookmark-end text:name="__RefHeading__5592_1484496577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p text:style-name="P84">Project</text:p>
          </table:table-cell>
          <table:table-cell table:style-name="表格13.A1" table:number-columns-spanned="6" office:value-type="string">
            <text:p text:style-name="P10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p text:style-name="P84">Ver</text:p>
          </table:table-cell>
          <table:table-cell table:style-name="表格13.A1" office:value-type="string">
            <text:p text:style-name="P103">0.5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4">Maintain</text:p>
          </table:table-cell>
          <table:table-cell table:style-name="表格13.A2" table:number-columns-spanned="6" office:value-type="string">
            <text:p text:style-name="P10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4">Date</text:p>
          </table:table-cell>
          <table:table-cell table:style-name="表格13.A2" office:value-type="string">
            <text:p text:style-name="P103">2014/10/<text:span text:style-name="T23">16</text:span>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2" office:value-type="string">
            <text:p text:style-name="P84">Table</text:p>
          </table:table-cell>
          <table:table-cell table:style-name="表格13.A2" table:number-columns-spanned="6" office:value-type="string">
            <text:p text:style-name="P168">tb_sys_<text:span text:style-name="T28">msg_noti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p text:style-name="P84">DataBase</text:p>
          </table:table-cell>
          <table:table-cell table:style-name="表格13.A2" office:value-type="string">
            <text:p text:style-name="P103">bbcore</text:p>
          </table:table-cell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4" office:value-type="string">
            <text:p text:style-name="P84">Descript</text:p>
          </table:table-cell>
          <table:table-cell table:style-name="表格13.A4" table:number-columns-spanned="8" office:value-type="string">
            <text:p text:style-name="P158">訊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p text:style-name="P4"/>
          </table:table-cell>
          <table:table-cell table:style-name="表格13.K1" office:value-type="string">
            <text:p text:style-name="P4"/>
          </table:table-cell>
          <table:table-cell table:style-name="表格13.K1" office:value-type="string">
            <text:p text:style-name="P4"/>
          </table:table-cell>
        </table:table-row>
        <table:table-row table:style-name="表格13.1">
          <table:table-cell table:style-name="表格13.A5" table:number-columns-spanned="9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93">Field</text:p>
          </table:table-cell>
          <table:table-cell table:style-name="表格13.A5" office:value-type="string">
            <text:p text:style-name="P93">Datatype</text:p>
          </table:table-cell>
          <table:table-cell table:style-name="表格13.A5" office:value-type="string">
            <text:p text:style-name="P93">PK</text:p>
          </table:table-cell>
          <table:table-cell table:style-name="表格13.A5" office:value-type="string">
            <text:p text:style-name="P93">UK</text:p>
          </table:table-cell>
          <table:table-cell table:style-name="表格13.A5" office:value-type="string">
            <text:p text:style-name="P93">IDX</text:p>
          </table:table-cell>
          <table:table-cell table:style-name="表格13.A5" office:value-type="string">
            <text:p text:style-name="P752"><text:span text:style-name="T2">S</text:span><text:span text:style-name="T3">IZE</text:span></text:p>
          </table:table-cell>
          <table:table-cell table:style-name="表格13.A5" office:value-type="string">
            <text:p text:style-name="P752"><text:span text:style-name="T2">D</text:span><text:span text:style-name="T3">EF</text:span></text:p>
          </table:table-cell>
          <table:table-cell table:style-name="表格13.A5" office:value-type="string">
            <text:p text:style-name="P93">Description</text:p>
          </table:table-cell>
          <table:table-cell table:style-name="表格13.A5" office:value-type="string">
            <text:p text:style-name="P93">Remarks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OID</text:p>
          </table:table-cell>
          <table:table-cell table:style-name="表格13.A5" office:value-type="string">
            <text:p text:style-name="P261">CHAR</text:p>
          </table:table-cell>
          <table:table-cell table:style-name="表格13.A5" office:value-type="string">
            <text:p text:style-name="P261">Y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<text:s/></text:p>
          </table:table-cell>
          <table:table-cell table:style-name="表格13.A5" office:value-type="string">
            <text:p text:style-name="P261">36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PK / UUID</text:p>
          </table:table-cell>
          <table:table-cell table:style-name="表格13.A5" office:value-type="string">
            <text:p text:style-name="P261">Default java UUID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4">NOTICE_ID</text:p>
          </table:table-cell>
          <table:table-cell table:style-name="表格13.A5" office:value-type="string">
            <text:p text:style-name="P131">VARCHAR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8">Y</text:p>
          </table:table-cell>
          <table:table-cell table:style-name="表格13.A5" office:value-type="string">
            <text:p text:style-name="P764"/>
          </table:table-cell>
          <table:table-cell table:style-name="表格13.A5" office:value-type="string">
            <text:p text:style-name="P264">1<text:span text:style-name="T27">3</text:span>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602">2014101600<text:span text:style-name="T27">00</text:span>1</text:p>
          </table:table-cell>
          <table:table-cell table:style-name="表格13.A5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99">MSG_ID</text:p>
          </table:table-cell>
          <table:table-cell table:style-name="表格13.A9" office:value-type="string">
            <text:p text:style-name="P14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300">Y</text:p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99">10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609">tb_sys_msg_notice_config.MSG_ID</text:p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9">TITL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59">100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559"/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62">MESSAG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49"><text:span text:style-name="T24">1</text:span>0<text:span text:style-name="T24">0</text:span>0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559"/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2">DAT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82">Y</text:p>
          </table:table-cell>
          <table:table-cell table:style-name="表格13.A9" office:value-type="string">
            <text:p text:style-name="P298">17</text:p>
          </table:table-cell>
          <table:table-cell table:style-name="表格13.A9" office:value-type="string">
            <text:p text:style-name="P244"/>
          </table:table-cell>
          <table:table-cell table:style-name="表格13.A9" office:value-type="string">
            <text:p text:style-name="P616">20141015-2014101<text:span text:style-name="T46">6</text:span></text:p>
          </table:table-cell>
          <table:table-cell table:style-name="表格13.A9" office:value-type="string">
            <text:p text:style-name="P55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52">TIME</text:p>
          </table:table-cell>
          <table:table-cell table:style-name="表格13.A9" office:value-type="string">
            <text:p text:style-name="P130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57">9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600">1010-<text:span text:style-name="T25">1200</text:span></text:p>
          </table:table-cell>
          <table:table-cell table:style-name="表格13.A9" office:value-type="string">
            <text:p text:style-name="P618">10時10分至12時00分</text:p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4">IS_GLOBAL</text:p>
          </table:table-cell>
          <table:table-cell table:style-name="表格13.A9" office:value-type="string">
            <text:p text:style-name="P132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74">1</text:p>
          </table:table-cell>
          <table:table-cell table:style-name="表格13.A9" office:value-type="string">
            <text:p text:style-name="P276">N</text:p>
          </table:table-cell>
          <table:table-cell table:style-name="表格13.A9" office:value-type="string">
            <text:p text:style-name="P615">是否大家的都看的到</text:p>
          </table:table-cell>
          <table:table-cell table:style-name="表格13.A9" office:value-type="string">
            <text:p text:style-name="P618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9" office:value-type="string">
            <text:p text:style-name="P275"><text:span text:style-name="T29">TO_</text:span>ACCOUNT</text:p>
          </table:table-cell>
          <table:table-cell table:style-name="表格13.A9" office:value-type="string">
            <text:p text:style-name="P133">VARCHAR</text:p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199"/>
          </table:table-cell>
          <table:table-cell table:style-name="表格13.A9" office:value-type="string">
            <text:p text:style-name="P764"/>
          </table:table-cell>
          <table:table-cell table:style-name="表格13.A9" office:value-type="string">
            <text:p text:style-name="P275">24</text:p>
          </table:table-cell>
          <table:table-cell table:style-name="表格13.A9" office:value-type="string">
            <text:p text:style-name="P200">*</text:p>
          </table:table-cell>
          <table:table-cell table:style-name="表格13.A9" office:value-type="string">
            <text:p text:style-name="P745">IS_GLOBAL<text:span text:style-name="T26">='Y' 時值為 *</text:span></text:p>
          </table:table-cell>
          <table:table-cell table:style-name="表格13.A9" office:value-type="string">
            <text:p text:style-name="P618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CUSERID</text:p>
          </table:table-cell>
          <table:table-cell table:style-name="表格13.A5" office:value-type="string">
            <text:p text:style-name="P261">VARCHAR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24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Create data user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CDATE</text:p>
          </table:table-cell>
          <table:table-cell table:style-name="表格13.A5" office:value-type="string">
            <text:p text:style-name="P261">DATETIME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Create time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UUSERID</text:p>
          </table:table-cell>
          <table:table-cell table:style-name="表格13.A5" office:value-type="string">
            <text:p text:style-name="P261">VARCHAR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24</text:p>
          </table:table-cell>
          <table:table-cell table:style-name="表格13.A5" office:value-type="string">
            <text:p text:style-name="P261">null</text:p>
          </table:table-cell>
          <table:table-cell table:style-name="表格13.A5" office:value-type="string">
            <text:p text:style-name="P261">Update date user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p text:style-name="P261">UDATE</text:p>
          </table:table-cell>
          <table:table-cell table:style-name="表格13.A5" office:value-type="string">
            <text:p text:style-name="P261">DATETIME</text:p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199"/>
          </table:table-cell>
          <table:table-cell table:style-name="表格13.A5" office:value-type="string">
            <text:p text:style-name="P261">null</text:p>
          </table:table-cell>
          <table:table-cell table:style-name="表格13.A5" office:value-type="string">
            <text:p text:style-name="P261">Update time</text:p>
          </table:table-cell>
          <table:table-cell table:style-name="表格13.A5" office:value-type="string">
            <text:p text:style-name="P199"/>
          </table:table-cell>
          <table:table-cell table:style-name="表格13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6"/>
      <text:p text:style-name="P16"/>
      <text:list xml:id="list93042443157491" text:continue-numbering="true" text:style-name="WW8Num2">
        <text:list-item>
          <text:h text:style-name="P1467" text:outline-level="1"><text:bookmark-start text:name="__RefHeading__6135_1224920703"/>TB_SYS_<text:span text:style-name="T28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85">Project</text:p>
          </table:table-cell>
          <table:table-cell table:style-name="表格14.A1" table:number-columns-spanned="6" office:value-type="string">
            <text:p text:style-name="P10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85">Ver</text:p>
          </table:table-cell>
          <table:table-cell table:style-name="表格14.A1" office:value-type="string">
            <text:p text:style-name="P104">0.5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5">Maintain</text:p>
          </table:table-cell>
          <table:table-cell table:style-name="表格14.A2" table:number-columns-spanned="6" office:value-type="string">
            <text:p text:style-name="P10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5">Date</text:p>
          </table:table-cell>
          <table:table-cell table:style-name="表格14.A2" office:value-type="string">
            <text:p text:style-name="P104">2014/10/<text:span text:style-name="T23">17</text:span>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2" office:value-type="string">
            <text:p text:style-name="P85">Table</text:p>
          </table:table-cell>
          <table:table-cell table:style-name="表格14.A2" table:number-columns-spanned="6" office:value-type="string">
            <text:p text:style-name="P169">tb_sys_<text:span text:style-name="T28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85">DataBase</text:p>
          </table:table-cell>
          <table:table-cell table:style-name="表格14.A2" office:value-type="string">
            <text:p text:style-name="P104">bbcore</text:p>
          </table:table-cell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4" office:value-type="string">
            <text:p text:style-name="P85">Descript</text:p>
          </table:table-cell>
          <table:table-cell table:style-name="表格14.A4" table:number-columns-spanned="8" office:value-type="string">
            <text:p text:style-name="P159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5"/>
          </table:table-cell>
          <table:table-cell table:style-name="表格14.K1" office:value-type="string">
            <text:p text:style-name="P5"/>
          </table:table-cell>
          <table:table-cell table:style-name="表格14.K1" office:value-type="string">
            <text:p text:style-name="P5"/>
          </table:table-cell>
        </table:table-row>
        <table:table-row table:style-name="表格14.1">
          <table:table-cell table:style-name="表格14.A5" table:number-columns-spanned="9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94">Field</text:p>
          </table:table-cell>
          <table:table-cell table:style-name="表格14.A5" office:value-type="string">
            <text:p text:style-name="P94">Datatype</text:p>
          </table:table-cell>
          <table:table-cell table:style-name="表格14.A5" office:value-type="string">
            <text:p text:style-name="P94">PK</text:p>
          </table:table-cell>
          <table:table-cell table:style-name="表格14.A5" office:value-type="string">
            <text:p text:style-name="P94">UK</text:p>
          </table:table-cell>
          <table:table-cell table:style-name="表格14.A5" office:value-type="string">
            <text:p text:style-name="P94">IDX</text:p>
          </table:table-cell>
          <table:table-cell table:style-name="表格14.A5" office:value-type="string">
            <text:p text:style-name="P753"><text:span text:style-name="T2">S</text:span><text:span text:style-name="T3">IZE</text:span></text:p>
          </table:table-cell>
          <table:table-cell table:style-name="表格14.A5" office:value-type="string">
            <text:p text:style-name="P753"><text:span text:style-name="T2">D</text:span><text:span text:style-name="T3">EF</text:span></text:p>
          </table:table-cell>
          <table:table-cell table:style-name="表格14.A5" office:value-type="string">
            <text:p text:style-name="P94">Description</text:p>
          </table:table-cell>
          <table:table-cell table:style-name="表格14.A5" office:value-type="string">
            <text:p text:style-name="P94">Remarks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OID</text:p>
          </table:table-cell>
          <table:table-cell table:style-name="表格14.A5" office:value-type="string">
            <text:p text:style-name="P277">CHAR</text:p>
          </table:table-cell>
          <table:table-cell table:style-name="表格14.A5" office:value-type="string">
            <text:p text:style-name="P277">Y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<text:s/></text:p>
          </table:table-cell>
          <table:table-cell table:style-name="表格14.A5" office:value-type="string">
            <text:p text:style-name="P277">36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PK / UUID</text:p>
          </table:table-cell>
          <table:table-cell table:style-name="表格14.A5" office:value-type="string">
            <text:p text:style-name="P277">Default java UUID</text:p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8">TEMPLATE_ID</text:p>
          </table:table-cell>
          <table:table-cell table:style-name="表格14.A5" office:value-type="string">
            <text:p text:style-name="P134">VARCHAR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69">Y</text:p>
          </table:table-cell>
          <table:table-cell table:style-name="表格14.A5" office:value-type="string">
            <text:p text:style-name="P765"/>
          </table:table-cell>
          <table:table-cell table:style-name="表格14.A5" office:value-type="string">
            <text:p text:style-name="P278">10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603"><text:span text:style-name="T30">如</text:span>TPLMSG0<text:span text:style-name="T36">0</text:span>01</text:p>
          </table:table-cell>
          <table:table-cell table:style-name="表格14.A5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0">TITLE</text:p>
          </table:table-cell>
          <table:table-cell table:style-name="表格14.A9" office:value-type="string">
            <text:p text:style-name="P134">VARCHAR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765"/>
          </table:table-cell>
          <table:table-cell table:style-name="表格14.A9" office:value-type="string">
            <text:p text:style-name="P260"><text:span text:style-name="T38">2</text:span>00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560"/>
          </table:table-cell>
          <table:table-cell table:style-name="表格14.A9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63">MESSAGE</text:p>
          </table:table-cell>
          <table:table-cell table:style-name="表格14.A9" office:value-type="string">
            <text:p text:style-name="P134">VARCHAR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765"/>
          </table:table-cell>
          <table:table-cell table:style-name="表格14.A9" office:value-type="string">
            <text:p text:style-name="P250"><text:span text:style-name="T37">4</text:span>0<text:span text:style-name="T24">0</text:span>0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560"/>
          </table:table-cell>
          <table:table-cell table:style-name="表格14.A9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86">DESCRIPTION</text:p>
          </table:table-cell>
          <table:table-cell table:style-name="表格14.A9" office:value-type="string">
            <text:p text:style-name="P137">VARCHAR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765"/>
          </table:table-cell>
          <table:table-cell table:style-name="表格14.A9" office:value-type="string">
            <text:p text:style-name="P286">200</text:p>
          </table:table-cell>
          <table:table-cell table:style-name="表格14.A9" office:value-type="string">
            <text:p text:style-name="P201"/>
          </table:table-cell>
          <table:table-cell table:style-name="表格14.A9" office:value-type="string">
            <text:p text:style-name="P560"/>
          </table:table-cell>
          <table:table-cell table:style-name="表格14.A9" office:value-type="string">
            <text:p text:style-name="P560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CUSERID</text:p>
          </table:table-cell>
          <table:table-cell table:style-name="表格14.A5" office:value-type="string">
            <text:p text:style-name="P277">VARCHAR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24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Create data user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CDATE</text:p>
          </table:table-cell>
          <table:table-cell table:style-name="表格14.A5" office:value-type="string">
            <text:p text:style-name="P277">DATETIME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Create time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UUSERID</text:p>
          </table:table-cell>
          <table:table-cell table:style-name="表格14.A5" office:value-type="string">
            <text:p text:style-name="P277">VARCHAR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24</text:p>
          </table:table-cell>
          <table:table-cell table:style-name="表格14.A5" office:value-type="string">
            <text:p text:style-name="P277">null</text:p>
          </table:table-cell>
          <table:table-cell table:style-name="表格14.A5" office:value-type="string">
            <text:p text:style-name="P277">Update date user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77">UDATE</text:p>
          </table:table-cell>
          <table:table-cell table:style-name="表格14.A5" office:value-type="string">
            <text:p text:style-name="P277">DATETIME</text:p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01"/>
          </table:table-cell>
          <table:table-cell table:style-name="表格14.A5" office:value-type="string">
            <text:p text:style-name="P277">null</text:p>
          </table:table-cell>
          <table:table-cell table:style-name="表格14.A5" office:value-type="string">
            <text:p text:style-name="P277">Update time</text:p>
          </table:table-cell>
          <table:table-cell table:style-name="表格14.A5" office:value-type="string">
            <text:p text:style-name="P201"/>
          </table:table-cell>
          <table:table-cell table:style-name="表格14.J5" table:number-columns-spanned="3" office:value-type="string">
            <text:p text:style-name="P5"/>
          </table:table-cell>
          <table:covered-table-cell/>
          <table:covered-table-cell/>
        </table:table-row>
      </table:table>
      <text:list xml:id="list93042475150426" text:continue-numbering="true" text:style-name="WW8Num2">
        <text:list-item>
          <text:h text:style-name="P1476" text:outline-level="1"><text:bookmark-start text:name="__RefHeading__6139_1224920703"/><text:soft-page-break/><text:span text:style-name="T47">TB_SYS_</text:span><text:span text:style-name="T48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86">Project</text:p>
          </table:table-cell>
          <table:table-cell table:style-name="表格15.A1" table:number-columns-spanned="6" office:value-type="string">
            <text:p text:style-name="P10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86">Ver</text:p>
          </table:table-cell>
          <table:table-cell table:style-name="表格15.A1" office:value-type="string">
            <text:p text:style-name="P105">0.5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6">Maintain</text:p>
          </table:table-cell>
          <table:table-cell table:style-name="表格15.A2" table:number-columns-spanned="6" office:value-type="string">
            <text:p text:style-name="P10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6">Date</text:p>
          </table:table-cell>
          <table:table-cell table:style-name="表格15.A2" office:value-type="string">
            <text:p text:style-name="P105">2014/10/<text:span text:style-name="T23">17</text:span>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2" office:value-type="string">
            <text:p text:style-name="P86">Table</text:p>
          </table:table-cell>
          <table:table-cell table:style-name="表格15.A2" table:number-columns-spanned="6" office:value-type="string">
            <text:p text:style-name="P170">tb_sys_<text:span text:style-name="T28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86">DataBase</text:p>
          </table:table-cell>
          <table:table-cell table:style-name="表格15.A2" office:value-type="string">
            <text:p text:style-name="P105">bbcore</text:p>
          </table:table-cell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4" office:value-type="string">
            <text:p text:style-name="P86">Descript</text:p>
          </table:table-cell>
          <table:table-cell table:style-name="表格15.A4" table:number-columns-spanned="8" office:value-type="string">
            <text:p text:style-name="P160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6"/>
          </table:table-cell>
          <table:table-cell table:style-name="表格15.K1" office:value-type="string">
            <text:p text:style-name="P6"/>
          </table:table-cell>
          <table:table-cell table:style-name="表格15.K1" office:value-type="string">
            <text:p text:style-name="P6"/>
          </table:table-cell>
        </table:table-row>
        <table:table-row table:style-name="表格15.1">
          <table:table-cell table:style-name="表格15.A5" table:number-columns-spanned="9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95">Field</text:p>
          </table:table-cell>
          <table:table-cell table:style-name="表格15.A5" office:value-type="string">
            <text:p text:style-name="P95">Datatype</text:p>
          </table:table-cell>
          <table:table-cell table:style-name="表格15.A5" office:value-type="string">
            <text:p text:style-name="P95">PK</text:p>
          </table:table-cell>
          <table:table-cell table:style-name="表格15.A5" office:value-type="string">
            <text:p text:style-name="P95">UK</text:p>
          </table:table-cell>
          <table:table-cell table:style-name="表格15.A5" office:value-type="string">
            <text:p text:style-name="P95">IDX</text:p>
          </table:table-cell>
          <table:table-cell table:style-name="表格15.A5" office:value-type="string">
            <text:p text:style-name="P754"><text:span text:style-name="T2">S</text:span><text:span text:style-name="T3">IZE</text:span></text:p>
          </table:table-cell>
          <table:table-cell table:style-name="表格15.A5" office:value-type="string">
            <text:p text:style-name="P754"><text:span text:style-name="T2">D</text:span><text:span text:style-name="T3">EF</text:span></text:p>
          </table:table-cell>
          <table:table-cell table:style-name="表格15.A5" office:value-type="string">
            <text:p text:style-name="P95">Description</text:p>
          </table:table-cell>
          <table:table-cell table:style-name="表格15.A5" office:value-type="string">
            <text:p text:style-name="P95">Remarks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OID</text:p>
          </table:table-cell>
          <table:table-cell table:style-name="表格15.A5" office:value-type="string">
            <text:p text:style-name="P280">CHAR</text:p>
          </table:table-cell>
          <table:table-cell table:style-name="表格15.A5" office:value-type="string">
            <text:p text:style-name="P280">Y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<text:s/></text:p>
          </table:table-cell>
          <table:table-cell table:style-name="表格15.A5" office:value-type="string">
            <text:p text:style-name="P280">36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PK / UUID</text:p>
          </table:table-cell>
          <table:table-cell table:style-name="表格15.A5" office:value-type="string">
            <text:p text:style-name="P280">Default java UUID</text:p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79">TEMPLATE_ID</text:p>
          </table:table-cell>
          <table:table-cell table:style-name="表格15.A5" office:value-type="string">
            <text:p text:style-name="P135">VARCHAR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70">Y</text:p>
          </table:table-cell>
          <table:table-cell table:style-name="表格15.A5" office:value-type="string">
            <text:p text:style-name="P766"/>
          </table:table-cell>
          <table:table-cell table:style-name="表格15.A5" office:value-type="string">
            <text:p text:style-name="P279">10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605">TB_SYS_TEMPLATE.TEMPLATE_ID</text:p>
          </table:table-cell>
          <table:table-cell table:style-name="表格15.A5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3">IS_TITLE</text:p>
          </table:table-cell>
          <table:table-cell table:style-name="表格15.A9" office:value-type="string">
            <text:p text:style-name="P136">VARCHAR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285">Y</text:p>
          </table:table-cell>
          <table:table-cell table:style-name="表格15.A9" office:value-type="string">
            <text:p text:style-name="P766"/>
          </table:table-cell>
          <table:table-cell table:style-name="表格15.A9" office:value-type="string">
            <text:p text:style-name="P283">1</text:p>
          </table:table-cell>
          <table:table-cell table:style-name="表格15.A9" office:value-type="string">
            <text:p text:style-name="P284">N</text:p>
          </table:table-cell>
          <table:table-cell table:style-name="表格15.A9" office:value-type="string">
            <text:p text:style-name="P619">是否為<text:span text:style-name="T39">title 或內文</text:span></text:p>
          </table:table-cell>
          <table:table-cell table:style-name="表格15.A9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2">TEMPLATE_VAR</text:p>
          </table:table-cell>
          <table:table-cell table:style-name="表格15.A9" office:value-type="string">
            <text:p text:style-name="P135">VARCHAR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281">Y</text:p>
          </table:table-cell>
          <table:table-cell table:style-name="表格15.A9" office:value-type="string">
            <text:p text:style-name="P766"/>
          </table:table-cell>
          <table:table-cell table:style-name="表格15.A9" office:value-type="string">
            <text:p text:style-name="P282">100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604">Template <text:span text:style-name="T30">的變數</text:span></text:p>
          </table:table-cell>
          <table:table-cell table:style-name="表格15.A9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82">OBJECT_VAR</text:p>
          </table:table-cell>
          <table:table-cell table:style-name="表格15.A9" office:value-type="string">
            <text:p text:style-name="P135">VARCHAR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766"/>
          </table:table-cell>
          <table:table-cell table:style-name="表格15.A9" office:value-type="string">
            <text:p text:style-name="P282">100</text:p>
          </table:table-cell>
          <table:table-cell table:style-name="表格15.A9" office:value-type="string">
            <text:p text:style-name="P202"/>
          </table:table-cell>
          <table:table-cell table:style-name="表格15.A9" office:value-type="string">
            <text:p text:style-name="P619">object 的變數</text:p>
          </table:table-cell>
          <table:table-cell table:style-name="表格15.A9" office:value-type="string">
            <text:p text:style-name="P561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CUSERID</text:p>
          </table:table-cell>
          <table:table-cell table:style-name="表格15.A5" office:value-type="string">
            <text:p text:style-name="P280">VARCHAR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24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Create data user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CDATE</text:p>
          </table:table-cell>
          <table:table-cell table:style-name="表格15.A5" office:value-type="string">
            <text:p text:style-name="P280">DATETIME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Create time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UUSERID</text:p>
          </table:table-cell>
          <table:table-cell table:style-name="表格15.A5" office:value-type="string">
            <text:p text:style-name="P280">VARCHAR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24</text:p>
          </table:table-cell>
          <table:table-cell table:style-name="表格15.A5" office:value-type="string">
            <text:p text:style-name="P280">null</text:p>
          </table:table-cell>
          <table:table-cell table:style-name="表格15.A5" office:value-type="string">
            <text:p text:style-name="P280">Update date user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80">UDATE</text:p>
          </table:table-cell>
          <table:table-cell table:style-name="表格15.A5" office:value-type="string">
            <text:p text:style-name="P280">DATETIME</text:p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02"/>
          </table:table-cell>
          <table:table-cell table:style-name="表格15.A5" office:value-type="string">
            <text:p text:style-name="P280">null</text:p>
          </table:table-cell>
          <table:table-cell table:style-name="表格15.A5" office:value-type="string">
            <text:p text:style-name="P280">Update time</text:p>
          </table:table-cell>
          <table:table-cell table:style-name="表格15.A5" office:value-type="string">
            <text:p text:style-name="P202"/>
          </table:table-cell>
          <table:table-cell table:style-name="表格15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8"/>
      <text:p text:style-name="P17"/>
      <text:p text:style-name="P17"/>
      <text:list xml:id="list93042506176731" text:continue-numbering="true" text:style-name="WW8Num2">
        <text:list-item>
          <text:h text:style-name="P1468" text:outline-level="1"><text:bookmark-start text:name="__RefHeading__6973_1507293065"/>TB_SYS_<text:span text:style-name="T28">MSG_NOTICE_CONFIG</text:span><text:bookmark-end text:name="__RefHeading__6973_1507293065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p text:style-name="P87">Project</text:p>
          </table:table-cell>
          <table:table-cell table:style-name="表格16.A1" table:number-columns-spanned="6" office:value-type="string">
            <text:p text:style-name="P10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p text:style-name="P87">Ver</text:p>
          </table:table-cell>
          <table:table-cell table:style-name="表格16.A1" office:value-type="string">
            <text:p text:style-name="P106">0.5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7">Maintain</text:p>
          </table:table-cell>
          <table:table-cell table:style-name="表格16.A2" table:number-columns-spanned="6" office:value-type="string">
            <text:p text:style-name="P10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7">Date</text:p>
          </table:table-cell>
          <table:table-cell table:style-name="表格16.A2" office:value-type="string">
            <text:p text:style-name="P106">2014/10/<text:span text:style-name="T23">18</text:span>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2" office:value-type="string">
            <text:p text:style-name="P87">Table</text:p>
          </table:table-cell>
          <table:table-cell table:style-name="表格16.A2" table:number-columns-spanned="6" office:value-type="string">
            <text:p text:style-name="P171">tb_sys_<text:span text:style-name="T28">msg_notice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p text:style-name="P87">DataBase</text:p>
          </table:table-cell>
          <table:table-cell table:style-name="表格16.A2" office:value-type="string">
            <text:p text:style-name="P106">bbcore</text:p>
          </table:table-cell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4" office:value-type="string">
            <text:p text:style-name="P87">Descript</text:p>
          </table:table-cell>
          <table:table-cell table:style-name="表格16.A4" table:number-columns-spanned="8" office:value-type="string">
            <text:p text:style-name="P161">提供<text:span text:style-name="T45">WebMessagePublishListener.java呼叫當前該使用哪組繼承BaseMessagePublishService.java的Impl service-class , 這組service-class主要是產生推堆訊息內容實作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p text:style-name="P7"/>
          </table:table-cell>
          <table:table-cell table:style-name="表格16.K1" office:value-type="string">
            <text:p text:style-name="P7"/>
          </table:table-cell>
          <table:table-cell table:style-name="表格16.K1" office:value-type="string">
            <text:p text:style-name="P7"/>
          </table:table-cell>
        </table:table-row>
        <table:table-row table:style-name="表格16.1">
          <table:table-cell table:style-name="表格16.A5" table:number-columns-spanned="9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96">Field</text:p>
          </table:table-cell>
          <table:table-cell table:style-name="表格16.A5" office:value-type="string">
            <text:p text:style-name="P96">Datatype</text:p>
          </table:table-cell>
          <table:table-cell table:style-name="表格16.A5" office:value-type="string">
            <text:p text:style-name="P96">PK</text:p>
          </table:table-cell>
          <table:table-cell table:style-name="表格16.A5" office:value-type="string">
            <text:p text:style-name="P96">UK</text:p>
          </table:table-cell>
          <table:table-cell table:style-name="表格16.A5" office:value-type="string">
            <text:p text:style-name="P96">IDX</text:p>
          </table:table-cell>
          <table:table-cell table:style-name="表格16.A5" office:value-type="string">
            <text:p text:style-name="P755"><text:span text:style-name="T2">S</text:span><text:span text:style-name="T3">IZE</text:span></text:p>
          </table:table-cell>
          <table:table-cell table:style-name="表格16.A5" office:value-type="string">
            <text:p text:style-name="P755"><text:span text:style-name="T2">D</text:span><text:span text:style-name="T3">EF</text:span></text:p>
          </table:table-cell>
          <table:table-cell table:style-name="表格16.A5" office:value-type="string">
            <text:p text:style-name="P96">Description</text:p>
          </table:table-cell>
          <table:table-cell table:style-name="表格16.A5" office:value-type="string">
            <text:p text:style-name="P96">Remarks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OID</text:p>
          </table:table-cell>
          <table:table-cell table:style-name="表格16.A5" office:value-type="string">
            <text:p text:style-name="P287">CHAR</text:p>
          </table:table-cell>
          <table:table-cell table:style-name="表格16.A5" office:value-type="string">
            <text:p text:style-name="P287">Y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<text:s/></text:p>
          </table:table-cell>
          <table:table-cell table:style-name="表格16.A5" office:value-type="string">
            <text:p text:style-name="P287">36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PK / UUID</text:p>
          </table:table-cell>
          <table:table-cell table:style-name="表格16.A5" office:value-type="string">
            <text:p text:style-name="P287">Default java UUID</text:p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65"><text:span text:style-name="T40">MSG</text:span>_ID</text:p>
          </table:table-cell>
          <table:table-cell table:style-name="表格16.A5" office:value-type="string">
            <text:p text:style-name="P138">VARCHAR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71">Y</text:p>
          </table:table-cell>
          <table:table-cell table:style-name="表格16.A5" office:value-type="string">
            <text:p text:style-name="P767"/>
          </table:table-cell>
          <table:table-cell table:style-name="表格16.A5" office:value-type="string">
            <text:p text:style-name="P265">1<text:span text:style-name="T40">0</text:span>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606"><text:span text:style-name="T30">如 </text:span>MSG001 </text:p>
          </table:table-cell>
          <table:table-cell table:style-name="表格16.A5" office:value-type="string">
            <text:p text:style-name="P562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9">SYSTEM</text:p>
          </table:table-cell>
          <table:table-cell table:style-name="表格16.A9" office:value-type="string">
            <text:p text:style-name="P139">VARCHAR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291"/>
          </table:table-cell>
          <table:table-cell table:style-name="表格16.A9" office:value-type="string">
            <text:p text:style-name="P767"/>
          </table:table-cell>
          <table:table-cell table:style-name="表格16.A9" office:value-type="string">
            <text:p text:style-name="P289">10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620">如 <text:span text:style-name="T41">CORE</text:span></text:p>
          </table:table-cell>
          <table:table-cell table:style-name="表格16.A9" office:value-type="string">
            <text:p text:style-name="P562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9" office:value-type="string">
            <text:p text:style-name="P288">CLASS_<text:span text:style-name="T42">NAME</text:span></text:p>
          </table:table-cell>
          <table:table-cell table:style-name="表格16.A9" office:value-type="string">
            <text:p text:style-name="P138">VARCHAR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767"/>
          </table:table-cell>
          <table:table-cell table:style-name="表格16.A9" office:value-type="string">
            <text:p text:style-name="P290">255</text:p>
          </table:table-cell>
          <table:table-cell table:style-name="表格16.A9" office:value-type="string">
            <text:p text:style-name="P203"/>
          </table:table-cell>
          <table:table-cell table:style-name="表格16.A9" office:value-type="string">
            <text:p text:style-name="P620">如 <text:span text:style-name="T40">com.test.SysMsgServiceImpl</text:span></text:p>
          </table:table-cell>
          <table:table-cell table:style-name="表格16.A9" office:value-type="string">
            <text:p text:style-name="P562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CUSERID</text:p>
          </table:table-cell>
          <table:table-cell table:style-name="表格16.A5" office:value-type="string">
            <text:p text:style-name="P287">VARCHAR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24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Create data user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CDATE</text:p>
          </table:table-cell>
          <table:table-cell table:style-name="表格16.A5" office:value-type="string">
            <text:p text:style-name="P287">DATETIME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Create time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UUSERID</text:p>
          </table:table-cell>
          <table:table-cell table:style-name="表格16.A5" office:value-type="string">
            <text:p text:style-name="P287">VARCHAR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24</text:p>
          </table:table-cell>
          <table:table-cell table:style-name="表格16.A5" office:value-type="string">
            <text:p text:style-name="P287">null</text:p>
          </table:table-cell>
          <table:table-cell table:style-name="表格16.A5" office:value-type="string">
            <text:p text:style-name="P287">Update date user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p text:style-name="P287">UDATE</text:p>
          </table:table-cell>
          <table:table-cell table:style-name="表格16.A5" office:value-type="string">
            <text:p text:style-name="P287">DATETIME</text:p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03"/>
          </table:table-cell>
          <table:table-cell table:style-name="表格16.A5" office:value-type="string">
            <text:p text:style-name="P287">null</text:p>
          </table:table-cell>
          <table:table-cell table:style-name="表格16.A5" office:value-type="string">
            <text:p text:style-name="P287">Update time</text:p>
          </table:table-cell>
          <table:table-cell table:style-name="表格16.A5" office:value-type="string">
            <text:p text:style-name="P203"/>
          </table:table-cell>
          <table:table-cell table:style-name="表格16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9"/>
      <text:p text:style-name="P19"/>
      <text:list xml:id="list93042537168549" text:continue-numbering="true" text:style-name="WW8Num2">
        <text:list-item>
          <text:h text:style-name="P1469" text:outline-level="1"><text:bookmark-start text:name="__RefHeading__7410_1829345708"/><text:soft-page-break/>TB_SYS_<text:span text:style-name="T104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88">Project</text:p>
          </table:table-cell>
          <table:table-cell table:style-name="表格17.A1" table:number-columns-spanned="6" office:value-type="string">
            <text:p text:style-name="P10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88">Ver</text:p>
          </table:table-cell>
          <table:table-cell table:style-name="表格17.A1" office:value-type="string">
            <text:p text:style-name="P107">0.5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8">Maintain</text:p>
          </table:table-cell>
          <table:table-cell table:style-name="表格17.A2" table:number-columns-spanned="6" office:value-type="string">
            <text:p text:style-name="P10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8">Date</text:p>
          </table:table-cell>
          <table:table-cell table:style-name="表格17.A2" office:value-type="string">
            <text:p text:style-name="P107">2014/10/<text:span text:style-name="T104">22</text:span>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2" office:value-type="string">
            <text:p text:style-name="P88">Table</text:p>
          </table:table-cell>
          <table:table-cell table:style-name="表格17.A2" table:number-columns-spanned="6" office:value-type="string">
            <text:p text:style-name="P172">tb_sys_<text:span text:style-name="T104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88">DataBase</text:p>
          </table:table-cell>
          <table:table-cell table:style-name="表格17.A2" office:value-type="string">
            <text:p text:style-name="P107">bbcore</text:p>
          </table:table-cell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4" office:value-type="string">
            <text:p text:style-name="P88">Descript</text:p>
          </table:table-cell>
          <table:table-cell table:style-name="表格17.A4" table:number-columns-spanned="8" office:value-type="string">
            <text:p text:style-name="P162">提供<text:span text:style-name="T104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8"/>
          </table:table-cell>
          <table:table-cell table:style-name="表格17.K1" office:value-type="string">
            <text:p text:style-name="P8"/>
          </table:table-cell>
          <table:table-cell table:style-name="表格17.K1" office:value-type="string">
            <text:p text:style-name="P8"/>
          </table:table-cell>
        </table:table-row>
        <table:table-row table:style-name="表格17.1">
          <table:table-cell table:style-name="表格17.A5" table:number-columns-spanned="9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97">Field</text:p>
          </table:table-cell>
          <table:table-cell table:style-name="表格17.A5" office:value-type="string">
            <text:p text:style-name="P97">Datatype</text:p>
          </table:table-cell>
          <table:table-cell table:style-name="表格17.A5" office:value-type="string">
            <text:p text:style-name="P97">PK</text:p>
          </table:table-cell>
          <table:table-cell table:style-name="表格17.A5" office:value-type="string">
            <text:p text:style-name="P97">UK</text:p>
          </table:table-cell>
          <table:table-cell table:style-name="表格17.A5" office:value-type="string">
            <text:p text:style-name="P97">IDX</text:p>
          </table:table-cell>
          <table:table-cell table:style-name="表格17.A5" office:value-type="string">
            <text:p text:style-name="P756"><text:span text:style-name="T2">S</text:span><text:span text:style-name="T3">IZE</text:span></text:p>
          </table:table-cell>
          <table:table-cell table:style-name="表格17.A5" office:value-type="string">
            <text:p text:style-name="P756"><text:span text:style-name="T2">D</text:span><text:span text:style-name="T3">EF</text:span></text:p>
          </table:table-cell>
          <table:table-cell table:style-name="表格17.A5" office:value-type="string">
            <text:p text:style-name="P97">Description</text:p>
          </table:table-cell>
          <table:table-cell table:style-name="表格17.A5" office:value-type="string">
            <text:p text:style-name="P97">Remarks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OID</text:p>
          </table:table-cell>
          <table:table-cell table:style-name="表格17.A5" office:value-type="string">
            <text:p text:style-name="P301">CHAR</text:p>
          </table:table-cell>
          <table:table-cell table:style-name="表格17.A5" office:value-type="string">
            <text:p text:style-name="P301">Y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<text:s/></text:p>
          </table:table-cell>
          <table:table-cell table:style-name="表格17.A5" office:value-type="string">
            <text:p text:style-name="P301">36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PK / UUID</text:p>
          </table:table-cell>
          <table:table-cell table:style-name="表格17.A5" office:value-type="string">
            <text:p text:style-name="P301">Default java UUID</text:p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66"><text:span text:style-name="T105">WS</text:span>_ID</text:p>
          </table:table-cell>
          <table:table-cell table:style-name="表格17.A5" office:value-type="string">
            <text:p text:style-name="P141">VARCHAR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72">Y</text:p>
          </table:table-cell>
          <table:table-cell table:style-name="表格17.A5" office:value-type="string">
            <text:p text:style-name="P768"/>
          </table:table-cell>
          <table:table-cell table:style-name="表格17.A5" office:value-type="string">
            <text:p text:style-name="P266">1<text:span text:style-name="T40">0</text:span>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607"><text:span text:style-name="T30">如 </text:span><text:span text:style-name="T31">WS001</text:span> </text:p>
          </table:table-cell>
          <table:table-cell table:style-name="表格17.A5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89">SYSTEM</text:p>
          </table:table-cell>
          <table:table-cell table:style-name="表格17.A9" office:value-type="string">
            <text:p text:style-name="P139">VARCHAR</text:p>
          </table:table-cell>
          <table:table-cell table:style-name="表格17.A9" office:value-type="string">
            <text:p text:style-name="P203"/>
          </table:table-cell>
          <table:table-cell table:style-name="表格17.A9" office:value-type="string">
            <text:p text:style-name="P291"/>
          </table:table-cell>
          <table:table-cell table:style-name="表格17.A9" office:value-type="string">
            <text:p text:style-name="P767"/>
          </table:table-cell>
          <table:table-cell table:style-name="表格17.A9" office:value-type="string">
            <text:p text:style-name="P289">10</text:p>
          </table:table-cell>
          <table:table-cell table:style-name="表格17.A9" office:value-type="string">
            <text:p text:style-name="P203"/>
          </table:table-cell>
          <table:table-cell table:style-name="表格17.A9" office:value-type="string">
            <text:p text:style-name="P620">如 <text:span text:style-name="T41">CORE</text:span></text:p>
          </table:table-cell>
          <table:table-cell table:style-name="表格17.A9" office:value-type="string">
            <text:p text:style-name="P562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2">TYPE</text:p>
          </table:table-cell>
          <table:table-cell table:style-name="表格17.A9" office:value-type="string">
            <text:p text:style-name="P142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92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2">4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31">SOAP, REST</text:p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2">BEAN_ID</text:p>
          </table:table-cell>
          <table:table-cell table:style-name="表格17.A9" office:value-type="string">
            <text:p text:style-name="P142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2">255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31">Spring bean id</text:p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2">PUBLISH_ADDRESS</text:p>
          </table:table-cell>
          <table:table-cell table:style-name="表格17.A9" office:value-type="string">
            <text:p text:style-name="P142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2">255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21">只有 <text:span text:style-name="T105">TYPE = 'SOAP' 才需要</text:span></text:p>
            <text:p text:style-name="P621">如: /<text:span text:style-name="T106">hello</text:span></text:p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303">DESCRIPTION</text:p>
          </table:table-cell>
          <table:table-cell table:style-name="表格17.A9" office:value-type="string">
            <text:p text:style-name="P143">VARCHAR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768"/>
          </table:table-cell>
          <table:table-cell table:style-name="表格17.A9" office:value-type="string">
            <text:p text:style-name="P303">500</text:p>
          </table:table-cell>
          <table:table-cell table:style-name="表格17.A9" office:value-type="string">
            <text:p text:style-name="P204"/>
          </table:table-cell>
          <table:table-cell table:style-name="表格17.A9" office:value-type="string">
            <text:p text:style-name="P621"/>
          </table:table-cell>
          <table:table-cell table:style-name="表格17.A9" office:value-type="string">
            <text:p text:style-name="P563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CUSERID</text:p>
          </table:table-cell>
          <table:table-cell table:style-name="表格17.A5" office:value-type="string">
            <text:p text:style-name="P301">VARCHAR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24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Create data user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CDATE</text:p>
          </table:table-cell>
          <table:table-cell table:style-name="表格17.A5" office:value-type="string">
            <text:p text:style-name="P301">DATETIME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Create time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UUSERID</text:p>
          </table:table-cell>
          <table:table-cell table:style-name="表格17.A5" office:value-type="string">
            <text:p text:style-name="P301">VARCHAR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24</text:p>
          </table:table-cell>
          <table:table-cell table:style-name="表格17.A5" office:value-type="string">
            <text:p text:style-name="P301">null</text:p>
          </table:table-cell>
          <table:table-cell table:style-name="表格17.A5" office:value-type="string">
            <text:p text:style-name="P301">Update date user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301">UDATE</text:p>
          </table:table-cell>
          <table:table-cell table:style-name="表格17.A5" office:value-type="string">
            <text:p text:style-name="P301">DATETIME</text:p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204"/>
          </table:table-cell>
          <table:table-cell table:style-name="表格17.A5" office:value-type="string">
            <text:p text:style-name="P301">null</text:p>
          </table:table-cell>
          <table:table-cell table:style-name="表格17.A5" office:value-type="string">
            <text:p text:style-name="P301">Update time</text:p>
          </table:table-cell>
          <table:table-cell table:style-name="表格17.A5" office:value-type="string">
            <text:p text:style-name="P204"/>
          </table:table-cell>
          <table:table-cell table:style-name="表格17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20"/>
      <text:p text:style-name="P20"/>
      <text:list xml:id="list93042584165072" text:continue-numbering="true" text:style-name="WW8Num2">
        <text:list-item>
          <text:h text:style-name="P1477" text:outline-level="1"><text:bookmark-start text:name="__RefHeading__7894_832783559"/><text:span text:style-name="T47">TB_SYS_</text:span><text:span text:style-name="T50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89">Project</text:p>
          </table:table-cell>
          <table:table-cell table:style-name="表格18.A1" table:number-columns-spanned="6" office:value-type="string">
            <text:p text:style-name="P10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89">Ver</text:p>
          </table:table-cell>
          <table:table-cell table:style-name="表格18.A1" office:value-type="string">
            <text:p text:style-name="P108">0.5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9">Maintain</text:p>
          </table:table-cell>
          <table:table-cell table:style-name="表格18.A2" table:number-columns-spanned="6" office:value-type="string">
            <text:p text:style-name="P10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9">Date</text:p>
          </table:table-cell>
          <table:table-cell table:style-name="表格18.A2" office:value-type="string">
            <text:p text:style-name="P108">2014/10/<text:span text:style-name="T104">23</text:span>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2" office:value-type="string">
            <text:p text:style-name="P89">Table</text:p>
          </table:table-cell>
          <table:table-cell table:style-name="表格18.A2" table:number-columns-spanned="6" office:value-type="string">
            <text:p text:style-name="P173">tb_sys_<text:span text:style-name="T109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89">DataBase</text:p>
          </table:table-cell>
          <table:table-cell table:style-name="表格18.A2" office:value-type="string">
            <text:p text:style-name="P108">bbcore</text:p>
          </table:table-cell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4" office:value-type="string">
            <text:p text:style-name="P89">Descript</text:p>
          </table:table-cell>
          <table:table-cell table:style-name="表格18.A4" table:number-columns-spanned="8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9"/>
          </table:table-cell>
          <table:table-cell table:style-name="表格18.K1" office:value-type="string">
            <text:p text:style-name="P9"/>
          </table:table-cell>
          <table:table-cell table:style-name="表格18.K1" office:value-type="string">
            <text:p text:style-name="P9"/>
          </table:table-cell>
        </table:table-row>
        <table:table-row table:style-name="表格18.1">
          <table:table-cell table:style-name="表格18.A5" table:number-columns-spanned="9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98">Field</text:p>
          </table:table-cell>
          <table:table-cell table:style-name="表格18.A5" office:value-type="string">
            <text:p text:style-name="P98">Datatype</text:p>
          </table:table-cell>
          <table:table-cell table:style-name="表格18.A5" office:value-type="string">
            <text:p text:style-name="P98">PK</text:p>
          </table:table-cell>
          <table:table-cell table:style-name="表格18.A5" office:value-type="string">
            <text:p text:style-name="P98">UK</text:p>
          </table:table-cell>
          <table:table-cell table:style-name="表格18.A5" office:value-type="string">
            <text:p text:style-name="P98">IDX</text:p>
          </table:table-cell>
          <table:table-cell table:style-name="表格18.A5" office:value-type="string">
            <text:p text:style-name="P757"><text:span text:style-name="T2">S</text:span><text:span text:style-name="T3">IZE</text:span></text:p>
          </table:table-cell>
          <table:table-cell table:style-name="表格18.A5" office:value-type="string">
            <text:p text:style-name="P757"><text:span text:style-name="T2">D</text:span><text:span text:style-name="T3">EF</text:span></text:p>
          </table:table-cell>
          <table:table-cell table:style-name="表格18.A5" office:value-type="string">
            <text:p text:style-name="P98">Description</text:p>
          </table:table-cell>
          <table:table-cell table:style-name="表格18.A5" office:value-type="string">
            <text:p text:style-name="P98">Remarks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OID</text:p>
          </table:table-cell>
          <table:table-cell table:style-name="表格18.A5" office:value-type="string">
            <text:p text:style-name="P304">CHAR</text:p>
          </table:table-cell>
          <table:table-cell table:style-name="表格18.A5" office:value-type="string">
            <text:p text:style-name="P304">Y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<text:s/></text:p>
          </table:table-cell>
          <table:table-cell table:style-name="表格18.A5" office:value-type="string">
            <text:p text:style-name="P304">36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PK / UUID</text:p>
          </table:table-cell>
          <table:table-cell table:style-name="表格18.A5" office:value-type="string">
            <text:p text:style-name="P304">Default java UUID</text:p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67"><text:span text:style-name="T110">EXPR</text:span>_ID</text:p>
          </table:table-cell>
          <table:table-cell table:style-name="表格18.A5" office:value-type="string">
            <text:p text:style-name="P144">VARCHAR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73">Y</text:p>
          </table:table-cell>
          <table:table-cell table:style-name="表格18.A5" office:value-type="string">
            <text:p text:style-name="P769"/>
          </table:table-cell>
          <table:table-cell table:style-name="表格18.A5" office:value-type="string">
            <text:p text:style-name="P305">20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608"><text:span text:style-name="T30">如 </text:span><text:span text:style-name="T34">EXPR0001</text:span></text:p>
          </table:table-cell>
          <table:table-cell table:style-name="表格18.A5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7">TYPE</text:p>
          </table:table-cell>
          <table:table-cell table:style-name="表格18.A9" office:value-type="string">
            <text:p text:style-name="P147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93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9">1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33">PYTHON , GROOVY, BSH</text:p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5">NAME</text:p>
          </table:table-cell>
          <table:table-cell table:style-name="表格18.A9" office:value-type="string">
            <text:p text:style-name="P145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93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5">10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22"/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5">CONTENT</text:p>
          </table:table-cell>
          <table:table-cell table:style-name="表格18.A9" office:value-type="string">
            <text:p text:style-name="P145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93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5">800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32"/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306">DESCRIPTION</text:p>
          </table:table-cell>
          <table:table-cell table:style-name="表格18.A9" office:value-type="string">
            <text:p text:style-name="P146">VARCHAR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769"/>
          </table:table-cell>
          <table:table-cell table:style-name="表格18.A9" office:value-type="string">
            <text:p text:style-name="P306">500</text:p>
          </table:table-cell>
          <table:table-cell table:style-name="表格18.A9" office:value-type="string">
            <text:p text:style-name="P205"/>
          </table:table-cell>
          <table:table-cell table:style-name="表格18.A9" office:value-type="string">
            <text:p text:style-name="P632"/>
          </table:table-cell>
          <table:table-cell table:style-name="表格18.A9" office:value-type="string">
            <text:p text:style-name="P564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CUSERID</text:p>
          </table:table-cell>
          <table:table-cell table:style-name="表格18.A5" office:value-type="string">
            <text:p text:style-name="P304">VARCHAR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24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Create data user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CDATE</text:p>
          </table:table-cell>
          <table:table-cell table:style-name="表格18.A5" office:value-type="string">
            <text:p text:style-name="P304">DATETIME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Create time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UUSERID</text:p>
          </table:table-cell>
          <table:table-cell table:style-name="表格18.A5" office:value-type="string">
            <text:p text:style-name="P304">VARCHAR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24</text:p>
          </table:table-cell>
          <table:table-cell table:style-name="表格18.A5" office:value-type="string">
            <text:p text:style-name="P304">null</text:p>
          </table:table-cell>
          <table:table-cell table:style-name="表格18.A5" office:value-type="string">
            <text:p text:style-name="P304">Update date user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304">UDATE</text:p>
          </table:table-cell>
          <table:table-cell table:style-name="表格18.A5" office:value-type="string">
            <text:p text:style-name="P304">DATETIME</text:p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205"/>
          </table:table-cell>
          <table:table-cell table:style-name="表格18.A5" office:value-type="string">
            <text:p text:style-name="P304">null</text:p>
          </table:table-cell>
          <table:table-cell table:style-name="表格18.A5" office:value-type="string">
            <text:p text:style-name="P304">Update time</text:p>
          </table:table-cell>
          <table:table-cell table:style-name="表格18.A5" office:value-type="string">
            <text:p text:style-name="P205"/>
          </table:table-cell>
          <table:table-cell table:style-name="表格18.J5" table:number-columns-spanned="3" office:value-type="string">
            <text:p text:style-name="P9"/>
          </table:table-cell>
          <table:covered-table-cell/>
          <table:covered-table-cell/>
        </table:table-row>
      </table:table>
      <text:p text:style-name="P21"/>
      <text:list xml:id="list93042615182181" text:continue-numbering="true" text:style-name="WW8Num2">
        <text:list-item>
          <text:h text:style-name="P1478" text:outline-level="1"><text:bookmark-start text:name="__RefHeading__8355_722345540"/><text:soft-page-break/><text:span text:style-name="T47">TB_SYS_</text:span><text:span text:style-name="T53">BEAN</text:span><text:span text:style-name="T51">_</text:span><text:span text:style-name="T52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90">Project</text:p>
          </table:table-cell>
          <table:table-cell table:style-name="表格19.A1" table:number-columns-spanned="6" office:value-type="string">
            <text:p text:style-name="P10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90">Ver</text:p>
          </table:table-cell>
          <table:table-cell table:style-name="表格19.A1" office:value-type="string">
            <text:p text:style-name="P109">0.5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0">Maintain</text:p>
          </table:table-cell>
          <table:table-cell table:style-name="表格19.A2" table:number-columns-spanned="6" office:value-type="string">
            <text:p text:style-name="P10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0">Date</text:p>
          </table:table-cell>
          <table:table-cell table:style-name="表格19.A2" office:value-type="string">
            <text:p text:style-name="P109">2014/10/<text:span text:style-name="T104">24</text:span>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2" office:value-type="string">
            <text:p text:style-name="P90">Table</text:p>
          </table:table-cell>
          <table:table-cell table:style-name="表格19.A2" table:number-columns-spanned="6" office:value-type="string">
            <text:p text:style-name="P174">tb_sys_<text:span text:style-name="T111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90">DataBase</text:p>
          </table:table-cell>
          <table:table-cell table:style-name="表格19.A2" office:value-type="string">
            <text:p text:style-name="P109">bbcore</text:p>
          </table:table-cell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4" office:value-type="string">
            <text:p text:style-name="P90">Descript</text:p>
          </table:table-cell>
          <table:table-cell table:style-name="表格19.A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10"/>
          </table:table-cell>
          <table:table-cell table:style-name="表格19.K1" office:value-type="string">
            <text:p text:style-name="P10"/>
          </table:table-cell>
          <table:table-cell table:style-name="表格19.K1" office:value-type="string">
            <text:p text:style-name="P10"/>
          </table:table-cell>
        </table:table-row>
        <table:table-row table:style-name="表格19.1">
          <table:table-cell table:style-name="表格19.A5" table:number-columns-spanned="9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99">Field</text:p>
          </table:table-cell>
          <table:table-cell table:style-name="表格19.A5" office:value-type="string">
            <text:p text:style-name="P99">Datatype</text:p>
          </table:table-cell>
          <table:table-cell table:style-name="表格19.A5" office:value-type="string">
            <text:p text:style-name="P99">PK</text:p>
          </table:table-cell>
          <table:table-cell table:style-name="表格19.A5" office:value-type="string">
            <text:p text:style-name="P99">UK</text:p>
          </table:table-cell>
          <table:table-cell table:style-name="表格19.A5" office:value-type="string">
            <text:p text:style-name="P99">IDX</text:p>
          </table:table-cell>
          <table:table-cell table:style-name="表格19.A5" office:value-type="string">
            <text:p text:style-name="P758"><text:span text:style-name="T2">S</text:span><text:span text:style-name="T3">IZE</text:span></text:p>
          </table:table-cell>
          <table:table-cell table:style-name="表格19.A5" office:value-type="string">
            <text:p text:style-name="P758"><text:span text:style-name="T2">D</text:span><text:span text:style-name="T3">EF</text:span></text:p>
          </table:table-cell>
          <table:table-cell table:style-name="表格19.A5" office:value-type="string">
            <text:p text:style-name="P99">Description</text:p>
          </table:table-cell>
          <table:table-cell table:style-name="表格19.A5" office:value-type="string">
            <text:p text:style-name="P99">Remarks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OID</text:p>
          </table:table-cell>
          <table:table-cell table:style-name="表格19.A5" office:value-type="string">
            <text:p text:style-name="P311">CHAR</text:p>
          </table:table-cell>
          <table:table-cell table:style-name="表格19.A5" office:value-type="string">
            <text:p text:style-name="P311">Y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<text:s/></text:p>
          </table:table-cell>
          <table:table-cell table:style-name="表格19.A5" office:value-type="string">
            <text:p text:style-name="P311">36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PK / UUID</text:p>
          </table:table-cell>
          <table:table-cell table:style-name="表格19.A5" office:value-type="string">
            <text:p text:style-name="P311">Default java UUID</text:p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2">BEAN_ID</text:p>
          </table:table-cell>
          <table:table-cell table:style-name="表格19.A5" office:value-type="string">
            <text:p text:style-name="P148">VARCHAR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3">Y</text:p>
          </table:table-cell>
          <table:table-cell table:style-name="表格19.A5" office:value-type="string">
            <text:p text:style-name="P770"/>
          </table:table-cell>
          <table:table-cell table:style-name="表格19.A5" office:value-type="string">
            <text:p text:style-name="P312">255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648"/>
          </table:table-cell>
          <table:table-cell table:style-name="表格19.A5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12">METHOD</text:p>
          </table:table-cell>
          <table:table-cell table:style-name="表格19.A9" office:value-type="string">
            <text:p text:style-name="P148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313">Y</text:p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12">100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34"/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32">SYSTEM</text:p>
          </table:table-cell>
          <table:table-cell table:style-name="表格19.A9" office:value-type="string">
            <text:p text:style-name="P152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333">Y</text:p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32">10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40">TB_SYS.SYS_ID</text:p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12">ENABLE_FLAG</text:p>
          </table:table-cell>
          <table:table-cell table:style-name="表格19.A9" office:value-type="string">
            <text:p text:style-name="P148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294"/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12">1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38">Y / N</text:p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334">DESCRIPTION</text:p>
          </table:table-cell>
          <table:table-cell table:style-name="表格19.A9" office:value-type="string">
            <text:p text:style-name="P153">VARCHAR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294"/>
          </table:table-cell>
          <table:table-cell table:style-name="表格19.A9" office:value-type="string">
            <text:p text:style-name="P770"/>
          </table:table-cell>
          <table:table-cell table:style-name="表格19.A9" office:value-type="string">
            <text:p text:style-name="P334">500</text:p>
          </table:table-cell>
          <table:table-cell table:style-name="表格19.A9" office:value-type="string">
            <text:p text:style-name="P206"/>
          </table:table-cell>
          <table:table-cell table:style-name="表格19.A9" office:value-type="string">
            <text:p text:style-name="P638"/>
          </table:table-cell>
          <table:table-cell table:style-name="表格19.A9" office:value-type="string">
            <text:p text:style-name="P565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CUSERID</text:p>
          </table:table-cell>
          <table:table-cell table:style-name="表格19.A5" office:value-type="string">
            <text:p text:style-name="P311">VARCHAR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24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Create data user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CDATE</text:p>
          </table:table-cell>
          <table:table-cell table:style-name="表格19.A5" office:value-type="string">
            <text:p text:style-name="P311">DATETIME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Create time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UUSERID</text:p>
          </table:table-cell>
          <table:table-cell table:style-name="表格19.A5" office:value-type="string">
            <text:p text:style-name="P311">VARCHAR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24</text:p>
          </table:table-cell>
          <table:table-cell table:style-name="表格19.A5" office:value-type="string">
            <text:p text:style-name="P311">null</text:p>
          </table:table-cell>
          <table:table-cell table:style-name="表格19.A5" office:value-type="string">
            <text:p text:style-name="P311">Update date user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311">UDATE</text:p>
          </table:table-cell>
          <table:table-cell table:style-name="表格19.A5" office:value-type="string">
            <text:p text:style-name="P311">DATETIME</text:p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206"/>
          </table:table-cell>
          <table:table-cell table:style-name="表格19.A5" office:value-type="string">
            <text:p text:style-name="P311">null</text:p>
          </table:table-cell>
          <table:table-cell table:style-name="表格19.A5" office:value-type="string">
            <text:p text:style-name="P311">Update time</text:p>
          </table:table-cell>
          <table:table-cell table:style-name="表格19.A5" office:value-type="string">
            <text:p text:style-name="P206"/>
          </table:table-cell>
          <table:table-cell table:style-name="表格19.J5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/>
      <text:p text:style-name="P22"/>
      <text:list xml:id="list93042662162774" text:continue-numbering="true" text:style-name="WW8Num2">
        <text:list-item>
          <text:h text:style-name="P1479" text:outline-level="1"><text:bookmark-start text:name="__RefHeading__8357_722345540"/><text:span text:style-name="T47">TB_SYS_</text:span><text:span text:style-name="T53">BEAN</text:span><text:span text:style-name="T51">_</text:span><text:span text:style-name="T52">HELP_</text:span><text:span text:style-name="T54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91">Project</text:p>
          </table:table-cell>
          <table:table-cell table:style-name="表格20.A1" table:number-columns-spanned="6" office:value-type="string">
            <text:p text:style-name="P11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91">Ver</text:p>
          </table:table-cell>
          <table:table-cell table:style-name="表格20.A1" office:value-type="string">
            <text:p text:style-name="P110">0.5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1">Maintain</text:p>
          </table:table-cell>
          <table:table-cell table:style-name="表格20.A2" table:number-columns-spanned="6" office:value-type="string">
            <text:p text:style-name="P11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1">Date</text:p>
          </table:table-cell>
          <table:table-cell table:style-name="表格20.A2" office:value-type="string">
            <text:p text:style-name="P110">2014/10/<text:span text:style-name="T104">24</text:span>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2" office:value-type="string">
            <text:p text:style-name="P91">Table</text:p>
          </table:table-cell>
          <table:table-cell table:style-name="表格20.A2" table:number-columns-spanned="6" office:value-type="string">
            <text:p text:style-name="P175">tb_sys_<text:span text:style-name="T111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91">DataBase</text:p>
          </table:table-cell>
          <table:table-cell table:style-name="表格20.A2" office:value-type="string">
            <text:p text:style-name="P110">bbcore</text:p>
          </table:table-cell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4" office:value-type="string">
            <text:p text:style-name="P91">Descript</text:p>
          </table:table-cell>
          <table:table-cell table:style-name="表格20.A4" table:number-columns-spanned="8" office:value-type="string">
            <text:p text:style-name="P1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11"/>
          </table:table-cell>
          <table:table-cell table:style-name="表格20.K1" office:value-type="string">
            <text:p text:style-name="P11"/>
          </table:table-cell>
          <table:table-cell table:style-name="表格20.K1" office:value-type="string">
            <text:p text:style-name="P11"/>
          </table:table-cell>
        </table:table-row>
        <table:table-row table:style-name="表格20.1">
          <table:table-cell table:style-name="表格20.A5" table:number-columns-spanned="9" office:value-type="string">
            <text:p text:style-name="P1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00">Field</text:p>
          </table:table-cell>
          <table:table-cell table:style-name="表格20.A5" office:value-type="string">
            <text:p text:style-name="P100">Datatype</text:p>
          </table:table-cell>
          <table:table-cell table:style-name="表格20.A5" office:value-type="string">
            <text:p text:style-name="P100">PK</text:p>
          </table:table-cell>
          <table:table-cell table:style-name="表格20.A5" office:value-type="string">
            <text:p text:style-name="P100">UK</text:p>
          </table:table-cell>
          <table:table-cell table:style-name="表格20.A5" office:value-type="string">
            <text:p text:style-name="P100">IDX</text:p>
          </table:table-cell>
          <table:table-cell table:style-name="表格20.A5" office:value-type="string">
            <text:p text:style-name="P759"><text:span text:style-name="T2">S</text:span><text:span text:style-name="T3">IZE</text:span></text:p>
          </table:table-cell>
          <table:table-cell table:style-name="表格20.A5" office:value-type="string">
            <text:p text:style-name="P759"><text:span text:style-name="T2">D</text:span><text:span text:style-name="T3">EF</text:span></text:p>
          </table:table-cell>
          <table:table-cell table:style-name="表格20.A5" office:value-type="string">
            <text:p text:style-name="P100">Description</text:p>
          </table:table-cell>
          <table:table-cell table:style-name="表格20.A5" office:value-type="string">
            <text:p text:style-name="P100">Remarks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OID</text:p>
          </table:table-cell>
          <table:table-cell table:style-name="表格20.A5" office:value-type="string">
            <text:p text:style-name="P314">CHAR</text:p>
          </table:table-cell>
          <table:table-cell table:style-name="表格20.A5" office:value-type="string">
            <text:p text:style-name="P314">Y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<text:s/></text:p>
          </table:table-cell>
          <table:table-cell table:style-name="表格20.A5" office:value-type="string">
            <text:p text:style-name="P314">36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PK / UUID</text:p>
          </table:table-cell>
          <table:table-cell table:style-name="表格20.A5" office:value-type="string">
            <text:p text:style-name="P314">Default java UUID</text:p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<text:span text:style-name="T113">HELP_</text:span>OID</text:p>
          </table:table-cell>
          <table:table-cell table:style-name="表格20.A5" office:value-type="string">
            <text:p text:style-name="P314">CHAR</text:p>
          </table:table-cell>
          <table:table-cell table:style-name="表格20.A5" office:value-type="string">
            <text:p text:style-name="P314"/>
          </table:table-cell>
          <table:table-cell table:style-name="表格20.A5" office:value-type="string">
            <text:p text:style-name="P464">Y</text:p>
          </table:table-cell>
          <table:table-cell table:style-name="表格20.A5" office:value-type="string">
            <text:p text:style-name="P314"><text:s/><text:span text:style-name="T118">Y</text:span></text:p>
          </table:table-cell>
          <table:table-cell table:style-name="表格20.A5" office:value-type="string">
            <text:p text:style-name="P314">36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649">TB_SYS_BEAN_HELP.OID</text:p>
          </table:table-cell>
          <table:table-cell table:style-name="表格20.A5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5">EXPR_ID</text:p>
          </table:table-cell>
          <table:table-cell table:style-name="表格20.A9" office:value-type="string">
            <text:p text:style-name="P149">VARCHAR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318">Y</text:p>
          </table:table-cell>
          <table:table-cell table:style-name="表格20.A9" office:value-type="string">
            <text:p text:style-name="P771"/>
          </table:table-cell>
          <table:table-cell table:style-name="表格20.A9" office:value-type="string">
            <text:p text:style-name="P315">20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643">TB_SYS_EXPRESSION.EXPR_ID</text:p>
          </table:table-cell>
          <table:table-cell table:style-name="表格20.A9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16">EXPR_SEQ</text:p>
          </table:table-cell>
          <table:table-cell table:style-name="表格20.A9" office:value-type="string">
            <text:p text:style-name="P150">VARCHAR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318"/>
          </table:table-cell>
          <table:table-cell table:style-name="表格20.A9" office:value-type="string">
            <text:p text:style-name="P771"/>
          </table:table-cell>
          <table:table-cell table:style-name="表格20.A9" office:value-type="string">
            <text:p text:style-name="P316">10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639">如 <text:span text:style-name="T112">AA001 用來決定expression執行順序</text:span></text:p>
          </table:table-cell>
          <table:table-cell table:style-name="表格20.A9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326"><text:span text:style-name="T119">RUN_</text:span>TYPE</text:p>
          </table:table-cell>
          <table:table-cell table:style-name="表格20.A9" office:value-type="string">
            <text:p text:style-name="P151">VARCHAR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463">Y</text:p>
          </table:table-cell>
          <table:table-cell table:style-name="表格20.A9" office:value-type="string">
            <text:p text:style-name="P771"/>
          </table:table-cell>
          <table:table-cell table:style-name="表格20.A9" office:value-type="string">
            <text:p text:style-name="P325">10</text:p>
          </table:table-cell>
          <table:table-cell table:style-name="表格20.A9" office:value-type="string">
            <text:p text:style-name="P207"/>
          </table:table-cell>
          <table:table-cell table:style-name="表格20.A9" office:value-type="string">
            <text:p text:style-name="P646">BEFORE / AFTER</text:p>
            <text:p text:style-name="P647">指在 <text:span text:style-name="T120">method </text:span></text:p>
            <text:p text:style-name="P650">before執行前跑 expression </text:p>
            <text:p text:style-name="P650">after執行後跑 expression</text:p>
          </table:table-cell>
          <table:table-cell table:style-name="表格20.A9" office:value-type="string">
            <text:p text:style-name="P566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CUSERID</text:p>
          </table:table-cell>
          <table:table-cell table:style-name="表格20.A5" office:value-type="string">
            <text:p text:style-name="P314">VARCHAR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24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Create data user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CDATE</text:p>
          </table:table-cell>
          <table:table-cell table:style-name="表格20.A5" office:value-type="string">
            <text:p text:style-name="P314">DATETIME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Create time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UUSERID</text:p>
          </table:table-cell>
          <table:table-cell table:style-name="表格20.A5" office:value-type="string">
            <text:p text:style-name="P314">VARCHAR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24</text:p>
          </table:table-cell>
          <table:table-cell table:style-name="表格20.A5" office:value-type="string">
            <text:p text:style-name="P314">null</text:p>
          </table:table-cell>
          <table:table-cell table:style-name="表格20.A5" office:value-type="string">
            <text:p text:style-name="P314">Update date user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314">UDATE</text:p>
          </table:table-cell>
          <table:table-cell table:style-name="表格20.A5" office:value-type="string">
            <text:p text:style-name="P314">DATETIME</text:p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207"/>
          </table:table-cell>
          <table:table-cell table:style-name="表格20.A5" office:value-type="string">
            <text:p text:style-name="P314">null</text:p>
          </table:table-cell>
          <table:table-cell table:style-name="表格20.A5" office:value-type="string">
            <text:p text:style-name="P314">Update time</text:p>
          </table:table-cell>
          <table:table-cell table:style-name="表格20.A5" office:value-type="string">
            <text:p text:style-name="P207"/>
          </table:table-cell>
          <table:table-cell table:style-name="表格20.J5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/>
      <text:p text:style-name="P23"/>
      <text:p text:style-name="P23"><text:soft-page-break/></text:p>
      <text:list xml:id="list93042693182377" text:continue-numbering="true" text:style-name="WW8Num2">
        <text:list-item>
          <text:h text:style-name="P1480" text:outline-level="1"><text:bookmark-start text:name="__RefHeading__8359_722345540"/><text:span text:style-name="T47">TB_SYS_</text:span><text:span text:style-name="T53">BEAN</text:span><text:span text:style-name="T51">_</text:span><text:span text:style-name="T52">HELP_</text:span><text:span text:style-name="T56">EXPR_</text:span><text:span text:style-name="T55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93042693182702" text:continue-numbering="true" text:style-name="WW8Num2">
              <text:list-item>
                <text:p text:style-name="P984">Project</text:p>
              </text:list-item>
            </text:list>
          </table:table-cell>
          <table:table-cell table:style-name="表格21.A1" table:number-columns-spanned="6" office:value-type="string">
            <text:list xml:id="list93042693158098" text:continue-numbering="true" text:style-name="WW8Num2">
              <text:list-item>
                <text:p text:style-name="P106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93042693152760" text:continue-numbering="true" text:style-name="WW8Num2">
              <text:list-item>
                <text:p text:style-name="P984">Ver</text:p>
              </text:list-item>
            </text:list>
          </table:table-cell>
          <table:table-cell table:style-name="表格21.A1" office:value-type="string">
            <text:list xml:id="list93042693151810" text:continue-numbering="true" text:style-name="WW8Num2">
              <text:list-item>
                <text:p text:style-name="P1066">0.5</text:p>
              </text:list-item>
            </text:list>
          </table:table-cell>
          <table:table-cell table:style-name="表格21.J1" office:value-type="string">
            <text:list xml:id="list93042693165988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693159020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693175863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3042693173666" text:continue-numbering="true" text:style-name="WW8Num2">
              <text:list-item>
                <text:p text:style-name="P984">Maintain</text:p>
              </text:list-item>
            </text:list>
          </table:table-cell>
          <table:table-cell table:style-name="表格21.A2" table:number-columns-spanned="6" office:value-type="string">
            <text:list xml:id="list93042693172590" text:continue-numbering="true" text:style-name="WW8Num2">
              <text:list-item>
                <text:p text:style-name="P106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3042693163665" text:continue-numbering="true" text:style-name="WW8Num2">
              <text:list-item>
                <text:p text:style-name="P984">Date</text:p>
              </text:list-item>
            </text:list>
          </table:table-cell>
          <table:table-cell table:style-name="表格21.A2" office:value-type="string">
            <text:list xml:id="list93042693152132" text:continue-numbering="true" text:style-name="WW8Num2">
              <text:list-item>
                <text:p text:style-name="P1066">2014/10/<text:span text:style-name="T104">24</text:span></text:p>
              </text:list-item>
            </text:list>
          </table:table-cell>
          <table:table-cell table:style-name="表格21.J1" office:value-type="string">
            <text:list xml:id="list93042693181892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693155116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693182507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3042693166707" text:continue-numbering="true" text:style-name="WW8Num2">
              <text:list-item>
                <text:p text:style-name="P984">Table</text:p>
              </text:list-item>
            </text:list>
          </table:table-cell>
          <table:table-cell table:style-name="表格21.A2" table:number-columns-spanned="6" office:value-type="string">
            <text:list xml:id="list93042693177597" text:continue-numbering="true" text:style-name="WW8Num2">
              <text:list-item>
                <text:p text:style-name="P1166">tb_sys_<text:span text:style-name="T111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3042693176238" text:continue-numbering="true" text:style-name="WW8Num2">
              <text:list-item>
                <text:p text:style-name="P984">DataBase</text:p>
              </text:list-item>
            </text:list>
          </table:table-cell>
          <table:table-cell table:style-name="表格21.A2" office:value-type="string">
            <text:list xml:id="list93042693173603" text:continue-numbering="true" text:style-name="WW8Num2">
              <text:list-item>
                <text:p text:style-name="P1066">bbcore</text:p>
              </text:list-item>
            </text:list>
          </table:table-cell>
          <table:table-cell table:style-name="表格21.J1" office:value-type="string">
            <text:list xml:id="list93042693152989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693167828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693154094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93042709155089" text:continue-numbering="true" text:style-name="WW8Num2">
              <text:list-item>
                <text:p text:style-name="P984">Descript</text:p>
              </text:list-item>
            </text:list>
          </table:table-cell>
          <table:table-cell table:style-name="表格21.A4" table:number-columns-spanned="8" office:value-type="string">
            <text:list xml:id="list93042709165443" text:continue-numbering="true" text:style-name="WW8Num2">
              <text:list-item>
                <text:p text:style-name="P11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93042709170451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709163038" text:continue-numbering="true" text:style-name="WW8Num2">
              <text:list-item>
                <text:p text:style-name="P848"/>
              </text:list-item>
            </text:list>
          </table:table-cell>
          <table:table-cell table:style-name="表格21.K1" office:value-type="string">
            <text:list xml:id="list93042709159030" text:continue-numbering="true" text:style-name="WW8Num2">
              <text:list-item>
                <text:p text:style-name="P848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93042709178099" text:continue-numbering="true" text:style-name="WW8Num2">
              <text:list-item>
                <text:p text:style-name="P9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93042709167390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09168421" text:continue-numbering="true" text:style-name="WW8Num2">
              <text:list-item>
                <text:p text:style-name="P1025">Field</text:p>
              </text:list-item>
            </text:list>
          </table:table-cell>
          <table:table-cell table:style-name="表格21.A5" office:value-type="string">
            <text:list xml:id="list93042709179181" text:continue-numbering="true" text:style-name="WW8Num2">
              <text:list-item>
                <text:p text:style-name="P1025">Datatype</text:p>
              </text:list-item>
            </text:list>
          </table:table-cell>
          <table:table-cell table:style-name="表格21.A5" office:value-type="string">
            <text:list xml:id="list93042709163440" text:continue-numbering="true" text:style-name="WW8Num2">
              <text:list-item>
                <text:p text:style-name="P1025">PK</text:p>
              </text:list-item>
            </text:list>
          </table:table-cell>
          <table:table-cell table:style-name="表格21.A5" office:value-type="string">
            <text:list xml:id="list93042709166980" text:continue-numbering="true" text:style-name="WW8Num2">
              <text:list-item>
                <text:p text:style-name="P1025">UK</text:p>
              </text:list-item>
            </text:list>
          </table:table-cell>
          <table:table-cell table:style-name="表格21.A5" office:value-type="string">
            <text:list xml:id="list93042709154916" text:continue-numbering="true" text:style-name="WW8Num2">
              <text:list-item>
                <text:p text:style-name="P1025">IDX</text:p>
              </text:list-item>
            </text:list>
          </table:table-cell>
          <table:table-cell table:style-name="表格21.A5" office:value-type="string">
            <text:list xml:id="list93042709150559" text:continue-numbering="true" text:style-name="WW8Num2">
              <text:list-item>
                <text:p text:style-name="P943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93042709174157" text:continue-numbering="true" text:style-name="WW8Num2">
              <text:list-item>
                <text:p text:style-name="P943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93042709159380" text:continue-numbering="true" text:style-name="WW8Num2">
              <text:list-item>
                <text:p text:style-name="P1025">Description</text:p>
              </text:list-item>
            </text:list>
          </table:table-cell>
          <table:table-cell table:style-name="表格21.A5" office:value-type="string">
            <text:list xml:id="list93042709182461" text:continue-numbering="true" text:style-name="WW8Num2">
              <text:list-item>
                <text:p text:style-name="P1025">Remarks</text:p>
              </text:list-item>
            </text:list>
          </table:table-cell>
          <table:table-cell table:style-name="表格21.J5" table:number-columns-spanned="3" office:value-type="string">
            <text:list xml:id="list9304270917893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09166682" text:continue-numbering="true" text:style-name="WW8Num2">
              <text:list-item>
                <text:p text:style-name="P1207">OID</text:p>
              </text:list-item>
            </text:list>
          </table:table-cell>
          <table:table-cell table:style-name="表格21.A5" office:value-type="string">
            <text:list xml:id="list93042709158578" text:continue-numbering="true" text:style-name="WW8Num2">
              <text:list-item>
                <text:p text:style-name="P1207">CHAR</text:p>
              </text:list-item>
            </text:list>
          </table:table-cell>
          <table:table-cell table:style-name="表格21.A5" office:value-type="string">
            <text:list xml:id="list93042709182422" text:continue-numbering="true" text:style-name="WW8Num2">
              <text:list-item>
                <text:p text:style-name="P1207">Y</text:p>
              </text:list-item>
            </text:list>
          </table:table-cell>
          <table:table-cell table:style-name="表格21.A5" office:value-type="string">
            <text:list xml:id="list93042709173397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09173698" text:continue-numbering="true" text:style-name="WW8Num2">
              <text:list-item>
                <text:p text:style-name="P1207"><text:s/></text:p>
              </text:list-item>
            </text:list>
          </table:table-cell>
          <table:table-cell table:style-name="表格21.A5" office:value-type="string">
            <text:list xml:id="list93042709180457" text:continue-numbering="true" text:style-name="WW8Num2">
              <text:list-item>
                <text:p text:style-name="P1207">36</text:p>
              </text:list-item>
            </text:list>
          </table:table-cell>
          <table:table-cell table:style-name="表格21.A5" office:value-type="string">
            <text:list xml:id="list9304270917493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09181447" text:continue-numbering="true" text:style-name="WW8Num2">
              <text:list-item>
                <text:p text:style-name="P1207">PK / UUID</text:p>
              </text:list-item>
            </text:list>
          </table:table-cell>
          <table:table-cell table:style-name="表格21.A5" office:value-type="string">
            <text:list xml:id="list93042709171316" text:continue-numbering="true" text:style-name="WW8Num2">
              <text:list-item>
                <text:p text:style-name="P1207">Default java UUID</text:p>
              </text:list-item>
            </text:list>
          </table:table-cell>
          <table:table-cell table:style-name="表格21.J5" table:number-columns-spanned="3" office:value-type="string">
            <text:list xml:id="list93042709153859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09163009" text:continue-numbering="true" text:style-name="WW8Num2">
              <text:list-item>
                <text:p text:style-name="P1317">HELP_EXPR_OID</text:p>
              </text:list-item>
            </text:list>
          </table:table-cell>
          <table:table-cell table:style-name="表格21.A5" office:value-type="string">
            <text:list xml:id="list93042709153781" text:continue-numbering="true" text:style-name="WW8Num2">
              <text:list-item>
                <text:p text:style-name="P1207">CHAR</text:p>
              </text:list-item>
            </text:list>
          </table:table-cell>
          <table:table-cell table:style-name="表格21.A5" office:value-type="string">
            <text:list xml:id="list93042709182593" text:continue-numbering="true" text:style-name="WW8Num2">
              <text:list-item>
                <text:p text:style-name="P1207"/>
              </text:list-item>
            </text:list>
          </table:table-cell>
          <table:table-cell table:style-name="表格21.A5" office:value-type="string">
            <text:list xml:id="list93042709171159" text:continue-numbering="true" text:style-name="WW8Num2">
              <text:list-item>
                <text:p text:style-name="P1318">Y</text:p>
              </text:list-item>
            </text:list>
          </table:table-cell>
          <table:table-cell table:style-name="表格21.A5" office:value-type="string">
            <text:list xml:id="list93042709154898" text:continue-numbering="true" text:style-name="WW8Num2">
              <text:list-item>
                <text:p text:style-name="P1207"><text:s/><text:span text:style-name="T118">Y</text:span></text:p>
              </text:list-item>
            </text:list>
          </table:table-cell>
          <table:table-cell table:style-name="表格21.A5" office:value-type="string">
            <text:list xml:id="list93042709176091" text:continue-numbering="true" text:style-name="WW8Num2">
              <text:list-item>
                <text:p text:style-name="P1207">36</text:p>
              </text:list-item>
            </text:list>
          </table:table-cell>
          <table:table-cell table:style-name="表格21.A5" office:value-type="string">
            <text:p text:style-name="P207"/>
          </table:table-cell>
          <table:table-cell table:style-name="表格21.A5" office:value-type="string">
            <text:p text:style-name="P651">TB_SYS_BEAN_HELP_EXPR.OID</text:p>
          </table:table-cell>
          <table:table-cell table:style-name="表格21.A5" office:value-type="string">
            <text:p text:style-name="P566"/>
          </table:table-cell>
          <table:table-cell table:style-name="表格21.J5" table:number-columns-spanned="3" office:value-type="string">
            <text:list xml:id="list9304270915968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22">METHOD_RESULT_<text:span text:style-name="T116">FLAG</text:span></text:p>
          </table:table-cell>
          <table:table-cell table:style-name="表格21.A9" office:value-type="string">
            <text:list xml:id="list93042709157795" text:continue-numbering="true" text:style-name="WW8Num2">
              <text:list-item>
                <text:p text:style-name="P1249">VARCHAR</text:p>
              </text:list-item>
            </text:list>
          </table:table-cell>
          <table:table-cell table:style-name="表格21.A9" office:value-type="string">
            <text:p text:style-name="P207"/>
          </table:table-cell>
          <table:table-cell table:style-name="表格21.A9" office:value-type="string">
            <text:p text:style-name="P319"/>
          </table:table-cell>
          <table:table-cell table:style-name="表格21.A9" office:value-type="string">
            <text:p text:style-name="P771"/>
          </table:table-cell>
          <table:table-cell table:style-name="表格21.A9" office:value-type="string">
            <text:p text:style-name="P324">1</text:p>
          </table:table-cell>
          <table:table-cell table:style-name="表格21.A9" office:value-type="string">
            <text:p text:style-name="P327">'N'</text:p>
          </table:table-cell>
          <table:table-cell table:style-name="表格21.A9" office:value-type="string">
            <text:p text:style-name="P645">Y / N</text:p>
            <text:p text:style-name="P645">是否把<text:span text:style-name="T117">method回傳的物件放入 script expression</text:span></text:p>
          </table:table-cell>
          <table:table-cell table:style-name="表格21.A9" office:value-type="string">
            <text:p text:style-name="P610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93042724160230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317">METHOD_PARAM_CLASS</text:p>
          </table:table-cell>
          <table:table-cell table:style-name="表格21.A9" office:value-type="string">
            <text:list xml:id="list93042724157180" text:continue-numbering="true" text:style-name="WW8Num2">
              <text:list-item>
                <text:p text:style-name="P1250">VARCHAR</text:p>
              </text:list-item>
            </text:list>
          </table:table-cell>
          <table:table-cell table:style-name="表格21.A9" office:value-type="string">
            <text:p text:style-name="P207"/>
          </table:table-cell>
          <table:table-cell table:style-name="表格21.A9" office:value-type="string">
            <text:p text:style-name="P319"/>
          </table:table-cell>
          <table:table-cell table:style-name="表格21.A9" office:value-type="string">
            <text:p text:style-name="P771"/>
          </table:table-cell>
          <table:table-cell table:style-name="表格21.A9" office:value-type="string">
            <text:p text:style-name="P317">255</text:p>
          </table:table-cell>
          <table:table-cell table:style-name="表格21.A9" office:value-type="string">
            <text:p text:style-name="P330">' '</text:p>
          </table:table-cell>
          <table:table-cell table:style-name="表格21.A9" office:value-type="string">
            <text:p text:style-name="P644">Server method 的參數物件</text:p>
            <text:p text:style-name="P643">如 <text:span text:style-name="T114">test.vo.AccountVO</text:span></text:p>
          </table:table-cell>
          <table:table-cell table:style-name="表格21.A9" office:value-type="string">
            <text:p text:style-name="P323">METHOD_RESULT_<text:span text:style-name="T116">FLAG ='Y' </text:span><text:span text:style-name="T35">不用寫這個欄位</text:span></text:p>
          </table:table-cell>
          <table:table-cell table:style-name="表格21.J5" table:number-columns-spanned="3" office:value-type="string">
            <text:list xml:id="list93042724153546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3042724153690" text:continue-numbering="true" text:style-name="WW8Num2">
              <text:list-item>
                <text:p text:style-name="P1319">METHOD_PARAM_INDEX</text:p>
              </text:list-item>
            </text:list>
          </table:table-cell>
          <table:table-cell table:style-name="表格21.A9" office:value-type="string">
            <text:list xml:id="list93042724152622" text:continue-numbering="true" text:style-name="WW8Num2">
              <text:list-item>
                <text:p text:style-name="P1319">INT</text:p>
              </text:list-item>
            </text:list>
          </table:table-cell>
          <table:table-cell table:style-name="表格21.A9" office:value-type="string">
            <text:list xml:id="list93042724174549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9" office:value-type="string">
            <text:list xml:id="list93042724182377" text:continue-numbering="true" text:style-name="WW8Num2">
              <text:list-item>
                <text:p text:style-name="P1320"/>
              </text:list-item>
            </text:list>
          </table:table-cell>
          <table:table-cell table:style-name="表格21.A9" office:value-type="string">
            <text:list xml:id="list9304272415494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9" office:value-type="string">
            <text:list xml:id="list93042724171895" text:continue-numbering="true" text:style-name="WW8Num2">
              <text:list-item>
                <text:p text:style-name="P1319">3</text:p>
              </text:list-item>
            </text:list>
          </table:table-cell>
          <table:table-cell table:style-name="表格21.A9" office:value-type="string">
            <text:list xml:id="list93042724171857" text:continue-numbering="true" text:style-name="WW8Num2">
              <text:list-item>
                <text:p text:style-name="P1323">0</text:p>
              </text:list-item>
            </text:list>
          </table:table-cell>
          <table:table-cell table:style-name="表格21.A9" office:value-type="string">
            <text:list xml:id="list93042724176690" text:continue-numbering="true" text:style-name="WW8Num2">
              <text:list-item>
                <text:p text:style-name="P1431">0 ~ 999 指參數的位址</text:p>
              </text:list-item>
            </text:list>
          </table:table-cell>
          <table:table-cell table:style-name="表格21.A9" office:value-type="string">
            <text:list xml:id="list93042724151667" text:continue-numbering="true" text:style-name="WW8Num2">
              <text:list-item>
                <text:p text:style-name="P1326">METHOD_RESULT_<text:span text:style-name="T116">FLAG ='Y' </text:span><text:span text:style-name="T35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9304272416548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3042724176635" text:continue-numbering="true" text:style-name="WW8Num2">
              <text:list-item>
                <text:p text:style-name="P1327">VAR_NAME</text:p>
              </text:list-item>
            </text:list>
          </table:table-cell>
          <table:table-cell table:style-name="表格21.A9" office:value-type="string">
            <text:list xml:id="list93042724165839" text:continue-numbering="true" text:style-name="WW8Num2">
              <text:list-item>
                <text:p text:style-name="P1250">VARCHAR</text:p>
              </text:list-item>
            </text:list>
          </table:table-cell>
          <table:table-cell table:style-name="表格21.A9" office:value-type="string">
            <text:list xml:id="list93042724162316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9" office:value-type="string">
            <text:list xml:id="list93042724168094" text:continue-numbering="true" text:style-name="WW8Num2">
              <text:list-item>
                <text:p text:style-name="P1320">Y</text:p>
              </text:list-item>
            </text:list>
          </table:table-cell>
          <table:table-cell table:style-name="表格21.A9" office:value-type="string">
            <text:list xml:id="list9304272415864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9" office:value-type="string">
            <text:list xml:id="list93042724166371" text:continue-numbering="true" text:style-name="WW8Num2">
              <text:list-item>
                <text:p text:style-name="P1327">255</text:p>
              </text:list-item>
            </text:list>
          </table:table-cell>
          <table:table-cell table:style-name="表格21.A9" office:value-type="string">
            <text:list xml:id="list9304272417949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9" office:value-type="string">
            <text:list xml:id="list93042724157057" text:continue-numbering="true" text:style-name="WW8Num2">
              <text:list-item>
                <text:p text:style-name="P1432">給<text:span text:style-name="T115">script expression 的變數</text:span></text:p>
              </text:list-item>
              <text:list-item>
                <text:p text:style-name="P1432">如: <text:span text:style-name="T115">account</text:span></text:p>
              </text:list-item>
            </text:list>
          </table:table-cell>
          <table:table-cell table:style-name="表格21.A9" office:value-type="string">
            <text:list xml:id="list93042724172982" text:continue-numbering="true" text:style-name="WW8Num2">
              <text:list-item>
                <text:p text:style-name="P1455"/>
              </text:list-item>
            </text:list>
          </table:table-cell>
          <table:table-cell table:style-name="表格21.J5" table:number-columns-spanned="3" office:value-type="string">
            <text:list xml:id="list93042724166456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24155262" text:continue-numbering="true" text:style-name="WW8Num2">
              <text:list-item>
                <text:p text:style-name="P1207">CUSERID</text:p>
              </text:list-item>
            </text:list>
          </table:table-cell>
          <table:table-cell table:style-name="表格21.A5" office:value-type="string">
            <text:list xml:id="list93042724182455" text:continue-numbering="true" text:style-name="WW8Num2">
              <text:list-item>
                <text:p text:style-name="P1207">VARCHAR</text:p>
              </text:list-item>
            </text:list>
          </table:table-cell>
          <table:table-cell table:style-name="表格21.A5" office:value-type="string">
            <text:list xml:id="list93042724170400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2415823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24170301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24174992" text:continue-numbering="true" text:style-name="WW8Num2">
              <text:list-item>
                <text:p text:style-name="P1207">24</text:p>
              </text:list-item>
            </text:list>
          </table:table-cell>
          <table:table-cell table:style-name="表格21.A5" office:value-type="string">
            <text:list xml:id="list9304272415182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24153598" text:continue-numbering="true" text:style-name="WW8Num2">
              <text:list-item>
                <text:p text:style-name="P1207">Create data user</text:p>
              </text:list-item>
            </text:list>
          </table:table-cell>
          <table:table-cell table:style-name="表格21.A5" office:value-type="string">
            <text:list xml:id="list93042724161297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J5" table:number-columns-spanned="3" office:value-type="string">
            <text:list xml:id="list9304272416174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24180566" text:continue-numbering="true" text:style-name="WW8Num2">
              <text:list-item>
                <text:p text:style-name="P1207">CDATE</text:p>
              </text:list-item>
            </text:list>
          </table:table-cell>
          <table:table-cell table:style-name="表格21.A5" office:value-type="string">
            <text:list xml:id="list93042724168040" text:continue-numbering="true" text:style-name="WW8Num2">
              <text:list-item>
                <text:p text:style-name="P1207">DATETIME</text:p>
              </text:list-item>
            </text:list>
          </table:table-cell>
          <table:table-cell table:style-name="表格21.A5" office:value-type="string">
            <text:list xml:id="list9304272417011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61717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75430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73579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61412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63633" text:continue-numbering="true" text:style-name="WW8Num2">
              <text:list-item>
                <text:p text:style-name="P1207">Create time</text:p>
              </text:list-item>
            </text:list>
          </table:table-cell>
          <table:table-cell table:style-name="表格21.A5" office:value-type="string">
            <text:list xml:id="list93042740178063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J5" table:number-columns-spanned="3" office:value-type="string">
            <text:list xml:id="list93042740169265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40175688" text:continue-numbering="true" text:style-name="WW8Num2">
              <text:list-item>
                <text:p text:style-name="P1207">UUSERID</text:p>
              </text:list-item>
            </text:list>
          </table:table-cell>
          <table:table-cell table:style-name="表格21.A5" office:value-type="string">
            <text:list xml:id="list93042740178812" text:continue-numbering="true" text:style-name="WW8Num2">
              <text:list-item>
                <text:p text:style-name="P1207">VARCHAR</text:p>
              </text:list-item>
            </text:list>
          </table:table-cell>
          <table:table-cell table:style-name="表格21.A5" office:value-type="string">
            <text:list xml:id="list93042740165666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73661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59320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81711" text:continue-numbering="true" text:style-name="WW8Num2">
              <text:list-item>
                <text:p text:style-name="P1207">24</text:p>
              </text:list-item>
            </text:list>
          </table:table-cell>
          <table:table-cell table:style-name="表格21.A5" office:value-type="string">
            <text:list xml:id="list93042740167907" text:continue-numbering="true" text:style-name="WW8Num2">
              <text:list-item>
                <text:p text:style-name="P1207">null</text:p>
              </text:list-item>
            </text:list>
          </table:table-cell>
          <table:table-cell table:style-name="表格21.A5" office:value-type="string">
            <text:list xml:id="list93042740156719" text:continue-numbering="true" text:style-name="WW8Num2">
              <text:list-item>
                <text:p text:style-name="P1207">Update date user</text:p>
              </text:list-item>
            </text:list>
          </table:table-cell>
          <table:table-cell table:style-name="表格21.A5" office:value-type="string">
            <text:list xml:id="list93042740173027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J5" table:number-columns-spanned="3" office:value-type="string">
            <text:list xml:id="list93042740160362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042740152481" text:continue-numbering="true" text:style-name="WW8Num2">
              <text:list-item>
                <text:p text:style-name="P1207">UDATE</text:p>
              </text:list-item>
            </text:list>
          </table:table-cell>
          <table:table-cell table:style-name="表格21.A5" office:value-type="string">
            <text:list xml:id="list93042740174217" text:continue-numbering="true" text:style-name="WW8Num2">
              <text:list-item>
                <text:p text:style-name="P1207">DATETIME</text:p>
              </text:list-item>
            </text:list>
          </table:table-cell>
          <table:table-cell table:style-name="表格21.A5" office:value-type="string">
            <text:list xml:id="list93042740156501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54839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75948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65104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A5" office:value-type="string">
            <text:list xml:id="list93042740180011" text:continue-numbering="true" text:style-name="WW8Num2">
              <text:list-item>
                <text:p text:style-name="P1207">null</text:p>
              </text:list-item>
            </text:list>
          </table:table-cell>
          <table:table-cell table:style-name="表格21.A5" office:value-type="string">
            <text:list xml:id="list93042740178290" text:continue-numbering="true" text:style-name="WW8Num2">
              <text:list-item>
                <text:p text:style-name="P1207">Update time</text:p>
              </text:list-item>
            </text:list>
          </table:table-cell>
          <table:table-cell table:style-name="表格21.A5" office:value-type="string">
            <text:list xml:id="list93042740165986" text:continue-numbering="true" text:style-name="WW8Num2">
              <text:list-item>
                <text:p text:style-name="P1208"/>
              </text:list-item>
            </text:list>
          </table:table-cell>
          <table:table-cell table:style-name="表格21.J5" table:number-columns-spanned="3" office:value-type="string">
            <text:list xml:id="list93042740166453" text:continue-numbering="true" text:style-name="WW8Num2">
              <text:list-item>
                <text:p text:style-name="P848"/>
              </text:list-item>
            </text:list>
          </table:table-cell>
          <table:covered-table-cell/>
          <table:covered-table-cell/>
        </table:table-row>
      </table:table>
      <text:list xml:id="list93042740164102" text:continue-numbering="true" text:style-name="WW8Num2">
        <text:list-item>
          <text:p text:style-name="P889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3042740160809" text:continue-numbering="true" text:style-name="WW8Num2">
        <text:list-item>
          <text:h text:style-name="P1481" text:outline-level="1"><text:bookmark-start text:name="__RefHeading__9785_1923556911"/><text:soft-page-break/><text:span text:style-name="T47">TB_SYS_</text:span><text:span text:style-name="T57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93042740159403" text:continue-numbering="true" text:style-name="WW8Num2">
              <text:list-item>
                <text:p text:style-name="P985">Project</text:p>
              </text:list-item>
            </text:list>
          </table:table-cell>
          <table:table-cell table:style-name="表格22.A1" table:number-columns-spanned="6" office:value-type="string">
            <text:list xml:id="list93042740176980" text:continue-numbering="true" text:style-name="WW8Num2">
              <text:list-item>
                <text:p text:style-name="P106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93042740162046" text:continue-numbering="true" text:style-name="WW8Num2">
              <text:list-item>
                <text:p text:style-name="P985">Ver</text:p>
              </text:list-item>
            </text:list>
          </table:table-cell>
          <table:table-cell table:style-name="表格22.A1" office:value-type="string">
            <text:list xml:id="list93042740171137" text:continue-numbering="true" text:style-name="WW8Num2">
              <text:list-item>
                <text:p text:style-name="P1067">0.5</text:p>
              </text:list-item>
            </text:list>
          </table:table-cell>
          <table:table-cell table:style-name="表格22.J1" office:value-type="string">
            <text:list xml:id="list93042755165414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61692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53400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3042755171737" text:continue-numbering="true" text:style-name="WW8Num2">
              <text:list-item>
                <text:p text:style-name="P985">Maintain</text:p>
              </text:list-item>
            </text:list>
          </table:table-cell>
          <table:table-cell table:style-name="表格22.A2" table:number-columns-spanned="6" office:value-type="string">
            <text:list xml:id="list93042755150851" text:continue-numbering="true" text:style-name="WW8Num2">
              <text:list-item>
                <text:p text:style-name="P106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3042755182288" text:continue-numbering="true" text:style-name="WW8Num2">
              <text:list-item>
                <text:p text:style-name="P985">Date</text:p>
              </text:list-item>
            </text:list>
          </table:table-cell>
          <table:table-cell table:style-name="表格22.A2" office:value-type="string">
            <text:list xml:id="list93042755181179" text:continue-numbering="true" text:style-name="WW8Num2">
              <text:list-item>
                <text:p text:style-name="P1067">2014/10/<text:span text:style-name="T104">29</text:span></text:p>
              </text:list-item>
            </text:list>
          </table:table-cell>
          <table:table-cell table:style-name="表格22.J1" office:value-type="string">
            <text:list xml:id="list93042755152051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68786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62830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3042755174207" text:continue-numbering="true" text:style-name="WW8Num2">
              <text:list-item>
                <text:p text:style-name="P985">Table</text:p>
              </text:list-item>
            </text:list>
          </table:table-cell>
          <table:table-cell table:style-name="表格22.A2" table:number-columns-spanned="6" office:value-type="string">
            <text:list xml:id="list93042755157616" text:continue-numbering="true" text:style-name="WW8Num2">
              <text:list-item>
                <text:p text:style-name="P1167">tb_sys_<text:span text:style-name="T121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3042755176956" text:continue-numbering="true" text:style-name="WW8Num2">
              <text:list-item>
                <text:p text:style-name="P985">DataBase</text:p>
              </text:list-item>
            </text:list>
          </table:table-cell>
          <table:table-cell table:style-name="表格22.A2" office:value-type="string">
            <text:list xml:id="list93042755160046" text:continue-numbering="true" text:style-name="WW8Num2">
              <text:list-item>
                <text:p text:style-name="P1067">bbcore</text:p>
              </text:list-item>
            </text:list>
          </table:table-cell>
          <table:table-cell table:style-name="表格22.J1" office:value-type="string">
            <text:list xml:id="list93042755156103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75131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57297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93042755156269" text:continue-numbering="true" text:style-name="WW8Num2">
              <text:list-item>
                <text:p text:style-name="P985">Descript</text:p>
              </text:list-item>
            </text:list>
          </table:table-cell>
          <table:table-cell table:style-name="表格22.A4" table:number-columns-spanned="8" office:value-type="string">
            <text:list xml:id="list93042755182449" text:continue-numbering="true" text:style-name="WW8Num2">
              <text:list-item>
                <text:p text:style-name="P1108">範例 /<text:span text:style-name="T132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93042755177577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81281" text:continue-numbering="true" text:style-name="WW8Num2">
              <text:list-item>
                <text:p text:style-name="P849"/>
              </text:list-item>
            </text:list>
          </table:table-cell>
          <table:table-cell table:style-name="表格22.K1" office:value-type="string">
            <text:list xml:id="list93042755178827" text:continue-numbering="true" text:style-name="WW8Num2">
              <text:list-item>
                <text:p text:style-name="P849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93042755150540" text:continue-numbering="true" text:style-name="WW8Num2">
              <text:list-item>
                <text:p text:style-name="P9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93042755158400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042755180399" text:continue-numbering="true" text:style-name="WW8Num2">
              <text:list-item>
                <text:p text:style-name="P1026">Field</text:p>
              </text:list-item>
            </text:list>
          </table:table-cell>
          <table:table-cell table:style-name="表格22.A5" office:value-type="string">
            <text:list xml:id="list93042755157105" text:continue-numbering="true" text:style-name="WW8Num2">
              <text:list-item>
                <text:p text:style-name="P1026">Datatype</text:p>
              </text:list-item>
            </text:list>
          </table:table-cell>
          <table:table-cell table:style-name="表格22.A5" office:value-type="string">
            <text:list xml:id="list93042755166761" text:continue-numbering="true" text:style-name="WW8Num2">
              <text:list-item>
                <text:p text:style-name="P1026">PK</text:p>
              </text:list-item>
            </text:list>
          </table:table-cell>
          <table:table-cell table:style-name="表格22.A5" office:value-type="string">
            <text:list xml:id="list93042755163957" text:continue-numbering="true" text:style-name="WW8Num2">
              <text:list-item>
                <text:p text:style-name="P1026">UK</text:p>
              </text:list-item>
            </text:list>
          </table:table-cell>
          <table:table-cell table:style-name="表格22.A5" office:value-type="string">
            <text:list xml:id="list93042755180579" text:continue-numbering="true" text:style-name="WW8Num2">
              <text:list-item>
                <text:p text:style-name="P1026">IDX</text:p>
              </text:list-item>
            </text:list>
          </table:table-cell>
          <table:table-cell table:style-name="表格22.A5" office:value-type="string">
            <text:list xml:id="list93042755157271" text:continue-numbering="true" text:style-name="WW8Num2">
              <text:list-item>
                <text:p text:style-name="P944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93042755174197" text:continue-numbering="true" text:style-name="WW8Num2">
              <text:list-item>
                <text:p text:style-name="P944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93042755153242" text:continue-numbering="true" text:style-name="WW8Num2">
              <text:list-item>
                <text:p text:style-name="P1026">Description</text:p>
              </text:list-item>
            </text:list>
          </table:table-cell>
          <table:table-cell table:style-name="表格22.A5" office:value-type="string">
            <text:list xml:id="list93042755170079" text:continue-numbering="true" text:style-name="WW8Num2">
              <text:list-item>
                <text:p text:style-name="P1026">Remarks</text:p>
              </text:list-item>
            </text:list>
          </table:table-cell>
          <table:table-cell table:style-name="表格22.J5" table:number-columns-spanned="3" office:value-type="string">
            <text:list xml:id="list9304275517648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042755180870" text:continue-numbering="true" text:style-name="WW8Num2">
              <text:list-item>
                <text:p text:style-name="P1251">OID</text:p>
              </text:list-item>
            </text:list>
          </table:table-cell>
          <table:table-cell table:style-name="表格22.A5" office:value-type="string">
            <text:list xml:id="list93042755152824" text:continue-numbering="true" text:style-name="WW8Num2">
              <text:list-item>
                <text:p text:style-name="P1251">CHAR</text:p>
              </text:list-item>
            </text:list>
          </table:table-cell>
          <table:table-cell table:style-name="表格22.A5" office:value-type="string">
            <text:list xml:id="list93042755163028" text:continue-numbering="true" text:style-name="WW8Num2">
              <text:list-item>
                <text:p text:style-name="P1251">Y</text:p>
              </text:list-item>
            </text:list>
          </table:table-cell>
          <table:table-cell table:style-name="表格22.A5" office:value-type="string">
            <text:list xml:id="list9304275516936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55151667" text:continue-numbering="true" text:style-name="WW8Num2">
              <text:list-item>
                <text:p text:style-name="P1251"><text:s/></text:p>
              </text:list-item>
            </text:list>
          </table:table-cell>
          <table:table-cell table:style-name="表格22.A5" office:value-type="string">
            <text:list xml:id="list93042755175577" text:continue-numbering="true" text:style-name="WW8Num2">
              <text:list-item>
                <text:p text:style-name="P1251">36</text:p>
              </text:list-item>
            </text:list>
          </table:table-cell>
          <table:table-cell table:style-name="表格22.A5" office:value-type="string">
            <text:list xml:id="list93042755152437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55176680" text:continue-numbering="true" text:style-name="WW8Num2">
              <text:list-item>
                <text:p text:style-name="P1251">PK / UUID</text:p>
              </text:list-item>
            </text:list>
          </table:table-cell>
          <table:table-cell table:style-name="表格22.A5" office:value-type="string">
            <text:list xml:id="list93042755150697" text:continue-numbering="true" text:style-name="WW8Num2">
              <text:list-item>
                <text:p text:style-name="P1251">Default java UUID</text:p>
              </text:list-item>
            </text:list>
          </table:table-cell>
          <table:table-cell table:style-name="表格22.J5" table:number-columns-spanned="3" office:value-type="string">
            <text:list xml:id="list93042755174538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332">SYSTEM</text:p>
          </table:table-cell>
          <table:table-cell table:style-name="表格22.A5" office:value-type="string">
            <text:p text:style-name="P152">VARCHAR</text:p>
          </table:table-cell>
          <table:table-cell table:style-name="表格22.A5" office:value-type="string">
            <text:p text:style-name="P206"/>
          </table:table-cell>
          <table:table-cell table:style-name="表格22.A5" office:value-type="string">
            <text:p text:style-name="P333"/>
          </table:table-cell>
          <table:table-cell table:style-name="表格22.A5" office:value-type="string">
            <text:p text:style-name="P783">Y</text:p>
          </table:table-cell>
          <table:table-cell table:style-name="表格22.A5" office:value-type="string">
            <text:p text:style-name="P332">10</text:p>
          </table:table-cell>
          <table:table-cell table:style-name="表格22.A5" office:value-type="string">
            <text:p text:style-name="P206"/>
          </table:table-cell>
          <table:table-cell table:style-name="表格22.A5" office:value-type="string">
            <text:p text:style-name="P640">TB_SYS.SYS_ID</text:p>
          </table:table-cell>
          <table:table-cell table:style-name="表格22.A5" office:value-type="string">
            <text:p text:style-name="P565"/>
          </table:table-cell>
          <table:table-cell table:style-name="表格22.J5" table:number-columns-spanned="3" office:value-type="string">
            <text:list xml:id="list93042771154412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35">SUB_DIR</text:p>
          </table:table-cell>
          <table:table-cell table:style-name="表格22.A9" office:value-type="string">
            <text:p text:style-name="P152">VARCHAR</text:p>
          </table:table-cell>
          <table:table-cell table:style-name="表格22.A9" office:value-type="string">
            <text:p text:style-name="P208"/>
          </table:table-cell>
          <table:table-cell table:style-name="表格22.A9" office:value-type="string">
            <text:p text:style-name="P320"/>
          </table:table-cell>
          <table:table-cell table:style-name="表格22.A9" office:value-type="string">
            <text:p text:style-name="P799">Y</text:p>
          </table:table-cell>
          <table:table-cell table:style-name="表格22.A9" office:value-type="string">
            <text:p text:style-name="P346">4</text:p>
          </table:table-cell>
          <table:table-cell table:style-name="表格22.A9" office:value-type="string">
            <text:p text:style-name="P328"/>
          </table:table-cell>
          <table:table-cell table:style-name="表格22.A9" office:value-type="string">
            <text:p text:style-name="P652">如: 2014</text:p>
          </table:table-cell>
          <table:table-cell table:style-name="表格22.A9" office:value-type="string">
            <text:p text:style-name="P655"/>
          </table:table-cell>
          <table:table-cell table:style-name="表格22.J5" table:number-columns-spanned="3" office:value-type="string">
            <text:list xml:id="list93042771180392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336">TYPE</text:p>
          </table:table-cell>
          <table:table-cell table:style-name="表格22.A9" office:value-type="string">
            <text:list xml:id="list93042771157563" text:continue-numbering="true" text:style-name="WW8Num2">
              <text:list-item>
                <text:p text:style-name="P1109">VARCHAR</text:p>
              </text:list-item>
            </text:list>
          </table:table-cell>
          <table:table-cell table:style-name="表格22.A9" office:value-type="string">
            <text:p text:style-name="P208"/>
          </table:table-cell>
          <table:table-cell table:style-name="表格22.A9" office:value-type="string">
            <text:p text:style-name="P320"/>
          </table:table-cell>
          <table:table-cell table:style-name="表格22.A9" office:value-type="string">
            <text:p text:style-name="P783">Y</text:p>
          </table:table-cell>
          <table:table-cell table:style-name="表格22.A9" office:value-type="string">
            <text:p text:style-name="P336">10</text:p>
          </table:table-cell>
          <table:table-cell table:style-name="表格22.A9" office:value-type="string">
            <text:p text:style-name="P331"/>
          </table:table-cell>
          <table:table-cell table:style-name="表格22.A9" office:value-type="string">
            <text:p text:style-name="P653"><text:span text:style-name="T131">tmp</text:span>, <text:span text:style-name="T131">image, common</text:span></text:p>
          </table:table-cell>
          <table:table-cell table:style-name="表格22.A9" office:value-type="string">
            <text:p text:style-name="P746"/>
          </table:table-cell>
          <table:table-cell table:style-name="表格22.J5" table:number-columns-spanned="3" office:value-type="string">
            <text:list xml:id="list9304277115580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042771168460" text:continue-numbering="true" text:style-name="WW8Num2">
              <text:list-item>
                <text:p text:style-name="P1328">FILE_NAME</text:p>
              </text:list-item>
            </text:list>
          </table:table-cell>
          <table:table-cell table:style-name="表格22.A9" office:value-type="string">
            <text:list xml:id="list93042771177709" text:continue-numbering="true" text:style-name="WW8Num2">
              <text:list-item>
                <text:p text:style-name="P1117">VARCHAR</text:p>
              </text:list-item>
            </text:list>
          </table:table-cell>
          <table:table-cell table:style-name="表格22.A9" office:value-type="string">
            <text:list xml:id="list9304277117708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71164790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22.A9" office:value-type="string">
            <text:list xml:id="list9304277115732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71163762" text:continue-numbering="true" text:style-name="WW8Num2">
              <text:list-item>
                <text:p text:style-name="P1328">50</text:p>
              </text:list-item>
            </text:list>
          </table:table-cell>
          <table:table-cell table:style-name="表格22.A9" office:value-type="string">
            <text:list xml:id="list93042771164230" text:continue-numbering="true" text:style-name="WW8Num2">
              <text:list-item>
                <text:p text:style-name="P1324"/>
              </text:list-item>
            </text:list>
          </table:table-cell>
          <table:table-cell table:style-name="表格22.A9" office:value-type="string">
            <text:list xml:id="list93042771171392" text:continue-numbering="true" text:style-name="WW8Num2">
              <text:list-item>
                <text:p text:style-name="P1433">Uuid + 副檔名</text:p>
              </text:list-item>
            </text:list>
          </table:table-cell>
          <table:table-cell table:style-name="表格22.A9" office:value-type="string">
            <text:list xml:id="list93042771166114" text:continue-numbering="true" text:style-name="WW8Num2">
              <text:list-item>
                <text:p text:style-name="P1450"/>
              </text:list-item>
            </text:list>
          </table:table-cell>
          <table:table-cell table:style-name="表格22.J5" table:number-columns-spanned="3" office:value-type="string">
            <text:list xml:id="list93042771155067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042771154467" text:continue-numbering="true" text:style-name="WW8Num2">
              <text:list-item>
                <text:p text:style-name="P1328">SHOW_NAME</text:p>
              </text:list-item>
            </text:list>
          </table:table-cell>
          <table:table-cell table:style-name="表格22.A9" office:value-type="string">
            <text:list xml:id="list93042771158270" text:continue-numbering="true" text:style-name="WW8Num2">
              <text:list-item>
                <text:p text:style-name="P1110">VARCHAR</text:p>
              </text:list-item>
            </text:list>
          </table:table-cell>
          <table:table-cell table:style-name="表格22.A9" office:value-type="string">
            <text:list xml:id="list9304277115997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71172857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22.A9" office:value-type="string">
            <text:list xml:id="list9304277115400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71175625" text:continue-numbering="true" text:style-name="WW8Num2">
              <text:list-item>
                <text:p text:style-name="P1328">255</text:p>
              </text:list-item>
            </text:list>
          </table:table-cell>
          <table:table-cell table:style-name="表格22.A9" office:value-type="string">
            <text:list xml:id="list9304277115867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71154542" text:continue-numbering="true" text:style-name="WW8Num2">
              <text:list-item>
                <text:p text:style-name="P1433">File show name</text:p>
              </text:list-item>
            </text:list>
          </table:table-cell>
          <table:table-cell table:style-name="表格22.A9" office:value-type="string">
            <text:list xml:id="list93042771180116" text:continue-numbering="true" text:style-name="WW8Num2">
              <text:list-item>
                <text:p text:style-name="P1456"/>
              </text:list-item>
            </text:list>
          </table:table-cell>
          <table:table-cell table:style-name="表格22.J5" table:number-columns-spanned="3" office:value-type="string">
            <text:list xml:id="list9304277117512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042771181930" text:continue-numbering="true" text:style-name="WW8Num2">
              <text:list-item>
                <text:p text:style-name="P1330">IS_<text:span text:style-name="T122">FILE</text:span></text:p>
              </text:list-item>
            </text:list>
          </table:table-cell>
          <table:table-cell table:style-name="表格22.A9" office:value-type="string">
            <text:list xml:id="list93042771171153" text:continue-numbering="true" text:style-name="WW8Num2">
              <text:list-item>
                <text:p text:style-name="P1118">VARCHAR</text:p>
              </text:list-item>
            </text:list>
          </table:table-cell>
          <table:table-cell table:style-name="表格22.A9" office:value-type="string">
            <text:list xml:id="list9304278717000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87172854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22.A9" office:value-type="string">
            <text:list xml:id="list9304278715781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87165364" text:continue-numbering="true" text:style-name="WW8Num2">
              <text:list-item>
                <text:p text:style-name="P1330">1</text:p>
              </text:list-item>
            </text:list>
          </table:table-cell>
          <table:table-cell table:style-name="表格22.A9" office:value-type="string">
            <text:list xml:id="list93042787180989" text:continue-numbering="true" text:style-name="WW8Num2">
              <text:list-item>
                <text:p text:style-name="P1331">'Y'</text:p>
              </text:list-item>
            </text:list>
          </table:table-cell>
          <table:table-cell table:style-name="表格22.A9" office:value-type="string">
            <text:list xml:id="list93042787160675" text:continue-numbering="true" text:style-name="WW8Num2">
              <text:list-item>
                <text:p text:style-name="P1435">Y 表示用blob存</text:p>
              </text:list-item>
              <text:list-item>
                <text:p text:style-name="P1435">N 用實體檔案存</text:p>
              </text:list-item>
            </text:list>
          </table:table-cell>
          <table:table-cell table:style-name="表格22.A9" office:value-type="string">
            <text:list xml:id="list93042787160028" text:continue-numbering="true" text:style-name="WW8Num2">
              <text:list-item>
                <text:p text:style-name="P1456"/>
              </text:list-item>
            </text:list>
          </table:table-cell>
          <table:table-cell table:style-name="表格22.J5" table:number-columns-spanned="3" office:value-type="string">
            <text:list xml:id="list93042787177764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042787174503" text:continue-numbering="true" text:style-name="WW8Num2">
              <text:list-item>
                <text:p text:style-name="P1332">CONTENT</text:p>
              </text:list-item>
            </text:list>
          </table:table-cell>
          <table:table-cell table:style-name="表格22.A9" office:value-type="string">
            <text:list xml:id="list93042787152059" text:continue-numbering="true" text:style-name="WW8Num2">
              <text:list-item>
                <text:p text:style-name="P1119">MEDIUMBLOB</text:p>
              </text:list-item>
            </text:list>
          </table:table-cell>
          <table:table-cell table:style-name="表格22.A9" office:value-type="string">
            <text:list xml:id="list9304278717622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87177681" text:continue-numbering="true" text:style-name="WW8Num2">
              <text:list-item>
                <text:p text:style-name="P1321"/>
              </text:list-item>
            </text:list>
          </table:table-cell>
          <table:table-cell table:style-name="表格22.A9" office:value-type="string">
            <text:list xml:id="list9304278716731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87174981" text:continue-numbering="true" text:style-name="WW8Num2">
              <text:list-item>
                <text:p text:style-name="P1328"/>
              </text:list-item>
            </text:list>
          </table:table-cell>
          <table:table-cell table:style-name="表格22.A9" office:value-type="string">
            <text:list xml:id="list9304278716611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9" office:value-type="string">
            <text:list xml:id="list93042787171311" text:continue-numbering="true" text:style-name="WW8Num2">
              <text:list-item>
                <text:p text:style-name="P1433"/>
              </text:list-item>
            </text:list>
          </table:table-cell>
          <table:table-cell table:style-name="表格22.A9" office:value-type="string">
            <text:list xml:id="list93042787173377" text:continue-numbering="true" text:style-name="WW8Num2">
              <text:list-item>
                <text:p text:style-name="P1456"/>
              </text:list-item>
            </text:list>
          </table:table-cell>
          <table:table-cell table:style-name="表格22.J5" table:number-columns-spanned="3" office:value-type="string">
            <text:list xml:id="list93042787171964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042787168931" text:continue-numbering="true" text:style-name="WW8Num2">
              <text:list-item>
                <text:p text:style-name="P1251">CUSERID</text:p>
              </text:list-item>
            </text:list>
          </table:table-cell>
          <table:table-cell table:style-name="表格22.A5" office:value-type="string">
            <text:list xml:id="list93042787162203" text:continue-numbering="true" text:style-name="WW8Num2">
              <text:list-item>
                <text:p text:style-name="P1251">VARCHAR</text:p>
              </text:list-item>
            </text:list>
          </table:table-cell>
          <table:table-cell table:style-name="表格22.A5" office:value-type="string">
            <text:list xml:id="list93042787162588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76907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7013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78114" text:continue-numbering="true" text:style-name="WW8Num2">
              <text:list-item>
                <text:p text:style-name="P1251">24</text:p>
              </text:list-item>
            </text:list>
          </table:table-cell>
          <table:table-cell table:style-name="表格22.A5" office:value-type="string">
            <text:list xml:id="list93042787180982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71733" text:continue-numbering="true" text:style-name="WW8Num2">
              <text:list-item>
                <text:p text:style-name="P1251">Create data user</text:p>
              </text:list-item>
            </text:list>
          </table:table-cell>
          <table:table-cell table:style-name="表格22.A5" office:value-type="string">
            <text:list xml:id="list9304278717522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J5" table:number-columns-spanned="3" office:value-type="string">
            <text:list xml:id="list93042787168639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042787170378" text:continue-numbering="true" text:style-name="WW8Num2">
              <text:list-item>
                <text:p text:style-name="P1251">CDATE</text:p>
              </text:list-item>
            </text:list>
          </table:table-cell>
          <table:table-cell table:style-name="表格22.A5" office:value-type="string">
            <text:list xml:id="list93042787156344" text:continue-numbering="true" text:style-name="WW8Num2">
              <text:list-item>
                <text:p text:style-name="P1251">DATETIME</text:p>
              </text:list-item>
            </text:list>
          </table:table-cell>
          <table:table-cell table:style-name="表格22.A5" office:value-type="string">
            <text:list xml:id="list93042787167725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51491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5624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6257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69777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82458" text:continue-numbering="true" text:style-name="WW8Num2">
              <text:list-item>
                <text:p text:style-name="P1251">Create time</text:p>
              </text:list-item>
            </text:list>
          </table:table-cell>
          <table:table-cell table:style-name="表格22.A5" office:value-type="string">
            <text:list xml:id="list9304278717808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J5" table:number-columns-spanned="3" office:value-type="string">
            <text:list xml:id="list93042787155845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042787180850" text:continue-numbering="true" text:style-name="WW8Num2">
              <text:list-item>
                <text:p text:style-name="P1251">UUSERID</text:p>
              </text:list-item>
            </text:list>
          </table:table-cell>
          <table:table-cell table:style-name="表格22.A5" office:value-type="string">
            <text:list xml:id="list93042787166443" text:continue-numbering="true" text:style-name="WW8Num2">
              <text:list-item>
                <text:p text:style-name="P1251">VARCHAR</text:p>
              </text:list-item>
            </text:list>
          </table:table-cell>
          <table:table-cell table:style-name="表格22.A5" office:value-type="string">
            <text:list xml:id="list93042787172274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7772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8004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787165984" text:continue-numbering="true" text:style-name="WW8Num2">
              <text:list-item>
                <text:p text:style-name="P1251">24</text:p>
              </text:list-item>
            </text:list>
          </table:table-cell>
          <table:table-cell table:style-name="表格22.A5" office:value-type="string">
            <text:list xml:id="list93042802164721" text:continue-numbering="true" text:style-name="WW8Num2">
              <text:list-item>
                <text:p text:style-name="P1251">null</text:p>
              </text:list-item>
            </text:list>
          </table:table-cell>
          <table:table-cell table:style-name="表格22.A5" office:value-type="string">
            <text:list xml:id="list93042802181663" text:continue-numbering="true" text:style-name="WW8Num2">
              <text:list-item>
                <text:p text:style-name="P1251">Update date user</text:p>
              </text:list-item>
            </text:list>
          </table:table-cell>
          <table:table-cell table:style-name="表格22.A5" office:value-type="string">
            <text:list xml:id="list93042802164263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J5" table:number-columns-spanned="3" office:value-type="string">
            <text:list xml:id="list93042802176072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042802164070" text:continue-numbering="true" text:style-name="WW8Num2">
              <text:list-item>
                <text:p text:style-name="P1251">UDATE</text:p>
              </text:list-item>
            </text:list>
          </table:table-cell>
          <table:table-cell table:style-name="表格22.A5" office:value-type="string">
            <text:list xml:id="list93042802177275" text:continue-numbering="true" text:style-name="WW8Num2">
              <text:list-item>
                <text:p text:style-name="P1251">DATETIME</text:p>
              </text:list-item>
            </text:list>
          </table:table-cell>
          <table:table-cell table:style-name="表格22.A5" office:value-type="string">
            <text:list xml:id="list93042802178330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802152729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802178363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802168036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A5" office:value-type="string">
            <text:list xml:id="list93042802178156" text:continue-numbering="true" text:style-name="WW8Num2">
              <text:list-item>
                <text:p text:style-name="P1251">null</text:p>
              </text:list-item>
            </text:list>
          </table:table-cell>
          <table:table-cell table:style-name="表格22.A5" office:value-type="string">
            <text:list xml:id="list93042802181689" text:continue-numbering="true" text:style-name="WW8Num2">
              <text:list-item>
                <text:p text:style-name="P1251">Update time</text:p>
              </text:list-item>
            </text:list>
          </table:table-cell>
          <table:table-cell table:style-name="表格22.A5" office:value-type="string">
            <text:list xml:id="list93042802171855" text:continue-numbering="true" text:style-name="WW8Num2">
              <text:list-item>
                <text:p text:style-name="P1209"/>
              </text:list-item>
            </text:list>
          </table:table-cell>
          <table:table-cell table:style-name="表格22.J5" table:number-columns-spanned="3" office:value-type="string">
            <text:list xml:id="list93042802170246" text:continue-numbering="true" text:style-name="WW8Num2">
              <text:list-item>
                <text:p text:style-name="P849"/>
              </text:list-item>
            </text:list>
          </table:table-cell>
          <table:covered-table-cell/>
          <table:covered-table-cell/>
        </table:table-row>
      </table:table>
      <text:list xml:id="list93042802174632" text:continue-numbering="true" text:style-name="WW8Num2">
        <text:list-item>
          <text:p text:style-name="P890"/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93042802165599" text:continue-numbering="true" text:style-name="WW8Num2">
        <text:list-item>
          <text:h text:style-name="P1482" text:outline-level="1"><text:bookmark-start text:name="__RefHeading__10568_19264099"/><text:soft-page-break/><text:span text:style-name="T47">TB_SYS_</text:span><text:span text:style-name="T58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93042802155537" text:continue-numbering="true" text:style-name="WW8Num2">
              <text:list-item>
                <text:p text:style-name="P986">Project</text:p>
              </text:list-item>
            </text:list>
          </table:table-cell>
          <table:table-cell table:style-name="表格23.A1" table:number-columns-spanned="6" office:value-type="string">
            <text:list xml:id="list93042802158570" text:continue-numbering="true" text:style-name="WW8Num2">
              <text:list-item>
                <text:p text:style-name="P106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93042802171717" text:continue-numbering="true" text:style-name="WW8Num2">
              <text:list-item>
                <text:p text:style-name="P986">Ver</text:p>
              </text:list-item>
            </text:list>
          </table:table-cell>
          <table:table-cell table:style-name="表格23.A1" office:value-type="string">
            <text:list xml:id="list93042802161270" text:continue-numbering="true" text:style-name="WW8Num2">
              <text:list-item>
                <text:p text:style-name="P1068">0.5</text:p>
              </text:list-item>
            </text:list>
          </table:table-cell>
          <table:table-cell table:style-name="表格23.J1" office:value-type="string">
            <text:list xml:id="list93042802162509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0216037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02182426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3042802155586" text:continue-numbering="true" text:style-name="WW8Num2">
              <text:list-item>
                <text:p text:style-name="P986">Maintain</text:p>
              </text:list-item>
            </text:list>
          </table:table-cell>
          <table:table-cell table:style-name="表格23.A2" table:number-columns-spanned="6" office:value-type="string">
            <text:list xml:id="list93042802170694" text:continue-numbering="true" text:style-name="WW8Num2">
              <text:list-item>
                <text:p text:style-name="P106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3042802180408" text:continue-numbering="true" text:style-name="WW8Num2">
              <text:list-item>
                <text:p text:style-name="P986">Date</text:p>
              </text:list-item>
            </text:list>
          </table:table-cell>
          <table:table-cell table:style-name="表格23.A2" office:value-type="string">
            <text:list xml:id="list93042802163992" text:continue-numbering="true" text:style-name="WW8Num2">
              <text:list-item>
                <text:p text:style-name="P1068">2014/10/<text:span text:style-name="T104">29</text:span></text:p>
              </text:list-item>
            </text:list>
          </table:table-cell>
          <table:table-cell table:style-name="表格23.J1" office:value-type="string">
            <text:list xml:id="list9304280218221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02182788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02178015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3042802155831" text:continue-numbering="true" text:style-name="WW8Num2">
              <text:list-item>
                <text:p text:style-name="P986">Table</text:p>
              </text:list-item>
            </text:list>
          </table:table-cell>
          <table:table-cell table:style-name="表格23.A2" table:number-columns-spanned="6" office:value-type="string">
            <text:list xml:id="list93042818157540" text:continue-numbering="true" text:style-name="WW8Num2">
              <text:list-item>
                <text:p text:style-name="P1168">tb_sys_<text:span text:style-name="T124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3042818165487" text:continue-numbering="true" text:style-name="WW8Num2">
              <text:list-item>
                <text:p text:style-name="P986">DataBase</text:p>
              </text:list-item>
            </text:list>
          </table:table-cell>
          <table:table-cell table:style-name="表格23.A2" office:value-type="string">
            <text:list xml:id="list93042818171658" text:continue-numbering="true" text:style-name="WW8Num2">
              <text:list-item>
                <text:p text:style-name="P1068">bbcore</text:p>
              </text:list-item>
            </text:list>
          </table:table-cell>
          <table:table-cell table:style-name="表格23.J1" office:value-type="string">
            <text:list xml:id="list93042818166705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18174150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18156189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93042818168646" text:continue-numbering="true" text:style-name="WW8Num2">
              <text:list-item>
                <text:p text:style-name="P986">Descript</text:p>
              </text:list-item>
            </text:list>
          </table:table-cell>
          <table:table-cell table:style-name="表格23.A4" table:number-columns-spanned="8" office:value-type="string">
            <text:list xml:id="list93042818160239" text:continue-numbering="true" text:style-name="WW8Num2">
              <text:list-item>
                <text:p text:style-name="P1122">Jasper報表上傳後的資料紀錄, 執行時將 CONTENT 解壓縮至設定的報表目錄夾/REPORT_ID/</text:p>
              </text:list-item>
              <text:list-item>
                <text:p text:style-name="P1123">假如<text:span text:style-name="T128">REPORT_ID 為 A01 且</text:span>報表目錄為 /<text:span text:style-name="T128">var/jasper</text:span></text:p>
              </text:list-item>
              <text:list-item>
                <text:p text:style-name="P1123">執行部署為 /<text:span text:style-name="T128">var/jasper/A01</text:span></text:p>
              </text:list-item>
              <text:list-item>
                <text:p text:style-name="P112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93042818171517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18173673" text:continue-numbering="true" text:style-name="WW8Num2">
              <text:list-item>
                <text:p text:style-name="P850"/>
              </text:list-item>
            </text:list>
          </table:table-cell>
          <table:table-cell table:style-name="表格23.K1" office:value-type="string">
            <text:list xml:id="list93042818158673" text:continue-numbering="true" text:style-name="WW8Num2">
              <text:list-item>
                <text:p text:style-name="P850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93042818176704" text:continue-numbering="true" text:style-name="WW8Num2">
              <text:list-item>
                <text:p text:style-name="P9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93042818180968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042818175429" text:continue-numbering="true" text:style-name="WW8Num2">
              <text:list-item>
                <text:p text:style-name="P1027">Field</text:p>
              </text:list-item>
            </text:list>
          </table:table-cell>
          <table:table-cell table:style-name="表格23.A5" office:value-type="string">
            <text:list xml:id="list93042818164005" text:continue-numbering="true" text:style-name="WW8Num2">
              <text:list-item>
                <text:p text:style-name="P1027">Datatype</text:p>
              </text:list-item>
            </text:list>
          </table:table-cell>
          <table:table-cell table:style-name="表格23.A5" office:value-type="string">
            <text:list xml:id="list93042818153809" text:continue-numbering="true" text:style-name="WW8Num2">
              <text:list-item>
                <text:p text:style-name="P1027">PK</text:p>
              </text:list-item>
            </text:list>
          </table:table-cell>
          <table:table-cell table:style-name="表格23.A5" office:value-type="string">
            <text:list xml:id="list93042818162903" text:continue-numbering="true" text:style-name="WW8Num2">
              <text:list-item>
                <text:p text:style-name="P1027">UK</text:p>
              </text:list-item>
            </text:list>
          </table:table-cell>
          <table:table-cell table:style-name="表格23.A5" office:value-type="string">
            <text:list xml:id="list93042818156881" text:continue-numbering="true" text:style-name="WW8Num2">
              <text:list-item>
                <text:p text:style-name="P1027">IDX</text:p>
              </text:list-item>
            </text:list>
          </table:table-cell>
          <table:table-cell table:style-name="表格23.A5" office:value-type="string">
            <text:list xml:id="list93042818158897" text:continue-numbering="true" text:style-name="WW8Num2">
              <text:list-item>
                <text:p text:style-name="P945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93042818172506" text:continue-numbering="true" text:style-name="WW8Num2">
              <text:list-item>
                <text:p text:style-name="P945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93042818174577" text:continue-numbering="true" text:style-name="WW8Num2">
              <text:list-item>
                <text:p text:style-name="P1027">Description</text:p>
              </text:list-item>
            </text:list>
          </table:table-cell>
          <table:table-cell table:style-name="表格23.A5" office:value-type="string">
            <text:list xml:id="list93042818176428" text:continue-numbering="true" text:style-name="WW8Num2">
              <text:list-item>
                <text:p text:style-name="P1027">Remarks</text:p>
              </text:list-item>
            </text:list>
          </table:table-cell>
          <table:table-cell table:style-name="表格23.J5" table:number-columns-spanned="3" office:value-type="string">
            <text:list xml:id="list9304281817879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042818166293" text:continue-numbering="true" text:style-name="WW8Num2">
              <text:list-item>
                <text:p text:style-name="P1252">OID</text:p>
              </text:list-item>
            </text:list>
          </table:table-cell>
          <table:table-cell table:style-name="表格23.A5" office:value-type="string">
            <text:list xml:id="list93042818181331" text:continue-numbering="true" text:style-name="WW8Num2">
              <text:list-item>
                <text:p text:style-name="P1252">CHAR</text:p>
              </text:list-item>
            </text:list>
          </table:table-cell>
          <table:table-cell table:style-name="表格23.A5" office:value-type="string">
            <text:list xml:id="list93042818172169" text:continue-numbering="true" text:style-name="WW8Num2">
              <text:list-item>
                <text:p text:style-name="P1252">Y</text:p>
              </text:list-item>
            </text:list>
          </table:table-cell>
          <table:table-cell table:style-name="表格23.A5" office:value-type="string">
            <text:list xml:id="list93042818169730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18180468" text:continue-numbering="true" text:style-name="WW8Num2">
              <text:list-item>
                <text:p text:style-name="P1252"><text:s/></text:p>
              </text:list-item>
            </text:list>
          </table:table-cell>
          <table:table-cell table:style-name="表格23.A5" office:value-type="string">
            <text:list xml:id="list93042818151290" text:continue-numbering="true" text:style-name="WW8Num2">
              <text:list-item>
                <text:p text:style-name="P1252">36</text:p>
              </text:list-item>
            </text:list>
          </table:table-cell>
          <table:table-cell table:style-name="表格23.A5" office:value-type="string">
            <text:list xml:id="list9304281817344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18160631" text:continue-numbering="true" text:style-name="WW8Num2">
              <text:list-item>
                <text:p text:style-name="P1252">PK / UUID</text:p>
              </text:list-item>
            </text:list>
          </table:table-cell>
          <table:table-cell table:style-name="表格23.A5" office:value-type="string">
            <text:list xml:id="list93042818154259" text:continue-numbering="true" text:style-name="WW8Num2">
              <text:list-item>
                <text:p text:style-name="P1252">Default java UUID</text:p>
              </text:list-item>
            </text:list>
          </table:table-cell>
          <table:table-cell table:style-name="表格23.J5" table:number-columns-spanned="3" office:value-type="string">
            <text:list xml:id="list93042818172387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340">REPORT_ID</text:p>
          </table:table-cell>
          <table:table-cell table:style-name="表格23.A5" office:value-type="string">
            <text:list xml:id="list93042818150458" text:continue-numbering="true" text:style-name="WW8Num2">
              <text:list-item>
                <text:p text:style-name="P1253">VARCHAR</text:p>
              </text:list-item>
            </text:list>
          </table:table-cell>
          <table:table-cell table:style-name="表格23.A5" office:value-type="string">
            <text:p text:style-name="P209"/>
          </table:table-cell>
          <table:table-cell table:style-name="表格23.A5" office:value-type="string">
            <text:p text:style-name="P341">Y</text:p>
          </table:table-cell>
          <table:table-cell table:style-name="表格23.A5" office:value-type="string">
            <text:p text:style-name="P784"/>
          </table:table-cell>
          <table:table-cell table:style-name="表格23.A5" office:value-type="string">
            <text:p text:style-name="P345">50</text:p>
          </table:table-cell>
          <table:table-cell table:style-name="表格23.A5" office:value-type="string">
            <text:p text:style-name="P209"/>
          </table:table-cell>
          <table:table-cell table:style-name="表格23.A5" office:value-type="string">
            <text:p text:style-name="P657">BSCJASPER<text:span text:style-name="T125">0</text:span>0001</text:p>
          </table:table-cell>
          <table:table-cell table:style-name="表格23.A5" office:value-type="string">
            <text:p text:style-name="P567"/>
          </table:table-cell>
          <table:table-cell table:style-name="表格23.J5" table:number-columns-spanned="3" office:value-type="string">
            <text:list xml:id="list93042818177872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42">FILE</text:p>
          </table:table-cell>
          <table:table-cell table:style-name="表格23.A9" office:value-type="string">
            <text:list xml:id="list93042833181228" text:continue-numbering="true" text:style-name="WW8Num2">
              <text:list-item>
                <text:p text:style-name="P1254">VARCHAR</text:p>
              </text:list-item>
            </text:list>
          </table:table-cell>
          <table:table-cell table:style-name="表格23.A9" office:value-type="string">
            <text:p text:style-name="P209"/>
          </table:table-cell>
          <table:table-cell table:style-name="表格23.A9" office:value-type="string">
            <text:p text:style-name="P321"/>
          </table:table-cell>
          <table:table-cell table:style-name="表格23.A9" office:value-type="string">
            <text:p text:style-name="P772"/>
          </table:table-cell>
          <table:table-cell table:style-name="表格23.A9" office:value-type="string">
            <text:p text:style-name="P345">100</text:p>
          </table:table-cell>
          <table:table-cell table:style-name="表格23.A9" office:value-type="string">
            <text:p text:style-name="P329"/>
          </table:table-cell>
          <table:table-cell table:style-name="表格23.A9" office:value-type="string">
            <text:p text:style-name="P658">BSCJASPER<text:span text:style-name="T125">0</text:span>0001.<text:span text:style-name="T126">jasper</text:span></text:p>
          </table:table-cell>
          <table:table-cell table:style-name="表格23.A9" office:value-type="string">
            <text:p text:style-name="P656"/>
          </table:table-cell>
          <table:table-cell table:style-name="表格23.J5" table:number-columns-spanned="3" office:value-type="string">
            <text:list xml:id="list9304283315038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343">IS_COMPILE</text:p>
          </table:table-cell>
          <table:table-cell table:style-name="表格23.A9" office:value-type="string">
            <text:list xml:id="list93042833170637" text:continue-numbering="true" text:style-name="WW8Num2">
              <text:list-item>
                <text:p text:style-name="P1255">VARCHAR</text:p>
              </text:list-item>
            </text:list>
          </table:table-cell>
          <table:table-cell table:style-name="表格23.A9" office:value-type="string">
            <text:p text:style-name="P209"/>
          </table:table-cell>
          <table:table-cell table:style-name="表格23.A9" office:value-type="string">
            <text:p text:style-name="P321"/>
          </table:table-cell>
          <table:table-cell table:style-name="表格23.A9" office:value-type="string">
            <text:p text:style-name="P784"/>
          </table:table-cell>
          <table:table-cell table:style-name="表格23.A9" office:value-type="string">
            <text:p text:style-name="P343">1</text:p>
          </table:table-cell>
          <table:table-cell table:style-name="表格23.A9" office:value-type="string">
            <text:p text:style-name="P344">'N'</text:p>
          </table:table-cell>
          <table:table-cell table:style-name="表格23.A9" office:value-type="string">
            <text:p text:style-name="P654">是否線上<text:span text:style-name="T130">compile jrxml檔</text:span></text:p>
          </table:table-cell>
          <table:table-cell table:style-name="表格23.A9" office:value-type="string">
            <text:p text:style-name="P747"/>
          </table:table-cell>
          <table:table-cell table:style-name="表格23.J5" table:number-columns-spanned="3" office:value-type="string">
            <text:list xml:id="list93042833157092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3042833155338" text:continue-numbering="true" text:style-name="WW8Num2">
              <text:list-item>
                <text:p text:style-name="P1334">CONTENT</text:p>
              </text:list-item>
            </text:list>
          </table:table-cell>
          <table:table-cell table:style-name="表格23.A9" office:value-type="string">
            <text:list xml:id="list93042833170254" text:continue-numbering="true" text:style-name="WW8Num2">
              <text:list-item>
                <text:p text:style-name="P1120">MEDIUMBLOB</text:p>
              </text:list-item>
            </text:list>
          </table:table-cell>
          <table:table-cell table:style-name="表格23.A9" office:value-type="string">
            <text:list xml:id="list93042833170573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9" office:value-type="string">
            <text:list xml:id="list93042833156379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23.A9" office:value-type="string">
            <text:list xml:id="list9304283315129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9" office:value-type="string">
            <text:list xml:id="list93042833162069" text:continue-numbering="true" text:style-name="WW8Num2">
              <text:list-item>
                <text:p text:style-name="P1329"/>
              </text:list-item>
            </text:list>
          </table:table-cell>
          <table:table-cell table:style-name="表格23.A9" office:value-type="string">
            <text:list xml:id="list93042833175998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23.A9" office:value-type="string">
            <text:list xml:id="list93042833175544" text:continue-numbering="true" text:style-name="WW8Num2">
              <text:list-item>
                <text:p text:style-name="P1434">上傳的<text:span text:style-name="T127">zip壓縮檔, 目錄需與REPORT_ID相同名</text:span></text:p>
              </text:list-item>
            </text:list>
          </table:table-cell>
          <table:table-cell table:style-name="表格23.A9" office:value-type="string">
            <text:list xml:id="list93042833151642" text:continue-numbering="true" text:style-name="WW8Num2">
              <text:list-item>
                <text:p text:style-name="P1451"/>
              </text:list-item>
            </text:list>
          </table:table-cell>
          <table:table-cell table:style-name="表格23.J5" table:number-columns-spanned="3" office:value-type="string">
            <text:list xml:id="list930428331503841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3042833180337" text:continue-numbering="true" text:style-name="WW8Num2">
              <text:list-item>
                <text:p text:style-name="P1335">DESCRIPTION</text:p>
              </text:list-item>
            </text:list>
          </table:table-cell>
          <table:table-cell table:style-name="表格23.A9" office:value-type="string">
            <text:list xml:id="list93042833180504" text:continue-numbering="true" text:style-name="WW8Num2">
              <text:list-item>
                <text:p text:style-name="P1333">VARCHAR</text:p>
              </text:list-item>
            </text:list>
          </table:table-cell>
          <table:table-cell table:style-name="表格23.A9" office:value-type="string">
            <text:list xml:id="list9304283317429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9" office:value-type="string">
            <text:list xml:id="list93042833154237" text:continue-numbering="true" text:style-name="WW8Num2">
              <text:list-item>
                <text:p text:style-name="P1322"/>
              </text:list-item>
            </text:list>
          </table:table-cell>
          <table:table-cell table:style-name="表格23.A9" office:value-type="string">
            <text:list xml:id="list93042833153880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9" office:value-type="string">
            <text:list xml:id="list93042833161780" text:continue-numbering="true" text:style-name="WW8Num2">
              <text:list-item>
                <text:p text:style-name="P1335">500</text:p>
              </text:list-item>
            </text:list>
          </table:table-cell>
          <table:table-cell table:style-name="表格23.A9" office:value-type="string">
            <text:list xml:id="list93042833166666" text:continue-numbering="true" text:style-name="WW8Num2">
              <text:list-item>
                <text:p text:style-name="P1325"/>
              </text:list-item>
            </text:list>
          </table:table-cell>
          <table:table-cell table:style-name="表格23.A9" office:value-type="string">
            <text:list xml:id="list93042833164790" text:continue-numbering="true" text:style-name="WW8Num2">
              <text:list-item>
                <text:p text:style-name="P1434"/>
              </text:list-item>
            </text:list>
          </table:table-cell>
          <table:table-cell table:style-name="表格23.A9" office:value-type="string">
            <text:list xml:id="list930428331805041" text:continue-numbering="true" text:style-name="WW8Num2">
              <text:list-item>
                <text:p text:style-name="P1451"/>
              </text:list-item>
            </text:list>
          </table:table-cell>
          <table:table-cell table:style-name="表格23.J5" table:number-columns-spanned="3" office:value-type="string">
            <text:list xml:id="list93042833170797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042833163056" text:continue-numbering="true" text:style-name="WW8Num2">
              <text:list-item>
                <text:p text:style-name="P1252">CUSERID</text:p>
              </text:list-item>
            </text:list>
          </table:table-cell>
          <table:table-cell table:style-name="表格23.A5" office:value-type="string">
            <text:list xml:id="list93042833152466" text:continue-numbering="true" text:style-name="WW8Num2">
              <text:list-item>
                <text:p text:style-name="P1252">VARCHAR</text:p>
              </text:list-item>
            </text:list>
          </table:table-cell>
          <table:table-cell table:style-name="表格23.A5" office:value-type="string">
            <text:list xml:id="list93042833178208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33162953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3316966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33170150" text:continue-numbering="true" text:style-name="WW8Num2">
              <text:list-item>
                <text:p text:style-name="P1252">24</text:p>
              </text:list-item>
            </text:list>
          </table:table-cell>
          <table:table-cell table:style-name="表格23.A5" office:value-type="string">
            <text:list xml:id="list9304283315064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80984" text:continue-numbering="true" text:style-name="WW8Num2">
              <text:list-item>
                <text:p text:style-name="P1252">Create data user</text:p>
              </text:list-item>
            </text:list>
          </table:table-cell>
          <table:table-cell table:style-name="表格23.A5" office:value-type="string">
            <text:list xml:id="list93042849175679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J5" table:number-columns-spanned="3" office:value-type="string">
            <text:list xml:id="list93042849176656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042849163807" text:continue-numbering="true" text:style-name="WW8Num2">
              <text:list-item>
                <text:p text:style-name="P1252">CDATE</text:p>
              </text:list-item>
            </text:list>
          </table:table-cell>
          <table:table-cell table:style-name="表格23.A5" office:value-type="string">
            <text:list xml:id="list93042849150557" text:continue-numbering="true" text:style-name="WW8Num2">
              <text:list-item>
                <text:p text:style-name="P1252">DATETIME</text:p>
              </text:list-item>
            </text:list>
          </table:table-cell>
          <table:table-cell table:style-name="表格23.A5" office:value-type="string">
            <text:list xml:id="list93042849180755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71285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75760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82025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78578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65385" text:continue-numbering="true" text:style-name="WW8Num2">
              <text:list-item>
                <text:p text:style-name="P1252">Create time</text:p>
              </text:list-item>
            </text:list>
          </table:table-cell>
          <table:table-cell table:style-name="表格23.A5" office:value-type="string">
            <text:list xml:id="list9304284915888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J5" table:number-columns-spanned="3" office:value-type="string">
            <text:list xml:id="list93042849158794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042849150699" text:continue-numbering="true" text:style-name="WW8Num2">
              <text:list-item>
                <text:p text:style-name="P1252">UUSERID</text:p>
              </text:list-item>
            </text:list>
          </table:table-cell>
          <table:table-cell table:style-name="表格23.A5" office:value-type="string">
            <text:list xml:id="list93042849155759" text:continue-numbering="true" text:style-name="WW8Num2">
              <text:list-item>
                <text:p text:style-name="P1252">VARCHAR</text:p>
              </text:list-item>
            </text:list>
          </table:table-cell>
          <table:table-cell table:style-name="表格23.A5" office:value-type="string">
            <text:list xml:id="list9304284915093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61572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7410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82882" text:continue-numbering="true" text:style-name="WW8Num2">
              <text:list-item>
                <text:p text:style-name="P1252">24</text:p>
              </text:list-item>
            </text:list>
          </table:table-cell>
          <table:table-cell table:style-name="表格23.A5" office:value-type="string">
            <text:list xml:id="list93042849182841" text:continue-numbering="true" text:style-name="WW8Num2">
              <text:list-item>
                <text:p text:style-name="P1252">null</text:p>
              </text:list-item>
            </text:list>
          </table:table-cell>
          <table:table-cell table:style-name="表格23.A5" office:value-type="string">
            <text:list xml:id="list93042849181278" text:continue-numbering="true" text:style-name="WW8Num2">
              <text:list-item>
                <text:p text:style-name="P1252">Update date user</text:p>
              </text:list-item>
            </text:list>
          </table:table-cell>
          <table:table-cell table:style-name="表格23.A5" office:value-type="string">
            <text:list xml:id="list93042849172513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J5" table:number-columns-spanned="3" office:value-type="string">
            <text:list xml:id="list93042849180020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042849178329" text:continue-numbering="true" text:style-name="WW8Num2">
              <text:list-item>
                <text:p text:style-name="P1252">UDATE</text:p>
              </text:list-item>
            </text:list>
          </table:table-cell>
          <table:table-cell table:style-name="表格23.A5" office:value-type="string">
            <text:list xml:id="list93042849178369" text:continue-numbering="true" text:style-name="WW8Num2">
              <text:list-item>
                <text:p text:style-name="P1252">DATETIME</text:p>
              </text:list-item>
            </text:list>
          </table:table-cell>
          <table:table-cell table:style-name="表格23.A5" office:value-type="string">
            <text:list xml:id="list93042849168434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54964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66521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53756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A5" office:value-type="string">
            <text:list xml:id="list93042849172847" text:continue-numbering="true" text:style-name="WW8Num2">
              <text:list-item>
                <text:p text:style-name="P1252">null</text:p>
              </text:list-item>
            </text:list>
          </table:table-cell>
          <table:table-cell table:style-name="表格23.A5" office:value-type="string">
            <text:list xml:id="list93042849181109" text:continue-numbering="true" text:style-name="WW8Num2">
              <text:list-item>
                <text:p text:style-name="P1252">Update time</text:p>
              </text:list-item>
            </text:list>
          </table:table-cell>
          <table:table-cell table:style-name="表格23.A5" office:value-type="string">
            <text:list xml:id="list93042849181717" text:continue-numbering="true" text:style-name="WW8Num2">
              <text:list-item>
                <text:p text:style-name="P1210"/>
              </text:list-item>
            </text:list>
          </table:table-cell>
          <table:table-cell table:style-name="表格23.J5" table:number-columns-spanned="3" office:value-type="string">
            <text:list xml:id="list93042849174987" text:continue-numbering="true" text:style-name="WW8Num2">
              <text:list-item>
                <text:p text:style-name="P850"/>
              </text:list-item>
            </text:list>
          </table:table-cell>
          <table:covered-table-cell/>
          <table:covered-table-cell/>
        </table:table-row>
      </table:table>
      <text:p text:style-name="P69"/>
      <text:p text:style-name="P69"/>
      <text:list xml:id="list93042849176276" text:continue-numbering="true" text:style-name="WW8Num2">
        <text:list-item>
          <text:h text:style-name="P1483" text:outline-level="1"><text:bookmark-start text:name="__RefHeading__10570_19264099"/><text:span text:style-name="T47">TB_SYS_</text:span><text:span text:style-name="T58">JREPORT_</text:span><text:span text:style-name="T59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93042849182508" text:continue-numbering="true" text:style-name="WW8Num2">
              <text:list-item>
                <text:p text:style-name="P987">Project</text:p>
              </text:list-item>
            </text:list>
          </table:table-cell>
          <table:table-cell table:style-name="表格24.A1" table:number-columns-spanned="6" office:value-type="string">
            <text:list xml:id="list93042849158651" text:continue-numbering="true" text:style-name="WW8Num2">
              <text:list-item>
                <text:p text:style-name="P106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93042849153913" text:continue-numbering="true" text:style-name="WW8Num2">
              <text:list-item>
                <text:p text:style-name="P987">Ver</text:p>
              </text:list-item>
            </text:list>
          </table:table-cell>
          <table:table-cell table:style-name="表格24.A1" office:value-type="string">
            <text:list xml:id="list93042849164530" text:continue-numbering="true" text:style-name="WW8Num2">
              <text:list-item>
                <text:p text:style-name="P1069">0.5</text:p>
              </text:list-item>
            </text:list>
          </table:table-cell>
          <table:table-cell table:style-name="表格24.J1" office:value-type="string">
            <text:list xml:id="list93042849169306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49180569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49171492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3042849164191" text:continue-numbering="true" text:style-name="WW8Num2">
              <text:list-item>
                <text:p text:style-name="P987">Maintain</text:p>
              </text:list-item>
            </text:list>
          </table:table-cell>
          <table:table-cell table:style-name="表格24.A2" table:number-columns-spanned="6" office:value-type="string">
            <text:list xml:id="list93042849154508" text:continue-numbering="true" text:style-name="WW8Num2">
              <text:list-item>
                <text:p text:style-name="P106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3042849175962" text:continue-numbering="true" text:style-name="WW8Num2">
              <text:list-item>
                <text:p text:style-name="P987">Date</text:p>
              </text:list-item>
            </text:list>
          </table:table-cell>
          <table:table-cell table:style-name="表格24.A2" office:value-type="string">
            <text:list xml:id="list93042865162912" text:continue-numbering="true" text:style-name="WW8Num2">
              <text:list-item>
                <text:p text:style-name="P1069">2014/10/<text:span text:style-name="T104">29</text:span></text:p>
              </text:list-item>
            </text:list>
          </table:table-cell>
          <table:table-cell table:style-name="表格24.J1" office:value-type="string">
            <text:list xml:id="list93042865175532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65179103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65174963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3042865151903" text:continue-numbering="true" text:style-name="WW8Num2">
              <text:list-item>
                <text:p text:style-name="P987">Table</text:p>
              </text:list-item>
            </text:list>
          </table:table-cell>
          <table:table-cell table:style-name="表格24.A2" table:number-columns-spanned="6" office:value-type="string">
            <text:list xml:id="list93042865161815" text:continue-numbering="true" text:style-name="WW8Num2">
              <text:list-item>
                <text:p text:style-name="P1169">tb_sys_<text:span text:style-name="T124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3042865168040" text:continue-numbering="true" text:style-name="WW8Num2">
              <text:list-item>
                <text:p text:style-name="P987">DataBase</text:p>
              </text:list-item>
            </text:list>
          </table:table-cell>
          <table:table-cell table:style-name="表格24.A2" office:value-type="string">
            <text:list xml:id="list93042865155704" text:continue-numbering="true" text:style-name="WW8Num2">
              <text:list-item>
                <text:p text:style-name="P1069">bbcore</text:p>
              </text:list-item>
            </text:list>
          </table:table-cell>
          <table:table-cell table:style-name="表格24.J1" office:value-type="string">
            <text:list xml:id="list93042865175087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65182018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65175123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93042865165685" text:continue-numbering="true" text:style-name="WW8Num2">
              <text:list-item>
                <text:p text:style-name="P987">Descript</text:p>
              </text:list-item>
            </text:list>
          </table:table-cell>
          <table:table-cell table:style-name="表格24.A4" table:number-columns-spanned="8" office:value-type="string">
            <text:list xml:id="list93042865167748" text:continue-numbering="true" text:style-name="WW8Num2">
              <text:list-item>
                <text:p text:style-name="P11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93042865180580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65182281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4.K1" office:value-type="string">
            <text:list xml:id="list93042865174394" text:continue-numbering="true" text:style-name="WW8Num2">
              <text:list-item>
                <text:p text:style-name="P851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93042865164280" text:continue-numbering="true" text:style-name="WW8Num2">
              <text:list-item>
                <text:p text:style-name="P9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9304286517657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65175128" text:continue-numbering="true" text:style-name="WW8Num2">
              <text:list-item>
                <text:p text:style-name="P1028">Field</text:p>
              </text:list-item>
            </text:list>
          </table:table-cell>
          <table:table-cell table:style-name="表格24.A5" office:value-type="string">
            <text:list xml:id="list93042865178422" text:continue-numbering="true" text:style-name="WW8Num2">
              <text:list-item>
                <text:p text:style-name="P1028">Datatype</text:p>
              </text:list-item>
            </text:list>
          </table:table-cell>
          <table:table-cell table:style-name="表格24.A5" office:value-type="string">
            <text:list xml:id="list93042865167184" text:continue-numbering="true" text:style-name="WW8Num2">
              <text:list-item>
                <text:p text:style-name="P1028">PK</text:p>
              </text:list-item>
            </text:list>
          </table:table-cell>
          <table:table-cell table:style-name="表格24.A5" office:value-type="string">
            <text:list xml:id="list93042865169298" text:continue-numbering="true" text:style-name="WW8Num2">
              <text:list-item>
                <text:p text:style-name="P1028">UK</text:p>
              </text:list-item>
            </text:list>
          </table:table-cell>
          <table:table-cell table:style-name="表格24.A5" office:value-type="string">
            <text:list xml:id="list93042865151758" text:continue-numbering="true" text:style-name="WW8Num2">
              <text:list-item>
                <text:p text:style-name="P1028">IDX</text:p>
              </text:list-item>
            </text:list>
          </table:table-cell>
          <table:table-cell table:style-name="表格24.A5" office:value-type="string">
            <text:list xml:id="list93042865179143" text:continue-numbering="true" text:style-name="WW8Num2">
              <text:list-item>
                <text:p text:style-name="P946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93042865168961" text:continue-numbering="true" text:style-name="WW8Num2">
              <text:list-item>
                <text:p text:style-name="P946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93042865174991" text:continue-numbering="true" text:style-name="WW8Num2">
              <text:list-item>
                <text:p text:style-name="P1028">Description</text:p>
              </text:list-item>
            </text:list>
          </table:table-cell>
          <table:table-cell table:style-name="表格24.A5" office:value-type="string">
            <text:list xml:id="list93042865164133" text:continue-numbering="true" text:style-name="WW8Num2">
              <text:list-item>
                <text:p text:style-name="P1028">Remarks</text:p>
              </text:list-item>
            </text:list>
          </table:table-cell>
          <table:table-cell table:style-name="表格24.J5" table:number-columns-spanned="3" office:value-type="string">
            <text:list xml:id="list93042865160977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65172275" text:continue-numbering="true" text:style-name="WW8Num2">
              <text:list-item>
                <text:p text:style-name="P1256">OID</text:p>
              </text:list-item>
            </text:list>
          </table:table-cell>
          <table:table-cell table:style-name="表格24.A5" office:value-type="string">
            <text:list xml:id="list93042865170447" text:continue-numbering="true" text:style-name="WW8Num2">
              <text:list-item>
                <text:p text:style-name="P1256">CHAR</text:p>
              </text:list-item>
            </text:list>
          </table:table-cell>
          <table:table-cell table:style-name="表格24.A5" office:value-type="string">
            <text:list xml:id="list93042865180070" text:continue-numbering="true" text:style-name="WW8Num2">
              <text:list-item>
                <text:p text:style-name="P1256">Y</text:p>
              </text:list-item>
            </text:list>
          </table:table-cell>
          <table:table-cell table:style-name="表格24.A5" office:value-type="string">
            <text:list xml:id="list93042865181838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65168452" text:continue-numbering="true" text:style-name="WW8Num2">
              <text:list-item>
                <text:p text:style-name="P1256"><text:s/></text:p>
              </text:list-item>
            </text:list>
          </table:table-cell>
          <table:table-cell table:style-name="表格24.A5" office:value-type="string">
            <text:list xml:id="list93042865161605" text:continue-numbering="true" text:style-name="WW8Num2">
              <text:list-item>
                <text:p text:style-name="P1256">36</text:p>
              </text:list-item>
            </text:list>
          </table:table-cell>
          <table:table-cell table:style-name="表格24.A5" office:value-type="string">
            <text:list xml:id="list9304286516007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65179492" text:continue-numbering="true" text:style-name="WW8Num2">
              <text:list-item>
                <text:p text:style-name="P1256">PK / UUID</text:p>
              </text:list-item>
            </text:list>
          </table:table-cell>
          <table:table-cell table:style-name="表格24.A5" office:value-type="string">
            <text:list xml:id="list93042865181840" text:continue-numbering="true" text:style-name="WW8Num2">
              <text:list-item>
                <text:p text:style-name="P1256">Default java UUID</text:p>
              </text:list-item>
            </text:list>
          </table:table-cell>
          <table:table-cell table:style-name="表格24.J5" table:number-columns-spanned="3" office:value-type="string">
            <text:list xml:id="list9304286515288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65169814" text:continue-numbering="true" text:style-name="WW8Num2">
              <text:list-item>
                <text:p text:style-name="P1336">REPORT_ID</text:p>
              </text:list-item>
            </text:list>
          </table:table-cell>
          <table:table-cell table:style-name="表格24.A5" office:value-type="string">
            <text:list xml:id="list93042865162493" text:continue-numbering="true" text:style-name="WW8Num2">
              <text:list-item>
                <text:p text:style-name="P1256">VARCHAR</text:p>
              </text:list-item>
            </text:list>
          </table:table-cell>
          <table:table-cell table:style-name="表格24.A5" office:value-type="string">
            <text:list xml:id="list93042865176240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65169813" text:continue-numbering="true" text:style-name="WW8Num2">
              <text:list-item>
                <text:p text:style-name="P1337">Y</text:p>
              </text:list-item>
            </text:list>
          </table:table-cell>
          <table:table-cell table:style-name="表格24.A5" office:value-type="string">
            <text:list xml:id="list93042865168859" text:continue-numbering="true" text:style-name="WW8Num2">
              <text:list-item>
                <text:p text:style-name="P1338"/>
              </text:list-item>
            </text:list>
          </table:table-cell>
          <table:table-cell table:style-name="表格24.A5" office:value-type="string">
            <text:list xml:id="list93042865160019" text:continue-numbering="true" text:style-name="WW8Num2">
              <text:list-item>
                <text:p text:style-name="P1339">50</text:p>
              </text:list-item>
            </text:list>
          </table:table-cell>
          <table:table-cell table:style-name="表格24.A5" office:value-type="string">
            <text:list xml:id="list93042880160320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76301" text:continue-numbering="true" text:style-name="WW8Num2">
              <text:list-item>
                <text:p text:style-name="P1436">BSCJASPER<text:span text:style-name="T125">0</text:span>0001</text:p>
              </text:list-item>
            </text:list>
          </table:table-cell>
          <table:table-cell table:style-name="表格24.A5" office:value-type="string">
            <text:list xml:id="list93042880181113" text:continue-numbering="true" text:style-name="WW8Num2">
              <text:list-item>
                <text:p text:style-name="P1457"/>
              </text:list-item>
            </text:list>
          </table:table-cell>
          <table:table-cell table:style-name="表格24.J5" table:number-columns-spanned="3" office:value-type="string">
            <text:list xml:id="list93042880173322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3042880157157" text:continue-numbering="true" text:style-name="WW8Num2">
              <text:list-item>
                <text:p text:style-name="P1163">URL_PARAM</text:p>
              </text:list-item>
            </text:list>
          </table:table-cell>
          <table:table-cell table:style-name="表格24.A9" office:value-type="string">
            <text:list xml:id="list93042880170075" text:continue-numbering="true" text:style-name="WW8Num2">
              <text:list-item>
                <text:p text:style-name="P1257">VARCHAR</text:p>
              </text:list-item>
            </text:list>
          </table:table-cell>
          <table:table-cell table:style-name="表格24.A9" office:value-type="string">
            <text:list xml:id="list93042880159958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9" office:value-type="string">
            <text:list xml:id="list93042880158467" text:continue-numbering="true" text:style-name="WW8Num2">
              <text:list-item>
                <text:p text:style-name="P1340"/>
              </text:list-item>
            </text:list>
          </table:table-cell>
          <table:table-cell table:style-name="表格24.A9" office:value-type="string">
            <text:list xml:id="list9304288017819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9" office:value-type="string">
            <text:list xml:id="list93042880166624" text:continue-numbering="true" text:style-name="WW8Num2">
              <text:list-item>
                <text:p text:style-name="P1339">100</text:p>
              </text:list-item>
            </text:list>
          </table:table-cell>
          <table:table-cell table:style-name="表格24.A9" office:value-type="string">
            <text:list xml:id="list93042880155260" text:continue-numbering="true" text:style-name="WW8Num2">
              <text:list-item>
                <text:p text:style-name="P1341"/>
              </text:list-item>
            </text:list>
          </table:table-cell>
          <table:table-cell table:style-name="表格24.A9" office:value-type="string">
            <text:list xml:id="list93042880151982" text:continue-numbering="true" text:style-name="WW8Num2">
              <text:list-item>
                <text:p text:style-name="P1436">呼叫報表<text:span text:style-name="T129">url參數</text:span></text:p>
              </text:list-item>
            </text:list>
          </table:table-cell>
          <table:table-cell table:style-name="表格24.A9" office:value-type="string">
            <text:list xml:id="list93042880161660" text:continue-numbering="true" text:style-name="WW8Num2">
              <text:list-item>
                <text:p text:style-name="P1438"/>
              </text:list-item>
            </text:list>
          </table:table-cell>
          <table:table-cell table:style-name="表格24.J5" table:number-columns-spanned="3" office:value-type="string">
            <text:list xml:id="list93042880158610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3042880160702" text:continue-numbering="true" text:style-name="WW8Num2">
              <text:list-item>
                <text:p text:style-name="P1164">RPT_PARAM</text:p>
              </text:list-item>
            </text:list>
          </table:table-cell>
          <table:table-cell table:style-name="表格24.A9" office:value-type="string">
            <text:list xml:id="list93042880175903" text:continue-numbering="true" text:style-name="WW8Num2">
              <text:list-item>
                <text:p text:style-name="P1257">VARCHAR</text:p>
              </text:list-item>
            </text:list>
          </table:table-cell>
          <table:table-cell table:style-name="表格24.A9" office:value-type="string">
            <text:list xml:id="list93042880179646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9" office:value-type="string">
            <text:list xml:id="list93042880154187" text:continue-numbering="true" text:style-name="WW8Num2">
              <text:list-item>
                <text:p text:style-name="P1340">Y</text:p>
              </text:list-item>
            </text:list>
          </table:table-cell>
          <table:table-cell table:style-name="表格24.A9" office:value-type="string">
            <text:list xml:id="list93042880150366" text:continue-numbering="true" text:style-name="WW8Num2">
              <text:list-item>
                <text:p text:style-name="P1338"/>
              </text:list-item>
            </text:list>
          </table:table-cell>
          <table:table-cell table:style-name="表格24.A9" office:value-type="string">
            <text:list xml:id="list93042880164901" text:continue-numbering="true" text:style-name="WW8Num2">
              <text:list-item>
                <text:p text:style-name="P1339">100</text:p>
              </text:list-item>
            </text:list>
          </table:table-cell>
          <table:table-cell table:style-name="表格24.A9" office:value-type="string">
            <text:list xml:id="list93042880152893" text:continue-numbering="true" text:style-name="WW8Num2">
              <text:list-item>
                <text:p text:style-name="P1342"/>
              </text:list-item>
            </text:list>
          </table:table-cell>
          <table:table-cell table:style-name="表格24.A9" office:value-type="string">
            <text:list xml:id="list93042880151902" text:continue-numbering="true" text:style-name="WW8Num2">
              <text:list-item>
                <text:p text:style-name="P1437"><text:span text:style-name="T129">執行jasper</text:span>報表需要參數</text:p>
              </text:list-item>
            </text:list>
          </table:table-cell>
          <table:table-cell table:style-name="表格24.A9" office:value-type="string">
            <text:list xml:id="list93042880174510" text:continue-numbering="true" text:style-name="WW8Num2">
              <text:list-item>
                <text:p text:style-name="P1452"/>
              </text:list-item>
            </text:list>
          </table:table-cell>
          <table:table-cell table:style-name="表格24.J5" table:number-columns-spanned="3" office:value-type="string">
            <text:list xml:id="list93042880174551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80163967" text:continue-numbering="true" text:style-name="WW8Num2">
              <text:list-item>
                <text:p text:style-name="P1256">CUSERID</text:p>
              </text:list-item>
            </text:list>
          </table:table-cell>
          <table:table-cell table:style-name="表格24.A5" office:value-type="string">
            <text:list xml:id="list93042880155599" text:continue-numbering="true" text:style-name="WW8Num2">
              <text:list-item>
                <text:p text:style-name="P1256">VARCHAR</text:p>
              </text:list-item>
            </text:list>
          </table:table-cell>
          <table:table-cell table:style-name="表格24.A5" office:value-type="string">
            <text:list xml:id="list93042880171510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63183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81927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52515" text:continue-numbering="true" text:style-name="WW8Num2">
              <text:list-item>
                <text:p text:style-name="P1256">24</text:p>
              </text:list-item>
            </text:list>
          </table:table-cell>
          <table:table-cell table:style-name="表格24.A5" office:value-type="string">
            <text:list xml:id="list93042880152342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63420" text:continue-numbering="true" text:style-name="WW8Num2">
              <text:list-item>
                <text:p text:style-name="P1256">Create data user</text:p>
              </text:list-item>
            </text:list>
          </table:table-cell>
          <table:table-cell table:style-name="表格24.A5" office:value-type="string">
            <text:list xml:id="list93042880158012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J5" table:number-columns-spanned="3" office:value-type="string">
            <text:list xml:id="list9304288015800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80152428" text:continue-numbering="true" text:style-name="WW8Num2">
              <text:list-item>
                <text:p text:style-name="P1256">CDATE</text:p>
              </text:list-item>
            </text:list>
          </table:table-cell>
          <table:table-cell table:style-name="表格24.A5" office:value-type="string">
            <text:list xml:id="list93042880168594" text:continue-numbering="true" text:style-name="WW8Num2">
              <text:list-item>
                <text:p text:style-name="P1256">DATETIME</text:p>
              </text:list-item>
            </text:list>
          </table:table-cell>
          <table:table-cell table:style-name="表格24.A5" office:value-type="string">
            <text:list xml:id="list93042880157484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51787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81240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5696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7640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80172968" text:continue-numbering="true" text:style-name="WW8Num2">
              <text:list-item>
                <text:p text:style-name="P1256">Create time</text:p>
              </text:list-item>
            </text:list>
          </table:table-cell>
          <table:table-cell table:style-name="表格24.A5" office:value-type="string">
            <text:list xml:id="list93042880154302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J5" table:number-columns-spanned="3" office:value-type="string">
            <text:list xml:id="list93042896168726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96160434" text:continue-numbering="true" text:style-name="WW8Num2">
              <text:list-item>
                <text:p text:style-name="P1256">UUSERID</text:p>
              </text:list-item>
            </text:list>
          </table:table-cell>
          <table:table-cell table:style-name="表格24.A5" office:value-type="string">
            <text:list xml:id="list93042896169380" text:continue-numbering="true" text:style-name="WW8Num2">
              <text:list-item>
                <text:p text:style-name="P1256">VARCHAR</text:p>
              </text:list-item>
            </text:list>
          </table:table-cell>
          <table:table-cell table:style-name="表格24.A5" office:value-type="string">
            <text:list xml:id="list93042896169068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70605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69421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63385" text:continue-numbering="true" text:style-name="WW8Num2">
              <text:list-item>
                <text:p text:style-name="P1256">24</text:p>
              </text:list-item>
            </text:list>
          </table:table-cell>
          <table:table-cell table:style-name="表格24.A5" office:value-type="string">
            <text:list xml:id="list93042896159037" text:continue-numbering="true" text:style-name="WW8Num2">
              <text:list-item>
                <text:p text:style-name="P1256">null</text:p>
              </text:list-item>
            </text:list>
          </table:table-cell>
          <table:table-cell table:style-name="表格24.A5" office:value-type="string">
            <text:list xml:id="list93042896180103" text:continue-numbering="true" text:style-name="WW8Num2">
              <text:list-item>
                <text:p text:style-name="P1256">Update date user</text:p>
              </text:list-item>
            </text:list>
          </table:table-cell>
          <table:table-cell table:style-name="表格24.A5" office:value-type="string">
            <text:list xml:id="list93042896156180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J5" table:number-columns-spanned="3" office:value-type="string">
            <text:list xml:id="list9304289616585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042896172317" text:continue-numbering="true" text:style-name="WW8Num2">
              <text:list-item>
                <text:p text:style-name="P1256">UDATE</text:p>
              </text:list-item>
            </text:list>
          </table:table-cell>
          <table:table-cell table:style-name="表格24.A5" office:value-type="string">
            <text:list xml:id="list93042896154802" text:continue-numbering="true" text:style-name="WW8Num2">
              <text:list-item>
                <text:p text:style-name="P1256">DATETIME</text:p>
              </text:list-item>
            </text:list>
          </table:table-cell>
          <table:table-cell table:style-name="表格24.A5" office:value-type="string">
            <text:list xml:id="list93042896155253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71098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77934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51543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A5" office:value-type="string">
            <text:list xml:id="list93042896153502" text:continue-numbering="true" text:style-name="WW8Num2">
              <text:list-item>
                <text:p text:style-name="P1256">null</text:p>
              </text:list-item>
            </text:list>
          </table:table-cell>
          <table:table-cell table:style-name="表格24.A5" office:value-type="string">
            <text:list xml:id="list93042896155954" text:continue-numbering="true" text:style-name="WW8Num2">
              <text:list-item>
                <text:p text:style-name="P1256">Update time</text:p>
              </text:list-item>
            </text:list>
          </table:table-cell>
          <table:table-cell table:style-name="表格24.A5" office:value-type="string">
            <text:list xml:id="list93042896154570" text:continue-numbering="true" text:style-name="WW8Num2">
              <text:list-item>
                <text:p text:style-name="P1211"/>
              </text:list-item>
            </text:list>
          </table:table-cell>
          <table:table-cell table:style-name="表格24.J5" table:number-columns-spanned="3" office:value-type="string">
            <text:list xml:id="list93042896162615" text:continue-numbering="true" text:style-name="WW8Num2">
              <text:list-item>
                <text:p text:style-name="P851"/>
              </text:list-item>
            </text:list>
          </table:table-cell>
          <table:covered-table-cell/>
          <table:covered-table-cell/>
        </table:table-row>
      </table:table>
      <text:p text:style-name="P70"/>
      <text:list xml:id="list93042896176065" text:continue-numbering="true" text:style-name="WW8Num2">
        <text:list-item>
          <text:h text:style-name="P1484" text:outline-level="1"><text:bookmark-start text:name="__RefHeading__11806_1241572173"/><text:soft-page-break/><text:span text:style-name="T47">TB_SYS_</text:span><text:span text:style-name="T60">C</text:span><text:span text:style-name="T61">TX</text:span><text:span text:style-name="T60">_</text:span><text:span text:style-name="T62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93042896153700" text:continue-numbering="true" text:style-name="WW8Num2">
              <text:list-item>
                <text:p text:style-name="P988">Project</text:p>
              </text:list-item>
            </text:list>
          </table:table-cell>
          <table:table-cell table:style-name="表格25.A1" table:number-columns-spanned="6" office:value-type="string">
            <text:list xml:id="list93042896151466" text:continue-numbering="true" text:style-name="WW8Num2">
              <text:list-item>
                <text:p text:style-name="P107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93042896166522" text:continue-numbering="true" text:style-name="WW8Num2">
              <text:list-item>
                <text:p text:style-name="P988">Ver</text:p>
              </text:list-item>
            </text:list>
          </table:table-cell>
          <table:table-cell table:style-name="表格25.A1" office:value-type="string">
            <text:list xml:id="list93042896154516" text:continue-numbering="true" text:style-name="WW8Num2">
              <text:list-item>
                <text:p text:style-name="P1070">0.5</text:p>
              </text:list-item>
            </text:list>
          </table:table-cell>
          <table:table-cell table:style-name="表格25.J1" office:value-type="string">
            <text:list xml:id="list9304289616213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896158662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896160899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3042896176285" text:continue-numbering="true" text:style-name="WW8Num2">
              <text:list-item>
                <text:p text:style-name="P988">Maintain</text:p>
              </text:list-item>
            </text:list>
          </table:table-cell>
          <table:table-cell table:style-name="表格25.A2" table:number-columns-spanned="6" office:value-type="string">
            <text:list xml:id="list93042896153105" text:continue-numbering="true" text:style-name="WW8Num2">
              <text:list-item>
                <text:p text:style-name="P107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3042896164446" text:continue-numbering="true" text:style-name="WW8Num2">
              <text:list-item>
                <text:p text:style-name="P988">Date</text:p>
              </text:list-item>
            </text:list>
          </table:table-cell>
          <table:table-cell table:style-name="表格25.A2" office:value-type="string">
            <text:list xml:id="list93042896158120" text:continue-numbering="true" text:style-name="WW8Num2">
              <text:list-item>
                <text:p text:style-name="P1070">2014/1<text:span text:style-name="T134">1</text:span>/<text:span text:style-name="T134">02</text:span></text:p>
              </text:list-item>
            </text:list>
          </table:table-cell>
          <table:table-cell table:style-name="表格25.J1" office:value-type="string">
            <text:list xml:id="list93042896157868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896172203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896171641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3042896173280" text:continue-numbering="true" text:style-name="WW8Num2">
              <text:list-item>
                <text:p text:style-name="P988">Table</text:p>
              </text:list-item>
            </text:list>
          </table:table-cell>
          <table:table-cell table:style-name="表格25.A2" table:number-columns-spanned="6" office:value-type="string">
            <text:list xml:id="list93042896163497" text:continue-numbering="true" text:style-name="WW8Num2">
              <text:list-item>
                <text:p text:style-name="P1170">tb_sys_<text:span text:style-name="T133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3042896173314" text:continue-numbering="true" text:style-name="WW8Num2">
              <text:list-item>
                <text:p text:style-name="P988">DataBase</text:p>
              </text:list-item>
            </text:list>
          </table:table-cell>
          <table:table-cell table:style-name="表格25.A2" office:value-type="string">
            <text:list xml:id="list93042896157387" text:continue-numbering="true" text:style-name="WW8Num2">
              <text:list-item>
                <text:p text:style-name="P1070">bbcore</text:p>
              </text:list-item>
            </text:list>
          </table:table-cell>
          <table:table-cell table:style-name="表格25.J1" office:value-type="string">
            <text:list xml:id="list93042896152350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896182415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896166576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93042896174044" text:continue-numbering="true" text:style-name="WW8Num2">
              <text:list-item>
                <text:p text:style-name="P988">Descript</text:p>
              </text:list-item>
            </text:list>
          </table:table-cell>
          <table:table-cell table:style-name="表格25.A4" table:number-columns-spanned="8" office:value-type="string">
            <text:list xml:id="list93042911165085" text:continue-numbering="true" text:style-name="WW8Num2">
              <text:list-item>
                <text:p text:style-name="P11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9304291116044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911160571" text:continue-numbering="true" text:style-name="WW8Num2">
              <text:list-item>
                <text:p text:style-name="P852"/>
              </text:list-item>
            </text:list>
          </table:table-cell>
          <table:table-cell table:style-name="表格25.K1" office:value-type="string">
            <text:list xml:id="list93042911182631" text:continue-numbering="true" text:style-name="WW8Num2">
              <text:list-item>
                <text:p text:style-name="P852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93042911155132" text:continue-numbering="true" text:style-name="WW8Num2">
              <text:list-item>
                <text:p text:style-name="P9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93042911180317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042911182411" text:continue-numbering="true" text:style-name="WW8Num2">
              <text:list-item>
                <text:p text:style-name="P1029">Field</text:p>
              </text:list-item>
            </text:list>
          </table:table-cell>
          <table:table-cell table:style-name="表格25.A5" office:value-type="string">
            <text:list xml:id="list93042911176896" text:continue-numbering="true" text:style-name="WW8Num2">
              <text:list-item>
                <text:p text:style-name="P1029">Datatype</text:p>
              </text:list-item>
            </text:list>
          </table:table-cell>
          <table:table-cell table:style-name="表格25.A5" office:value-type="string">
            <text:list xml:id="list93042911161741" text:continue-numbering="true" text:style-name="WW8Num2">
              <text:list-item>
                <text:p text:style-name="P1029">PK</text:p>
              </text:list-item>
            </text:list>
          </table:table-cell>
          <table:table-cell table:style-name="表格25.A5" office:value-type="string">
            <text:list xml:id="list93042911177494" text:continue-numbering="true" text:style-name="WW8Num2">
              <text:list-item>
                <text:p text:style-name="P1029">UK</text:p>
              </text:list-item>
            </text:list>
          </table:table-cell>
          <table:table-cell table:style-name="表格25.A5" office:value-type="string">
            <text:list xml:id="list93042911151458" text:continue-numbering="true" text:style-name="WW8Num2">
              <text:list-item>
                <text:p text:style-name="P1029">IDX</text:p>
              </text:list-item>
            </text:list>
          </table:table-cell>
          <table:table-cell table:style-name="表格25.A5" office:value-type="string">
            <text:list xml:id="list93042911156666" text:continue-numbering="true" text:style-name="WW8Num2">
              <text:list-item>
                <text:p text:style-name="P947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93042911174441" text:continue-numbering="true" text:style-name="WW8Num2">
              <text:list-item>
                <text:p text:style-name="P947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93042911167206" text:continue-numbering="true" text:style-name="WW8Num2">
              <text:list-item>
                <text:p text:style-name="P1029">Description</text:p>
              </text:list-item>
            </text:list>
          </table:table-cell>
          <table:table-cell table:style-name="表格25.A5" office:value-type="string">
            <text:list xml:id="list93042911152455" text:continue-numbering="true" text:style-name="WW8Num2">
              <text:list-item>
                <text:p text:style-name="P1029">Remarks</text:p>
              </text:list-item>
            </text:list>
          </table:table-cell>
          <table:table-cell table:style-name="表格25.J5" table:number-columns-spanned="3" office:value-type="string">
            <text:list xml:id="list9304291118087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042911174662" text:continue-numbering="true" text:style-name="WW8Num2">
              <text:list-item>
                <text:p text:style-name="P1258">OID</text:p>
              </text:list-item>
            </text:list>
          </table:table-cell>
          <table:table-cell table:style-name="表格25.A5" office:value-type="string">
            <text:list xml:id="list93042911172859" text:continue-numbering="true" text:style-name="WW8Num2">
              <text:list-item>
                <text:p text:style-name="P1258">CHAR</text:p>
              </text:list-item>
            </text:list>
          </table:table-cell>
          <table:table-cell table:style-name="表格25.A5" office:value-type="string">
            <text:list xml:id="list93042911162947" text:continue-numbering="true" text:style-name="WW8Num2">
              <text:list-item>
                <text:p text:style-name="P1258">Y</text:p>
              </text:list-item>
            </text:list>
          </table:table-cell>
          <table:table-cell table:style-name="表格25.A5" office:value-type="string">
            <text:list xml:id="list93042911157218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11181003" text:continue-numbering="true" text:style-name="WW8Num2">
              <text:list-item>
                <text:p text:style-name="P1258"><text:s/></text:p>
              </text:list-item>
            </text:list>
          </table:table-cell>
          <table:table-cell table:style-name="表格25.A5" office:value-type="string">
            <text:list xml:id="list93042911176241" text:continue-numbering="true" text:style-name="WW8Num2">
              <text:list-item>
                <text:p text:style-name="P1258">36</text:p>
              </text:list-item>
            </text:list>
          </table:table-cell>
          <table:table-cell table:style-name="表格25.A5" office:value-type="string">
            <text:list xml:id="list93042911173968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11155947" text:continue-numbering="true" text:style-name="WW8Num2">
              <text:list-item>
                <text:p text:style-name="P1258">PK / UUID</text:p>
              </text:list-item>
            </text:list>
          </table:table-cell>
          <table:table-cell table:style-name="表格25.A5" office:value-type="string">
            <text:list xml:id="list93042911164002" text:continue-numbering="true" text:style-name="WW8Num2">
              <text:list-item>
                <text:p text:style-name="P1258">Default java UUID</text:p>
              </text:list-item>
            </text:list>
          </table:table-cell>
          <table:table-cell table:style-name="表格25.J5" table:number-columns-spanned="3" office:value-type="string">
            <text:list xml:id="list93042911164313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332">SYSTEM</text:p>
          </table:table-cell>
          <table:table-cell table:style-name="表格25.A8" office:value-type="string">
            <text:p text:style-name="P351">VARCHAR</text:p>
          </table:table-cell>
          <table:table-cell table:style-name="表格25.A8" office:value-type="string">
            <text:p text:style-name="P206"/>
          </table:table-cell>
          <table:table-cell table:style-name="表格25.A8" office:value-type="string">
            <text:p text:style-name="P347">Y</text:p>
          </table:table-cell>
          <table:table-cell table:style-name="表格25.A8" office:value-type="string">
            <text:p text:style-name="P783"/>
          </table:table-cell>
          <table:table-cell table:style-name="表格25.A8" office:value-type="string">
            <text:p text:style-name="P332">10</text:p>
          </table:table-cell>
          <table:table-cell table:style-name="表格25.A8" office:value-type="string">
            <text:p text:style-name="P206"/>
          </table:table-cell>
          <table:table-cell table:style-name="表格25.A8" office:value-type="string">
            <text:p text:style-name="P640">TB_SYS.SYS_ID</text:p>
          </table:table-cell>
          <table:table-cell table:style-name="表格25.A8" office:value-type="string">
            <text:p text:style-name="P565"/>
          </table:table-cell>
          <table:table-cell table:style-name="表格25.J5" table:number-columns-spanned="3" office:value-type="string">
            <text:list xml:id="list93042911152079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88">CLASS_<text:span text:style-name="T42">NAME</text:span></text:p>
          </table:table-cell>
          <table:table-cell table:style-name="表格25.A8" office:value-type="string">
            <text:p text:style-name="P287">VARCHAR</text:p>
          </table:table-cell>
          <table:table-cell table:style-name="表格25.A8" office:value-type="string">
            <text:p text:style-name="P203"/>
          </table:table-cell>
          <table:table-cell table:style-name="表格25.A8" office:value-type="string">
            <text:p text:style-name="P347">Y</text:p>
          </table:table-cell>
          <table:table-cell table:style-name="表格25.A8" office:value-type="string">
            <text:p text:style-name="P767"/>
          </table:table-cell>
          <table:table-cell table:style-name="表格25.A8" office:value-type="string">
            <text:p text:style-name="P290">255</text:p>
          </table:table-cell>
          <table:table-cell table:style-name="表格25.A8" office:value-type="string">
            <text:p text:style-name="P203"/>
          </table:table-cell>
          <table:table-cell table:style-name="表格25.A8" office:value-type="string">
            <text:p text:style-name="P620">如 <text:span text:style-name="T40">com.test.DeployTest</text:span></text:p>
          </table:table-cell>
          <table:table-cell table:style-name="表格25.A8" office:value-type="string">
            <text:p text:style-name="P562"/>
          </table:table-cell>
          <table:table-cell table:style-name="表格25.J5" table:number-columns-spanned="3" office:value-type="string">
            <text:list xml:id="list9304291115099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3042911171407" text:continue-numbering="true" text:style-name="WW8Num2">
              <text:list-item>
                <text:p text:style-name="P1345">TYPE</text:p>
              </text:list-item>
            </text:list>
          </table:table-cell>
          <table:table-cell table:style-name="表格25.A8" office:value-type="string">
            <text:list xml:id="list93042911167097" text:continue-numbering="true" text:style-name="WW8Num2">
              <text:list-item>
                <text:p text:style-name="P1259">VARCHAR</text:p>
              </text:list-item>
            </text:list>
          </table:table-cell>
          <table:table-cell table:style-name="表格25.A8" office:value-type="string">
            <text:list xml:id="list93042911159161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8" office:value-type="string">
            <text:list xml:id="list93042927172595" text:continue-numbering="true" text:style-name="WW8Num2">
              <text:list-item>
                <text:p text:style-name="P1346">Y</text:p>
              </text:list-item>
            </text:list>
          </table:table-cell>
          <table:table-cell table:style-name="表格25.A8" office:value-type="string">
            <text:list xml:id="list93042927169345" text:continue-numbering="true" text:style-name="WW8Num2">
              <text:list-item>
                <text:p text:style-name="P1348"><text:s/></text:p>
              </text:list-item>
            </text:list>
          </table:table-cell>
          <table:table-cell table:style-name="表格25.A8" office:value-type="string">
            <text:list xml:id="list93042927164819" text:continue-numbering="true" text:style-name="WW8Num2">
              <text:list-item>
                <text:p text:style-name="P1345">10</text:p>
              </text:list-item>
            </text:list>
          </table:table-cell>
          <table:table-cell table:style-name="表格25.A8" office:value-type="string">
            <text:list xml:id="list93042927176344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5.A8" office:value-type="string">
            <text:list xml:id="list93042927167881" text:continue-numbering="true" text:style-name="WW8Num2">
              <text:list-item>
                <text:p text:style-name="P1439">INIT<text:span text:style-name="T136">IALIZE</text:span> 或 <text:span text:style-name="T135">DESTROY</text:span></text:p>
              </text:list-item>
            </text:list>
          </table:table-cell>
          <table:table-cell table:style-name="表格25.A8" office:value-type="string">
            <text:list xml:id="list93042927169767" text:continue-numbering="true" text:style-name="WW8Num2">
              <text:list-item>
                <text:p text:style-name="P1453"/>
              </text:list-item>
            </text:list>
          </table:table-cell>
          <table:table-cell table:style-name="表格25.J5" table:number-columns-spanned="3" office:value-type="string">
            <text:list xml:id="list93042927152042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3042927177847" text:continue-numbering="true" text:style-name="WW8Num2">
              <text:list-item>
                <text:p text:style-name="P1350">DESCRIPTION</text:p>
              </text:list-item>
            </text:list>
          </table:table-cell>
          <table:table-cell table:style-name="表格25.A8" office:value-type="string">
            <text:list xml:id="list93042927160256" text:continue-numbering="true" text:style-name="WW8Num2">
              <text:list-item>
                <text:p text:style-name="P1260">VARCHAR</text:p>
              </text:list-item>
            </text:list>
          </table:table-cell>
          <table:table-cell table:style-name="表格25.A8" office:value-type="string">
            <text:list xml:id="list93042927182341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8" office:value-type="string">
            <text:list xml:id="list93042927171395" text:continue-numbering="true" text:style-name="WW8Num2">
              <text:list-item>
                <text:p text:style-name="P1346"/>
              </text:list-item>
            </text:list>
          </table:table-cell>
          <table:table-cell table:style-name="表格25.A8" office:value-type="string">
            <text:list xml:id="list93042927164951" text:continue-numbering="true" text:style-name="WW8Num2">
              <text:list-item>
                <text:p text:style-name="P1348"/>
              </text:list-item>
            </text:list>
          </table:table-cell>
          <table:table-cell table:style-name="表格25.A8" office:value-type="string">
            <text:list xml:id="list93042927167974" text:continue-numbering="true" text:style-name="WW8Num2">
              <text:list-item>
                <text:p text:style-name="P1350">500</text:p>
              </text:list-item>
            </text:list>
          </table:table-cell>
          <table:table-cell table:style-name="表格25.A8" office:value-type="string">
            <text:list xml:id="list93042927167943" text:continue-numbering="true" text:style-name="WW8Num2">
              <text:list-item>
                <text:p text:style-name="P1343"/>
              </text:list-item>
            </text:list>
          </table:table-cell>
          <table:table-cell table:style-name="表格25.A8" office:value-type="string">
            <text:list xml:id="list93042927178665" text:continue-numbering="true" text:style-name="WW8Num2">
              <text:list-item>
                <text:p text:style-name="P1439"/>
              </text:list-item>
            </text:list>
          </table:table-cell>
          <table:table-cell table:style-name="表格25.A8" office:value-type="string">
            <text:list xml:id="list93042927181603" text:continue-numbering="true" text:style-name="WW8Num2">
              <text:list-item>
                <text:p text:style-name="P1453"/>
              </text:list-item>
            </text:list>
          </table:table-cell>
          <table:table-cell table:style-name="表格25.J5" table:number-columns-spanned="3" office:value-type="string">
            <text:list xml:id="list93042927177798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042927154517" text:continue-numbering="true" text:style-name="WW8Num2">
              <text:list-item>
                <text:p text:style-name="P1258">CUSERID</text:p>
              </text:list-item>
            </text:list>
          </table:table-cell>
          <table:table-cell table:style-name="表格25.A5" office:value-type="string">
            <text:list xml:id="list93042927174451" text:continue-numbering="true" text:style-name="WW8Num2">
              <text:list-item>
                <text:p text:style-name="P1258">VARCHAR</text:p>
              </text:list-item>
            </text:list>
          </table:table-cell>
          <table:table-cell table:style-name="表格25.A5" office:value-type="string">
            <text:list xml:id="list9304292715293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58420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68167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69225" text:continue-numbering="true" text:style-name="WW8Num2">
              <text:list-item>
                <text:p text:style-name="P1258">24</text:p>
              </text:list-item>
            </text:list>
          </table:table-cell>
          <table:table-cell table:style-name="表格25.A5" office:value-type="string">
            <text:list xml:id="list93042927158012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80171" text:continue-numbering="true" text:style-name="WW8Num2">
              <text:list-item>
                <text:p text:style-name="P1258">Create data user</text:p>
              </text:list-item>
            </text:list>
          </table:table-cell>
          <table:table-cell table:style-name="表格25.A5" office:value-type="string">
            <text:list xml:id="list93042927173019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J5" table:number-columns-spanned="3" office:value-type="string">
            <text:list xml:id="list93042927154853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042927158919" text:continue-numbering="true" text:style-name="WW8Num2">
              <text:list-item>
                <text:p text:style-name="P1258">CDATE</text:p>
              </text:list-item>
            </text:list>
          </table:table-cell>
          <table:table-cell table:style-name="表格25.A5" office:value-type="string">
            <text:list xml:id="list93042927166932" text:continue-numbering="true" text:style-name="WW8Num2">
              <text:list-item>
                <text:p text:style-name="P1258">DATETIME</text:p>
              </text:list-item>
            </text:list>
          </table:table-cell>
          <table:table-cell table:style-name="表格25.A5" office:value-type="string">
            <text:list xml:id="list93042927164229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73719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57923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6599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81702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66988" text:continue-numbering="true" text:style-name="WW8Num2">
              <text:list-item>
                <text:p text:style-name="P1258">Create time</text:p>
              </text:list-item>
            </text:list>
          </table:table-cell>
          <table:table-cell table:style-name="表格25.A5" office:value-type="string">
            <text:list xml:id="list93042927165275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J5" table:number-columns-spanned="3" office:value-type="string">
            <text:list xml:id="list93042927170236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042927159520" text:continue-numbering="true" text:style-name="WW8Num2">
              <text:list-item>
                <text:p text:style-name="P1258">UUSERID</text:p>
              </text:list-item>
            </text:list>
          </table:table-cell>
          <table:table-cell table:style-name="表格25.A5" office:value-type="string">
            <text:list xml:id="list93042927151887" text:continue-numbering="true" text:style-name="WW8Num2">
              <text:list-item>
                <text:p text:style-name="P1258">VARCHAR</text:p>
              </text:list-item>
            </text:list>
          </table:table-cell>
          <table:table-cell table:style-name="表格25.A5" office:value-type="string">
            <text:list xml:id="list93042927162973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81778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6506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27180176" text:continue-numbering="true" text:style-name="WW8Num2">
              <text:list-item>
                <text:p text:style-name="P1258">24</text:p>
              </text:list-item>
            </text:list>
          </table:table-cell>
          <table:table-cell table:style-name="表格25.A5" office:value-type="string">
            <text:list xml:id="list93042943167915" text:continue-numbering="true" text:style-name="WW8Num2">
              <text:list-item>
                <text:p text:style-name="P1258">null</text:p>
              </text:list-item>
            </text:list>
          </table:table-cell>
          <table:table-cell table:style-name="表格25.A5" office:value-type="string">
            <text:list xml:id="list93042943174068" text:continue-numbering="true" text:style-name="WW8Num2">
              <text:list-item>
                <text:p text:style-name="P1258">Update date user</text:p>
              </text:list-item>
            </text:list>
          </table:table-cell>
          <table:table-cell table:style-name="表格25.A5" office:value-type="string">
            <text:list xml:id="list93042943156413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J5" table:number-columns-spanned="3" office:value-type="string">
            <text:list xml:id="list93042943168933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042943153812" text:continue-numbering="true" text:style-name="WW8Num2">
              <text:list-item>
                <text:p text:style-name="P1258">UDATE</text:p>
              </text:list-item>
            </text:list>
          </table:table-cell>
          <table:table-cell table:style-name="表格25.A5" office:value-type="string">
            <text:list xml:id="list93042943182792" text:continue-numbering="true" text:style-name="WW8Num2">
              <text:list-item>
                <text:p text:style-name="P1258">DATETIME</text:p>
              </text:list-item>
            </text:list>
          </table:table-cell>
          <table:table-cell table:style-name="表格25.A5" office:value-type="string">
            <text:list xml:id="list93042943172441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43169934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43164643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43182586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A5" office:value-type="string">
            <text:list xml:id="list93042943182502" text:continue-numbering="true" text:style-name="WW8Num2">
              <text:list-item>
                <text:p text:style-name="P1258">null</text:p>
              </text:list-item>
            </text:list>
          </table:table-cell>
          <table:table-cell table:style-name="表格25.A5" office:value-type="string">
            <text:list xml:id="list93042943152957" text:continue-numbering="true" text:style-name="WW8Num2">
              <text:list-item>
                <text:p text:style-name="P1258">Update time</text:p>
              </text:list-item>
            </text:list>
          </table:table-cell>
          <table:table-cell table:style-name="表格25.A5" office:value-type="string">
            <text:list xml:id="list93042943182422" text:continue-numbering="true" text:style-name="WW8Num2">
              <text:list-item>
                <text:p text:style-name="P1212"/>
              </text:list-item>
            </text:list>
          </table:table-cell>
          <table:table-cell table:style-name="表格25.J5" table:number-columns-spanned="3" office:value-type="string">
            <text:list xml:id="list93042943176544" text:continue-numbering="true" text:style-name="WW8Num2">
              <text:list-item>
                <text:p text:style-name="P852"/>
              </text:list-item>
            </text:list>
          </table:table-cell>
          <table:covered-table-cell/>
          <table:covered-table-cell/>
        </table:table-row>
      </table:table>
      <text:list xml:id="list93042943182450" text:continue-numbering="true" text:style-name="WW8Num2">
        <text:list-item>
          <text:p text:style-name="P891"/>
        </text:list-item>
      </text:list>
      <text:p text:style-name="P29"/>
      <text:p text:style-name="P29"/>
      <text:list xml:id="list93042943164182" text:continue-numbering="true" text:style-name="WW8Num2">
        <text:list-item>
          <text:h text:style-name="P1485" text:outline-level="1"><text:bookmark-start text:name="__RefHeading__19488_315683219"/><text:span text:style-name="T47">TB_SYS_</text:span><text:span text:style-name="T81">TWITTER</text:span><text:bookmark-end text:name="__RefHeading__19488_315683219"/></text:h>
        </text:list-item>
      </text:list>
      <table:table table:name="表格42" table:style-name="表格42">
        <table:table-column table:style-name="表格42.A"/>
        <table:table-column table:style-name="表格42.B"/>
        <table:table-column table:style-name="表格42.C" table:number-columns-repeated="2"/>
        <table:table-column table:style-name="表格42.E" table:number-columns-repeated="3"/>
        <table:table-column table:style-name="表格42.H"/>
        <table:table-column table:style-name="表格42.I"/>
        <table:table-column table:style-name="表格42.J"/>
        <table:table-column table:style-name="表格42.K"/>
        <table:table-column table:style-name="表格42.L"/>
        <table:table-row table:style-name="表格42.1">
          <table:table-cell table:style-name="表格42.A1" office:value-type="string">
            <text:list xml:id="list93042943180369" text:continue-numbering="true" text:style-name="WW8Num2">
              <text:list-item>
                <text:p text:style-name="P989">Project</text:p>
              </text:list-item>
            </text:list>
          </table:table-cell>
          <table:table-cell table:style-name="表格42.A1" table:number-columns-spanned="6" office:value-type="string">
            <text:list xml:id="list93042943155486" text:continue-numbering="true" text:style-name="WW8Num2">
              <text:list-item>
                <text:p text:style-name="P107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1" office:value-type="string">
            <text:list xml:id="list93042943157094" text:continue-numbering="true" text:style-name="WW8Num2">
              <text:list-item>
                <text:p text:style-name="P989">Ver</text:p>
              </text:list-item>
            </text:list>
          </table:table-cell>
          <table:table-cell table:style-name="表格42.A1" office:value-type="string">
            <text:list xml:id="list93042943164403" text:continue-numbering="true" text:style-name="WW8Num2">
              <text:list-item>
                <text:p text:style-name="P1071">0.5</text:p>
              </text:list-item>
            </text:list>
          </table:table-cell>
          <table:table-cell table:style-name="表格42.J1" office:value-type="string">
            <text:list xml:id="list9304294315362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5738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68147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93042943178859" text:continue-numbering="true" text:style-name="WW8Num2">
              <text:list-item>
                <text:p text:style-name="P989">Maintain</text:p>
              </text:list-item>
            </text:list>
          </table:table-cell>
          <table:table-cell table:style-name="表格42.A2" table:number-columns-spanned="6" office:value-type="string">
            <text:list xml:id="list93042943165355" text:continue-numbering="true" text:style-name="WW8Num2">
              <text:list-item>
                <text:p text:style-name="P107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93042943182215" text:continue-numbering="true" text:style-name="WW8Num2">
              <text:list-item>
                <text:p text:style-name="P989">Date</text:p>
              </text:list-item>
            </text:list>
          </table:table-cell>
          <table:table-cell table:style-name="表格42.A2" office:value-type="string">
            <text:list xml:id="list93042943155022" text:continue-numbering="true" text:style-name="WW8Num2">
              <text:list-item>
                <text:p text:style-name="P1071">2014/1<text:span text:style-name="T173">2/18</text:span></text:p>
              </text:list-item>
            </text:list>
          </table:table-cell>
          <table:table-cell table:style-name="表格42.J1" office:value-type="string">
            <text:list xml:id="list9304294316168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6771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59870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2.1">
          <table:table-cell table:style-name="表格42.A2" office:value-type="string">
            <text:list xml:id="list93042943166270" text:continue-numbering="true" text:style-name="WW8Num2">
              <text:list-item>
                <text:p text:style-name="P989">Table</text:p>
              </text:list-item>
            </text:list>
          </table:table-cell>
          <table:table-cell table:style-name="表格42.A2" table:number-columns-spanned="6" office:value-type="string">
            <text:list xml:id="list93042943174022" text:continue-numbering="true" text:style-name="WW8Num2">
              <text:list-item>
                <text:p text:style-name="P1171">tb_sys_<text:span text:style-name="T173">twitt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2.A2" office:value-type="string">
            <text:list xml:id="list93042943159686" text:continue-numbering="true" text:style-name="WW8Num2">
              <text:list-item>
                <text:p text:style-name="P989">DataBase</text:p>
              </text:list-item>
            </text:list>
          </table:table-cell>
          <table:table-cell table:style-name="表格42.A2" office:value-type="string">
            <text:list xml:id="list93042943152365" text:continue-numbering="true" text:style-name="WW8Num2">
              <text:list-item>
                <text:p text:style-name="P1071">bbcore</text:p>
              </text:list-item>
            </text:list>
          </table:table-cell>
          <table:table-cell table:style-name="表格42.J1" office:value-type="string">
            <text:list xml:id="list9304294318302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8051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79136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2.1">
          <table:table-cell table:style-name="表格42.A4" office:value-type="string">
            <text:list xml:id="list93042943168789" text:continue-numbering="true" text:style-name="WW8Num2">
              <text:list-item>
                <text:p text:style-name="P989">Descript</text:p>
              </text:list-item>
            </text:list>
          </table:table-cell>
          <table:table-cell table:style-name="表格42.A4" table:number-columns-spanned="8" office:value-type="string">
            <text:list xml:id="list93042943153977" text:continue-numbering="true" text:style-name="WW8Num2">
              <text:list-item>
                <text:p text:style-name="P11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1" office:value-type="string">
            <text:list xml:id="list9304294316149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6694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42.K1" office:value-type="string">
            <text:list xml:id="list93042943167453" text:continue-numbering="true" text:style-name="WW8Num2">
              <text:list-item>
                <text:p text:style-name="P853"/>
              </text:list-item>
            </text:list>
          </table:table-cell>
        </table:table-row>
        <table:table-row table:style-name="表格42.1">
          <table:table-cell table:style-name="表格42.A5" table:number-columns-spanned="9" office:value-type="string">
            <text:list xml:id="list93042943156846" text:continue-numbering="true" text:style-name="WW8Num2">
              <text:list-item>
                <text:p text:style-name="P9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2.J5" table:number-columns-spanned="3" office:value-type="string">
            <text:list xml:id="list9304295817326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042958150661" text:continue-numbering="true" text:style-name="WW8Num2">
              <text:list-item>
                <text:p text:style-name="P1030">Field</text:p>
              </text:list-item>
            </text:list>
          </table:table-cell>
          <table:table-cell table:style-name="表格42.A5" office:value-type="string">
            <text:list xml:id="list93042958180724" text:continue-numbering="true" text:style-name="WW8Num2">
              <text:list-item>
                <text:p text:style-name="P1030">Datatype</text:p>
              </text:list-item>
            </text:list>
          </table:table-cell>
          <table:table-cell table:style-name="表格42.A5" office:value-type="string">
            <text:list xml:id="list93042958159056" text:continue-numbering="true" text:style-name="WW8Num2">
              <text:list-item>
                <text:p text:style-name="P1030">PK</text:p>
              </text:list-item>
            </text:list>
          </table:table-cell>
          <table:table-cell table:style-name="表格42.A5" office:value-type="string">
            <text:list xml:id="list93042958169138" text:continue-numbering="true" text:style-name="WW8Num2">
              <text:list-item>
                <text:p text:style-name="P1030">UK</text:p>
              </text:list-item>
            </text:list>
          </table:table-cell>
          <table:table-cell table:style-name="表格42.A5" office:value-type="string">
            <text:list xml:id="list93042958163031" text:continue-numbering="true" text:style-name="WW8Num2">
              <text:list-item>
                <text:p text:style-name="P1030">IDX</text:p>
              </text:list-item>
            </text:list>
          </table:table-cell>
          <table:table-cell table:style-name="表格42.A5" office:value-type="string">
            <text:list xml:id="list93042958153976" text:continue-numbering="true" text:style-name="WW8Num2">
              <text:list-item>
                <text:p text:style-name="P948"><text:span text:style-name="T2">S</text:span><text:span text:style-name="T3">IZE</text:span></text:p>
              </text:list-item>
            </text:list>
          </table:table-cell>
          <table:table-cell table:style-name="表格42.A5" office:value-type="string">
            <text:list xml:id="list93042958177306" text:continue-numbering="true" text:style-name="WW8Num2">
              <text:list-item>
                <text:p text:style-name="P948"><text:span text:style-name="T2">D</text:span><text:span text:style-name="T3">EF</text:span></text:p>
              </text:list-item>
            </text:list>
          </table:table-cell>
          <table:table-cell table:style-name="表格42.A5" office:value-type="string">
            <text:list xml:id="list93042958163732" text:continue-numbering="true" text:style-name="WW8Num2">
              <text:list-item>
                <text:p text:style-name="P1030">Description</text:p>
              </text:list-item>
            </text:list>
          </table:table-cell>
          <table:table-cell table:style-name="表格42.A5" office:value-type="string">
            <text:list xml:id="list93042958178997" text:continue-numbering="true" text:style-name="WW8Num2">
              <text:list-item>
                <text:p text:style-name="P1030">Remarks</text:p>
              </text:list-item>
            </text:list>
          </table:table-cell>
          <table:table-cell table:style-name="表格42.J5" table:number-columns-spanned="3" office:value-type="string">
            <text:list xml:id="list9304295815503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042958177617" text:continue-numbering="true" text:style-name="WW8Num2">
              <text:list-item>
                <text:p text:style-name="P1261">OID</text:p>
              </text:list-item>
            </text:list>
          </table:table-cell>
          <table:table-cell table:style-name="表格42.A5" office:value-type="string">
            <text:list xml:id="list93042958160120" text:continue-numbering="true" text:style-name="WW8Num2">
              <text:list-item>
                <text:p text:style-name="P1261">CHAR</text:p>
              </text:list-item>
            </text:list>
          </table:table-cell>
          <table:table-cell table:style-name="表格42.A5" office:value-type="string">
            <text:list xml:id="list93042958174639" text:continue-numbering="true" text:style-name="WW8Num2">
              <text:list-item>
                <text:p text:style-name="P1261">Y</text:p>
              </text:list-item>
            </text:list>
          </table:table-cell>
          <table:table-cell table:style-name="表格42.A5" office:value-type="string">
            <text:list xml:id="list93042958152307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58155162" text:continue-numbering="true" text:style-name="WW8Num2">
              <text:list-item>
                <text:p text:style-name="P1261"><text:s/></text:p>
              </text:list-item>
            </text:list>
          </table:table-cell>
          <table:table-cell table:style-name="表格42.A5" office:value-type="string">
            <text:list xml:id="list93042958160191" text:continue-numbering="true" text:style-name="WW8Num2">
              <text:list-item>
                <text:p text:style-name="P1261">36</text:p>
              </text:list-item>
            </text:list>
          </table:table-cell>
          <table:table-cell table:style-name="表格42.A5" office:value-type="string">
            <text:list xml:id="list93042958165686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58181899" text:continue-numbering="true" text:style-name="WW8Num2">
              <text:list-item>
                <text:p text:style-name="P1261">PK / UUID</text:p>
              </text:list-item>
            </text:list>
          </table:table-cell>
          <table:table-cell table:style-name="表格42.A5" office:value-type="string">
            <text:list xml:id="list93042958161422" text:continue-numbering="true" text:style-name="WW8Num2">
              <text:list-item>
                <text:p text:style-name="P1261">Default java UUID</text:p>
              </text:list-item>
            </text:list>
          </table:table-cell>
          <table:table-cell table:style-name="表格42.J5" table:number-columns-spanned="3" office:value-type="string">
            <text:list xml:id="list93042958169196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32">SYSTEM</text:p>
          </table:table-cell>
          <table:table-cell table:style-name="表格42.A8" office:value-type="string">
            <text:p text:style-name="P351">VARCHAR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347">Y</text:p>
          </table:table-cell>
          <table:table-cell table:style-name="表格42.A8" office:value-type="string">
            <text:p text:style-name="P783"/>
          </table:table-cell>
          <table:table-cell table:style-name="表格42.A8" office:value-type="string">
            <text:p text:style-name="P332">10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640">TB_SYS.SYS_ID</text:p>
          </table:table-cell>
          <table:table-cell table:style-name="表格42.A8" office:value-type="string">
            <text:p text:style-name="P565"/>
          </table:table-cell>
          <table:table-cell table:style-name="表格42.J5" table:number-columns-spanned="3" office:value-type="string">
            <text:list xml:id="list93042958165200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72">TITLE</text:p>
          </table:table-cell>
          <table:table-cell table:style-name="表格42.A8" office:value-type="string">
            <text:p text:style-name="P473">VARCHAR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347"/>
          </table:table-cell>
          <table:table-cell table:style-name="表格42.A8" office:value-type="string">
            <text:p text:style-name="P783"/>
          </table:table-cell>
          <table:table-cell table:style-name="表格42.A8" office:value-type="string">
            <text:p text:style-name="P474">30</text:p>
          </table:table-cell>
          <table:table-cell table:style-name="表格42.A8" office:value-type="string">
            <text:p text:style-name="P206"/>
          </table:table-cell>
          <table:table-cell table:style-name="表格42.A8" office:value-type="string">
            <text:p text:style-name="P640"/>
          </table:table-cell>
          <table:table-cell table:style-name="表格42.A8" office:value-type="string">
            <text:p text:style-name="P565"/>
          </table:table-cell>
          <table:table-cell table:style-name="表格42.J5" table:number-columns-spanned="3" office:value-type="string">
            <text:list xml:id="list93042958167321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471">ENABLE_FLAG</text:p>
          </table:table-cell>
          <table:table-cell table:style-name="表格42.A8" office:value-type="string">
            <text:list xml:id="list93042958160912" text:continue-numbering="true" text:style-name="WW8Num2">
              <text:list-item>
                <text:p text:style-name="P1261">VARCHAR</text:p>
              </text:list-item>
            </text:list>
          </table:table-cell>
          <table:table-cell table:style-name="表格42.A8" office:value-type="string">
            <text:p text:style-name="P224"/>
          </table:table-cell>
          <table:table-cell table:style-name="表格42.A8" office:value-type="string">
            <text:p text:style-name="P349"/>
          </table:table-cell>
          <table:table-cell table:style-name="表格42.A8" office:value-type="string">
            <text:p text:style-name="P778"/>
          </table:table-cell>
          <table:table-cell table:style-name="表格42.A8" office:value-type="string">
            <text:p text:style-name="P471">1</text:p>
          </table:table-cell>
          <table:table-cell table:style-name="表格42.A8" office:value-type="string">
            <text:p text:style-name="P224"/>
          </table:table-cell>
          <table:table-cell table:style-name="表格42.A8" office:value-type="string">
            <text:p text:style-name="P628"/>
          </table:table-cell>
          <table:table-cell table:style-name="表格42.A8" office:value-type="string">
            <text:p text:style-name="P581"/>
          </table:table-cell>
          <table:table-cell table:style-name="表格42.J5" table:number-columns-spanned="3" office:value-type="string">
            <text:list xml:id="list93042974154537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8" office:value-type="string">
            <text:p text:style-name="P391">CONTENT</text:p>
          </table:table-cell>
          <table:table-cell table:style-name="表格42.A8" office:value-type="string">
            <text:list xml:id="list93042974180241" text:continue-numbering="true" text:style-name="WW8Num2">
              <text:list-item>
                <text:p text:style-name="P1352">BLOB</text:p>
              </text:list-item>
            </text:list>
          </table:table-cell>
          <table:table-cell table:style-name="表格42.A8" office:value-type="string">
            <text:p text:style-name="P214"/>
          </table:table-cell>
          <table:table-cell table:style-name="表格42.A8" office:value-type="string">
            <text:p text:style-name="P355"/>
          </table:table-cell>
          <table:table-cell table:style-name="表格42.A8" office:value-type="string">
            <text:p text:style-name="P789"/>
          </table:table-cell>
          <table:table-cell table:style-name="表格42.A8" office:value-type="string">
            <text:p text:style-name="P389"/>
          </table:table-cell>
          <table:table-cell table:style-name="表格42.A8" office:value-type="string">
            <text:p text:style-name="P407">null</text:p>
          </table:table-cell>
          <table:table-cell table:style-name="表格42.A8" office:value-type="string">
            <text:p text:style-name="P661"/>
          </table:table-cell>
          <table:table-cell table:style-name="表格42.A8" office:value-type="string">
            <text:p text:style-name="P572"/>
          </table:table-cell>
          <table:table-cell table:style-name="表格42.J5" table:number-columns-spanned="3" office:value-type="string">
            <text:list xml:id="list93042974179382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042974173150" text:continue-numbering="true" text:style-name="WW8Num2">
              <text:list-item>
                <text:p text:style-name="P1261">CUSERID</text:p>
              </text:list-item>
            </text:list>
          </table:table-cell>
          <table:table-cell table:style-name="表格42.A5" office:value-type="string">
            <text:list xml:id="list93042974164619" text:continue-numbering="true" text:style-name="WW8Num2">
              <text:list-item>
                <text:p text:style-name="P1261">VARCHAR</text:p>
              </text:list-item>
            </text:list>
          </table:table-cell>
          <table:table-cell table:style-name="表格42.A5" office:value-type="string">
            <text:list xml:id="list93042974154310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0564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56135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4614" text:continue-numbering="true" text:style-name="WW8Num2">
              <text:list-item>
                <text:p text:style-name="P1261">24</text:p>
              </text:list-item>
            </text:list>
          </table:table-cell>
          <table:table-cell table:style-name="表格42.A5" office:value-type="string">
            <text:list xml:id="list93042974172019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67949" text:continue-numbering="true" text:style-name="WW8Num2">
              <text:list-item>
                <text:p text:style-name="P1261">Create data user</text:p>
              </text:list-item>
            </text:list>
          </table:table-cell>
          <table:table-cell table:style-name="表格42.A5" office:value-type="string">
            <text:list xml:id="list9304297415254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J5" table:number-columns-spanned="3" office:value-type="string">
            <text:list xml:id="list93042974159876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042974177408" text:continue-numbering="true" text:style-name="WW8Num2">
              <text:list-item>
                <text:p text:style-name="P1261">CDATE</text:p>
              </text:list-item>
            </text:list>
          </table:table-cell>
          <table:table-cell table:style-name="表格42.A5" office:value-type="string">
            <text:list xml:id="list93042974155688" text:continue-numbering="true" text:style-name="WW8Num2">
              <text:list-item>
                <text:p text:style-name="P1261">DATETIME</text:p>
              </text:list-item>
            </text:list>
          </table:table-cell>
          <table:table-cell table:style-name="表格42.A5" office:value-type="string">
            <text:list xml:id="list93042974154890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60450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771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2317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815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82076" text:continue-numbering="true" text:style-name="WW8Num2">
              <text:list-item>
                <text:p text:style-name="P1261">Create time</text:p>
              </text:list-item>
            </text:list>
          </table:table-cell>
          <table:table-cell table:style-name="表格42.A5" office:value-type="string">
            <text:list xml:id="list93042974151249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J5" table:number-columns-spanned="3" office:value-type="string">
            <text:list xml:id="list93042974181576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042974159851" text:continue-numbering="true" text:style-name="WW8Num2">
              <text:list-item>
                <text:p text:style-name="P1261">UUSERID</text:p>
              </text:list-item>
            </text:list>
          </table:table-cell>
          <table:table-cell table:style-name="表格42.A5" office:value-type="string">
            <text:list xml:id="list93042974155866" text:continue-numbering="true" text:style-name="WW8Num2">
              <text:list-item>
                <text:p text:style-name="P1261">VARCHAR</text:p>
              </text:list-item>
            </text:list>
          </table:table-cell>
          <table:table-cell table:style-name="表格42.A5" office:value-type="string">
            <text:list xml:id="list93042974172474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6515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616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62506" text:continue-numbering="true" text:style-name="WW8Num2">
              <text:list-item>
                <text:p text:style-name="P1261">24</text:p>
              </text:list-item>
            </text:list>
          </table:table-cell>
          <table:table-cell table:style-name="表格42.A5" office:value-type="string">
            <text:list xml:id="list93042974169458" text:continue-numbering="true" text:style-name="WW8Num2">
              <text:list-item>
                <text:p text:style-name="P1261">null</text:p>
              </text:list-item>
            </text:list>
          </table:table-cell>
          <table:table-cell table:style-name="表格42.A5" office:value-type="string">
            <text:list xml:id="list93042974173823" text:continue-numbering="true" text:style-name="WW8Num2">
              <text:list-item>
                <text:p text:style-name="P1261">Update date user</text:p>
              </text:list-item>
            </text:list>
          </table:table-cell>
          <table:table-cell table:style-name="表格42.A5" office:value-type="string">
            <text:list xml:id="list9304297416806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J5" table:number-columns-spanned="3" office:value-type="string">
            <text:list xml:id="list93042974160129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  <table:table-row table:style-name="表格42.1">
          <table:table-cell table:style-name="表格42.A5" office:value-type="string">
            <text:list xml:id="list93042974154541" text:continue-numbering="true" text:style-name="WW8Num2">
              <text:list-item>
                <text:p text:style-name="P1261">UDATE</text:p>
              </text:list-item>
            </text:list>
          </table:table-cell>
          <table:table-cell table:style-name="表格42.A5" office:value-type="string">
            <text:list xml:id="list93042974164979" text:continue-numbering="true" text:style-name="WW8Num2">
              <text:list-item>
                <text:p text:style-name="P1261">DATETIME</text:p>
              </text:list-item>
            </text:list>
          </table:table-cell>
          <table:table-cell table:style-name="表格42.A5" office:value-type="string">
            <text:list xml:id="list93042974157552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74175356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8917958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89172665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A5" office:value-type="string">
            <text:list xml:id="list93042989180794" text:continue-numbering="true" text:style-name="WW8Num2">
              <text:list-item>
                <text:p text:style-name="P1261">null</text:p>
              </text:list-item>
            </text:list>
          </table:table-cell>
          <table:table-cell table:style-name="表格42.A5" office:value-type="string">
            <text:list xml:id="list93042989163916" text:continue-numbering="true" text:style-name="WW8Num2">
              <text:list-item>
                <text:p text:style-name="P1261">Update time</text:p>
              </text:list-item>
            </text:list>
          </table:table-cell>
          <table:table-cell table:style-name="表格42.A5" office:value-type="string">
            <text:list xml:id="list93042989168391" text:continue-numbering="true" text:style-name="WW8Num2">
              <text:list-item>
                <text:p text:style-name="P1213"/>
              </text:list-item>
            </text:list>
          </table:table-cell>
          <table:table-cell table:style-name="表格42.J5" table:number-columns-spanned="3" office:value-type="string">
            <text:list xml:id="list93042989151348" text:continue-numbering="true" text:style-name="WW8Num2">
              <text:list-item>
                <text:p text:style-name="P853"/>
              </text:list-item>
            </text:list>
          </table:table-cell>
          <table:covered-table-cell/>
          <table:covered-table-cell/>
        </table:table-row>
      </table:table>
      <text:list xml:id="list93042989164480" text:continue-numbering="true" text:style-name="WW8Num2">
        <text:list-item>
          <text:p text:style-name="P892"/>
        </text:list-item>
      </text:list>
      <text:p text:style-name="P46"/>
      <text:p text:style-name="P29"/>
      <text:list xml:id="list93042989172625" text:continue-numbering="true" text:style-name="WW8Num2">
        <text:list-item>
          <text:h text:style-name="P1486" text:outline-level="1"><text:bookmark-start text:name="__RefHeading__21242_1227445181"/><text:soft-page-break/><text:span text:style-name="T47">TB_SYS_</text:span><text:span text:style-name="T86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93042989155764" text:continue-numbering="true" text:style-name="WW8Num2">
              <text:list-item>
                <text:p text:style-name="P990">Project</text:p>
              </text:list-item>
            </text:list>
          </table:table-cell>
          <table:table-cell table:style-name="表格46.A1" table:number-columns-spanned="6" office:value-type="string">
            <text:list xml:id="list93042989175415" text:continue-numbering="true" text:style-name="WW8Num2">
              <text:list-item>
                <text:p text:style-name="P107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93042989151966" text:continue-numbering="true" text:style-name="WW8Num2">
              <text:list-item>
                <text:p text:style-name="P990">Ver</text:p>
              </text:list-item>
            </text:list>
          </table:table-cell>
          <table:table-cell table:style-name="表格46.A1" office:value-type="string">
            <text:list xml:id="list93042989172998" text:continue-numbering="true" text:style-name="WW8Num2">
              <text:list-item>
                <text:p text:style-name="P1072">0.5</text:p>
              </text:list-item>
            </text:list>
          </table:table-cell>
          <table:table-cell table:style-name="表格46.J1" office:value-type="string">
            <text:list xml:id="list9304298916816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62210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55198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3042989165501" text:continue-numbering="true" text:style-name="WW8Num2">
              <text:list-item>
                <text:p text:style-name="P990">Maintain</text:p>
              </text:list-item>
            </text:list>
          </table:table-cell>
          <table:table-cell table:style-name="表格46.A2" table:number-columns-spanned="6" office:value-type="string">
            <text:list xml:id="list93042989177208" text:continue-numbering="true" text:style-name="WW8Num2">
              <text:list-item>
                <text:p text:style-name="P107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3042989163214" text:continue-numbering="true" text:style-name="WW8Num2">
              <text:list-item>
                <text:p text:style-name="P990">Date</text:p>
              </text:list-item>
            </text:list>
          </table:table-cell>
          <table:table-cell table:style-name="表格46.A2" office:value-type="string">
            <text:list xml:id="list93042989170026" text:continue-numbering="true" text:style-name="WW8Num2">
              <text:list-item>
                <text:p text:style-name="P1072">2014/1<text:span text:style-name="T173">2/23</text:span></text:p>
              </text:list-item>
            </text:list>
          </table:table-cell>
          <table:table-cell table:style-name="表格46.J1" office:value-type="string">
            <text:list xml:id="list9304298915409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8011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75788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3042989155230" text:continue-numbering="true" text:style-name="WW8Num2">
              <text:list-item>
                <text:p text:style-name="P990">Table</text:p>
              </text:list-item>
            </text:list>
          </table:table-cell>
          <table:table-cell table:style-name="表格46.A2" table:number-columns-spanned="6" office:value-type="string">
            <text:list xml:id="list93042989164073" text:continue-numbering="true" text:style-name="WW8Num2">
              <text:list-item>
                <text:p text:style-name="P1172">tb_sys_<text:span text:style-name="T178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3042989183058" text:continue-numbering="true" text:style-name="WW8Num2">
              <text:list-item>
                <text:p text:style-name="P990">DataBase</text:p>
              </text:list-item>
            </text:list>
          </table:table-cell>
          <table:table-cell table:style-name="表格46.A2" office:value-type="string">
            <text:list xml:id="list93042989181032" text:continue-numbering="true" text:style-name="WW8Num2">
              <text:list-item>
                <text:p text:style-name="P1072">bbcore</text:p>
              </text:list-item>
            </text:list>
          </table:table-cell>
          <table:table-cell table:style-name="表格46.J1" office:value-type="string">
            <text:list xml:id="list9304298915241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6504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74206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93042989179412" text:continue-numbering="true" text:style-name="WW8Num2">
              <text:list-item>
                <text:p text:style-name="P990">Descript</text:p>
              </text:list-item>
            </text:list>
          </table:table-cell>
          <table:table-cell table:style-name="表格46.A4" table:number-columns-spanned="8" office:value-type="string">
            <text:list xml:id="list93042989150486" text:continue-numbering="true" text:style-name="WW8Num2">
              <text:list-item>
                <text:p text:style-name="P11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9304298917028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57358" text:continue-numbering="true" text:style-name="WW8Num2">
              <text:list-item>
                <text:p text:style-name="P854"/>
              </text:list-item>
            </text:list>
          </table:table-cell>
          <table:table-cell table:style-name="表格46.K1" office:value-type="string">
            <text:list xml:id="list93042989176002" text:continue-numbering="true" text:style-name="WW8Num2">
              <text:list-item>
                <text:p text:style-name="P85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93042989166734" text:continue-numbering="true" text:style-name="WW8Num2">
              <text:list-item>
                <text:p text:style-name="P9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9304298917778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042989169193" text:continue-numbering="true" text:style-name="WW8Num2">
              <text:list-item>
                <text:p text:style-name="P1031">Field</text:p>
              </text:list-item>
            </text:list>
          </table:table-cell>
          <table:table-cell table:style-name="表格46.A5" office:value-type="string">
            <text:list xml:id="list93042989181937" text:continue-numbering="true" text:style-name="WW8Num2">
              <text:list-item>
                <text:p text:style-name="P1031">Datatype</text:p>
              </text:list-item>
            </text:list>
          </table:table-cell>
          <table:table-cell table:style-name="表格46.A5" office:value-type="string">
            <text:list xml:id="list93042989181089" text:continue-numbering="true" text:style-name="WW8Num2">
              <text:list-item>
                <text:p text:style-name="P1031">PK</text:p>
              </text:list-item>
            </text:list>
          </table:table-cell>
          <table:table-cell table:style-name="表格46.A5" office:value-type="string">
            <text:list xml:id="list93042989158627" text:continue-numbering="true" text:style-name="WW8Num2">
              <text:list-item>
                <text:p text:style-name="P1031">UK</text:p>
              </text:list-item>
            </text:list>
          </table:table-cell>
          <table:table-cell table:style-name="表格46.A5" office:value-type="string">
            <text:list xml:id="list93042989154266" text:continue-numbering="true" text:style-name="WW8Num2">
              <text:list-item>
                <text:p text:style-name="P1031">IDX</text:p>
              </text:list-item>
            </text:list>
          </table:table-cell>
          <table:table-cell table:style-name="表格46.A5" office:value-type="string">
            <text:list xml:id="list93042989151149" text:continue-numbering="true" text:style-name="WW8Num2">
              <text:list-item>
                <text:p text:style-name="P949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93042989166141" text:continue-numbering="true" text:style-name="WW8Num2">
              <text:list-item>
                <text:p text:style-name="P949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93042989151207" text:continue-numbering="true" text:style-name="WW8Num2">
              <text:list-item>
                <text:p text:style-name="P1031">Description</text:p>
              </text:list-item>
            </text:list>
          </table:table-cell>
          <table:table-cell table:style-name="表格46.A5" office:value-type="string">
            <text:list xml:id="list93042989177994" text:continue-numbering="true" text:style-name="WW8Num2">
              <text:list-item>
                <text:p text:style-name="P1031">Remarks</text:p>
              </text:list-item>
            </text:list>
          </table:table-cell>
          <table:table-cell table:style-name="表格46.J5" table:number-columns-spanned="3" office:value-type="string">
            <text:list xml:id="list93043005181104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043005177149" text:continue-numbering="true" text:style-name="WW8Num2">
              <text:list-item>
                <text:p text:style-name="P1262">OID</text:p>
              </text:list-item>
            </text:list>
          </table:table-cell>
          <table:table-cell table:style-name="表格46.A5" office:value-type="string">
            <text:list xml:id="list93043005175558" text:continue-numbering="true" text:style-name="WW8Num2">
              <text:list-item>
                <text:p text:style-name="P1262">CHAR</text:p>
              </text:list-item>
            </text:list>
          </table:table-cell>
          <table:table-cell table:style-name="表格46.A5" office:value-type="string">
            <text:list xml:id="list93043005163532" text:continue-numbering="true" text:style-name="WW8Num2">
              <text:list-item>
                <text:p text:style-name="P1262">Y</text:p>
              </text:list-item>
            </text:list>
          </table:table-cell>
          <table:table-cell table:style-name="表格46.A5" office:value-type="string">
            <text:list xml:id="list9304300517575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05154878" text:continue-numbering="true" text:style-name="WW8Num2">
              <text:list-item>
                <text:p text:style-name="P1262"><text:s/></text:p>
              </text:list-item>
            </text:list>
          </table:table-cell>
          <table:table-cell table:style-name="表格46.A5" office:value-type="string">
            <text:list xml:id="list93043005157182" text:continue-numbering="true" text:style-name="WW8Num2">
              <text:list-item>
                <text:p text:style-name="P1262">36</text:p>
              </text:list-item>
            </text:list>
          </table:table-cell>
          <table:table-cell table:style-name="表格46.A5" office:value-type="string">
            <text:list xml:id="list93043005157111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05151375" text:continue-numbering="true" text:style-name="WW8Num2">
              <text:list-item>
                <text:p text:style-name="P1262">PK / UUID</text:p>
              </text:list-item>
            </text:list>
          </table:table-cell>
          <table:table-cell table:style-name="表格46.A5" office:value-type="string">
            <text:list xml:id="list93043005159086" text:continue-numbering="true" text:style-name="WW8Num2">
              <text:list-item>
                <text:p text:style-name="P1262">Default java UUID</text:p>
              </text:list-item>
            </text:list>
          </table:table-cell>
          <table:table-cell table:style-name="表格46.J5" table:number-columns-spanned="3" office:value-type="string">
            <text:list xml:id="list93043005164560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1">MAIL_ID</text:p>
          </table:table-cell>
          <table:table-cell table:style-name="表格46.A8" office:value-type="string">
            <text:list xml:id="list93043005176666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493">Y</text:p>
          </table:table-cell>
          <table:table-cell table:style-name="表格46.A8" office:value-type="string">
            <text:p text:style-name="P833">Y</text:p>
          </table:table-cell>
          <table:table-cell table:style-name="表格46.A8" office:value-type="string">
            <text:p text:style-name="P492">17</text:p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723">20141223<text:span text:style-name="T179">000000001</text:span></text:p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0515407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1">SUBJECT</text:p>
          </table:table-cell>
          <table:table-cell table:style-name="表格46.A8" office:value-type="string">
            <text:list xml:id="list93043005161253" text:continue-numbering="true" text:style-name="WW8Num2">
              <text:list-item>
                <text:p text:style-name="P1263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5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1">200</text:p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642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05166725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4">TEXT</text:p>
          </table:table-cell>
          <table:table-cell table:style-name="表格46.A8" office:value-type="string">
            <text:list xml:id="list93043005156778" text:continue-numbering="true" text:style-name="WW8Num2">
              <text:list-item>
                <text:p text:style-name="P1375">BLOL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50"/>
          </table:table-cell>
          <table:table-cell table:style-name="表格46.A8" office:value-type="string">
            <text:p text:style-name="P779"/>
          </table:table-cell>
          <table:table-cell table:style-name="表格46.A8" office:value-type="string">
            <text:p text:style-name="P494"/>
          </table:table-cell>
          <table:table-cell table:style-name="表格46.A8" office:value-type="string">
            <text:p text:style-name="P496">null</text:p>
          </table:table-cell>
          <table:table-cell table:style-name="表格46.A8" office:value-type="string">
            <text:p text:style-name="P629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05150560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FROM</text:p>
          </table:table-cell>
          <table:table-cell table:style-name="表格46.A8" office:value-type="string">
            <text:list xml:id="list93043005179897" text:continue-numbering="true" text:style-name="WW8Num2">
              <text:list-item>
                <text:p text:style-name="P1353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</text:p>
          </table:table-cell>
          <table:table-cell table:style-name="表格46.A8" office:value-type="string">
            <text:p text:style-name="P408"/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2117207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TO</text:p>
          </table:table-cell>
          <table:table-cell table:style-name="表格46.A8" office:value-type="string">
            <text:list xml:id="list93043021158911" text:continue-numbering="true" text:style-name="WW8Num2">
              <text:list-item>
                <text:p text:style-name="P1353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</text:p>
          </table:table-cell>
          <table:table-cell table:style-name="表格46.A8" office:value-type="string">
            <text:p text:style-name="P408"/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21171560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CC</text:p>
          </table:table-cell>
          <table:table-cell table:style-name="表格46.A8" office:value-type="string">
            <text:list xml:id="list93043021181965" text:continue-numbering="true" text:style-name="WW8Num2">
              <text:list-item>
                <text:p text:style-name="P1353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0</text:p>
          </table:table-cell>
          <table:table-cell table:style-name="表格46.A8" office:value-type="string">
            <text:p text:style-name="P496">null</text:p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21151473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5">MAIL_BCC</text:p>
          </table:table-cell>
          <table:table-cell table:style-name="表格46.A8" office:value-type="string">
            <text:list xml:id="list93043021180288" text:continue-numbering="true" text:style-name="WW8Num2">
              <text:list-item>
                <text:p text:style-name="P1353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5">1000</text:p>
          </table:table-cell>
          <table:table-cell table:style-name="表格46.A8" office:value-type="string">
            <text:p text:style-name="P496">null</text:p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21152012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7">SUCCESS_FLAG</text:p>
          </table:table-cell>
          <table:table-cell table:style-name="表格46.A8" office:value-type="string">
            <text:list xml:id="list93043021173225" text:continue-numbering="true" text:style-name="WW8Num2">
              <text:list-item>
                <text:p text:style-name="P1354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834">Y</text:p>
          </table:table-cell>
          <table:table-cell table:style-name="表格46.A8" office:value-type="string">
            <text:p text:style-name="P497">1</text:p>
          </table:table-cell>
          <table:table-cell table:style-name="表格46.A8" office:value-type="string">
            <text:p text:style-name="P498">N</text:p>
          </table:table-cell>
          <table:table-cell table:style-name="表格46.A8" office:value-type="string">
            <text:p text:style-name="P666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2118073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7">SUCCESS_TIME</text:p>
          </table:table-cell>
          <table:table-cell table:style-name="表格46.A8" office:value-type="string">
            <text:list xml:id="list93043021156380" text:continue-numbering="true" text:style-name="WW8Num2">
              <text:list-item>
                <text:p text:style-name="P1354">DATETIME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390"/>
          </table:table-cell>
          <table:table-cell table:style-name="表格46.A8" office:value-type="string">
            <text:p text:style-name="P498">null</text:p>
          </table:table-cell>
          <table:table-cell table:style-name="表格46.A8" office:value-type="string">
            <text:p text:style-name="P724"/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2117345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499">RETAIN_FLAG</text:p>
          </table:table-cell>
          <table:table-cell table:style-name="表格46.A8" office:value-type="string">
            <text:list xml:id="list93043021163280" text:continue-numbering="true" text:style-name="WW8Num2">
              <text:list-item>
                <text:p text:style-name="P1355">VARCHAR</text:p>
              </text:list-item>
            </text:list>
          </table:table-cell>
          <table:table-cell table:style-name="表格46.A8" office:value-type="string">
            <text:p text:style-name="P227"/>
          </table:table-cell>
          <table:table-cell table:style-name="表格46.A8" office:value-type="string">
            <text:p text:style-name="P360"/>
          </table:table-cell>
          <table:table-cell table:style-name="表格46.A8" office:value-type="string">
            <text:p text:style-name="P796"/>
          </table:table-cell>
          <table:table-cell table:style-name="表格46.A8" office:value-type="string">
            <text:p text:style-name="P499">1</text:p>
          </table:table-cell>
          <table:table-cell table:style-name="表格46.A8" office:value-type="string">
            <text:p text:style-name="P500">N</text:p>
          </table:table-cell>
          <table:table-cell table:style-name="表格46.A8" office:value-type="string">
            <text:p text:style-name="P666">當為<text:span text:style-name="T180">Y實發完mail後保留, 反之刪除此筆紀錄</text:span></text:p>
          </table:table-cell>
          <table:table-cell table:style-name="表格46.A8" office:value-type="string">
            <text:p text:style-name="P584"/>
          </table:table-cell>
          <table:table-cell table:style-name="表格46.J5" table:number-columns-spanned="3" office:value-type="string">
            <text:list xml:id="list9304303617290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043036178492" text:continue-numbering="true" text:style-name="WW8Num2">
              <text:list-item>
                <text:p text:style-name="P1262">CUSERID</text:p>
              </text:list-item>
            </text:list>
          </table:table-cell>
          <table:table-cell table:style-name="表格46.A5" office:value-type="string">
            <text:list xml:id="list93043036159438" text:continue-numbering="true" text:style-name="WW8Num2">
              <text:list-item>
                <text:p text:style-name="P1262">VARCHAR</text:p>
              </text:list-item>
            </text:list>
          </table:table-cell>
          <table:table-cell table:style-name="表格46.A5" office:value-type="string">
            <text:list xml:id="list93043036165965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5964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7790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55405" text:continue-numbering="true" text:style-name="WW8Num2">
              <text:list-item>
                <text:p text:style-name="P1262">24</text:p>
              </text:list-item>
            </text:list>
          </table:table-cell>
          <table:table-cell table:style-name="表格46.A5" office:value-type="string">
            <text:list xml:id="list93043036182928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64375" text:continue-numbering="true" text:style-name="WW8Num2">
              <text:list-item>
                <text:p text:style-name="P1262">Create data user</text:p>
              </text:list-item>
            </text:list>
          </table:table-cell>
          <table:table-cell table:style-name="表格46.A5" office:value-type="string">
            <text:list xml:id="list9304303617945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J5" table:number-columns-spanned="3" office:value-type="string">
            <text:list xml:id="list93043036178355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043036167288" text:continue-numbering="true" text:style-name="WW8Num2">
              <text:list-item>
                <text:p text:style-name="P1262">CDATE</text:p>
              </text:list-item>
            </text:list>
          </table:table-cell>
          <table:table-cell table:style-name="表格46.A5" office:value-type="string">
            <text:list xml:id="list93043036167943" text:continue-numbering="true" text:style-name="WW8Num2">
              <text:list-item>
                <text:p text:style-name="P1262">DATETIME</text:p>
              </text:list-item>
            </text:list>
          </table:table-cell>
          <table:table-cell table:style-name="表格46.A5" office:value-type="string">
            <text:list xml:id="list93043036179312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77892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7732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59553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60091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75265" text:continue-numbering="true" text:style-name="WW8Num2">
              <text:list-item>
                <text:p text:style-name="P1262">Create time</text:p>
              </text:list-item>
            </text:list>
          </table:table-cell>
          <table:table-cell table:style-name="表格46.A5" office:value-type="string">
            <text:list xml:id="list9304303616006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J5" table:number-columns-spanned="3" office:value-type="string">
            <text:list xml:id="list93043036151167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043036182810" text:continue-numbering="true" text:style-name="WW8Num2">
              <text:list-item>
                <text:p text:style-name="P1262">UUSERID</text:p>
              </text:list-item>
            </text:list>
          </table:table-cell>
          <table:table-cell table:style-name="表格46.A5" office:value-type="string">
            <text:list xml:id="list93043036171827" text:continue-numbering="true" text:style-name="WW8Num2">
              <text:list-item>
                <text:p text:style-name="P1262">VARCHAR</text:p>
              </text:list-item>
            </text:list>
          </table:table-cell>
          <table:table-cell table:style-name="表格46.A5" office:value-type="string">
            <text:list xml:id="list93043036164444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80976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51222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55597" text:continue-numbering="true" text:style-name="WW8Num2">
              <text:list-item>
                <text:p text:style-name="P1262">24</text:p>
              </text:list-item>
            </text:list>
          </table:table-cell>
          <table:table-cell table:style-name="表格46.A5" office:value-type="string">
            <text:list xml:id="list93043036161920" text:continue-numbering="true" text:style-name="WW8Num2">
              <text:list-item>
                <text:p text:style-name="P1262">null</text:p>
              </text:list-item>
            </text:list>
          </table:table-cell>
          <table:table-cell table:style-name="表格46.A5" office:value-type="string">
            <text:list xml:id="list93043036151284" text:continue-numbering="true" text:style-name="WW8Num2">
              <text:list-item>
                <text:p text:style-name="P1262">Update date user</text:p>
              </text:list-item>
            </text:list>
          </table:table-cell>
          <table:table-cell table:style-name="表格46.A5" office:value-type="string">
            <text:list xml:id="list9304303617116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J5" table:number-columns-spanned="3" office:value-type="string">
            <text:list xml:id="list93043036157805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043036175806" text:continue-numbering="true" text:style-name="WW8Num2">
              <text:list-item>
                <text:p text:style-name="P1262">UDATE</text:p>
              </text:list-item>
            </text:list>
          </table:table-cell>
          <table:table-cell table:style-name="表格46.A5" office:value-type="string">
            <text:list xml:id="list93043036181792" text:continue-numbering="true" text:style-name="WW8Num2">
              <text:list-item>
                <text:p text:style-name="P1262">DATETIME</text:p>
              </text:list-item>
            </text:list>
          </table:table-cell>
          <table:table-cell table:style-name="表格46.A5" office:value-type="string">
            <text:list xml:id="list9304303618294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63843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59318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76777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A5" office:value-type="string">
            <text:list xml:id="list93043036182555" text:continue-numbering="true" text:style-name="WW8Num2">
              <text:list-item>
                <text:p text:style-name="P1262">null</text:p>
              </text:list-item>
            </text:list>
          </table:table-cell>
          <table:table-cell table:style-name="表格46.A5" office:value-type="string">
            <text:list xml:id="list93043036158165" text:continue-numbering="true" text:style-name="WW8Num2">
              <text:list-item>
                <text:p text:style-name="P1262">Update time</text:p>
              </text:list-item>
            </text:list>
          </table:table-cell>
          <table:table-cell table:style-name="表格46.A5" office:value-type="string">
            <text:list xml:id="list93043052159879" text:continue-numbering="true" text:style-name="WW8Num2">
              <text:list-item>
                <text:p text:style-name="P1214"/>
              </text:list-item>
            </text:list>
          </table:table-cell>
          <table:table-cell table:style-name="表格46.J5" table:number-columns-spanned="3" office:value-type="string">
            <text:list xml:id="list93043052171839" text:continue-numbering="true" text:style-name="WW8Num2">
              <text:list-item>
                <text:p text:style-name="P854"/>
              </text:list-item>
            </text:list>
          </table:table-cell>
          <table:covered-table-cell/>
          <table:covered-table-cell/>
        </table:table-row>
      </table:table>
      <text:list xml:id="list93043052168541" text:continue-numbering="true" text:style-name="WW8Num2">
        <text:list-item>
          <text:p text:style-name="P893"/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93043052173090" text:continue-numbering="true" text:style-name="WW8Num2">
        <text:list-item>
          <text:h text:style-name="P1487" text:outline-level="1"><text:bookmark-start text:name="__RefHeading__11816_96411672"/><text:soft-page-break/><text:span text:style-name="T47">B</text:span><text:span text:style-name="T65">B</text:span><text:span text:style-name="T47">_</text:span><text:span text:style-name="T63">ORGANIZATION</text:span><text:bookmark-end text:name="__RefHeading__11816_96411672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93043052176805" text:continue-numbering="true" text:style-name="WW8Num2">
              <text:list-item>
                <text:p text:style-name="P991">Project</text:p>
              </text:list-item>
            </text:list>
          </table:table-cell>
          <table:table-cell table:style-name="表格26.A1" table:number-columns-spanned="6" office:value-type="string">
            <text:list xml:id="list93043052158743" text:continue-numbering="true" text:style-name="WW8Num2">
              <text:list-item>
                <text:p text:style-name="P107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93043052180094" text:continue-numbering="true" text:style-name="WW8Num2">
              <text:list-item>
                <text:p text:style-name="P991">Ver</text:p>
              </text:list-item>
            </text:list>
          </table:table-cell>
          <table:table-cell table:style-name="表格26.A1" office:value-type="string">
            <text:list xml:id="list93043052162309" text:continue-numbering="true" text:style-name="WW8Num2">
              <text:list-item>
                <text:p text:style-name="P1073">0.5</text:p>
              </text:list-item>
            </text:list>
          </table:table-cell>
          <table:table-cell table:style-name="表格26.J1" office:value-type="string">
            <text:list xml:id="list93043052151660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6759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52888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3043052158877" text:continue-numbering="true" text:style-name="WW8Num2">
              <text:list-item>
                <text:p text:style-name="P991">Maintain</text:p>
              </text:list-item>
            </text:list>
          </table:table-cell>
          <table:table-cell table:style-name="表格26.A2" table:number-columns-spanned="6" office:value-type="string">
            <text:list xml:id="list93043052153748" text:continue-numbering="true" text:style-name="WW8Num2">
              <text:list-item>
                <text:p text:style-name="P107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3043052156842" text:continue-numbering="true" text:style-name="WW8Num2">
              <text:list-item>
                <text:p text:style-name="P991">Date</text:p>
              </text:list-item>
            </text:list>
          </table:table-cell>
          <table:table-cell table:style-name="表格26.A2" office:value-type="string">
            <text:list xml:id="list93043052154917" text:continue-numbering="true" text:style-name="WW8Num2">
              <text:list-item>
                <text:p text:style-name="P1073">2014/1<text:span text:style-name="T134">1</text:span>/<text:span text:style-name="T134">06</text:span></text:p>
              </text:list-item>
            </text:list>
          </table:table-cell>
          <table:table-cell table:style-name="表格26.J1" office:value-type="string">
            <text:list xml:id="list93043052178027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51461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62627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3043052171826" text:continue-numbering="true" text:style-name="WW8Num2">
              <text:list-item>
                <text:p text:style-name="P991">Table</text:p>
              </text:list-item>
            </text:list>
          </table:table-cell>
          <table:table-cell table:style-name="表格26.A2" table:number-columns-spanned="6" office:value-type="string">
            <text:list xml:id="list93043052160763" text:continue-numbering="true" text:style-name="WW8Num2">
              <text:list-item>
                <text:p text:style-name="P1173">b<text:span text:style-name="T138">b</text:span>_<text:span text:style-name="T137">organiza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3043052152845" text:continue-numbering="true" text:style-name="WW8Num2">
              <text:list-item>
                <text:p text:style-name="P991">DataBase</text:p>
              </text:list-item>
            </text:list>
          </table:table-cell>
          <table:table-cell table:style-name="表格26.A2" office:value-type="string">
            <text:list xml:id="list93043052159747" text:continue-numbering="true" text:style-name="WW8Num2">
              <text:list-item>
                <text:p text:style-name="P1073">bbcore</text:p>
              </text:list-item>
            </text:list>
          </table:table-cell>
          <table:table-cell table:style-name="表格26.J1" office:value-type="string">
            <text:list xml:id="list93043052167762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72231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71632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93043052151241" text:continue-numbering="true" text:style-name="WW8Num2">
              <text:list-item>
                <text:p text:style-name="P991">Descript</text:p>
              </text:list-item>
            </text:list>
          </table:table-cell>
          <table:table-cell table:style-name="表格26.A4" table:number-columns-spanned="8" office:value-type="string">
            <text:list xml:id="list93043052181103" text:continue-numbering="true" text:style-name="WW8Num2">
              <text:list-item>
                <text:p text:style-name="P11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93043052167768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79519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K1" office:value-type="string">
            <text:list xml:id="list93043052168212" text:continue-numbering="true" text:style-name="WW8Num2">
              <text:list-item>
                <text:p text:style-name="P855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93043052165286" text:continue-numbering="true" text:style-name="WW8Num2">
              <text:list-item>
                <text:p text:style-name="P9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93043052163246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043052156300" text:continue-numbering="true" text:style-name="WW8Num2">
              <text:list-item>
                <text:p text:style-name="P1032">Field</text:p>
              </text:list-item>
            </text:list>
          </table:table-cell>
          <table:table-cell table:style-name="表格26.A5" office:value-type="string">
            <text:list xml:id="list93043052172670" text:continue-numbering="true" text:style-name="WW8Num2">
              <text:list-item>
                <text:p text:style-name="P1032">Datatype</text:p>
              </text:list-item>
            </text:list>
          </table:table-cell>
          <table:table-cell table:style-name="表格26.A5" office:value-type="string">
            <text:list xml:id="list93043067153267" text:continue-numbering="true" text:style-name="WW8Num2">
              <text:list-item>
                <text:p text:style-name="P1032">PK</text:p>
              </text:list-item>
            </text:list>
          </table:table-cell>
          <table:table-cell table:style-name="表格26.A5" office:value-type="string">
            <text:list xml:id="list93043067155362" text:continue-numbering="true" text:style-name="WW8Num2">
              <text:list-item>
                <text:p text:style-name="P1032">UK</text:p>
              </text:list-item>
            </text:list>
          </table:table-cell>
          <table:table-cell table:style-name="表格26.A5" office:value-type="string">
            <text:list xml:id="list93043067169245" text:continue-numbering="true" text:style-name="WW8Num2">
              <text:list-item>
                <text:p text:style-name="P1032">IDX</text:p>
              </text:list-item>
            </text:list>
          </table:table-cell>
          <table:table-cell table:style-name="表格26.A5" office:value-type="string">
            <text:list xml:id="list93043067167559" text:continue-numbering="true" text:style-name="WW8Num2">
              <text:list-item>
                <text:p text:style-name="P950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93043067160938" text:continue-numbering="true" text:style-name="WW8Num2">
              <text:list-item>
                <text:p text:style-name="P950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93043067169738" text:continue-numbering="true" text:style-name="WW8Num2">
              <text:list-item>
                <text:p text:style-name="P1032">Description</text:p>
              </text:list-item>
            </text:list>
          </table:table-cell>
          <table:table-cell table:style-name="表格26.A5" office:value-type="string">
            <text:list xml:id="list93043067167359" text:continue-numbering="true" text:style-name="WW8Num2">
              <text:list-item>
                <text:p text:style-name="P1032">Remarks</text:p>
              </text:list-item>
            </text:list>
          </table:table-cell>
          <table:table-cell table:style-name="表格26.J5" table:number-columns-spanned="3" office:value-type="string">
            <text:list xml:id="list93043067179092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043067178665" text:continue-numbering="true" text:style-name="WW8Num2">
              <text:list-item>
                <text:p text:style-name="P1264">OID</text:p>
              </text:list-item>
            </text:list>
          </table:table-cell>
          <table:table-cell table:style-name="表格26.A5" office:value-type="string">
            <text:list xml:id="list93043067175709" text:continue-numbering="true" text:style-name="WW8Num2">
              <text:list-item>
                <text:p text:style-name="P1264">CHAR</text:p>
              </text:list-item>
            </text:list>
          </table:table-cell>
          <table:table-cell table:style-name="表格26.A5" office:value-type="string">
            <text:list xml:id="list93043067175580" text:continue-numbering="true" text:style-name="WW8Num2">
              <text:list-item>
                <text:p text:style-name="P1264">Y</text:p>
              </text:list-item>
            </text:list>
          </table:table-cell>
          <table:table-cell table:style-name="表格26.A5" office:value-type="string">
            <text:list xml:id="list93043067153400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67157770" text:continue-numbering="true" text:style-name="WW8Num2">
              <text:list-item>
                <text:p text:style-name="P1264"><text:s/></text:p>
              </text:list-item>
            </text:list>
          </table:table-cell>
          <table:table-cell table:style-name="表格26.A5" office:value-type="string">
            <text:list xml:id="list93043067180120" text:continue-numbering="true" text:style-name="WW8Num2">
              <text:list-item>
                <text:p text:style-name="P1264">36</text:p>
              </text:list-item>
            </text:list>
          </table:table-cell>
          <table:table-cell table:style-name="表格26.A5" office:value-type="string">
            <text:list xml:id="list9304306718132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67153521" text:continue-numbering="true" text:style-name="WW8Num2">
              <text:list-item>
                <text:p text:style-name="P1264">PK / UUID</text:p>
              </text:list-item>
            </text:list>
          </table:table-cell>
          <table:table-cell table:style-name="表格26.A5" office:value-type="string">
            <text:list xml:id="list93043067177309" text:continue-numbering="true" text:style-name="WW8Num2">
              <text:list-item>
                <text:p text:style-name="P1264">Default java UUID</text:p>
              </text:list-item>
            </text:list>
          </table:table-cell>
          <table:table-cell table:style-name="表格26.J5" table:number-columns-spanned="3" office:value-type="string">
            <text:list xml:id="list93043067173472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52">ORG_ID</text:p>
          </table:table-cell>
          <table:table-cell table:style-name="表格26.A8" office:value-type="string">
            <text:list xml:id="list93043067169081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353">Y</text:p>
          </table:table-cell>
          <table:table-cell table:style-name="表格26.A8" office:value-type="string">
            <text:p text:style-name="P785"/>
          </table:table-cell>
          <table:table-cell table:style-name="表格26.A8" office:value-type="string">
            <text:p text:style-name="P352">10</text:p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641"/>
          </table:table-cell>
          <table:table-cell table:style-name="表格26.A8" office:value-type="string">
            <text:p text:style-name="P568"/>
          </table:table-cell>
          <table:table-cell table:style-name="表格26.J5" table:number-columns-spanned="3" office:value-type="string">
            <text:list xml:id="list93043067177846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52">NAME</text:p>
          </table:table-cell>
          <table:table-cell table:style-name="表格26.A8" office:value-type="string">
            <text:list xml:id="list93043067173653" text:continue-numbering="true" text:style-name="WW8Num2">
              <text:list-item>
                <text:p text:style-name="P1265">VARCHAR</text:p>
              </text:list-item>
            </text:list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348"/>
          </table:table-cell>
          <table:table-cell table:style-name="表格26.A8" office:value-type="string">
            <text:p text:style-name="P773"/>
          </table:table-cell>
          <table:table-cell table:style-name="表格26.A8" office:value-type="string">
            <text:p text:style-name="P352">200</text:p>
          </table:table-cell>
          <table:table-cell table:style-name="表格26.A8" office:value-type="string">
            <text:p text:style-name="P210"/>
          </table:table-cell>
          <table:table-cell table:style-name="表格26.A8" office:value-type="string">
            <text:p text:style-name="P623"/>
          </table:table-cell>
          <table:table-cell table:style-name="表格26.A8" office:value-type="string">
            <text:p text:style-name="P568"/>
          </table:table-cell>
          <table:table-cell table:style-name="表格26.J5" table:number-columns-spanned="3" office:value-type="string">
            <text:list xml:id="list93043067175208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043067152461" text:continue-numbering="true" text:style-name="WW8Num2">
              <text:list-item>
                <text:p text:style-name="P1376">ADDRESS</text:p>
              </text:list-item>
            </text:list>
          </table:table-cell>
          <table:table-cell table:style-name="表格26.A8" office:value-type="string">
            <text:list xml:id="list93043067182640" text:continue-numbering="true" text:style-name="WW8Num2">
              <text:list-item>
                <text:p text:style-name="P1266">VARCHAR</text:p>
              </text:list-item>
            </text:list>
          </table:table-cell>
          <table:table-cell table:style-name="表格26.A8" office:value-type="string">
            <text:list xml:id="list93043067171905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8" office:value-type="string">
            <text:list xml:id="list93043067182549" text:continue-numbering="true" text:style-name="WW8Num2">
              <text:list-item>
                <text:p text:style-name="P1347"/>
              </text:list-item>
            </text:list>
          </table:table-cell>
          <table:table-cell table:style-name="表格26.A8" office:value-type="string">
            <text:list xml:id="list93043067167985" text:continue-numbering="true" text:style-name="WW8Num2">
              <text:list-item>
                <text:p text:style-name="P1349"/>
              </text:list-item>
            </text:list>
          </table:table-cell>
          <table:table-cell table:style-name="表格26.A8" office:value-type="string">
            <text:list xml:id="list93043067154054" text:continue-numbering="true" text:style-name="WW8Num2">
              <text:list-item>
                <text:p text:style-name="P1376">500</text:p>
              </text:list-item>
            </text:list>
          </table:table-cell>
          <table:table-cell table:style-name="表格26.A8" office:value-type="string">
            <text:list xml:id="list93043067172286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6.A8" office:value-type="string">
            <text:list xml:id="list93043067171360" text:continue-numbering="true" text:style-name="WW8Num2">
              <text:list-item>
                <text:p text:style-name="P1440"/>
              </text:list-item>
            </text:list>
          </table:table-cell>
          <table:table-cell table:style-name="表格26.A8" office:value-type="string">
            <text:list xml:id="list93043067178247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26.J5" table:number-columns-spanned="3" office:value-type="string">
            <text:list xml:id="list93043067156893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043083171755" text:continue-numbering="true" text:style-name="WW8Num2">
              <text:list-item>
                <text:p text:style-name="P1377">LAT</text:p>
              </text:list-item>
            </text:list>
          </table:table-cell>
          <table:table-cell table:style-name="表格26.A8" office:value-type="string">
            <text:list xml:id="list93043083182844" text:continue-numbering="true" text:style-name="WW8Num2">
              <text:list-item>
                <text:p text:style-name="P1265">VARCHAR</text:p>
              </text:list-item>
            </text:list>
          </table:table-cell>
          <table:table-cell table:style-name="表格26.A8" office:value-type="string">
            <text:list xml:id="list9304308317639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8" office:value-type="string">
            <text:list xml:id="list93043083172767" text:continue-numbering="true" text:style-name="WW8Num2">
              <text:list-item>
                <text:p text:style-name="P1347"/>
              </text:list-item>
            </text:list>
          </table:table-cell>
          <table:table-cell table:style-name="表格26.A8" office:value-type="string">
            <text:list xml:id="list93043083162142" text:continue-numbering="true" text:style-name="WW8Num2">
              <text:list-item>
                <text:p text:style-name="P1349"/>
              </text:list-item>
            </text:list>
          </table:table-cell>
          <table:table-cell table:style-name="表格26.A8" office:value-type="string">
            <text:list xml:id="list93043083153017" text:continue-numbering="true" text:style-name="WW8Num2">
              <text:list-item>
                <text:p text:style-name="P1377">20</text:p>
              </text:list-item>
            </text:list>
          </table:table-cell>
          <table:table-cell table:style-name="表格26.A8" office:value-type="string">
            <text:list xml:id="list93043083177489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6.A8" office:value-type="string">
            <text:list xml:id="list93043083179196" text:continue-numbering="true" text:style-name="WW8Num2">
              <text:list-item>
                <text:p text:style-name="P1440"/>
              </text:list-item>
            </text:list>
          </table:table-cell>
          <table:table-cell table:style-name="表格26.A8" office:value-type="string">
            <text:list xml:id="list93043083159061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26.J5" table:number-columns-spanned="3" office:value-type="string">
            <text:list xml:id="list93043083174121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043083159297" text:continue-numbering="true" text:style-name="WW8Num2">
              <text:list-item>
                <text:p text:style-name="P1377">LNG</text:p>
              </text:list-item>
            </text:list>
          </table:table-cell>
          <table:table-cell table:style-name="表格26.A8" office:value-type="string">
            <text:list xml:id="list93043083151215" text:continue-numbering="true" text:style-name="WW8Num2">
              <text:list-item>
                <text:p text:style-name="P1265">VARCHAR</text:p>
              </text:list-item>
            </text:list>
          </table:table-cell>
          <table:table-cell table:style-name="表格26.A8" office:value-type="string">
            <text:list xml:id="list93043083168432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8" office:value-type="string">
            <text:list xml:id="list93043083156801" text:continue-numbering="true" text:style-name="WW8Num2">
              <text:list-item>
                <text:p text:style-name="P1347"/>
              </text:list-item>
            </text:list>
          </table:table-cell>
          <table:table-cell table:style-name="表格26.A8" office:value-type="string">
            <text:list xml:id="list93043083162309" text:continue-numbering="true" text:style-name="WW8Num2">
              <text:list-item>
                <text:p text:style-name="P1349"/>
              </text:list-item>
            </text:list>
          </table:table-cell>
          <table:table-cell table:style-name="表格26.A8" office:value-type="string">
            <text:list xml:id="list93043083174915" text:continue-numbering="true" text:style-name="WW8Num2">
              <text:list-item>
                <text:p text:style-name="P1377">20</text:p>
              </text:list-item>
            </text:list>
          </table:table-cell>
          <table:table-cell table:style-name="表格26.A8" office:value-type="string">
            <text:list xml:id="list93043083177629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6.A8" office:value-type="string">
            <text:list xml:id="list93043083172034" text:continue-numbering="true" text:style-name="WW8Num2">
              <text:list-item>
                <text:p text:style-name="P1440"/>
              </text:list-item>
            </text:list>
          </table:table-cell>
          <table:table-cell table:style-name="表格26.A8" office:value-type="string">
            <text:list xml:id="list93043083152811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26.J5" table:number-columns-spanned="3" office:value-type="string">
            <text:list xml:id="list9304308315784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043083176403" text:continue-numbering="true" text:style-name="WW8Num2">
              <text:list-item>
                <text:p text:style-name="P1351">DESCRIPTION</text:p>
              </text:list-item>
            </text:list>
          </table:table-cell>
          <table:table-cell table:style-name="表格26.A8" office:value-type="string">
            <text:list xml:id="list93043083179480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8" office:value-type="string">
            <text:list xml:id="list93043083153790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8" office:value-type="string">
            <text:list xml:id="list93043083177691" text:continue-numbering="true" text:style-name="WW8Num2">
              <text:list-item>
                <text:p text:style-name="P1347"/>
              </text:list-item>
            </text:list>
          </table:table-cell>
          <table:table-cell table:style-name="表格26.A8" office:value-type="string">
            <text:list xml:id="list93043083163523" text:continue-numbering="true" text:style-name="WW8Num2">
              <text:list-item>
                <text:p text:style-name="P1349"/>
              </text:list-item>
            </text:list>
          </table:table-cell>
          <table:table-cell table:style-name="表格26.A8" office:value-type="string">
            <text:list xml:id="list93043083159106" text:continue-numbering="true" text:style-name="WW8Num2">
              <text:list-item>
                <text:p text:style-name="P1351">500</text:p>
              </text:list-item>
            </text:list>
          </table:table-cell>
          <table:table-cell table:style-name="表格26.A8" office:value-type="string">
            <text:list xml:id="list93043083181843" text:continue-numbering="true" text:style-name="WW8Num2">
              <text:list-item>
                <text:p text:style-name="P1344"/>
              </text:list-item>
            </text:list>
          </table:table-cell>
          <table:table-cell table:style-name="表格26.A8" office:value-type="string">
            <text:list xml:id="list93043083167717" text:continue-numbering="true" text:style-name="WW8Num2">
              <text:list-item>
                <text:p text:style-name="P1440"/>
              </text:list-item>
            </text:list>
          </table:table-cell>
          <table:table-cell table:style-name="表格26.A8" office:value-type="string">
            <text:list xml:id="list93043083177035" text:continue-numbering="true" text:style-name="WW8Num2">
              <text:list-item>
                <text:p text:style-name="P1454"/>
              </text:list-item>
            </text:list>
          </table:table-cell>
          <table:table-cell table:style-name="表格26.J5" table:number-columns-spanned="3" office:value-type="string">
            <text:list xml:id="list9304308317195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043083167263" text:continue-numbering="true" text:style-name="WW8Num2">
              <text:list-item>
                <text:p text:style-name="P1264">CUSERID</text:p>
              </text:list-item>
            </text:list>
          </table:table-cell>
          <table:table-cell table:style-name="表格26.A5" office:value-type="string">
            <text:list xml:id="list93043083176995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5" office:value-type="string">
            <text:list xml:id="list9304308317303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8315448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83181899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83166056" text:continue-numbering="true" text:style-name="WW8Num2">
              <text:list-item>
                <text:p text:style-name="P1264">24</text:p>
              </text:list-item>
            </text:list>
          </table:table-cell>
          <table:table-cell table:style-name="表格26.A5" office:value-type="string">
            <text:list xml:id="list9304308315129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83152028" text:continue-numbering="true" text:style-name="WW8Num2">
              <text:list-item>
                <text:p text:style-name="P1264">Create data user</text:p>
              </text:list-item>
            </text:list>
          </table:table-cell>
          <table:table-cell table:style-name="表格26.A5" office:value-type="string">
            <text:list xml:id="list9304308316890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J5" table:number-columns-spanned="3" office:value-type="string">
            <text:list xml:id="list93043083182765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043083156006" text:continue-numbering="true" text:style-name="WW8Num2">
              <text:list-item>
                <text:p text:style-name="P1264">CDATE</text:p>
              </text:list-item>
            </text:list>
          </table:table-cell>
          <table:table-cell table:style-name="表格26.A5" office:value-type="string">
            <text:list xml:id="list93043083173129" text:continue-numbering="true" text:style-name="WW8Num2">
              <text:list-item>
                <text:p text:style-name="P1264">DATETIME</text:p>
              </text:list-item>
            </text:list>
          </table:table-cell>
          <table:table-cell table:style-name="表格26.A5" office:value-type="string">
            <text:list xml:id="list9304308315434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8317397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5679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73807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6753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79456" text:continue-numbering="true" text:style-name="WW8Num2">
              <text:list-item>
                <text:p text:style-name="P1264">Create time</text:p>
              </text:list-item>
            </text:list>
          </table:table-cell>
          <table:table-cell table:style-name="表格26.A5" office:value-type="string">
            <text:list xml:id="list93043099159195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J5" table:number-columns-spanned="3" office:value-type="string">
            <text:list xml:id="list93043099172649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043099161932" text:continue-numbering="true" text:style-name="WW8Num2">
              <text:list-item>
                <text:p text:style-name="P1264">UUSERID</text:p>
              </text:list-item>
            </text:list>
          </table:table-cell>
          <table:table-cell table:style-name="表格26.A5" office:value-type="string">
            <text:list xml:id="list93043099163625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26.A5" office:value-type="string">
            <text:list xml:id="list93043099156404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5375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7937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66100" text:continue-numbering="true" text:style-name="WW8Num2">
              <text:list-item>
                <text:p text:style-name="P1264">24</text:p>
              </text:list-item>
            </text:list>
          </table:table-cell>
          <table:table-cell table:style-name="表格26.A5" office:value-type="string">
            <text:list xml:id="list93043099173341" text:continue-numbering="true" text:style-name="WW8Num2">
              <text:list-item>
                <text:p text:style-name="P1264">null</text:p>
              </text:list-item>
            </text:list>
          </table:table-cell>
          <table:table-cell table:style-name="表格26.A5" office:value-type="string">
            <text:list xml:id="list93043099151782" text:continue-numbering="true" text:style-name="WW8Num2">
              <text:list-item>
                <text:p text:style-name="P1264">Update date user</text:p>
              </text:list-item>
            </text:list>
          </table:table-cell>
          <table:table-cell table:style-name="表格26.A5" office:value-type="string">
            <text:list xml:id="list9304309916455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J5" table:number-columns-spanned="3" office:value-type="string">
            <text:list xml:id="list93043099157627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043099178614" text:continue-numbering="true" text:style-name="WW8Num2">
              <text:list-item>
                <text:p text:style-name="P1264">UDATE</text:p>
              </text:list-item>
            </text:list>
          </table:table-cell>
          <table:table-cell table:style-name="表格26.A5" office:value-type="string">
            <text:list xml:id="list93043099175983" text:continue-numbering="true" text:style-name="WW8Num2">
              <text:list-item>
                <text:p text:style-name="P1264">DATETIME</text:p>
              </text:list-item>
            </text:list>
          </table:table-cell>
          <table:table-cell table:style-name="表格26.A5" office:value-type="string">
            <text:list xml:id="list9304309916422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51321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80898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70974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A5" office:value-type="string">
            <text:list xml:id="list93043099154067" text:continue-numbering="true" text:style-name="WW8Num2">
              <text:list-item>
                <text:p text:style-name="P1264">null</text:p>
              </text:list-item>
            </text:list>
          </table:table-cell>
          <table:table-cell table:style-name="表格26.A5" office:value-type="string">
            <text:list xml:id="list93043099152425" text:continue-numbering="true" text:style-name="WW8Num2">
              <text:list-item>
                <text:p text:style-name="P1264">Update time</text:p>
              </text:list-item>
            </text:list>
          </table:table-cell>
          <table:table-cell table:style-name="表格26.A5" office:value-type="string">
            <text:list xml:id="list93043099154363" text:continue-numbering="true" text:style-name="WW8Num2">
              <text:list-item>
                <text:p text:style-name="P1215"/>
              </text:list-item>
            </text:list>
          </table:table-cell>
          <table:table-cell table:style-name="表格26.J5" table:number-columns-spanned="3" office:value-type="string">
            <text:list xml:id="list93043099162617" text:continue-numbering="true" text:style-name="WW8Num2">
              <text:list-item>
                <text:p text:style-name="P855"/>
              </text:list-item>
            </text:list>
          </table:table-cell>
          <table:covered-table-cell/>
          <table:covered-table-cell/>
        </table:table-row>
      </table:table>
      <text:list xml:id="list93043099162260" text:continue-numbering="true" text:style-name="WW8Num2">
        <text:list-item>
          <text:p text:style-name="P894"/>
        </text:list-item>
      </text:list>
      <text:p text:style-name="P30"/>
      <text:list xml:id="list93043099168816" text:continue-numbering="true" text:style-name="WW8Num2">
        <text:list-item>
          <text:h text:style-name="P1488" text:outline-level="1"><text:bookmark-start text:name="__RefHeading__11818_96411672"/><text:span text:style-name="T47">B</text:span><text:span text:style-name="T65">B</text:span><text:span text:style-name="T47">_</text:span><text:span text:style-name="T63">ORGANIZATION_</text:span><text:span text:style-name="T64">PAR</text:span><text:bookmark-end text:name="__RefHeading__11818_96411672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93043099175107" text:continue-numbering="true" text:style-name="WW8Num2">
              <text:list-item>
                <text:p text:style-name="P992">Project</text:p>
              </text:list-item>
            </text:list>
          </table:table-cell>
          <table:table-cell table:style-name="表格27.A1" table:number-columns-spanned="6" office:value-type="string">
            <text:list xml:id="list93043099164100" text:continue-numbering="true" text:style-name="WW8Num2">
              <text:list-item>
                <text:p text:style-name="P107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93043099162049" text:continue-numbering="true" text:style-name="WW8Num2">
              <text:list-item>
                <text:p text:style-name="P992">Ver</text:p>
              </text:list-item>
            </text:list>
          </table:table-cell>
          <table:table-cell table:style-name="表格27.A1" office:value-type="string">
            <text:list xml:id="list93043099160381" text:continue-numbering="true" text:style-name="WW8Num2">
              <text:list-item>
                <text:p text:style-name="P1074">0.5</text:p>
              </text:list-item>
            </text:list>
          </table:table-cell>
          <table:table-cell table:style-name="表格27.J1" office:value-type="string">
            <text:list xml:id="list93043099151134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099154538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099172842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3043099182256" text:continue-numbering="true" text:style-name="WW8Num2">
              <text:list-item>
                <text:p text:style-name="P992">Maintain</text:p>
              </text:list-item>
            </text:list>
          </table:table-cell>
          <table:table-cell table:style-name="表格27.A2" table:number-columns-spanned="6" office:value-type="string">
            <text:list xml:id="list93043099150399" text:continue-numbering="true" text:style-name="WW8Num2">
              <text:list-item>
                <text:p text:style-name="P10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3043099163871" text:continue-numbering="true" text:style-name="WW8Num2">
              <text:list-item>
                <text:p text:style-name="P992">Date</text:p>
              </text:list-item>
            </text:list>
          </table:table-cell>
          <table:table-cell table:style-name="表格27.A2" office:value-type="string">
            <text:list xml:id="list93043099173444" text:continue-numbering="true" text:style-name="WW8Num2">
              <text:list-item>
                <text:p text:style-name="P1074">2014/1<text:span text:style-name="T134">1</text:span>/<text:span text:style-name="T134">06</text:span></text:p>
              </text:list-item>
            </text:list>
          </table:table-cell>
          <table:table-cell table:style-name="表格27.J1" office:value-type="string">
            <text:list xml:id="list9304309917407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099152417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099153796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3043099168443" text:continue-numbering="true" text:style-name="WW8Num2">
              <text:list-item>
                <text:p text:style-name="P992">Table</text:p>
              </text:list-item>
            </text:list>
          </table:table-cell>
          <table:table-cell table:style-name="表格27.A2" table:number-columns-spanned="6" office:value-type="string">
            <text:list xml:id="list93043114174498" text:continue-numbering="true" text:style-name="WW8Num2">
              <text:list-item>
                <text:p text:style-name="P1174">b<text:span text:style-name="T138">b</text:span>_<text:span text:style-name="T137">organization_pa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3043114162423" text:continue-numbering="true" text:style-name="WW8Num2">
              <text:list-item>
                <text:p text:style-name="P992">DataBase</text:p>
              </text:list-item>
            </text:list>
          </table:table-cell>
          <table:table-cell table:style-name="表格27.A2" office:value-type="string">
            <text:list xml:id="list93043114154507" text:continue-numbering="true" text:style-name="WW8Num2">
              <text:list-item>
                <text:p text:style-name="P1074">bbcore</text:p>
              </text:list-item>
            </text:list>
          </table:table-cell>
          <table:table-cell table:style-name="表格27.J1" office:value-type="string">
            <text:list xml:id="list93043114175305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114151056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114168933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93043114150363" text:continue-numbering="true" text:style-name="WW8Num2">
              <text:list-item>
                <text:p text:style-name="P992">Descript</text:p>
              </text:list-item>
            </text:list>
          </table:table-cell>
          <table:table-cell table:style-name="表格27.A4" table:number-columns-spanned="8" office:value-type="string">
            <text:list xml:id="list93043114178248" text:continue-numbering="true" text:style-name="WW8Num2">
              <text:list-item>
                <text:p text:style-name="P11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93043114158981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114162800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7.K1" office:value-type="string">
            <text:list xml:id="list93043114174262" text:continue-numbering="true" text:style-name="WW8Num2">
              <text:list-item>
                <text:p text:style-name="P856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93043114176900" text:continue-numbering="true" text:style-name="WW8Num2">
              <text:list-item>
                <text:p text:style-name="P9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93043114182954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043114157363" text:continue-numbering="true" text:style-name="WW8Num2">
              <text:list-item>
                <text:p text:style-name="P1033">Field</text:p>
              </text:list-item>
            </text:list>
          </table:table-cell>
          <table:table-cell table:style-name="表格27.A5" office:value-type="string">
            <text:list xml:id="list93043114169369" text:continue-numbering="true" text:style-name="WW8Num2">
              <text:list-item>
                <text:p text:style-name="P1033">Datatype</text:p>
              </text:list-item>
            </text:list>
          </table:table-cell>
          <table:table-cell table:style-name="表格27.A5" office:value-type="string">
            <text:list xml:id="list93043114179221" text:continue-numbering="true" text:style-name="WW8Num2">
              <text:list-item>
                <text:p text:style-name="P1033">PK</text:p>
              </text:list-item>
            </text:list>
          </table:table-cell>
          <table:table-cell table:style-name="表格27.A5" office:value-type="string">
            <text:list xml:id="list93043114178828" text:continue-numbering="true" text:style-name="WW8Num2">
              <text:list-item>
                <text:p text:style-name="P1033">UK</text:p>
              </text:list-item>
            </text:list>
          </table:table-cell>
          <table:table-cell table:style-name="表格27.A5" office:value-type="string">
            <text:list xml:id="list93043114165652" text:continue-numbering="true" text:style-name="WW8Num2">
              <text:list-item>
                <text:p text:style-name="P1033">IDX</text:p>
              </text:list-item>
            </text:list>
          </table:table-cell>
          <table:table-cell table:style-name="表格27.A5" office:value-type="string">
            <text:list xml:id="list93043114176291" text:continue-numbering="true" text:style-name="WW8Num2">
              <text:list-item>
                <text:p text:style-name="P951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93043114168364" text:continue-numbering="true" text:style-name="WW8Num2">
              <text:list-item>
                <text:p text:style-name="P951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93043114160740" text:continue-numbering="true" text:style-name="WW8Num2">
              <text:list-item>
                <text:p text:style-name="P1033">Description</text:p>
              </text:list-item>
            </text:list>
          </table:table-cell>
          <table:table-cell table:style-name="表格27.A5" office:value-type="string">
            <text:list xml:id="list93043114172535" text:continue-numbering="true" text:style-name="WW8Num2">
              <text:list-item>
                <text:p text:style-name="P1033">Remarks</text:p>
              </text:list-item>
            </text:list>
          </table:table-cell>
          <table:table-cell table:style-name="表格27.J5" table:number-columns-spanned="3" office:value-type="string">
            <text:list xml:id="list93043114174970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043114155115" text:continue-numbering="true" text:style-name="WW8Num2">
              <text:list-item>
                <text:p text:style-name="P1267">OID</text:p>
              </text:list-item>
            </text:list>
          </table:table-cell>
          <table:table-cell table:style-name="表格27.A5" office:value-type="string">
            <text:list xml:id="list93043114162587" text:continue-numbering="true" text:style-name="WW8Num2">
              <text:list-item>
                <text:p text:style-name="P1267">CHAR</text:p>
              </text:list-item>
            </text:list>
          </table:table-cell>
          <table:table-cell table:style-name="表格27.A5" office:value-type="string">
            <text:list xml:id="list93043114156082" text:continue-numbering="true" text:style-name="WW8Num2">
              <text:list-item>
                <text:p text:style-name="P1267">Y</text:p>
              </text:list-item>
            </text:list>
          </table:table-cell>
          <table:table-cell table:style-name="表格27.A5" office:value-type="string">
            <text:list xml:id="list93043114172139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14181754" text:continue-numbering="true" text:style-name="WW8Num2">
              <text:list-item>
                <text:p text:style-name="P1267"><text:s/></text:p>
              </text:list-item>
            </text:list>
          </table:table-cell>
          <table:table-cell table:style-name="表格27.A5" office:value-type="string">
            <text:list xml:id="list93043114181389" text:continue-numbering="true" text:style-name="WW8Num2">
              <text:list-item>
                <text:p text:style-name="P1267">36</text:p>
              </text:list-item>
            </text:list>
          </table:table-cell>
          <table:table-cell table:style-name="表格27.A5" office:value-type="string">
            <text:list xml:id="list93043114163264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14158544" text:continue-numbering="true" text:style-name="WW8Num2">
              <text:list-item>
                <text:p text:style-name="P1267">PK / UUID</text:p>
              </text:list-item>
            </text:list>
          </table:table-cell>
          <table:table-cell table:style-name="表格27.A5" office:value-type="string">
            <text:list xml:id="list93043114159575" text:continue-numbering="true" text:style-name="WW8Num2">
              <text:list-item>
                <text:p text:style-name="P1267">Default java UUID</text:p>
              </text:list-item>
            </text:list>
          </table:table-cell>
          <table:table-cell table:style-name="表格27.J5" table:number-columns-spanned="3" office:value-type="string">
            <text:list xml:id="list93043114160910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1">ORG_ID</text:p>
          </table:table-cell>
          <table:table-cell table:style-name="表格27.A8" office:value-type="string">
            <text:list xml:id="list93043114166585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354">Y</text:p>
          </table:table-cell>
          <table:table-cell table:style-name="表格27.A8" office:value-type="string">
            <text:p text:style-name="P786"/>
          </table:table-cell>
          <table:table-cell table:style-name="表格27.A8" office:value-type="string">
            <text:p text:style-name="P361">10</text:p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659">BB_ORGANIZATION.ORG_ID</text:p>
          </table:table-cell>
          <table:table-cell table:style-name="表格27.A8" office:value-type="string">
            <text:p text:style-name="P569"/>
          </table:table-cell>
          <table:table-cell table:style-name="表格27.J5" table:number-columns-spanned="3" office:value-type="string">
            <text:list xml:id="list93043114166327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62">PAR_ID</text:p>
          </table:table-cell>
          <table:table-cell table:style-name="表格27.A8" office:value-type="string">
            <text:list xml:id="list93043114159597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363">Y</text:p>
          </table:table-cell>
          <table:table-cell table:style-name="表格27.A8" office:value-type="string">
            <text:p text:style-name="P774"/>
          </table:table-cell>
          <table:table-cell table:style-name="表格27.A8" office:value-type="string">
            <text:p text:style-name="P362">10</text:p>
          </table:table-cell>
          <table:table-cell table:style-name="表格27.A8" office:value-type="string">
            <text:p text:style-name="P211"/>
          </table:table-cell>
          <table:table-cell table:style-name="表格27.A8" office:value-type="string">
            <text:p text:style-name="P659">BB_ORGANIZATION.ORG_ID</text:p>
          </table:table-cell>
          <table:table-cell table:style-name="表格27.A8" office:value-type="string">
            <text:p text:style-name="P569"/>
          </table:table-cell>
          <table:table-cell table:style-name="表格27.J5" table:number-columns-spanned="3" office:value-type="string">
            <text:list xml:id="list93043130155818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043130165505" text:continue-numbering="true" text:style-name="WW8Num2">
              <text:list-item>
                <text:p text:style-name="P1267">CUSERID</text:p>
              </text:list-item>
            </text:list>
          </table:table-cell>
          <table:table-cell table:style-name="表格27.A5" office:value-type="string">
            <text:list xml:id="list93043130181824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7.A5" office:value-type="string">
            <text:list xml:id="list9304313015396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77713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60960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76967" text:continue-numbering="true" text:style-name="WW8Num2">
              <text:list-item>
                <text:p text:style-name="P1267">24</text:p>
              </text:list-item>
            </text:list>
          </table:table-cell>
          <table:table-cell table:style-name="表格27.A5" office:value-type="string">
            <text:list xml:id="list93043130155209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58196" text:continue-numbering="true" text:style-name="WW8Num2">
              <text:list-item>
                <text:p text:style-name="P1267">Create data user</text:p>
              </text:list-item>
            </text:list>
          </table:table-cell>
          <table:table-cell table:style-name="表格27.A5" office:value-type="string">
            <text:list xml:id="list93043130171923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J5" table:number-columns-spanned="3" office:value-type="string">
            <text:list xml:id="list93043130178371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043130176949" text:continue-numbering="true" text:style-name="WW8Num2">
              <text:list-item>
                <text:p text:style-name="P1267">CDATE</text:p>
              </text:list-item>
            </text:list>
          </table:table-cell>
          <table:table-cell table:style-name="表格27.A5" office:value-type="string">
            <text:list xml:id="list93043130152905" text:continue-numbering="true" text:style-name="WW8Num2">
              <text:list-item>
                <text:p text:style-name="P1267">DATETIME</text:p>
              </text:list-item>
            </text:list>
          </table:table-cell>
          <table:table-cell table:style-name="表格27.A5" office:value-type="string">
            <text:list xml:id="list93043130151682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78542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76659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7314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69393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68743" text:continue-numbering="true" text:style-name="WW8Num2">
              <text:list-item>
                <text:p text:style-name="P1267">Create time</text:p>
              </text:list-item>
            </text:list>
          </table:table-cell>
          <table:table-cell table:style-name="表格27.A5" office:value-type="string">
            <text:list xml:id="list93043130157782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J5" table:number-columns-spanned="3" office:value-type="string">
            <text:list xml:id="list93043130162186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043130157530" text:continue-numbering="true" text:style-name="WW8Num2">
              <text:list-item>
                <text:p text:style-name="P1267">UUSERID</text:p>
              </text:list-item>
            </text:list>
          </table:table-cell>
          <table:table-cell table:style-name="表格27.A5" office:value-type="string">
            <text:list xml:id="list93043130163476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7.A5" office:value-type="string">
            <text:list xml:id="list93043130165910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58318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80602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68459" text:continue-numbering="true" text:style-name="WW8Num2">
              <text:list-item>
                <text:p text:style-name="P1267">24</text:p>
              </text:list-item>
            </text:list>
          </table:table-cell>
          <table:table-cell table:style-name="表格27.A5" office:value-type="string">
            <text:list xml:id="list93043130159590" text:continue-numbering="true" text:style-name="WW8Num2">
              <text:list-item>
                <text:p text:style-name="P1267">null</text:p>
              </text:list-item>
            </text:list>
          </table:table-cell>
          <table:table-cell table:style-name="表格27.A5" office:value-type="string">
            <text:list xml:id="list93043130178590" text:continue-numbering="true" text:style-name="WW8Num2">
              <text:list-item>
                <text:p text:style-name="P1267">Update date user</text:p>
              </text:list-item>
            </text:list>
          </table:table-cell>
          <table:table-cell table:style-name="表格27.A5" office:value-type="string">
            <text:list xml:id="list93043130165323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J5" table:number-columns-spanned="3" office:value-type="string">
            <text:list xml:id="list93043130158643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043130178658" text:continue-numbering="true" text:style-name="WW8Num2">
              <text:list-item>
                <text:p text:style-name="P1267">UDATE</text:p>
              </text:list-item>
            </text:list>
          </table:table-cell>
          <table:table-cell table:style-name="表格27.A5" office:value-type="string">
            <text:list xml:id="list93043130160275" text:continue-numbering="true" text:style-name="WW8Num2">
              <text:list-item>
                <text:p text:style-name="P1267">DATETIME</text:p>
              </text:list-item>
            </text:list>
          </table:table-cell>
          <table:table-cell table:style-name="表格27.A5" office:value-type="string">
            <text:list xml:id="list93043130178675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81990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6807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82181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A5" office:value-type="string">
            <text:list xml:id="list93043130161275" text:continue-numbering="true" text:style-name="WW8Num2">
              <text:list-item>
                <text:p text:style-name="P1267">null</text:p>
              </text:list-item>
            </text:list>
          </table:table-cell>
          <table:table-cell table:style-name="表格27.A5" office:value-type="string">
            <text:list xml:id="list93043130164058" text:continue-numbering="true" text:style-name="WW8Num2">
              <text:list-item>
                <text:p text:style-name="P1267">Update time</text:p>
              </text:list-item>
            </text:list>
          </table:table-cell>
          <table:table-cell table:style-name="表格27.A5" office:value-type="string">
            <text:list xml:id="list93043130175048" text:continue-numbering="true" text:style-name="WW8Num2">
              <text:list-item>
                <text:p text:style-name="P1216"/>
              </text:list-item>
            </text:list>
          </table:table-cell>
          <table:table-cell table:style-name="表格27.J5" table:number-columns-spanned="3" office:value-type="string">
            <text:list xml:id="list93043130155853" text:continue-numbering="true" text:style-name="WW8Num2">
              <text:list-item>
                <text:p text:style-name="P856"/>
              </text:list-item>
            </text:list>
          </table:table-cell>
          <table:covered-table-cell/>
          <table:covered-table-cell/>
        </table:table-row>
      </table:table>
      <text:p text:style-name="P31"/>
      <text:p text:style-name="P31"/>
      <text:list xml:id="list93043145169730" text:continue-numbering="true" text:style-name="WW8Num2">
        <text:list-item>
          <text:h text:style-name="P1489" text:outline-level="1"><text:bookmark-start text:name="__RefHeading__12656_188845631"/><text:soft-page-break/><text:span text:style-name="T47">B</text:span><text:span text:style-name="T65">B</text:span><text:span text:style-name="T47">_</text:span><text:span text:style-name="T66">EMPLOYEE</text:span><text:bookmark-end text:name="__RefHeading__12656_188845631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93043145151681" text:continue-numbering="true" text:style-name="WW8Num2">
              <text:list-item>
                <text:p text:style-name="P993">Project</text:p>
              </text:list-item>
            </text:list>
          </table:table-cell>
          <table:table-cell table:style-name="表格28.A1" table:number-columns-spanned="6" office:value-type="string">
            <text:list xml:id="list93043145179165" text:continue-numbering="true" text:style-name="WW8Num2">
              <text:list-item>
                <text:p text:style-name="P107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93043145159151" text:continue-numbering="true" text:style-name="WW8Num2">
              <text:list-item>
                <text:p text:style-name="P993">Ver</text:p>
              </text:list-item>
            </text:list>
          </table:table-cell>
          <table:table-cell table:style-name="表格28.A1" office:value-type="string">
            <text:list xml:id="list93043145166451" text:continue-numbering="true" text:style-name="WW8Num2">
              <text:list-item>
                <text:p text:style-name="P1075">0.5</text:p>
              </text:list-item>
            </text:list>
          </table:table-cell>
          <table:table-cell table:style-name="表格28.J1" office:value-type="string">
            <text:list xml:id="list93043145177581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7494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76216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3043145181236" text:continue-numbering="true" text:style-name="WW8Num2">
              <text:list-item>
                <text:p text:style-name="P993">Maintain</text:p>
              </text:list-item>
            </text:list>
          </table:table-cell>
          <table:table-cell table:style-name="表格28.A2" table:number-columns-spanned="6" office:value-type="string">
            <text:list xml:id="list93043145156536" text:continue-numbering="true" text:style-name="WW8Num2">
              <text:list-item>
                <text:p text:style-name="P10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3043145159762" text:continue-numbering="true" text:style-name="WW8Num2">
              <text:list-item>
                <text:p text:style-name="P993">Date</text:p>
              </text:list-item>
            </text:list>
          </table:table-cell>
          <table:table-cell table:style-name="表格28.A2" office:value-type="string">
            <text:list xml:id="list93043145154180" text:continue-numbering="true" text:style-name="WW8Num2">
              <text:list-item>
                <text:p text:style-name="P1075">2014/1<text:span text:style-name="T134">1</text:span>/<text:span text:style-name="T139">11</text:span></text:p>
              </text:list-item>
            </text:list>
          </table:table-cell>
          <table:table-cell table:style-name="表格28.J1" office:value-type="string">
            <text:list xml:id="list9304314517801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7456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55138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3043145156451" text:continue-numbering="true" text:style-name="WW8Num2">
              <text:list-item>
                <text:p text:style-name="P993">Table</text:p>
              </text:list-item>
            </text:list>
          </table:table-cell>
          <table:table-cell table:style-name="表格28.A2" table:number-columns-spanned="6" office:value-type="string">
            <text:list xml:id="list93043145156152" text:continue-numbering="true" text:style-name="WW8Num2">
              <text:list-item>
                <text:p text:style-name="P1175">b<text:span text:style-name="T138">b</text:span>_<text:span text:style-name="T139">employe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3043145172733" text:continue-numbering="true" text:style-name="WW8Num2">
              <text:list-item>
                <text:p text:style-name="P993">DataBase</text:p>
              </text:list-item>
            </text:list>
          </table:table-cell>
          <table:table-cell table:style-name="表格28.A2" office:value-type="string">
            <text:list xml:id="list93043145176337" text:continue-numbering="true" text:style-name="WW8Num2">
              <text:list-item>
                <text:p text:style-name="P1075">bbcore</text:p>
              </text:list-item>
            </text:list>
          </table:table-cell>
          <table:table-cell table:style-name="表格28.J1" office:value-type="string">
            <text:list xml:id="list9304314517942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80117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73511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93043145180047" text:continue-numbering="true" text:style-name="WW8Num2">
              <text:list-item>
                <text:p text:style-name="P993">Descript</text:p>
              </text:list-item>
            </text:list>
          </table:table-cell>
          <table:table-cell table:style-name="表格28.A4" table:number-columns-spanned="8" office:value-type="string">
            <text:list xml:id="list93043145166099" text:continue-numbering="true" text:style-name="WW8Num2">
              <text:list-item>
                <text:p text:style-name="P11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93043145178850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82293" text:continue-numbering="true" text:style-name="WW8Num2">
              <text:list-item>
                <text:p text:style-name="P857"/>
              </text:list-item>
            </text:list>
          </table:table-cell>
          <table:table-cell table:style-name="表格28.K1" office:value-type="string">
            <text:list xml:id="list93043145167243" text:continue-numbering="true" text:style-name="WW8Num2">
              <text:list-item>
                <text:p text:style-name="P857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93043145176744" text:continue-numbering="true" text:style-name="WW8Num2">
              <text:list-item>
                <text:p text:style-name="P9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93043145158855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043145158391" text:continue-numbering="true" text:style-name="WW8Num2">
              <text:list-item>
                <text:p text:style-name="P1034">Field</text:p>
              </text:list-item>
            </text:list>
          </table:table-cell>
          <table:table-cell table:style-name="表格28.A5" office:value-type="string">
            <text:list xml:id="list93043145176041" text:continue-numbering="true" text:style-name="WW8Num2">
              <text:list-item>
                <text:p text:style-name="P1034">Datatype</text:p>
              </text:list-item>
            </text:list>
          </table:table-cell>
          <table:table-cell table:style-name="表格28.A5" office:value-type="string">
            <text:list xml:id="list93043145168640" text:continue-numbering="true" text:style-name="WW8Num2">
              <text:list-item>
                <text:p text:style-name="P1034">PK</text:p>
              </text:list-item>
            </text:list>
          </table:table-cell>
          <table:table-cell table:style-name="表格28.A5" office:value-type="string">
            <text:list xml:id="list93043145180840" text:continue-numbering="true" text:style-name="WW8Num2">
              <text:list-item>
                <text:p text:style-name="P1034">UK</text:p>
              </text:list-item>
            </text:list>
          </table:table-cell>
          <table:table-cell table:style-name="表格28.A5" office:value-type="string">
            <text:list xml:id="list93043145171161" text:continue-numbering="true" text:style-name="WW8Num2">
              <text:list-item>
                <text:p text:style-name="P1034">IDX</text:p>
              </text:list-item>
            </text:list>
          </table:table-cell>
          <table:table-cell table:style-name="表格28.A5" office:value-type="string">
            <text:list xml:id="list93043145177845" text:continue-numbering="true" text:style-name="WW8Num2">
              <text:list-item>
                <text:p text:style-name="P952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93043145164295" text:continue-numbering="true" text:style-name="WW8Num2">
              <text:list-item>
                <text:p text:style-name="P952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93043145154128" text:continue-numbering="true" text:style-name="WW8Num2">
              <text:list-item>
                <text:p text:style-name="P1034">Description</text:p>
              </text:list-item>
            </text:list>
          </table:table-cell>
          <table:table-cell table:style-name="表格28.A5" office:value-type="string">
            <text:list xml:id="list93043145152488" text:continue-numbering="true" text:style-name="WW8Num2">
              <text:list-item>
                <text:p text:style-name="P1034">Remarks</text:p>
              </text:list-item>
            </text:list>
          </table:table-cell>
          <table:table-cell table:style-name="表格28.J5" table:number-columns-spanned="3" office:value-type="string">
            <text:list xml:id="list93043145168631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043145161909" text:continue-numbering="true" text:style-name="WW8Num2">
              <text:list-item>
                <text:p text:style-name="P1268">OID</text:p>
              </text:list-item>
            </text:list>
          </table:table-cell>
          <table:table-cell table:style-name="表格28.A5" office:value-type="string">
            <text:list xml:id="list93043145174888" text:continue-numbering="true" text:style-name="WW8Num2">
              <text:list-item>
                <text:p text:style-name="P1268">CHAR</text:p>
              </text:list-item>
            </text:list>
          </table:table-cell>
          <table:table-cell table:style-name="表格28.A5" office:value-type="string">
            <text:list xml:id="list93043145180534" text:continue-numbering="true" text:style-name="WW8Num2">
              <text:list-item>
                <text:p text:style-name="P1268">Y</text:p>
              </text:list-item>
            </text:list>
          </table:table-cell>
          <table:table-cell table:style-name="表格28.A5" office:value-type="string">
            <text:list xml:id="list93043145173768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61174161" text:continue-numbering="true" text:style-name="WW8Num2">
              <text:list-item>
                <text:p text:style-name="P1268"><text:s/></text:p>
              </text:list-item>
            </text:list>
          </table:table-cell>
          <table:table-cell table:style-name="表格28.A5" office:value-type="string">
            <text:list xml:id="list93043161151725" text:continue-numbering="true" text:style-name="WW8Num2">
              <text:list-item>
                <text:p text:style-name="P1268">36</text:p>
              </text:list-item>
            </text:list>
          </table:table-cell>
          <table:table-cell table:style-name="表格28.A5" office:value-type="string">
            <text:list xml:id="list93043161181664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61163299" text:continue-numbering="true" text:style-name="WW8Num2">
              <text:list-item>
                <text:p text:style-name="P1268">PK / UUID</text:p>
              </text:list-item>
            </text:list>
          </table:table-cell>
          <table:table-cell table:style-name="表格28.A5" office:value-type="string">
            <text:list xml:id="list93043161175156" text:continue-numbering="true" text:style-name="WW8Num2">
              <text:list-item>
                <text:p text:style-name="P1268">Default java UUID</text:p>
              </text:list-item>
            </text:list>
          </table:table-cell>
          <table:table-cell table:style-name="表格28.J5" table:number-columns-spanned="3" office:value-type="string">
            <text:list xml:id="list93043161165537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7">ACCOUNT</text:p>
          </table:table-cell>
          <table:table-cell table:style-name="表格28.A8" office:value-type="string">
            <text:list xml:id="list93043161182062" text:continue-numbering="true" text:style-name="WW8Num2">
              <text:list-item>
                <text:p text:style-name="P1269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88">Y</text:p>
          </table:table-cell>
          <table:table-cell table:style-name="表格28.A8" office:value-type="string">
            <text:p text:style-name="P787"/>
          </table:table-cell>
          <table:table-cell table:style-name="表格28.A8" office:value-type="string">
            <text:p text:style-name="P387">24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8">TB_ACCOUNT.ACCOUNT</text:p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93043161153151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65">EMP_ID</text:p>
          </table:table-cell>
          <table:table-cell table:style-name="表格28.A8" office:value-type="string">
            <text:list xml:id="list93043161177744" text:continue-numbering="true" text:style-name="WW8Num2">
              <text:list-item>
                <text:p text:style-name="P1270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66">Y</text:p>
          </table:table-cell>
          <table:table-cell table:style-name="表格28.A8" office:value-type="string">
            <text:p text:style-name="P787"/>
          </table:table-cell>
          <table:table-cell table:style-name="表格28.A8" office:value-type="string">
            <text:p text:style-name="P365">10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0"/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93043161176128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5">FULL_NAME</text:p>
          </table:table-cell>
          <table:table-cell table:style-name="表格28.A8" office:value-type="string">
            <text:list xml:id="list93043161159802" text:continue-numbering="true" text:style-name="WW8Num2">
              <text:list-item>
                <text:p text:style-name="P1271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64"/>
          </table:table-cell>
          <table:table-cell table:style-name="表格28.A8" office:value-type="string">
            <text:p text:style-name="P775"/>
          </table:table-cell>
          <table:table-cell table:style-name="表格28.A8" office:value-type="string">
            <text:p text:style-name="P385">100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0"/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93043161161500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p text:style-name="P386">JOB_TITLE</text:p>
          </table:table-cell>
          <table:table-cell table:style-name="表格28.A8" office:value-type="string">
            <text:list xml:id="list93043161155504" text:continue-numbering="true" text:style-name="WW8Num2">
              <text:list-item>
                <text:p text:style-name="P1272">VARCHAR</text:p>
              </text:list-item>
            </text:list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364"/>
          </table:table-cell>
          <table:table-cell table:style-name="表格28.A8" office:value-type="string">
            <text:p text:style-name="P775"/>
          </table:table-cell>
          <table:table-cell table:style-name="表格28.A8" office:value-type="string">
            <text:p text:style-name="P386">100</text:p>
          </table:table-cell>
          <table:table-cell table:style-name="表格28.A8" office:value-type="string">
            <text:p text:style-name="P212"/>
          </table:table-cell>
          <table:table-cell table:style-name="表格28.A8" office:value-type="string">
            <text:p text:style-name="P660"/>
          </table:table-cell>
          <table:table-cell table:style-name="表格28.A8" office:value-type="string">
            <text:p text:style-name="P570"/>
          </table:table-cell>
          <table:table-cell table:style-name="表格28.J5" table:number-columns-spanned="3" office:value-type="string">
            <text:list xml:id="list93043161162037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043161170133" text:continue-numbering="true" text:style-name="WW8Num2">
              <text:list-item>
                <text:p text:style-name="P1268">CUSERID</text:p>
              </text:list-item>
            </text:list>
          </table:table-cell>
          <table:table-cell table:style-name="表格28.A5" office:value-type="string">
            <text:list xml:id="list93043161164700" text:continue-numbering="true" text:style-name="WW8Num2">
              <text:list-item>
                <text:p text:style-name="P1268">VARCHAR</text:p>
              </text:list-item>
            </text:list>
          </table:table-cell>
          <table:table-cell table:style-name="表格28.A5" office:value-type="string">
            <text:list xml:id="list9304316116268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61158030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61155174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80757" text:continue-numbering="true" text:style-name="WW8Num2">
              <text:list-item>
                <text:p text:style-name="P1268">24</text:p>
              </text:list-item>
            </text:list>
          </table:table-cell>
          <table:table-cell table:style-name="表格28.A5" office:value-type="string">
            <text:list xml:id="list93043177169810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62606" text:continue-numbering="true" text:style-name="WW8Num2">
              <text:list-item>
                <text:p text:style-name="P1268">Create data user</text:p>
              </text:list-item>
            </text:list>
          </table:table-cell>
          <table:table-cell table:style-name="表格28.A5" office:value-type="string">
            <text:list xml:id="list93043177176340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J5" table:number-columns-spanned="3" office:value-type="string">
            <text:list xml:id="list93043177165988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043177164760" text:continue-numbering="true" text:style-name="WW8Num2">
              <text:list-item>
                <text:p text:style-name="P1268">CDATE</text:p>
              </text:list-item>
            </text:list>
          </table:table-cell>
          <table:table-cell table:style-name="表格28.A5" office:value-type="string">
            <text:list xml:id="list93043177166401" text:continue-numbering="true" text:style-name="WW8Num2">
              <text:list-item>
                <text:p text:style-name="P1268">DATETIME</text:p>
              </text:list-item>
            </text:list>
          </table:table-cell>
          <table:table-cell table:style-name="表格28.A5" office:value-type="string">
            <text:list xml:id="list9304317715299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80548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68245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75541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73353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80767" text:continue-numbering="true" text:style-name="WW8Num2">
              <text:list-item>
                <text:p text:style-name="P1268">Create time</text:p>
              </text:list-item>
            </text:list>
          </table:table-cell>
          <table:table-cell table:style-name="表格28.A5" office:value-type="string">
            <text:list xml:id="list93043177156346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J5" table:number-columns-spanned="3" office:value-type="string">
            <text:list xml:id="list93043177153128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043177166163" text:continue-numbering="true" text:style-name="WW8Num2">
              <text:list-item>
                <text:p text:style-name="P1268">UUSERID</text:p>
              </text:list-item>
            </text:list>
          </table:table-cell>
          <table:table-cell table:style-name="表格28.A5" office:value-type="string">
            <text:list xml:id="list93043177156132" text:continue-numbering="true" text:style-name="WW8Num2">
              <text:list-item>
                <text:p text:style-name="P1268">VARCHAR</text:p>
              </text:list-item>
            </text:list>
          </table:table-cell>
          <table:table-cell table:style-name="表格28.A5" office:value-type="string">
            <text:list xml:id="list93043177161578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78908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63109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65465" text:continue-numbering="true" text:style-name="WW8Num2">
              <text:list-item>
                <text:p text:style-name="P1268">24</text:p>
              </text:list-item>
            </text:list>
          </table:table-cell>
          <table:table-cell table:style-name="表格28.A5" office:value-type="string">
            <text:list xml:id="list93043177152065" text:continue-numbering="true" text:style-name="WW8Num2">
              <text:list-item>
                <text:p text:style-name="P1268">null</text:p>
              </text:list-item>
            </text:list>
          </table:table-cell>
          <table:table-cell table:style-name="表格28.A5" office:value-type="string">
            <text:list xml:id="list93043177160498" text:continue-numbering="true" text:style-name="WW8Num2">
              <text:list-item>
                <text:p text:style-name="P1268">Update date user</text:p>
              </text:list-item>
            </text:list>
          </table:table-cell>
          <table:table-cell table:style-name="表格28.A5" office:value-type="string">
            <text:list xml:id="list93043177169814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J5" table:number-columns-spanned="3" office:value-type="string">
            <text:list xml:id="list93043177170931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043177156788" text:continue-numbering="true" text:style-name="WW8Num2">
              <text:list-item>
                <text:p text:style-name="P1268">UDATE</text:p>
              </text:list-item>
            </text:list>
          </table:table-cell>
          <table:table-cell table:style-name="表格28.A5" office:value-type="string">
            <text:list xml:id="list93043177182614" text:continue-numbering="true" text:style-name="WW8Num2">
              <text:list-item>
                <text:p text:style-name="P1268">DATETIME</text:p>
              </text:list-item>
            </text:list>
          </table:table-cell>
          <table:table-cell table:style-name="表格28.A5" office:value-type="string">
            <text:list xml:id="list93043177154413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74692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71003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72343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A5" office:value-type="string">
            <text:list xml:id="list93043177154735" text:continue-numbering="true" text:style-name="WW8Num2">
              <text:list-item>
                <text:p text:style-name="P1268">null</text:p>
              </text:list-item>
            </text:list>
          </table:table-cell>
          <table:table-cell table:style-name="表格28.A5" office:value-type="string">
            <text:list xml:id="list93043177163636" text:continue-numbering="true" text:style-name="WW8Num2">
              <text:list-item>
                <text:p text:style-name="P1268">Update time</text:p>
              </text:list-item>
            </text:list>
          </table:table-cell>
          <table:table-cell table:style-name="表格28.A5" office:value-type="string">
            <text:list xml:id="list93043177178701" text:continue-numbering="true" text:style-name="WW8Num2">
              <text:list-item>
                <text:p text:style-name="P1217"/>
              </text:list-item>
            </text:list>
          </table:table-cell>
          <table:table-cell table:style-name="表格28.J5" table:number-columns-spanned="3" office:value-type="string">
            <text:list xml:id="list93043177163514" text:continue-numbering="true" text:style-name="WW8Num2">
              <text:list-item>
                <text:p text:style-name="P857"/>
              </text:list-item>
            </text:list>
          </table:table-cell>
          <table:covered-table-cell/>
          <table:covered-table-cell/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list xml:id="list93043177161018" text:continue-numbering="true" text:style-name="WW8Num2">
        <text:list-item>
          <text:h text:style-name="P1490" text:outline-level="1"><text:bookmark-start text:name="__RefHeading__12659_188845631"/><text:span text:style-name="T47">B</text:span><text:span text:style-name="T65">B</text:span><text:span text:style-name="T47">_</text:span><text:span text:style-name="T66">EMPLOYEE_</text:span><text:span text:style-name="T67">ORGA</text:span><text:bookmark-end text:name="__RefHeading__12659_188845631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93043177170387" text:continue-numbering="true" text:style-name="WW8Num2">
              <text:list-item>
                <text:p text:style-name="P994">Project</text:p>
              </text:list-item>
            </text:list>
          </table:table-cell>
          <table:table-cell table:style-name="表格29.A1" table:number-columns-spanned="6" office:value-type="string">
            <text:list xml:id="list93043177153898" text:continue-numbering="true" text:style-name="WW8Num2">
              <text:list-item>
                <text:p text:style-name="P107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93043192165871" text:continue-numbering="true" text:style-name="WW8Num2">
              <text:list-item>
                <text:p text:style-name="P994">Ver</text:p>
              </text:list-item>
            </text:list>
          </table:table-cell>
          <table:table-cell table:style-name="表格29.A1" office:value-type="string">
            <text:list xml:id="list93043192168433" text:continue-numbering="true" text:style-name="WW8Num2">
              <text:list-item>
                <text:p text:style-name="P1076">0.5</text:p>
              </text:list-item>
            </text:list>
          </table:table-cell>
          <table:table-cell table:style-name="表格29.J1" office:value-type="string">
            <text:list xml:id="list93043192152621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8102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68452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3043192154649" text:continue-numbering="true" text:style-name="WW8Num2">
              <text:list-item>
                <text:p text:style-name="P994">Maintain</text:p>
              </text:list-item>
            </text:list>
          </table:table-cell>
          <table:table-cell table:style-name="表格29.A2" table:number-columns-spanned="6" office:value-type="string">
            <text:list xml:id="list93043192162752" text:continue-numbering="true" text:style-name="WW8Num2">
              <text:list-item>
                <text:p text:style-name="P107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3043192162950" text:continue-numbering="true" text:style-name="WW8Num2">
              <text:list-item>
                <text:p text:style-name="P994">Date</text:p>
              </text:list-item>
            </text:list>
          </table:table-cell>
          <table:table-cell table:style-name="表格29.A2" office:value-type="string">
            <text:list xml:id="list93043192167608" text:continue-numbering="true" text:style-name="WW8Num2">
              <text:list-item>
                <text:p text:style-name="P1076">2014/1<text:span text:style-name="T134">1</text:span>/<text:span text:style-name="T139">11</text:span></text:p>
              </text:list-item>
            </text:list>
          </table:table-cell>
          <table:table-cell table:style-name="表格29.J1" office:value-type="string">
            <text:list xml:id="list93043192180099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82314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74476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3043192159251" text:continue-numbering="true" text:style-name="WW8Num2">
              <text:list-item>
                <text:p text:style-name="P994">Table</text:p>
              </text:list-item>
            </text:list>
          </table:table-cell>
          <table:table-cell table:style-name="表格29.A2" table:number-columns-spanned="6" office:value-type="string">
            <text:list xml:id="list93043192169580" text:continue-numbering="true" text:style-name="WW8Num2">
              <text:list-item>
                <text:p text:style-name="P1176">b<text:span text:style-name="T138">b</text:span>_<text:span text:style-name="T139">employee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3043192158663" text:continue-numbering="true" text:style-name="WW8Num2">
              <text:list-item>
                <text:p text:style-name="P994">DataBase</text:p>
              </text:list-item>
            </text:list>
          </table:table-cell>
          <table:table-cell table:style-name="表格29.A2" office:value-type="string">
            <text:list xml:id="list93043192176119" text:continue-numbering="true" text:style-name="WW8Num2">
              <text:list-item>
                <text:p text:style-name="P1076">bbcore</text:p>
              </text:list-item>
            </text:list>
          </table:table-cell>
          <table:table-cell table:style-name="表格29.J1" office:value-type="string">
            <text:list xml:id="list93043192182356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62657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75353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93043192178791" text:continue-numbering="true" text:style-name="WW8Num2">
              <text:list-item>
                <text:p text:style-name="P994">Descript</text:p>
              </text:list-item>
            </text:list>
          </table:table-cell>
          <table:table-cell table:style-name="表格29.A4" table:number-columns-spanned="8" office:value-type="string">
            <text:list xml:id="list93043192156716" text:continue-numbering="true" text:style-name="WW8Num2">
              <text:list-item>
                <text:p text:style-name="P11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93043192165543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79720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9.K1" office:value-type="string">
            <text:list xml:id="list93043192164059" text:continue-numbering="true" text:style-name="WW8Num2">
              <text:list-item>
                <text:p text:style-name="P858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93043192159017" text:continue-numbering="true" text:style-name="WW8Num2">
              <text:list-item>
                <text:p text:style-name="P9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93043192162521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043192182061" text:continue-numbering="true" text:style-name="WW8Num2">
              <text:list-item>
                <text:p text:style-name="P1035">Field</text:p>
              </text:list-item>
            </text:list>
          </table:table-cell>
          <table:table-cell table:style-name="表格29.A5" office:value-type="string">
            <text:list xml:id="list93043192162424" text:continue-numbering="true" text:style-name="WW8Num2">
              <text:list-item>
                <text:p text:style-name="P1035">Datatype</text:p>
              </text:list-item>
            </text:list>
          </table:table-cell>
          <table:table-cell table:style-name="表格29.A5" office:value-type="string">
            <text:list xml:id="list93043192159349" text:continue-numbering="true" text:style-name="WW8Num2">
              <text:list-item>
                <text:p text:style-name="P1035">PK</text:p>
              </text:list-item>
            </text:list>
          </table:table-cell>
          <table:table-cell table:style-name="表格29.A5" office:value-type="string">
            <text:list xml:id="list93043192173267" text:continue-numbering="true" text:style-name="WW8Num2">
              <text:list-item>
                <text:p text:style-name="P1035">UK</text:p>
              </text:list-item>
            </text:list>
          </table:table-cell>
          <table:table-cell table:style-name="表格29.A5" office:value-type="string">
            <text:list xml:id="list93043192153321" text:continue-numbering="true" text:style-name="WW8Num2">
              <text:list-item>
                <text:p text:style-name="P1035">IDX</text:p>
              </text:list-item>
            </text:list>
          </table:table-cell>
          <table:table-cell table:style-name="表格29.A5" office:value-type="string">
            <text:list xml:id="list93043192154758" text:continue-numbering="true" text:style-name="WW8Num2">
              <text:list-item>
                <text:p text:style-name="P953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93043192157120" text:continue-numbering="true" text:style-name="WW8Num2">
              <text:list-item>
                <text:p text:style-name="P953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93043192160463" text:continue-numbering="true" text:style-name="WW8Num2">
              <text:list-item>
                <text:p text:style-name="P1035">Description</text:p>
              </text:list-item>
            </text:list>
          </table:table-cell>
          <table:table-cell table:style-name="表格29.A5" office:value-type="string">
            <text:list xml:id="list93043192175259" text:continue-numbering="true" text:style-name="WW8Num2">
              <text:list-item>
                <text:p text:style-name="P1035">Remarks</text:p>
              </text:list-item>
            </text:list>
          </table:table-cell>
          <table:table-cell table:style-name="表格29.J5" table:number-columns-spanned="3" office:value-type="string">
            <text:list xml:id="list93043192166588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043192164475" text:continue-numbering="true" text:style-name="WW8Num2">
              <text:list-item>
                <text:p text:style-name="P1273">OID</text:p>
              </text:list-item>
            </text:list>
          </table:table-cell>
          <table:table-cell table:style-name="表格29.A5" office:value-type="string">
            <text:list xml:id="list93043192165582" text:continue-numbering="true" text:style-name="WW8Num2">
              <text:list-item>
                <text:p text:style-name="P1273">CHAR</text:p>
              </text:list-item>
            </text:list>
          </table:table-cell>
          <table:table-cell table:style-name="表格29.A5" office:value-type="string">
            <text:list xml:id="list93043192168274" text:continue-numbering="true" text:style-name="WW8Num2">
              <text:list-item>
                <text:p text:style-name="P1273">Y</text:p>
              </text:list-item>
            </text:list>
          </table:table-cell>
          <table:table-cell table:style-name="表格29.A5" office:value-type="string">
            <text:list xml:id="list93043192154813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192156999" text:continue-numbering="true" text:style-name="WW8Num2">
              <text:list-item>
                <text:p text:style-name="P1273"><text:s/></text:p>
              </text:list-item>
            </text:list>
          </table:table-cell>
          <table:table-cell table:style-name="表格29.A5" office:value-type="string">
            <text:list xml:id="list93043192182330" text:continue-numbering="true" text:style-name="WW8Num2">
              <text:list-item>
                <text:p text:style-name="P1273">36</text:p>
              </text:list-item>
            </text:list>
          </table:table-cell>
          <table:table-cell table:style-name="表格29.A5" office:value-type="string">
            <text:list xml:id="list9304319217686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192154850" text:continue-numbering="true" text:style-name="WW8Num2">
              <text:list-item>
                <text:p text:style-name="P1273">PK / UUID</text:p>
              </text:list-item>
            </text:list>
          </table:table-cell>
          <table:table-cell table:style-name="表格29.A5" office:value-type="string">
            <text:list xml:id="list93043192160685" text:continue-numbering="true" text:style-name="WW8Num2">
              <text:list-item>
                <text:p text:style-name="P1273">Default java UUID</text:p>
              </text:list-item>
            </text:list>
          </table:table-cell>
          <table:table-cell table:style-name="表格29.J5" table:number-columns-spanned="3" office:value-type="string">
            <text:list xml:id="list93043208178377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0">EMP_ID</text:p>
          </table:table-cell>
          <table:table-cell table:style-name="表格29.A8" office:value-type="string">
            <text:list xml:id="list93043208177456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29.A8" office:value-type="string">
            <text:p text:style-name="P213"/>
          </table:table-cell>
          <table:table-cell table:style-name="表格29.A8" office:value-type="string">
            <text:p text:style-name="P367">Y</text:p>
          </table:table-cell>
          <table:table-cell table:style-name="表格29.A8" office:value-type="string">
            <text:p text:style-name="P788"/>
          </table:table-cell>
          <table:table-cell table:style-name="表格29.A8" office:value-type="string">
            <text:p text:style-name="P380">10</text:p>
          </table:table-cell>
          <table:table-cell table:style-name="表格29.A8" office:value-type="string">
            <text:p text:style-name="P213"/>
          </table:table-cell>
          <table:table-cell table:style-name="表格29.A8" office:value-type="string">
            <text:p text:style-name="P667">BB_EMPLOYEE.EMP_ID</text:p>
          </table:table-cell>
          <table:table-cell table:style-name="表格29.A8" office:value-type="string">
            <text:p text:style-name="P571"/>
          </table:table-cell>
          <table:table-cell table:style-name="表格29.J5" table:number-columns-spanned="3" office:value-type="string">
            <text:list xml:id="list9304320815673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61">ORG_ID</text:p>
          </table:table-cell>
          <table:table-cell table:style-name="表格29.A8" office:value-type="string">
            <text:list xml:id="list93043208168975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29.A8" office:value-type="string">
            <text:p text:style-name="P211"/>
          </table:table-cell>
          <table:table-cell table:style-name="表格29.A8" office:value-type="string">
            <text:p text:style-name="P354">Y</text:p>
          </table:table-cell>
          <table:table-cell table:style-name="表格29.A8" office:value-type="string">
            <text:p text:style-name="P786"/>
          </table:table-cell>
          <table:table-cell table:style-name="表格29.A8" office:value-type="string">
            <text:p text:style-name="P361">10</text:p>
          </table:table-cell>
          <table:table-cell table:style-name="表格29.A8" office:value-type="string">
            <text:p text:style-name="P211"/>
          </table:table-cell>
          <table:table-cell table:style-name="表格29.A8" office:value-type="string">
            <text:p text:style-name="P659">BB_ORGANIZATION.ORG_ID</text:p>
          </table:table-cell>
          <table:table-cell table:style-name="表格29.A8" office:value-type="string">
            <text:p text:style-name="P569"/>
          </table:table-cell>
          <table:table-cell table:style-name="表格29.J5" table:number-columns-spanned="3" office:value-type="string">
            <text:list xml:id="list9304320816810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043208159193" text:continue-numbering="true" text:style-name="WW8Num2">
              <text:list-item>
                <text:p text:style-name="P1273">CUSERID</text:p>
              </text:list-item>
            </text:list>
          </table:table-cell>
          <table:table-cell table:style-name="表格29.A5" office:value-type="string">
            <text:list xml:id="list93043208178127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29.A5" office:value-type="string">
            <text:list xml:id="list9304320815715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712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6331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66699" text:continue-numbering="true" text:style-name="WW8Num2">
              <text:list-item>
                <text:p text:style-name="P1273">24</text:p>
              </text:list-item>
            </text:list>
          </table:table-cell>
          <table:table-cell table:style-name="表格29.A5" office:value-type="string">
            <text:list xml:id="list93043208182798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6333" text:continue-numbering="true" text:style-name="WW8Num2">
              <text:list-item>
                <text:p text:style-name="P1273">Create data user</text:p>
              </text:list-item>
            </text:list>
          </table:table-cell>
          <table:table-cell table:style-name="表格29.A5" office:value-type="string">
            <text:list xml:id="list93043208179753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J5" table:number-columns-spanned="3" office:value-type="string">
            <text:list xml:id="list93043208166939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043208151495" text:continue-numbering="true" text:style-name="WW8Num2">
              <text:list-item>
                <text:p text:style-name="P1273">CDATE</text:p>
              </text:list-item>
            </text:list>
          </table:table-cell>
          <table:table-cell table:style-name="表格29.A5" office:value-type="string">
            <text:list xml:id="list93043208151590" text:continue-numbering="true" text:style-name="WW8Num2">
              <text:list-item>
                <text:p text:style-name="P1273">DATETIME</text:p>
              </text:list-item>
            </text:list>
          </table:table-cell>
          <table:table-cell table:style-name="表格29.A5" office:value-type="string">
            <text:list xml:id="list9304320817639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454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395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61417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967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70130" text:continue-numbering="true" text:style-name="WW8Num2">
              <text:list-item>
                <text:p text:style-name="P1273">Create time</text:p>
              </text:list-item>
            </text:list>
          </table:table-cell>
          <table:table-cell table:style-name="表格29.A5" office:value-type="string">
            <text:list xml:id="list9304320816729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J5" table:number-columns-spanned="3" office:value-type="string">
            <text:list xml:id="list93043208170511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043208181374" text:continue-numbering="true" text:style-name="WW8Num2">
              <text:list-item>
                <text:p text:style-name="P1273">UUSERID</text:p>
              </text:list-item>
            </text:list>
          </table:table-cell>
          <table:table-cell table:style-name="表格29.A5" office:value-type="string">
            <text:list xml:id="list93043208155240" text:continue-numbering="true" text:style-name="WW8Num2">
              <text:list-item>
                <text:p text:style-name="P1273">VARCHAR</text:p>
              </text:list-item>
            </text:list>
          </table:table-cell>
          <table:table-cell table:style-name="表格29.A5" office:value-type="string">
            <text:list xml:id="list9304320815788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69598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774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08155317" text:continue-numbering="true" text:style-name="WW8Num2">
              <text:list-item>
                <text:p text:style-name="P1273">24</text:p>
              </text:list-item>
            </text:list>
          </table:table-cell>
          <table:table-cell table:style-name="表格29.A5" office:value-type="string">
            <text:list xml:id="list93043208164626" text:continue-numbering="true" text:style-name="WW8Num2">
              <text:list-item>
                <text:p text:style-name="P1273">null</text:p>
              </text:list-item>
            </text:list>
          </table:table-cell>
          <table:table-cell table:style-name="表格29.A5" office:value-type="string">
            <text:list xml:id="list93043223155141" text:continue-numbering="true" text:style-name="WW8Num2">
              <text:list-item>
                <text:p text:style-name="P1273">Update date user</text:p>
              </text:list-item>
            </text:list>
          </table:table-cell>
          <table:table-cell table:style-name="表格29.A5" office:value-type="string">
            <text:list xml:id="list93043223169276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J5" table:number-columns-spanned="3" office:value-type="string">
            <text:list xml:id="list93043223161491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043223155145" text:continue-numbering="true" text:style-name="WW8Num2">
              <text:list-item>
                <text:p text:style-name="P1273">UDATE</text:p>
              </text:list-item>
            </text:list>
          </table:table-cell>
          <table:table-cell table:style-name="表格29.A5" office:value-type="string">
            <text:list xml:id="list93043223155495" text:continue-numbering="true" text:style-name="WW8Num2">
              <text:list-item>
                <text:p text:style-name="P1273">DATETIME</text:p>
              </text:list-item>
            </text:list>
          </table:table-cell>
          <table:table-cell table:style-name="表格29.A5" office:value-type="string">
            <text:list xml:id="list93043223157049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2315749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23151254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23169820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A5" office:value-type="string">
            <text:list xml:id="list93043223175562" text:continue-numbering="true" text:style-name="WW8Num2">
              <text:list-item>
                <text:p text:style-name="P1273">null</text:p>
              </text:list-item>
            </text:list>
          </table:table-cell>
          <table:table-cell table:style-name="表格29.A5" office:value-type="string">
            <text:list xml:id="list93043223167923" text:continue-numbering="true" text:style-name="WW8Num2">
              <text:list-item>
                <text:p text:style-name="P1273">Update time</text:p>
              </text:list-item>
            </text:list>
          </table:table-cell>
          <table:table-cell table:style-name="表格29.A5" office:value-type="string">
            <text:list xml:id="list93043223153805" text:continue-numbering="true" text:style-name="WW8Num2">
              <text:list-item>
                <text:p text:style-name="P1218"/>
              </text:list-item>
            </text:list>
          </table:table-cell>
          <table:table-cell table:style-name="表格29.J5" table:number-columns-spanned="3" office:value-type="string">
            <text:list xml:id="list93043223151860" text:continue-numbering="true" text:style-name="WW8Num2">
              <text:list-item>
                <text:p text:style-name="P858"/>
              </text:list-item>
            </text:list>
          </table:table-cell>
          <table:covered-table-cell/>
          <table:covered-table-cell/>
        </table:table-row>
      </table:table>
      <text:p text:style-name="P33"/>
      <text:p text:style-name="P33"/>
      <text:list xml:id="list93043223150607" text:continue-numbering="true" text:style-name="WW8Num2">
        <text:list-item>
          <text:h text:style-name="P1491" text:outline-level="1"><text:bookmark-start text:name="__RefHeading__13447_1029224104"/><text:soft-page-break/><text:span text:style-name="T47">B</text:span><text:span text:style-name="T65">B</text:span><text:span text:style-name="T47">_</text:span><text:span text:style-name="T68">VISION</text:span><text:bookmark-end text:name="__RefHeading__13447_102922410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93043223153215" text:continue-numbering="true" text:style-name="WW8Num2">
              <text:list-item>
                <text:p text:style-name="P995">Project</text:p>
              </text:list-item>
            </text:list>
          </table:table-cell>
          <table:table-cell table:style-name="表格30.A1" table:number-columns-spanned="6" office:value-type="string">
            <text:list xml:id="list93043223166937" text:continue-numbering="true" text:style-name="WW8Num2">
              <text:list-item>
                <text:p text:style-name="P107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93043223154301" text:continue-numbering="true" text:style-name="WW8Num2">
              <text:list-item>
                <text:p text:style-name="P995">Ver</text:p>
              </text:list-item>
            </text:list>
          </table:table-cell>
          <table:table-cell table:style-name="表格30.A1" office:value-type="string">
            <text:list xml:id="list93043223171180" text:continue-numbering="true" text:style-name="WW8Num2">
              <text:list-item>
                <text:p text:style-name="P1077">0.5</text:p>
              </text:list-item>
            </text:list>
          </table:table-cell>
          <table:table-cell table:style-name="表格30.J1" office:value-type="string">
            <text:list xml:id="list93043223170169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79375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75975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3043223165541" text:continue-numbering="true" text:style-name="WW8Num2">
              <text:list-item>
                <text:p text:style-name="P995">Maintain</text:p>
              </text:list-item>
            </text:list>
          </table:table-cell>
          <table:table-cell table:style-name="表格30.A2" table:number-columns-spanned="6" office:value-type="string">
            <text:list xml:id="list93043223151851" text:continue-numbering="true" text:style-name="WW8Num2">
              <text:list-item>
                <text:p text:style-name="P107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3043223173445" text:continue-numbering="true" text:style-name="WW8Num2">
              <text:list-item>
                <text:p text:style-name="P995">Date</text:p>
              </text:list-item>
            </text:list>
          </table:table-cell>
          <table:table-cell table:style-name="表格30.A2" office:value-type="string">
            <text:list xml:id="list93043223155302" text:continue-numbering="true" text:style-name="WW8Num2">
              <text:list-item>
                <text:p text:style-name="P1077">2014/1<text:span text:style-name="T134">1</text:span>/<text:span text:style-name="T139">13</text:span></text:p>
              </text:list-item>
            </text:list>
          </table:table-cell>
          <table:table-cell table:style-name="表格30.J1" office:value-type="string">
            <text:list xml:id="list93043223154348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51693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50526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3043223176536" text:continue-numbering="true" text:style-name="WW8Num2">
              <text:list-item>
                <text:p text:style-name="P995">Table</text:p>
              </text:list-item>
            </text:list>
          </table:table-cell>
          <table:table-cell table:style-name="表格30.A2" table:number-columns-spanned="6" office:value-type="string">
            <text:list xml:id="list93043223160310" text:continue-numbering="true" text:style-name="WW8Num2">
              <text:list-item>
                <text:p text:style-name="P1177">b<text:span text:style-name="T138">b</text:span>_<text:span text:style-name="T140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3043223176267" text:continue-numbering="true" text:style-name="WW8Num2">
              <text:list-item>
                <text:p text:style-name="P995">DataBase</text:p>
              </text:list-item>
            </text:list>
          </table:table-cell>
          <table:table-cell table:style-name="表格30.A2" office:value-type="string">
            <text:list xml:id="list93043223178089" text:continue-numbering="true" text:style-name="WW8Num2">
              <text:list-item>
                <text:p text:style-name="P1077">bbcore</text:p>
              </text:list-item>
            </text:list>
          </table:table-cell>
          <table:table-cell table:style-name="表格30.J1" office:value-type="string">
            <text:list xml:id="list93043223152552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8088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56617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93043223152108" text:continue-numbering="true" text:style-name="WW8Num2">
              <text:list-item>
                <text:p text:style-name="P995">Descript</text:p>
              </text:list-item>
            </text:list>
          </table:table-cell>
          <table:table-cell table:style-name="表格30.A4" table:number-columns-spanned="8" office:value-type="string">
            <text:list xml:id="list93043223164850" text:continue-numbering="true" text:style-name="WW8Num2">
              <text:list-item>
                <text:p text:style-name="P11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93043223155393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65667" text:continue-numbering="true" text:style-name="WW8Num2">
              <text:list-item>
                <text:p text:style-name="P859"/>
              </text:list-item>
            </text:list>
          </table:table-cell>
          <table:table-cell table:style-name="表格30.K1" office:value-type="string">
            <text:list xml:id="list93043223164731" text:continue-numbering="true" text:style-name="WW8Num2">
              <text:list-item>
                <text:p text:style-name="P859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93043223167463" text:continue-numbering="true" text:style-name="WW8Num2">
              <text:list-item>
                <text:p text:style-name="P91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93043223169271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043223153657" text:continue-numbering="true" text:style-name="WW8Num2">
              <text:list-item>
                <text:p text:style-name="P1036">Field</text:p>
              </text:list-item>
            </text:list>
          </table:table-cell>
          <table:table-cell table:style-name="表格30.A5" office:value-type="string">
            <text:list xml:id="list93043239155214" text:continue-numbering="true" text:style-name="WW8Num2">
              <text:list-item>
                <text:p text:style-name="P1036">Datatype</text:p>
              </text:list-item>
            </text:list>
          </table:table-cell>
          <table:table-cell table:style-name="表格30.A5" office:value-type="string">
            <text:list xml:id="list93043239169907" text:continue-numbering="true" text:style-name="WW8Num2">
              <text:list-item>
                <text:p text:style-name="P1036">PK</text:p>
              </text:list-item>
            </text:list>
          </table:table-cell>
          <table:table-cell table:style-name="表格30.A5" office:value-type="string">
            <text:list xml:id="list93043239171464" text:continue-numbering="true" text:style-name="WW8Num2">
              <text:list-item>
                <text:p text:style-name="P1036">UK</text:p>
              </text:list-item>
            </text:list>
          </table:table-cell>
          <table:table-cell table:style-name="表格30.A5" office:value-type="string">
            <text:list xml:id="list93043239161067" text:continue-numbering="true" text:style-name="WW8Num2">
              <text:list-item>
                <text:p text:style-name="P1036">IDX</text:p>
              </text:list-item>
            </text:list>
          </table:table-cell>
          <table:table-cell table:style-name="表格30.A5" office:value-type="string">
            <text:list xml:id="list93043239159953" text:continue-numbering="true" text:style-name="WW8Num2">
              <text:list-item>
                <text:p text:style-name="P954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93043239162910" text:continue-numbering="true" text:style-name="WW8Num2">
              <text:list-item>
                <text:p text:style-name="P954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93043239168553" text:continue-numbering="true" text:style-name="WW8Num2">
              <text:list-item>
                <text:p text:style-name="P1036">Description</text:p>
              </text:list-item>
            </text:list>
          </table:table-cell>
          <table:table-cell table:style-name="表格30.A5" office:value-type="string">
            <text:list xml:id="list93043239182689" text:continue-numbering="true" text:style-name="WW8Num2">
              <text:list-item>
                <text:p text:style-name="P1036">Remarks</text:p>
              </text:list-item>
            </text:list>
          </table:table-cell>
          <table:table-cell table:style-name="表格30.J5" table:number-columns-spanned="3" office:value-type="string">
            <text:list xml:id="list93043239167325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043239181168" text:continue-numbering="true" text:style-name="WW8Num2">
              <text:list-item>
                <text:p text:style-name="P1274">OID</text:p>
              </text:list-item>
            </text:list>
          </table:table-cell>
          <table:table-cell table:style-name="表格30.A5" office:value-type="string">
            <text:list xml:id="list93043239171665" text:continue-numbering="true" text:style-name="WW8Num2">
              <text:list-item>
                <text:p text:style-name="P1274">CHAR</text:p>
              </text:list-item>
            </text:list>
          </table:table-cell>
          <table:table-cell table:style-name="表格30.A5" office:value-type="string">
            <text:list xml:id="list93043239150799" text:continue-numbering="true" text:style-name="WW8Num2">
              <text:list-item>
                <text:p text:style-name="P1274">Y</text:p>
              </text:list-item>
            </text:list>
          </table:table-cell>
          <table:table-cell table:style-name="表格30.A5" office:value-type="string">
            <text:list xml:id="list93043239172263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39160089" text:continue-numbering="true" text:style-name="WW8Num2">
              <text:list-item>
                <text:p text:style-name="P1274"><text:s/></text:p>
              </text:list-item>
            </text:list>
          </table:table-cell>
          <table:table-cell table:style-name="表格30.A5" office:value-type="string">
            <text:list xml:id="list93043239171587" text:continue-numbering="true" text:style-name="WW8Num2">
              <text:list-item>
                <text:p text:style-name="P1274">36</text:p>
              </text:list-item>
            </text:list>
          </table:table-cell>
          <table:table-cell table:style-name="表格30.A5" office:value-type="string">
            <text:list xml:id="list9304323916133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39157175" text:continue-numbering="true" text:style-name="WW8Num2">
              <text:list-item>
                <text:p text:style-name="P1274">PK / UUID</text:p>
              </text:list-item>
            </text:list>
          </table:table-cell>
          <table:table-cell table:style-name="表格30.A5" office:value-type="string">
            <text:list xml:id="list93043239177360" text:continue-numbering="true" text:style-name="WW8Num2">
              <text:list-item>
                <text:p text:style-name="P1274">Default java UUID</text:p>
              </text:list-item>
            </text:list>
          </table:table-cell>
          <table:table-cell table:style-name="表格30.J5" table:number-columns-spanned="3" office:value-type="string">
            <text:list xml:id="list93043239171815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1"><text:span text:style-name="T141">VIS</text:span>_ID</text:p>
          </table:table-cell>
          <table:table-cell table:style-name="表格30.A8" office:value-type="string">
            <text:list xml:id="list93043239165871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368">Y</text:p>
          </table:table-cell>
          <table:table-cell table:style-name="表格30.A8" office:value-type="string">
            <text:p text:style-name="P789"/>
          </table:table-cell>
          <table:table-cell table:style-name="表格30.A8" office:value-type="string">
            <text:p text:style-name="P381">1<text:span text:style-name="T142">4</text:span></text:p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669">VIS2014<text:span text:style-name="T142">1113</text:span>001</text:p>
          </table:table-cell>
          <table:table-cell table:style-name="表格30.A8" office:value-type="string">
            <text:p text:style-name="P572"/>
          </table:table-cell>
          <table:table-cell table:style-name="表格30.J5" table:number-columns-spanned="3" office:value-type="string">
            <text:list xml:id="list93043239168156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9">TITLE</text:p>
          </table:table-cell>
          <table:table-cell table:style-name="表格30.A8" office:value-type="string">
            <text:list xml:id="list93043239179257" text:continue-numbering="true" text:style-name="WW8Num2">
              <text:list-item>
                <text:p text:style-name="P1275">VARCHAR</text:p>
              </text:list-item>
            </text:list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355"/>
          </table:table-cell>
          <table:table-cell table:style-name="表格30.A8" office:value-type="string">
            <text:p text:style-name="P789"/>
          </table:table-cell>
          <table:table-cell table:style-name="表格30.A8" office:value-type="string">
            <text:p text:style-name="P389">100</text:p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661"/>
          </table:table-cell>
          <table:table-cell table:style-name="表格30.A8" office:value-type="string">
            <text:p text:style-name="P572"/>
          </table:table-cell>
          <table:table-cell table:style-name="表格30.J5" table:number-columns-spanned="3" office:value-type="string">
            <text:list xml:id="list93043239161760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1">CONTENT</text:p>
          </table:table-cell>
          <table:table-cell table:style-name="表格30.A8" office:value-type="string">
            <text:list xml:id="list93043239170788" text:continue-numbering="true" text:style-name="WW8Num2">
              <text:list-item>
                <text:p text:style-name="P1352">BLOB</text:p>
              </text:list-item>
            </text:list>
          </table:table-cell>
          <table:table-cell table:style-name="表格30.A8" office:value-type="string">
            <text:p text:style-name="P214"/>
          </table:table-cell>
          <table:table-cell table:style-name="表格30.A8" office:value-type="string">
            <text:p text:style-name="P355"/>
          </table:table-cell>
          <table:table-cell table:style-name="表格30.A8" office:value-type="string">
            <text:p text:style-name="P789"/>
          </table:table-cell>
          <table:table-cell table:style-name="表格30.A8" office:value-type="string">
            <text:p text:style-name="P389"/>
          </table:table-cell>
          <table:table-cell table:style-name="表格30.A8" office:value-type="string">
            <text:p text:style-name="P407">null</text:p>
          </table:table-cell>
          <table:table-cell table:style-name="表格30.A8" office:value-type="string">
            <text:p text:style-name="P661"/>
          </table:table-cell>
          <table:table-cell table:style-name="表格30.A8" office:value-type="string">
            <text:p text:style-name="P572"/>
          </table:table-cell>
          <table:table-cell table:style-name="表格30.J5" table:number-columns-spanned="3" office:value-type="string">
            <text:list xml:id="list93043239180319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043255175756" text:continue-numbering="true" text:style-name="WW8Num2">
              <text:list-item>
                <text:p text:style-name="P1274">CUSERID</text:p>
              </text:list-item>
            </text:list>
          </table:table-cell>
          <table:table-cell table:style-name="表格30.A5" office:value-type="string">
            <text:list xml:id="list93043255158106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30.A5" office:value-type="string">
            <text:list xml:id="list93043255166431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50581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68180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63810" text:continue-numbering="true" text:style-name="WW8Num2">
              <text:list-item>
                <text:p text:style-name="P1274">24</text:p>
              </text:list-item>
            </text:list>
          </table:table-cell>
          <table:table-cell table:style-name="表格30.A5" office:value-type="string">
            <text:list xml:id="list9304325517229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81113" text:continue-numbering="true" text:style-name="WW8Num2">
              <text:list-item>
                <text:p text:style-name="P1274">Create data user</text:p>
              </text:list-item>
            </text:list>
          </table:table-cell>
          <table:table-cell table:style-name="表格30.A5" office:value-type="string">
            <text:list xml:id="list93043255170869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J5" table:number-columns-spanned="3" office:value-type="string">
            <text:list xml:id="list93043255172731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043255178087" text:continue-numbering="true" text:style-name="WW8Num2">
              <text:list-item>
                <text:p text:style-name="P1274">CDATE</text:p>
              </text:list-item>
            </text:list>
          </table:table-cell>
          <table:table-cell table:style-name="表格30.A5" office:value-type="string">
            <text:list xml:id="list93043255175961" text:continue-numbering="true" text:style-name="WW8Num2">
              <text:list-item>
                <text:p text:style-name="P1274">DATETIME</text:p>
              </text:list-item>
            </text:list>
          </table:table-cell>
          <table:table-cell table:style-name="表格30.A5" office:value-type="string">
            <text:list xml:id="list93043255180434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67662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70098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59247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59150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74241" text:continue-numbering="true" text:style-name="WW8Num2">
              <text:list-item>
                <text:p text:style-name="P1274">Create time</text:p>
              </text:list-item>
            </text:list>
          </table:table-cell>
          <table:table-cell table:style-name="表格30.A5" office:value-type="string">
            <text:list xml:id="list9304325515379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J5" table:number-columns-spanned="3" office:value-type="string">
            <text:list xml:id="list93043255178707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043255180977" text:continue-numbering="true" text:style-name="WW8Num2">
              <text:list-item>
                <text:p text:style-name="P1274">UUSERID</text:p>
              </text:list-item>
            </text:list>
          </table:table-cell>
          <table:table-cell table:style-name="表格30.A5" office:value-type="string">
            <text:list xml:id="list93043255154667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30.A5" office:value-type="string">
            <text:list xml:id="list93043255165483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7652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51405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64135" text:continue-numbering="true" text:style-name="WW8Num2">
              <text:list-item>
                <text:p text:style-name="P1274">24</text:p>
              </text:list-item>
            </text:list>
          </table:table-cell>
          <table:table-cell table:style-name="表格30.A5" office:value-type="string">
            <text:list xml:id="list93043255151142" text:continue-numbering="true" text:style-name="WW8Num2">
              <text:list-item>
                <text:p text:style-name="P1274">null</text:p>
              </text:list-item>
            </text:list>
          </table:table-cell>
          <table:table-cell table:style-name="表格30.A5" office:value-type="string">
            <text:list xml:id="list93043255160274" text:continue-numbering="true" text:style-name="WW8Num2">
              <text:list-item>
                <text:p text:style-name="P1274">Update date user</text:p>
              </text:list-item>
            </text:list>
          </table:table-cell>
          <table:table-cell table:style-name="表格30.A5" office:value-type="string">
            <text:list xml:id="list9304325516710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J5" table:number-columns-spanned="3" office:value-type="string">
            <text:list xml:id="list93043255160711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043255164076" text:continue-numbering="true" text:style-name="WW8Num2">
              <text:list-item>
                <text:p text:style-name="P1274">UDATE</text:p>
              </text:list-item>
            </text:list>
          </table:table-cell>
          <table:table-cell table:style-name="表格30.A5" office:value-type="string">
            <text:list xml:id="list93043255171145" text:continue-numbering="true" text:style-name="WW8Num2">
              <text:list-item>
                <text:p text:style-name="P1274">DATETIME</text:p>
              </text:list-item>
            </text:list>
          </table:table-cell>
          <table:table-cell table:style-name="表格30.A5" office:value-type="string">
            <text:list xml:id="list93043255172926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53708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69649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52940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A5" office:value-type="string">
            <text:list xml:id="list93043255178825" text:continue-numbering="true" text:style-name="WW8Num2">
              <text:list-item>
                <text:p text:style-name="P1274">null</text:p>
              </text:list-item>
            </text:list>
          </table:table-cell>
          <table:table-cell table:style-name="表格30.A5" office:value-type="string">
            <text:list xml:id="list93043255179571" text:continue-numbering="true" text:style-name="WW8Num2">
              <text:list-item>
                <text:p text:style-name="P1274">Update time</text:p>
              </text:list-item>
            </text:list>
          </table:table-cell>
          <table:table-cell table:style-name="表格30.A5" office:value-type="string">
            <text:list xml:id="list93043255170852" text:continue-numbering="true" text:style-name="WW8Num2">
              <text:list-item>
                <text:p text:style-name="P1219"/>
              </text:list-item>
            </text:list>
          </table:table-cell>
          <table:table-cell table:style-name="表格30.J5" table:number-columns-spanned="3" office:value-type="string">
            <text:list xml:id="list93043255169270" text:continue-numbering="true" text:style-name="WW8Num2">
              <text:list-item>
                <text:p text:style-name="P859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p text:style-name="P34"/>
      <text:p text:style-name="P34"/>
      <text:list xml:id="list93043255153025" text:continue-numbering="true" text:style-name="WW8Num2">
        <text:list-item>
          <text:h text:style-name="P1492" text:outline-level="1"><text:bookmark-start text:name="__RefHeading__13449_1029224104"/><text:span text:style-name="T47">B</text:span><text:span text:style-name="T65">B</text:span><text:span text:style-name="T47">_</text:span><text:span text:style-name="T69">PERSPECTIVE</text:span><text:bookmark-end text:name="__RefHeading__13449_1029224104"/></text:h>
        </text:list-item>
      </text:list>
      <table:table table:name="表格31" table:style-name="表格31">
        <table:table-column table:style-name="表格31.A"/>
        <table:table-column table:style-name="表格31.B"/>
        <table:table-column table:style-name="表格31.C" table:number-columns-repeated="2"/>
        <table:table-column table:style-name="表格31.E" table:number-columns-repeated="3"/>
        <table:table-column table:style-name="表格31.H"/>
        <table:table-column table:style-name="表格31.I"/>
        <table:table-column table:style-name="表格31.J"/>
        <table:table-column table:style-name="表格31.K"/>
        <table:table-column table:style-name="表格31.L"/>
        <table:table-row table:style-name="表格31.1">
          <table:table-cell table:style-name="表格31.A1" office:value-type="string">
            <text:list xml:id="list93043270167761" text:continue-numbering="true" text:style-name="WW8Num2">
              <text:list-item>
                <text:p text:style-name="P996">Project</text:p>
              </text:list-item>
            </text:list>
          </table:table-cell>
          <table:table-cell table:style-name="表格31.A1" table:number-columns-spanned="6" office:value-type="string">
            <text:list xml:id="list93043270172412" text:continue-numbering="true" text:style-name="WW8Num2">
              <text:list-item>
                <text:p text:style-name="P107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1" office:value-type="string">
            <text:list xml:id="list93043270154903" text:continue-numbering="true" text:style-name="WW8Num2">
              <text:list-item>
                <text:p text:style-name="P996">Ver</text:p>
              </text:list-item>
            </text:list>
          </table:table-cell>
          <table:table-cell table:style-name="表格31.A1" office:value-type="string">
            <text:list xml:id="list93043270165857" text:continue-numbering="true" text:style-name="WW8Num2">
              <text:list-item>
                <text:p text:style-name="P1078">0.5</text:p>
              </text:list-item>
            </text:list>
          </table:table-cell>
          <table:table-cell table:style-name="表格31.J1" office:value-type="string">
            <text:list xml:id="list9304327016867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7285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73036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93043270162727" text:continue-numbering="true" text:style-name="WW8Num2">
              <text:list-item>
                <text:p text:style-name="P996">Maintain</text:p>
              </text:list-item>
            </text:list>
          </table:table-cell>
          <table:table-cell table:style-name="表格31.A2" table:number-columns-spanned="6" office:value-type="string">
            <text:list xml:id="list93043270154110" text:continue-numbering="true" text:style-name="WW8Num2">
              <text:list-item>
                <text:p text:style-name="P107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93043270160980" text:continue-numbering="true" text:style-name="WW8Num2">
              <text:list-item>
                <text:p text:style-name="P996">Date</text:p>
              </text:list-item>
            </text:list>
          </table:table-cell>
          <table:table-cell table:style-name="表格31.A2" office:value-type="string">
            <text:list xml:id="list93043270167791" text:continue-numbering="true" text:style-name="WW8Num2">
              <text:list-item>
                <text:p text:style-name="P1078">2014/1<text:span text:style-name="T134">1</text:span>/<text:span text:style-name="T139">13</text:span></text:p>
              </text:list-item>
            </text:list>
          </table:table-cell>
          <table:table-cell table:style-name="表格31.J1" office:value-type="string">
            <text:list xml:id="list93043270170038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57262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75155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1.1">
          <table:table-cell table:style-name="表格31.A2" office:value-type="string">
            <text:list xml:id="list93043270150955" text:continue-numbering="true" text:style-name="WW8Num2">
              <text:list-item>
                <text:p text:style-name="P996">Table</text:p>
              </text:list-item>
            </text:list>
          </table:table-cell>
          <table:table-cell table:style-name="表格31.A2" table:number-columns-spanned="6" office:value-type="string">
            <text:list xml:id="list93043270181433" text:continue-numbering="true" text:style-name="WW8Num2">
              <text:list-item>
                <text:p text:style-name="P1178">b<text:span text:style-name="T138">b</text:span>_<text:span text:style-name="T140">vis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1.A2" office:value-type="string">
            <text:list xml:id="list93043270159325" text:continue-numbering="true" text:style-name="WW8Num2">
              <text:list-item>
                <text:p text:style-name="P996">DataBase</text:p>
              </text:list-item>
            </text:list>
          </table:table-cell>
          <table:table-cell table:style-name="表格31.A2" office:value-type="string">
            <text:list xml:id="list93043270172410" text:continue-numbering="true" text:style-name="WW8Num2">
              <text:list-item>
                <text:p text:style-name="P1078">bbcore</text:p>
              </text:list-item>
            </text:list>
          </table:table-cell>
          <table:table-cell table:style-name="表格31.J1" office:value-type="string">
            <text:list xml:id="list9304327017272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67753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62034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1.1">
          <table:table-cell table:style-name="表格31.A4" office:value-type="string">
            <text:list xml:id="list93043270159018" text:continue-numbering="true" text:style-name="WW8Num2">
              <text:list-item>
                <text:p text:style-name="P996">Descript</text:p>
              </text:list-item>
            </text:list>
          </table:table-cell>
          <table:table-cell table:style-name="表格31.A4" table:number-columns-spanned="8" office:value-type="string">
            <text:list xml:id="list93043270163476" text:continue-numbering="true" text:style-name="WW8Num2">
              <text:list-item>
                <text:p text:style-name="P11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1" office:value-type="string">
            <text:list xml:id="list93043270178961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8089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31.K1" office:value-type="string">
            <text:list xml:id="list93043270165729" text:continue-numbering="true" text:style-name="WW8Num2">
              <text:list-item>
                <text:p text:style-name="P860"/>
              </text:list-item>
            </text:list>
          </table:table-cell>
        </table:table-row>
        <table:table-row table:style-name="表格31.1">
          <table:table-cell table:style-name="表格31.A5" table:number-columns-spanned="9" office:value-type="string">
            <text:list xml:id="list93043270176008" text:continue-numbering="true" text:style-name="WW8Num2">
              <text:list-item>
                <text:p text:style-name="P91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1.J5" table:number-columns-spanned="3" office:value-type="string">
            <text:list xml:id="list93043270162223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043270172433" text:continue-numbering="true" text:style-name="WW8Num2">
              <text:list-item>
                <text:p text:style-name="P1037">Field</text:p>
              </text:list-item>
            </text:list>
          </table:table-cell>
          <table:table-cell table:style-name="表格31.A5" office:value-type="string">
            <text:list xml:id="list93043270158809" text:continue-numbering="true" text:style-name="WW8Num2">
              <text:list-item>
                <text:p text:style-name="P1037">Datatype</text:p>
              </text:list-item>
            </text:list>
          </table:table-cell>
          <table:table-cell table:style-name="表格31.A5" office:value-type="string">
            <text:list xml:id="list93043270164973" text:continue-numbering="true" text:style-name="WW8Num2">
              <text:list-item>
                <text:p text:style-name="P1037">PK</text:p>
              </text:list-item>
            </text:list>
          </table:table-cell>
          <table:table-cell table:style-name="表格31.A5" office:value-type="string">
            <text:list xml:id="list93043270152542" text:continue-numbering="true" text:style-name="WW8Num2">
              <text:list-item>
                <text:p text:style-name="P1037">UK</text:p>
              </text:list-item>
            </text:list>
          </table:table-cell>
          <table:table-cell table:style-name="表格31.A5" office:value-type="string">
            <text:list xml:id="list93043270154545" text:continue-numbering="true" text:style-name="WW8Num2">
              <text:list-item>
                <text:p text:style-name="P1037">IDX</text:p>
              </text:list-item>
            </text:list>
          </table:table-cell>
          <table:table-cell table:style-name="表格31.A5" office:value-type="string">
            <text:list xml:id="list93043270158257" text:continue-numbering="true" text:style-name="WW8Num2">
              <text:list-item>
                <text:p text:style-name="P955"><text:span text:style-name="T2">S</text:span><text:span text:style-name="T3">IZE</text:span></text:p>
              </text:list-item>
            </text:list>
          </table:table-cell>
          <table:table-cell table:style-name="表格31.A5" office:value-type="string">
            <text:list xml:id="list93043270160629" text:continue-numbering="true" text:style-name="WW8Num2">
              <text:list-item>
                <text:p text:style-name="P955"><text:span text:style-name="T2">D</text:span><text:span text:style-name="T3">EF</text:span></text:p>
              </text:list-item>
            </text:list>
          </table:table-cell>
          <table:table-cell table:style-name="表格31.A5" office:value-type="string">
            <text:list xml:id="list93043270165202" text:continue-numbering="true" text:style-name="WW8Num2">
              <text:list-item>
                <text:p text:style-name="P1037">Description</text:p>
              </text:list-item>
            </text:list>
          </table:table-cell>
          <table:table-cell table:style-name="表格31.A5" office:value-type="string">
            <text:list xml:id="list93043270172782" text:continue-numbering="true" text:style-name="WW8Num2">
              <text:list-item>
                <text:p text:style-name="P1037">Remarks</text:p>
              </text:list-item>
            </text:list>
          </table:table-cell>
          <table:table-cell table:style-name="表格31.J5" table:number-columns-spanned="3" office:value-type="string">
            <text:list xml:id="list9304327016280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043270170270" text:continue-numbering="true" text:style-name="WW8Num2">
              <text:list-item>
                <text:p text:style-name="P1276">OID</text:p>
              </text:list-item>
            </text:list>
          </table:table-cell>
          <table:table-cell table:style-name="表格31.A5" office:value-type="string">
            <text:list xml:id="list93043270151524" text:continue-numbering="true" text:style-name="WW8Num2">
              <text:list-item>
                <text:p text:style-name="P1276">CHAR</text:p>
              </text:list-item>
            </text:list>
          </table:table-cell>
          <table:table-cell table:style-name="表格31.A5" office:value-type="string">
            <text:list xml:id="list93043270175055" text:continue-numbering="true" text:style-name="WW8Num2">
              <text:list-item>
                <text:p text:style-name="P1276">Y</text:p>
              </text:list-item>
            </text:list>
          </table:table-cell>
          <table:table-cell table:style-name="表格31.A5" office:value-type="string">
            <text:list xml:id="list93043270153031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270172901" text:continue-numbering="true" text:style-name="WW8Num2">
              <text:list-item>
                <text:p text:style-name="P1276"><text:s/></text:p>
              </text:list-item>
            </text:list>
          </table:table-cell>
          <table:table-cell table:style-name="表格31.A5" office:value-type="string">
            <text:list xml:id="list93043286166383" text:continue-numbering="true" text:style-name="WW8Num2">
              <text:list-item>
                <text:p text:style-name="P1276">36</text:p>
              </text:list-item>
            </text:list>
          </table:table-cell>
          <table:table-cell table:style-name="表格31.A5" office:value-type="string">
            <text:list xml:id="list93043286168529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286165526" text:continue-numbering="true" text:style-name="WW8Num2">
              <text:list-item>
                <text:p text:style-name="P1276">PK / UUID</text:p>
              </text:list-item>
            </text:list>
          </table:table-cell>
          <table:table-cell table:style-name="表格31.A5" office:value-type="string">
            <text:list xml:id="list93043286163126" text:continue-numbering="true" text:style-name="WW8Num2">
              <text:list-item>
                <text:p text:style-name="P1276">Default java UUID</text:p>
              </text:list-item>
            </text:list>
          </table:table-cell>
          <table:table-cell table:style-name="表格31.J5" table:number-columns-spanned="3" office:value-type="string">
            <text:list xml:id="list93043286158714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82"><text:span text:style-name="T143">PER</text:span>_ID</text:p>
          </table:table-cell>
          <table:table-cell table:style-name="表格31.A8" office:value-type="string">
            <text:list xml:id="list93043286164082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69">Y</text:p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382">1<text:span text:style-name="T142">4</text:span>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70"><text:span text:style-name="T144">PER</text:span>2014<text:span text:style-name="T142">1113</text:span>001</text:p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286152242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2">VIS_ID</text:p>
          </table:table-cell>
          <table:table-cell table:style-name="表格31.A8" office:value-type="string">
            <text:list xml:id="list93043286151080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31.A8" office:value-type="string">
            <text:p text:style-name="P214"/>
          </table:table-cell>
          <table:table-cell table:style-name="表格31.A8" office:value-type="string">
            <text:p text:style-name="P368"/>
          </table:table-cell>
          <table:table-cell table:style-name="表格31.A8" office:value-type="string">
            <text:p text:style-name="P800">Y</text:p>
          </table:table-cell>
          <table:table-cell table:style-name="表格31.A8" office:value-type="string">
            <text:p text:style-name="P381">1<text:span text:style-name="T142">4</text:span>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76">BB_VISION.VIS_ID</text:p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28615605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3">NAME</text:p>
          </table:table-cell>
          <table:table-cell table:style-name="表格31.A8" office:value-type="string">
            <text:list xml:id="list93043286151049" text:continue-numbering="true" text:style-name="WW8Num2">
              <text:list-item>
                <text:p text:style-name="P1356">VARCHAR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393">100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286175078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395">WEIGHT</text:p>
          </table:table-cell>
          <table:table-cell table:style-name="表格31.A8" office:value-type="string">
            <text:list xml:id="list93043286172647" text:continue-numbering="true" text:style-name="WW8Num2">
              <text:list-item>
                <text:p text:style-name="P1378">DECIMAL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395">5,2</text:p>
          </table:table-cell>
          <table:table-cell table:style-name="表格31.A8" office:value-type="string">
            <text:p text:style-name="P396">0.0</text:p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286156042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0">TARGET</text:p>
          </table:table-cell>
          <table:table-cell table:style-name="表格31.A8" office:value-type="string">
            <text:list xml:id="list93043286164696" text:continue-numbering="true" text:style-name="WW8Num2">
              <text:list-item>
                <text:p text:style-name="P1380">FLOAT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402">1<text:span text:style-name="T145">2,</text:span>2</text:p>
          </table:table-cell>
          <table:table-cell table:style-name="表格31.A8" office:value-type="string">
            <text:p text:style-name="P458">0.0</text:p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301158391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0">MIN</text:p>
          </table:table-cell>
          <table:table-cell table:style-name="表格31.A8" office:value-type="string">
            <text:list xml:id="list93043301151281" text:continue-numbering="true" text:style-name="WW8Num2">
              <text:list-item>
                <text:p text:style-name="P1380">FLOAT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402">1<text:span text:style-name="T145">2,</text:span>2</text:p>
          </table:table-cell>
          <table:table-cell table:style-name="表格31.A8" office:value-type="string">
            <text:p text:style-name="P458">0.0</text:p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301168238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8" office:value-type="string">
            <text:p text:style-name="P404">DESCRIPTION</text:p>
          </table:table-cell>
          <table:table-cell table:style-name="表格31.A8" office:value-type="string">
            <text:list xml:id="list93043301164836" text:continue-numbering="true" text:style-name="WW8Num2">
              <text:list-item>
                <text:p text:style-name="P1381">VARCHAR</text:p>
              </text:list-item>
            </text:list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356"/>
          </table:table-cell>
          <table:table-cell table:style-name="表格31.A8" office:value-type="string">
            <text:p text:style-name="P790"/>
          </table:table-cell>
          <table:table-cell table:style-name="表格31.A8" office:value-type="string">
            <text:p text:style-name="P404">500</text:p>
          </table:table-cell>
          <table:table-cell table:style-name="表格31.A8" office:value-type="string">
            <text:p text:style-name="P215"/>
          </table:table-cell>
          <table:table-cell table:style-name="表格31.A8" office:value-type="string">
            <text:p text:style-name="P662"/>
          </table:table-cell>
          <table:table-cell table:style-name="表格31.A8" office:value-type="string">
            <text:p text:style-name="P573"/>
          </table:table-cell>
          <table:table-cell table:style-name="表格31.J5" table:number-columns-spanned="3" office:value-type="string">
            <text:list xml:id="list9304330117534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043301157190" text:continue-numbering="true" text:style-name="WW8Num2">
              <text:list-item>
                <text:p text:style-name="P1276">CUSERID</text:p>
              </text:list-item>
            </text:list>
          </table:table-cell>
          <table:table-cell table:style-name="表格31.A5" office:value-type="string">
            <text:list xml:id="list93043301177941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1.A5" office:value-type="string">
            <text:list xml:id="list93043301181253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6315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51513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80463" text:continue-numbering="true" text:style-name="WW8Num2">
              <text:list-item>
                <text:p text:style-name="P1276">24</text:p>
              </text:list-item>
            </text:list>
          </table:table-cell>
          <table:table-cell table:style-name="表格31.A5" office:value-type="string">
            <text:list xml:id="list93043301182201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74253" text:continue-numbering="true" text:style-name="WW8Num2">
              <text:list-item>
                <text:p text:style-name="P1276">Create data user</text:p>
              </text:list-item>
            </text:list>
          </table:table-cell>
          <table:table-cell table:style-name="表格31.A5" office:value-type="string">
            <text:list xml:id="list93043301154508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J5" table:number-columns-spanned="3" office:value-type="string">
            <text:list xml:id="list93043301155821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043301154429" text:continue-numbering="true" text:style-name="WW8Num2">
              <text:list-item>
                <text:p text:style-name="P1276">CDATE</text:p>
              </text:list-item>
            </text:list>
          </table:table-cell>
          <table:table-cell table:style-name="表格31.A5" office:value-type="string">
            <text:list xml:id="list93043301156707" text:continue-numbering="true" text:style-name="WW8Num2">
              <text:list-item>
                <text:p text:style-name="P1276">DATETIME</text:p>
              </text:list-item>
            </text:list>
          </table:table-cell>
          <table:table-cell table:style-name="表格31.A5" office:value-type="string">
            <text:list xml:id="list93043301154715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65094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78655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74237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73848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01176249" text:continue-numbering="true" text:style-name="WW8Num2">
              <text:list-item>
                <text:p text:style-name="P1276">Create time</text:p>
              </text:list-item>
            </text:list>
          </table:table-cell>
          <table:table-cell table:style-name="表格31.A5" office:value-type="string">
            <text:list xml:id="list93043301169742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J5" table:number-columns-spanned="3" office:value-type="string">
            <text:list xml:id="list93043301157590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043301164823" text:continue-numbering="true" text:style-name="WW8Num2">
              <text:list-item>
                <text:p text:style-name="P1276">UUSERID</text:p>
              </text:list-item>
            </text:list>
          </table:table-cell>
          <table:table-cell table:style-name="表格31.A5" office:value-type="string">
            <text:list xml:id="list93043301161140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31.A5" office:value-type="string">
            <text:list xml:id="list93043301179635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63110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57674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69780" text:continue-numbering="true" text:style-name="WW8Num2">
              <text:list-item>
                <text:p text:style-name="P1276">24</text:p>
              </text:list-item>
            </text:list>
          </table:table-cell>
          <table:table-cell table:style-name="表格31.A5" office:value-type="string">
            <text:list xml:id="list93043317178628" text:continue-numbering="true" text:style-name="WW8Num2">
              <text:list-item>
                <text:p text:style-name="P1276">null</text:p>
              </text:list-item>
            </text:list>
          </table:table-cell>
          <table:table-cell table:style-name="表格31.A5" office:value-type="string">
            <text:list xml:id="list93043317164668" text:continue-numbering="true" text:style-name="WW8Num2">
              <text:list-item>
                <text:p text:style-name="P1276">Update date user</text:p>
              </text:list-item>
            </text:list>
          </table:table-cell>
          <table:table-cell table:style-name="表格31.A5" office:value-type="string">
            <text:list xml:id="list93043317166928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J5" table:number-columns-spanned="3" office:value-type="string">
            <text:list xml:id="list93043317169934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  <table:table-row table:style-name="表格31.1">
          <table:table-cell table:style-name="表格31.A5" office:value-type="string">
            <text:list xml:id="list93043317180245" text:continue-numbering="true" text:style-name="WW8Num2">
              <text:list-item>
                <text:p text:style-name="P1276">UDATE</text:p>
              </text:list-item>
            </text:list>
          </table:table-cell>
          <table:table-cell table:style-name="表格31.A5" office:value-type="string">
            <text:list xml:id="list93043317158247" text:continue-numbering="true" text:style-name="WW8Num2">
              <text:list-item>
                <text:p text:style-name="P1276">DATETIME</text:p>
              </text:list-item>
            </text:list>
          </table:table-cell>
          <table:table-cell table:style-name="表格31.A5" office:value-type="string">
            <text:list xml:id="list93043317176873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77326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82386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62396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A5" office:value-type="string">
            <text:list xml:id="list93043317177069" text:continue-numbering="true" text:style-name="WW8Num2">
              <text:list-item>
                <text:p text:style-name="P1276">null</text:p>
              </text:list-item>
            </text:list>
          </table:table-cell>
          <table:table-cell table:style-name="表格31.A5" office:value-type="string">
            <text:list xml:id="list93043317169598" text:continue-numbering="true" text:style-name="WW8Num2">
              <text:list-item>
                <text:p text:style-name="P1276">Update time</text:p>
              </text:list-item>
            </text:list>
          </table:table-cell>
          <table:table-cell table:style-name="表格31.A5" office:value-type="string">
            <text:list xml:id="list93043317167404" text:continue-numbering="true" text:style-name="WW8Num2">
              <text:list-item>
                <text:p text:style-name="P1220"/>
              </text:list-item>
            </text:list>
          </table:table-cell>
          <table:table-cell table:style-name="表格31.J5" table:number-columns-spanned="3" office:value-type="string">
            <text:list xml:id="list93043317172915" text:continue-numbering="true" text:style-name="WW8Num2">
              <text:list-item>
                <text:p text:style-name="P860"/>
              </text:list-item>
            </text:list>
          </table:table-cell>
          <table:covered-table-cell/>
          <table:covered-table-cell/>
        </table:table-row>
      </table:table>
      <text:list xml:id="list93043317171294" text:continue-numbering="true" text:style-name="WW8Num2">
        <text:list-item>
          <text:h text:style-name="P1493" text:outline-level="1"><text:bookmark-start text:name="__RefHeading__17506_953661027"/><text:soft-page-break/><text:span text:style-name="T47">B</text:span><text:span text:style-name="T65">B</text:span><text:span text:style-name="T47">_</text:span><text:span text:style-name="T76">OBJECTIVE</text:span><text:bookmark-end text:name="__RefHeading__17506_953661027"/></text:h>
        </text:list-item>
      </text:list>
      <table:table table:name="表格38" table:style-name="表格38">
        <table:table-column table:style-name="表格38.A"/>
        <table:table-column table:style-name="表格38.B"/>
        <table:table-column table:style-name="表格38.C" table:number-columns-repeated="2"/>
        <table:table-column table:style-name="表格38.E" table:number-columns-repeated="3"/>
        <table:table-column table:style-name="表格38.H"/>
        <table:table-column table:style-name="表格38.I"/>
        <table:table-column table:style-name="表格38.J"/>
        <table:table-column table:style-name="表格38.K"/>
        <table:table-column table:style-name="表格38.L"/>
        <table:table-row table:style-name="表格38.1">
          <table:table-cell table:style-name="表格38.A1" office:value-type="string">
            <text:list xml:id="list93043317178250" text:continue-numbering="true" text:style-name="WW8Num2">
              <text:list-item>
                <text:p text:style-name="P997">Project</text:p>
              </text:list-item>
            </text:list>
          </table:table-cell>
          <table:table-cell table:style-name="表格38.A1" table:number-columns-spanned="6" office:value-type="string">
            <text:list xml:id="list93043317158064" text:continue-numbering="true" text:style-name="WW8Num2">
              <text:list-item>
                <text:p text:style-name="P107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1" office:value-type="string">
            <text:list xml:id="list93043317179314" text:continue-numbering="true" text:style-name="WW8Num2">
              <text:list-item>
                <text:p text:style-name="P997">Ver</text:p>
              </text:list-item>
            </text:list>
          </table:table-cell>
          <table:table-cell table:style-name="表格38.A1" office:value-type="string">
            <text:list xml:id="list93043317165051" text:continue-numbering="true" text:style-name="WW8Num2">
              <text:list-item>
                <text:p text:style-name="P1079">0.5</text:p>
              </text:list-item>
            </text:list>
          </table:table-cell>
          <table:table-cell table:style-name="表格38.J1" office:value-type="string">
            <text:list xml:id="list9304331718275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78846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70318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93043317153143" text:continue-numbering="true" text:style-name="WW8Num2">
              <text:list-item>
                <text:p text:style-name="P997">Maintain</text:p>
              </text:list-item>
            </text:list>
          </table:table-cell>
          <table:table-cell table:style-name="表格38.A2" table:number-columns-spanned="6" office:value-type="string">
            <text:list xml:id="list93043317168318" text:continue-numbering="true" text:style-name="WW8Num2">
              <text:list-item>
                <text:p text:style-name="P107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93043317152279" text:continue-numbering="true" text:style-name="WW8Num2">
              <text:list-item>
                <text:p text:style-name="P997">Date</text:p>
              </text:list-item>
            </text:list>
          </table:table-cell>
          <table:table-cell table:style-name="表格38.A2" office:value-type="string">
            <text:list xml:id="list93043317170415" text:continue-numbering="true" text:style-name="WW8Num2">
              <text:list-item>
                <text:p text:style-name="P1079">2014/1<text:span text:style-name="T134">1</text:span>/<text:span text:style-name="T139">13</text:span></text:p>
              </text:list-item>
            </text:list>
          </table:table-cell>
          <table:table-cell table:style-name="表格38.J1" office:value-type="string">
            <text:list xml:id="list93043317177961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68103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69624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8.1">
          <table:table-cell table:style-name="表格38.A2" office:value-type="string">
            <text:list xml:id="list93043317169204" text:continue-numbering="true" text:style-name="WW8Num2">
              <text:list-item>
                <text:p text:style-name="P997">Table</text:p>
              </text:list-item>
            </text:list>
          </table:table-cell>
          <table:table-cell table:style-name="表格38.A2" table:number-columns-spanned="6" office:value-type="string">
            <text:list xml:id="list93043317152325" text:continue-numbering="true" text:style-name="WW8Num2">
              <text:list-item>
                <text:p text:style-name="P1179">b<text:span text:style-name="T138">b</text:span>_<text:span text:style-name="T161">objectiv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8.A2" office:value-type="string">
            <text:list xml:id="list93043317159830" text:continue-numbering="true" text:style-name="WW8Num2">
              <text:list-item>
                <text:p text:style-name="P997">DataBase</text:p>
              </text:list-item>
            </text:list>
          </table:table-cell>
          <table:table-cell table:style-name="表格38.A2" office:value-type="string">
            <text:list xml:id="list93043317182535" text:continue-numbering="true" text:style-name="WW8Num2">
              <text:list-item>
                <text:p text:style-name="P1079">bbcore</text:p>
              </text:list-item>
            </text:list>
          </table:table-cell>
          <table:table-cell table:style-name="表格38.J1" office:value-type="string">
            <text:list xml:id="list9304331718213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72875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61879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8.1">
          <table:table-cell table:style-name="表格38.A4" office:value-type="string">
            <text:list xml:id="list93043317177612" text:continue-numbering="true" text:style-name="WW8Num2">
              <text:list-item>
                <text:p text:style-name="P997">Descript</text:p>
              </text:list-item>
            </text:list>
          </table:table-cell>
          <table:table-cell table:style-name="表格38.A4" table:number-columns-spanned="8" office:value-type="string">
            <text:list xml:id="list93043317173330" text:continue-numbering="true" text:style-name="WW8Num2">
              <text:list-item>
                <text:p text:style-name="P11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1" office:value-type="string">
            <text:list xml:id="list93043317165886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17169457" text:continue-numbering="true" text:style-name="WW8Num2">
              <text:list-item>
                <text:p text:style-name="P861"/>
              </text:list-item>
            </text:list>
          </table:table-cell>
          <table:table-cell table:style-name="表格38.K1" office:value-type="string">
            <text:list xml:id="list93043333175394" text:continue-numbering="true" text:style-name="WW8Num2">
              <text:list-item>
                <text:p text:style-name="P861"/>
              </text:list-item>
            </text:list>
          </table:table-cell>
        </table:table-row>
        <table:table-row table:style-name="表格38.1">
          <table:table-cell table:style-name="表格38.A5" table:number-columns-spanned="9" office:value-type="string">
            <text:list xml:id="list93043333177378" text:continue-numbering="true" text:style-name="WW8Num2">
              <text:list-item>
                <text:p text:style-name="P9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8.J5" table:number-columns-spanned="3" office:value-type="string">
            <text:list xml:id="list9304333318133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043333177608" text:continue-numbering="true" text:style-name="WW8Num2">
              <text:list-item>
                <text:p text:style-name="P1038">Field</text:p>
              </text:list-item>
            </text:list>
          </table:table-cell>
          <table:table-cell table:style-name="表格38.A5" office:value-type="string">
            <text:list xml:id="list93043333165422" text:continue-numbering="true" text:style-name="WW8Num2">
              <text:list-item>
                <text:p text:style-name="P1038">Datatype</text:p>
              </text:list-item>
            </text:list>
          </table:table-cell>
          <table:table-cell table:style-name="表格38.A5" office:value-type="string">
            <text:list xml:id="list93043333154186" text:continue-numbering="true" text:style-name="WW8Num2">
              <text:list-item>
                <text:p text:style-name="P1038">PK</text:p>
              </text:list-item>
            </text:list>
          </table:table-cell>
          <table:table-cell table:style-name="表格38.A5" office:value-type="string">
            <text:list xml:id="list93043333177084" text:continue-numbering="true" text:style-name="WW8Num2">
              <text:list-item>
                <text:p text:style-name="P1038">UK</text:p>
              </text:list-item>
            </text:list>
          </table:table-cell>
          <table:table-cell table:style-name="表格38.A5" office:value-type="string">
            <text:list xml:id="list93043333161026" text:continue-numbering="true" text:style-name="WW8Num2">
              <text:list-item>
                <text:p text:style-name="P1038">IDX</text:p>
              </text:list-item>
            </text:list>
          </table:table-cell>
          <table:table-cell table:style-name="表格38.A5" office:value-type="string">
            <text:list xml:id="list93043333170895" text:continue-numbering="true" text:style-name="WW8Num2">
              <text:list-item>
                <text:p text:style-name="P956"><text:span text:style-name="T2">S</text:span><text:span text:style-name="T3">IZE</text:span></text:p>
              </text:list-item>
            </text:list>
          </table:table-cell>
          <table:table-cell table:style-name="表格38.A5" office:value-type="string">
            <text:list xml:id="list93043333175931" text:continue-numbering="true" text:style-name="WW8Num2">
              <text:list-item>
                <text:p text:style-name="P956"><text:span text:style-name="T2">D</text:span><text:span text:style-name="T3">EF</text:span></text:p>
              </text:list-item>
            </text:list>
          </table:table-cell>
          <table:table-cell table:style-name="表格38.A5" office:value-type="string">
            <text:list xml:id="list93043333183020" text:continue-numbering="true" text:style-name="WW8Num2">
              <text:list-item>
                <text:p text:style-name="P1038">Description</text:p>
              </text:list-item>
            </text:list>
          </table:table-cell>
          <table:table-cell table:style-name="表格38.A5" office:value-type="string">
            <text:list xml:id="list93043333159145" text:continue-numbering="true" text:style-name="WW8Num2">
              <text:list-item>
                <text:p text:style-name="P1038">Remarks</text:p>
              </text:list-item>
            </text:list>
          </table:table-cell>
          <table:table-cell table:style-name="表格38.J5" table:number-columns-spanned="3" office:value-type="string">
            <text:list xml:id="list9304333316133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043333152499" text:continue-numbering="true" text:style-name="WW8Num2">
              <text:list-item>
                <text:p text:style-name="P1277">OID</text:p>
              </text:list-item>
            </text:list>
          </table:table-cell>
          <table:table-cell table:style-name="表格38.A5" office:value-type="string">
            <text:list xml:id="list93043333178556" text:continue-numbering="true" text:style-name="WW8Num2">
              <text:list-item>
                <text:p text:style-name="P1277">CHAR</text:p>
              </text:list-item>
            </text:list>
          </table:table-cell>
          <table:table-cell table:style-name="表格38.A5" office:value-type="string">
            <text:list xml:id="list93043333172624" text:continue-numbering="true" text:style-name="WW8Num2">
              <text:list-item>
                <text:p text:style-name="P1277">Y</text:p>
              </text:list-item>
            </text:list>
          </table:table-cell>
          <table:table-cell table:style-name="表格38.A5" office:value-type="string">
            <text:list xml:id="list93043333170616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33153220" text:continue-numbering="true" text:style-name="WW8Num2">
              <text:list-item>
                <text:p text:style-name="P1277"><text:s/></text:p>
              </text:list-item>
            </text:list>
          </table:table-cell>
          <table:table-cell table:style-name="表格38.A5" office:value-type="string">
            <text:list xml:id="list93043333180103" text:continue-numbering="true" text:style-name="WW8Num2">
              <text:list-item>
                <text:p text:style-name="P1277">36</text:p>
              </text:list-item>
            </text:list>
          </table:table-cell>
          <table:table-cell table:style-name="表格38.A5" office:value-type="string">
            <text:list xml:id="list93043333150778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33174945" text:continue-numbering="true" text:style-name="WW8Num2">
              <text:list-item>
                <text:p text:style-name="P1277">PK / UUID</text:p>
              </text:list-item>
            </text:list>
          </table:table-cell>
          <table:table-cell table:style-name="表格38.A5" office:value-type="string">
            <text:list xml:id="list93043333170839" text:continue-numbering="true" text:style-name="WW8Num2">
              <text:list-item>
                <text:p text:style-name="P1277">Default java UUID</text:p>
              </text:list-item>
            </text:list>
          </table:table-cell>
          <table:table-cell table:style-name="表格38.J5" table:number-columns-spanned="3" office:value-type="string">
            <text:list xml:id="list9304333316681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4"><text:span text:style-name="T162">OBJ</text:span>_ID</text:p>
          </table:table-cell>
          <table:table-cell table:style-name="表格38.A8" office:value-type="string">
            <text:list xml:id="list93043333169271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74">Y</text:p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384">1<text:span text:style-name="T142">4</text:span>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72"><text:span text:style-name="T163">OBJ</text:span>2014<text:span text:style-name="T142">1113</text:span>001</text:p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33153676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84"><text:span text:style-name="T143">PER</text:span>_ID</text:p>
          </table:table-cell>
          <table:table-cell table:style-name="表格38.A8" office:value-type="string">
            <text:list xml:id="list93043333156144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74"/>
          </table:table-cell>
          <table:table-cell table:style-name="表格38.A8" office:value-type="string">
            <text:p text:style-name="P820">Y</text:p>
          </table:table-cell>
          <table:table-cell table:style-name="表格38.A8" office:value-type="string">
            <text:p text:style-name="P384">1<text:span text:style-name="T142">4</text:span>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72"><text:span text:style-name="T144">PER</text:span>2014<text:span text:style-name="T142">1113</text:span>001</text:p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3317741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4">NAME</text:p>
          </table:table-cell>
          <table:table-cell table:style-name="表格38.A8" office:value-type="string">
            <text:list xml:id="list93043333160144" text:continue-numbering="true" text:style-name="WW8Num2">
              <text:list-item>
                <text:p text:style-name="P1357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394">100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48182448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399">WEIGHT</text:p>
          </table:table-cell>
          <table:table-cell table:style-name="表格38.A8" office:value-type="string">
            <text:list xml:id="list93043348152244" text:continue-numbering="true" text:style-name="WW8Num2">
              <text:list-item>
                <text:p text:style-name="P1379">DECIMAL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399">5,2</text:p>
          </table:table-cell>
          <table:table-cell table:style-name="表格38.A8" office:value-type="string">
            <text:p text:style-name="P398">0.0</text:p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4817361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1">TARGET</text:p>
          </table:table-cell>
          <table:table-cell table:style-name="表格38.A8" office:value-type="string">
            <text:list xml:id="list93043348178213" text:continue-numbering="true" text:style-name="WW8Num2">
              <text:list-item>
                <text:p text:style-name="P1382">FLOAT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403">1<text:span text:style-name="T145">2,</text:span>2</text:p>
          </table:table-cell>
          <table:table-cell table:style-name="表格38.A8" office:value-type="string">
            <text:p text:style-name="P458">0.0</text:p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48162365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1">MIN</text:p>
          </table:table-cell>
          <table:table-cell table:style-name="表格38.A8" office:value-type="string">
            <text:list xml:id="list93043348177256" text:continue-numbering="true" text:style-name="WW8Num2">
              <text:list-item>
                <text:p text:style-name="P1382">FLOAT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403">1<text:span text:style-name="T145">2,</text:span>2</text:p>
          </table:table-cell>
          <table:table-cell table:style-name="表格38.A8" office:value-type="string">
            <text:p text:style-name="P458">0.0</text:p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48166722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8" office:value-type="string">
            <text:p text:style-name="P406">DESCRIPTION</text:p>
          </table:table-cell>
          <table:table-cell table:style-name="表格38.A8" office:value-type="string">
            <text:list xml:id="list93043348172693" text:continue-numbering="true" text:style-name="WW8Num2">
              <text:list-item>
                <text:p text:style-name="P1382">VARCHAR</text:p>
              </text:list-item>
            </text:list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358"/>
          </table:table-cell>
          <table:table-cell table:style-name="表格38.A8" office:value-type="string">
            <text:p text:style-name="P795"/>
          </table:table-cell>
          <table:table-cell table:style-name="表格38.A8" office:value-type="string">
            <text:p text:style-name="P406">500</text:p>
          </table:table-cell>
          <table:table-cell table:style-name="表格38.A8" office:value-type="string">
            <text:p text:style-name="P221"/>
          </table:table-cell>
          <table:table-cell table:style-name="表格38.A8" office:value-type="string">
            <text:p text:style-name="P665"/>
          </table:table-cell>
          <table:table-cell table:style-name="表格38.A8" office:value-type="string">
            <text:p text:style-name="P578"/>
          </table:table-cell>
          <table:table-cell table:style-name="表格38.J5" table:number-columns-spanned="3" office:value-type="string">
            <text:list xml:id="list9304334818154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043348175931" text:continue-numbering="true" text:style-name="WW8Num2">
              <text:list-item>
                <text:p text:style-name="P1277">CUSERID</text:p>
              </text:list-item>
            </text:list>
          </table:table-cell>
          <table:table-cell table:style-name="表格38.A5" office:value-type="string">
            <text:list xml:id="list93043348170318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8.A5" office:value-type="string">
            <text:list xml:id="list93043348182558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62499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80487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80566" text:continue-numbering="true" text:style-name="WW8Num2">
              <text:list-item>
                <text:p text:style-name="P1277">24</text:p>
              </text:list-item>
            </text:list>
          </table:table-cell>
          <table:table-cell table:style-name="表格38.A5" office:value-type="string">
            <text:list xml:id="list93043364153862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2144" text:continue-numbering="true" text:style-name="WW8Num2">
              <text:list-item>
                <text:p text:style-name="P1277">Create data user</text:p>
              </text:list-item>
            </text:list>
          </table:table-cell>
          <table:table-cell table:style-name="表格38.A5" office:value-type="string">
            <text:list xml:id="list93043364181972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J5" table:number-columns-spanned="3" office:value-type="string">
            <text:list xml:id="list93043364173007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043364166457" text:continue-numbering="true" text:style-name="WW8Num2">
              <text:list-item>
                <text:p text:style-name="P1277">CDATE</text:p>
              </text:list-item>
            </text:list>
          </table:table-cell>
          <table:table-cell table:style-name="表格38.A5" office:value-type="string">
            <text:list xml:id="list93043364170007" text:continue-numbering="true" text:style-name="WW8Num2">
              <text:list-item>
                <text:p text:style-name="P1277">DATETIME</text:p>
              </text:list-item>
            </text:list>
          </table:table-cell>
          <table:table-cell table:style-name="表格38.A5" office:value-type="string">
            <text:list xml:id="list93043364180126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3687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70035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2246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75192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5043" text:continue-numbering="true" text:style-name="WW8Num2">
              <text:list-item>
                <text:p text:style-name="P1277">Create time</text:p>
              </text:list-item>
            </text:list>
          </table:table-cell>
          <table:table-cell table:style-name="表格38.A5" office:value-type="string">
            <text:list xml:id="list93043364180768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J5" table:number-columns-spanned="3" office:value-type="string">
            <text:list xml:id="list93043364152249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043364176432" text:continue-numbering="true" text:style-name="WW8Num2">
              <text:list-item>
                <text:p text:style-name="P1277">UUSERID</text:p>
              </text:list-item>
            </text:list>
          </table:table-cell>
          <table:table-cell table:style-name="表格38.A5" office:value-type="string">
            <text:list xml:id="list93043364181689" text:continue-numbering="true" text:style-name="WW8Num2">
              <text:list-item>
                <text:p text:style-name="P1277">VARCHAR</text:p>
              </text:list-item>
            </text:list>
          </table:table-cell>
          <table:table-cell table:style-name="表格38.A5" office:value-type="string">
            <text:list xml:id="list93043364169538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5754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4645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60351" text:continue-numbering="true" text:style-name="WW8Num2">
              <text:list-item>
                <text:p text:style-name="P1277">24</text:p>
              </text:list-item>
            </text:list>
          </table:table-cell>
          <table:table-cell table:style-name="表格38.A5" office:value-type="string">
            <text:list xml:id="list93043364167060" text:continue-numbering="true" text:style-name="WW8Num2">
              <text:list-item>
                <text:p text:style-name="P1277">null</text:p>
              </text:list-item>
            </text:list>
          </table:table-cell>
          <table:table-cell table:style-name="表格38.A5" office:value-type="string">
            <text:list xml:id="list93043364162794" text:continue-numbering="true" text:style-name="WW8Num2">
              <text:list-item>
                <text:p text:style-name="P1277">Update date user</text:p>
              </text:list-item>
            </text:list>
          </table:table-cell>
          <table:table-cell table:style-name="表格38.A5" office:value-type="string">
            <text:list xml:id="list93043364177270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J5" table:number-columns-spanned="3" office:value-type="string">
            <text:list xml:id="list93043364161235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  <table:table-row table:style-name="表格38.1">
          <table:table-cell table:style-name="表格38.A5" office:value-type="string">
            <text:list xml:id="list93043364177325" text:continue-numbering="true" text:style-name="WW8Num2">
              <text:list-item>
                <text:p text:style-name="P1277">UDATE</text:p>
              </text:list-item>
            </text:list>
          </table:table-cell>
          <table:table-cell table:style-name="表格38.A5" office:value-type="string">
            <text:list xml:id="list93043364156545" text:continue-numbering="true" text:style-name="WW8Num2">
              <text:list-item>
                <text:p text:style-name="P1277">DATETIME</text:p>
              </text:list-item>
            </text:list>
          </table:table-cell>
          <table:table-cell table:style-name="表格38.A5" office:value-type="string">
            <text:list xml:id="list93043364161869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8652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62534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52627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A5" office:value-type="string">
            <text:list xml:id="list93043364174685" text:continue-numbering="true" text:style-name="WW8Num2">
              <text:list-item>
                <text:p text:style-name="P1277">null</text:p>
              </text:list-item>
            </text:list>
          </table:table-cell>
          <table:table-cell table:style-name="表格38.A5" office:value-type="string">
            <text:list xml:id="list93043364155233" text:continue-numbering="true" text:style-name="WW8Num2">
              <text:list-item>
                <text:p text:style-name="P1277">Update time</text:p>
              </text:list-item>
            </text:list>
          </table:table-cell>
          <table:table-cell table:style-name="表格38.A5" office:value-type="string">
            <text:list xml:id="list93043364182463" text:continue-numbering="true" text:style-name="WW8Num2">
              <text:list-item>
                <text:p text:style-name="P1221"/>
              </text:list-item>
            </text:list>
          </table:table-cell>
          <table:table-cell table:style-name="表格38.J5" table:number-columns-spanned="3" office:value-type="string">
            <text:list xml:id="list93043364178324" text:continue-numbering="true" text:style-name="WW8Num2">
              <text:list-item>
                <text:p text:style-name="P861"/>
              </text:list-item>
            </text:list>
          </table:table-cell>
          <table:covered-table-cell/>
          <table:covered-table-cell/>
        </table:table-row>
      </table:table>
      <text:p text:style-name="P42"/>
      <text:p text:style-name="P42"/>
      <text:p text:style-name="P4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93043379153015" text:continue-numbering="true" text:style-name="WW8Num2">
        <text:list-item>
          <text:h text:style-name="P1494" text:outline-level="1"><text:bookmark-start text:name="__RefHeading__15138_679456773"/><text:soft-page-break/><text:span text:style-name="T47">B</text:span><text:span text:style-name="T65">B</text:span><text:span text:style-name="T47">_</text:span><text:span text:style-name="T70">KPI</text:span><text:bookmark-end text:name="__RefHeading__15138_679456773"/></text:h>
        </text:list-item>
      </text:list>
      <table:table table:name="表格32" table:style-name="表格32">
        <table:table-column table:style-name="表格32.A"/>
        <table:table-column table:style-name="表格32.B"/>
        <table:table-column table:style-name="表格32.C" table:number-columns-repeated="2"/>
        <table:table-column table:style-name="表格32.E" table:number-columns-repeated="3"/>
        <table:table-column table:style-name="表格32.H"/>
        <table:table-column table:style-name="表格32.I"/>
        <table:table-column table:style-name="表格32.J"/>
        <table:table-column table:style-name="表格32.K"/>
        <table:table-column table:style-name="表格32.L"/>
        <table:table-row table:style-name="表格32.1">
          <table:table-cell table:style-name="表格32.A1" office:value-type="string">
            <text:list xml:id="list93043379166937" text:continue-numbering="true" text:style-name="WW8Num2">
              <text:list-item>
                <text:p text:style-name="P998">Project</text:p>
              </text:list-item>
            </text:list>
          </table:table-cell>
          <table:table-cell table:style-name="表格32.A1" table:number-columns-spanned="6" office:value-type="string">
            <text:list xml:id="list93043379164991" text:continue-numbering="true" text:style-name="WW8Num2">
              <text:list-item>
                <text:p text:style-name="P108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1" office:value-type="string">
            <text:list xml:id="list93043379178653" text:continue-numbering="true" text:style-name="WW8Num2">
              <text:list-item>
                <text:p text:style-name="P998">Ver</text:p>
              </text:list-item>
            </text:list>
          </table:table-cell>
          <table:table-cell table:style-name="表格32.A1" office:value-type="string">
            <text:list xml:id="list93043379174723" text:continue-numbering="true" text:style-name="WW8Num2">
              <text:list-item>
                <text:p text:style-name="P1080">0.5</text:p>
              </text:list-item>
            </text:list>
          </table:table-cell>
          <table:table-cell table:style-name="表格32.J1" office:value-type="string">
            <text:list xml:id="list93043379172290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77179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57502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93043379153597" text:continue-numbering="true" text:style-name="WW8Num2">
              <text:list-item>
                <text:p text:style-name="P998">Maintain</text:p>
              </text:list-item>
            </text:list>
          </table:table-cell>
          <table:table-cell table:style-name="表格32.A2" table:number-columns-spanned="6" office:value-type="string">
            <text:list xml:id="list93043379178422" text:continue-numbering="true" text:style-name="WW8Num2">
              <text:list-item>
                <text:p text:style-name="P108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93043379182105" text:continue-numbering="true" text:style-name="WW8Num2">
              <text:list-item>
                <text:p text:style-name="P998">Date</text:p>
              </text:list-item>
            </text:list>
          </table:table-cell>
          <table:table-cell table:style-name="表格32.A2" office:value-type="string">
            <text:list xml:id="list93043379157558" text:continue-numbering="true" text:style-name="WW8Num2">
              <text:list-item>
                <text:p text:style-name="P1080">201<text:span text:style-name="T199">5</text:span>/<text:span text:style-name="T199">03</text:span>/<text:span text:style-name="T139">10</text:span></text:p>
              </text:list-item>
            </text:list>
          </table:table-cell>
          <table:table-cell table:style-name="表格32.J1" office:value-type="string">
            <text:list xml:id="list93043379182206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79643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50837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2.1">
          <table:table-cell table:style-name="表格32.A2" office:value-type="string">
            <text:list xml:id="list93043379157858" text:continue-numbering="true" text:style-name="WW8Num2">
              <text:list-item>
                <text:p text:style-name="P998">Table</text:p>
              </text:list-item>
            </text:list>
          </table:table-cell>
          <table:table-cell table:style-name="表格32.A2" table:number-columns-spanned="6" office:value-type="string">
            <text:list xml:id="list93043379171581" text:continue-numbering="true" text:style-name="WW8Num2">
              <text:list-item>
                <text:p text:style-name="P1180">b<text:span text:style-name="T138">b</text:span>_<text:span text:style-name="T146">kpi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2.A2" office:value-type="string">
            <text:list xml:id="list93043379161146" text:continue-numbering="true" text:style-name="WW8Num2">
              <text:list-item>
                <text:p text:style-name="P998">DataBase</text:p>
              </text:list-item>
            </text:list>
          </table:table-cell>
          <table:table-cell table:style-name="表格32.A2" office:value-type="string">
            <text:list xml:id="list93043379170116" text:continue-numbering="true" text:style-name="WW8Num2">
              <text:list-item>
                <text:p text:style-name="P1080">bbcore</text:p>
              </text:list-item>
            </text:list>
          </table:table-cell>
          <table:table-cell table:style-name="表格32.J1" office:value-type="string">
            <text:list xml:id="list9304337918081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73205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52947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2.1">
          <table:table-cell table:style-name="表格32.A4" office:value-type="string">
            <text:list xml:id="list93043379169943" text:continue-numbering="true" text:style-name="WW8Num2">
              <text:list-item>
                <text:p text:style-name="P998">Descript</text:p>
              </text:list-item>
            </text:list>
          </table:table-cell>
          <table:table-cell table:style-name="表格32.A4" table:number-columns-spanned="8" office:value-type="string">
            <text:list xml:id="list93043379163298" text:continue-numbering="true" text:style-name="WW8Num2">
              <text:list-item>
                <text:p text:style-name="P11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1" office:value-type="string">
            <text:list xml:id="list93043379163721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58958" text:continue-numbering="true" text:style-name="WW8Num2">
              <text:list-item>
                <text:p text:style-name="P862"/>
              </text:list-item>
            </text:list>
          </table:table-cell>
          <table:table-cell table:style-name="表格32.K1" office:value-type="string">
            <text:list xml:id="list93043379156834" text:continue-numbering="true" text:style-name="WW8Num2">
              <text:list-item>
                <text:p text:style-name="P862"/>
              </text:list-item>
            </text:list>
          </table:table-cell>
        </table:table-row>
        <table:table-row table:style-name="表格32.1">
          <table:table-cell table:style-name="表格32.A5" table:number-columns-spanned="9" office:value-type="string">
            <text:list xml:id="list93043379178440" text:continue-numbering="true" text:style-name="WW8Num2">
              <text:list-item>
                <text:p text:style-name="P91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2.J5" table:number-columns-spanned="3" office:value-type="string">
            <text:list xml:id="list93043379153541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043379162933" text:continue-numbering="true" text:style-name="WW8Num2">
              <text:list-item>
                <text:p text:style-name="P1039">Field</text:p>
              </text:list-item>
            </text:list>
          </table:table-cell>
          <table:table-cell table:style-name="表格32.A5" office:value-type="string">
            <text:list xml:id="list93043379150942" text:continue-numbering="true" text:style-name="WW8Num2">
              <text:list-item>
                <text:p text:style-name="P1039">Datatype</text:p>
              </text:list-item>
            </text:list>
          </table:table-cell>
          <table:table-cell table:style-name="表格32.A5" office:value-type="string">
            <text:list xml:id="list93043379169641" text:continue-numbering="true" text:style-name="WW8Num2">
              <text:list-item>
                <text:p text:style-name="P1039">PK</text:p>
              </text:list-item>
            </text:list>
          </table:table-cell>
          <table:table-cell table:style-name="表格32.A5" office:value-type="string">
            <text:list xml:id="list93043379153446" text:continue-numbering="true" text:style-name="WW8Num2">
              <text:list-item>
                <text:p text:style-name="P1039">UK</text:p>
              </text:list-item>
            </text:list>
          </table:table-cell>
          <table:table-cell table:style-name="表格32.A5" office:value-type="string">
            <text:list xml:id="list93043379167232" text:continue-numbering="true" text:style-name="WW8Num2">
              <text:list-item>
                <text:p text:style-name="P1039">IDX</text:p>
              </text:list-item>
            </text:list>
          </table:table-cell>
          <table:table-cell table:style-name="表格32.A5" office:value-type="string">
            <text:list xml:id="list93043379155755" text:continue-numbering="true" text:style-name="WW8Num2">
              <text:list-item>
                <text:p text:style-name="P957"><text:span text:style-name="T2">S</text:span><text:span text:style-name="T3">IZE</text:span></text:p>
              </text:list-item>
            </text:list>
          </table:table-cell>
          <table:table-cell table:style-name="表格32.A5" office:value-type="string">
            <text:list xml:id="list93043379176625" text:continue-numbering="true" text:style-name="WW8Num2">
              <text:list-item>
                <text:p text:style-name="P957"><text:span text:style-name="T2">D</text:span><text:span text:style-name="T3">EF</text:span></text:p>
              </text:list-item>
            </text:list>
          </table:table-cell>
          <table:table-cell table:style-name="表格32.A5" office:value-type="string">
            <text:list xml:id="list93043379172221" text:continue-numbering="true" text:style-name="WW8Num2">
              <text:list-item>
                <text:p text:style-name="P1039">Description</text:p>
              </text:list-item>
            </text:list>
          </table:table-cell>
          <table:table-cell table:style-name="表格32.A5" office:value-type="string">
            <text:list xml:id="list93043379171249" text:continue-numbering="true" text:style-name="WW8Num2">
              <text:list-item>
                <text:p text:style-name="P1039">Remarks</text:p>
              </text:list-item>
            </text:list>
          </table:table-cell>
          <table:table-cell table:style-name="表格32.J5" table:number-columns-spanned="3" office:value-type="string">
            <text:list xml:id="list93043379177786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043379182178" text:continue-numbering="true" text:style-name="WW8Num2">
              <text:list-item>
                <text:p text:style-name="P1278">OID</text:p>
              </text:list-item>
            </text:list>
          </table:table-cell>
          <table:table-cell table:style-name="表格32.A5" office:value-type="string">
            <text:list xml:id="list93043395172624" text:continue-numbering="true" text:style-name="WW8Num2">
              <text:list-item>
                <text:p text:style-name="P1278">CHAR</text:p>
              </text:list-item>
            </text:list>
          </table:table-cell>
          <table:table-cell table:style-name="表格32.A5" office:value-type="string">
            <text:list xml:id="list93043395176514" text:continue-numbering="true" text:style-name="WW8Num2">
              <text:list-item>
                <text:p text:style-name="P1278">Y</text:p>
              </text:list-item>
            </text:list>
          </table:table-cell>
          <table:table-cell table:style-name="表格32.A5" office:value-type="string">
            <text:list xml:id="list9304339516618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395166316" text:continue-numbering="true" text:style-name="WW8Num2">
              <text:list-item>
                <text:p text:style-name="P1278"><text:s/></text:p>
              </text:list-item>
            </text:list>
          </table:table-cell>
          <table:table-cell table:style-name="表格32.A5" office:value-type="string">
            <text:list xml:id="list93043395158754" text:continue-numbering="true" text:style-name="WW8Num2">
              <text:list-item>
                <text:p text:style-name="P1278">36</text:p>
              </text:list-item>
            </text:list>
          </table:table-cell>
          <table:table-cell table:style-name="表格32.A5" office:value-type="string">
            <text:list xml:id="list9304339515807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395151857" text:continue-numbering="true" text:style-name="WW8Num2">
              <text:list-item>
                <text:p text:style-name="P1278">PK / UUID</text:p>
              </text:list-item>
            </text:list>
          </table:table-cell>
          <table:table-cell table:style-name="表格32.A5" office:value-type="string">
            <text:list xml:id="list93043395151807" text:continue-numbering="true" text:style-name="WW8Num2">
              <text:list-item>
                <text:p text:style-name="P1278">Default java UUID</text:p>
              </text:list-item>
            </text:list>
          </table:table-cell>
          <table:table-cell table:style-name="表格32.J5" table:number-columns-spanned="3" office:value-type="string">
            <text:list xml:id="list93043395158261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9">ID</text:p>
          </table:table-cell>
          <table:table-cell table:style-name="表格32.A8" office:value-type="string">
            <text:list xml:id="list93043395154728" text:continue-numbering="true" text:style-name="WW8Num2">
              <text:list-item>
                <text:p text:style-name="P1279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410">Y</text:p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2">14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71"/>
          </table:table-cell>
          <table:table-cell table:style-name="表格32.A8" office:value-type="string">
            <text:p text:style-name="P624">自定義</text:p>
          </table:table-cell>
          <table:table-cell table:style-name="表格32.J5" table:number-columns-spanned="3" office:value-type="string">
            <text:list xml:id="list93043395161086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383"><text:span text:style-name="T164">OBJ</text:span>_ID</text:p>
          </table:table-cell>
          <table:table-cell table:style-name="表格32.A8" office:value-type="string">
            <text:list xml:id="list93043395172445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70"/>
          </table:table-cell>
          <table:table-cell table:style-name="表格32.A8" office:value-type="string">
            <text:p text:style-name="P811">Y</text:p>
          </table:table-cell>
          <table:table-cell table:style-name="表格32.A8" office:value-type="string">
            <text:p text:style-name="P383">1<text:span text:style-name="T142">4</text:span>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79">BB_<text:span text:style-name="T164">OBJECTIVE</text:span>.<text:span text:style-name="T164">OBJ</text:span>_ID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395174156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4">NAME</text:p>
          </table:table-cell>
          <table:table-cell table:style-name="表格32.A8" office:value-type="string">
            <text:list xml:id="list93043395155530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812">Y</text:p>
          </table:table-cell>
          <table:table-cell table:style-name="表格32.A8" office:value-type="string">
            <text:p text:style-name="P414">100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624">要檢查<text:span text:style-name="T149">KPI名稱不要重復</text:span></text:p>
          </table:table-cell>
          <table:table-cell table:style-name="表格32.J5" table:number-columns-spanned="3" office:value-type="string">
            <text:list xml:id="list9304339515049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5">DESCRIPTION</text:p>
          </table:table-cell>
          <table:table-cell table:style-name="表格32.A8" office:value-type="string">
            <text:list xml:id="list93043395177395" text:continue-numbering="true" text:style-name="WW8Num2">
              <text:list-item>
                <text:p text:style-name="P1359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5">500</text:p>
          </table:table-cell>
          <table:table-cell table:style-name="表格32.A8" office:value-type="string">
            <text:p text:style-name="P397"/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395164597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6">WEIGHT</text:p>
          </table:table-cell>
          <table:table-cell table:style-name="表格32.A8" office:value-type="string">
            <text:list xml:id="list93043411164557" text:continue-numbering="true" text:style-name="WW8Num2">
              <text:list-item>
                <text:p text:style-name="P1383">DECIMAL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6">5,2</text:p>
          </table:table-cell>
          <table:table-cell table:style-name="表格32.A8" office:value-type="string">
            <text:p text:style-name="P430">0.00</text:p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1116092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7">UNIT</text:p>
          </table:table-cell>
          <table:table-cell table:style-name="表格32.A8" office:value-type="string">
            <text:list xml:id="list93043411163433" text:continue-numbering="true" text:style-name="WW8Num2">
              <text:list-item>
                <text:p text:style-name="P1360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17">20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63"/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11158151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18">FOR_ID</text:p>
          </table:table-cell>
          <table:table-cell table:style-name="表格32.A8" office:value-type="string">
            <text:list xml:id="list93043411154106" text:continue-numbering="true" text:style-name="WW8Num2">
              <text:list-item>
                <text:p text:style-name="P1361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822">Y</text:p>
          </table:table-cell>
          <table:table-cell table:style-name="表格32.A8" office:value-type="string">
            <text:p text:style-name="P420">14</text:p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680">BB_FORMULA.FOR_ID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1115063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0">TARGET</text:p>
          </table:table-cell>
          <table:table-cell table:style-name="表格32.A8" office:value-type="string">
            <text:list xml:id="list93043411155192" text:continue-numbering="true" text:style-name="WW8Num2">
              <text:list-item>
                <text:p text:style-name="P1380">FLOAT</text:p>
              </text:list-item>
            </text:list>
          </table:table-cell>
          <table:table-cell table:style-name="表格32.A8" office:value-type="string">
            <text:p text:style-name="P215"/>
          </table:table-cell>
          <table:table-cell table:style-name="表格32.A8" office:value-type="string">
            <text:p text:style-name="P356"/>
          </table:table-cell>
          <table:table-cell table:style-name="表格32.A8" office:value-type="string">
            <text:p text:style-name="P790"/>
          </table:table-cell>
          <table:table-cell table:style-name="表格32.A8" office:value-type="string">
            <text:p text:style-name="P402">1<text:span text:style-name="T145">2,</text:span>2</text:p>
          </table:table-cell>
          <table:table-cell table:style-name="表格32.A8" office:value-type="string">
            <text:p text:style-name="P435">0.00</text:p>
          </table:table-cell>
          <table:table-cell table:style-name="表格32.A8" office:value-type="string">
            <text:p text:style-name="P662"/>
          </table:table-cell>
          <table:table-cell table:style-name="表格32.A8" office:value-type="string">
            <text:p text:style-name="P573"/>
          </table:table-cell>
          <table:table-cell table:style-name="表格32.J5" table:number-columns-spanned="3" office:value-type="string">
            <text:list xml:id="list93043411169705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00">MIN</text:p>
          </table:table-cell>
          <table:table-cell table:style-name="表格32.A8" office:value-type="string">
            <text:list xml:id="list93043411157230" text:continue-numbering="true" text:style-name="WW8Num2">
              <text:list-item>
                <text:p text:style-name="P1380">FLOAT</text:p>
              </text:list-item>
            </text:list>
          </table:table-cell>
          <table:table-cell table:style-name="表格32.A8" office:value-type="string">
            <text:p text:style-name="P215"/>
          </table:table-cell>
          <table:table-cell table:style-name="表格32.A8" office:value-type="string">
            <text:p text:style-name="P356"/>
          </table:table-cell>
          <table:table-cell table:style-name="表格32.A8" office:value-type="string">
            <text:p text:style-name="P790"/>
          </table:table-cell>
          <table:table-cell table:style-name="表格32.A8" office:value-type="string">
            <text:p text:style-name="P402">1<text:span text:style-name="T145">2,</text:span>2</text:p>
          </table:table-cell>
          <table:table-cell table:style-name="表格32.A8" office:value-type="string">
            <text:p text:style-name="P435">0.00</text:p>
          </table:table-cell>
          <table:table-cell table:style-name="表格32.A8" office:value-type="string">
            <text:p text:style-name="P662"/>
          </table:table-cell>
          <table:table-cell table:style-name="表格32.A8" office:value-type="string">
            <text:p text:style-name="P573"/>
          </table:table-cell>
          <table:table-cell table:style-name="表格32.J5" table:number-columns-spanned="3" office:value-type="string">
            <text:list xml:id="list93043411164165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2">MANAGEMENT</text:p>
          </table:table-cell>
          <table:table-cell table:style-name="表格32.A8" office:value-type="string">
            <text:list xml:id="list93043426161403" text:continue-numbering="true" text:style-name="WW8Num2">
              <text:list-item>
                <text:p text:style-name="P1362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2">1</text:p>
          </table:table-cell>
          <table:table-cell table:style-name="表格32.A8" office:value-type="string">
            <text:p text:style-name="P434">1</text:p>
          </table:table-cell>
          <table:table-cell table:style-name="表格32.A8" office:value-type="string">
            <text:p text:style-name="P681">1越大越好, </text:p>
            <text:p text:style-name="P681">2越小越好, </text:p>
            <text:p text:style-name="P681">3越準越好</text:p>
          </table:table-cell>
          <table:table-cell table:style-name="表格32.A8" office:value-type="string">
            <text:p text:style-name="P683">得出的分數與<text:span text:style-name="T147">TARGET或MIN比較</text:span></text:p>
          </table:table-cell>
          <table:table-cell table:style-name="表格32.J5" table:number-columns-spanned="3" office:value-type="string">
            <text:list xml:id="list93043426155604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71"><text:bookmark text:name="result_box"/>COMPARE_TYPE</text:p>
            <text:p text:style-name="P422"/>
          </table:table-cell>
          <table:table-cell table:style-name="表格32.A8" office:value-type="string">
            <text:list xml:id="list93043426177035" text:continue-numbering="true" text:style-name="WW8Num2">
              <text:list-item>
                <text:p text:style-name="P1363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31">1</text:p>
          </table:table-cell>
          <table:table-cell table:style-name="表格32.A8" office:value-type="string">
            <text:p text:style-name="P432">1</text:p>
          </table:table-cell>
          <table:table-cell table:style-name="表格32.A8" office:value-type="string">
            <text:p text:style-name="P685">1.與<text:span text:style-name="T148">TARGET比較</text:span></text:p>
            <text:p text:style-name="P686">2.與MIN比較</text:p>
          </table:table-cell>
          <table:table-cell table:style-name="表格32.A8" office:value-type="string">
            <text:p text:style-name="P683"/>
          </table:table-cell>
          <table:table-cell table:style-name="表格32.J5" table:number-columns-spanned="3" office:value-type="string">
            <text:list xml:id="list93043426166168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3">CAL</text:p>
          </table:table-cell>
          <table:table-cell table:style-name="表格32.A8" office:value-type="string">
            <text:list xml:id="list93043426153226" text:continue-numbering="true" text:style-name="WW8Num2">
              <text:list-item>
                <text:p text:style-name="P1364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3">1<text:span text:style-name="T199">4</text:span></text:p>
          </table:table-cell>
          <table:table-cell table:style-name="表格32.A8" office:value-type="string">
            <text:p text:style-name="P434"/>
          </table:table-cell>
          <table:table-cell table:style-name="表格32.A8" office:value-type="string">
            <text:p text:style-name="P744">BB_AGGREGATION_METHOD.AGGR_ID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26164697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4">DATA_TYPE</text:p>
          </table:table-cell>
          <table:table-cell table:style-name="表格32.A8" office:value-type="string">
            <text:list xml:id="list93043426163629" text:continue-numbering="true" text:style-name="WW8Num2">
              <text:list-item>
                <text:p text:style-name="P1365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05"/>
          </table:table-cell>
          <table:table-cell table:style-name="表格32.A8" office:value-type="string">
            <text:p text:style-name="P433">1</text:p>
          </table:table-cell>
          <table:table-cell table:style-name="表格32.A8" office:value-type="string">
            <text:p text:style-name="P684">1 部門 KPI</text:p>
            <text:p text:style-name="P684">2 個人 KPI</text:p>
            <text:p text:style-name="P684">3 部門 / 個人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2616380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5">ORGA_MEASURE_SEPARATE</text:p>
          </table:table-cell>
          <table:table-cell table:style-name="表格32.A8" office:value-type="string">
            <text:list xml:id="list93043426159875" text:continue-numbering="true" text:style-name="WW8Num2">
              <text:list-item>
                <text:p text:style-name="P1366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5">1</text:p>
          </table:table-cell>
          <table:table-cell table:style-name="表格32.A8" office:value-type="string">
            <text:p text:style-name="P426">N</text:p>
          </table:table-cell>
          <table:table-cell table:style-name="表格32.A8" office:value-type="string">
            <text:p text:style-name="P687">KPI部門數據資料是否依各部門分開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42170213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27">USER_MEASURE_SEPARATE</text:p>
          </table:table-cell>
          <table:table-cell table:style-name="表格32.A8" office:value-type="string">
            <text:list xml:id="list93043442162143" text:continue-numbering="true" text:style-name="WW8Num2">
              <text:list-item>
                <text:p text:style-name="P1367">VARCHAR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28">1</text:p>
          </table:table-cell>
          <table:table-cell table:style-name="表格32.A8" office:value-type="string">
            <text:p text:style-name="P429">N</text:p>
          </table:table-cell>
          <table:table-cell table:style-name="表格32.A8" office:value-type="string">
            <text:p text:style-name="P688">KPI員工數據資料是否依各員工分開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4217638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8" office:value-type="string">
            <text:p text:style-name="P465"><text:span text:style-name="T167">QUASI_</text:span>RANGE</text:p>
          </table:table-cell>
          <table:table-cell table:style-name="表格32.A8" office:value-type="string">
            <text:list xml:id="list93043442167209" text:continue-numbering="true" text:style-name="WW8Num2">
              <text:list-item>
                <text:p text:style-name="P1384">INT</text:p>
              </text:list-item>
            </text:list>
          </table:table-cell>
          <table:table-cell table:style-name="表格32.A8" office:value-type="string">
            <text:p text:style-name="P216"/>
          </table:table-cell>
          <table:table-cell table:style-name="表格32.A8" office:value-type="string">
            <text:p text:style-name="P357"/>
          </table:table-cell>
          <table:table-cell table:style-name="表格32.A8" office:value-type="string">
            <text:p text:style-name="P791"/>
          </table:table-cell>
          <table:table-cell table:style-name="表格32.A8" office:value-type="string">
            <text:p text:style-name="P465">3</text:p>
          </table:table-cell>
          <table:table-cell table:style-name="表格32.A8" office:value-type="string">
            <text:p text:style-name="P430">0</text:p>
          </table:table-cell>
          <table:table-cell table:style-name="表格32.A8" office:value-type="string">
            <text:p text:style-name="P682">越準越好用的分數落在的區間範圍</text:p>
          </table:table-cell>
          <table:table-cell table:style-name="表格32.A8" office:value-type="string">
            <text:p text:style-name="P574"/>
          </table:table-cell>
          <table:table-cell table:style-name="表格32.J5" table:number-columns-spanned="3" office:value-type="string">
            <text:list xml:id="list93043442165124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043442161807" text:continue-numbering="true" text:style-name="WW8Num2">
              <text:list-item>
                <text:p text:style-name="P1278">CUSERID</text:p>
              </text:list-item>
            </text:list>
          </table:table-cell>
          <table:table-cell table:style-name="表格32.A5" office:value-type="string">
            <text:list xml:id="list93043442151562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32.A5" office:value-type="string">
            <text:list xml:id="list9304344217662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69764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75488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73189" text:continue-numbering="true" text:style-name="WW8Num2">
              <text:list-item>
                <text:p text:style-name="P1278">24</text:p>
              </text:list-item>
            </text:list>
          </table:table-cell>
          <table:table-cell table:style-name="表格32.A5" office:value-type="string">
            <text:list xml:id="list93043442175451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77308" text:continue-numbering="true" text:style-name="WW8Num2">
              <text:list-item>
                <text:p text:style-name="P1278">Create data user</text:p>
              </text:list-item>
            </text:list>
          </table:table-cell>
          <table:table-cell table:style-name="表格32.A5" office:value-type="string">
            <text:list xml:id="list93043442177983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J5" table:number-columns-spanned="3" office:value-type="string">
            <text:list xml:id="list93043442175382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043442179583" text:continue-numbering="true" text:style-name="WW8Num2">
              <text:list-item>
                <text:p text:style-name="P1278">CDATE</text:p>
              </text:list-item>
            </text:list>
          </table:table-cell>
          <table:table-cell table:style-name="表格32.A5" office:value-type="string">
            <text:list xml:id="list93043442177388" text:continue-numbering="true" text:style-name="WW8Num2">
              <text:list-item>
                <text:p text:style-name="P1278">DATETIME</text:p>
              </text:list-item>
            </text:list>
          </table:table-cell>
          <table:table-cell table:style-name="表格32.A5" office:value-type="string">
            <text:list xml:id="list93043442170328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6330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6509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52390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62249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55221" text:continue-numbering="true" text:style-name="WW8Num2">
              <text:list-item>
                <text:p text:style-name="P1278">Create time</text:p>
              </text:list-item>
            </text:list>
          </table:table-cell>
          <table:table-cell table:style-name="表格32.A5" office:value-type="string">
            <text:list xml:id="list9304344218064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J5" table:number-columns-spanned="3" office:value-type="string">
            <text:list xml:id="list93043442153934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043442176183" text:continue-numbering="true" text:style-name="WW8Num2">
              <text:list-item>
                <text:p text:style-name="P1278">UUSERID</text:p>
              </text:list-item>
            </text:list>
          </table:table-cell>
          <table:table-cell table:style-name="表格32.A5" office:value-type="string">
            <text:list xml:id="list93043442158140" text:continue-numbering="true" text:style-name="WW8Num2">
              <text:list-item>
                <text:p text:style-name="P1278">VARCHAR</text:p>
              </text:list-item>
            </text:list>
          </table:table-cell>
          <table:table-cell table:style-name="表格32.A5" office:value-type="string">
            <text:list xml:id="list93043442162460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57471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42163296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57178099" text:continue-numbering="true" text:style-name="WW8Num2">
              <text:list-item>
                <text:p text:style-name="P1278">24</text:p>
              </text:list-item>
            </text:list>
          </table:table-cell>
          <table:table-cell table:style-name="表格32.A5" office:value-type="string">
            <text:list xml:id="list93043457169762" text:continue-numbering="true" text:style-name="WW8Num2">
              <text:list-item>
                <text:p text:style-name="P1278">null</text:p>
              </text:list-item>
            </text:list>
          </table:table-cell>
          <table:table-cell table:style-name="表格32.A5" office:value-type="string">
            <text:list xml:id="list93043457162958" text:continue-numbering="true" text:style-name="WW8Num2">
              <text:list-item>
                <text:p text:style-name="P1278">Update date user</text:p>
              </text:list-item>
            </text:list>
          </table:table-cell>
          <table:table-cell table:style-name="表格32.A5" office:value-type="string">
            <text:list xml:id="list9304345716430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J5" table:number-columns-spanned="3" office:value-type="string">
            <text:list xml:id="list93043457151395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  <table:table-row table:style-name="表格32.1">
          <table:table-cell table:style-name="表格32.A5" office:value-type="string">
            <text:list xml:id="list93043457169161" text:continue-numbering="true" text:style-name="WW8Num2">
              <text:list-item>
                <text:p text:style-name="P1278">UDATE</text:p>
              </text:list-item>
            </text:list>
          </table:table-cell>
          <table:table-cell table:style-name="表格32.A5" office:value-type="string">
            <text:list xml:id="list93043457174002" text:continue-numbering="true" text:style-name="WW8Num2">
              <text:list-item>
                <text:p text:style-name="P1278">DATETIME</text:p>
              </text:list-item>
            </text:list>
          </table:table-cell>
          <table:table-cell table:style-name="表格32.A5" office:value-type="string">
            <text:list xml:id="list9304345717954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5715825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57151417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57162980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A5" office:value-type="string">
            <text:list xml:id="list93043457179389" text:continue-numbering="true" text:style-name="WW8Num2">
              <text:list-item>
                <text:p text:style-name="P1278">null</text:p>
              </text:list-item>
            </text:list>
          </table:table-cell>
          <table:table-cell table:style-name="表格32.A5" office:value-type="string">
            <text:list xml:id="list93043457182680" text:continue-numbering="true" text:style-name="WW8Num2">
              <text:list-item>
                <text:p text:style-name="P1278">Update time</text:p>
              </text:list-item>
            </text:list>
          </table:table-cell>
          <table:table-cell table:style-name="表格32.A5" office:value-type="string">
            <text:list xml:id="list93043457167875" text:continue-numbering="true" text:style-name="WW8Num2">
              <text:list-item>
                <text:p text:style-name="P1222"/>
              </text:list-item>
            </text:list>
          </table:table-cell>
          <table:table-cell table:style-name="表格32.J5" table:number-columns-spanned="3" office:value-type="string">
            <text:list xml:id="list93043457178819" text:continue-numbering="true" text:style-name="WW8Num2">
              <text:list-item>
                <text:p text:style-name="P862"/>
              </text:list-item>
            </text:list>
          </table:table-cell>
          <table:covered-table-cell/>
          <table:covered-table-cell/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93043457178221" text:continue-numbering="true" text:style-name="WW8Num2">
        <text:list-item>
          <text:h text:style-name="P1473" text:outline-level="1"><text:bookmark-start text:name="__RefHeading__18458_26598187"/><text:soft-page-break/>越準越好分數處理方式<text:bookmark-end text:name="__RefHeading__18458_26598187"/></text:h>
        </text:list-item>
      </text:list>
      <text:p text:style-name="P72">增加輸入一個區間 ( <text:span text:style-name="T170">QUASI_</text:span><text:span text:style-name="T169">RANGE </text:span><text:span text:style-name="T168">) </text:span><text:s/>如:</text:p>
      <text:p text:style-name="P72">0%, 1%, 3%, 5%, 7%, 10%, 15%, 20%, 25%, 30%, 35%, 40%, 45%, 50%, 55%, 60%, 65%, 70%, 75%, 80%, 85% ,90%, 95%, 100%</text:p>
      <text:p text:style-name="P72"/>
      <text:p text:style-name="P72"/>
      <text:p text:style-name="P72">假定</text:p>
      <text:p text:style-name="P72"/>
      <text:p text:style-name="P72">1. TARGET = 100</text:p>
      <text:p text:style-name="P72">2. MIN = 50</text:p>
      <text:p text:style-name="P72">3. 區間<text:span text:style-name="T170">QUASI_</text:span><text:span text:style-name="T169">RANGE</text:span>為 3%</text:p>
      <text:p text:style-name="P72"/>
      <text:p text:style-name="P72"/>
      <text:p text:style-name="P72">A. 與TARGET比較時</text:p>
      <text:p text:style-name="P72"/>
      <text:p text:style-name="P72"><text:s text:c="4"/>算出的分數score</text:p>
      <text:p text:style-name="P72"><text:s text:c="4"/>區間值 TARGET * (<text:span text:style-name="T170">QUASI_</text:span><text:span text:style-name="T169">RANGE</text:span> / 100.0)</text:p>
      <text:p text:style-name="P72"><text:s text:c="4"/>100 * (3.0 / 100.0) = 3</text:p>
      <text:p text:style-name="P72"><text:s text:c="3"/></text:p>
      <text:p text:style-name="P72"><text:s text:c="4"/>落在此區間皆可 <text:s text:c="2"/></text:p>
      <text:p text:style-name="P72"><text:s text:c="5"/>score &gt;= TARGET - 3 AND score &lt;= TARGET + 3</text:p>
      <text:p text:style-name="P72"/>
      <text:p text:style-name="P72"/>
      <text:p text:style-name="P72">B. 與MIN比較時</text:p>
      <text:p text:style-name="P72"/>
      <text:p text:style-name="P72"><text:s text:c="4"/>算出的分數score</text:p>
      <text:p text:style-name="P72"><text:s text:c="4"/>區間值 MIN * (<text:span text:style-name="T170">QUASI_</text:span><text:span text:style-name="T169">RANGE</text:span> / 100.0)</text:p>
      <text:p text:style-name="P72"><text:s text:c="4"/>50 * (3.0 / 100.0) = 1.5</text:p>
      <text:p text:style-name="P72"/>
      <text:p text:style-name="P72"><text:s text:c="4"/>落在此區間皆可 <text:s text:c="2"/></text:p>
      <text:p text:style-name="P72"><text:s text:c="5"/>score &gt;= TARGET - 1.5 AND score &lt;= TARGET + 1.5</text:p>
      <text:p text:style-name="P72"/>
      <text:p text:style-name="P72"/>
      <text:p text:style-name="P72">** 注意當區間選為 0% 時就直接拿TARGET或MIN來比較</text:p>
      <text:p text:style-name="P73"/>
      <text:p text:style-name="P73"/>
      <text:p text:style-name="P73"/>
      <text:p text:style-name="P73"/>
      <text:p text:style-name="P73"/>
      <text:p text:style-name="P73"/>
      <text:list xml:id="list93043473173149" text:continue-numbering="true" text:style-name="WW8Num2">
        <text:list-item>
          <text:h text:style-name="P1495" text:outline-level="1"><text:bookmark-start text:name="__RefHeading__15140_679456773"/><text:soft-page-break/><text:span text:style-name="T47">B</text:span><text:span text:style-name="T65">B</text:span><text:span text:style-name="T47">_</text:span><text:span text:style-name="T71">KPI_ORGA</text:span><text:bookmark-end text:name="__RefHeading__15140_679456773"/></text:h>
        </text:list-item>
      </text:list>
      <table:table table:name="表格33" table:style-name="表格33">
        <table:table-column table:style-name="表格33.A"/>
        <table:table-column table:style-name="表格33.B"/>
        <table:table-column table:style-name="表格33.C" table:number-columns-repeated="2"/>
        <table:table-column table:style-name="表格33.E" table:number-columns-repeated="3"/>
        <table:table-column table:style-name="表格33.H"/>
        <table:table-column table:style-name="表格33.I"/>
        <table:table-column table:style-name="表格33.J"/>
        <table:table-column table:style-name="表格33.K"/>
        <table:table-column table:style-name="表格33.L"/>
        <table:table-row table:style-name="表格33.1">
          <table:table-cell table:style-name="表格33.A1" office:value-type="string">
            <text:list xml:id="list93043473152433" text:continue-numbering="true" text:style-name="WW8Num2">
              <text:list-item>
                <text:p text:style-name="P999">Project</text:p>
              </text:list-item>
            </text:list>
          </table:table-cell>
          <table:table-cell table:style-name="表格33.A1" table:number-columns-spanned="6" office:value-type="string">
            <text:list xml:id="list93043473180667" text:continue-numbering="true" text:style-name="WW8Num2">
              <text:list-item>
                <text:p text:style-name="P108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1" office:value-type="string">
            <text:list xml:id="list93043473180471" text:continue-numbering="true" text:style-name="WW8Num2">
              <text:list-item>
                <text:p text:style-name="P999">Ver</text:p>
              </text:list-item>
            </text:list>
          </table:table-cell>
          <table:table-cell table:style-name="表格33.A1" office:value-type="string">
            <text:list xml:id="list93043473159462" text:continue-numbering="true" text:style-name="WW8Num2">
              <text:list-item>
                <text:p text:style-name="P1081">0.5</text:p>
              </text:list-item>
            </text:list>
          </table:table-cell>
          <table:table-cell table:style-name="表格33.J1" office:value-type="string">
            <text:list xml:id="list9304347316496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80103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51291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93043473164578" text:continue-numbering="true" text:style-name="WW8Num2">
              <text:list-item>
                <text:p text:style-name="P999">Maintain</text:p>
              </text:list-item>
            </text:list>
          </table:table-cell>
          <table:table-cell table:style-name="表格33.A2" table:number-columns-spanned="6" office:value-type="string">
            <text:list xml:id="list93043473168341" text:continue-numbering="true" text:style-name="WW8Num2">
              <text:list-item>
                <text:p text:style-name="P10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93043473176821" text:continue-numbering="true" text:style-name="WW8Num2">
              <text:list-item>
                <text:p text:style-name="P999">Date</text:p>
              </text:list-item>
            </text:list>
          </table:table-cell>
          <table:table-cell table:style-name="表格33.A2" office:value-type="string">
            <text:list xml:id="list93043473180831" text:continue-numbering="true" text:style-name="WW8Num2">
              <text:list-item>
                <text:p text:style-name="P1081">2014/1<text:span text:style-name="T134">1</text:span>/<text:span text:style-name="T139">13</text:span></text:p>
              </text:list-item>
            </text:list>
          </table:table-cell>
          <table:table-cell table:style-name="表格33.J1" office:value-type="string">
            <text:list xml:id="list93043473158256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7165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75530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3.1">
          <table:table-cell table:style-name="表格33.A2" office:value-type="string">
            <text:list xml:id="list93043473175492" text:continue-numbering="true" text:style-name="WW8Num2">
              <text:list-item>
                <text:p text:style-name="P999">Table</text:p>
              </text:list-item>
            </text:list>
          </table:table-cell>
          <table:table-cell table:style-name="表格33.A2" table:number-columns-spanned="6" office:value-type="string">
            <text:list xml:id="list93043473151803" text:continue-numbering="true" text:style-name="WW8Num2">
              <text:list-item>
                <text:p text:style-name="P1181">b<text:span text:style-name="T138">b</text:span>_<text:span text:style-name="T150">kpi_org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3.A2" office:value-type="string">
            <text:list xml:id="list93043473179378" text:continue-numbering="true" text:style-name="WW8Num2">
              <text:list-item>
                <text:p text:style-name="P999">DataBase</text:p>
              </text:list-item>
            </text:list>
          </table:table-cell>
          <table:table-cell table:style-name="表格33.A2" office:value-type="string">
            <text:list xml:id="list93043473162213" text:continue-numbering="true" text:style-name="WW8Num2">
              <text:list-item>
                <text:p text:style-name="P1081">bbcore</text:p>
              </text:list-item>
            </text:list>
          </table:table-cell>
          <table:table-cell table:style-name="表格33.J1" office:value-type="string">
            <text:list xml:id="list93043473162616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5645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56551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3.1">
          <table:table-cell table:style-name="表格33.A4" office:value-type="string">
            <text:list xml:id="list93043473163656" text:continue-numbering="true" text:style-name="WW8Num2">
              <text:list-item>
                <text:p text:style-name="P999">Descript</text:p>
              </text:list-item>
            </text:list>
          </table:table-cell>
          <table:table-cell table:style-name="表格33.A4" table:number-columns-spanned="8" office:value-type="string">
            <text:list xml:id="list93043473181549" text:continue-numbering="true" text:style-name="WW8Num2">
              <text:list-item>
                <text:p text:style-name="P11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1" office:value-type="string">
            <text:list xml:id="list93043473170231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70588" text:continue-numbering="true" text:style-name="WW8Num2">
              <text:list-item>
                <text:p text:style-name="P863"/>
              </text:list-item>
            </text:list>
          </table:table-cell>
          <table:table-cell table:style-name="表格33.K1" office:value-type="string">
            <text:list xml:id="list93043473170068" text:continue-numbering="true" text:style-name="WW8Num2">
              <text:list-item>
                <text:p text:style-name="P863"/>
              </text:list-item>
            </text:list>
          </table:table-cell>
        </table:table-row>
        <table:table-row table:style-name="表格33.1">
          <table:table-cell table:style-name="表格33.A5" table:number-columns-spanned="9" office:value-type="string">
            <text:list xml:id="list93043473159401" text:continue-numbering="true" text:style-name="WW8Num2">
              <text:list-item>
                <text:p text:style-name="P91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3.J5" table:number-columns-spanned="3" office:value-type="string">
            <text:list xml:id="list93043473177885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043473166098" text:continue-numbering="true" text:style-name="WW8Num2">
              <text:list-item>
                <text:p text:style-name="P1040">Field</text:p>
              </text:list-item>
            </text:list>
          </table:table-cell>
          <table:table-cell table:style-name="表格33.A5" office:value-type="string">
            <text:list xml:id="list93043473175796" text:continue-numbering="true" text:style-name="WW8Num2">
              <text:list-item>
                <text:p text:style-name="P1040">Datatype</text:p>
              </text:list-item>
            </text:list>
          </table:table-cell>
          <table:table-cell table:style-name="表格33.A5" office:value-type="string">
            <text:list xml:id="list93043473153472" text:continue-numbering="true" text:style-name="WW8Num2">
              <text:list-item>
                <text:p text:style-name="P1040">PK</text:p>
              </text:list-item>
            </text:list>
          </table:table-cell>
          <table:table-cell table:style-name="表格33.A5" office:value-type="string">
            <text:list xml:id="list93043473165048" text:continue-numbering="true" text:style-name="WW8Num2">
              <text:list-item>
                <text:p text:style-name="P1040">UK</text:p>
              </text:list-item>
            </text:list>
          </table:table-cell>
          <table:table-cell table:style-name="表格33.A5" office:value-type="string">
            <text:list xml:id="list93043473156008" text:continue-numbering="true" text:style-name="WW8Num2">
              <text:list-item>
                <text:p text:style-name="P1040">IDX</text:p>
              </text:list-item>
            </text:list>
          </table:table-cell>
          <table:table-cell table:style-name="表格33.A5" office:value-type="string">
            <text:list xml:id="list93043473150717" text:continue-numbering="true" text:style-name="WW8Num2">
              <text:list-item>
                <text:p text:style-name="P958"><text:span text:style-name="T2">S</text:span><text:span text:style-name="T3">IZE</text:span></text:p>
              </text:list-item>
            </text:list>
          </table:table-cell>
          <table:table-cell table:style-name="表格33.A5" office:value-type="string">
            <text:list xml:id="list93043473179008" text:continue-numbering="true" text:style-name="WW8Num2">
              <text:list-item>
                <text:p text:style-name="P958"><text:span text:style-name="T2">D</text:span><text:span text:style-name="T3">EF</text:span></text:p>
              </text:list-item>
            </text:list>
          </table:table-cell>
          <table:table-cell table:style-name="表格33.A5" office:value-type="string">
            <text:list xml:id="list93043473163880" text:continue-numbering="true" text:style-name="WW8Num2">
              <text:list-item>
                <text:p text:style-name="P1040">Description</text:p>
              </text:list-item>
            </text:list>
          </table:table-cell>
          <table:table-cell table:style-name="表格33.A5" office:value-type="string">
            <text:list xml:id="list93043473154189" text:continue-numbering="true" text:style-name="WW8Num2">
              <text:list-item>
                <text:p text:style-name="P1040">Remarks</text:p>
              </text:list-item>
            </text:list>
          </table:table-cell>
          <table:table-cell table:style-name="表格33.J5" table:number-columns-spanned="3" office:value-type="string">
            <text:list xml:id="list93043473164532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043473168107" text:continue-numbering="true" text:style-name="WW8Num2">
              <text:list-item>
                <text:p text:style-name="P1280">OID</text:p>
              </text:list-item>
            </text:list>
          </table:table-cell>
          <table:table-cell table:style-name="表格33.A5" office:value-type="string">
            <text:list xml:id="list93043473167478" text:continue-numbering="true" text:style-name="WW8Num2">
              <text:list-item>
                <text:p text:style-name="P1280">CHAR</text:p>
              </text:list-item>
            </text:list>
          </table:table-cell>
          <table:table-cell table:style-name="表格33.A5" office:value-type="string">
            <text:list xml:id="list93043489174195" text:continue-numbering="true" text:style-name="WW8Num2">
              <text:list-item>
                <text:p text:style-name="P1280">Y</text:p>
              </text:list-item>
            </text:list>
          </table:table-cell>
          <table:table-cell table:style-name="表格33.A5" office:value-type="string">
            <text:list xml:id="list93043489181648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63178" text:continue-numbering="true" text:style-name="WW8Num2">
              <text:list-item>
                <text:p text:style-name="P1280"><text:s/></text:p>
              </text:list-item>
            </text:list>
          </table:table-cell>
          <table:table-cell table:style-name="表格33.A5" office:value-type="string">
            <text:list xml:id="list93043489159802" text:continue-numbering="true" text:style-name="WW8Num2">
              <text:list-item>
                <text:p text:style-name="P1280">36</text:p>
              </text:list-item>
            </text:list>
          </table:table-cell>
          <table:table-cell table:style-name="表格33.A5" office:value-type="string">
            <text:list xml:id="list9304348917635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74850" text:continue-numbering="true" text:style-name="WW8Num2">
              <text:list-item>
                <text:p text:style-name="P1280">PK / UUID</text:p>
              </text:list-item>
            </text:list>
          </table:table-cell>
          <table:table-cell table:style-name="表格33.A5" office:value-type="string">
            <text:list xml:id="list93043489176639" text:continue-numbering="true" text:style-name="WW8Num2">
              <text:list-item>
                <text:p text:style-name="P1280">Default java UUID</text:p>
              </text:list-item>
            </text:list>
          </table:table-cell>
          <table:table-cell table:style-name="表格33.J5" table:number-columns-spanned="3" office:value-type="string">
            <text:list xml:id="list93043489163836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409"><text:span text:style-name="T151">KPI_</text:span>ID</text:p>
          </table:table-cell>
          <table:table-cell table:style-name="表格33.A8" office:value-type="string">
            <text:list xml:id="list93043489156762" text:continue-numbering="true" text:style-name="WW8Num2">
              <text:list-item>
                <text:p text:style-name="P1279">VARCHAR</text:p>
              </text:list-item>
            </text:list>
          </table:table-cell>
          <table:table-cell table:style-name="表格33.A8" office:value-type="string">
            <text:p text:style-name="P216"/>
          </table:table-cell>
          <table:table-cell table:style-name="表格33.A8" office:value-type="string">
            <text:p text:style-name="P436">Y</text:p>
          </table:table-cell>
          <table:table-cell table:style-name="表格33.A8" office:value-type="string">
            <text:p text:style-name="P814"/>
          </table:table-cell>
          <table:table-cell table:style-name="表格33.A8" office:value-type="string">
            <text:p text:style-name="P412">14</text:p>
          </table:table-cell>
          <table:table-cell table:style-name="表格33.A8" office:value-type="string">
            <text:p text:style-name="P216"/>
          </table:table-cell>
          <table:table-cell table:style-name="表格33.A8" office:value-type="string">
            <text:p text:style-name="P689">BB_KPI.ID</text:p>
          </table:table-cell>
          <table:table-cell table:style-name="表格33.A8" office:value-type="string">
            <text:p text:style-name="P624"/>
          </table:table-cell>
          <table:table-cell table:style-name="表格33.J5" table:number-columns-spanned="3" office:value-type="string">
            <text:list xml:id="list93043489173747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8" office:value-type="string">
            <text:p text:style-name="P361">ORG_ID</text:p>
          </table:table-cell>
          <table:table-cell table:style-name="表格33.A8" office:value-type="string">
            <text:list xml:id="list93043489180732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33.A8" office:value-type="string">
            <text:p text:style-name="P211"/>
          </table:table-cell>
          <table:table-cell table:style-name="表格33.A8" office:value-type="string">
            <text:p text:style-name="P354">Y</text:p>
          </table:table-cell>
          <table:table-cell table:style-name="表格33.A8" office:value-type="string">
            <text:p text:style-name="P786"/>
          </table:table-cell>
          <table:table-cell table:style-name="表格33.A8" office:value-type="string">
            <text:p text:style-name="P361">10</text:p>
          </table:table-cell>
          <table:table-cell table:style-name="表格33.A8" office:value-type="string">
            <text:p text:style-name="P211"/>
          </table:table-cell>
          <table:table-cell table:style-name="表格33.A8" office:value-type="string">
            <text:p text:style-name="P659">BB_ORGANIZATION.ORG_ID</text:p>
          </table:table-cell>
          <table:table-cell table:style-name="表格33.A8" office:value-type="string">
            <text:p text:style-name="P569"/>
          </table:table-cell>
          <table:table-cell table:style-name="表格33.J5" table:number-columns-spanned="3" office:value-type="string">
            <text:list xml:id="list93043489161561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043489162058" text:continue-numbering="true" text:style-name="WW8Num2">
              <text:list-item>
                <text:p text:style-name="P1280">CUSERID</text:p>
              </text:list-item>
            </text:list>
          </table:table-cell>
          <table:table-cell table:style-name="表格33.A5" office:value-type="string">
            <text:list xml:id="list93043489175309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33.A5" office:value-type="string">
            <text:list xml:id="list93043489150642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81672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61472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55068" text:continue-numbering="true" text:style-name="WW8Num2">
              <text:list-item>
                <text:p text:style-name="P1280">24</text:p>
              </text:list-item>
            </text:list>
          </table:table-cell>
          <table:table-cell table:style-name="表格33.A5" office:value-type="string">
            <text:list xml:id="list93043489166061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79230" text:continue-numbering="true" text:style-name="WW8Num2">
              <text:list-item>
                <text:p text:style-name="P1280">Create data user</text:p>
              </text:list-item>
            </text:list>
          </table:table-cell>
          <table:table-cell table:style-name="表格33.A5" office:value-type="string">
            <text:list xml:id="list9304348918257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J5" table:number-columns-spanned="3" office:value-type="string">
            <text:list xml:id="list93043489171830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043489166686" text:continue-numbering="true" text:style-name="WW8Num2">
              <text:list-item>
                <text:p text:style-name="P1280">CDATE</text:p>
              </text:list-item>
            </text:list>
          </table:table-cell>
          <table:table-cell table:style-name="表格33.A5" office:value-type="string">
            <text:list xml:id="list93043489167023" text:continue-numbering="true" text:style-name="WW8Num2">
              <text:list-item>
                <text:p text:style-name="P1280">DATETIME</text:p>
              </text:list-item>
            </text:list>
          </table:table-cell>
          <table:table-cell table:style-name="表格33.A5" office:value-type="string">
            <text:list xml:id="list93043489150668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81880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53241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57302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65970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489178131" text:continue-numbering="true" text:style-name="WW8Num2">
              <text:list-item>
                <text:p text:style-name="P1280">Create time</text:p>
              </text:list-item>
            </text:list>
          </table:table-cell>
          <table:table-cell table:style-name="表格33.A5" office:value-type="string">
            <text:list xml:id="list93043504167361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J5" table:number-columns-spanned="3" office:value-type="string">
            <text:list xml:id="list93043504177047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043504167016" text:continue-numbering="true" text:style-name="WW8Num2">
              <text:list-item>
                <text:p text:style-name="P1280">UUSERID</text:p>
              </text:list-item>
            </text:list>
          </table:table-cell>
          <table:table-cell table:style-name="表格33.A5" office:value-type="string">
            <text:list xml:id="list93043504171880" text:continue-numbering="true" text:style-name="WW8Num2">
              <text:list-item>
                <text:p text:style-name="P1280">VARCHAR</text:p>
              </text:list-item>
            </text:list>
          </table:table-cell>
          <table:table-cell table:style-name="表格33.A5" office:value-type="string">
            <text:list xml:id="list93043504153792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77571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73163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73872" text:continue-numbering="true" text:style-name="WW8Num2">
              <text:list-item>
                <text:p text:style-name="P1280">24</text:p>
              </text:list-item>
            </text:list>
          </table:table-cell>
          <table:table-cell table:style-name="表格33.A5" office:value-type="string">
            <text:list xml:id="list93043504152379" text:continue-numbering="true" text:style-name="WW8Num2">
              <text:list-item>
                <text:p text:style-name="P1280">null</text:p>
              </text:list-item>
            </text:list>
          </table:table-cell>
          <table:table-cell table:style-name="表格33.A5" office:value-type="string">
            <text:list xml:id="list93043504167163" text:continue-numbering="true" text:style-name="WW8Num2">
              <text:list-item>
                <text:p text:style-name="P1280">Update date user</text:p>
              </text:list-item>
            </text:list>
          </table:table-cell>
          <table:table-cell table:style-name="表格33.A5" office:value-type="string">
            <text:list xml:id="list93043504152899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J5" table:number-columns-spanned="3" office:value-type="string">
            <text:list xml:id="list93043504151103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  <table:table-row table:style-name="表格33.1">
          <table:table-cell table:style-name="表格33.A5" office:value-type="string">
            <text:list xml:id="list93043504169604" text:continue-numbering="true" text:style-name="WW8Num2">
              <text:list-item>
                <text:p text:style-name="P1280">UDATE</text:p>
              </text:list-item>
            </text:list>
          </table:table-cell>
          <table:table-cell table:style-name="表格33.A5" office:value-type="string">
            <text:list xml:id="list93043504158201" text:continue-numbering="true" text:style-name="WW8Num2">
              <text:list-item>
                <text:p text:style-name="P1280">DATETIME</text:p>
              </text:list-item>
            </text:list>
          </table:table-cell>
          <table:table-cell table:style-name="表格33.A5" office:value-type="string">
            <text:list xml:id="list93043504153851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81577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77170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59115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A5" office:value-type="string">
            <text:list xml:id="list93043504167119" text:continue-numbering="true" text:style-name="WW8Num2">
              <text:list-item>
                <text:p text:style-name="P1280">null</text:p>
              </text:list-item>
            </text:list>
          </table:table-cell>
          <table:table-cell table:style-name="表格33.A5" office:value-type="string">
            <text:list xml:id="list93043504160869" text:continue-numbering="true" text:style-name="WW8Num2">
              <text:list-item>
                <text:p text:style-name="P1280">Update time</text:p>
              </text:list-item>
            </text:list>
          </table:table-cell>
          <table:table-cell table:style-name="表格33.A5" office:value-type="string">
            <text:list xml:id="list93043504177199" text:continue-numbering="true" text:style-name="WW8Num2">
              <text:list-item>
                <text:p text:style-name="P1223"/>
              </text:list-item>
            </text:list>
          </table:table-cell>
          <table:table-cell table:style-name="表格33.J5" table:number-columns-spanned="3" office:value-type="string">
            <text:list xml:id="list93043504163105" text:continue-numbering="true" text:style-name="WW8Num2">
              <text:list-item>
                <text:p text:style-name="P863"/>
              </text:list-item>
            </text:list>
          </table:table-cell>
          <table:covered-table-cell/>
          <table:covered-table-cell/>
        </table:table-row>
      </table:table>
      <text:p text:style-name="P37"/>
      <text:p text:style-name="P37"/>
      <text:p text:style-name="P37"/>
      <text:list xml:id="list93043504165255" text:continue-numbering="true" text:style-name="WW8Num2">
        <text:list-item>
          <text:h text:style-name="P1496" text:outline-level="1"><text:bookmark-start text:name="__RefHeading__15142_679456773"/><text:span text:style-name="T47">B</text:span><text:span text:style-name="T65">B</text:span><text:span text:style-name="T47">_</text:span><text:span text:style-name="T71">KPI_</text:span><text:span text:style-name="T72">EMPL</text:span><text:bookmark-end text:name="__RefHeading__15142_679456773"/></text:h>
        </text:list-item>
      </text:list>
      <table:table table:name="表格34" table:style-name="表格34">
        <table:table-column table:style-name="表格34.A"/>
        <table:table-column table:style-name="表格34.B"/>
        <table:table-column table:style-name="表格34.C" table:number-columns-repeated="2"/>
        <table:table-column table:style-name="表格34.E" table:number-columns-repeated="3"/>
        <table:table-column table:style-name="表格34.H"/>
        <table:table-column table:style-name="表格34.I"/>
        <table:table-column table:style-name="表格34.J"/>
        <table:table-column table:style-name="表格34.K"/>
        <table:table-column table:style-name="表格34.L"/>
        <table:table-row table:style-name="表格34.1">
          <table:table-cell table:style-name="表格34.A1" office:value-type="string">
            <text:list xml:id="list93043504167441" text:continue-numbering="true" text:style-name="WW8Num2">
              <text:list-item>
                <text:p text:style-name="P1000">Project</text:p>
              </text:list-item>
            </text:list>
          </table:table-cell>
          <table:table-cell table:style-name="表格34.A1" table:number-columns-spanned="6" office:value-type="string">
            <text:list xml:id="list93043504158961" text:continue-numbering="true" text:style-name="WW8Num2">
              <text:list-item>
                <text:p text:style-name="P108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1" office:value-type="string">
            <text:list xml:id="list93043504167370" text:continue-numbering="true" text:style-name="WW8Num2">
              <text:list-item>
                <text:p text:style-name="P1000">Ver</text:p>
              </text:list-item>
            </text:list>
          </table:table-cell>
          <table:table-cell table:style-name="表格34.A1" office:value-type="string">
            <text:list xml:id="list93043504179716" text:continue-numbering="true" text:style-name="WW8Num2">
              <text:list-item>
                <text:p text:style-name="P1082">0.5</text:p>
              </text:list-item>
            </text:list>
          </table:table-cell>
          <table:table-cell table:style-name="表格34.J1" office:value-type="string">
            <text:list xml:id="list9304350415243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04181611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04174745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93043504168985" text:continue-numbering="true" text:style-name="WW8Num2">
              <text:list-item>
                <text:p text:style-name="P1000">Maintain</text:p>
              </text:list-item>
            </text:list>
          </table:table-cell>
          <table:table-cell table:style-name="表格34.A2" table:number-columns-spanned="6" office:value-type="string">
            <text:list xml:id="list93043504159214" text:continue-numbering="true" text:style-name="WW8Num2">
              <text:list-item>
                <text:p text:style-name="P10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93043504178468" text:continue-numbering="true" text:style-name="WW8Num2">
              <text:list-item>
                <text:p text:style-name="P1000">Date</text:p>
              </text:list-item>
            </text:list>
          </table:table-cell>
          <table:table-cell table:style-name="表格34.A2" office:value-type="string">
            <text:list xml:id="list93043504178766" text:continue-numbering="true" text:style-name="WW8Num2">
              <text:list-item>
                <text:p text:style-name="P1082">2014/1<text:span text:style-name="T134">1</text:span>/<text:span text:style-name="T139">13</text:span></text:p>
              </text:list-item>
            </text:list>
          </table:table-cell>
          <table:table-cell table:style-name="表格34.J1" office:value-type="string">
            <text:list xml:id="list93043504165788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04164292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04176073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4.1">
          <table:table-cell table:style-name="表格34.A2" office:value-type="string">
            <text:list xml:id="list93043504182322" text:continue-numbering="true" text:style-name="WW8Num2">
              <text:list-item>
                <text:p text:style-name="P1000">Table</text:p>
              </text:list-item>
            </text:list>
          </table:table-cell>
          <table:table-cell table:style-name="表格34.A2" table:number-columns-spanned="6" office:value-type="string">
            <text:list xml:id="list93043504159676" text:continue-numbering="true" text:style-name="WW8Num2">
              <text:list-item>
                <text:p text:style-name="P1182">b<text:span text:style-name="T138">b</text:span>_<text:span text:style-name="T150">kpi_emp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4.A2" office:value-type="string">
            <text:list xml:id="list93043504155195" text:continue-numbering="true" text:style-name="WW8Num2">
              <text:list-item>
                <text:p text:style-name="P1000">DataBase</text:p>
              </text:list-item>
            </text:list>
          </table:table-cell>
          <table:table-cell table:style-name="表格34.A2" office:value-type="string">
            <text:list xml:id="list93043520163102" text:continue-numbering="true" text:style-name="WW8Num2">
              <text:list-item>
                <text:p text:style-name="P1082">bbcore</text:p>
              </text:list-item>
            </text:list>
          </table:table-cell>
          <table:table-cell table:style-name="表格34.J1" office:value-type="string">
            <text:list xml:id="list9304352015264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2017064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20159441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4.1">
          <table:table-cell table:style-name="表格34.A4" office:value-type="string">
            <text:list xml:id="list93043520171322" text:continue-numbering="true" text:style-name="WW8Num2">
              <text:list-item>
                <text:p text:style-name="P1000">Descript</text:p>
              </text:list-item>
            </text:list>
          </table:table-cell>
          <table:table-cell table:style-name="表格34.A4" table:number-columns-spanned="8" office:value-type="string">
            <text:list xml:id="list93043520159377" text:continue-numbering="true" text:style-name="WW8Num2">
              <text:list-item>
                <text:p text:style-name="P11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1" office:value-type="string">
            <text:list xml:id="list93043520166657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20152004" text:continue-numbering="true" text:style-name="WW8Num2">
              <text:list-item>
                <text:p text:style-name="P864"/>
              </text:list-item>
            </text:list>
          </table:table-cell>
          <table:table-cell table:style-name="表格34.K1" office:value-type="string">
            <text:list xml:id="list93043520164084" text:continue-numbering="true" text:style-name="WW8Num2">
              <text:list-item>
                <text:p text:style-name="P864"/>
              </text:list-item>
            </text:list>
          </table:table-cell>
        </table:table-row>
        <table:table-row table:style-name="表格34.1">
          <table:table-cell table:style-name="表格34.A5" table:number-columns-spanned="9" office:value-type="string">
            <text:list xml:id="list93043520172520" text:continue-numbering="true" text:style-name="WW8Num2">
              <text:list-item>
                <text:p text:style-name="P91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4.J5" table:number-columns-spanned="3" office:value-type="string">
            <text:list xml:id="list93043520182449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043520178134" text:continue-numbering="true" text:style-name="WW8Num2">
              <text:list-item>
                <text:p text:style-name="P1041">Field</text:p>
              </text:list-item>
            </text:list>
          </table:table-cell>
          <table:table-cell table:style-name="表格34.A5" office:value-type="string">
            <text:list xml:id="list93043520163481" text:continue-numbering="true" text:style-name="WW8Num2">
              <text:list-item>
                <text:p text:style-name="P1041">Datatype</text:p>
              </text:list-item>
            </text:list>
          </table:table-cell>
          <table:table-cell table:style-name="表格34.A5" office:value-type="string">
            <text:list xml:id="list93043520160175" text:continue-numbering="true" text:style-name="WW8Num2">
              <text:list-item>
                <text:p text:style-name="P1041">PK</text:p>
              </text:list-item>
            </text:list>
          </table:table-cell>
          <table:table-cell table:style-name="表格34.A5" office:value-type="string">
            <text:list xml:id="list93043520161405" text:continue-numbering="true" text:style-name="WW8Num2">
              <text:list-item>
                <text:p text:style-name="P1041">UK</text:p>
              </text:list-item>
            </text:list>
          </table:table-cell>
          <table:table-cell table:style-name="表格34.A5" office:value-type="string">
            <text:list xml:id="list93043520160077" text:continue-numbering="true" text:style-name="WW8Num2">
              <text:list-item>
                <text:p text:style-name="P1041">IDX</text:p>
              </text:list-item>
            </text:list>
          </table:table-cell>
          <table:table-cell table:style-name="表格34.A5" office:value-type="string">
            <text:list xml:id="list93043520178912" text:continue-numbering="true" text:style-name="WW8Num2">
              <text:list-item>
                <text:p text:style-name="P959"><text:span text:style-name="T2">S</text:span><text:span text:style-name="T3">IZE</text:span></text:p>
              </text:list-item>
            </text:list>
          </table:table-cell>
          <table:table-cell table:style-name="表格34.A5" office:value-type="string">
            <text:list xml:id="list93043520159504" text:continue-numbering="true" text:style-name="WW8Num2">
              <text:list-item>
                <text:p text:style-name="P959"><text:span text:style-name="T2">D</text:span><text:span text:style-name="T3">EF</text:span></text:p>
              </text:list-item>
            </text:list>
          </table:table-cell>
          <table:table-cell table:style-name="表格34.A5" office:value-type="string">
            <text:list xml:id="list93043520172793" text:continue-numbering="true" text:style-name="WW8Num2">
              <text:list-item>
                <text:p text:style-name="P1041">Description</text:p>
              </text:list-item>
            </text:list>
          </table:table-cell>
          <table:table-cell table:style-name="表格34.A5" office:value-type="string">
            <text:list xml:id="list93043520150591" text:continue-numbering="true" text:style-name="WW8Num2">
              <text:list-item>
                <text:p text:style-name="P1041">Remarks</text:p>
              </text:list-item>
            </text:list>
          </table:table-cell>
          <table:table-cell table:style-name="表格34.J5" table:number-columns-spanned="3" office:value-type="string">
            <text:list xml:id="list93043520171551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043520174426" text:continue-numbering="true" text:style-name="WW8Num2">
              <text:list-item>
                <text:p text:style-name="P1281">OID</text:p>
              </text:list-item>
            </text:list>
          </table:table-cell>
          <table:table-cell table:style-name="表格34.A5" office:value-type="string">
            <text:list xml:id="list93043520165705" text:continue-numbering="true" text:style-name="WW8Num2">
              <text:list-item>
                <text:p text:style-name="P1281">CHAR</text:p>
              </text:list-item>
            </text:list>
          </table:table-cell>
          <table:table-cell table:style-name="表格34.A5" office:value-type="string">
            <text:list xml:id="list93043520174092" text:continue-numbering="true" text:style-name="WW8Num2">
              <text:list-item>
                <text:p text:style-name="P1281">Y</text:p>
              </text:list-item>
            </text:list>
          </table:table-cell>
          <table:table-cell table:style-name="表格34.A5" office:value-type="string">
            <text:list xml:id="list93043520174526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20163235" text:continue-numbering="true" text:style-name="WW8Num2">
              <text:list-item>
                <text:p text:style-name="P1281"><text:s/></text:p>
              </text:list-item>
            </text:list>
          </table:table-cell>
          <table:table-cell table:style-name="表格34.A5" office:value-type="string">
            <text:list xml:id="list93043520174134" text:continue-numbering="true" text:style-name="WW8Num2">
              <text:list-item>
                <text:p text:style-name="P1281">36</text:p>
              </text:list-item>
            </text:list>
          </table:table-cell>
          <table:table-cell table:style-name="表格34.A5" office:value-type="string">
            <text:list xml:id="list93043520156204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20180716" text:continue-numbering="true" text:style-name="WW8Num2">
              <text:list-item>
                <text:p text:style-name="P1281">PK / UUID</text:p>
              </text:list-item>
            </text:list>
          </table:table-cell>
          <table:table-cell table:style-name="表格34.A5" office:value-type="string">
            <text:list xml:id="list93043520166321" text:continue-numbering="true" text:style-name="WW8Num2">
              <text:list-item>
                <text:p text:style-name="P1281">Default java UUID</text:p>
              </text:list-item>
            </text:list>
          </table:table-cell>
          <table:table-cell table:style-name="表格34.J5" table:number-columns-spanned="3" office:value-type="string">
            <text:list xml:id="list9304352016729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411"><text:span text:style-name="T151">KPI_</text:span>ID</text:p>
          </table:table-cell>
          <table:table-cell table:style-name="表格34.A8" office:value-type="string">
            <text:list xml:id="list93043520163883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34.A8" office:value-type="string">
            <text:p text:style-name="P217"/>
          </table:table-cell>
          <table:table-cell table:style-name="表格34.A8" office:value-type="string">
            <text:p text:style-name="P437">Y</text:p>
          </table:table-cell>
          <table:table-cell table:style-name="表格34.A8" office:value-type="string">
            <text:p text:style-name="P815"/>
          </table:table-cell>
          <table:table-cell table:style-name="表格34.A8" office:value-type="string">
            <text:p text:style-name="P413">14</text:p>
          </table:table-cell>
          <table:table-cell table:style-name="表格34.A8" office:value-type="string">
            <text:p text:style-name="P217"/>
          </table:table-cell>
          <table:table-cell table:style-name="表格34.A8" office:value-type="string">
            <text:p text:style-name="P690">BB_KPI.ID</text:p>
          </table:table-cell>
          <table:table-cell table:style-name="表格34.A8" office:value-type="string">
            <text:p text:style-name="P625"/>
          </table:table-cell>
          <table:table-cell table:style-name="表格34.J5" table:number-columns-spanned="3" office:value-type="string">
            <text:list xml:id="list93043520180114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8" office:value-type="string">
            <text:p text:style-name="P365">EMP_ID</text:p>
          </table:table-cell>
          <table:table-cell table:style-name="表格34.A8" office:value-type="string">
            <text:list xml:id="list93043520181787" text:continue-numbering="true" text:style-name="WW8Num2">
              <text:list-item>
                <text:p text:style-name="P1270">VARCHAR</text:p>
              </text:list-item>
            </text:list>
          </table:table-cell>
          <table:table-cell table:style-name="表格34.A8" office:value-type="string">
            <text:p text:style-name="P212"/>
          </table:table-cell>
          <table:table-cell table:style-name="表格34.A8" office:value-type="string">
            <text:p text:style-name="P366">Y</text:p>
          </table:table-cell>
          <table:table-cell table:style-name="表格34.A8" office:value-type="string">
            <text:p text:style-name="P787"/>
          </table:table-cell>
          <table:table-cell table:style-name="表格34.A8" office:value-type="string">
            <text:p text:style-name="P365">10</text:p>
          </table:table-cell>
          <table:table-cell table:style-name="表格34.A8" office:value-type="string">
            <text:p text:style-name="P212"/>
          </table:table-cell>
          <table:table-cell table:style-name="表格34.A8" office:value-type="string">
            <text:p text:style-name="P694">BB_EMPLOYEE.EMP_ID</text:p>
          </table:table-cell>
          <table:table-cell table:style-name="表格34.A8" office:value-type="string">
            <text:p text:style-name="P570"/>
          </table:table-cell>
          <table:table-cell table:style-name="表格34.J5" table:number-columns-spanned="3" office:value-type="string">
            <text:list xml:id="list93043535164726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043535178929" text:continue-numbering="true" text:style-name="WW8Num2">
              <text:list-item>
                <text:p text:style-name="P1281">CUSERID</text:p>
              </text:list-item>
            </text:list>
          </table:table-cell>
          <table:table-cell table:style-name="表格34.A5" office:value-type="string">
            <text:list xml:id="list93043535155269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34.A5" office:value-type="string">
            <text:list xml:id="list93043535166827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0693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51367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54624" text:continue-numbering="true" text:style-name="WW8Num2">
              <text:list-item>
                <text:p text:style-name="P1281">24</text:p>
              </text:list-item>
            </text:list>
          </table:table-cell>
          <table:table-cell table:style-name="表格34.A5" office:value-type="string">
            <text:list xml:id="list93043535165895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54254" text:continue-numbering="true" text:style-name="WW8Num2">
              <text:list-item>
                <text:p text:style-name="P1281">Create data user</text:p>
              </text:list-item>
            </text:list>
          </table:table-cell>
          <table:table-cell table:style-name="表格34.A5" office:value-type="string">
            <text:list xml:id="list9304353517807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J5" table:number-columns-spanned="3" office:value-type="string">
            <text:list xml:id="list93043535153937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043535157072" text:continue-numbering="true" text:style-name="WW8Num2">
              <text:list-item>
                <text:p text:style-name="P1281">CDATE</text:p>
              </text:list-item>
            </text:list>
          </table:table-cell>
          <table:table-cell table:style-name="表格34.A5" office:value-type="string">
            <text:list xml:id="list93043535153787" text:continue-numbering="true" text:style-name="WW8Num2">
              <text:list-item>
                <text:p text:style-name="P1281">DATETIME</text:p>
              </text:list-item>
            </text:list>
          </table:table-cell>
          <table:table-cell table:style-name="表格34.A5" office:value-type="string">
            <text:list xml:id="list93043535176883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53298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473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525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9545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54395" text:continue-numbering="true" text:style-name="WW8Num2">
              <text:list-item>
                <text:p text:style-name="P1281">Create time</text:p>
              </text:list-item>
            </text:list>
          </table:table-cell>
          <table:table-cell table:style-name="表格34.A5" office:value-type="string">
            <text:list xml:id="list9304353516883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J5" table:number-columns-spanned="3" office:value-type="string">
            <text:list xml:id="list93043535159626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043535154934" text:continue-numbering="true" text:style-name="WW8Num2">
              <text:list-item>
                <text:p text:style-name="P1281">UUSERID</text:p>
              </text:list-item>
            </text:list>
          </table:table-cell>
          <table:table-cell table:style-name="表格34.A5" office:value-type="string">
            <text:list xml:id="list93043535170614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34.A5" office:value-type="string">
            <text:list xml:id="list9304353515894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80318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58248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6788" text:continue-numbering="true" text:style-name="WW8Num2">
              <text:list-item>
                <text:p text:style-name="P1281">24</text:p>
              </text:list-item>
            </text:list>
          </table:table-cell>
          <table:table-cell table:style-name="表格34.A5" office:value-type="string">
            <text:list xml:id="list93043535176102" text:continue-numbering="true" text:style-name="WW8Num2">
              <text:list-item>
                <text:p text:style-name="P1281">null</text:p>
              </text:list-item>
            </text:list>
          </table:table-cell>
          <table:table-cell table:style-name="表格34.A5" office:value-type="string">
            <text:list xml:id="list93043535162913" text:continue-numbering="true" text:style-name="WW8Num2">
              <text:list-item>
                <text:p text:style-name="P1281">Update date user</text:p>
              </text:list-item>
            </text:list>
          </table:table-cell>
          <table:table-cell table:style-name="表格34.A5" office:value-type="string">
            <text:list xml:id="list93043535176392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J5" table:number-columns-spanned="3" office:value-type="string">
            <text:list xml:id="list93043535151166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  <table:table-row table:style-name="表格34.1">
          <table:table-cell table:style-name="表格34.A5" office:value-type="string">
            <text:list xml:id="list93043535157386" text:continue-numbering="true" text:style-name="WW8Num2">
              <text:list-item>
                <text:p text:style-name="P1281">UDATE</text:p>
              </text:list-item>
            </text:list>
          </table:table-cell>
          <table:table-cell table:style-name="表格34.A5" office:value-type="string">
            <text:list xml:id="list93043535172817" text:continue-numbering="true" text:style-name="WW8Num2">
              <text:list-item>
                <text:p text:style-name="P1281">DATETIME</text:p>
              </text:list-item>
            </text:list>
          </table:table-cell>
          <table:table-cell table:style-name="表格34.A5" office:value-type="string">
            <text:list xml:id="list93043535170280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81965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1021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69966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A5" office:value-type="string">
            <text:list xml:id="list93043535175833" text:continue-numbering="true" text:style-name="WW8Num2">
              <text:list-item>
                <text:p text:style-name="P1281">null</text:p>
              </text:list-item>
            </text:list>
          </table:table-cell>
          <table:table-cell table:style-name="表格34.A5" office:value-type="string">
            <text:list xml:id="list93043535168478" text:continue-numbering="true" text:style-name="WW8Num2">
              <text:list-item>
                <text:p text:style-name="P1281">Update time</text:p>
              </text:list-item>
            </text:list>
          </table:table-cell>
          <table:table-cell table:style-name="表格34.A5" office:value-type="string">
            <text:list xml:id="list93043535153903" text:continue-numbering="true" text:style-name="WW8Num2">
              <text:list-item>
                <text:p text:style-name="P1224"/>
              </text:list-item>
            </text:list>
          </table:table-cell>
          <table:table-cell table:style-name="表格34.J5" table:number-columns-spanned="3" office:value-type="string">
            <text:list xml:id="list93043535177805" text:continue-numbering="true" text:style-name="WW8Num2">
              <text:list-item>
                <text:p text:style-name="P864"/>
              </text:list-item>
            </text:list>
          </table:table-cell>
          <table:covered-table-cell/>
          <table:covered-table-cell/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list xml:id="list93043551177969" text:continue-numbering="true" text:style-name="WW8Num2">
        <text:list-item>
          <text:h text:style-name="P1497" text:outline-level="1"><text:bookmark-start text:name="__RefHeading__15144_679456773"/><text:soft-page-break/><text:span text:style-name="T47">B</text:span><text:span text:style-name="T65">B</text:span><text:span text:style-name="T47">_</text:span><text:span text:style-name="T73">FORMULA</text:span><text:bookmark-end text:name="__RefHeading__15144_679456773"/></text:h>
        </text:list-item>
      </text:list>
      <table:table table:name="表格35" table:style-name="表格35">
        <table:table-column table:style-name="表格35.A"/>
        <table:table-column table:style-name="表格35.B"/>
        <table:table-column table:style-name="表格35.C" table:number-columns-repeated="2"/>
        <table:table-column table:style-name="表格35.E" table:number-columns-repeated="3"/>
        <table:table-column table:style-name="表格35.H"/>
        <table:table-column table:style-name="表格35.I"/>
        <table:table-column table:style-name="表格35.J"/>
        <table:table-column table:style-name="表格35.K"/>
        <table:table-column table:style-name="表格35.L"/>
        <table:table-row table:style-name="表格35.1">
          <table:table-cell table:style-name="表格35.A1" office:value-type="string">
            <text:list xml:id="list93043551170433" text:continue-numbering="true" text:style-name="WW8Num2">
              <text:list-item>
                <text:p text:style-name="P1001">Project</text:p>
              </text:list-item>
            </text:list>
          </table:table-cell>
          <table:table-cell table:style-name="表格35.A1" table:number-columns-spanned="6" office:value-type="string">
            <text:list xml:id="list93043551161932" text:continue-numbering="true" text:style-name="WW8Num2">
              <text:list-item>
                <text:p text:style-name="P108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1" office:value-type="string">
            <text:list xml:id="list93043551158952" text:continue-numbering="true" text:style-name="WW8Num2">
              <text:list-item>
                <text:p text:style-name="P1001">Ver</text:p>
              </text:list-item>
            </text:list>
          </table:table-cell>
          <table:table-cell table:style-name="表格35.A1" office:value-type="string">
            <text:list xml:id="list93043551176395" text:continue-numbering="true" text:style-name="WW8Num2">
              <text:list-item>
                <text:p text:style-name="P1083">0.5</text:p>
              </text:list-item>
            </text:list>
          </table:table-cell>
          <table:table-cell table:style-name="表格35.J1" office:value-type="string">
            <text:list xml:id="list93043551181937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51169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51544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93043551157518" text:continue-numbering="true" text:style-name="WW8Num2">
              <text:list-item>
                <text:p text:style-name="P1001">Maintain</text:p>
              </text:list-item>
            </text:list>
          </table:table-cell>
          <table:table-cell table:style-name="表格35.A2" table:number-columns-spanned="6" office:value-type="string">
            <text:list xml:id="list93043551154313" text:continue-numbering="true" text:style-name="WW8Num2">
              <text:list-item>
                <text:p text:style-name="P108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93043551159184" text:continue-numbering="true" text:style-name="WW8Num2">
              <text:list-item>
                <text:p text:style-name="P1001">Date</text:p>
              </text:list-item>
            </text:list>
          </table:table-cell>
          <table:table-cell table:style-name="表格35.A2" office:value-type="string">
            <text:list xml:id="list93043551155270" text:continue-numbering="true" text:style-name="WW8Num2">
              <text:list-item>
                <text:p text:style-name="P1083">2014/1<text:span text:style-name="T134">1</text:span>/<text:span text:style-name="T139">13</text:span></text:p>
              </text:list-item>
            </text:list>
          </table:table-cell>
          <table:table-cell table:style-name="表格35.J1" office:value-type="string">
            <text:list xml:id="list93043551161907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58260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66726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35.1">
          <table:table-cell table:style-name="表格35.A2" office:value-type="string">
            <text:list xml:id="list93043551157246" text:continue-numbering="true" text:style-name="WW8Num2">
              <text:list-item>
                <text:p text:style-name="P1001">Table</text:p>
              </text:list-item>
            </text:list>
          </table:table-cell>
          <table:table-cell table:style-name="表格35.A2" table:number-columns-spanned="6" office:value-type="string">
            <text:list xml:id="list93043551161601" text:continue-numbering="true" text:style-name="WW8Num2">
              <text:list-item>
                <text:p text:style-name="P1183">b<text:span text:style-name="T138">b</text:span>_<text:span text:style-name="T160">formul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5.A2" office:value-type="string">
            <text:list xml:id="list93043551166182" text:continue-numbering="true" text:style-name="WW8Num2">
              <text:list-item>
                <text:p text:style-name="P1001">DataBase</text:p>
              </text:list-item>
            </text:list>
          </table:table-cell>
          <table:table-cell table:style-name="表格35.A2" office:value-type="string">
            <text:list xml:id="list93043551181403" text:continue-numbering="true" text:style-name="WW8Num2">
              <text:list-item>
                <text:p text:style-name="P1083">bbcore</text:p>
              </text:list-item>
            </text:list>
          </table:table-cell>
          <table:table-cell table:style-name="表格35.J1" office:value-type="string">
            <text:list xml:id="list93043551179973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66107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64297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35.1">
          <table:table-cell table:style-name="表格35.A4" office:value-type="string">
            <text:list xml:id="list93043551151193" text:continue-numbering="true" text:style-name="WW8Num2">
              <text:list-item>
                <text:p text:style-name="P1001">Descript</text:p>
              </text:list-item>
            </text:list>
          </table:table-cell>
          <table:table-cell table:style-name="表格35.A4" table:number-columns-spanned="8" office:value-type="string">
            <text:list xml:id="list93043551151692" text:continue-numbering="true" text:style-name="WW8Num2">
              <text:list-item>
                <text:p text:style-name="P11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1" office:value-type="string">
            <text:list xml:id="list93043551173053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73691" text:continue-numbering="true" text:style-name="WW8Num2">
              <text:list-item>
                <text:p text:style-name="P865"/>
              </text:list-item>
            </text:list>
          </table:table-cell>
          <table:table-cell table:style-name="表格35.K1" office:value-type="string">
            <text:list xml:id="list93043551151168" text:continue-numbering="true" text:style-name="WW8Num2">
              <text:list-item>
                <text:p text:style-name="P865"/>
              </text:list-item>
            </text:list>
          </table:table-cell>
        </table:table-row>
        <table:table-row table:style-name="表格35.1">
          <table:table-cell table:style-name="表格35.A5" table:number-columns-spanned="9" office:value-type="string">
            <text:list xml:id="list93043551169509" text:continue-numbering="true" text:style-name="WW8Num2">
              <text:list-item>
                <text:p text:style-name="P92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5.J5" table:number-columns-spanned="3" office:value-type="string">
            <text:list xml:id="list93043551152963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043551169014" text:continue-numbering="true" text:style-name="WW8Num2">
              <text:list-item>
                <text:p text:style-name="P1042">Field</text:p>
              </text:list-item>
            </text:list>
          </table:table-cell>
          <table:table-cell table:style-name="表格35.A5" office:value-type="string">
            <text:list xml:id="list93043551156330" text:continue-numbering="true" text:style-name="WW8Num2">
              <text:list-item>
                <text:p text:style-name="P1042">Datatype</text:p>
              </text:list-item>
            </text:list>
          </table:table-cell>
          <table:table-cell table:style-name="表格35.A5" office:value-type="string">
            <text:list xml:id="list93043551169174" text:continue-numbering="true" text:style-name="WW8Num2">
              <text:list-item>
                <text:p text:style-name="P1042">PK</text:p>
              </text:list-item>
            </text:list>
          </table:table-cell>
          <table:table-cell table:style-name="表格35.A5" office:value-type="string">
            <text:list xml:id="list93043551175659" text:continue-numbering="true" text:style-name="WW8Num2">
              <text:list-item>
                <text:p text:style-name="P1042">UK</text:p>
              </text:list-item>
            </text:list>
          </table:table-cell>
          <table:table-cell table:style-name="表格35.A5" office:value-type="string">
            <text:list xml:id="list93043551162127" text:continue-numbering="true" text:style-name="WW8Num2">
              <text:list-item>
                <text:p text:style-name="P1042">IDX</text:p>
              </text:list-item>
            </text:list>
          </table:table-cell>
          <table:table-cell table:style-name="表格35.A5" office:value-type="string">
            <text:list xml:id="list93043551171627" text:continue-numbering="true" text:style-name="WW8Num2">
              <text:list-item>
                <text:p text:style-name="P960"><text:span text:style-name="T2">S</text:span><text:span text:style-name="T3">IZE</text:span></text:p>
              </text:list-item>
            </text:list>
          </table:table-cell>
          <table:table-cell table:style-name="表格35.A5" office:value-type="string">
            <text:list xml:id="list93043551161708" text:continue-numbering="true" text:style-name="WW8Num2">
              <text:list-item>
                <text:p text:style-name="P960"><text:span text:style-name="T2">D</text:span><text:span text:style-name="T3">EF</text:span></text:p>
              </text:list-item>
            </text:list>
          </table:table-cell>
          <table:table-cell table:style-name="表格35.A5" office:value-type="string">
            <text:list xml:id="list93043551179611" text:continue-numbering="true" text:style-name="WW8Num2">
              <text:list-item>
                <text:p text:style-name="P1042">Description</text:p>
              </text:list-item>
            </text:list>
          </table:table-cell>
          <table:table-cell table:style-name="表格35.A5" office:value-type="string">
            <text:list xml:id="list93043551177252" text:continue-numbering="true" text:style-name="WW8Num2">
              <text:list-item>
                <text:p text:style-name="P1042">Remarks</text:p>
              </text:list-item>
            </text:list>
          </table:table-cell>
          <table:table-cell table:style-name="表格35.J5" table:number-columns-spanned="3" office:value-type="string">
            <text:list xml:id="list93043551163131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043567181842" text:continue-numbering="true" text:style-name="WW8Num2">
              <text:list-item>
                <text:p text:style-name="P1282">OID</text:p>
              </text:list-item>
            </text:list>
          </table:table-cell>
          <table:table-cell table:style-name="表格35.A5" office:value-type="string">
            <text:list xml:id="list93043567179878" text:continue-numbering="true" text:style-name="WW8Num2">
              <text:list-item>
                <text:p text:style-name="P1282">CHAR</text:p>
              </text:list-item>
            </text:list>
          </table:table-cell>
          <table:table-cell table:style-name="表格35.A5" office:value-type="string">
            <text:list xml:id="list93043567155536" text:continue-numbering="true" text:style-name="WW8Num2">
              <text:list-item>
                <text:p text:style-name="P1282">Y</text:p>
              </text:list-item>
            </text:list>
          </table:table-cell>
          <table:table-cell table:style-name="表格35.A5" office:value-type="string">
            <text:list xml:id="list93043567168215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67158178" text:continue-numbering="true" text:style-name="WW8Num2">
              <text:list-item>
                <text:p text:style-name="P1282"><text:s/></text:p>
              </text:list-item>
            </text:list>
          </table:table-cell>
          <table:table-cell table:style-name="表格35.A5" office:value-type="string">
            <text:list xml:id="list93043567153803" text:continue-numbering="true" text:style-name="WW8Num2">
              <text:list-item>
                <text:p text:style-name="P1282">36</text:p>
              </text:list-item>
            </text:list>
          </table:table-cell>
          <table:table-cell table:style-name="表格35.A5" office:value-type="string">
            <text:list xml:id="list93043567170976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67159780" text:continue-numbering="true" text:style-name="WW8Num2">
              <text:list-item>
                <text:p text:style-name="P1282">PK / UUID</text:p>
              </text:list-item>
            </text:list>
          </table:table-cell>
          <table:table-cell table:style-name="表格35.A5" office:value-type="string">
            <text:list xml:id="list93043567160763" text:continue-numbering="true" text:style-name="WW8Num2">
              <text:list-item>
                <text:p text:style-name="P1282">Default java UUID</text:p>
              </text:list-item>
            </text:list>
          </table:table-cell>
          <table:table-cell table:style-name="表格35.J5" table:number-columns-spanned="3" office:value-type="string">
            <text:list xml:id="list93043567170750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18">FOR_ID</text:p>
          </table:table-cell>
          <table:table-cell table:style-name="表格35.A8" office:value-type="string">
            <text:list xml:id="list93043567176395" text:continue-numbering="true" text:style-name="WW8Num2">
              <text:list-item>
                <text:p text:style-name="P1361">VARCHAR</text:p>
              </text:list-item>
            </text:list>
          </table:table-cell>
          <table:table-cell table:style-name="表格35.A8" office:value-type="string">
            <text:p text:style-name="P216"/>
          </table:table-cell>
          <table:table-cell table:style-name="表格35.A8" office:value-type="string">
            <text:p text:style-name="P438">Y</text:p>
          </table:table-cell>
          <table:table-cell table:style-name="表格35.A8" office:value-type="string">
            <text:p text:style-name="P791"/>
          </table:table-cell>
          <table:table-cell table:style-name="表格35.A8" office:value-type="string">
            <text:p text:style-name="P420">14</text:p>
          </table:table-cell>
          <table:table-cell table:style-name="表格35.A8" office:value-type="string">
            <text:p text:style-name="P216"/>
          </table:table-cell>
          <table:table-cell table:style-name="表格35.A8" office:value-type="string">
            <text:p text:style-name="P691"/>
          </table:table-cell>
          <table:table-cell table:style-name="表格35.A8" office:value-type="string">
            <text:p text:style-name="P626"/>
          </table:table-cell>
          <table:table-cell table:style-name="表格35.J5" table:number-columns-spanned="3" office:value-type="string">
            <text:list xml:id="list93043567173462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0">NAME</text:p>
          </table:table-cell>
          <table:table-cell table:style-name="表格35.A8" office:value-type="string">
            <text:list xml:id="list93043567154644" text:continue-numbering="true" text:style-name="WW8Num2">
              <text:list-item>
                <text:p text:style-name="P1368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816">Y</text:p>
          </table:table-cell>
          <table:table-cell table:style-name="表格35.A8" office:value-type="string">
            <text:p text:style-name="P440">10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/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93043567168876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307">TYPE</text:p>
          </table:table-cell>
          <table:table-cell table:style-name="表格35.A8" office:value-type="string">
            <text:p text:style-name="P147">VARCHAR</text:p>
          </table:table-cell>
          <table:table-cell table:style-name="表格35.A8" office:value-type="string">
            <text:p text:style-name="P205"/>
          </table:table-cell>
          <table:table-cell table:style-name="表格35.A8" office:value-type="string">
            <text:p text:style-name="P293"/>
          </table:table-cell>
          <table:table-cell table:style-name="表格35.A8" office:value-type="string">
            <text:p text:style-name="P769"/>
          </table:table-cell>
          <table:table-cell table:style-name="表格35.A8" office:value-type="string">
            <text:p text:style-name="P309">10</text:p>
          </table:table-cell>
          <table:table-cell table:style-name="表格35.A8" office:value-type="string">
            <text:p text:style-name="P205"/>
          </table:table-cell>
          <table:table-cell table:style-name="表格35.A8" office:value-type="string">
            <text:p text:style-name="P633">PYTHON , GROOVY, BSH</text:p>
          </table:table-cell>
          <table:table-cell table:style-name="表格35.A8" office:value-type="string">
            <text:p text:style-name="P564"/>
          </table:table-cell>
          <table:table-cell table:style-name="表格35.J5" table:number-columns-spanned="3" office:value-type="string">
            <text:list xml:id="list93043567152925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2"><text:span text:style-name="T152">RETURN_</text:span>MODE</text:p>
          </table:table-cell>
          <table:table-cell table:style-name="表格35.A8" office:value-type="string">
            <text:list xml:id="list93043567174544" text:continue-numbering="true" text:style-name="WW8Num2">
              <text:list-item>
                <text:p text:style-name="P1111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42">1</text:p>
          </table:table-cell>
          <table:table-cell table:style-name="表格35.A8" office:value-type="string">
            <text:p text:style-name="P443">D</text:p>
          </table:table-cell>
          <table:table-cell table:style-name="表格35.A8" office:value-type="string">
            <text:p text:style-name="P698">D <text:span text:style-name="T153">(預</text:span>設<text:span text:style-name="T153">)</text:span></text:p>
            <text:p text:style-name="P698">C <text:span text:style-name="T153">(</text:span>自定回傳變數<text:span text:style-name="T153">)</text:span></text:p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93043582173840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5">RETURN_VAR</text:p>
          </table:table-cell>
          <table:table-cell table:style-name="表格35.A8" office:value-type="string">
            <text:list xml:id="list93043582174585" text:continue-numbering="true" text:style-name="WW8Num2">
              <text:list-item>
                <text:p text:style-name="P1112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45">5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>回傳變數名稱, 只有在 <text:span text:style-name="T152">RETURN_MODE = 'C' 的情況才要輸入</text:span></text:p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93043582176629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8">EXPRESSION</text:p>
          </table:table-cell>
          <table:table-cell table:style-name="表格35.A8" office:value-type="string">
            <text:list xml:id="list93043582173516" text:continue-numbering="true" text:style-name="WW8Num2">
              <text:list-item>
                <text:p text:style-name="P1113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59">50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>公式內容</text:p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93043582175378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8" office:value-type="string">
            <text:p text:style-name="P446">DESCRIPTION</text:p>
          </table:table-cell>
          <table:table-cell table:style-name="表格35.A8" office:value-type="string">
            <text:list xml:id="list93043582171084" text:continue-numbering="true" text:style-name="WW8Num2">
              <text:list-item>
                <text:p text:style-name="P1114">VARCHAR</text:p>
              </text:list-item>
            </text:list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371"/>
          </table:table-cell>
          <table:table-cell table:style-name="表格35.A8" office:value-type="string">
            <text:p text:style-name="P792"/>
          </table:table-cell>
          <table:table-cell table:style-name="表格35.A8" office:value-type="string">
            <text:p text:style-name="P446">500</text:p>
          </table:table-cell>
          <table:table-cell table:style-name="表格35.A8" office:value-type="string">
            <text:p text:style-name="P218"/>
          </table:table-cell>
          <table:table-cell table:style-name="表格35.A8" office:value-type="string">
            <text:p text:style-name="P695"/>
          </table:table-cell>
          <table:table-cell table:style-name="表格35.A8" office:value-type="string">
            <text:p text:style-name="P575"/>
          </table:table-cell>
          <table:table-cell table:style-name="表格35.J5" table:number-columns-spanned="3" office:value-type="string">
            <text:list xml:id="list93043582161584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043582165310" text:continue-numbering="true" text:style-name="WW8Num2">
              <text:list-item>
                <text:p text:style-name="P1282">CUSERID</text:p>
              </text:list-item>
            </text:list>
          </table:table-cell>
          <table:table-cell table:style-name="表格35.A5" office:value-type="string">
            <text:list xml:id="list93043582160146" text:continue-numbering="true" text:style-name="WW8Num2">
              <text:list-item>
                <text:p text:style-name="P1282">VARCHAR</text:p>
              </text:list-item>
            </text:list>
          </table:table-cell>
          <table:table-cell table:style-name="表格35.A5" office:value-type="string">
            <text:list xml:id="list93043582182285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6931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71764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80657" text:continue-numbering="true" text:style-name="WW8Num2">
              <text:list-item>
                <text:p text:style-name="P1282">24</text:p>
              </text:list-item>
            </text:list>
          </table:table-cell>
          <table:table-cell table:style-name="表格35.A5" office:value-type="string">
            <text:list xml:id="list93043582171693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59187" text:continue-numbering="true" text:style-name="WW8Num2">
              <text:list-item>
                <text:p text:style-name="P1282">Create data user</text:p>
              </text:list-item>
            </text:list>
          </table:table-cell>
          <table:table-cell table:style-name="表格35.A5" office:value-type="string">
            <text:list xml:id="list9304358215897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J5" table:number-columns-spanned="3" office:value-type="string">
            <text:list xml:id="list93043582167113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043582158695" text:continue-numbering="true" text:style-name="WW8Num2">
              <text:list-item>
                <text:p text:style-name="P1282">CDATE</text:p>
              </text:list-item>
            </text:list>
          </table:table-cell>
          <table:table-cell table:style-name="表格35.A5" office:value-type="string">
            <text:list xml:id="list93043582167895" text:continue-numbering="true" text:style-name="WW8Num2">
              <text:list-item>
                <text:p text:style-name="P1282">DATETIME</text:p>
              </text:list-item>
            </text:list>
          </table:table-cell>
          <table:table-cell table:style-name="表格35.A5" office:value-type="string">
            <text:list xml:id="list9304358217461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74921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5187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8215318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81952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65824" text:continue-numbering="true" text:style-name="WW8Num2">
              <text:list-item>
                <text:p text:style-name="P1282">Create time</text:p>
              </text:list-item>
            </text:list>
          </table:table-cell>
          <table:table-cell table:style-name="表格35.A5" office:value-type="string">
            <text:list xml:id="list9304359817072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J5" table:number-columns-spanned="3" office:value-type="string">
            <text:list xml:id="list93043598162219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043598165024" text:continue-numbering="true" text:style-name="WW8Num2">
              <text:list-item>
                <text:p text:style-name="P1282">UUSERID</text:p>
              </text:list-item>
            </text:list>
          </table:table-cell>
          <table:table-cell table:style-name="表格35.A5" office:value-type="string">
            <text:list xml:id="list93043598155191" text:continue-numbering="true" text:style-name="WW8Num2">
              <text:list-item>
                <text:p text:style-name="P1282">VARCHAR</text:p>
              </text:list-item>
            </text:list>
          </table:table-cell>
          <table:table-cell table:style-name="表格35.A5" office:value-type="string">
            <text:list xml:id="list9304359815193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57985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78359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65316" text:continue-numbering="true" text:style-name="WW8Num2">
              <text:list-item>
                <text:p text:style-name="P1282">24</text:p>
              </text:list-item>
            </text:list>
          </table:table-cell>
          <table:table-cell table:style-name="表格35.A5" office:value-type="string">
            <text:list xml:id="list93043598175522" text:continue-numbering="true" text:style-name="WW8Num2">
              <text:list-item>
                <text:p text:style-name="P1282">null</text:p>
              </text:list-item>
            </text:list>
          </table:table-cell>
          <table:table-cell table:style-name="表格35.A5" office:value-type="string">
            <text:list xml:id="list93043598164260" text:continue-numbering="true" text:style-name="WW8Num2">
              <text:list-item>
                <text:p text:style-name="P1282">Update date user</text:p>
              </text:list-item>
            </text:list>
          </table:table-cell>
          <table:table-cell table:style-name="表格35.A5" office:value-type="string">
            <text:list xml:id="list93043598161977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J5" table:number-columns-spanned="3" office:value-type="string">
            <text:list xml:id="list93043598161884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  <table:table-row table:style-name="表格35.1">
          <table:table-cell table:style-name="表格35.A5" office:value-type="string">
            <text:list xml:id="list93043598151612" text:continue-numbering="true" text:style-name="WW8Num2">
              <text:list-item>
                <text:p text:style-name="P1282">UDATE</text:p>
              </text:list-item>
            </text:list>
          </table:table-cell>
          <table:table-cell table:style-name="表格35.A5" office:value-type="string">
            <text:list xml:id="list93043598160756" text:continue-numbering="true" text:style-name="WW8Num2">
              <text:list-item>
                <text:p text:style-name="P1282">DATETIME</text:p>
              </text:list-item>
            </text:list>
          </table:table-cell>
          <table:table-cell table:style-name="表格35.A5" office:value-type="string">
            <text:list xml:id="list93043598178100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67145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56768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59594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A5" office:value-type="string">
            <text:list xml:id="list93043598169456" text:continue-numbering="true" text:style-name="WW8Num2">
              <text:list-item>
                <text:p text:style-name="P1282">null</text:p>
              </text:list-item>
            </text:list>
          </table:table-cell>
          <table:table-cell table:style-name="表格35.A5" office:value-type="string">
            <text:list xml:id="list93043598169884" text:continue-numbering="true" text:style-name="WW8Num2">
              <text:list-item>
                <text:p text:style-name="P1282">Update time</text:p>
              </text:list-item>
            </text:list>
          </table:table-cell>
          <table:table-cell table:style-name="表格35.A5" office:value-type="string">
            <text:list xml:id="list93043598167496" text:continue-numbering="true" text:style-name="WW8Num2">
              <text:list-item>
                <text:p text:style-name="P1225"/>
              </text:list-item>
            </text:list>
          </table:table-cell>
          <table:table-cell table:style-name="表格35.J5" table:number-columns-spanned="3" office:value-type="string">
            <text:list xml:id="list93043598156902" text:continue-numbering="true" text:style-name="WW8Num2">
              <text:list-item>
                <text:p text:style-name="P865"/>
              </text:list-item>
            </text:list>
          </table:table-cell>
          <table:covered-table-cell/>
          <table:covered-table-cell/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93043598157723" text:continue-numbering="true" text:style-name="WW8Num2">
        <text:list-item>
          <text:h text:style-name="P1498" text:outline-level="1"><text:bookmark-start text:name="__RefHeading__27461_1860957965"/><text:soft-page-break/><text:span text:style-name="T47">B</text:span><text:span text:style-name="T65">B</text:span><text:span text:style-name="T47">_</text:span><text:span text:style-name="T101">AGGREGATION_METHOD</text:span><text:bookmark-end text:name="__RefHeading__27461_1860957965"/></text:h>
        </text:list-item>
      </text:list>
      <table:table table:name="表格60" table:style-name="表格60">
        <table:table-column table:style-name="表格60.A"/>
        <table:table-column table:style-name="表格60.B"/>
        <table:table-column table:style-name="表格60.C" table:number-columns-repeated="2"/>
        <table:table-column table:style-name="表格60.E" table:number-columns-repeated="3"/>
        <table:table-column table:style-name="表格60.H"/>
        <table:table-column table:style-name="表格60.I"/>
        <table:table-column table:style-name="表格60.J"/>
        <table:table-column table:style-name="表格60.K"/>
        <table:table-column table:style-name="表格60.L"/>
        <table:table-row table:style-name="表格60.1">
          <table:table-cell table:style-name="表格60.A1" office:value-type="string">
            <text:list xml:id="list93043598156805" text:continue-numbering="true" text:style-name="WW8Num2">
              <text:list-item>
                <text:p text:style-name="P1002">Project</text:p>
              </text:list-item>
            </text:list>
          </table:table-cell>
          <table:table-cell table:style-name="表格60.A1" table:number-columns-spanned="6" office:value-type="string">
            <text:list xml:id="list93043598150427" text:continue-numbering="true" text:style-name="WW8Num2">
              <text:list-item>
                <text:p text:style-name="P108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1" office:value-type="string">
            <text:list xml:id="list93043598161288" text:continue-numbering="true" text:style-name="WW8Num2">
              <text:list-item>
                <text:p text:style-name="P1002">Ver</text:p>
              </text:list-item>
            </text:list>
          </table:table-cell>
          <table:table-cell table:style-name="表格60.A1" office:value-type="string">
            <text:list xml:id="list93043598178594" text:continue-numbering="true" text:style-name="WW8Num2">
              <text:list-item>
                <text:p text:style-name="P1084">0.5</text:p>
              </text:list-item>
            </text:list>
          </table:table-cell>
          <table:table-cell table:style-name="表格60.J1" office:value-type="string">
            <text:list xml:id="list9304359818032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74317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56835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93043613151138" text:continue-numbering="true" text:style-name="WW8Num2">
              <text:list-item>
                <text:p text:style-name="P1002">Maintain</text:p>
              </text:list-item>
            </text:list>
          </table:table-cell>
          <table:table-cell table:style-name="表格60.A2" table:number-columns-spanned="6" office:value-type="string">
            <text:list xml:id="list93043613164787" text:continue-numbering="true" text:style-name="WW8Num2">
              <text:list-item>
                <text:p text:style-name="P108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93043613159877" text:continue-numbering="true" text:style-name="WW8Num2">
              <text:list-item>
                <text:p text:style-name="P1002">Date</text:p>
              </text:list-item>
            </text:list>
          </table:table-cell>
          <table:table-cell table:style-name="表格60.A2" office:value-type="string">
            <text:list xml:id="list93043613169582" text:continue-numbering="true" text:style-name="WW8Num2">
              <text:list-item>
                <text:p text:style-name="P1084">201<text:span text:style-name="T197">5</text:span>/<text:span text:style-name="T197">03</text:span>/<text:span text:style-name="T139">10</text:span></text:p>
              </text:list-item>
            </text:list>
          </table:table-cell>
          <table:table-cell table:style-name="表格60.J1" office:value-type="string">
            <text:list xml:id="list9304361315756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5259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77764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60.1">
          <table:table-cell table:style-name="表格60.A2" office:value-type="string">
            <text:list xml:id="list93043613164093" text:continue-numbering="true" text:style-name="WW8Num2">
              <text:list-item>
                <text:p text:style-name="P1002">Table</text:p>
              </text:list-item>
            </text:list>
          </table:table-cell>
          <table:table-cell table:style-name="表格60.A2" table:number-columns-spanned="6" office:value-type="string">
            <text:list xml:id="list93043613151445" text:continue-numbering="true" text:style-name="WW8Num2">
              <text:list-item>
                <text:p text:style-name="P1184">b<text:span text:style-name="T138">b</text:span>_<text:span text:style-name="T196">aggregation_metho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0.A2" office:value-type="string">
            <text:list xml:id="list93043613167889" text:continue-numbering="true" text:style-name="WW8Num2">
              <text:list-item>
                <text:p text:style-name="P1002">DataBase</text:p>
              </text:list-item>
            </text:list>
          </table:table-cell>
          <table:table-cell table:style-name="表格60.A2" office:value-type="string">
            <text:list xml:id="list93043613157059" text:continue-numbering="true" text:style-name="WW8Num2">
              <text:list-item>
                <text:p text:style-name="P1084">bbcore</text:p>
              </text:list-item>
            </text:list>
          </table:table-cell>
          <table:table-cell table:style-name="表格60.J1" office:value-type="string">
            <text:list xml:id="list93043613168432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6027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69900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60.1">
          <table:table-cell table:style-name="表格60.A4" office:value-type="string">
            <text:list xml:id="list93043613176731" text:continue-numbering="true" text:style-name="WW8Num2">
              <text:list-item>
                <text:p text:style-name="P1002">Descript</text:p>
              </text:list-item>
            </text:list>
          </table:table-cell>
          <table:table-cell table:style-name="表格60.A4" table:number-columns-spanned="8" office:value-type="string">
            <text:list xml:id="list93043613157547" text:continue-numbering="true" text:style-name="WW8Num2">
              <text:list-item>
                <text:p text:style-name="P11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1" office:value-type="string">
            <text:list xml:id="list9304361316430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58466" text:continue-numbering="true" text:style-name="WW8Num2">
              <text:list-item>
                <text:p text:style-name="P866"/>
              </text:list-item>
            </text:list>
          </table:table-cell>
          <table:table-cell table:style-name="表格60.K1" office:value-type="string">
            <text:list xml:id="list93043613169642" text:continue-numbering="true" text:style-name="WW8Num2">
              <text:list-item>
                <text:p text:style-name="P866"/>
              </text:list-item>
            </text:list>
          </table:table-cell>
        </table:table-row>
        <table:table-row table:style-name="表格60.1">
          <table:table-cell table:style-name="表格60.A5" table:number-columns-spanned="9" office:value-type="string">
            <text:list xml:id="list93043613158918" text:continue-numbering="true" text:style-name="WW8Num2">
              <text:list-item>
                <text:p text:style-name="P9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0.J5" table:number-columns-spanned="3" office:value-type="string">
            <text:list xml:id="list9304361316055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043613182808" text:continue-numbering="true" text:style-name="WW8Num2">
              <text:list-item>
                <text:p text:style-name="P1043">Field</text:p>
              </text:list-item>
            </text:list>
          </table:table-cell>
          <table:table-cell table:style-name="表格60.A5" office:value-type="string">
            <text:list xml:id="list93043613178805" text:continue-numbering="true" text:style-name="WW8Num2">
              <text:list-item>
                <text:p text:style-name="P1043">Datatype</text:p>
              </text:list-item>
            </text:list>
          </table:table-cell>
          <table:table-cell table:style-name="表格60.A5" office:value-type="string">
            <text:list xml:id="list93043613176005" text:continue-numbering="true" text:style-name="WW8Num2">
              <text:list-item>
                <text:p text:style-name="P1043">PK</text:p>
              </text:list-item>
            </text:list>
          </table:table-cell>
          <table:table-cell table:style-name="表格60.A5" office:value-type="string">
            <text:list xml:id="list93043613150736" text:continue-numbering="true" text:style-name="WW8Num2">
              <text:list-item>
                <text:p text:style-name="P1043">UK</text:p>
              </text:list-item>
            </text:list>
          </table:table-cell>
          <table:table-cell table:style-name="表格60.A5" office:value-type="string">
            <text:list xml:id="list93043613152237" text:continue-numbering="true" text:style-name="WW8Num2">
              <text:list-item>
                <text:p text:style-name="P1043">IDX</text:p>
              </text:list-item>
            </text:list>
          </table:table-cell>
          <table:table-cell table:style-name="表格60.A5" office:value-type="string">
            <text:list xml:id="list93043613159305" text:continue-numbering="true" text:style-name="WW8Num2">
              <text:list-item>
                <text:p text:style-name="P961"><text:span text:style-name="T2">S</text:span><text:span text:style-name="T3">IZE</text:span></text:p>
              </text:list-item>
            </text:list>
          </table:table-cell>
          <table:table-cell table:style-name="表格60.A5" office:value-type="string">
            <text:list xml:id="list93043613163978" text:continue-numbering="true" text:style-name="WW8Num2">
              <text:list-item>
                <text:p text:style-name="P961"><text:span text:style-name="T2">D</text:span><text:span text:style-name="T3">EF</text:span></text:p>
              </text:list-item>
            </text:list>
          </table:table-cell>
          <table:table-cell table:style-name="表格60.A5" office:value-type="string">
            <text:list xml:id="list93043613169079" text:continue-numbering="true" text:style-name="WW8Num2">
              <text:list-item>
                <text:p text:style-name="P1043">Description</text:p>
              </text:list-item>
            </text:list>
          </table:table-cell>
          <table:table-cell table:style-name="表格60.A5" office:value-type="string">
            <text:list xml:id="list93043613182994" text:continue-numbering="true" text:style-name="WW8Num2">
              <text:list-item>
                <text:p text:style-name="P1043">Remarks</text:p>
              </text:list-item>
            </text:list>
          </table:table-cell>
          <table:table-cell table:style-name="表格60.J5" table:number-columns-spanned="3" office:value-type="string">
            <text:list xml:id="list9304361317069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043613177545" text:continue-numbering="true" text:style-name="WW8Num2">
              <text:list-item>
                <text:p text:style-name="P1283">OID</text:p>
              </text:list-item>
            </text:list>
          </table:table-cell>
          <table:table-cell table:style-name="表格60.A5" office:value-type="string">
            <text:list xml:id="list93043613154194" text:continue-numbering="true" text:style-name="WW8Num2">
              <text:list-item>
                <text:p text:style-name="P1283">CHAR</text:p>
              </text:list-item>
            </text:list>
          </table:table-cell>
          <table:table-cell table:style-name="表格60.A5" office:value-type="string">
            <text:list xml:id="list93043613167420" text:continue-numbering="true" text:style-name="WW8Num2">
              <text:list-item>
                <text:p text:style-name="P1283">Y</text:p>
              </text:list-item>
            </text:list>
          </table:table-cell>
          <table:table-cell table:style-name="表格60.A5" office:value-type="string">
            <text:list xml:id="list93043613182624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13171709" text:continue-numbering="true" text:style-name="WW8Num2">
              <text:list-item>
                <text:p text:style-name="P1283"><text:s/></text:p>
              </text:list-item>
            </text:list>
          </table:table-cell>
          <table:table-cell table:style-name="表格60.A5" office:value-type="string">
            <text:list xml:id="list93043613174080" text:continue-numbering="true" text:style-name="WW8Num2">
              <text:list-item>
                <text:p text:style-name="P1283">36</text:p>
              </text:list-item>
            </text:list>
          </table:table-cell>
          <table:table-cell table:style-name="表格60.A5" office:value-type="string">
            <text:list xml:id="list93043613151640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13174684" text:continue-numbering="true" text:style-name="WW8Num2">
              <text:list-item>
                <text:p text:style-name="P1283">PK / UUID</text:p>
              </text:list-item>
            </text:list>
          </table:table-cell>
          <table:table-cell table:style-name="表格60.A5" office:value-type="string">
            <text:list xml:id="list93043613165081" text:continue-numbering="true" text:style-name="WW8Num2">
              <text:list-item>
                <text:p text:style-name="P1283">Default java UUID</text:p>
              </text:list-item>
            </text:list>
          </table:table-cell>
          <table:table-cell table:style-name="表格60.J5" table:number-columns-spanned="3" office:value-type="string">
            <text:list xml:id="list93043629153268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19"><text:span text:style-name="T198">AGGR</text:span>_ID</text:p>
          </table:table-cell>
          <table:table-cell table:style-name="表格60.A8" office:value-type="string">
            <text:list xml:id="list93043629175198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439">Y</text:p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421">14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3"/>
          </table:table-cell>
          <table:table-cell table:style-name="表格60.A8" office:value-type="string">
            <text:p text:style-name="P630"/>
          </table:table-cell>
          <table:table-cell table:style-name="表格60.J5" table:number-columns-spanned="3" office:value-type="string">
            <text:list xml:id="list93043629179233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1">NAME</text:p>
          </table:table-cell>
          <table:table-cell table:style-name="表格60.A8" office:value-type="string">
            <text:list xml:id="list93043629181058" text:continue-numbering="true" text:style-name="WW8Num2">
              <text:list-item>
                <text:p text:style-name="P1369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554"/>
          </table:table-cell>
          <table:table-cell table:style-name="表格60.A8" office:value-type="string">
            <text:p text:style-name="P818">Y</text:p>
          </table:table-cell>
          <table:table-cell table:style-name="表格60.A8" office:value-type="string">
            <text:p text:style-name="P441">1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743">Name 要檢查是否重複</text:p>
            <text:p text:style-name="P743">目前有:</text:p>
            <text:p text:style-name="P743">加總</text:p>
            <text:p text:style-name="P743">平均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9304362916808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308">TYPE</text:p>
          </table:table-cell>
          <table:table-cell table:style-name="表格60.A8" office:value-type="string">
            <text:p text:style-name="P155">VARCHAR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297"/>
          </table:table-cell>
          <table:table-cell table:style-name="表格60.A8" office:value-type="string">
            <text:p text:style-name="P780"/>
          </table:table-cell>
          <table:table-cell table:style-name="表格60.A8" office:value-type="string">
            <text:p text:style-name="P310">1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37">PYTHON , GROOVY, BSH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93043629175785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9">EXPRESSION<text:span text:style-name="T198">1</text:span></text:p>
          </table:table-cell>
          <table:table-cell table:style-name="表格60.A8" office:value-type="string">
            <text:list xml:id="list93043629161714" text:continue-numbering="true" text:style-name="WW8Num2">
              <text:list-item>
                <text:p text:style-name="P1115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379"/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460"><text:span text:style-name="T198">40</text:span>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7">算<text:span text:style-name="T198">KPI分數</text:span>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93043645152187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50">EXPRESSION<text:span text:style-name="T198">2</text:span></text:p>
          </table:table-cell>
          <table:table-cell table:style-name="表格60.A8" office:value-type="string">
            <text:list xml:id="list93043645164197" text:continue-numbering="true" text:style-name="WW8Num2">
              <text:list-item>
                <text:p text:style-name="P1116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379"/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553">40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7">算<text:span text:style-name="T198">KPI 日期區間分數</text:span></text:p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9304364515258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8" office:value-type="string">
            <text:p text:style-name="P447">DESCRIPTION</text:p>
          </table:table-cell>
          <table:table-cell table:style-name="表格60.A8" office:value-type="string">
            <text:list xml:id="list93043645173686" text:continue-numbering="true" text:style-name="WW8Num2">
              <text:list-item>
                <text:p text:style-name="P1115">VARCHAR</text:p>
              </text:list-item>
            </text:list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379"/>
          </table:table-cell>
          <table:table-cell table:style-name="表格60.A8" office:value-type="string">
            <text:p text:style-name="P797"/>
          </table:table-cell>
          <table:table-cell table:style-name="表格60.A8" office:value-type="string">
            <text:p text:style-name="P447">500</text:p>
          </table:table-cell>
          <table:table-cell table:style-name="表格60.A8" office:value-type="string">
            <text:p text:style-name="P239"/>
          </table:table-cell>
          <table:table-cell table:style-name="表格60.A8" office:value-type="string">
            <text:p text:style-name="P697"/>
          </table:table-cell>
          <table:table-cell table:style-name="表格60.A8" office:value-type="string">
            <text:p text:style-name="P596"/>
          </table:table-cell>
          <table:table-cell table:style-name="表格60.J5" table:number-columns-spanned="3" office:value-type="string">
            <text:list xml:id="list93043645153312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043645162401" text:continue-numbering="true" text:style-name="WW8Num2">
              <text:list-item>
                <text:p text:style-name="P1283">CUSERID</text:p>
              </text:list-item>
            </text:list>
          </table:table-cell>
          <table:table-cell table:style-name="表格60.A5" office:value-type="string">
            <text:list xml:id="list93043645175563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60.A5" office:value-type="string">
            <text:list xml:id="list93043645181563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5784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7273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72138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60.A5" office:value-type="string">
            <text:list xml:id="list93043645170106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4293" text:continue-numbering="true" text:style-name="WW8Num2">
              <text:list-item>
                <text:p text:style-name="P1283">Create data user</text:p>
              </text:list-item>
            </text:list>
          </table:table-cell>
          <table:table-cell table:style-name="表格60.A5" office:value-type="string">
            <text:list xml:id="list93043645156513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J5" table:number-columns-spanned="3" office:value-type="string">
            <text:list xml:id="list93043645159813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043645153052" text:continue-numbering="true" text:style-name="WW8Num2">
              <text:list-item>
                <text:p text:style-name="P1283">CDATE</text:p>
              </text:list-item>
            </text:list>
          </table:table-cell>
          <table:table-cell table:style-name="表格60.A5" office:value-type="string">
            <text:list xml:id="list93043645154621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60.A5" office:value-type="string">
            <text:list xml:id="list93043645152023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813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5630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742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6074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58117" text:continue-numbering="true" text:style-name="WW8Num2">
              <text:list-item>
                <text:p text:style-name="P1283">Create time</text:p>
              </text:list-item>
            </text:list>
          </table:table-cell>
          <table:table-cell table:style-name="表格60.A5" office:value-type="string">
            <text:list xml:id="list9304364516625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J5" table:number-columns-spanned="3" office:value-type="string">
            <text:list xml:id="list93043645163997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043645182874" text:continue-numbering="true" text:style-name="WW8Num2">
              <text:list-item>
                <text:p text:style-name="P1283">UUSERID</text:p>
              </text:list-item>
            </text:list>
          </table:table-cell>
          <table:table-cell table:style-name="表格60.A5" office:value-type="string">
            <text:list xml:id="list93043645165524" text:continue-numbering="true" text:style-name="WW8Num2">
              <text:list-item>
                <text:p text:style-name="P1283">VARCHAR</text:p>
              </text:list-item>
            </text:list>
          </table:table-cell>
          <table:table-cell table:style-name="表格60.A5" office:value-type="string">
            <text:list xml:id="list93043645151558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54112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45173844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60156924" text:continue-numbering="true" text:style-name="WW8Num2">
              <text:list-item>
                <text:p text:style-name="P1283">24</text:p>
              </text:list-item>
            </text:list>
          </table:table-cell>
          <table:table-cell table:style-name="表格60.A5" office:value-type="string">
            <text:list xml:id="list93043660182600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60.A5" office:value-type="string">
            <text:list xml:id="list93043660154125" text:continue-numbering="true" text:style-name="WW8Num2">
              <text:list-item>
                <text:p text:style-name="P1283">Update date user</text:p>
              </text:list-item>
            </text:list>
          </table:table-cell>
          <table:table-cell table:style-name="表格60.A5" office:value-type="string">
            <text:list xml:id="list9304366015761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J5" table:number-columns-spanned="3" office:value-type="string">
            <text:list xml:id="list93043660152604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  <table:table-row table:style-name="表格60.1">
          <table:table-cell table:style-name="表格60.A5" office:value-type="string">
            <text:list xml:id="list93043660167753" text:continue-numbering="true" text:style-name="WW8Num2">
              <text:list-item>
                <text:p text:style-name="P1283">UDATE</text:p>
              </text:list-item>
            </text:list>
          </table:table-cell>
          <table:table-cell table:style-name="表格60.A5" office:value-type="string">
            <text:list xml:id="list93043660154402" text:continue-numbering="true" text:style-name="WW8Num2">
              <text:list-item>
                <text:p text:style-name="P1283">DATETIME</text:p>
              </text:list-item>
            </text:list>
          </table:table-cell>
          <table:table-cell table:style-name="表格60.A5" office:value-type="string">
            <text:list xml:id="list93043660181094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60170845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60181410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6018304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A5" office:value-type="string">
            <text:list xml:id="list93043660176174" text:continue-numbering="true" text:style-name="WW8Num2">
              <text:list-item>
                <text:p text:style-name="P1283">null</text:p>
              </text:list-item>
            </text:list>
          </table:table-cell>
          <table:table-cell table:style-name="表格60.A5" office:value-type="string">
            <text:list xml:id="list93043660154339" text:continue-numbering="true" text:style-name="WW8Num2">
              <text:list-item>
                <text:p text:style-name="P1283">Update time</text:p>
              </text:list-item>
            </text:list>
          </table:table-cell>
          <table:table-cell table:style-name="表格60.A5" office:value-type="string">
            <text:list xml:id="list93043660180917" text:continue-numbering="true" text:style-name="WW8Num2">
              <text:list-item>
                <text:p text:style-name="P1226"/>
              </text:list-item>
            </text:list>
          </table:table-cell>
          <table:table-cell table:style-name="表格60.J5" table:number-columns-spanned="3" office:value-type="string">
            <text:list xml:id="list93043660176161" text:continue-numbering="true" text:style-name="WW8Num2">
              <text:list-item>
                <text:p text:style-name="P866"/>
              </text:list-item>
            </text:list>
          </table:table-cell>
          <table:covered-table-cell/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93043660172840" text:continue-numbering="true" text:style-name="WW8Num2">
        <text:list-item>
          <text:h text:style-name="P1499" text:outline-level="1"><text:bookmark-start text:name="__RefHeading__15146_679456773"/><text:soft-page-break/><text:span text:style-name="T47">B</text:span><text:span text:style-name="T65">B</text:span><text:span text:style-name="T47">_</text:span><text:span text:style-name="T74">MEASURE_DATA</text:span><text:bookmark-end text:name="__RefHeading__15146_679456773"/></text:h>
        </text:list-item>
      </text:list>
      <table:table table:name="表格36" table:style-name="表格36">
        <table:table-column table:style-name="表格36.A"/>
        <table:table-column table:style-name="表格36.B"/>
        <table:table-column table:style-name="表格36.C" table:number-columns-repeated="2"/>
        <table:table-column table:style-name="表格36.E" table:number-columns-repeated="3"/>
        <table:table-column table:style-name="表格36.H"/>
        <table:table-column table:style-name="表格36.I"/>
        <table:table-column table:style-name="表格36.J"/>
        <table:table-column table:style-name="表格36.K"/>
        <table:table-column table:style-name="表格36.L"/>
        <table:table-row table:style-name="表格36.1">
          <table:table-cell table:style-name="表格36.A1" office:value-type="string">
            <text:list xml:id="list93043660154210" text:continue-numbering="true" text:style-name="WW8Num2">
              <text:list-item>
                <text:p text:style-name="P1003">Project</text:p>
              </text:list-item>
            </text:list>
          </table:table-cell>
          <table:table-cell table:style-name="表格36.A1" table:number-columns-spanned="6" office:value-type="string">
            <text:list xml:id="list93043660163125" text:continue-numbering="true" text:style-name="WW8Num2">
              <text:list-item>
                <text:p text:style-name="P10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1" office:value-type="string">
            <text:list xml:id="list93043660167656" text:continue-numbering="true" text:style-name="WW8Num2">
              <text:list-item>
                <text:p text:style-name="P1003">Ver</text:p>
              </text:list-item>
            </text:list>
          </table:table-cell>
          <table:table-cell table:style-name="表格36.A1" office:value-type="string">
            <text:list xml:id="list93043660176186" text:continue-numbering="true" text:style-name="WW8Num2">
              <text:list-item>
                <text:p text:style-name="P1085">0.5</text:p>
              </text:list-item>
            </text:list>
          </table:table-cell>
          <table:table-cell table:style-name="表格36.J1" office:value-type="string">
            <text:list xml:id="list93043660178739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60179945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60181147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93043660150779" text:continue-numbering="true" text:style-name="WW8Num2">
              <text:list-item>
                <text:p text:style-name="P1003">Maintain</text:p>
              </text:list-item>
            </text:list>
          </table:table-cell>
          <table:table-cell table:style-name="表格36.A2" table:number-columns-spanned="6" office:value-type="string">
            <text:list xml:id="list93043660178855" text:continue-numbering="true" text:style-name="WW8Num2">
              <text:list-item>
                <text:p text:style-name="P10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93043660172972" text:continue-numbering="true" text:style-name="WW8Num2">
              <text:list-item>
                <text:p text:style-name="P1003">Date</text:p>
              </text:list-item>
            </text:list>
          </table:table-cell>
          <table:table-cell table:style-name="表格36.A2" office:value-type="string">
            <text:list xml:id="list93043660173106" text:continue-numbering="true" text:style-name="WW8Num2">
              <text:list-item>
                <text:p text:style-name="P1085">2014/1<text:span text:style-name="T134">1</text:span>/<text:span text:style-name="T139">13</text:span></text:p>
              </text:list-item>
            </text:list>
          </table:table-cell>
          <table:table-cell table:style-name="表格36.J1" office:value-type="string">
            <text:list xml:id="list9304366017889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6016732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60160697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6.1">
          <table:table-cell table:style-name="表格36.A2" office:value-type="string">
            <text:list xml:id="list93043676163476" text:continue-numbering="true" text:style-name="WW8Num2">
              <text:list-item>
                <text:p text:style-name="P1003">Table</text:p>
              </text:list-item>
            </text:list>
          </table:table-cell>
          <table:table-cell table:style-name="表格36.A2" table:number-columns-spanned="6" office:value-type="string">
            <text:list xml:id="list93043676154709" text:continue-numbering="true" text:style-name="WW8Num2">
              <text:list-item>
                <text:p text:style-name="P1185">b<text:span text:style-name="T138">b</text:span>_<text:span text:style-name="T154">measure_data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6.A2" office:value-type="string">
            <text:list xml:id="list93043676157260" text:continue-numbering="true" text:style-name="WW8Num2">
              <text:list-item>
                <text:p text:style-name="P1003">DataBase</text:p>
              </text:list-item>
            </text:list>
          </table:table-cell>
          <table:table-cell table:style-name="表格36.A2" office:value-type="string">
            <text:list xml:id="list93043676181285" text:continue-numbering="true" text:style-name="WW8Num2">
              <text:list-item>
                <text:p text:style-name="P1085">bbcore</text:p>
              </text:list-item>
            </text:list>
          </table:table-cell>
          <table:table-cell table:style-name="表格36.J1" office:value-type="string">
            <text:list xml:id="list9304367618202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76162302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76179053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6.1">
          <table:table-cell table:style-name="表格36.A4" office:value-type="string">
            <text:list xml:id="list93043676164013" text:continue-numbering="true" text:style-name="WW8Num2">
              <text:list-item>
                <text:p text:style-name="P1003">Descript</text:p>
              </text:list-item>
            </text:list>
          </table:table-cell>
          <table:table-cell table:style-name="表格36.A4" table:number-columns-spanned="8" office:value-type="string">
            <text:list xml:id="list93043676166643" text:continue-numbering="true" text:style-name="WW8Num2">
              <text:list-item>
                <text:p text:style-name="P11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1" office:value-type="string">
            <text:list xml:id="list93043676178686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76159607" text:continue-numbering="true" text:style-name="WW8Num2">
              <text:list-item>
                <text:p text:style-name="P867"/>
              </text:list-item>
            </text:list>
          </table:table-cell>
          <table:table-cell table:style-name="表格36.K1" office:value-type="string">
            <text:list xml:id="list93043676180914" text:continue-numbering="true" text:style-name="WW8Num2">
              <text:list-item>
                <text:p text:style-name="P867"/>
              </text:list-item>
            </text:list>
          </table:table-cell>
        </table:table-row>
        <table:table-row table:style-name="表格36.1">
          <table:table-cell table:style-name="表格36.A5" table:number-columns-spanned="9" office:value-type="string">
            <text:list xml:id="list93043676162746" text:continue-numbering="true" text:style-name="WW8Num2">
              <text:list-item>
                <text:p text:style-name="P14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6.J5" table:number-columns-spanned="3" office:value-type="string">
            <text:list xml:id="list93043676151399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043676152385" text:continue-numbering="true" text:style-name="WW8Num2">
              <text:list-item>
                <text:p text:style-name="P1044">Field</text:p>
              </text:list-item>
            </text:list>
          </table:table-cell>
          <table:table-cell table:style-name="表格36.A5" office:value-type="string">
            <text:list xml:id="list93043676170370" text:continue-numbering="true" text:style-name="WW8Num2">
              <text:list-item>
                <text:p text:style-name="P1044">Datatype</text:p>
              </text:list-item>
            </text:list>
          </table:table-cell>
          <table:table-cell table:style-name="表格36.A5" office:value-type="string">
            <text:list xml:id="list93043676173574" text:continue-numbering="true" text:style-name="WW8Num2">
              <text:list-item>
                <text:p text:style-name="P1044">PK</text:p>
              </text:list-item>
            </text:list>
          </table:table-cell>
          <table:table-cell table:style-name="表格36.A5" office:value-type="string">
            <text:list xml:id="list93043676173203" text:continue-numbering="true" text:style-name="WW8Num2">
              <text:list-item>
                <text:p text:style-name="P1044">UK</text:p>
              </text:list-item>
            </text:list>
          </table:table-cell>
          <table:table-cell table:style-name="表格36.A5" office:value-type="string">
            <text:list xml:id="list93043676177872" text:continue-numbering="true" text:style-name="WW8Num2">
              <text:list-item>
                <text:p text:style-name="P1044">IDX</text:p>
              </text:list-item>
            </text:list>
          </table:table-cell>
          <table:table-cell table:style-name="表格36.A5" office:value-type="string">
            <text:list xml:id="list93043676174041" text:continue-numbering="true" text:style-name="WW8Num2">
              <text:list-item>
                <text:p text:style-name="P962"><text:span text:style-name="T2">S</text:span><text:span text:style-name="T3">IZE</text:span></text:p>
              </text:list-item>
            </text:list>
          </table:table-cell>
          <table:table-cell table:style-name="表格36.A5" office:value-type="string">
            <text:list xml:id="list93043676174384" text:continue-numbering="true" text:style-name="WW8Num2">
              <text:list-item>
                <text:p text:style-name="P962"><text:span text:style-name="T2">D</text:span><text:span text:style-name="T3">EF</text:span></text:p>
              </text:list-item>
            </text:list>
          </table:table-cell>
          <table:table-cell table:style-name="表格36.A5" office:value-type="string">
            <text:list xml:id="list93043676165060" text:continue-numbering="true" text:style-name="WW8Num2">
              <text:list-item>
                <text:p text:style-name="P1044">Description</text:p>
              </text:list-item>
            </text:list>
          </table:table-cell>
          <table:table-cell table:style-name="表格36.A5" office:value-type="string">
            <text:list xml:id="list93043676162928" text:continue-numbering="true" text:style-name="WW8Num2">
              <text:list-item>
                <text:p text:style-name="P1044">Remarks</text:p>
              </text:list-item>
            </text:list>
          </table:table-cell>
          <table:table-cell table:style-name="表格36.J5" table:number-columns-spanned="3" office:value-type="string">
            <text:list xml:id="list93043676178856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043676164602" text:continue-numbering="true" text:style-name="WW8Num2">
              <text:list-item>
                <text:p text:style-name="P1284">OID</text:p>
              </text:list-item>
            </text:list>
          </table:table-cell>
          <table:table-cell table:style-name="表格36.A5" office:value-type="string">
            <text:list xml:id="list93043676166151" text:continue-numbering="true" text:style-name="WW8Num2">
              <text:list-item>
                <text:p text:style-name="P1284">CHAR</text:p>
              </text:list-item>
            </text:list>
          </table:table-cell>
          <table:table-cell table:style-name="表格36.A5" office:value-type="string">
            <text:list xml:id="list93043676156163" text:continue-numbering="true" text:style-name="WW8Num2">
              <text:list-item>
                <text:p text:style-name="P1284">Y</text:p>
              </text:list-item>
            </text:list>
          </table:table-cell>
          <table:table-cell table:style-name="表格36.A5" office:value-type="string">
            <text:list xml:id="list9304367617947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676181118" text:continue-numbering="true" text:style-name="WW8Num2">
              <text:list-item>
                <text:p text:style-name="P1284"><text:s/></text:p>
              </text:list-item>
            </text:list>
          </table:table-cell>
          <table:table-cell table:style-name="表格36.A5" office:value-type="string">
            <text:list xml:id="list93043676150622" text:continue-numbering="true" text:style-name="WW8Num2">
              <text:list-item>
                <text:p text:style-name="P1284">36</text:p>
              </text:list-item>
            </text:list>
          </table:table-cell>
          <table:table-cell table:style-name="表格36.A5" office:value-type="string">
            <text:list xml:id="list93043676160922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676175554" text:continue-numbering="true" text:style-name="WW8Num2">
              <text:list-item>
                <text:p text:style-name="P1284">PK / UUID</text:p>
              </text:list-item>
            </text:list>
          </table:table-cell>
          <table:table-cell table:style-name="表格36.A5" office:value-type="string">
            <text:list xml:id="list93043676179556" text:continue-numbering="true" text:style-name="WW8Num2">
              <text:list-item>
                <text:p text:style-name="P1284">Default java UUID</text:p>
              </text:list-item>
            </text:list>
          </table:table-cell>
          <table:table-cell table:style-name="表格36.J5" table:number-columns-spanned="3" office:value-type="string">
            <text:list xml:id="list93043676174877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11"><text:span text:style-name="T151">KPI_</text:span>ID</text:p>
          </table:table-cell>
          <table:table-cell table:style-name="表格36.A8" office:value-type="string">
            <text:list xml:id="list93043676156226" text:continue-numbering="true" text:style-name="WW8Num2">
              <text:list-item>
                <text:p text:style-name="P1281">VARCHAR</text:p>
              </text:list-item>
            </text:list>
          </table:table-cell>
          <table:table-cell table:style-name="表格36.A8" office:value-type="string">
            <text:p text:style-name="P217"/>
          </table:table-cell>
          <table:table-cell table:style-name="表格36.A8" office:value-type="string">
            <text:p text:style-name="P437">Y</text:p>
          </table:table-cell>
          <table:table-cell table:style-name="表格36.A8" office:value-type="string">
            <text:p text:style-name="P815"/>
          </table:table-cell>
          <table:table-cell table:style-name="表格36.A8" office:value-type="string">
            <text:p text:style-name="P413">14</text:p>
          </table:table-cell>
          <table:table-cell table:style-name="表格36.A8" office:value-type="string">
            <text:p text:style-name="P217"/>
          </table:table-cell>
          <table:table-cell table:style-name="表格36.A8" office:value-type="string">
            <text:p text:style-name="P690">BB_KPI.ID</text:p>
          </table:table-cell>
          <table:table-cell table:style-name="表格36.A8" office:value-type="string">
            <text:p text:style-name="P625"/>
          </table:table-cell>
          <table:table-cell table:style-name="表格36.J5" table:number-columns-spanned="3" office:value-type="string">
            <text:list xml:id="list93043676162130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1">DATE</text:p>
          </table:table-cell>
          <table:table-cell table:style-name="表格36.A8" office:value-type="string">
            <text:list xml:id="list93043691165464" text:continue-numbering="true" text:style-name="WW8Num2">
              <text:list-item>
                <text:p text:style-name="P1370">VARCHAR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461">Y</text:p>
          </table:table-cell>
          <table:table-cell table:style-name="表格36.A8" office:value-type="string">
            <text:p text:style-name="P819"/>
          </table:table-cell>
          <table:table-cell table:style-name="表格36.A8" office:value-type="string">
            <text:p text:style-name="P451">8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701">yyyyMMdd 如 20141205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9304369116834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2">TARGET</text:p>
          </table:table-cell>
          <table:table-cell table:style-name="表格36.A8" office:value-type="string">
            <text:p text:style-name="P154">FLOAT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295"/>
          </table:table-cell>
          <table:table-cell table:style-name="表格36.A8" office:value-type="string">
            <text:p text:style-name="P776"/>
          </table:table-cell>
          <table:table-cell table:style-name="表格36.A8" office:value-type="string">
            <text:p text:style-name="P452">12.2</text:p>
          </table:table-cell>
          <table:table-cell table:style-name="表格36.A8" office:value-type="string">
            <text:p text:style-name="P453">0.0</text:p>
          </table:table-cell>
          <table:table-cell table:style-name="表格36.A8" office:value-type="string">
            <text:p text:style-name="P635">目標值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93043691171553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2">ACTUAL</text:p>
          </table:table-cell>
          <table:table-cell table:style-name="表格36.A8" office:value-type="string">
            <text:list xml:id="list93043691155177" text:continue-numbering="true" text:style-name="WW8Num2">
              <text:list-item>
                <text:p text:style-name="P1121">FLOAT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372"/>
          </table:table-cell>
          <table:table-cell table:style-name="表格36.A8" office:value-type="string">
            <text:p text:style-name="P793"/>
          </table:table-cell>
          <table:table-cell table:style-name="表格36.A8" office:value-type="string">
            <text:p text:style-name="P452">12.2</text:p>
          </table:table-cell>
          <table:table-cell table:style-name="表格36.A8" office:value-type="string">
            <text:p text:style-name="P453">0.0</text:p>
          </table:table-cell>
          <table:table-cell table:style-name="表格36.A8" office:value-type="string">
            <text:p text:style-name="P699">實際值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9304369115455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454">FREQUENCY</text:p>
          </table:table-cell>
          <table:table-cell table:style-name="表格36.A8" office:value-type="string">
            <text:list xml:id="list93043691171504" text:continue-numbering="true" text:style-name="WW8Num2">
              <text:list-item>
                <text:p text:style-name="P1371">VARCHAR</text:p>
              </text:list-item>
            </text:list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461">Y</text:p>
          </table:table-cell>
          <table:table-cell table:style-name="表格36.A8" office:value-type="string">
            <text:p text:style-name="P821"/>
          </table:table-cell>
          <table:table-cell table:style-name="表格36.A8" office:value-type="string">
            <text:p text:style-name="P455">1</text:p>
          </table:table-cell>
          <table:table-cell table:style-name="表格36.A8" office:value-type="string">
            <text:p text:style-name="P219"/>
          </table:table-cell>
          <table:table-cell table:style-name="表格36.A8" office:value-type="string">
            <text:p text:style-name="P702">1. 日 <text:span text:style-name="T155">(DAY)</text:span></text:p>
            <text:p text:style-name="P703">2. 周 (WEEK)</text:p>
            <text:p text:style-name="P702"><text:span text:style-name="T165">3</text:span>. 月 <text:span text:style-name="T155">(MONTH)</text:span></text:p>
            <text:p text:style-name="P702"><text:span text:style-name="T165">4</text:span>. 季 <text:span text:style-name="T155">(SEASON)</text:span></text:p>
            <text:p text:style-name="P702"><text:span text:style-name="T165">5</text:span>. 半年 <text:span text:style-name="T155">(HALF_OF_A_YEAR)</text:span></text:p>
            <text:p text:style-name="P702"><text:span text:style-name="T165">6</text:span>. 年 <text:span text:style-name="T155">(YEAR)</text:span></text:p>
          </table:table-cell>
          <table:table-cell table:style-name="表格36.A8" office:value-type="string">
            <text:p text:style-name="P576"/>
          </table:table-cell>
          <table:table-cell table:style-name="表格36.J5" table:number-columns-spanned="3" office:value-type="string">
            <text:list xml:id="list93043691166593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61">ORG_ID</text:p>
          </table:table-cell>
          <table:table-cell table:style-name="表格36.A8" office:value-type="string">
            <text:list xml:id="list93043691179572" text:continue-numbering="true" text:style-name="WW8Num2">
              <text:list-item>
                <text:p text:style-name="P1267">VARCHAR</text:p>
              </text:list-item>
            </text:list>
          </table:table-cell>
          <table:table-cell table:style-name="表格36.A8" office:value-type="string">
            <text:p text:style-name="P211"/>
          </table:table-cell>
          <table:table-cell table:style-name="表格36.A8" office:value-type="string">
            <text:p text:style-name="P462">Y</text:p>
          </table:table-cell>
          <table:table-cell table:style-name="表格36.A8" office:value-type="string">
            <text:p text:style-name="P821"/>
          </table:table-cell>
          <table:table-cell table:style-name="表格36.A8" office:value-type="string">
            <text:p text:style-name="P361">10</text:p>
          </table:table-cell>
          <table:table-cell table:style-name="表格36.A8" office:value-type="string">
            <text:p text:style-name="P211">*</text:p>
          </table:table-cell>
          <table:table-cell table:style-name="表格36.A8" office:value-type="string">
            <text:p text:style-name="P664">如果BB_KPI.<text:span text:style-name="T156">ORGA_MEASURE_SEPARATE </text:span><text:span text:style-name="T157">= 'Y' 時放入</text:span></text:p>
            <text:p text:style-name="P659">BB_ORGANIZATION.ORG_ID</text:p>
            <text:p text:style-name="P659"/>
            <text:p text:style-name="P664">如果<text:span text:style-name="T156">ORGA_MEASURE_SEPARATE </text:span><text:span text:style-name="T157">= 'N' 放入 *</text:span></text:p>
          </table:table-cell>
          <table:table-cell table:style-name="表格36.A8" office:value-type="string">
            <text:p text:style-name="P569"/>
          </table:table-cell>
          <table:table-cell table:style-name="表格36.J5" table:number-columns-spanned="3" office:value-type="string">
            <text:list xml:id="list9304370718012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8" office:value-type="string">
            <text:p text:style-name="P365">EMP_ID</text:p>
          </table:table-cell>
          <table:table-cell table:style-name="表格36.A8" office:value-type="string">
            <text:list xml:id="list93043707170332" text:continue-numbering="true" text:style-name="WW8Num2">
              <text:list-item>
                <text:p text:style-name="P1270">VARCHAR</text:p>
              </text:list-item>
            </text:list>
          </table:table-cell>
          <table:table-cell table:style-name="表格36.A8" office:value-type="string">
            <text:p text:style-name="P212"/>
          </table:table-cell>
          <table:table-cell table:style-name="表格36.A8" office:value-type="string">
            <text:p text:style-name="P462">Y</text:p>
          </table:table-cell>
          <table:table-cell table:style-name="表格36.A8" office:value-type="string">
            <text:p text:style-name="P821"/>
          </table:table-cell>
          <table:table-cell table:style-name="表格36.A8" office:value-type="string">
            <text:p text:style-name="P365">10</text:p>
          </table:table-cell>
          <table:table-cell table:style-name="表格36.A8" office:value-type="string">
            <text:p text:style-name="P212">*</text:p>
          </table:table-cell>
          <table:table-cell table:style-name="表格36.A8" office:value-type="string">
            <text:p text:style-name="P664">如果BB_KPI.<text:span text:style-name="T158">USER</text:span><text:span text:style-name="T156">_MEASURE_SEPARATE </text:span><text:span text:style-name="T157">= 'Y' 時放入</text:span></text:p>
            <text:p text:style-name="P659">BB_<text:span text:style-name="T158">EMPLOYEE</text:span>.<text:span text:style-name="T158">EMP</text:span>_ID</text:p>
            <text:p text:style-name="P659"/>
            <text:p text:style-name="P664">如果<text:span text:style-name="T158">USER</text:span><text:span text:style-name="T156">_MEASURE_SEPARATE </text:span><text:span text:style-name="T157">= 'N' 放入 *</text:span></text:p>
          </table:table-cell>
          <table:table-cell table:style-name="表格36.A8" office:value-type="string">
            <text:p text:style-name="P570"/>
          </table:table-cell>
          <table:table-cell table:style-name="表格36.J5" table:number-columns-spanned="3" office:value-type="string">
            <text:list xml:id="list93043707171691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043707163177" text:continue-numbering="true" text:style-name="WW8Num2">
              <text:list-item>
                <text:p text:style-name="P1284">CUSERID</text:p>
              </text:list-item>
            </text:list>
          </table:table-cell>
          <table:table-cell table:style-name="表格36.A5" office:value-type="string">
            <text:list xml:id="list93043707156124" text:continue-numbering="true" text:style-name="WW8Num2">
              <text:list-item>
                <text:p text:style-name="P1284">VARCHAR</text:p>
              </text:list-item>
            </text:list>
          </table:table-cell>
          <table:table-cell table:style-name="表格36.A5" office:value-type="string">
            <text:list xml:id="list93043707167020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7797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5585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74527" text:continue-numbering="true" text:style-name="WW8Num2">
              <text:list-item>
                <text:p text:style-name="P1284">24</text:p>
              </text:list-item>
            </text:list>
          </table:table-cell>
          <table:table-cell table:style-name="表格36.A5" office:value-type="string">
            <text:list xml:id="list93043707160442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67332" text:continue-numbering="true" text:style-name="WW8Num2">
              <text:list-item>
                <text:p text:style-name="P1284">Create data user</text:p>
              </text:list-item>
            </text:list>
          </table:table-cell>
          <table:table-cell table:style-name="表格36.A5" office:value-type="string">
            <text:list xml:id="list93043707161731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J5" table:number-columns-spanned="3" office:value-type="string">
            <text:list xml:id="list93043707160645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043707152018" text:continue-numbering="true" text:style-name="WW8Num2">
              <text:list-item>
                <text:p text:style-name="P1284">CDATE</text:p>
              </text:list-item>
            </text:list>
          </table:table-cell>
          <table:table-cell table:style-name="表格36.A5" office:value-type="string">
            <text:list xml:id="list93043707164452" text:continue-numbering="true" text:style-name="WW8Num2">
              <text:list-item>
                <text:p text:style-name="P1284">DATETIME</text:p>
              </text:list-item>
            </text:list>
          </table:table-cell>
          <table:table-cell table:style-name="表格36.A5" office:value-type="string">
            <text:list xml:id="list9304370716734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53194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77995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76825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78346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65594" text:continue-numbering="true" text:style-name="WW8Num2">
              <text:list-item>
                <text:p text:style-name="P1284">Create time</text:p>
              </text:list-item>
            </text:list>
          </table:table-cell>
          <table:table-cell table:style-name="表格36.A5" office:value-type="string">
            <text:list xml:id="list93043707156215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J5" table:number-columns-spanned="3" office:value-type="string">
            <text:list xml:id="list93043707167046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043707159190" text:continue-numbering="true" text:style-name="WW8Num2">
              <text:list-item>
                <text:p text:style-name="P1284">UUSERID</text:p>
              </text:list-item>
            </text:list>
          </table:table-cell>
          <table:table-cell table:style-name="表格36.A5" office:value-type="string">
            <text:list xml:id="list93043707174305" text:continue-numbering="true" text:style-name="WW8Num2">
              <text:list-item>
                <text:p text:style-name="P1284">VARCHAR</text:p>
              </text:list-item>
            </text:list>
          </table:table-cell>
          <table:table-cell table:style-name="表格36.A5" office:value-type="string">
            <text:list xml:id="list93043707170942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52671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07180038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23173795" text:continue-numbering="true" text:style-name="WW8Num2">
              <text:list-item>
                <text:p text:style-name="P1284">24</text:p>
              </text:list-item>
            </text:list>
          </table:table-cell>
          <table:table-cell table:style-name="表格36.A5" office:value-type="string">
            <text:list xml:id="list93043723164613" text:continue-numbering="true" text:style-name="WW8Num2">
              <text:list-item>
                <text:p text:style-name="P1284">null</text:p>
              </text:list-item>
            </text:list>
          </table:table-cell>
          <table:table-cell table:style-name="表格36.A5" office:value-type="string">
            <text:list xml:id="list93043723152034" text:continue-numbering="true" text:style-name="WW8Num2">
              <text:list-item>
                <text:p text:style-name="P1284">Update date user</text:p>
              </text:list-item>
            </text:list>
          </table:table-cell>
          <table:table-cell table:style-name="表格36.A5" office:value-type="string">
            <text:list xml:id="list93043723173807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J5" table:number-columns-spanned="3" office:value-type="string">
            <text:list xml:id="list93043723155789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  <table:table-row table:style-name="表格36.1">
          <table:table-cell table:style-name="表格36.A5" office:value-type="string">
            <text:list xml:id="list93043723151637" text:continue-numbering="true" text:style-name="WW8Num2">
              <text:list-item>
                <text:p text:style-name="P1284">UDATE</text:p>
              </text:list-item>
            </text:list>
          </table:table-cell>
          <table:table-cell table:style-name="表格36.A5" office:value-type="string">
            <text:list xml:id="list93043723169546" text:continue-numbering="true" text:style-name="WW8Num2">
              <text:list-item>
                <text:p text:style-name="P1284">DATETIME</text:p>
              </text:list-item>
            </text:list>
          </table:table-cell>
          <table:table-cell table:style-name="表格36.A5" office:value-type="string">
            <text:list xml:id="list93043723164595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23181771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23152441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23168257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A5" office:value-type="string">
            <text:list xml:id="list93043723173859" text:continue-numbering="true" text:style-name="WW8Num2">
              <text:list-item>
                <text:p text:style-name="P1284">null</text:p>
              </text:list-item>
            </text:list>
          </table:table-cell>
          <table:table-cell table:style-name="表格36.A5" office:value-type="string">
            <text:list xml:id="list93043723177019" text:continue-numbering="true" text:style-name="WW8Num2">
              <text:list-item>
                <text:p text:style-name="P1284">Update time</text:p>
              </text:list-item>
            </text:list>
          </table:table-cell>
          <table:table-cell table:style-name="表格36.A5" office:value-type="string">
            <text:list xml:id="list93043723176487" text:continue-numbering="true" text:style-name="WW8Num2">
              <text:list-item>
                <text:p text:style-name="P1227"/>
              </text:list-item>
            </text:list>
          </table:table-cell>
          <table:table-cell table:style-name="表格36.J5" table:number-columns-spanned="3" office:value-type="string">
            <text:list xml:id="list93043723157686" text:continue-numbering="true" text:style-name="WW8Num2">
              <text:list-item>
                <text:p text:style-name="P867"/>
              </text:list-item>
            </text:list>
          </table:table-cell>
          <table:covered-table-cell/>
          <table:covered-table-cell/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93043723174018" text:continue-numbering="true" text:style-name="WW8Num2">
        <text:list-item>
          <text:h text:style-name="P1500" text:outline-level="1"><text:bookmark-start text:name="__RefHeading__15150_679456773"/><text:soft-page-break/><text:span text:style-name="T47">B</text:span><text:span text:style-name="T65">B</text:span><text:span text:style-name="T47">_</text:span><text:span text:style-name="T75">SCORE_COLOR</text:span><text:bookmark-end text:name="__RefHeading__15150_679456773"/></text:h>
        </text:list-item>
      </text:list>
      <table:table table:name="表格37" table:style-name="表格37">
        <table:table-column table:style-name="表格37.A"/>
        <table:table-column table:style-name="表格37.B"/>
        <table:table-column table:style-name="表格37.C" table:number-columns-repeated="2"/>
        <table:table-column table:style-name="表格37.E" table:number-columns-repeated="3"/>
        <table:table-column table:style-name="表格37.H"/>
        <table:table-column table:style-name="表格37.I"/>
        <table:table-column table:style-name="表格37.J"/>
        <table:table-column table:style-name="表格37.K"/>
        <table:table-column table:style-name="表格37.L"/>
        <table:table-row table:style-name="表格37.1">
          <table:table-cell table:style-name="表格37.A1" office:value-type="string">
            <text:list xml:id="list93043723172194" text:continue-numbering="true" text:style-name="WW8Num2">
              <text:list-item>
                <text:p text:style-name="P1004">Project</text:p>
              </text:list-item>
            </text:list>
          </table:table-cell>
          <table:table-cell table:style-name="表格37.A1" table:number-columns-spanned="6" office:value-type="string">
            <text:list xml:id="list93043723173347" text:continue-numbering="true" text:style-name="WW8Num2">
              <text:list-item>
                <text:p text:style-name="P10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1" office:value-type="string">
            <text:list xml:id="list93043723180848" text:continue-numbering="true" text:style-name="WW8Num2">
              <text:list-item>
                <text:p text:style-name="P1004">Ver</text:p>
              </text:list-item>
            </text:list>
          </table:table-cell>
          <table:table-cell table:style-name="表格37.A1" office:value-type="string">
            <text:list xml:id="list93043723180620" text:continue-numbering="true" text:style-name="WW8Num2">
              <text:list-item>
                <text:p text:style-name="P1086">0.5</text:p>
              </text:list-item>
            </text:list>
          </table:table-cell>
          <table:table-cell table:style-name="表格37.J1" office:value-type="string">
            <text:list xml:id="list93043723162014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23182241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23164642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93043723164599" text:continue-numbering="true" text:style-name="WW8Num2">
              <text:list-item>
                <text:p text:style-name="P1004">Maintain</text:p>
              </text:list-item>
            </text:list>
          </table:table-cell>
          <table:table-cell table:style-name="表格37.A2" table:number-columns-spanned="6" office:value-type="string">
            <text:list xml:id="list93043723175964" text:continue-numbering="true" text:style-name="WW8Num2">
              <text:list-item>
                <text:p text:style-name="P10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93043723173162" text:continue-numbering="true" text:style-name="WW8Num2">
              <text:list-item>
                <text:p text:style-name="P1004">Date</text:p>
              </text:list-item>
            </text:list>
          </table:table-cell>
          <table:table-cell table:style-name="表格37.A2" office:value-type="string">
            <text:list xml:id="list93043723171199" text:continue-numbering="true" text:style-name="WW8Num2">
              <text:list-item>
                <text:p text:style-name="P1086">2014/1<text:span text:style-name="T134">1</text:span>/<text:span text:style-name="T139">13</text:span></text:p>
              </text:list-item>
            </text:list>
          </table:table-cell>
          <table:table-cell table:style-name="表格37.J1" office:value-type="string">
            <text:list xml:id="list93043723170681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23156555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23170432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37.1">
          <table:table-cell table:style-name="表格37.A2" office:value-type="string">
            <text:list xml:id="list93043723162383" text:continue-numbering="true" text:style-name="WW8Num2">
              <text:list-item>
                <text:p text:style-name="P1004">Table</text:p>
              </text:list-item>
            </text:list>
          </table:table-cell>
          <table:table-cell table:style-name="表格37.A2" table:number-columns-spanned="6" office:value-type="string">
            <text:list xml:id="list93043723159626" text:continue-numbering="true" text:style-name="WW8Num2">
              <text:list-item>
                <text:p text:style-name="P1186">b<text:span text:style-name="T138">b</text:span>_<text:span text:style-name="T159">score_colo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7.A2" office:value-type="string">
            <text:list xml:id="list93043723174545" text:continue-numbering="true" text:style-name="WW8Num2">
              <text:list-item>
                <text:p text:style-name="P1004">DataBase</text:p>
              </text:list-item>
            </text:list>
          </table:table-cell>
          <table:table-cell table:style-name="表格37.A2" office:value-type="string">
            <text:list xml:id="list93043738151813" text:continue-numbering="true" text:style-name="WW8Num2">
              <text:list-item>
                <text:p text:style-name="P1086">bbcore</text:p>
              </text:list-item>
            </text:list>
          </table:table-cell>
          <table:table-cell table:style-name="表格37.J1" office:value-type="string">
            <text:list xml:id="list93043738175491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38156971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38150652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37.1">
          <table:table-cell table:style-name="表格37.A4" office:value-type="string">
            <text:list xml:id="list93043738182937" text:continue-numbering="true" text:style-name="WW8Num2">
              <text:list-item>
                <text:p text:style-name="P1004">Descript</text:p>
              </text:list-item>
            </text:list>
          </table:table-cell>
          <table:table-cell table:style-name="表格37.A4" table:number-columns-spanned="8" office:value-type="string">
            <text:list xml:id="list93043738153413" text:continue-numbering="true" text:style-name="WW8Num2">
              <text:list-item>
                <text:p text:style-name="P11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1" office:value-type="string">
            <text:list xml:id="list93043738160423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38170235" text:continue-numbering="true" text:style-name="WW8Num2">
              <text:list-item>
                <text:p text:style-name="P868"/>
              </text:list-item>
            </text:list>
          </table:table-cell>
          <table:table-cell table:style-name="表格37.K1" office:value-type="string">
            <text:list xml:id="list93043738181891" text:continue-numbering="true" text:style-name="WW8Num2">
              <text:list-item>
                <text:p text:style-name="P868"/>
              </text:list-item>
            </text:list>
          </table:table-cell>
        </table:table-row>
        <table:table-row table:style-name="表格37.1">
          <table:table-cell table:style-name="表格37.A5" table:number-columns-spanned="9" office:value-type="string">
            <text:list xml:id="list93043738163476" text:continue-numbering="true" text:style-name="WW8Num2">
              <text:list-item>
                <text:p text:style-name="P9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7.J5" table:number-columns-spanned="3" office:value-type="string">
            <text:list xml:id="list93043738159193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043738167246" text:continue-numbering="true" text:style-name="WW8Num2">
              <text:list-item>
                <text:p text:style-name="P1045">Field</text:p>
              </text:list-item>
            </text:list>
          </table:table-cell>
          <table:table-cell table:style-name="表格37.A5" office:value-type="string">
            <text:list xml:id="list93043738166930" text:continue-numbering="true" text:style-name="WW8Num2">
              <text:list-item>
                <text:p text:style-name="P1045">Datatype</text:p>
              </text:list-item>
            </text:list>
          </table:table-cell>
          <table:table-cell table:style-name="表格37.A5" office:value-type="string">
            <text:list xml:id="list93043738182671" text:continue-numbering="true" text:style-name="WW8Num2">
              <text:list-item>
                <text:p text:style-name="P1045">PK</text:p>
              </text:list-item>
            </text:list>
          </table:table-cell>
          <table:table-cell table:style-name="表格37.A5" office:value-type="string">
            <text:list xml:id="list93043738176174" text:continue-numbering="true" text:style-name="WW8Num2">
              <text:list-item>
                <text:p text:style-name="P1045">UK</text:p>
              </text:list-item>
            </text:list>
          </table:table-cell>
          <table:table-cell table:style-name="表格37.A5" office:value-type="string">
            <text:list xml:id="list93043738162235" text:continue-numbering="true" text:style-name="WW8Num2">
              <text:list-item>
                <text:p text:style-name="P1045">IDX</text:p>
              </text:list-item>
            </text:list>
          </table:table-cell>
          <table:table-cell table:style-name="表格37.A5" office:value-type="string">
            <text:list xml:id="list93043738152771" text:continue-numbering="true" text:style-name="WW8Num2">
              <text:list-item>
                <text:p text:style-name="P963"><text:span text:style-name="T2">S</text:span><text:span text:style-name="T3">IZE</text:span></text:p>
              </text:list-item>
            </text:list>
          </table:table-cell>
          <table:table-cell table:style-name="表格37.A5" office:value-type="string">
            <text:list xml:id="list93043738150735" text:continue-numbering="true" text:style-name="WW8Num2">
              <text:list-item>
                <text:p text:style-name="P963"><text:span text:style-name="T2">D</text:span><text:span text:style-name="T3">EF</text:span></text:p>
              </text:list-item>
            </text:list>
          </table:table-cell>
          <table:table-cell table:style-name="表格37.A5" office:value-type="string">
            <text:list xml:id="list93043738161965" text:continue-numbering="true" text:style-name="WW8Num2">
              <text:list-item>
                <text:p text:style-name="P1045">Description</text:p>
              </text:list-item>
            </text:list>
          </table:table-cell>
          <table:table-cell table:style-name="表格37.A5" office:value-type="string">
            <text:list xml:id="list93043738158403" text:continue-numbering="true" text:style-name="WW8Num2">
              <text:list-item>
                <text:p text:style-name="P1045">Remarks</text:p>
              </text:list-item>
            </text:list>
          </table:table-cell>
          <table:table-cell table:style-name="表格37.J5" table:number-columns-spanned="3" office:value-type="string">
            <text:list xml:id="list93043738155238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043738156922" text:continue-numbering="true" text:style-name="WW8Num2">
              <text:list-item>
                <text:p text:style-name="P1285">OID</text:p>
              </text:list-item>
            </text:list>
          </table:table-cell>
          <table:table-cell table:style-name="表格37.A5" office:value-type="string">
            <text:list xml:id="list93043738175924" text:continue-numbering="true" text:style-name="WW8Num2">
              <text:list-item>
                <text:p text:style-name="P1285">CHAR</text:p>
              </text:list-item>
            </text:list>
          </table:table-cell>
          <table:table-cell table:style-name="表格37.A5" office:value-type="string">
            <text:list xml:id="list93043738159572" text:continue-numbering="true" text:style-name="WW8Num2">
              <text:list-item>
                <text:p text:style-name="P1285">Y</text:p>
              </text:list-item>
            </text:list>
          </table:table-cell>
          <table:table-cell table:style-name="表格37.A5" office:value-type="string">
            <text:list xml:id="list93043738157821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38151189" text:continue-numbering="true" text:style-name="WW8Num2">
              <text:list-item>
                <text:p text:style-name="P1285"><text:s/></text:p>
              </text:list-item>
            </text:list>
          </table:table-cell>
          <table:table-cell table:style-name="表格37.A5" office:value-type="string">
            <text:list xml:id="list93043738158980" text:continue-numbering="true" text:style-name="WW8Num2">
              <text:list-item>
                <text:p text:style-name="P1285">36</text:p>
              </text:list-item>
            </text:list>
          </table:table-cell>
          <table:table-cell table:style-name="表格37.A5" office:value-type="string">
            <text:list xml:id="list93043738167744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38172261" text:continue-numbering="true" text:style-name="WW8Num2">
              <text:list-item>
                <text:p text:style-name="P1285">PK / UUID</text:p>
              </text:list-item>
            </text:list>
          </table:table-cell>
          <table:table-cell table:style-name="表格37.A5" office:value-type="string">
            <text:list xml:id="list93043738159770" text:continue-numbering="true" text:style-name="WW8Num2">
              <text:list-item>
                <text:p text:style-name="P1285">Default java UUID</text:p>
              </text:list-item>
            </text:list>
          </table:table-cell>
          <table:table-cell table:style-name="表格37.J5" table:number-columns-spanned="3" office:value-type="string">
            <text:list xml:id="list93043738159359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<text:span text:style-name="T166">SCORE_</text:span>MIN</text:p>
          </table:table-cell>
          <table:table-cell table:style-name="表格37.A8" office:value-type="string">
            <text:list xml:id="list93043738165358" text:continue-numbering="true" text:style-name="WW8Num2">
              <text:list-item>
                <text:p text:style-name="P1385">INT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457">Y</text:p>
          </table:table-cell>
          <table:table-cell table:style-name="表格37.A8" office:value-type="string">
            <text:p text:style-name="P794"/>
          </table:table-cell>
          <table:table-cell table:style-name="表格37.A8" office:value-type="string">
            <text:p text:style-name="P456">12</text:p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692"/>
          </table:table-cell>
          <table:table-cell table:style-name="表格37.A8" office:value-type="string">
            <text:p text:style-name="P627"/>
          </table:table-cell>
          <table:table-cell table:style-name="表格37.J5" table:number-columns-spanned="3" office:value-type="string">
            <text:list xml:id="list93043738181176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<text:span text:style-name="T166">SCORE_</text:span>MAX</text:p>
          </table:table-cell>
          <table:table-cell table:style-name="表格37.A8" office:value-type="string">
            <text:list xml:id="list93043738166475" text:continue-numbering="true" text:style-name="WW8Num2">
              <text:list-item>
                <text:p text:style-name="P1385">INT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457">Y</text:p>
          </table:table-cell>
          <table:table-cell table:style-name="表格37.A8" office:value-type="string">
            <text:p text:style-name="P817"/>
          </table:table-cell>
          <table:table-cell table:style-name="表格37.A8" office:value-type="string">
            <text:p text:style-name="P456">12</text:p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696"/>
          </table:table-cell>
          <table:table-cell table:style-name="表格37.A8" office:value-type="string">
            <text:p text:style-name="P577"/>
          </table:table-cell>
          <table:table-cell table:style-name="表格37.J5" table:number-columns-spanned="3" office:value-type="string">
            <text:list xml:id="list93043754152113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FONT_COLOR</text:p>
          </table:table-cell>
          <table:table-cell table:style-name="表格37.A8" office:value-type="string">
            <text:list xml:id="list93043754169296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296"/>
          </table:table-cell>
          <table:table-cell table:style-name="表格37.A8" office:value-type="string">
            <text:p text:style-name="P777"/>
          </table:table-cell>
          <table:table-cell table:style-name="表格37.A8" office:value-type="string">
            <text:p text:style-name="P456">7</text:p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636"/>
          </table:table-cell>
          <table:table-cell table:style-name="表格37.A8" office:value-type="string">
            <text:p text:style-name="P577"/>
          </table:table-cell>
          <table:table-cell table:style-name="表格37.J5" table:number-columns-spanned="3" office:value-type="string">
            <text:list xml:id="list93043754160369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8" office:value-type="string">
            <text:p text:style-name="P456">BG_COLOR</text:p>
          </table:table-cell>
          <table:table-cell table:style-name="表格37.A8" office:value-type="string">
            <text:list xml:id="list93043754180933" text:continue-numbering="true" text:style-name="WW8Num2">
              <text:list-item>
                <text:p text:style-name="P1286">VARCHAR</text:p>
              </text:list-item>
            </text:list>
          </table:table-cell>
          <table:table-cell table:style-name="表格37.A8" office:value-type="string">
            <text:p text:style-name="P220"/>
          </table:table-cell>
          <table:table-cell table:style-name="表格37.A8" office:value-type="string">
            <text:p text:style-name="P373"/>
          </table:table-cell>
          <table:table-cell table:style-name="表格37.A8" office:value-type="string">
            <text:p text:style-name="P794"/>
          </table:table-cell>
          <table:table-cell table:style-name="表格37.A8" office:value-type="string">
            <text:p text:style-name="P456">7</text:p>
          </table:table-cell>
          <table:table-cell table:style-name="表格37.A8" office:value-type="string">
            <text:p text:style-name="P444"/>
          </table:table-cell>
          <table:table-cell table:style-name="表格37.A8" office:value-type="string">
            <text:p text:style-name="P700"/>
          </table:table-cell>
          <table:table-cell table:style-name="表格37.A8" office:value-type="string">
            <text:p text:style-name="P577"/>
          </table:table-cell>
          <table:table-cell table:style-name="表格37.J5" table:number-columns-spanned="3" office:value-type="string">
            <text:list xml:id="list93043754182542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043754165140" text:continue-numbering="true" text:style-name="WW8Num2">
              <text:list-item>
                <text:p text:style-name="P1285">CUSERID</text:p>
              </text:list-item>
            </text:list>
          </table:table-cell>
          <table:table-cell table:style-name="表格37.A5" office:value-type="string">
            <text:list xml:id="list93043754165457" text:continue-numbering="true" text:style-name="WW8Num2">
              <text:list-item>
                <text:p text:style-name="P1285">VARCHAR</text:p>
              </text:list-item>
            </text:list>
          </table:table-cell>
          <table:table-cell table:style-name="表格37.A5" office:value-type="string">
            <text:list xml:id="list93043754179416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71002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7257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56162" text:continue-numbering="true" text:style-name="WW8Num2">
              <text:list-item>
                <text:p text:style-name="P1285">24</text:p>
              </text:list-item>
            </text:list>
          </table:table-cell>
          <table:table-cell table:style-name="表格37.A5" office:value-type="string">
            <text:list xml:id="list93043754177302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74735" text:continue-numbering="true" text:style-name="WW8Num2">
              <text:list-item>
                <text:p text:style-name="P1285">Create data user</text:p>
              </text:list-item>
            </text:list>
          </table:table-cell>
          <table:table-cell table:style-name="表格37.A5" office:value-type="string">
            <text:list xml:id="list93043754152119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J5" table:number-columns-spanned="3" office:value-type="string">
            <text:list xml:id="list93043754165499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043754151594" text:continue-numbering="true" text:style-name="WW8Num2">
              <text:list-item>
                <text:p text:style-name="P1285">CDATE</text:p>
              </text:list-item>
            </text:list>
          </table:table-cell>
          <table:table-cell table:style-name="表格37.A5" office:value-type="string">
            <text:list xml:id="list93043754182042" text:continue-numbering="true" text:style-name="WW8Num2">
              <text:list-item>
                <text:p text:style-name="P1285">DATETIME</text:p>
              </text:list-item>
            </text:list>
          </table:table-cell>
          <table:table-cell table:style-name="表格37.A5" office:value-type="string">
            <text:list xml:id="list9304375416793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59523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7086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68934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56457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54162105" text:continue-numbering="true" text:style-name="WW8Num2">
              <text:list-item>
                <text:p text:style-name="P1285">Create time</text:p>
              </text:list-item>
            </text:list>
          </table:table-cell>
          <table:table-cell table:style-name="表格37.A5" office:value-type="string">
            <text:list xml:id="list93043754156082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J5" table:number-columns-spanned="3" office:value-type="string">
            <text:list xml:id="list93043754181694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043754174311" text:continue-numbering="true" text:style-name="WW8Num2">
              <text:list-item>
                <text:p text:style-name="P1285">UUSERID</text:p>
              </text:list-item>
            </text:list>
          </table:table-cell>
          <table:table-cell table:style-name="表格37.A5" office:value-type="string">
            <text:list xml:id="list93043754154227" text:continue-numbering="true" text:style-name="WW8Num2">
              <text:list-item>
                <text:p text:style-name="P1285">VARCHAR</text:p>
              </text:list-item>
            </text:list>
          </table:table-cell>
          <table:table-cell table:style-name="表格37.A5" office:value-type="string">
            <text:list xml:id="list93043754154088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59661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80386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58437" text:continue-numbering="true" text:style-name="WW8Num2">
              <text:list-item>
                <text:p text:style-name="P1285">24</text:p>
              </text:list-item>
            </text:list>
          </table:table-cell>
          <table:table-cell table:style-name="表格37.A5" office:value-type="string">
            <text:list xml:id="list93043769153827" text:continue-numbering="true" text:style-name="WW8Num2">
              <text:list-item>
                <text:p text:style-name="P1285">null</text:p>
              </text:list-item>
            </text:list>
          </table:table-cell>
          <table:table-cell table:style-name="表格37.A5" office:value-type="string">
            <text:list xml:id="list93043769179208" text:continue-numbering="true" text:style-name="WW8Num2">
              <text:list-item>
                <text:p text:style-name="P1285">Update date user</text:p>
              </text:list-item>
            </text:list>
          </table:table-cell>
          <table:table-cell table:style-name="表格37.A5" office:value-type="string">
            <text:list xml:id="list93043769159983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J5" table:number-columns-spanned="3" office:value-type="string">
            <text:list xml:id="list93043769181797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  <table:table-row table:style-name="表格37.1">
          <table:table-cell table:style-name="表格37.A5" office:value-type="string">
            <text:list xml:id="list93043769163314" text:continue-numbering="true" text:style-name="WW8Num2">
              <text:list-item>
                <text:p text:style-name="P1285">UDATE</text:p>
              </text:list-item>
            </text:list>
          </table:table-cell>
          <table:table-cell table:style-name="表格37.A5" office:value-type="string">
            <text:list xml:id="list93043769177838" text:continue-numbering="true" text:style-name="WW8Num2">
              <text:list-item>
                <text:p text:style-name="P1285">DATETIME</text:p>
              </text:list-item>
            </text:list>
          </table:table-cell>
          <table:table-cell table:style-name="表格37.A5" office:value-type="string">
            <text:list xml:id="list9304376917017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6580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6735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67055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A5" office:value-type="string">
            <text:list xml:id="list93043769164053" text:continue-numbering="true" text:style-name="WW8Num2">
              <text:list-item>
                <text:p text:style-name="P1285">null</text:p>
              </text:list-item>
            </text:list>
          </table:table-cell>
          <table:table-cell table:style-name="表格37.A5" office:value-type="string">
            <text:list xml:id="list93043769173696" text:continue-numbering="true" text:style-name="WW8Num2">
              <text:list-item>
                <text:p text:style-name="P1285">Update time</text:p>
              </text:list-item>
            </text:list>
          </table:table-cell>
          <table:table-cell table:style-name="表格37.A5" office:value-type="string">
            <text:list xml:id="list93043769159540" text:continue-numbering="true" text:style-name="WW8Num2">
              <text:list-item>
                <text:p text:style-name="P1228"/>
              </text:list-item>
            </text:list>
          </table:table-cell>
          <table:table-cell table:style-name="表格37.J5" table:number-columns-spanned="3" office:value-type="string">
            <text:list xml:id="list93043769156779" text:continue-numbering="true" text:style-name="WW8Num2">
              <text:list-item>
                <text:p text:style-name="P868"/>
              </text:list-item>
            </text:list>
          </table:table-cell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list xml:id="list93043769156030" text:continue-numbering="true" text:style-name="WW8Num2">
        <text:list-item>
          <text:h text:style-name="P1470" text:outline-level="1"/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93043769177169" text:continue-numbering="true" text:style-name="WW8Num2">
        <text:list-item>
          <text:h text:style-name="P1501" text:outline-level="1"><text:bookmark-start text:name="__RefHeading__18598_569668784"/><text:soft-page-break/><text:span text:style-name="T47">B</text:span><text:span text:style-name="T65">B</text:span><text:span text:style-name="T47">_</text:span><text:span text:style-name="T77">STRATEGY_MAP</text:span><text:bookmark-end text:name="__RefHeading__18598_569668784"/></text:h>
        </text:list-item>
      </text:list>
      <table:table table:name="表格40" table:style-name="表格40">
        <table:table-column table:style-name="表格40.A"/>
        <table:table-column table:style-name="表格40.B"/>
        <table:table-column table:style-name="表格40.C" table:number-columns-repeated="2"/>
        <table:table-column table:style-name="表格40.E" table:number-columns-repeated="3"/>
        <table:table-column table:style-name="表格40.H"/>
        <table:table-column table:style-name="表格40.I"/>
        <table:table-column table:style-name="表格40.J"/>
        <table:table-column table:style-name="表格40.K"/>
        <table:table-column table:style-name="表格40.L"/>
        <table:table-row table:style-name="表格40.1">
          <table:table-cell table:style-name="表格40.A1" office:value-type="string">
            <text:list xml:id="list93043769163625" text:continue-numbering="true" text:style-name="WW8Num2">
              <text:list-item>
                <text:p text:style-name="P1005">Project</text:p>
              </text:list-item>
            </text:list>
          </table:table-cell>
          <table:table-cell table:style-name="表格40.A1" table:number-columns-spanned="6" office:value-type="string">
            <text:list xml:id="list93043769177372" text:continue-numbering="true" text:style-name="WW8Num2">
              <text:list-item>
                <text:p text:style-name="P10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1" office:value-type="string">
            <text:list xml:id="list93043769159868" text:continue-numbering="true" text:style-name="WW8Num2">
              <text:list-item>
                <text:p text:style-name="P1005">Ver</text:p>
              </text:list-item>
            </text:list>
          </table:table-cell>
          <table:table-cell table:style-name="表格40.A1" office:value-type="string">
            <text:list xml:id="list93043769164448" text:continue-numbering="true" text:style-name="WW8Num2">
              <text:list-item>
                <text:p text:style-name="P1087">0.5</text:p>
              </text:list-item>
            </text:list>
          </table:table-cell>
          <table:table-cell table:style-name="表格40.J1" office:value-type="string">
            <text:list xml:id="list9304376917551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6917909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69166723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93043769161126" text:continue-numbering="true" text:style-name="WW8Num2">
              <text:list-item>
                <text:p text:style-name="P1005">Maintain</text:p>
              </text:list-item>
            </text:list>
          </table:table-cell>
          <table:table-cell table:style-name="表格40.A2" table:number-columns-spanned="6" office:value-type="string">
            <text:list xml:id="list93043769170427" text:continue-numbering="true" text:style-name="WW8Num2">
              <text:list-item>
                <text:p text:style-name="P10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93043769162287" text:continue-numbering="true" text:style-name="WW8Num2">
              <text:list-item>
                <text:p text:style-name="P1005">Date</text:p>
              </text:list-item>
            </text:list>
          </table:table-cell>
          <table:table-cell table:style-name="表格40.A2" office:value-type="string">
            <text:list xml:id="list93043785151912" text:continue-numbering="true" text:style-name="WW8Num2">
              <text:list-item>
                <text:p text:style-name="P1087">2014/1<text:span text:style-name="T171">2</text:span>/<text:span text:style-name="T139">16</text:span></text:p>
              </text:list-item>
            </text:list>
          </table:table-cell>
          <table:table-cell table:style-name="表格40.J1" office:value-type="string">
            <text:list xml:id="list9304378516478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85172000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85154267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40.1">
          <table:table-cell table:style-name="表格40.A2" office:value-type="string">
            <text:list xml:id="list93043785181078" text:continue-numbering="true" text:style-name="WW8Num2">
              <text:list-item>
                <text:p text:style-name="P1005">Table</text:p>
              </text:list-item>
            </text:list>
          </table:table-cell>
          <table:table-cell table:style-name="表格40.A2" table:number-columns-spanned="6" office:value-type="string">
            <text:list xml:id="list93043785174678" text:continue-numbering="true" text:style-name="WW8Num2">
              <text:list-item>
                <text:p text:style-name="P1187">b<text:span text:style-name="T138">b</text:span>_<text:span text:style-name="T171">strategy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0.A2" office:value-type="string">
            <text:list xml:id="list93043785167410" text:continue-numbering="true" text:style-name="WW8Num2">
              <text:list-item>
                <text:p text:style-name="P1005">DataBase</text:p>
              </text:list-item>
            </text:list>
          </table:table-cell>
          <table:table-cell table:style-name="表格40.A2" office:value-type="string">
            <text:list xml:id="list93043785156856" text:continue-numbering="true" text:style-name="WW8Num2">
              <text:list-item>
                <text:p text:style-name="P1087">bbcore</text:p>
              </text:list-item>
            </text:list>
          </table:table-cell>
          <table:table-cell table:style-name="表格40.J1" office:value-type="string">
            <text:list xml:id="list93043785178499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8515359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85160243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40.1">
          <table:table-cell table:style-name="表格40.A4" office:value-type="string">
            <text:list xml:id="list93043785172050" text:continue-numbering="true" text:style-name="WW8Num2">
              <text:list-item>
                <text:p text:style-name="P1005">Descript</text:p>
              </text:list-item>
            </text:list>
          </table:table-cell>
          <table:table-cell table:style-name="表格40.A4" table:number-columns-spanned="8" office:value-type="string">
            <text:list xml:id="list93043785181858" text:continue-numbering="true" text:style-name="WW8Num2">
              <text:list-item>
                <text:p text:style-name="P114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1" office:value-type="string">
            <text:list xml:id="list93043785168797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85177878" text:continue-numbering="true" text:style-name="WW8Num2">
              <text:list-item>
                <text:p text:style-name="P869"/>
              </text:list-item>
            </text:list>
          </table:table-cell>
          <table:table-cell table:style-name="表格40.K1" office:value-type="string">
            <text:list xml:id="list93043785167583" text:continue-numbering="true" text:style-name="WW8Num2">
              <text:list-item>
                <text:p text:style-name="P869"/>
              </text:list-item>
            </text:list>
          </table:table-cell>
        </table:table-row>
        <table:table-row table:style-name="表格40.1">
          <table:table-cell table:style-name="表格40.A5" table:number-columns-spanned="9" office:value-type="string">
            <text:list xml:id="list93043785154714" text:continue-numbering="true" text:style-name="WW8Num2">
              <text:list-item>
                <text:p text:style-name="P9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0.J5" table:number-columns-spanned="3" office:value-type="string">
            <text:list xml:id="list93043785155860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043785164753" text:continue-numbering="true" text:style-name="WW8Num2">
              <text:list-item>
                <text:p text:style-name="P1046">Field</text:p>
              </text:list-item>
            </text:list>
          </table:table-cell>
          <table:table-cell table:style-name="表格40.A5" office:value-type="string">
            <text:list xml:id="list93043785155468" text:continue-numbering="true" text:style-name="WW8Num2">
              <text:list-item>
                <text:p text:style-name="P1046">Datatype</text:p>
              </text:list-item>
            </text:list>
          </table:table-cell>
          <table:table-cell table:style-name="表格40.A5" office:value-type="string">
            <text:list xml:id="list93043785180984" text:continue-numbering="true" text:style-name="WW8Num2">
              <text:list-item>
                <text:p text:style-name="P1046">PK</text:p>
              </text:list-item>
            </text:list>
          </table:table-cell>
          <table:table-cell table:style-name="表格40.A5" office:value-type="string">
            <text:list xml:id="list93043785174925" text:continue-numbering="true" text:style-name="WW8Num2">
              <text:list-item>
                <text:p text:style-name="P1046">UK</text:p>
              </text:list-item>
            </text:list>
          </table:table-cell>
          <table:table-cell table:style-name="表格40.A5" office:value-type="string">
            <text:list xml:id="list93043785168051" text:continue-numbering="true" text:style-name="WW8Num2">
              <text:list-item>
                <text:p text:style-name="P1046">IDX</text:p>
              </text:list-item>
            </text:list>
          </table:table-cell>
          <table:table-cell table:style-name="表格40.A5" office:value-type="string">
            <text:list xml:id="list93043785179708" text:continue-numbering="true" text:style-name="WW8Num2">
              <text:list-item>
                <text:p text:style-name="P964"><text:span text:style-name="T2">S</text:span><text:span text:style-name="T3">IZE</text:span></text:p>
              </text:list-item>
            </text:list>
          </table:table-cell>
          <table:table-cell table:style-name="表格40.A5" office:value-type="string">
            <text:list xml:id="list93043785178208" text:continue-numbering="true" text:style-name="WW8Num2">
              <text:list-item>
                <text:p text:style-name="P964"><text:span text:style-name="T2">D</text:span><text:span text:style-name="T3">EF</text:span></text:p>
              </text:list-item>
            </text:list>
          </table:table-cell>
          <table:table-cell table:style-name="表格40.A5" office:value-type="string">
            <text:list xml:id="list93043785177253" text:continue-numbering="true" text:style-name="WW8Num2">
              <text:list-item>
                <text:p text:style-name="P1046">Description</text:p>
              </text:list-item>
            </text:list>
          </table:table-cell>
          <table:table-cell table:style-name="表格40.A5" office:value-type="string">
            <text:list xml:id="list93043785157368" text:continue-numbering="true" text:style-name="WW8Num2">
              <text:list-item>
                <text:p text:style-name="P1046">Remarks</text:p>
              </text:list-item>
            </text:list>
          </table:table-cell>
          <table:table-cell table:style-name="表格40.J5" table:number-columns-spanned="3" office:value-type="string">
            <text:list xml:id="list93043785156878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043785150538" text:continue-numbering="true" text:style-name="WW8Num2">
              <text:list-item>
                <text:p text:style-name="P1287">OID</text:p>
              </text:list-item>
            </text:list>
          </table:table-cell>
          <table:table-cell table:style-name="表格40.A5" office:value-type="string">
            <text:list xml:id="list93043785151500" text:continue-numbering="true" text:style-name="WW8Num2">
              <text:list-item>
                <text:p text:style-name="P1287">CHAR</text:p>
              </text:list-item>
            </text:list>
          </table:table-cell>
          <table:table-cell table:style-name="表格40.A5" office:value-type="string">
            <text:list xml:id="list93043785179803" text:continue-numbering="true" text:style-name="WW8Num2">
              <text:list-item>
                <text:p text:style-name="P1287">Y</text:p>
              </text:list-item>
            </text:list>
          </table:table-cell>
          <table:table-cell table:style-name="表格40.A5" office:value-type="string">
            <text:list xml:id="list9304378515222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785150955" text:continue-numbering="true" text:style-name="WW8Num2">
              <text:list-item>
                <text:p text:style-name="P1287"><text:s/></text:p>
              </text:list-item>
            </text:list>
          </table:table-cell>
          <table:table-cell table:style-name="表格40.A5" office:value-type="string">
            <text:list xml:id="list93043785159213" text:continue-numbering="true" text:style-name="WW8Num2">
              <text:list-item>
                <text:p text:style-name="P1287">36</text:p>
              </text:list-item>
            </text:list>
          </table:table-cell>
          <table:table-cell table:style-name="表格40.A5" office:value-type="string">
            <text:list xml:id="list9304378515927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785182993" text:continue-numbering="true" text:style-name="WW8Num2">
              <text:list-item>
                <text:p text:style-name="P1287">PK / UUID</text:p>
              </text:list-item>
            </text:list>
          </table:table-cell>
          <table:table-cell table:style-name="表格40.A5" office:value-type="string">
            <text:list xml:id="list93043785154480" text:continue-numbering="true" text:style-name="WW8Num2">
              <text:list-item>
                <text:p text:style-name="P1287">Default java UUID</text:p>
              </text:list-item>
            </text:list>
          </table:table-cell>
          <table:table-cell table:style-name="表格40.J5" table:number-columns-spanned="3" office:value-type="string">
            <text:list xml:id="list93043785178641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8" office:value-type="string">
            <text:p text:style-name="P381"><text:span text:style-name="T141">VIS</text:span>_ID</text:p>
          </table:table-cell>
          <table:table-cell table:style-name="表格40.A8" office:value-type="string">
            <text:list xml:id="list93043785172577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40.A8" office:value-type="string">
            <text:p text:style-name="P214"/>
          </table:table-cell>
          <table:table-cell table:style-name="表格40.A8" office:value-type="string">
            <text:p text:style-name="P368">Y</text:p>
          </table:table-cell>
          <table:table-cell table:style-name="表格40.A8" office:value-type="string">
            <text:p text:style-name="P789"/>
          </table:table-cell>
          <table:table-cell table:style-name="表格40.A8" office:value-type="string">
            <text:p text:style-name="P381">1<text:span text:style-name="T142">4</text:span></text:p>
          </table:table-cell>
          <table:table-cell table:style-name="表格40.A8" office:value-type="string">
            <text:p text:style-name="P214"/>
          </table:table-cell>
          <table:table-cell table:style-name="表格40.A8" office:value-type="string">
            <text:p text:style-name="P669">VIS2014<text:span text:style-name="T142">1113</text:span>001</text:p>
          </table:table-cell>
          <table:table-cell table:style-name="表格40.A8" office:value-type="string">
            <text:p text:style-name="P572"/>
          </table:table-cell>
          <table:table-cell table:style-name="表格40.J5" table:number-columns-spanned="3" office:value-type="string">
            <text:list xml:id="list93043801164426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043801158770" text:continue-numbering="true" text:style-name="WW8Num2">
              <text:list-item>
                <text:p text:style-name="P1287">CUSERID</text:p>
              </text:list-item>
            </text:list>
          </table:table-cell>
          <table:table-cell table:style-name="表格40.A5" office:value-type="string">
            <text:list xml:id="list93043801151104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40.A5" office:value-type="string">
            <text:list xml:id="list9304380115051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7145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5677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81802" text:continue-numbering="true" text:style-name="WW8Num2">
              <text:list-item>
                <text:p text:style-name="P1287">24</text:p>
              </text:list-item>
            </text:list>
          </table:table-cell>
          <table:table-cell table:style-name="表格40.A5" office:value-type="string">
            <text:list xml:id="list9304380116431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56978" text:continue-numbering="true" text:style-name="WW8Num2">
              <text:list-item>
                <text:p text:style-name="P1287">Create data user</text:p>
              </text:list-item>
            </text:list>
          </table:table-cell>
          <table:table-cell table:style-name="表格40.A5" office:value-type="string">
            <text:list xml:id="list93043801166805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J5" table:number-columns-spanned="3" office:value-type="string">
            <text:list xml:id="list93043801175174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043801180180" text:continue-numbering="true" text:style-name="WW8Num2">
              <text:list-item>
                <text:p text:style-name="P1287">CDATE</text:p>
              </text:list-item>
            </text:list>
          </table:table-cell>
          <table:table-cell table:style-name="表格40.A5" office:value-type="string">
            <text:list xml:id="list93043801151737" text:continue-numbering="true" text:style-name="WW8Num2">
              <text:list-item>
                <text:p text:style-name="P1287">DATETIME</text:p>
              </text:list-item>
            </text:list>
          </table:table-cell>
          <table:table-cell table:style-name="表格40.A5" office:value-type="string">
            <text:list xml:id="list93043801161293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6741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7988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5219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7787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77529" text:continue-numbering="true" text:style-name="WW8Num2">
              <text:list-item>
                <text:p text:style-name="P1287">Create time</text:p>
              </text:list-item>
            </text:list>
          </table:table-cell>
          <table:table-cell table:style-name="表格40.A5" office:value-type="string">
            <text:list xml:id="list9304380115305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J5" table:number-columns-spanned="3" office:value-type="string">
            <text:list xml:id="list93043801164372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043801159206" text:continue-numbering="true" text:style-name="WW8Num2">
              <text:list-item>
                <text:p text:style-name="P1287">UUSERID</text:p>
              </text:list-item>
            </text:list>
          </table:table-cell>
          <table:table-cell table:style-name="表格40.A5" office:value-type="string">
            <text:list xml:id="list93043801151346" text:continue-numbering="true" text:style-name="WW8Num2">
              <text:list-item>
                <text:p text:style-name="P1287">VARCHAR</text:p>
              </text:list-item>
            </text:list>
          </table:table-cell>
          <table:table-cell table:style-name="表格40.A5" office:value-type="string">
            <text:list xml:id="list9304380117080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6712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65527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63433" text:continue-numbering="true" text:style-name="WW8Num2">
              <text:list-item>
                <text:p text:style-name="P1287">24</text:p>
              </text:list-item>
            </text:list>
          </table:table-cell>
          <table:table-cell table:style-name="表格40.A5" office:value-type="string">
            <text:list xml:id="list93043801177392" text:continue-numbering="true" text:style-name="WW8Num2">
              <text:list-item>
                <text:p text:style-name="P1287">null</text:p>
              </text:list-item>
            </text:list>
          </table:table-cell>
          <table:table-cell table:style-name="表格40.A5" office:value-type="string">
            <text:list xml:id="list93043801167895" text:continue-numbering="true" text:style-name="WW8Num2">
              <text:list-item>
                <text:p text:style-name="P1287">Update date user</text:p>
              </text:list-item>
            </text:list>
          </table:table-cell>
          <table:table-cell table:style-name="表格40.A5" office:value-type="string">
            <text:list xml:id="list93043801178778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J5" table:number-columns-spanned="3" office:value-type="string">
            <text:list xml:id="list93043801173343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  <table:table-row table:style-name="表格40.1">
          <table:table-cell table:style-name="表格40.A5" office:value-type="string">
            <text:list xml:id="list93043801168472" text:continue-numbering="true" text:style-name="WW8Num2">
              <text:list-item>
                <text:p text:style-name="P1287">UDATE</text:p>
              </text:list-item>
            </text:list>
          </table:table-cell>
          <table:table-cell table:style-name="表格40.A5" office:value-type="string">
            <text:list xml:id="list93043801179909" text:continue-numbering="true" text:style-name="WW8Num2">
              <text:list-item>
                <text:p text:style-name="P1287">DATETIME</text:p>
              </text:list-item>
            </text:list>
          </table:table-cell>
          <table:table-cell table:style-name="表格40.A5" office:value-type="string">
            <text:list xml:id="list93043801175014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5647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63091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62879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A5" office:value-type="string">
            <text:list xml:id="list93043801175412" text:continue-numbering="true" text:style-name="WW8Num2">
              <text:list-item>
                <text:p text:style-name="P1287">null</text:p>
              </text:list-item>
            </text:list>
          </table:table-cell>
          <table:table-cell table:style-name="表格40.A5" office:value-type="string">
            <text:list xml:id="list93043801168156" text:continue-numbering="true" text:style-name="WW8Num2">
              <text:list-item>
                <text:p text:style-name="P1287">Update time</text:p>
              </text:list-item>
            </text:list>
          </table:table-cell>
          <table:table-cell table:style-name="表格40.A5" office:value-type="string">
            <text:list xml:id="list93043801179322" text:continue-numbering="true" text:style-name="WW8Num2">
              <text:list-item>
                <text:p text:style-name="P1229"/>
              </text:list-item>
            </text:list>
          </table:table-cell>
          <table:table-cell table:style-name="表格40.J5" table:number-columns-spanned="3" office:value-type="string">
            <text:list xml:id="list93043816182096" text:continue-numbering="true" text:style-name="WW8Num2">
              <text:list-item>
                <text:p text:style-name="P869"/>
              </text:list-item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list xml:id="list93043816166254" text:continue-numbering="true" text:style-name="WW8Num2">
        <text:list-item>
          <text:h text:style-name="P1502" text:outline-level="1"><text:bookmark-start text:name="__RefHeading__18600_569668784"/><text:span text:style-name="T47">B</text:span><text:span text:style-name="T65">B</text:span><text:span text:style-name="T47">_</text:span><text:span text:style-name="T77">STRATEGY_MAP_</text:span><text:span text:style-name="T78">NODES</text:span><text:bookmark-end text:name="__RefHeading__18600_569668784"/></text:h>
        </text:list-item>
      </text:list>
      <table:table table:name="表格39" table:style-name="表格39">
        <table:table-column table:style-name="表格39.A"/>
        <table:table-column table:style-name="表格39.B"/>
        <table:table-column table:style-name="表格39.C" table:number-columns-repeated="2"/>
        <table:table-column table:style-name="表格39.E" table:number-columns-repeated="3"/>
        <table:table-column table:style-name="表格39.H"/>
        <table:table-column table:style-name="表格39.I"/>
        <table:table-column table:style-name="表格39.J"/>
        <table:table-column table:style-name="表格39.K"/>
        <table:table-column table:style-name="表格39.L"/>
        <table:table-row table:style-name="表格39.1">
          <table:table-cell table:style-name="表格39.A1" office:value-type="string">
            <text:list xml:id="list93043816178206" text:continue-numbering="true" text:style-name="WW8Num2">
              <text:list-item>
                <text:p text:style-name="P1006">Project</text:p>
              </text:list-item>
            </text:list>
          </table:table-cell>
          <table:table-cell table:style-name="表格39.A1" table:number-columns-spanned="6" office:value-type="string">
            <text:list xml:id="list93043816177702" text:continue-numbering="true" text:style-name="WW8Num2">
              <text:list-item>
                <text:p text:style-name="P10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1" office:value-type="string">
            <text:list xml:id="list93043816172603" text:continue-numbering="true" text:style-name="WW8Num2">
              <text:list-item>
                <text:p text:style-name="P1006">Ver</text:p>
              </text:list-item>
            </text:list>
          </table:table-cell>
          <table:table-cell table:style-name="表格39.A1" office:value-type="string">
            <text:list xml:id="list93043816155173" text:continue-numbering="true" text:style-name="WW8Num2">
              <text:list-item>
                <text:p text:style-name="P1088">0.5</text:p>
              </text:list-item>
            </text:list>
          </table:table-cell>
          <table:table-cell table:style-name="表格39.J1" office:value-type="string">
            <text:list xml:id="list9304381615202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8241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53204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93043816155778" text:continue-numbering="true" text:style-name="WW8Num2">
              <text:list-item>
                <text:p text:style-name="P1006">Maintain</text:p>
              </text:list-item>
            </text:list>
          </table:table-cell>
          <table:table-cell table:style-name="表格39.A2" table:number-columns-spanned="6" office:value-type="string">
            <text:list xml:id="list93043816182757" text:continue-numbering="true" text:style-name="WW8Num2">
              <text:list-item>
                <text:p text:style-name="P10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93043816151110" text:continue-numbering="true" text:style-name="WW8Num2">
              <text:list-item>
                <text:p text:style-name="P1006">Date</text:p>
              </text:list-item>
            </text:list>
          </table:table-cell>
          <table:table-cell table:style-name="表格39.A2" office:value-type="string">
            <text:list xml:id="list93043816178672" text:continue-numbering="true" text:style-name="WW8Num2">
              <text:list-item>
                <text:p text:style-name="P1088">2014/1<text:span text:style-name="T171">2</text:span>/<text:span text:style-name="T139">16</text:span></text:p>
              </text:list-item>
            </text:list>
          </table:table-cell>
          <table:table-cell table:style-name="表格39.J1" office:value-type="string">
            <text:list xml:id="list93043816171327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67521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63834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39.1">
          <table:table-cell table:style-name="表格39.A2" office:value-type="string">
            <text:list xml:id="list93043816154014" text:continue-numbering="true" text:style-name="WW8Num2">
              <text:list-item>
                <text:p text:style-name="P1006">Table</text:p>
              </text:list-item>
            </text:list>
          </table:table-cell>
          <table:table-cell table:style-name="表格39.A2" table:number-columns-spanned="6" office:value-type="string">
            <text:list xml:id="list93043816166166" text:continue-numbering="true" text:style-name="WW8Num2">
              <text:list-item>
                <text:p text:style-name="P1188">b<text:span text:style-name="T138">b</text:span>_<text:span text:style-name="T171">strategy_map_node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9.A2" office:value-type="string">
            <text:list xml:id="list93043816175726" text:continue-numbering="true" text:style-name="WW8Num2">
              <text:list-item>
                <text:p text:style-name="P1006">DataBase</text:p>
              </text:list-item>
            </text:list>
          </table:table-cell>
          <table:table-cell table:style-name="表格39.A2" office:value-type="string">
            <text:list xml:id="list93043816174168" text:continue-numbering="true" text:style-name="WW8Num2">
              <text:list-item>
                <text:p text:style-name="P1088">bbcore</text:p>
              </text:list-item>
            </text:list>
          </table:table-cell>
          <table:table-cell table:style-name="表格39.J1" office:value-type="string">
            <text:list xml:id="list93043816175414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61146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50536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39.1">
          <table:table-cell table:style-name="表格39.A4" office:value-type="string">
            <text:list xml:id="list93043816155262" text:continue-numbering="true" text:style-name="WW8Num2">
              <text:list-item>
                <text:p text:style-name="P1006">Descript</text:p>
              </text:list-item>
            </text:list>
          </table:table-cell>
          <table:table-cell table:style-name="表格39.A4" table:number-columns-spanned="8" office:value-type="string">
            <text:list xml:id="list93043816178225" text:continue-numbering="true" text:style-name="WW8Num2">
              <text:list-item>
                <text:p text:style-name="P114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1" office:value-type="string">
            <text:list xml:id="list93043816179590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56971" text:continue-numbering="true" text:style-name="WW8Num2">
              <text:list-item>
                <text:p text:style-name="P870"/>
              </text:list-item>
            </text:list>
          </table:table-cell>
          <table:table-cell table:style-name="表格39.K1" office:value-type="string">
            <text:list xml:id="list93043816178818" text:continue-numbering="true" text:style-name="WW8Num2">
              <text:list-item>
                <text:p text:style-name="P870"/>
              </text:list-item>
            </text:list>
          </table:table-cell>
        </table:table-row>
        <table:table-row table:style-name="表格39.1">
          <table:table-cell table:style-name="表格39.A5" table:number-columns-spanned="9" office:value-type="string">
            <text:list xml:id="list93043816179224" text:continue-numbering="true" text:style-name="WW8Num2">
              <text:list-item>
                <text:p text:style-name="P9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9.J5" table:number-columns-spanned="3" office:value-type="string">
            <text:list xml:id="list93043816180019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043816178235" text:continue-numbering="true" text:style-name="WW8Num2">
              <text:list-item>
                <text:p text:style-name="P1047">Field</text:p>
              </text:list-item>
            </text:list>
          </table:table-cell>
          <table:table-cell table:style-name="表格39.A5" office:value-type="string">
            <text:list xml:id="list93043816178254" text:continue-numbering="true" text:style-name="WW8Num2">
              <text:list-item>
                <text:p text:style-name="P1047">Datatype</text:p>
              </text:list-item>
            </text:list>
          </table:table-cell>
          <table:table-cell table:style-name="表格39.A5" office:value-type="string">
            <text:list xml:id="list93043816155650" text:continue-numbering="true" text:style-name="WW8Num2">
              <text:list-item>
                <text:p text:style-name="P1047">PK</text:p>
              </text:list-item>
            </text:list>
          </table:table-cell>
          <table:table-cell table:style-name="表格39.A5" office:value-type="string">
            <text:list xml:id="list93043816160973" text:continue-numbering="true" text:style-name="WW8Num2">
              <text:list-item>
                <text:p text:style-name="P1047">UK</text:p>
              </text:list-item>
            </text:list>
          </table:table-cell>
          <table:table-cell table:style-name="表格39.A5" office:value-type="string">
            <text:list xml:id="list93043816182179" text:continue-numbering="true" text:style-name="WW8Num2">
              <text:list-item>
                <text:p text:style-name="P1047">IDX</text:p>
              </text:list-item>
            </text:list>
          </table:table-cell>
          <table:table-cell table:style-name="表格39.A5" office:value-type="string">
            <text:list xml:id="list93043816179374" text:continue-numbering="true" text:style-name="WW8Num2">
              <text:list-item>
                <text:p text:style-name="P965"><text:span text:style-name="T2">S</text:span><text:span text:style-name="T3">IZE</text:span></text:p>
              </text:list-item>
            </text:list>
          </table:table-cell>
          <table:table-cell table:style-name="表格39.A5" office:value-type="string">
            <text:list xml:id="list93043816160089" text:continue-numbering="true" text:style-name="WW8Num2">
              <text:list-item>
                <text:p text:style-name="P965"><text:span text:style-name="T2">D</text:span><text:span text:style-name="T3">EF</text:span></text:p>
              </text:list-item>
            </text:list>
          </table:table-cell>
          <table:table-cell table:style-name="表格39.A5" office:value-type="string">
            <text:list xml:id="list93043816180904" text:continue-numbering="true" text:style-name="WW8Num2">
              <text:list-item>
                <text:p text:style-name="P1047">Description</text:p>
              </text:list-item>
            </text:list>
          </table:table-cell>
          <table:table-cell table:style-name="表格39.A5" office:value-type="string">
            <text:list xml:id="list93043816180413" text:continue-numbering="true" text:style-name="WW8Num2">
              <text:list-item>
                <text:p text:style-name="P1047">Remarks</text:p>
              </text:list-item>
            </text:list>
          </table:table-cell>
          <table:table-cell table:style-name="表格39.J5" table:number-columns-spanned="3" office:value-type="string">
            <text:list xml:id="list93043832159911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043832172508" text:continue-numbering="true" text:style-name="WW8Num2">
              <text:list-item>
                <text:p text:style-name="P1288">OID</text:p>
              </text:list-item>
            </text:list>
          </table:table-cell>
          <table:table-cell table:style-name="表格39.A5" office:value-type="string">
            <text:list xml:id="list93043832150799" text:continue-numbering="true" text:style-name="WW8Num2">
              <text:list-item>
                <text:p text:style-name="P1288">CHAR</text:p>
              </text:list-item>
            </text:list>
          </table:table-cell>
          <table:table-cell table:style-name="表格39.A5" office:value-type="string">
            <text:list xml:id="list93043832182770" text:continue-numbering="true" text:style-name="WW8Num2">
              <text:list-item>
                <text:p text:style-name="P1288">Y</text:p>
              </text:list-item>
            </text:list>
          </table:table-cell>
          <table:table-cell table:style-name="表格39.A5" office:value-type="string">
            <text:list xml:id="list93043832157451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32157418" text:continue-numbering="true" text:style-name="WW8Num2">
              <text:list-item>
                <text:p text:style-name="P1288"><text:s/></text:p>
              </text:list-item>
            </text:list>
          </table:table-cell>
          <table:table-cell table:style-name="表格39.A5" office:value-type="string">
            <text:list xml:id="list93043832158333" text:continue-numbering="true" text:style-name="WW8Num2">
              <text:list-item>
                <text:p text:style-name="P1288">36</text:p>
              </text:list-item>
            </text:list>
          </table:table-cell>
          <table:table-cell table:style-name="表格39.A5" office:value-type="string">
            <text:list xml:id="list9304383216285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32180298" text:continue-numbering="true" text:style-name="WW8Num2">
              <text:list-item>
                <text:p text:style-name="P1288">PK / UUID</text:p>
              </text:list-item>
            </text:list>
          </table:table-cell>
          <table:table-cell table:style-name="表格39.A5" office:value-type="string">
            <text:list xml:id="list93043832155133" text:continue-numbering="true" text:style-name="WW8Num2">
              <text:list-item>
                <text:p text:style-name="P1288">Default java UUID</text:p>
              </text:list-item>
            </text:list>
          </table:table-cell>
          <table:table-cell table:style-name="表格39.J5" table:number-columns-spanned="3" office:value-type="string">
            <text:list xml:id="list93043832165392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6">M<text:span text:style-name="T172">ASTER</text:span>_OID</text:p>
          </table:table-cell>
          <table:table-cell table:style-name="表格39.A8" office:value-type="string">
            <text:list xml:id="list93043832166725" text:continue-numbering="true" text:style-name="WW8Num2">
              <text:list-item>
                <text:p text:style-name="P1288">CHAR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>Y</text:p>
          </table:table-cell>
          <table:table-cell table:style-name="表格39.A8" office:value-type="string">
            <text:p text:style-name="P466">36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704">bb_strategy_map.OID</text:p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93043832180363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ID</text:p>
          </table:table-cell>
          <table:table-cell table:style-name="表格39.A8" office:value-type="string">
            <text:list xml:id="list93043832154229" text:continue-numbering="true" text:style-name="WW8Num2">
              <text:list-item>
                <text:p text:style-name="P1372">VARCHAR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/>
          </table:table-cell>
          <table:table-cell table:style-name="表格39.A8" office:value-type="string">
            <text:p text:style-name="P468">14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706">bb_objective.OBJ_ID</text:p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93043832165434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TEXT</text:p>
          </table:table-cell>
          <table:table-cell table:style-name="表格39.A8" office:value-type="string">
            <text:list xml:id="list93043832156243" text:continue-numbering="true" text:style-name="WW8Num2">
              <text:list-item>
                <text:p text:style-name="P1358">VARCHAR</text:p>
              </text:list-item>
            </text:list>
          </table:table-cell>
          <table:table-cell table:style-name="表格39.A8" office:value-type="string">
            <text:p text:style-name="P216"/>
          </table:table-cell>
          <table:table-cell table:style-name="表格39.A8" office:value-type="string">
            <text:p text:style-name="P357"/>
          </table:table-cell>
          <table:table-cell table:style-name="表格39.A8" office:value-type="string">
            <text:p text:style-name="P812"/>
          </table:table-cell>
          <table:table-cell table:style-name="表格39.A8" office:value-type="string">
            <text:p text:style-name="P414">100</text:p>
          </table:table-cell>
          <table:table-cell table:style-name="表格39.A8" office:value-type="string">
            <text:p text:style-name="P216"/>
          </table:table-cell>
          <table:table-cell table:style-name="表格39.A8" office:value-type="string">
            <text:p text:style-name="P706">bb_objective.NAME</text:p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93043832166907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POSITION_X</text:p>
          </table:table-cell>
          <table:table-cell table:style-name="表格39.A8" office:value-type="string">
            <text:list xml:id="list93043832163991" text:continue-numbering="true" text:style-name="WW8Num2">
              <text:list-item>
                <text:p text:style-name="P1386">INT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/>
          </table:table-cell>
          <table:table-cell table:style-name="表格39.A8" office:value-type="string">
            <text:p text:style-name="P469">5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673"/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93043847166842" text:continue-numbering="true" text:style-name="WW8Num2">
              <text:list-item>
                <text:p text:style-name="P895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8" office:value-type="string">
            <text:p text:style-name="P468">POSITION_Y</text:p>
          </table:table-cell>
          <table:table-cell table:style-name="表格39.A8" office:value-type="string">
            <text:list xml:id="list93043847177762" text:continue-numbering="true" text:style-name="WW8Num2">
              <text:list-item>
                <text:p text:style-name="P1387">INT</text:p>
              </text:list-item>
            </text:list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375"/>
          </table:table-cell>
          <table:table-cell table:style-name="表格39.A8" office:value-type="string">
            <text:p text:style-name="P823"/>
          </table:table-cell>
          <table:table-cell table:style-name="表格39.A8" office:value-type="string">
            <text:p text:style-name="P469">5</text:p>
          </table:table-cell>
          <table:table-cell table:style-name="表格39.A8" office:value-type="string">
            <text:p text:style-name="P222"/>
          </table:table-cell>
          <table:table-cell table:style-name="表格39.A8" office:value-type="string">
            <text:p text:style-name="P673"/>
          </table:table-cell>
          <table:table-cell table:style-name="表格39.A8" office:value-type="string">
            <text:p text:style-name="P579"/>
          </table:table-cell>
          <table:table-cell table:style-name="表格39.J5" table:number-columns-spanned="3" office:value-type="string">
            <text:list xml:id="list93043847163173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043847168405" text:continue-numbering="true" text:style-name="WW8Num2">
              <text:list-item>
                <text:p text:style-name="P1288">CUSERID</text:p>
              </text:list-item>
            </text:list>
          </table:table-cell>
          <table:table-cell table:style-name="表格39.A5" office:value-type="string">
            <text:list xml:id="list93043847171210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39.A5" office:value-type="string">
            <text:list xml:id="list93043847152846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83044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5111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68090" text:continue-numbering="true" text:style-name="WW8Num2">
              <text:list-item>
                <text:p text:style-name="P1288">24</text:p>
              </text:list-item>
            </text:list>
          </table:table-cell>
          <table:table-cell table:style-name="表格39.A5" office:value-type="string">
            <text:list xml:id="list93043847176670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59125" text:continue-numbering="true" text:style-name="WW8Num2">
              <text:list-item>
                <text:p text:style-name="P1288">Create data user</text:p>
              </text:list-item>
            </text:list>
          </table:table-cell>
          <table:table-cell table:style-name="表格39.A5" office:value-type="string">
            <text:list xml:id="list9304384716783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J5" table:number-columns-spanned="3" office:value-type="string">
            <text:list xml:id="list93043847151294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043847161893" text:continue-numbering="true" text:style-name="WW8Num2">
              <text:list-item>
                <text:p text:style-name="P1288">CDATE</text:p>
              </text:list-item>
            </text:list>
          </table:table-cell>
          <table:table-cell table:style-name="表格39.A5" office:value-type="string">
            <text:list xml:id="list93043847163247" text:continue-numbering="true" text:style-name="WW8Num2">
              <text:list-item>
                <text:p text:style-name="P1288">DATETIME</text:p>
              </text:list-item>
            </text:list>
          </table:table-cell>
          <table:table-cell table:style-name="表格39.A5" office:value-type="string">
            <text:list xml:id="list9304384716403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7827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7251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6264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69866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82792" text:continue-numbering="true" text:style-name="WW8Num2">
              <text:list-item>
                <text:p text:style-name="P1288">Create time</text:p>
              </text:list-item>
            </text:list>
          </table:table-cell>
          <table:table-cell table:style-name="表格39.A5" office:value-type="string">
            <text:list xml:id="list9304384715442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J5" table:number-columns-spanned="3" office:value-type="string">
            <text:list xml:id="list93043847177104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043847176891" text:continue-numbering="true" text:style-name="WW8Num2">
              <text:list-item>
                <text:p text:style-name="P1288">UUSERID</text:p>
              </text:list-item>
            </text:list>
          </table:table-cell>
          <table:table-cell table:style-name="表格39.A5" office:value-type="string">
            <text:list xml:id="list93043847152171" text:continue-numbering="true" text:style-name="WW8Num2">
              <text:list-item>
                <text:p text:style-name="P1288">VARCHAR</text:p>
              </text:list-item>
            </text:list>
          </table:table-cell>
          <table:table-cell table:style-name="表格39.A5" office:value-type="string">
            <text:list xml:id="list9304384717771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7860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64636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82785" text:continue-numbering="true" text:style-name="WW8Num2">
              <text:list-item>
                <text:p text:style-name="P1288">24</text:p>
              </text:list-item>
            </text:list>
          </table:table-cell>
          <table:table-cell table:style-name="表格39.A5" office:value-type="string">
            <text:list xml:id="list93043847159690" text:continue-numbering="true" text:style-name="WW8Num2">
              <text:list-item>
                <text:p text:style-name="P1288">null</text:p>
              </text:list-item>
            </text:list>
          </table:table-cell>
          <table:table-cell table:style-name="表格39.A5" office:value-type="string">
            <text:list xml:id="list93043847172857" text:continue-numbering="true" text:style-name="WW8Num2">
              <text:list-item>
                <text:p text:style-name="P1288">Update date user</text:p>
              </text:list-item>
            </text:list>
          </table:table-cell>
          <table:table-cell table:style-name="表格39.A5" office:value-type="string">
            <text:list xml:id="list93043847171518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J5" table:number-columns-spanned="3" office:value-type="string">
            <text:list xml:id="list93043847173097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  <table:table-row table:style-name="表格39.1">
          <table:table-cell table:style-name="表格39.A5" office:value-type="string">
            <text:list xml:id="list93043847150821" text:continue-numbering="true" text:style-name="WW8Num2">
              <text:list-item>
                <text:p text:style-name="P1288">UDATE</text:p>
              </text:list-item>
            </text:list>
          </table:table-cell>
          <table:table-cell table:style-name="表格39.A5" office:value-type="string">
            <text:list xml:id="list93043847164581" text:continue-numbering="true" text:style-name="WW8Num2">
              <text:list-item>
                <text:p text:style-name="P1288">DATETIME</text:p>
              </text:list-item>
            </text:list>
          </table:table-cell>
          <table:table-cell table:style-name="表格39.A5" office:value-type="string">
            <text:list xml:id="list93043847157179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47175203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6315260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63151107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A5" office:value-type="string">
            <text:list xml:id="list93043863173376" text:continue-numbering="true" text:style-name="WW8Num2">
              <text:list-item>
                <text:p text:style-name="P1288">null</text:p>
              </text:list-item>
            </text:list>
          </table:table-cell>
          <table:table-cell table:style-name="表格39.A5" office:value-type="string">
            <text:list xml:id="list93043863181181" text:continue-numbering="true" text:style-name="WW8Num2">
              <text:list-item>
                <text:p text:style-name="P1288">Update time</text:p>
              </text:list-item>
            </text:list>
          </table:table-cell>
          <table:table-cell table:style-name="表格39.A5" office:value-type="string">
            <text:list xml:id="list93043863156375" text:continue-numbering="true" text:style-name="WW8Num2">
              <text:list-item>
                <text:p text:style-name="P1230"/>
              </text:list-item>
            </text:list>
          </table:table-cell>
          <table:table-cell table:style-name="表格39.J5" table:number-columns-spanned="3" office:value-type="string">
            <text:list xml:id="list93043863173826" text:continue-numbering="true" text:style-name="WW8Num2">
              <text:list-item>
                <text:p text:style-name="P870"/>
              </text:list-item>
            </text:list>
          </table:table-cell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list xml:id="list93043863164489" text:continue-numbering="true" text:style-name="WW8Num2">
        <text:list-item>
          <text:h text:style-name="P1503" text:outline-level="1"><text:bookmark-start text:name="__RefHeading__18602_569668784"/><text:soft-page-break/><text:span text:style-name="T47">B</text:span><text:span text:style-name="T65">B</text:span><text:span text:style-name="T47">_</text:span><text:span text:style-name="T77">STRATEGY_MAP_</text:span><text:span text:style-name="T79">CONN</text:span><text:span text:style-name="T80">S</text:span><text:bookmark-end text:name="__RefHeading__18602_569668784"/></text:h>
        </text:list-item>
      </text:list>
      <table:table table:name="表格41" table:style-name="表格41">
        <table:table-column table:style-name="表格41.A"/>
        <table:table-column table:style-name="表格41.B"/>
        <table:table-column table:style-name="表格41.C" table:number-columns-repeated="2"/>
        <table:table-column table:style-name="表格41.E" table:number-columns-repeated="3"/>
        <table:table-column table:style-name="表格41.H"/>
        <table:table-column table:style-name="表格41.I"/>
        <table:table-column table:style-name="表格41.J"/>
        <table:table-column table:style-name="表格41.K"/>
        <table:table-column table:style-name="表格41.L"/>
        <table:table-row table:style-name="表格41.1">
          <table:table-cell table:style-name="表格41.A1" office:value-type="string">
            <text:list xml:id="list93043863168591" text:continue-numbering="true" text:style-name="WW8Num2">
              <text:list-item>
                <text:p text:style-name="P1007">Project</text:p>
              </text:list-item>
            </text:list>
          </table:table-cell>
          <table:table-cell table:style-name="表格41.A1" table:number-columns-spanned="6" office:value-type="string">
            <text:list xml:id="list93043863158363" text:continue-numbering="true" text:style-name="WW8Num2">
              <text:list-item>
                <text:p text:style-name="P10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1" office:value-type="string">
            <text:list xml:id="list93043863178763" text:continue-numbering="true" text:style-name="WW8Num2">
              <text:list-item>
                <text:p text:style-name="P1007">Ver</text:p>
              </text:list-item>
            </text:list>
          </table:table-cell>
          <table:table-cell table:style-name="表格41.A1" office:value-type="string">
            <text:list xml:id="list93043863176940" text:continue-numbering="true" text:style-name="WW8Num2">
              <text:list-item>
                <text:p text:style-name="P1089">0.5</text:p>
              </text:list-item>
            </text:list>
          </table:table-cell>
          <table:table-cell table:style-name="表格41.J1" office:value-type="string">
            <text:list xml:id="list9304386316445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52073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74677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93043863167513" text:continue-numbering="true" text:style-name="WW8Num2">
              <text:list-item>
                <text:p text:style-name="P1007">Maintain</text:p>
              </text:list-item>
            </text:list>
          </table:table-cell>
          <table:table-cell table:style-name="表格41.A2" table:number-columns-spanned="6" office:value-type="string">
            <text:list xml:id="list93043863169032" text:continue-numbering="true" text:style-name="WW8Num2">
              <text:list-item>
                <text:p text:style-name="P10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93043863180852" text:continue-numbering="true" text:style-name="WW8Num2">
              <text:list-item>
                <text:p text:style-name="P1007">Date</text:p>
              </text:list-item>
            </text:list>
          </table:table-cell>
          <table:table-cell table:style-name="表格41.A2" office:value-type="string">
            <text:list xml:id="list93043863177715" text:continue-numbering="true" text:style-name="WW8Num2">
              <text:list-item>
                <text:p text:style-name="P1089">2014/1<text:span text:style-name="T171">2</text:span>/<text:span text:style-name="T139">16</text:span></text:p>
              </text:list-item>
            </text:list>
          </table:table-cell>
          <table:table-cell table:style-name="表格41.J1" office:value-type="string">
            <text:list xml:id="list93043863157088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57456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56810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1.1">
          <table:table-cell table:style-name="表格41.A2" office:value-type="string">
            <text:list xml:id="list93043863168944" text:continue-numbering="true" text:style-name="WW8Num2">
              <text:list-item>
                <text:p text:style-name="P1007">Table</text:p>
              </text:list-item>
            </text:list>
          </table:table-cell>
          <table:table-cell table:style-name="表格41.A2" table:number-columns-spanned="6" office:value-type="string">
            <text:list xml:id="list93043863181939" text:continue-numbering="true" text:style-name="WW8Num2">
              <text:list-item>
                <text:p text:style-name="P1189">b<text:span text:style-name="T138">b</text:span>_<text:span text:style-name="T171">strategy_map_conns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1.A2" office:value-type="string">
            <text:list xml:id="list93043863164406" text:continue-numbering="true" text:style-name="WW8Num2">
              <text:list-item>
                <text:p text:style-name="P1007">DataBase</text:p>
              </text:list-item>
            </text:list>
          </table:table-cell>
          <table:table-cell table:style-name="表格41.A2" office:value-type="string">
            <text:list xml:id="list93043863151603" text:continue-numbering="true" text:style-name="WW8Num2">
              <text:list-item>
                <text:p text:style-name="P1089">bbcore</text:p>
              </text:list-item>
            </text:list>
          </table:table-cell>
          <table:table-cell table:style-name="表格41.J1" office:value-type="string">
            <text:list xml:id="list93043863176349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66510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78365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1.1">
          <table:table-cell table:style-name="表格41.A4" office:value-type="string">
            <text:list xml:id="list93043863177084" text:continue-numbering="true" text:style-name="WW8Num2">
              <text:list-item>
                <text:p text:style-name="P1007">Descript</text:p>
              </text:list-item>
            </text:list>
          </table:table-cell>
          <table:table-cell table:style-name="表格41.A4" table:number-columns-spanned="8" office:value-type="string">
            <text:list xml:id="list93043863150570" text:continue-numbering="true" text:style-name="WW8Num2">
              <text:list-item>
                <text:p text:style-name="P11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1" office:value-type="string">
            <text:list xml:id="list93043863152852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78277" text:continue-numbering="true" text:style-name="WW8Num2">
              <text:list-item>
                <text:p text:style-name="P871"/>
              </text:list-item>
            </text:list>
          </table:table-cell>
          <table:table-cell table:style-name="表格41.K1" office:value-type="string">
            <text:list xml:id="list93043863161332" text:continue-numbering="true" text:style-name="WW8Num2">
              <text:list-item>
                <text:p text:style-name="P871"/>
              </text:list-item>
            </text:list>
          </table:table-cell>
        </table:table-row>
        <table:table-row table:style-name="表格41.1">
          <table:table-cell table:style-name="表格41.A5" table:number-columns-spanned="9" office:value-type="string">
            <text:list xml:id="list93043863171956" text:continue-numbering="true" text:style-name="WW8Num2">
              <text:list-item>
                <text:p text:style-name="P9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1.J5" table:number-columns-spanned="3" office:value-type="string">
            <text:list xml:id="list93043863158684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043863170271" text:continue-numbering="true" text:style-name="WW8Num2">
              <text:list-item>
                <text:p text:style-name="P1048">Field</text:p>
              </text:list-item>
            </text:list>
          </table:table-cell>
          <table:table-cell table:style-name="表格41.A5" office:value-type="string">
            <text:list xml:id="list93043863153878" text:continue-numbering="true" text:style-name="WW8Num2">
              <text:list-item>
                <text:p text:style-name="P1048">Datatype</text:p>
              </text:list-item>
            </text:list>
          </table:table-cell>
          <table:table-cell table:style-name="表格41.A5" office:value-type="string">
            <text:list xml:id="list93043863166686" text:continue-numbering="true" text:style-name="WW8Num2">
              <text:list-item>
                <text:p text:style-name="P1048">PK</text:p>
              </text:list-item>
            </text:list>
          </table:table-cell>
          <table:table-cell table:style-name="表格41.A5" office:value-type="string">
            <text:list xml:id="list93043863164780" text:continue-numbering="true" text:style-name="WW8Num2">
              <text:list-item>
                <text:p text:style-name="P1048">UK</text:p>
              </text:list-item>
            </text:list>
          </table:table-cell>
          <table:table-cell table:style-name="表格41.A5" office:value-type="string">
            <text:list xml:id="list93043879164035" text:continue-numbering="true" text:style-name="WW8Num2">
              <text:list-item>
                <text:p text:style-name="P1048">IDX</text:p>
              </text:list-item>
            </text:list>
          </table:table-cell>
          <table:table-cell table:style-name="表格41.A5" office:value-type="string">
            <text:list xml:id="list93043879154921" text:continue-numbering="true" text:style-name="WW8Num2">
              <text:list-item>
                <text:p text:style-name="P966"><text:span text:style-name="T2">S</text:span><text:span text:style-name="T3">IZE</text:span></text:p>
              </text:list-item>
            </text:list>
          </table:table-cell>
          <table:table-cell table:style-name="表格41.A5" office:value-type="string">
            <text:list xml:id="list93043879161059" text:continue-numbering="true" text:style-name="WW8Num2">
              <text:list-item>
                <text:p text:style-name="P966"><text:span text:style-name="T2">D</text:span><text:span text:style-name="T3">EF</text:span></text:p>
              </text:list-item>
            </text:list>
          </table:table-cell>
          <table:table-cell table:style-name="表格41.A5" office:value-type="string">
            <text:list xml:id="list93043879159012" text:continue-numbering="true" text:style-name="WW8Num2">
              <text:list-item>
                <text:p text:style-name="P1048">Description</text:p>
              </text:list-item>
            </text:list>
          </table:table-cell>
          <table:table-cell table:style-name="表格41.A5" office:value-type="string">
            <text:list xml:id="list93043879175877" text:continue-numbering="true" text:style-name="WW8Num2">
              <text:list-item>
                <text:p text:style-name="P1048">Remarks</text:p>
              </text:list-item>
            </text:list>
          </table:table-cell>
          <table:table-cell table:style-name="表格41.J5" table:number-columns-spanned="3" office:value-type="string">
            <text:list xml:id="list93043879159397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043879153386" text:continue-numbering="true" text:style-name="WW8Num2">
              <text:list-item>
                <text:p text:style-name="P1289">OID</text:p>
              </text:list-item>
            </text:list>
          </table:table-cell>
          <table:table-cell table:style-name="表格41.A5" office:value-type="string">
            <text:list xml:id="list93043879180702" text:continue-numbering="true" text:style-name="WW8Num2">
              <text:list-item>
                <text:p text:style-name="P1289">CHAR</text:p>
              </text:list-item>
            </text:list>
          </table:table-cell>
          <table:table-cell table:style-name="表格41.A5" office:value-type="string">
            <text:list xml:id="list93043879165286" text:continue-numbering="true" text:style-name="WW8Num2">
              <text:list-item>
                <text:p text:style-name="P1289">Y</text:p>
              </text:list-item>
            </text:list>
          </table:table-cell>
          <table:table-cell table:style-name="表格41.A5" office:value-type="string">
            <text:list xml:id="list9304387917115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79173851" text:continue-numbering="true" text:style-name="WW8Num2">
              <text:list-item>
                <text:p text:style-name="P1289"><text:s/></text:p>
              </text:list-item>
            </text:list>
          </table:table-cell>
          <table:table-cell table:style-name="表格41.A5" office:value-type="string">
            <text:list xml:id="list93043879161524" text:continue-numbering="true" text:style-name="WW8Num2">
              <text:list-item>
                <text:p text:style-name="P1289">36</text:p>
              </text:list-item>
            </text:list>
          </table:table-cell>
          <table:table-cell table:style-name="表格41.A5" office:value-type="string">
            <text:list xml:id="list9304387915587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79155526" text:continue-numbering="true" text:style-name="WW8Num2">
              <text:list-item>
                <text:p text:style-name="P1289">PK / UUID</text:p>
              </text:list-item>
            </text:list>
          </table:table-cell>
          <table:table-cell table:style-name="表格41.A5" office:value-type="string">
            <text:list xml:id="list93043879168818" text:continue-numbering="true" text:style-name="WW8Num2">
              <text:list-item>
                <text:p text:style-name="P1289">Default java UUID</text:p>
              </text:list-item>
            </text:list>
          </table:table-cell>
          <table:table-cell table:style-name="表格41.J5" table:number-columns-spanned="3" office:value-type="string">
            <text:list xml:id="list93043879161987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67">M<text:span text:style-name="T172">ASTER</text:span>_OID</text:p>
          </table:table-cell>
          <table:table-cell table:style-name="表格41.A8" office:value-type="string">
            <text:list xml:id="list93043879152643" text:continue-numbering="true" text:style-name="WW8Num2">
              <text:list-item>
                <text:p text:style-name="P1289">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76"/>
          </table:table-cell>
          <table:table-cell table:style-name="表格41.A8" office:value-type="string">
            <text:p text:style-name="P824">Y</text:p>
          </table:table-cell>
          <table:table-cell table:style-name="表格41.A8" office:value-type="string">
            <text:p text:style-name="P467">36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705">bb_strategy_map.OID</text:p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93043879176983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CONNECTION_ID</text:p>
          </table:table-cell>
          <table:table-cell table:style-name="表格41.A8" office:value-type="string">
            <text:list xml:id="list93043879181650" text:continue-numbering="true" text:style-name="WW8Num2">
              <text:list-item>
                <text:p text:style-name="P1372">VAR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76"/>
          </table:table-cell>
          <table:table-cell table:style-name="表格41.A8" office:value-type="string">
            <text:p text:style-name="P824"/>
          </table:table-cell>
          <table:table-cell table:style-name="表格41.A8" office:value-type="string">
            <text:p text:style-name="P470">20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707"/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93043879177135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SOURCE_ID</text:p>
          </table:table-cell>
          <table:table-cell table:style-name="表格41.A8" office:value-type="string">
            <text:list xml:id="list93043879171869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59"/>
          </table:table-cell>
          <table:table-cell table:style-name="表格41.A8" office:value-type="string">
            <text:p text:style-name="P813"/>
          </table:table-cell>
          <table:table-cell table:style-name="表格41.A8" office:value-type="string">
            <text:p text:style-name="P470">14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707"/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93043879165998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8" office:value-type="string">
            <text:p text:style-name="P470">TARGET_ID</text:p>
          </table:table-cell>
          <table:table-cell table:style-name="表格41.A8" office:value-type="string">
            <text:list xml:id="list93043894171611" text:continue-numbering="true" text:style-name="WW8Num2">
              <text:list-item>
                <text:p text:style-name="P1373">VARCHAR</text:p>
              </text:list-item>
            </text:list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376"/>
          </table:table-cell>
          <table:table-cell table:style-name="表格41.A8" office:value-type="string">
            <text:p text:style-name="P824"/>
          </table:table-cell>
          <table:table-cell table:style-name="表格41.A8" office:value-type="string">
            <text:p text:style-name="P470">14</text:p>
          </table:table-cell>
          <table:table-cell table:style-name="表格41.A8" office:value-type="string">
            <text:p text:style-name="P223"/>
          </table:table-cell>
          <table:table-cell table:style-name="表格41.A8" office:value-type="string">
            <text:p text:style-name="P674"/>
          </table:table-cell>
          <table:table-cell table:style-name="表格41.A8" office:value-type="string">
            <text:p text:style-name="P580"/>
          </table:table-cell>
          <table:table-cell table:style-name="表格41.J5" table:number-columns-spanned="3" office:value-type="string">
            <text:list xml:id="list93043894176040" text:continue-numbering="true" text:style-name="WW8Num2">
              <text:list-item>
                <text:p text:style-name="P896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043894159544" text:continue-numbering="true" text:style-name="WW8Num2">
              <text:list-item>
                <text:p text:style-name="P1289">CUSERID</text:p>
              </text:list-item>
            </text:list>
          </table:table-cell>
          <table:table-cell table:style-name="表格41.A5" office:value-type="string">
            <text:list xml:id="list93043894151574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41.A5" office:value-type="string">
            <text:list xml:id="list93043894172286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1307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80134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4115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41.A5" office:value-type="string">
            <text:list xml:id="list93043894163856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63979" text:continue-numbering="true" text:style-name="WW8Num2">
              <text:list-item>
                <text:p text:style-name="P1289">Create data user</text:p>
              </text:list-item>
            </text:list>
          </table:table-cell>
          <table:table-cell table:style-name="表格41.A5" office:value-type="string">
            <text:list xml:id="list9304389416000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J5" table:number-columns-spanned="3" office:value-type="string">
            <text:list xml:id="list93043894158166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043894164062" text:continue-numbering="true" text:style-name="WW8Num2">
              <text:list-item>
                <text:p text:style-name="P1289">CDATE</text:p>
              </text:list-item>
            </text:list>
          </table:table-cell>
          <table:table-cell table:style-name="表格41.A5" office:value-type="string">
            <text:list xml:id="list93043894153265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41.A5" office:value-type="string">
            <text:list xml:id="list9304389415721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203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4337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5478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984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4186" text:continue-numbering="true" text:style-name="WW8Num2">
              <text:list-item>
                <text:p text:style-name="P1289">Create time</text:p>
              </text:list-item>
            </text:list>
          </table:table-cell>
          <table:table-cell table:style-name="表格41.A5" office:value-type="string">
            <text:list xml:id="list93043894158258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J5" table:number-columns-spanned="3" office:value-type="string">
            <text:list xml:id="list93043894154624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043894164056" text:continue-numbering="true" text:style-name="WW8Num2">
              <text:list-item>
                <text:p text:style-name="P1289">UUSERID</text:p>
              </text:list-item>
            </text:list>
          </table:table-cell>
          <table:table-cell table:style-name="表格41.A5" office:value-type="string">
            <text:list xml:id="list93043894164981" text:continue-numbering="true" text:style-name="WW8Num2">
              <text:list-item>
                <text:p text:style-name="P1289">VARCHAR</text:p>
              </text:list-item>
            </text:list>
          </table:table-cell>
          <table:table-cell table:style-name="表格41.A5" office:value-type="string">
            <text:list xml:id="list9304389418031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224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82671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1262" text:continue-numbering="true" text:style-name="WW8Num2">
              <text:list-item>
                <text:p text:style-name="P1289">24</text:p>
              </text:list-item>
            </text:list>
          </table:table-cell>
          <table:table-cell table:style-name="表格41.A5" office:value-type="string">
            <text:list xml:id="list93043894161278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41.A5" office:value-type="string">
            <text:list xml:id="list93043894162954" text:continue-numbering="true" text:style-name="WW8Num2">
              <text:list-item>
                <text:p text:style-name="P1289">Update date user</text:p>
              </text:list-item>
            </text:list>
          </table:table-cell>
          <table:table-cell table:style-name="表格41.A5" office:value-type="string">
            <text:list xml:id="list9304389415204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J5" table:number-columns-spanned="3" office:value-type="string">
            <text:list xml:id="list93043894163204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  <table:table-row table:style-name="表格41.1">
          <table:table-cell table:style-name="表格41.A5" office:value-type="string">
            <text:list xml:id="list93043894164513" text:continue-numbering="true" text:style-name="WW8Num2">
              <text:list-item>
                <text:p text:style-name="P1289">UDATE</text:p>
              </text:list-item>
            </text:list>
          </table:table-cell>
          <table:table-cell table:style-name="表格41.A5" office:value-type="string">
            <text:list xml:id="list93043894162365" text:continue-numbering="true" text:style-name="WW8Num2">
              <text:list-item>
                <text:p text:style-name="P1289">DATETIME</text:p>
              </text:list-item>
            </text:list>
          </table:table-cell>
          <table:table-cell table:style-name="表格41.A5" office:value-type="string">
            <text:list xml:id="list93043894156484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82925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894178122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910174133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A5" office:value-type="string">
            <text:list xml:id="list93043910166459" text:continue-numbering="true" text:style-name="WW8Num2">
              <text:list-item>
                <text:p text:style-name="P1289">null</text:p>
              </text:list-item>
            </text:list>
          </table:table-cell>
          <table:table-cell table:style-name="表格41.A5" office:value-type="string">
            <text:list xml:id="list93043910161605" text:continue-numbering="true" text:style-name="WW8Num2">
              <text:list-item>
                <text:p text:style-name="P1289">Update time</text:p>
              </text:list-item>
            </text:list>
          </table:table-cell>
          <table:table-cell table:style-name="表格41.A5" office:value-type="string">
            <text:list xml:id="list93043910176129" text:continue-numbering="true" text:style-name="WW8Num2">
              <text:list-item>
                <text:p text:style-name="P1231"/>
              </text:list-item>
            </text:list>
          </table:table-cell>
          <table:table-cell table:style-name="表格41.J5" table:number-columns-spanned="3" office:value-type="string">
            <text:list xml:id="list93043910170670" text:continue-numbering="true" text:style-name="WW8Num2">
              <text:list-item>
                <text:p text:style-name="P871"/>
              </text:list-item>
            </text:list>
          </table:table-cell>
          <table:covered-table-cell/>
          <table:covered-table-cell/>
        </table:table-row>
      </table:table>
      <text:p text:style-name="P47"/>
      <text:p text:style-name="P47"/>
      <text:p text:style-name="P47"/>
      <text:list xml:id="list93043910171701" text:continue-numbering="true" text:style-name="WW8Num2">
        <text:list-item>
          <text:h text:style-name="P1504" text:outline-level="1"><text:bookmark-start text:name="__RefHeading__19900_173492183"/><text:span text:style-name="T47">B</text:span><text:span text:style-name="T65">B</text:span><text:span text:style-name="T47">_</text:span><text:span text:style-name="T77">S</text:span><text:span text:style-name="T82">WOT</text:span><text:bookmark-end text:name="__RefHeading__19900_173492183"/></text:h>
        </text:list-item>
      </text:list>
      <table:table table:name="表格43" table:style-name="表格43">
        <table:table-column table:style-name="表格43.A"/>
        <table:table-column table:style-name="表格43.B"/>
        <table:table-column table:style-name="表格43.C" table:number-columns-repeated="2"/>
        <table:table-column table:style-name="表格43.E" table:number-columns-repeated="3"/>
        <table:table-column table:style-name="表格43.H"/>
        <table:table-column table:style-name="表格43.I"/>
        <table:table-column table:style-name="表格43.J"/>
        <table:table-column table:style-name="表格43.K"/>
        <table:table-column table:style-name="表格43.L"/>
        <table:table-row table:style-name="表格43.1">
          <table:table-cell table:style-name="表格43.A1" office:value-type="string">
            <text:list xml:id="list93043910163433" text:continue-numbering="true" text:style-name="WW8Num2">
              <text:list-item>
                <text:p text:style-name="P1008">Project</text:p>
              </text:list-item>
            </text:list>
          </table:table-cell>
          <table:table-cell table:style-name="表格43.A1" table:number-columns-spanned="6" office:value-type="string">
            <text:list xml:id="list93043910177189" text:continue-numbering="true" text:style-name="WW8Num2">
              <text:list-item>
                <text:p text:style-name="P109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1" office:value-type="string">
            <text:list xml:id="list93043910166875" text:continue-numbering="true" text:style-name="WW8Num2">
              <text:list-item>
                <text:p text:style-name="P1008">Ver</text:p>
              </text:list-item>
            </text:list>
          </table:table-cell>
          <table:table-cell table:style-name="表格43.A1" office:value-type="string">
            <text:list xml:id="list93043910160680" text:continue-numbering="true" text:style-name="WW8Num2">
              <text:list-item>
                <text:p text:style-name="P1090">0.5</text:p>
              </text:list-item>
            </text:list>
          </table:table-cell>
          <table:table-cell table:style-name="表格43.J1" office:value-type="string">
            <text:list xml:id="list93043910172643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66656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79499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93043910181079" text:continue-numbering="true" text:style-name="WW8Num2">
              <text:list-item>
                <text:p text:style-name="P1008">Maintain</text:p>
              </text:list-item>
            </text:list>
          </table:table-cell>
          <table:table-cell table:style-name="表格43.A2" table:number-columns-spanned="6" office:value-type="string">
            <text:list xml:id="list93043910161975" text:continue-numbering="true" text:style-name="WW8Num2">
              <text:list-item>
                <text:p text:style-name="P10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93043910157469" text:continue-numbering="true" text:style-name="WW8Num2">
              <text:list-item>
                <text:p text:style-name="P1008">Date</text:p>
              </text:list-item>
            </text:list>
          </table:table-cell>
          <table:table-cell table:style-name="表格43.A2" office:value-type="string">
            <text:list xml:id="list93043910163275" text:continue-numbering="true" text:style-name="WW8Num2">
              <text:list-item>
                <text:p text:style-name="P1090">2014/1<text:span text:style-name="T171">2</text:span>/<text:span text:style-name="T139">19</text:span></text:p>
              </text:list-item>
            </text:list>
          </table:table-cell>
          <table:table-cell table:style-name="表格43.J1" office:value-type="string">
            <text:list xml:id="list93043910175052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81405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57406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3.1">
          <table:table-cell table:style-name="表格43.A2" office:value-type="string">
            <text:list xml:id="list93043910162412" text:continue-numbering="true" text:style-name="WW8Num2">
              <text:list-item>
                <text:p text:style-name="P1008">Table</text:p>
              </text:list-item>
            </text:list>
          </table:table-cell>
          <table:table-cell table:style-name="表格43.A2" table:number-columns-spanned="6" office:value-type="string">
            <text:list xml:id="list93043910151426" text:continue-numbering="true" text:style-name="WW8Num2">
              <text:list-item>
                <text:p text:style-name="P1190">b<text:span text:style-name="T138">b</text:span>_<text:span text:style-name="T171">swo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3.A2" office:value-type="string">
            <text:list xml:id="list93043910156911" text:continue-numbering="true" text:style-name="WW8Num2">
              <text:list-item>
                <text:p text:style-name="P1008">DataBase</text:p>
              </text:list-item>
            </text:list>
          </table:table-cell>
          <table:table-cell table:style-name="表格43.A2" office:value-type="string">
            <text:list xml:id="list93043910154313" text:continue-numbering="true" text:style-name="WW8Num2">
              <text:list-item>
                <text:p text:style-name="P1090">bbcore</text:p>
              </text:list-item>
            </text:list>
          </table:table-cell>
          <table:table-cell table:style-name="表格43.J1" office:value-type="string">
            <text:list xml:id="list93043910178758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59330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53926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3.1">
          <table:table-cell table:style-name="表格43.A4" office:value-type="string">
            <text:list xml:id="list93043910181795" text:continue-numbering="true" text:style-name="WW8Num2">
              <text:list-item>
                <text:p text:style-name="P1008">Descript</text:p>
              </text:list-item>
            </text:list>
          </table:table-cell>
          <table:table-cell table:style-name="表格43.A4" table:number-columns-spanned="8" office:value-type="string">
            <text:list xml:id="list93043910159069" text:continue-numbering="true" text:style-name="WW8Num2">
              <text:list-item>
                <text:p text:style-name="P11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1" office:value-type="string">
            <text:list xml:id="list93043910166640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72641" text:continue-numbering="true" text:style-name="WW8Num2">
              <text:list-item>
                <text:p text:style-name="P872"/>
              </text:list-item>
            </text:list>
          </table:table-cell>
          <table:table-cell table:style-name="表格43.K1" office:value-type="string">
            <text:list xml:id="list93043910150976" text:continue-numbering="true" text:style-name="WW8Num2">
              <text:list-item>
                <text:p text:style-name="P872"/>
              </text:list-item>
            </text:list>
          </table:table-cell>
        </table:table-row>
        <table:table-row table:style-name="表格43.1">
          <table:table-cell table:style-name="表格43.A5" table:number-columns-spanned="9" office:value-type="string">
            <text:list xml:id="list93043910159747" text:continue-numbering="true" text:style-name="WW8Num2">
              <text:list-item>
                <text:p text:style-name="P9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3.J5" table:number-columns-spanned="3" office:value-type="string">
            <text:list xml:id="list93043910159687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043910164294" text:continue-numbering="true" text:style-name="WW8Num2">
              <text:list-item>
                <text:p text:style-name="P1049">Field</text:p>
              </text:list-item>
            </text:list>
          </table:table-cell>
          <table:table-cell table:style-name="表格43.A5" office:value-type="string">
            <text:list xml:id="list93043910166169" text:continue-numbering="true" text:style-name="WW8Num2">
              <text:list-item>
                <text:p text:style-name="P1049">Datatype</text:p>
              </text:list-item>
            </text:list>
          </table:table-cell>
          <table:table-cell table:style-name="表格43.A5" office:value-type="string">
            <text:list xml:id="list93043910173982" text:continue-numbering="true" text:style-name="WW8Num2">
              <text:list-item>
                <text:p text:style-name="P1049">PK</text:p>
              </text:list-item>
            </text:list>
          </table:table-cell>
          <table:table-cell table:style-name="表格43.A5" office:value-type="string">
            <text:list xml:id="list93043910174403" text:continue-numbering="true" text:style-name="WW8Num2">
              <text:list-item>
                <text:p text:style-name="P1049">UK</text:p>
              </text:list-item>
            </text:list>
          </table:table-cell>
          <table:table-cell table:style-name="表格43.A5" office:value-type="string">
            <text:list xml:id="list93043910154795" text:continue-numbering="true" text:style-name="WW8Num2">
              <text:list-item>
                <text:p text:style-name="P1049">IDX</text:p>
              </text:list-item>
            </text:list>
          </table:table-cell>
          <table:table-cell table:style-name="表格43.A5" office:value-type="string">
            <text:list xml:id="list93043910158111" text:continue-numbering="true" text:style-name="WW8Num2">
              <text:list-item>
                <text:p text:style-name="P967"><text:span text:style-name="T2">S</text:span><text:span text:style-name="T3">IZE</text:span></text:p>
              </text:list-item>
            </text:list>
          </table:table-cell>
          <table:table-cell table:style-name="表格43.A5" office:value-type="string">
            <text:list xml:id="list93043925171179" text:continue-numbering="true" text:style-name="WW8Num2">
              <text:list-item>
                <text:p text:style-name="P967"><text:span text:style-name="T2">D</text:span><text:span text:style-name="T3">EF</text:span></text:p>
              </text:list-item>
            </text:list>
          </table:table-cell>
          <table:table-cell table:style-name="表格43.A5" office:value-type="string">
            <text:list xml:id="list93043925182141" text:continue-numbering="true" text:style-name="WW8Num2">
              <text:list-item>
                <text:p text:style-name="P1049">Description</text:p>
              </text:list-item>
            </text:list>
          </table:table-cell>
          <table:table-cell table:style-name="表格43.A5" office:value-type="string">
            <text:list xml:id="list93043925181782" text:continue-numbering="true" text:style-name="WW8Num2">
              <text:list-item>
                <text:p text:style-name="P1049">Remarks</text:p>
              </text:list-item>
            </text:list>
          </table:table-cell>
          <table:table-cell table:style-name="表格43.J5" table:number-columns-spanned="3" office:value-type="string">
            <text:list xml:id="list93043925175183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043925161283" text:continue-numbering="true" text:style-name="WW8Num2">
              <text:list-item>
                <text:p text:style-name="P1290">OID</text:p>
              </text:list-item>
            </text:list>
          </table:table-cell>
          <table:table-cell table:style-name="表格43.A5" office:value-type="string">
            <text:list xml:id="list93043925162940" text:continue-numbering="true" text:style-name="WW8Num2">
              <text:list-item>
                <text:p text:style-name="P1290">CHAR</text:p>
              </text:list-item>
            </text:list>
          </table:table-cell>
          <table:table-cell table:style-name="表格43.A5" office:value-type="string">
            <text:list xml:id="list93043925160836" text:continue-numbering="true" text:style-name="WW8Num2">
              <text:list-item>
                <text:p text:style-name="P1290">Y</text:p>
              </text:list-item>
            </text:list>
          </table:table-cell>
          <table:table-cell table:style-name="表格43.A5" office:value-type="string">
            <text:list xml:id="list93043925166279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25178525" text:continue-numbering="true" text:style-name="WW8Num2">
              <text:list-item>
                <text:p text:style-name="P1290"><text:s/></text:p>
              </text:list-item>
            </text:list>
          </table:table-cell>
          <table:table-cell table:style-name="表格43.A5" office:value-type="string">
            <text:list xml:id="list93043925158377" text:continue-numbering="true" text:style-name="WW8Num2">
              <text:list-item>
                <text:p text:style-name="P1290">36</text:p>
              </text:list-item>
            </text:list>
          </table:table-cell>
          <table:table-cell table:style-name="表格43.A5" office:value-type="string">
            <text:list xml:id="list9304392517338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25169752" text:continue-numbering="true" text:style-name="WW8Num2">
              <text:list-item>
                <text:p text:style-name="P1290">PK / UUID</text:p>
              </text:list-item>
            </text:list>
          </table:table-cell>
          <table:table-cell table:style-name="表格43.A5" office:value-type="string">
            <text:list xml:id="list93043925161045" text:continue-numbering="true" text:style-name="WW8Num2">
              <text:list-item>
                <text:p text:style-name="P1290">Default java UUID</text:p>
              </text:list-item>
            </text:list>
          </table:table-cell>
          <table:table-cell table:style-name="表格43.J5" table:number-columns-spanned="3" office:value-type="string">
            <text:list xml:id="list93043925178052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92">VIS_ID</text:p>
          </table:table-cell>
          <table:table-cell table:style-name="表格43.A8" office:value-type="string">
            <text:list xml:id="list93043925177908" text:continue-numbering="true" text:style-name="WW8Num2">
              <text:list-item>
                <text:p text:style-name="P1274">VARCHAR</text:p>
              </text:list-item>
            </text:list>
          </table:table-cell>
          <table:table-cell table:style-name="表格43.A8" office:value-type="string">
            <text:p text:style-name="P214"/>
          </table:table-cell>
          <table:table-cell table:style-name="表格43.A8" office:value-type="string">
            <text:p text:style-name="P475">Y</text:p>
          </table:table-cell>
          <table:table-cell table:style-name="表格43.A8" office:value-type="string">
            <text:p text:style-name="P800"/>
          </table:table-cell>
          <table:table-cell table:style-name="表格43.A8" office:value-type="string">
            <text:p text:style-name="P381">1<text:span text:style-name="T142">4</text:span></text:p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676">BB_VISION.VIS_ID</text:p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93043925168092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82"><text:span text:style-name="T143">PER</text:span>_ID</text:p>
          </table:table-cell>
          <table:table-cell table:style-name="表格43.A8" office:value-type="string">
            <text:list xml:id="list93043925177964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369">Y</text:p>
          </table:table-cell>
          <table:table-cell table:style-name="表格43.A8" office:value-type="string">
            <text:p text:style-name="P790"/>
          </table:table-cell>
          <table:table-cell table:style-name="表格43.A8" office:value-type="string">
            <text:p text:style-name="P382">1<text:span text:style-name="T142">4</text:span></text:p>
          </table:table-cell>
          <table:table-cell table:style-name="表格43.A8" office:value-type="string">
            <text:p text:style-name="P215"/>
          </table:table-cell>
          <table:table-cell table:style-name="表格43.A8" office:value-type="string">
            <text:p text:style-name="P708">BB_PERSPECTIVE.PER_ID</text:p>
          </table:table-cell>
          <table:table-cell table:style-name="表格43.A8" office:value-type="string">
            <text:p text:style-name="P573"/>
          </table:table-cell>
          <table:table-cell table:style-name="表格43.J5" table:number-columns-spanned="3" office:value-type="string">
            <text:list xml:id="list93043925177814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352">ORG_ID</text:p>
          </table:table-cell>
          <table:table-cell table:style-name="表格43.A8" office:value-type="string">
            <text:list xml:id="list93043925161276" text:continue-numbering="true" text:style-name="WW8Num2">
              <text:list-item>
                <text:p text:style-name="P1264">VARCHAR</text:p>
              </text:list-item>
            </text:list>
          </table:table-cell>
          <table:table-cell table:style-name="表格43.A8" office:value-type="string">
            <text:p text:style-name="P210"/>
          </table:table-cell>
          <table:table-cell table:style-name="表格43.A8" office:value-type="string">
            <text:p text:style-name="P353">Y</text:p>
          </table:table-cell>
          <table:table-cell table:style-name="表格43.A8" office:value-type="string">
            <text:p text:style-name="P785"/>
          </table:table-cell>
          <table:table-cell table:style-name="表格43.A8" office:value-type="string">
            <text:p text:style-name="P352">10</text:p>
          </table:table-cell>
          <table:table-cell table:style-name="表格43.A8" office:value-type="string">
            <text:p text:style-name="P210"/>
          </table:table-cell>
          <table:table-cell table:style-name="表格43.A8" office:value-type="string">
            <text:p text:style-name="P709">BB_ORGANIZATION.ORG_ID</text:p>
          </table:table-cell>
          <table:table-cell table:style-name="表格43.A8" office:value-type="string">
            <text:p text:style-name="P568"/>
          </table:table-cell>
          <table:table-cell table:style-name="表格43.J5" table:number-columns-spanned="3" office:value-type="string">
            <text:list xml:id="list93043925162314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86">TYPE</text:p>
          </table:table-cell>
          <table:table-cell table:style-name="表格43.A8" office:value-type="string">
            <text:list xml:id="list93043925161167" text:continue-numbering="true" text:style-name="WW8Num2">
              <text:list-item>
                <text:p text:style-name="P1374">VARCHAR</text:p>
              </text:list-item>
            </text:list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489">Y</text:p>
          </table:table-cell>
          <table:table-cell table:style-name="表格43.A8" office:value-type="string">
            <text:p text:style-name="P825"/>
          </table:table-cell>
          <table:table-cell table:style-name="表格43.A8" office:value-type="string">
            <text:p text:style-name="P486">1</text:p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710">'S'-strengths</text:p>
            <text:p text:style-name="P710">'W'-weaknesses</text:p>
            <text:p text:style-name="P710">'O'-opportunities</text:p>
            <text:p text:style-name="P710">'T'-threats</text:p>
          </table:table-cell>
          <table:table-cell table:style-name="表格43.A8" office:value-type="string">
            <text:p text:style-name="P582"/>
          </table:table-cell>
          <table:table-cell table:style-name="表格43.J5" table:number-columns-spanned="3" office:value-type="string">
            <text:list xml:id="list93043941180390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8" office:value-type="string">
            <text:p text:style-name="P487">ISSUES</text:p>
          </table:table-cell>
          <table:table-cell table:style-name="表格43.A8" office:value-type="string">
            <text:list xml:id="list93043941157785" text:continue-numbering="true" text:style-name="WW8Num2">
              <text:list-item>
                <text:p text:style-name="P1388">VARCHAR</text:p>
              </text:list-item>
            </text:list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377"/>
          </table:table-cell>
          <table:table-cell table:style-name="表格43.A8" office:value-type="string">
            <text:p text:style-name="P825"/>
          </table:table-cell>
          <table:table-cell table:style-name="表格43.A8" office:value-type="string">
            <text:p text:style-name="P487"><text:span text:style-name="T174">5</text:span>00</text:p>
          </table:table-cell>
          <table:table-cell table:style-name="表格43.A8" office:value-type="string">
            <text:p text:style-name="P225"/>
          </table:table-cell>
          <table:table-cell table:style-name="表格43.A8" office:value-type="string">
            <text:p text:style-name="P675"/>
          </table:table-cell>
          <table:table-cell table:style-name="表格43.A8" office:value-type="string">
            <text:p text:style-name="P582"/>
          </table:table-cell>
          <table:table-cell table:style-name="表格43.J5" table:number-columns-spanned="3" office:value-type="string">
            <text:list xml:id="list93043941151687" text:continue-numbering="true" text:style-name="WW8Num2">
              <text:list-item>
                <text:p text:style-name="P897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043941150428" text:continue-numbering="true" text:style-name="WW8Num2">
              <text:list-item>
                <text:p text:style-name="P1290">CUSERID</text:p>
              </text:list-item>
            </text:list>
          </table:table-cell>
          <table:table-cell table:style-name="表格43.A5" office:value-type="string">
            <text:list xml:id="list93043941166704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43.A5" office:value-type="string">
            <text:list xml:id="list9304394116970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79583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7635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68979" text:continue-numbering="true" text:style-name="WW8Num2">
              <text:list-item>
                <text:p text:style-name="P1290">24</text:p>
              </text:list-item>
            </text:list>
          </table:table-cell>
          <table:table-cell table:style-name="表格43.A5" office:value-type="string">
            <text:list xml:id="list9304394117059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63829" text:continue-numbering="true" text:style-name="WW8Num2">
              <text:list-item>
                <text:p text:style-name="P1290">Create data user</text:p>
              </text:list-item>
            </text:list>
          </table:table-cell>
          <table:table-cell table:style-name="表格43.A5" office:value-type="string">
            <text:list xml:id="list9304394116720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J5" table:number-columns-spanned="3" office:value-type="string">
            <text:list xml:id="list93043941161162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043941159585" text:continue-numbering="true" text:style-name="WW8Num2">
              <text:list-item>
                <text:p text:style-name="P1290">CDATE</text:p>
              </text:list-item>
            </text:list>
          </table:table-cell>
          <table:table-cell table:style-name="表格43.A5" office:value-type="string">
            <text:list xml:id="list93043941163863" text:continue-numbering="true" text:style-name="WW8Num2">
              <text:list-item>
                <text:p text:style-name="P1290">DATETIME</text:p>
              </text:list-item>
            </text:list>
          </table:table-cell>
          <table:table-cell table:style-name="表格43.A5" office:value-type="string">
            <text:list xml:id="list93043941150961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77757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53049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80502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55583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58297" text:continue-numbering="true" text:style-name="WW8Num2">
              <text:list-item>
                <text:p text:style-name="P1290">Create time</text:p>
              </text:list-item>
            </text:list>
          </table:table-cell>
          <table:table-cell table:style-name="表格43.A5" office:value-type="string">
            <text:list xml:id="list9304394118015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J5" table:number-columns-spanned="3" office:value-type="string">
            <text:list xml:id="list93043941173364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043941177238" text:continue-numbering="true" text:style-name="WW8Num2">
              <text:list-item>
                <text:p text:style-name="P1290">UUSERID</text:p>
              </text:list-item>
            </text:list>
          </table:table-cell>
          <table:table-cell table:style-name="表格43.A5" office:value-type="string">
            <text:list xml:id="list93043941177917" text:continue-numbering="true" text:style-name="WW8Num2">
              <text:list-item>
                <text:p text:style-name="P1290">VARCHAR</text:p>
              </text:list-item>
            </text:list>
          </table:table-cell>
          <table:table-cell table:style-name="表格43.A5" office:value-type="string">
            <text:list xml:id="list93043941168659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78207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76450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41168054" text:continue-numbering="true" text:style-name="WW8Num2">
              <text:list-item>
                <text:p text:style-name="P1290">24</text:p>
              </text:list-item>
            </text:list>
          </table:table-cell>
          <table:table-cell table:style-name="表格43.A5" office:value-type="string">
            <text:list xml:id="list93043957180718" text:continue-numbering="true" text:style-name="WW8Num2">
              <text:list-item>
                <text:p text:style-name="P1290">null</text:p>
              </text:list-item>
            </text:list>
          </table:table-cell>
          <table:table-cell table:style-name="表格43.A5" office:value-type="string">
            <text:list xml:id="list93043957160637" text:continue-numbering="true" text:style-name="WW8Num2">
              <text:list-item>
                <text:p text:style-name="P1290">Update date user</text:p>
              </text:list-item>
            </text:list>
          </table:table-cell>
          <table:table-cell table:style-name="表格43.A5" office:value-type="string">
            <text:list xml:id="list9304395717698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J5" table:number-columns-spanned="3" office:value-type="string">
            <text:list xml:id="list93043957180942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  <table:table-row table:style-name="表格43.1">
          <table:table-cell table:style-name="表格43.A5" office:value-type="string">
            <text:list xml:id="list93043957164158" text:continue-numbering="true" text:style-name="WW8Num2">
              <text:list-item>
                <text:p text:style-name="P1290">UDATE</text:p>
              </text:list-item>
            </text:list>
          </table:table-cell>
          <table:table-cell table:style-name="表格43.A5" office:value-type="string">
            <text:list xml:id="list93043957176584" text:continue-numbering="true" text:style-name="WW8Num2">
              <text:list-item>
                <text:p text:style-name="P1290">DATETIME</text:p>
              </text:list-item>
            </text:list>
          </table:table-cell>
          <table:table-cell table:style-name="表格43.A5" office:value-type="string">
            <text:list xml:id="list9304395716538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57170848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57170496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57181084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A5" office:value-type="string">
            <text:list xml:id="list93043957160770" text:continue-numbering="true" text:style-name="WW8Num2">
              <text:list-item>
                <text:p text:style-name="P1290">null</text:p>
              </text:list-item>
            </text:list>
          </table:table-cell>
          <table:table-cell table:style-name="表格43.A5" office:value-type="string">
            <text:list xml:id="list93043957181903" text:continue-numbering="true" text:style-name="WW8Num2">
              <text:list-item>
                <text:p text:style-name="P1290">Update time</text:p>
              </text:list-item>
            </text:list>
          </table:table-cell>
          <table:table-cell table:style-name="表格43.A5" office:value-type="string">
            <text:list xml:id="list93043957172379" text:continue-numbering="true" text:style-name="WW8Num2">
              <text:list-item>
                <text:p text:style-name="P1232"/>
              </text:list-item>
            </text:list>
          </table:table-cell>
          <table:table-cell table:style-name="表格43.J5" table:number-columns-spanned="3" office:value-type="string">
            <text:list xml:id="list93043957154062" text:continue-numbering="true" text:style-name="WW8Num2">
              <text:list-item>
                <text:p text:style-name="P872"/>
              </text:list-item>
            </text:list>
          </table:table-cell>
          <table:covered-table-cell/>
          <table:covered-table-cell/>
        </table:table-row>
      </table:table>
      <text:p text:style-name="P48"/>
      <text:list xml:id="list93043957152923" text:continue-numbering="true" text:style-name="WW8Num2">
        <text:list-item>
          <text:h text:style-name="P1505" text:outline-level="1"><text:bookmark-start text:name="__RefHeading__20309_2098148859"/><text:soft-page-break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5">MST</text:span><text:bookmark-end text:name="__RefHeading__20309_2098148859"/></text:h>
        </text:list-item>
      </text:list>
      <table:table table:name="表格45" table:style-name="表格45">
        <table:table-column table:style-name="表格45.A"/>
        <table:table-column table:style-name="表格45.B"/>
        <table:table-column table:style-name="表格45.C" table:number-columns-repeated="2"/>
        <table:table-column table:style-name="表格45.E" table:number-columns-repeated="3"/>
        <table:table-column table:style-name="表格45.H"/>
        <table:table-column table:style-name="表格45.I"/>
        <table:table-column table:style-name="表格45.J"/>
        <table:table-column table:style-name="表格45.K"/>
        <table:table-column table:style-name="表格45.L"/>
        <table:table-row table:style-name="表格45.1">
          <table:table-cell table:style-name="表格45.A1" office:value-type="string">
            <text:list xml:id="list93043957177591" text:continue-numbering="true" text:style-name="WW8Num2">
              <text:list-item>
                <text:p text:style-name="P1009">Project</text:p>
              </text:list-item>
            </text:list>
          </table:table-cell>
          <table:table-cell table:style-name="表格45.A1" table:number-columns-spanned="6" office:value-type="string">
            <text:list xml:id="list93043957169612" text:continue-numbering="true" text:style-name="WW8Num2">
              <text:list-item>
                <text:p text:style-name="P109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1" office:value-type="string">
            <text:list xml:id="list93043957179584" text:continue-numbering="true" text:style-name="WW8Num2">
              <text:list-item>
                <text:p text:style-name="P1009">Ver</text:p>
              </text:list-item>
            </text:list>
          </table:table-cell>
          <table:table-cell table:style-name="表格45.A1" office:value-type="string">
            <text:list xml:id="list93043957179902" text:continue-numbering="true" text:style-name="WW8Num2">
              <text:list-item>
                <text:p text:style-name="P1091">0.5</text:p>
              </text:list-item>
            </text:list>
          </table:table-cell>
          <table:table-cell table:style-name="表格45.J1" office:value-type="string">
            <text:list xml:id="list93043957172388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75168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64210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93043957177656" text:continue-numbering="true" text:style-name="WW8Num2">
              <text:list-item>
                <text:p text:style-name="P1009">Maintain</text:p>
              </text:list-item>
            </text:list>
          </table:table-cell>
          <table:table-cell table:style-name="表格45.A2" table:number-columns-spanned="6" office:value-type="string">
            <text:list xml:id="list93043957162754" text:continue-numbering="true" text:style-name="WW8Num2">
              <text:list-item>
                <text:p text:style-name="P10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93043957180545" text:continue-numbering="true" text:style-name="WW8Num2">
              <text:list-item>
                <text:p text:style-name="P1009">Date</text:p>
              </text:list-item>
            </text:list>
          </table:table-cell>
          <table:table-cell table:style-name="表格45.A2" office:value-type="string">
            <text:list xml:id="list93043957174427" text:continue-numbering="true" text:style-name="WW8Num2">
              <text:list-item>
                <text:p text:style-name="P1091">2014/1<text:span text:style-name="T171">2</text:span>/<text:span text:style-name="T175">21</text:span></text:p>
              </text:list-item>
            </text:list>
          </table:table-cell>
          <table:table-cell table:style-name="表格45.J1" office:value-type="string">
            <text:list xml:id="list93043957167863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5752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50613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5.1">
          <table:table-cell table:style-name="表格45.A2" office:value-type="string">
            <text:list xml:id="list93043957161273" text:continue-numbering="true" text:style-name="WW8Num2">
              <text:list-item>
                <text:p text:style-name="P1009">Table</text:p>
              </text:list-item>
            </text:list>
          </table:table-cell>
          <table:table-cell table:style-name="表格45.A2" table:number-columns-spanned="6" office:value-type="string">
            <text:list xml:id="list93043957154258" text:continue-numbering="true" text:style-name="WW8Num2">
              <text:list-item>
                <text:p text:style-name="P1191">b<text:span text:style-name="T138">b</text:span>_<text:span text:style-name="T171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5.A2" office:value-type="string">
            <text:list xml:id="list93043957165354" text:continue-numbering="true" text:style-name="WW8Num2">
              <text:list-item>
                <text:p text:style-name="P1009">DataBase</text:p>
              </text:list-item>
            </text:list>
          </table:table-cell>
          <table:table-cell table:style-name="表格45.A2" office:value-type="string">
            <text:list xml:id="list93043957180068" text:continue-numbering="true" text:style-name="WW8Num2">
              <text:list-item>
                <text:p text:style-name="P1091">bbcore</text:p>
              </text:list-item>
            </text:list>
          </table:table-cell>
          <table:table-cell table:style-name="表格45.J1" office:value-type="string">
            <text:list xml:id="list93043957150437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62634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77102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5.1">
          <table:table-cell table:style-name="表格45.A4" office:value-type="string">
            <text:list xml:id="list93043957173528" text:continue-numbering="true" text:style-name="WW8Num2">
              <text:list-item>
                <text:p text:style-name="P1009">Descript</text:p>
              </text:list-item>
            </text:list>
          </table:table-cell>
          <table:table-cell table:style-name="表格45.A4" table:number-columns-spanned="8" office:value-type="string">
            <text:list xml:id="list93043957157482" text:continue-numbering="true" text:style-name="WW8Num2">
              <text:list-item>
                <text:p text:style-name="P11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1" office:value-type="string">
            <text:list xml:id="list93043957155216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57164669" text:continue-numbering="true" text:style-name="WW8Num2">
              <text:list-item>
                <text:p text:style-name="P873"/>
              </text:list-item>
            </text:list>
          </table:table-cell>
          <table:table-cell table:style-name="表格45.K1" office:value-type="string">
            <text:list xml:id="list93043972164425" text:continue-numbering="true" text:style-name="WW8Num2">
              <text:list-item>
                <text:p text:style-name="P873"/>
              </text:list-item>
            </text:list>
          </table:table-cell>
        </table:table-row>
        <table:table-row table:style-name="表格45.1">
          <table:table-cell table:style-name="表格45.A5" table:number-columns-spanned="9" office:value-type="string">
            <text:list xml:id="list93043972152791" text:continue-numbering="true" text:style-name="WW8Num2">
              <text:list-item>
                <text:p text:style-name="P9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5.J5" table:number-columns-spanned="3" office:value-type="string">
            <text:list xml:id="list93043972156295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043972166941" text:continue-numbering="true" text:style-name="WW8Num2">
              <text:list-item>
                <text:p text:style-name="P1050">Field</text:p>
              </text:list-item>
            </text:list>
          </table:table-cell>
          <table:table-cell table:style-name="表格45.A5" office:value-type="string">
            <text:list xml:id="list93043972175962" text:continue-numbering="true" text:style-name="WW8Num2">
              <text:list-item>
                <text:p text:style-name="P1050">Datatype</text:p>
              </text:list-item>
            </text:list>
          </table:table-cell>
          <table:table-cell table:style-name="表格45.A5" office:value-type="string">
            <text:list xml:id="list93043972155091" text:continue-numbering="true" text:style-name="WW8Num2">
              <text:list-item>
                <text:p text:style-name="P1050">PK</text:p>
              </text:list-item>
            </text:list>
          </table:table-cell>
          <table:table-cell table:style-name="表格45.A5" office:value-type="string">
            <text:list xml:id="list93043972155978" text:continue-numbering="true" text:style-name="WW8Num2">
              <text:list-item>
                <text:p text:style-name="P1050">UK</text:p>
              </text:list-item>
            </text:list>
          </table:table-cell>
          <table:table-cell table:style-name="表格45.A5" office:value-type="string">
            <text:list xml:id="list93043972156653" text:continue-numbering="true" text:style-name="WW8Num2">
              <text:list-item>
                <text:p text:style-name="P1050">IDX</text:p>
              </text:list-item>
            </text:list>
          </table:table-cell>
          <table:table-cell table:style-name="表格45.A5" office:value-type="string">
            <text:list xml:id="list93043972182238" text:continue-numbering="true" text:style-name="WW8Num2">
              <text:list-item>
                <text:p text:style-name="P968"><text:span text:style-name="T2">S</text:span><text:span text:style-name="T3">IZE</text:span></text:p>
              </text:list-item>
            </text:list>
          </table:table-cell>
          <table:table-cell table:style-name="表格45.A5" office:value-type="string">
            <text:list xml:id="list93043972155569" text:continue-numbering="true" text:style-name="WW8Num2">
              <text:list-item>
                <text:p text:style-name="P968"><text:span text:style-name="T2">D</text:span><text:span text:style-name="T3">EF</text:span></text:p>
              </text:list-item>
            </text:list>
          </table:table-cell>
          <table:table-cell table:style-name="表格45.A5" office:value-type="string">
            <text:list xml:id="list93043972161713" text:continue-numbering="true" text:style-name="WW8Num2">
              <text:list-item>
                <text:p text:style-name="P1050">Description</text:p>
              </text:list-item>
            </text:list>
          </table:table-cell>
          <table:table-cell table:style-name="表格45.A5" office:value-type="string">
            <text:list xml:id="list93043972152056" text:continue-numbering="true" text:style-name="WW8Num2">
              <text:list-item>
                <text:p text:style-name="P1050">Remarks</text:p>
              </text:list-item>
            </text:list>
          </table:table-cell>
          <table:table-cell table:style-name="表格45.J5" table:number-columns-spanned="3" office:value-type="string">
            <text:list xml:id="list9304397215417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043972180804" text:continue-numbering="true" text:style-name="WW8Num2">
              <text:list-item>
                <text:p text:style-name="P1291">OID</text:p>
              </text:list-item>
            </text:list>
          </table:table-cell>
          <table:table-cell table:style-name="表格45.A5" office:value-type="string">
            <text:list xml:id="list93043972161040" text:continue-numbering="true" text:style-name="WW8Num2">
              <text:list-item>
                <text:p text:style-name="P1291">CHAR</text:p>
              </text:list-item>
            </text:list>
          </table:table-cell>
          <table:table-cell table:style-name="表格45.A5" office:value-type="string">
            <text:list xml:id="list93043972168910" text:continue-numbering="true" text:style-name="WW8Num2">
              <text:list-item>
                <text:p text:style-name="P1291">Y</text:p>
              </text:list-item>
            </text:list>
          </table:table-cell>
          <table:table-cell table:style-name="表格45.A5" office:value-type="string">
            <text:list xml:id="list9304397215849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72163765" text:continue-numbering="true" text:style-name="WW8Num2">
              <text:list-item>
                <text:p text:style-name="P1291"><text:s/></text:p>
              </text:list-item>
            </text:list>
          </table:table-cell>
          <table:table-cell table:style-name="表格45.A5" office:value-type="string">
            <text:list xml:id="list93043972168641" text:continue-numbering="true" text:style-name="WW8Num2">
              <text:list-item>
                <text:p text:style-name="P1291">36</text:p>
              </text:list-item>
            </text:list>
          </table:table-cell>
          <table:table-cell table:style-name="表格45.A5" office:value-type="string">
            <text:list xml:id="list9304397218174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72166722" text:continue-numbering="true" text:style-name="WW8Num2">
              <text:list-item>
                <text:p text:style-name="P1291">PK / UUID</text:p>
              </text:list-item>
            </text:list>
          </table:table-cell>
          <table:table-cell table:style-name="表格45.A5" office:value-type="string">
            <text:list xml:id="list93043972160466" text:continue-numbering="true" text:style-name="WW8Num2">
              <text:list-item>
                <text:p text:style-name="P1291">Default java UUID</text:p>
              </text:list-item>
            </text:list>
          </table:table-cell>
          <table:table-cell table:style-name="表格45.J5" table:number-columns-spanned="3" office:value-type="string">
            <text:list xml:id="list93043972153892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93043972181467" text:continue-numbering="true" text:style-name="WW8Num2">
              <text:list-item>
                <text:p text:style-name="P1391">REPORT_ID</text:p>
              </text:list-item>
            </text:list>
          </table:table-cell>
          <table:table-cell table:style-name="表格45.A8" office:value-type="string">
            <text:list xml:id="list93043972165029" text:continue-numbering="true" text:style-name="WW8Num2">
              <text:list-item>
                <text:p text:style-name="P1291">CHAR</text:p>
              </text:list-item>
            </text:list>
          </table:table-cell>
          <table:table-cell table:style-name="表格45.A8" office:value-type="string">
            <text:list xml:id="list9304397215556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8" office:value-type="string">
            <text:list xml:id="list93043972153059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45.A8" office:value-type="string">
            <text:list xml:id="list93043972170511" text:continue-numbering="true" text:style-name="WW8Num2">
              <text:list-item>
                <text:p text:style-name="P1392">Y</text:p>
              </text:list-item>
            </text:list>
          </table:table-cell>
          <table:table-cell table:style-name="表格45.A8" office:value-type="string">
            <text:list xml:id="list93043972156399" text:continue-numbering="true" text:style-name="WW8Num2">
              <text:list-item>
                <text:p text:style-name="P1391">36</text:p>
              </text:list-item>
            </text:list>
          </table:table-cell>
          <table:table-cell table:style-name="表格45.A8" office:value-type="string">
            <text:list xml:id="list9304397215829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8" office:value-type="string">
            <text:list xml:id="list93043972165755" text:continue-numbering="true" text:style-name="WW8Num2">
              <text:list-item>
                <text:p text:style-name="P1441">Report data UUID</text:p>
              </text:list-item>
            </text:list>
          </table:table-cell>
          <table:table-cell table:style-name="表格45.A8" office:value-type="string">
            <text:list xml:id="list93043972182705" text:continue-numbering="true" text:style-name="WW8Num2">
              <text:list-item>
                <text:p text:style-name="P1458"/>
              </text:list-item>
            </text:list>
          </table:table-cell>
          <table:table-cell table:style-name="表格45.J5" table:number-columns-spanned="3" office:value-type="string">
            <text:list xml:id="list93043972154385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93043972159769" text:continue-numbering="true" text:style-name="WW8Num2">
              <text:list-item>
                <text:p text:style-name="P1397">VISION_TITLE</text:p>
              </text:list-item>
            </text:list>
          </table:table-cell>
          <table:table-cell table:style-name="表格45.A8" office:value-type="string">
            <text:list xml:id="list93043972172536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5.A8" office:value-type="string">
            <text:list xml:id="list9304397216899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8" office:value-type="string">
            <text:list xml:id="list93043972153127" text:continue-numbering="true" text:style-name="WW8Num2">
              <text:list-item>
                <text:p text:style-name="P1394"/>
              </text:list-item>
            </text:list>
          </table:table-cell>
          <table:table-cell table:style-name="表格45.A8" office:value-type="string">
            <text:list xml:id="list93043972161452" text:continue-numbering="true" text:style-name="WW8Num2">
              <text:list-item>
                <text:p text:style-name="P1398"/>
              </text:list-item>
            </text:list>
          </table:table-cell>
          <table:table-cell table:style-name="表格45.A8" office:value-type="string">
            <text:list xml:id="list93043972168191" text:continue-numbering="true" text:style-name="WW8Num2">
              <text:list-item>
                <text:p text:style-name="P1401">100</text:p>
              </text:list-item>
            </text:list>
          </table:table-cell>
          <table:table-cell table:style-name="表格45.A8" office:value-type="string">
            <text:list xml:id="list9304397216385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8" office:value-type="string">
            <text:list xml:id="list93043972172960" text:continue-numbering="true" text:style-name="WW8Num2">
              <text:list-item>
                <text:p text:style-name="P1443"/>
              </text:list-item>
            </text:list>
          </table:table-cell>
          <table:table-cell table:style-name="表格45.A8" office:value-type="string">
            <text:list xml:id="list93043972173523" text:continue-numbering="true" text:style-name="WW8Num2">
              <text:list-item>
                <text:p text:style-name="P1458"/>
              </text:list-item>
            </text:list>
          </table:table-cell>
          <table:table-cell table:style-name="表格45.J5" table:number-columns-spanned="3" office:value-type="string">
            <text:list xml:id="list93043972154386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8" office:value-type="string">
            <text:list xml:id="list93043988180352" text:continue-numbering="true" text:style-name="WW8Num2">
              <text:list-item>
                <text:p text:style-name="P1397">ORG_<text:span text:style-name="T177">NAME</text:span></text:p>
              </text:list-item>
            </text:list>
          </table:table-cell>
          <table:table-cell table:style-name="表格45.A8" office:value-type="string">
            <text:list xml:id="list93043988169632" text:continue-numbering="true" text:style-name="WW8Num2">
              <text:list-item>
                <text:p text:style-name="P1389">VARCHAR</text:p>
              </text:list-item>
            </text:list>
          </table:table-cell>
          <table:table-cell table:style-name="表格45.A8" office:value-type="string">
            <text:list xml:id="list93043988163636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8" office:value-type="string">
            <text:list xml:id="list93043988182800" text:continue-numbering="true" text:style-name="WW8Num2">
              <text:list-item>
                <text:p text:style-name="P1402"/>
              </text:list-item>
            </text:list>
          </table:table-cell>
          <table:table-cell table:style-name="表格45.A8" office:value-type="string">
            <text:list xml:id="list93043988150372" text:continue-numbering="true" text:style-name="WW8Num2">
              <text:list-item>
                <text:p text:style-name="P1403"/>
              </text:list-item>
            </text:list>
          </table:table-cell>
          <table:table-cell table:style-name="表格45.A8" office:value-type="string">
            <text:list xml:id="list93043988168610" text:continue-numbering="true" text:style-name="WW8Num2">
              <text:list-item>
                <text:p text:style-name="P1404">200</text:p>
              </text:list-item>
            </text:list>
          </table:table-cell>
          <table:table-cell table:style-name="表格45.A8" office:value-type="string">
            <text:list xml:id="list9304398818237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8" office:value-type="string">
            <text:list xml:id="list93043988163067" text:continue-numbering="true" text:style-name="WW8Num2">
              <text:list-item>
                <text:p text:style-name="P1444"/>
              </text:list-item>
            </text:list>
          </table:table-cell>
          <table:table-cell table:style-name="表格45.A8" office:value-type="string">
            <text:list xml:id="list93043988177219" text:continue-numbering="true" text:style-name="WW8Num2">
              <text:list-item>
                <text:p text:style-name="P1458"/>
              </text:list-item>
            </text:list>
          </table:table-cell>
          <table:table-cell table:style-name="表格45.J5" table:number-columns-spanned="3" office:value-type="string">
            <text:list xml:id="list93043988150370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043988154452" text:continue-numbering="true" text:style-name="WW8Num2">
              <text:list-item>
                <text:p text:style-name="P1291">CUSERID</text:p>
              </text:list-item>
            </text:list>
          </table:table-cell>
          <table:table-cell table:style-name="表格45.A5" office:value-type="string">
            <text:list xml:id="list93043988182014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45.A5" office:value-type="string">
            <text:list xml:id="list9304398817182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7919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51730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63759" text:continue-numbering="true" text:style-name="WW8Num2">
              <text:list-item>
                <text:p text:style-name="P1291">24</text:p>
              </text:list-item>
            </text:list>
          </table:table-cell>
          <table:table-cell table:style-name="表格45.A5" office:value-type="string">
            <text:list xml:id="list9304398815564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70315" text:continue-numbering="true" text:style-name="WW8Num2">
              <text:list-item>
                <text:p text:style-name="P1291">Create data user</text:p>
              </text:list-item>
            </text:list>
          </table:table-cell>
          <table:table-cell table:style-name="表格45.A5" office:value-type="string">
            <text:list xml:id="list9304398817841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J5" table:number-columns-spanned="3" office:value-type="string">
            <text:list xml:id="list93043988174225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043988170403" text:continue-numbering="true" text:style-name="WW8Num2">
              <text:list-item>
                <text:p text:style-name="P1291">CDATE</text:p>
              </text:list-item>
            </text:list>
          </table:table-cell>
          <table:table-cell table:style-name="表格45.A5" office:value-type="string">
            <text:list xml:id="list93043988181150" text:continue-numbering="true" text:style-name="WW8Num2">
              <text:list-item>
                <text:p text:style-name="P1291">DATETIME</text:p>
              </text:list-item>
            </text:list>
          </table:table-cell>
          <table:table-cell table:style-name="表格45.A5" office:value-type="string">
            <text:list xml:id="list9304398815341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66877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60276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62699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68704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78306" text:continue-numbering="true" text:style-name="WW8Num2">
              <text:list-item>
                <text:p text:style-name="P1291">Create time</text:p>
              </text:list-item>
            </text:list>
          </table:table-cell>
          <table:table-cell table:style-name="表格45.A5" office:value-type="string">
            <text:list xml:id="list9304398817563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J5" table:number-columns-spanned="3" office:value-type="string">
            <text:list xml:id="list93043988155163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043988168717" text:continue-numbering="true" text:style-name="WW8Num2">
              <text:list-item>
                <text:p text:style-name="P1291">UUSERID</text:p>
              </text:list-item>
            </text:list>
          </table:table-cell>
          <table:table-cell table:style-name="表格45.A5" office:value-type="string">
            <text:list xml:id="list93043988163690" text:continue-numbering="true" text:style-name="WW8Num2">
              <text:list-item>
                <text:p text:style-name="P1291">VARCHAR</text:p>
              </text:list-item>
            </text:list>
          </table:table-cell>
          <table:table-cell table:style-name="表格45.A5" office:value-type="string">
            <text:list xml:id="list93043988182630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5876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78153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3988153087" text:continue-numbering="true" text:style-name="WW8Num2">
              <text:list-item>
                <text:p text:style-name="P1291">24</text:p>
              </text:list-item>
            </text:list>
          </table:table-cell>
          <table:table-cell table:style-name="表格45.A5" office:value-type="string">
            <text:list xml:id="list93043988155499" text:continue-numbering="true" text:style-name="WW8Num2">
              <text:list-item>
                <text:p text:style-name="P1291">null</text:p>
              </text:list-item>
            </text:list>
          </table:table-cell>
          <table:table-cell table:style-name="表格45.A5" office:value-type="string">
            <text:list xml:id="list93043988172302" text:continue-numbering="true" text:style-name="WW8Num2">
              <text:list-item>
                <text:p text:style-name="P1291">Update date user</text:p>
              </text:list-item>
            </text:list>
          </table:table-cell>
          <table:table-cell table:style-name="表格45.A5" office:value-type="string">
            <text:list xml:id="list93043988157600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J5" table:number-columns-spanned="3" office:value-type="string">
            <text:list xml:id="list93043988180718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  <table:table-row table:style-name="表格45.1">
          <table:table-cell table:style-name="表格45.A5" office:value-type="string">
            <text:list xml:id="list93043988161704" text:continue-numbering="true" text:style-name="WW8Num2">
              <text:list-item>
                <text:p text:style-name="P1291">UDATE</text:p>
              </text:list-item>
            </text:list>
          </table:table-cell>
          <table:table-cell table:style-name="表格45.A5" office:value-type="string">
            <text:list xml:id="list93043988154749" text:continue-numbering="true" text:style-name="WW8Num2">
              <text:list-item>
                <text:p text:style-name="P1291">DATETIME</text:p>
              </text:list-item>
            </text:list>
          </table:table-cell>
          <table:table-cell table:style-name="表格45.A5" office:value-type="string">
            <text:list xml:id="list9304400315568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4003176682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4003166608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4003172971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A5" office:value-type="string">
            <text:list xml:id="list93044003164840" text:continue-numbering="true" text:style-name="WW8Num2">
              <text:list-item>
                <text:p text:style-name="P1291">null</text:p>
              </text:list-item>
            </text:list>
          </table:table-cell>
          <table:table-cell table:style-name="表格45.A5" office:value-type="string">
            <text:list xml:id="list93044003158005" text:continue-numbering="true" text:style-name="WW8Num2">
              <text:list-item>
                <text:p text:style-name="P1291">Update time</text:p>
              </text:list-item>
            </text:list>
          </table:table-cell>
          <table:table-cell table:style-name="表格45.A5" office:value-type="string">
            <text:list xml:id="list93044003152565" text:continue-numbering="true" text:style-name="WW8Num2">
              <text:list-item>
                <text:p text:style-name="P1233"/>
              </text:list-item>
            </text:list>
          </table:table-cell>
          <table:table-cell table:style-name="表格45.J5" table:number-columns-spanned="3" office:value-type="string">
            <text:list xml:id="list93044003163251" text:continue-numbering="true" text:style-name="WW8Num2">
              <text:list-item>
                <text:p text:style-name="P873"/>
              </text:list-item>
            </text:list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list xml:id="list93044003152746" text:continue-numbering="true" text:style-name="WW8Num2">
        <text:list-item>
          <text:h text:style-name="P1506" text:outline-level="1"><text:bookmark-start text:name="__RefHeading__20311_2098148859"/><text:span text:style-name="T47">B</text:span><text:span text:style-name="T65">B</text:span><text:span text:style-name="T47">_</text:span><text:span text:style-name="T77">S</text:span><text:span text:style-name="T82">WOT_</text:span><text:span text:style-name="T83">REPORT_</text:span><text:span text:style-name="T84">DTL</text:span><text:bookmark-end text:name="__RefHeading__20311_2098148859"/></text:h>
        </text:list-item>
      </text:list>
      <table:table table:name="表格44" table:style-name="表格44">
        <table:table-column table:style-name="表格44.A"/>
        <table:table-column table:style-name="表格44.B"/>
        <table:table-column table:style-name="表格44.C" table:number-columns-repeated="2"/>
        <table:table-column table:style-name="表格44.E" table:number-columns-repeated="3"/>
        <table:table-column table:style-name="表格44.H"/>
        <table:table-column table:style-name="表格44.I"/>
        <table:table-column table:style-name="表格44.J"/>
        <table:table-column table:style-name="表格44.K"/>
        <table:table-column table:style-name="表格44.L"/>
        <table:table-row table:style-name="表格44.1">
          <table:table-cell table:style-name="表格44.A1" office:value-type="string">
            <text:list xml:id="list93044003154779" text:continue-numbering="true" text:style-name="WW8Num2">
              <text:list-item>
                <text:p text:style-name="P1010">Project</text:p>
              </text:list-item>
            </text:list>
          </table:table-cell>
          <table:table-cell table:style-name="表格44.A1" table:number-columns-spanned="6" office:value-type="string">
            <text:list xml:id="list93044003180730" text:continue-numbering="true" text:style-name="WW8Num2">
              <text:list-item>
                <text:p text:style-name="P109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1" office:value-type="string">
            <text:list xml:id="list93044003159546" text:continue-numbering="true" text:style-name="WW8Num2">
              <text:list-item>
                <text:p text:style-name="P1010">Ver</text:p>
              </text:list-item>
            </text:list>
          </table:table-cell>
          <table:table-cell table:style-name="表格44.A1" office:value-type="string">
            <text:list xml:id="list93044003168080" text:continue-numbering="true" text:style-name="WW8Num2">
              <text:list-item>
                <text:p text:style-name="P1092">0.5</text:p>
              </text:list-item>
            </text:list>
          </table:table-cell>
          <table:table-cell table:style-name="表格44.J1" office:value-type="string">
            <text:list xml:id="list9304400317555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71340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53934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93044003173431" text:continue-numbering="true" text:style-name="WW8Num2">
              <text:list-item>
                <text:p text:style-name="P1010">Maintain</text:p>
              </text:list-item>
            </text:list>
          </table:table-cell>
          <table:table-cell table:style-name="表格44.A2" table:number-columns-spanned="6" office:value-type="string">
            <text:list xml:id="list93044003171993" text:continue-numbering="true" text:style-name="WW8Num2">
              <text:list-item>
                <text:p text:style-name="P10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93044003177613" text:continue-numbering="true" text:style-name="WW8Num2">
              <text:list-item>
                <text:p text:style-name="P1010">Date</text:p>
              </text:list-item>
            </text:list>
          </table:table-cell>
          <table:table-cell table:style-name="表格44.A2" office:value-type="string">
            <text:list xml:id="list93044003180116" text:continue-numbering="true" text:style-name="WW8Num2">
              <text:list-item>
                <text:p text:style-name="P1092">2014/1<text:span text:style-name="T171">2</text:span>/<text:span text:style-name="T175">21</text:span></text:p>
              </text:list-item>
            </text:list>
          </table:table-cell>
          <table:table-cell table:style-name="表格44.J1" office:value-type="string">
            <text:list xml:id="list93044003159368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75936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75377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4.1">
          <table:table-cell table:style-name="表格44.A2" office:value-type="string">
            <text:list xml:id="list93044003178595" text:continue-numbering="true" text:style-name="WW8Num2">
              <text:list-item>
                <text:p text:style-name="P1010">Table</text:p>
              </text:list-item>
            </text:list>
          </table:table-cell>
          <table:table-cell table:style-name="表格44.A2" table:number-columns-spanned="6" office:value-type="string">
            <text:list xml:id="list93044003159756" text:continue-numbering="true" text:style-name="WW8Num2">
              <text:list-item>
                <text:p text:style-name="P1192">b<text:span text:style-name="T138">b</text:span>_<text:span text:style-name="T171">swot_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4.A2" office:value-type="string">
            <text:list xml:id="list93044003175589" text:continue-numbering="true" text:style-name="WW8Num2">
              <text:list-item>
                <text:p text:style-name="P1010">DataBase</text:p>
              </text:list-item>
            </text:list>
          </table:table-cell>
          <table:table-cell table:style-name="表格44.A2" office:value-type="string">
            <text:list xml:id="list93044003176333" text:continue-numbering="true" text:style-name="WW8Num2">
              <text:list-item>
                <text:p text:style-name="P1092">bbcore</text:p>
              </text:list-item>
            </text:list>
          </table:table-cell>
          <table:table-cell table:style-name="表格44.J1" office:value-type="string">
            <text:list xml:id="list9304400316887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65249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66176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4.1">
          <table:table-cell table:style-name="表格44.A4" office:value-type="string">
            <text:list xml:id="list93044003178572" text:continue-numbering="true" text:style-name="WW8Num2">
              <text:list-item>
                <text:p text:style-name="P1010">Descript</text:p>
              </text:list-item>
            </text:list>
          </table:table-cell>
          <table:table-cell table:style-name="表格44.A4" table:number-columns-spanned="8" office:value-type="string">
            <text:list xml:id="list93044003156250" text:continue-numbering="true" text:style-name="WW8Num2">
              <text:list-item>
                <text:p text:style-name="P11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1" office:value-type="string">
            <text:list xml:id="list9304400317764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71184" text:continue-numbering="true" text:style-name="WW8Num2">
              <text:list-item>
                <text:p text:style-name="P874"/>
              </text:list-item>
            </text:list>
          </table:table-cell>
          <table:table-cell table:style-name="表格44.K1" office:value-type="string">
            <text:list xml:id="list93044003172452" text:continue-numbering="true" text:style-name="WW8Num2">
              <text:list-item>
                <text:p text:style-name="P874"/>
              </text:list-item>
            </text:list>
          </table:table-cell>
        </table:table-row>
        <table:table-row table:style-name="表格44.1">
          <table:table-cell table:style-name="表格44.A5" table:number-columns-spanned="9" office:value-type="string">
            <text:list xml:id="list93044003167424" text:continue-numbering="true" text:style-name="WW8Num2">
              <text:list-item>
                <text:p text:style-name="P9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4.J5" table:number-columns-spanned="3" office:value-type="string">
            <text:list xml:id="list93044003172658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044003177917" text:continue-numbering="true" text:style-name="WW8Num2">
              <text:list-item>
                <text:p text:style-name="P1051">Field</text:p>
              </text:list-item>
            </text:list>
          </table:table-cell>
          <table:table-cell table:style-name="表格44.A5" office:value-type="string">
            <text:list xml:id="list93044003174185" text:continue-numbering="true" text:style-name="WW8Num2">
              <text:list-item>
                <text:p text:style-name="P1051">Datatype</text:p>
              </text:list-item>
            </text:list>
          </table:table-cell>
          <table:table-cell table:style-name="表格44.A5" office:value-type="string">
            <text:list xml:id="list93044003170225" text:continue-numbering="true" text:style-name="WW8Num2">
              <text:list-item>
                <text:p text:style-name="P1051">PK</text:p>
              </text:list-item>
            </text:list>
          </table:table-cell>
          <table:table-cell table:style-name="表格44.A5" office:value-type="string">
            <text:list xml:id="list93044003181027" text:continue-numbering="true" text:style-name="WW8Num2">
              <text:list-item>
                <text:p text:style-name="P1051">UK</text:p>
              </text:list-item>
            </text:list>
          </table:table-cell>
          <table:table-cell table:style-name="表格44.A5" office:value-type="string">
            <text:list xml:id="list93044019176799" text:continue-numbering="true" text:style-name="WW8Num2">
              <text:list-item>
                <text:p text:style-name="P1051">IDX</text:p>
              </text:list-item>
            </text:list>
          </table:table-cell>
          <table:table-cell table:style-name="表格44.A5" office:value-type="string">
            <text:list xml:id="list93044019177568" text:continue-numbering="true" text:style-name="WW8Num2">
              <text:list-item>
                <text:p text:style-name="P969"><text:span text:style-name="T2">S</text:span><text:span text:style-name="T3">IZE</text:span></text:p>
              </text:list-item>
            </text:list>
          </table:table-cell>
          <table:table-cell table:style-name="表格44.A5" office:value-type="string">
            <text:list xml:id="list93044019173355" text:continue-numbering="true" text:style-name="WW8Num2">
              <text:list-item>
                <text:p text:style-name="P969"><text:span text:style-name="T2">D</text:span><text:span text:style-name="T3">EF</text:span></text:p>
              </text:list-item>
            </text:list>
          </table:table-cell>
          <table:table-cell table:style-name="表格44.A5" office:value-type="string">
            <text:list xml:id="list93044019157206" text:continue-numbering="true" text:style-name="WW8Num2">
              <text:list-item>
                <text:p text:style-name="P1051">Description</text:p>
              </text:list-item>
            </text:list>
          </table:table-cell>
          <table:table-cell table:style-name="表格44.A5" office:value-type="string">
            <text:list xml:id="list93044019182564" text:continue-numbering="true" text:style-name="WW8Num2">
              <text:list-item>
                <text:p text:style-name="P1051">Remarks</text:p>
              </text:list-item>
            </text:list>
          </table:table-cell>
          <table:table-cell table:style-name="表格44.J5" table:number-columns-spanned="3" office:value-type="string">
            <text:list xml:id="list9304401916005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044019163128" text:continue-numbering="true" text:style-name="WW8Num2">
              <text:list-item>
                <text:p text:style-name="P1292">OID</text:p>
              </text:list-item>
            </text:list>
          </table:table-cell>
          <table:table-cell table:style-name="表格44.A5" office:value-type="string">
            <text:list xml:id="list93044019173242" text:continue-numbering="true" text:style-name="WW8Num2">
              <text:list-item>
                <text:p text:style-name="P1292">CHAR</text:p>
              </text:list-item>
            </text:list>
          </table:table-cell>
          <table:table-cell table:style-name="表格44.A5" office:value-type="string">
            <text:list xml:id="list93044019164622" text:continue-numbering="true" text:style-name="WW8Num2">
              <text:list-item>
                <text:p text:style-name="P1292">Y</text:p>
              </text:list-item>
            </text:list>
          </table:table-cell>
          <table:table-cell table:style-name="表格44.A5" office:value-type="string">
            <text:list xml:id="list9304401916465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19173142" text:continue-numbering="true" text:style-name="WW8Num2">
              <text:list-item>
                <text:p text:style-name="P1292"><text:s/></text:p>
              </text:list-item>
            </text:list>
          </table:table-cell>
          <table:table-cell table:style-name="表格44.A5" office:value-type="string">
            <text:list xml:id="list93044019181099" text:continue-numbering="true" text:style-name="WW8Num2">
              <text:list-item>
                <text:p text:style-name="P1292">36</text:p>
              </text:list-item>
            </text:list>
          </table:table-cell>
          <table:table-cell table:style-name="表格44.A5" office:value-type="string">
            <text:list xml:id="list9304401915798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19167913" text:continue-numbering="true" text:style-name="WW8Num2">
              <text:list-item>
                <text:p text:style-name="P1292">PK / UUID</text:p>
              </text:list-item>
            </text:list>
          </table:table-cell>
          <table:table-cell table:style-name="表格44.A5" office:value-type="string">
            <text:list xml:id="list93044019176598" text:continue-numbering="true" text:style-name="WW8Num2">
              <text:list-item>
                <text:p text:style-name="P1292">Default java UUID</text:p>
              </text:list-item>
            </text:list>
          </table:table-cell>
          <table:table-cell table:style-name="表格44.J5" table:number-columns-spanned="3" office:value-type="string">
            <text:list xml:id="list93044019175940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REPORT_ID</text:p>
          </table:table-cell>
          <table:table-cell table:style-name="表格44.A8" office:value-type="string">
            <text:list xml:id="list93044019154315" text:continue-numbering="true" text:style-name="WW8Num2">
              <text:list-item>
                <text:p text:style-name="P1292">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476"/>
          </table:table-cell>
          <table:table-cell table:style-name="表格44.A8" office:value-type="string">
            <text:p text:style-name="P827">Y</text:p>
          </table:table-cell>
          <table:table-cell table:style-name="表格44.A8" office:value-type="string">
            <text:p text:style-name="P490">36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11">Report data UUID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1918136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SEQ</text:p>
          </table:table-cell>
          <table:table-cell table:style-name="表格44.A8" office:value-type="string">
            <text:list xml:id="list93044019162754" text:continue-numbering="true" text:style-name="WW8Num2">
              <text:list-item>
                <text:p text:style-name="P1393">INT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476"/>
          </table:table-cell>
          <table:table-cell table:style-name="表格44.A8" office:value-type="string">
            <text:p text:style-name="P801"/>
          </table:table-cell>
          <table:table-cell table:style-name="表格44.A8" office:value-type="string">
            <text:p text:style-name="P490">5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677"/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19167477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LABEL</text:p>
          </table:table-cell>
          <table:table-cell table:style-name="表格44.A8" office:value-type="string">
            <text:list xml:id="list93044019175643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6">1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PERSPECTIVE.NAME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19165720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ISSUES1</text:p>
          </table:table-cell>
          <table:table-cell table:style-name="表格44.A8" office:value-type="string">
            <text:list xml:id="list93044035152770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4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S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35169301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ISSUES2</text:p>
          </table:table-cell>
          <table:table-cell table:style-name="表格44.A8" office:value-type="string">
            <text:list xml:id="list93044035162966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4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W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35172437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90">ISSUES3</text:p>
          </table:table-cell>
          <table:table-cell table:style-name="表格44.A8" office:value-type="string">
            <text:list xml:id="list93044035155968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4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O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35170361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8" office:value-type="string">
            <text:p text:style-name="P488">ISSUES<text:span text:style-name="T175">4</text:span></text:p>
          </table:table-cell>
          <table:table-cell table:style-name="表格44.A8" office:value-type="string">
            <text:list xml:id="list93044035180623" text:continue-numbering="true" text:style-name="WW8Num2">
              <text:list-item>
                <text:p text:style-name="P1390">VARCHAR</text:p>
              </text:list-item>
            </text:list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378"/>
          </table:table-cell>
          <table:table-cell table:style-name="表格44.A8" office:value-type="string">
            <text:p text:style-name="P826"/>
          </table:table-cell>
          <table:table-cell table:style-name="表格44.A8" office:value-type="string">
            <text:p text:style-name="P488"><text:span text:style-name="T174">5</text:span>00</text:p>
          </table:table-cell>
          <table:table-cell table:style-name="表格44.A8" office:value-type="string">
            <text:p text:style-name="P226"/>
          </table:table-cell>
          <table:table-cell table:style-name="表格44.A8" office:value-type="string">
            <text:p text:style-name="P722">BB_SWOT.ISSUES TYPE='T'</text:p>
          </table:table-cell>
          <table:table-cell table:style-name="表格44.A8" office:value-type="string">
            <text:p text:style-name="P583"/>
          </table:table-cell>
          <table:table-cell table:style-name="表格44.J5" table:number-columns-spanned="3" office:value-type="string">
            <text:list xml:id="list93044035160702" text:continue-numbering="true" text:style-name="WW8Num2">
              <text:list-item>
                <text:p text:style-name="P898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044035182219" text:continue-numbering="true" text:style-name="WW8Num2">
              <text:list-item>
                <text:p text:style-name="P1292">CUSERID</text:p>
              </text:list-item>
            </text:list>
          </table:table-cell>
          <table:table-cell table:style-name="表格44.A5" office:value-type="string">
            <text:list xml:id="list93044035167429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44.A5" office:value-type="string">
            <text:list xml:id="list9304403517552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3516678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3518040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35157186" text:continue-numbering="true" text:style-name="WW8Num2">
              <text:list-item>
                <text:p text:style-name="P1292">24</text:p>
              </text:list-item>
            </text:list>
          </table:table-cell>
          <table:table-cell table:style-name="表格44.A5" office:value-type="string">
            <text:list xml:id="list9304403515247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35175421" text:continue-numbering="true" text:style-name="WW8Num2">
              <text:list-item>
                <text:p text:style-name="P1292">Create data user</text:p>
              </text:list-item>
            </text:list>
          </table:table-cell>
          <table:table-cell table:style-name="表格44.A5" office:value-type="string">
            <text:list xml:id="list9304403518254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J5" table:number-columns-spanned="3" office:value-type="string">
            <text:list xml:id="list93044050166769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044050168489" text:continue-numbering="true" text:style-name="WW8Num2">
              <text:list-item>
                <text:p text:style-name="P1292">CDATE</text:p>
              </text:list-item>
            </text:list>
          </table:table-cell>
          <table:table-cell table:style-name="表格44.A5" office:value-type="string">
            <text:list xml:id="list93044050173608" text:continue-numbering="true" text:style-name="WW8Num2">
              <text:list-item>
                <text:p text:style-name="P1292">DATETIME</text:p>
              </text:list-item>
            </text:list>
          </table:table-cell>
          <table:table-cell table:style-name="表格44.A5" office:value-type="string">
            <text:list xml:id="list93044050162984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5587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55526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6239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5450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64154" text:continue-numbering="true" text:style-name="WW8Num2">
              <text:list-item>
                <text:p text:style-name="P1292">Create time</text:p>
              </text:list-item>
            </text:list>
          </table:table-cell>
          <table:table-cell table:style-name="表格44.A5" office:value-type="string">
            <text:list xml:id="list9304405015404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J5" table:number-columns-spanned="3" office:value-type="string">
            <text:list xml:id="list93044050181055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044050163482" text:continue-numbering="true" text:style-name="WW8Num2">
              <text:list-item>
                <text:p text:style-name="P1292">UUSERID</text:p>
              </text:list-item>
            </text:list>
          </table:table-cell>
          <table:table-cell table:style-name="表格44.A5" office:value-type="string">
            <text:list xml:id="list93044050176611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44.A5" office:value-type="string">
            <text:list xml:id="list9304405018032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5217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6370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78948" text:continue-numbering="true" text:style-name="WW8Num2">
              <text:list-item>
                <text:p text:style-name="P1292">24</text:p>
              </text:list-item>
            </text:list>
          </table:table-cell>
          <table:table-cell table:style-name="表格44.A5" office:value-type="string">
            <text:list xml:id="list93044050179174" text:continue-numbering="true" text:style-name="WW8Num2">
              <text:list-item>
                <text:p text:style-name="P1292">null</text:p>
              </text:list-item>
            </text:list>
          </table:table-cell>
          <table:table-cell table:style-name="表格44.A5" office:value-type="string">
            <text:list xml:id="list93044050158858" text:continue-numbering="true" text:style-name="WW8Num2">
              <text:list-item>
                <text:p text:style-name="P1292">Update date user</text:p>
              </text:list-item>
            </text:list>
          </table:table-cell>
          <table:table-cell table:style-name="表格44.A5" office:value-type="string">
            <text:list xml:id="list9304405016990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J5" table:number-columns-spanned="3" office:value-type="string">
            <text:list xml:id="list93044050170532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  <table:table-row table:style-name="表格44.1">
          <table:table-cell table:style-name="表格44.A5" office:value-type="string">
            <text:list xml:id="list93044050169332" text:continue-numbering="true" text:style-name="WW8Num2">
              <text:list-item>
                <text:p text:style-name="P1292">UDATE</text:p>
              </text:list-item>
            </text:list>
          </table:table-cell>
          <table:table-cell table:style-name="表格44.A5" office:value-type="string">
            <text:list xml:id="list93044050176221" text:continue-numbering="true" text:style-name="WW8Num2">
              <text:list-item>
                <text:p text:style-name="P1292">DATETIME</text:p>
              </text:list-item>
            </text:list>
          </table:table-cell>
          <table:table-cell table:style-name="表格44.A5" office:value-type="string">
            <text:list xml:id="list93044050178954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8098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8143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63446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A5" office:value-type="string">
            <text:list xml:id="list93044050176430" text:continue-numbering="true" text:style-name="WW8Num2">
              <text:list-item>
                <text:p text:style-name="P1292">null</text:p>
              </text:list-item>
            </text:list>
          </table:table-cell>
          <table:table-cell table:style-name="表格44.A5" office:value-type="string">
            <text:list xml:id="list93044050156285" text:continue-numbering="true" text:style-name="WW8Num2">
              <text:list-item>
                <text:p text:style-name="P1292">Update time</text:p>
              </text:list-item>
            </text:list>
          </table:table-cell>
          <table:table-cell table:style-name="表格44.A5" office:value-type="string">
            <text:list xml:id="list9304405016143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4.J5" table:number-columns-spanned="3" office:value-type="string">
            <text:list xml:id="list93044050160966" text:continue-numbering="true" text:style-name="WW8Num2">
              <text:list-item>
                <text:p text:style-name="P874"/>
              </text:list-item>
            </text:list>
          </table:table-cell>
          <table:covered-table-cell/>
          <table:covered-table-cell/>
        </table:table-row>
      </table:table>
      <text:p text:style-name="P51"/>
      <text:list xml:id="list93044050160416" text:continue-numbering="true" text:style-name="WW8Num2">
        <text:list-item>
          <text:h text:style-name="P1507" text:outline-level="1"><text:bookmark-start text:name="__RefHeading__21874_718747835"/><text:soft-page-break/><text:span text:style-name="T47">B</text:span><text:span text:style-name="T65">B</text:span><text:span text:style-name="T47">_</text:span><text:span text:style-name="T87">WORKSPACE</text:span><text:bookmark-end text:name="__RefHeading__21874_718747835"/></text:h>
        </text:list-item>
      </text:list>
      <table:table table:name="表格47" table:style-name="表格47">
        <table:table-column table:style-name="表格47.A"/>
        <table:table-column table:style-name="表格47.B"/>
        <table:table-column table:style-name="表格47.C" table:number-columns-repeated="2"/>
        <table:table-column table:style-name="表格47.E" table:number-columns-repeated="3"/>
        <table:table-column table:style-name="表格47.H"/>
        <table:table-column table:style-name="表格47.I"/>
        <table:table-column table:style-name="表格47.J"/>
        <table:table-column table:style-name="表格47.K"/>
        <table:table-column table:style-name="表格47.L"/>
        <table:table-row table:style-name="表格47.1">
          <table:table-cell table:style-name="表格47.A1" office:value-type="string">
            <text:list xml:id="list93044050153668" text:continue-numbering="true" text:style-name="WW8Num2">
              <text:list-item>
                <text:p text:style-name="P1011">Project</text:p>
              </text:list-item>
            </text:list>
          </table:table-cell>
          <table:table-cell table:style-name="表格47.A1" table:number-columns-spanned="6" office:value-type="string">
            <text:list xml:id="list93044050160048" text:continue-numbering="true" text:style-name="WW8Num2">
              <text:list-item>
                <text:p text:style-name="P109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1" office:value-type="string">
            <text:list xml:id="list93044050152214" text:continue-numbering="true" text:style-name="WW8Num2">
              <text:list-item>
                <text:p text:style-name="P1011">Ver</text:p>
              </text:list-item>
            </text:list>
          </table:table-cell>
          <table:table-cell table:style-name="表格47.A1" office:value-type="string">
            <text:list xml:id="list93044050150737" text:continue-numbering="true" text:style-name="WW8Num2">
              <text:list-item>
                <text:p text:style-name="P1093">0.5</text:p>
              </text:list-item>
            </text:list>
          </table:table-cell>
          <table:table-cell table:style-name="表格47.J1" office:value-type="string">
            <text:list xml:id="list9304405015412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50162055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50153792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93044050168326" text:continue-numbering="true" text:style-name="WW8Num2">
              <text:list-item>
                <text:p text:style-name="P1011">Maintain</text:p>
              </text:list-item>
            </text:list>
          </table:table-cell>
          <table:table-cell table:style-name="表格47.A2" table:number-columns-spanned="6" office:value-type="string">
            <text:list xml:id="list93044066161174" text:continue-numbering="true" text:style-name="WW8Num2">
              <text:list-item>
                <text:p text:style-name="P10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93044066170932" text:continue-numbering="true" text:style-name="WW8Num2">
              <text:list-item>
                <text:p text:style-name="P1011">Date</text:p>
              </text:list-item>
            </text:list>
          </table:table-cell>
          <table:table-cell table:style-name="表格47.A2" office:value-type="string">
            <text:list xml:id="list93044066162335" text:continue-numbering="true" text:style-name="WW8Num2">
              <text:list-item>
                <text:p text:style-name="P1093">2014/1<text:span text:style-name="T171">2</text:span>/<text:span text:style-name="T175">28</text:span></text:p>
              </text:list-item>
            </text:list>
          </table:table-cell>
          <table:table-cell table:style-name="表格47.J1" office:value-type="string">
            <text:list xml:id="list93044066152957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66156852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66164746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7.1">
          <table:table-cell table:style-name="表格47.A2" office:value-type="string">
            <text:list xml:id="list93044066159812" text:continue-numbering="true" text:style-name="WW8Num2">
              <text:list-item>
                <text:p text:style-name="P1011">Table</text:p>
              </text:list-item>
            </text:list>
          </table:table-cell>
          <table:table-cell table:style-name="表格47.A2" table:number-columns-spanned="6" office:value-type="string">
            <text:list xml:id="list93044066164435" text:continue-numbering="true" text:style-name="WW8Num2">
              <text:list-item>
                <text:p text:style-name="P1193">b<text:span text:style-name="T138">b</text:span>_<text:span text:style-name="T181">workspa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7.A2" office:value-type="string">
            <text:list xml:id="list93044066157604" text:continue-numbering="true" text:style-name="WW8Num2">
              <text:list-item>
                <text:p text:style-name="P1011">DataBase</text:p>
              </text:list-item>
            </text:list>
          </table:table-cell>
          <table:table-cell table:style-name="表格47.A2" office:value-type="string">
            <text:list xml:id="list93044066178344" text:continue-numbering="true" text:style-name="WW8Num2">
              <text:list-item>
                <text:p text:style-name="P1093">bbcore</text:p>
              </text:list-item>
            </text:list>
          </table:table-cell>
          <table:table-cell table:style-name="表格47.J1" office:value-type="string">
            <text:list xml:id="list9304406616599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66180133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66170396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7.1">
          <table:table-cell table:style-name="表格47.A4" office:value-type="string">
            <text:list xml:id="list93044066160563" text:continue-numbering="true" text:style-name="WW8Num2">
              <text:list-item>
                <text:p text:style-name="P1011">Descript</text:p>
              </text:list-item>
            </text:list>
          </table:table-cell>
          <table:table-cell table:style-name="表格47.A4" table:number-columns-spanned="8" office:value-type="string">
            <text:list xml:id="list93044066179372" text:continue-numbering="true" text:style-name="WW8Num2">
              <text:list-item>
                <text:p text:style-name="P11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1" office:value-type="string">
            <text:list xml:id="list93044081161654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81160678" text:continue-numbering="true" text:style-name="WW8Num2">
              <text:list-item>
                <text:p text:style-name="P875"/>
              </text:list-item>
            </text:list>
          </table:table-cell>
          <table:table-cell table:style-name="表格47.K1" office:value-type="string">
            <text:list xml:id="list93044081156386" text:continue-numbering="true" text:style-name="WW8Num2">
              <text:list-item>
                <text:p text:style-name="P875"/>
              </text:list-item>
            </text:list>
          </table:table-cell>
        </table:table-row>
        <table:table-row table:style-name="表格47.1">
          <table:table-cell table:style-name="表格47.A5" table:number-columns-spanned="9" office:value-type="string">
            <text:list xml:id="list93044081159094" text:continue-numbering="true" text:style-name="WW8Num2">
              <text:list-item>
                <text:p text:style-name="P9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7.J5" table:number-columns-spanned="3" office:value-type="string">
            <text:list xml:id="list93044081162256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044081160174" text:continue-numbering="true" text:style-name="WW8Num2">
              <text:list-item>
                <text:p text:style-name="P1052">Field</text:p>
              </text:list-item>
            </text:list>
          </table:table-cell>
          <table:table-cell table:style-name="表格47.A5" office:value-type="string">
            <text:list xml:id="list93044081167872" text:continue-numbering="true" text:style-name="WW8Num2">
              <text:list-item>
                <text:p text:style-name="P1052">Datatype</text:p>
              </text:list-item>
            </text:list>
          </table:table-cell>
          <table:table-cell table:style-name="表格47.A5" office:value-type="string">
            <text:list xml:id="list93044081151354" text:continue-numbering="true" text:style-name="WW8Num2">
              <text:list-item>
                <text:p text:style-name="P1052">PK</text:p>
              </text:list-item>
            </text:list>
          </table:table-cell>
          <table:table-cell table:style-name="表格47.A5" office:value-type="string">
            <text:list xml:id="list93044081164782" text:continue-numbering="true" text:style-name="WW8Num2">
              <text:list-item>
                <text:p text:style-name="P1052">UK</text:p>
              </text:list-item>
            </text:list>
          </table:table-cell>
          <table:table-cell table:style-name="表格47.A5" office:value-type="string">
            <text:list xml:id="list93044081167385" text:continue-numbering="true" text:style-name="WW8Num2">
              <text:list-item>
                <text:p text:style-name="P1052">IDX</text:p>
              </text:list-item>
            </text:list>
          </table:table-cell>
          <table:table-cell table:style-name="表格47.A5" office:value-type="string">
            <text:list xml:id="list93044081178221" text:continue-numbering="true" text:style-name="WW8Num2">
              <text:list-item>
                <text:p text:style-name="P970"><text:span text:style-name="T2">S</text:span><text:span text:style-name="T3">IZE</text:span></text:p>
              </text:list-item>
            </text:list>
          </table:table-cell>
          <table:table-cell table:style-name="表格47.A5" office:value-type="string">
            <text:list xml:id="list93044081155748" text:continue-numbering="true" text:style-name="WW8Num2">
              <text:list-item>
                <text:p text:style-name="P970"><text:span text:style-name="T2">D</text:span><text:span text:style-name="T3">EF</text:span></text:p>
              </text:list-item>
            </text:list>
          </table:table-cell>
          <table:table-cell table:style-name="表格47.A5" office:value-type="string">
            <text:list xml:id="list93044081175386" text:continue-numbering="true" text:style-name="WW8Num2">
              <text:list-item>
                <text:p text:style-name="P1052">Description</text:p>
              </text:list-item>
            </text:list>
          </table:table-cell>
          <table:table-cell table:style-name="表格47.A5" office:value-type="string">
            <text:list xml:id="list93044081165401" text:continue-numbering="true" text:style-name="WW8Num2">
              <text:list-item>
                <text:p text:style-name="P1052">Remarks</text:p>
              </text:list-item>
            </text:list>
          </table:table-cell>
          <table:table-cell table:style-name="表格47.J5" table:number-columns-spanned="3" office:value-type="string">
            <text:list xml:id="list9304408115159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044081162703" text:continue-numbering="true" text:style-name="WW8Num2">
              <text:list-item>
                <text:p text:style-name="P1293">OID</text:p>
              </text:list-item>
            </text:list>
          </table:table-cell>
          <table:table-cell table:style-name="表格47.A5" office:value-type="string">
            <text:list xml:id="list93044081164499" text:continue-numbering="true" text:style-name="WW8Num2">
              <text:list-item>
                <text:p text:style-name="P1293">CHAR</text:p>
              </text:list-item>
            </text:list>
          </table:table-cell>
          <table:table-cell table:style-name="表格47.A5" office:value-type="string">
            <text:list xml:id="list93044081172031" text:continue-numbering="true" text:style-name="WW8Num2">
              <text:list-item>
                <text:p text:style-name="P1293">Y</text:p>
              </text:list-item>
            </text:list>
          </table:table-cell>
          <table:table-cell table:style-name="表格47.A5" office:value-type="string">
            <text:list xml:id="list93044081165319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7.A5" office:value-type="string">
            <text:list xml:id="list93044081154105" text:continue-numbering="true" text:style-name="WW8Num2">
              <text:list-item>
                <text:p text:style-name="P1293"><text:s/></text:p>
              </text:list-item>
            </text:list>
          </table:table-cell>
          <table:table-cell table:style-name="表格47.A5" office:value-type="string">
            <text:list xml:id="list93044081150961" text:continue-numbering="true" text:style-name="WW8Num2">
              <text:list-item>
                <text:p text:style-name="P1293">36</text:p>
              </text:list-item>
            </text:list>
          </table:table-cell>
          <table:table-cell table:style-name="表格47.A5" office:value-type="string">
            <text:list xml:id="list93044081155344" text:continue-numbering="true" text:style-name="WW8Num2">
              <text:list-item>
                <text:p text:style-name="P1235"/>
              </text:list-item>
            </text:list>
          </table:table-cell>
          <table:table-cell table:style-name="表格47.A5" office:value-type="string">
            <text:list xml:id="list93044081159502" text:continue-numbering="true" text:style-name="WW8Num2">
              <text:list-item>
                <text:p text:style-name="P1293">PK / UUID</text:p>
              </text:list-item>
            </text:list>
          </table:table-cell>
          <table:table-cell table:style-name="表格47.A5" office:value-type="string">
            <text:list xml:id="list93044081170548" text:continue-numbering="true" text:style-name="WW8Num2">
              <text:list-item>
                <text:p text:style-name="P1293">Default java UUID</text:p>
              </text:list-item>
            </text:list>
          </table:table-cell>
          <table:table-cell table:style-name="表格47.J5" table:number-columns-spanned="3" office:value-type="string">
            <text:list xml:id="list9304408115182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1">SPACE_ID</text:p>
          </table:table-cell>
          <table:table-cell table:style-name="表格47.A8" office:value-type="string">
            <text:list xml:id="list93044081155610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502">Y</text:p>
          </table:table-cell>
          <table:table-cell table:style-name="表格47.A8" office:value-type="string">
            <text:p text:style-name="P828"/>
          </table:table-cell>
          <table:table-cell table:style-name="表格47.A8" office:value-type="string">
            <text:p text:style-name="P501">20</text:p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712"/>
          </table:table-cell>
          <table:table-cell table:style-name="表格47.A8" office:value-type="string">
            <text:p text:style-name="P585"/>
          </table:table-cell>
          <table:table-cell table:style-name="表格47.J5" table:number-columns-spanned="3" office:value-type="string">
            <text:list xml:id="list93044081181474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7">TEMPLATE_ID</text:p>
          </table:table-cell>
          <table:table-cell table:style-name="表格47.A8" office:value-type="string">
            <text:list xml:id="list93044081171807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47.A8" office:value-type="string">
            <text:p text:style-name="P229"/>
          </table:table-cell>
          <table:table-cell table:style-name="表格47.A8" office:value-type="string">
            <text:p text:style-name="P508"/>
          </table:table-cell>
          <table:table-cell table:style-name="表格47.A8" office:value-type="string">
            <text:p text:style-name="P829"/>
          </table:table-cell>
          <table:table-cell table:style-name="表格47.A8" office:value-type="string">
            <text:p text:style-name="P507">20</text:p>
          </table:table-cell>
          <table:table-cell table:style-name="表格47.A8" office:value-type="string">
            <text:p text:style-name="P229"/>
          </table:table-cell>
          <table:table-cell table:style-name="表格47.A8" office:value-type="string">
            <text:p text:style-name="P734">bb_workspace_template.TEMPLATE_ID</text:p>
          </table:table-cell>
          <table:table-cell table:style-name="表格47.A8" office:value-type="string">
            <text:p text:style-name="P586"/>
          </table:table-cell>
          <table:table-cell table:style-name="表格47.J5" table:number-columns-spanned="3" office:value-type="string">
            <text:list xml:id="list9304409716264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19">NAME</text:p>
          </table:table-cell>
          <table:table-cell table:style-name="表格47.A8" office:value-type="string">
            <text:list xml:id="list93044097151816" text:continue-numbering="true" text:style-name="WW8Num2">
              <text:list-item>
                <text:p text:style-name="P1295">VARCHAR</text:p>
              </text:list-item>
            </text:list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477"/>
          </table:table-cell>
          <table:table-cell table:style-name="表格47.A8" office:value-type="string">
            <text:p text:style-name="P802"/>
          </table:table-cell>
          <table:table-cell table:style-name="表格47.A8" office:value-type="string">
            <text:p text:style-name="P519">100</text:p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678"/>
          </table:table-cell>
          <table:table-cell table:style-name="表格47.A8" office:value-type="string">
            <text:p text:style-name="P585"/>
          </table:table-cell>
          <table:table-cell table:style-name="表格47.J5" table:number-columns-spanned="3" office:value-type="string">
            <text:list xml:id="list93044097151380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p text:style-name="P501">DESCRIPTION</text:p>
          </table:table-cell>
          <table:table-cell table:style-name="表格47.A8" office:value-type="string">
            <text:list xml:id="list93044097154389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477"/>
          </table:table-cell>
          <table:table-cell table:style-name="表格47.A8" office:value-type="string">
            <text:p text:style-name="P802"/>
          </table:table-cell>
          <table:table-cell table:style-name="表格47.A8" office:value-type="string">
            <text:p text:style-name="P501">500</text:p>
          </table:table-cell>
          <table:table-cell table:style-name="表格47.A8" office:value-type="string">
            <text:p text:style-name="P228"/>
          </table:table-cell>
          <table:table-cell table:style-name="表格47.A8" office:value-type="string">
            <text:p text:style-name="P678"/>
          </table:table-cell>
          <table:table-cell table:style-name="表格47.A8" office:value-type="string">
            <text:p text:style-name="P585"/>
          </table:table-cell>
          <table:table-cell table:style-name="表格47.J5" table:number-columns-spanned="3" office:value-type="string">
            <text:list xml:id="list93044097153046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8" office:value-type="string">
            <text:list xml:id="list93044097177589" text:continue-numbering="true" text:style-name="WW8Num2">
              <text:list-item>
                <text:p text:style-name="P1292">CUSERID</text:p>
              </text:list-item>
            </text:list>
          </table:table-cell>
          <table:table-cell table:style-name="表格47.A8" office:value-type="string">
            <text:list xml:id="list93044097157476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47.A8" office:value-type="string">
            <text:list xml:id="list9304409715446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8" office:value-type="string">
            <text:list xml:id="list9304409717661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8" office:value-type="string">
            <text:list xml:id="list93044097159166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8" office:value-type="string">
            <text:list xml:id="list93044097176263" text:continue-numbering="true" text:style-name="WW8Num2">
              <text:list-item>
                <text:p text:style-name="P1292">24</text:p>
              </text:list-item>
            </text:list>
          </table:table-cell>
          <table:table-cell table:style-name="表格47.A8" office:value-type="string">
            <text:list xml:id="list9304409717408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8" office:value-type="string">
            <text:list xml:id="list93044097154115" text:continue-numbering="true" text:style-name="WW8Num2">
              <text:list-item>
                <text:p text:style-name="P1292">Create data user</text:p>
              </text:list-item>
            </text:list>
          </table:table-cell>
          <table:table-cell table:style-name="表格47.A8" office:value-type="string">
            <text:list xml:id="list9304409717685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J5" table:number-columns-spanned="3" office:value-type="string">
            <text:list xml:id="list93044097160551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044097150394" text:continue-numbering="true" text:style-name="WW8Num2">
              <text:list-item>
                <text:p text:style-name="P1292">CDATE</text:p>
              </text:list-item>
            </text:list>
          </table:table-cell>
          <table:table-cell table:style-name="表格47.A5" office:value-type="string">
            <text:list xml:id="list93044097182731" text:continue-numbering="true" text:style-name="WW8Num2">
              <text:list-item>
                <text:p text:style-name="P1292">DATETIME</text:p>
              </text:list-item>
            </text:list>
          </table:table-cell>
          <table:table-cell table:style-name="表格47.A5" office:value-type="string">
            <text:list xml:id="list9304409716388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097177004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09716977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09717650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097170013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097159994" text:continue-numbering="true" text:style-name="WW8Num2">
              <text:list-item>
                <text:p text:style-name="P1292">Create time</text:p>
              </text:list-item>
            </text:list>
          </table:table-cell>
          <table:table-cell table:style-name="表格47.A5" office:value-type="string">
            <text:list xml:id="list9304409716171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J5" table:number-columns-spanned="3" office:value-type="string">
            <text:list xml:id="list9304409718239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044097171102" text:continue-numbering="true" text:style-name="WW8Num2">
              <text:list-item>
                <text:p text:style-name="P1292">UUSERID</text:p>
              </text:list-item>
            </text:list>
          </table:table-cell>
          <table:table-cell table:style-name="表格47.A5" office:value-type="string">
            <text:list xml:id="list93044097175739" text:continue-numbering="true" text:style-name="WW8Num2">
              <text:list-item>
                <text:p text:style-name="P1292">VARCHAR</text:p>
              </text:list-item>
            </text:list>
          </table:table-cell>
          <table:table-cell table:style-name="表格47.A5" office:value-type="string">
            <text:list xml:id="list9304409715914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77007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58800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73726" text:continue-numbering="true" text:style-name="WW8Num2">
              <text:list-item>
                <text:p text:style-name="P1292">24</text:p>
              </text:list-item>
            </text:list>
          </table:table-cell>
          <table:table-cell table:style-name="表格47.A5" office:value-type="string">
            <text:list xml:id="list93044113163472" text:continue-numbering="true" text:style-name="WW8Num2">
              <text:list-item>
                <text:p text:style-name="P1292">null</text:p>
              </text:list-item>
            </text:list>
          </table:table-cell>
          <table:table-cell table:style-name="表格47.A5" office:value-type="string">
            <text:list xml:id="list93044113164121" text:continue-numbering="true" text:style-name="WW8Num2">
              <text:list-item>
                <text:p text:style-name="P1292">Update date user</text:p>
              </text:list-item>
            </text:list>
          </table:table-cell>
          <table:table-cell table:style-name="表格47.A5" office:value-type="string">
            <text:list xml:id="list9304411317960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J5" table:number-columns-spanned="3" office:value-type="string">
            <text:list xml:id="list93044113152159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  <table:table-row table:style-name="表格47.1">
          <table:table-cell table:style-name="表格47.A5" office:value-type="string">
            <text:list xml:id="list93044113176639" text:continue-numbering="true" text:style-name="WW8Num2">
              <text:list-item>
                <text:p text:style-name="P1292">UDATE</text:p>
              </text:list-item>
            </text:list>
          </table:table-cell>
          <table:table-cell table:style-name="表格47.A5" office:value-type="string">
            <text:list xml:id="list93044113164595" text:continue-numbering="true" text:style-name="WW8Num2">
              <text:list-item>
                <text:p text:style-name="P1292">DATETIME</text:p>
              </text:list-item>
            </text:list>
          </table:table-cell>
          <table:table-cell table:style-name="表格47.A5" office:value-type="string">
            <text:list xml:id="list93044113172749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73194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59528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65055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A5" office:value-type="string">
            <text:list xml:id="list93044113160980" text:continue-numbering="true" text:style-name="WW8Num2">
              <text:list-item>
                <text:p text:style-name="P1292">null</text:p>
              </text:list-item>
            </text:list>
          </table:table-cell>
          <table:table-cell table:style-name="表格47.A5" office:value-type="string">
            <text:list xml:id="list93044113171642" text:continue-numbering="true" text:style-name="WW8Num2">
              <text:list-item>
                <text:p text:style-name="P1292">Update time</text:p>
              </text:list-item>
            </text:list>
          </table:table-cell>
          <table:table-cell table:style-name="表格47.A5" office:value-type="string">
            <text:list xml:id="list93044113151171" text:continue-numbering="true" text:style-name="WW8Num2">
              <text:list-item>
                <text:p text:style-name="P1234"/>
              </text:list-item>
            </text:list>
          </table:table-cell>
          <table:table-cell table:style-name="表格47.J5" table:number-columns-spanned="3" office:value-type="string">
            <text:list xml:id="list93044113173927" text:continue-numbering="true" text:style-name="WW8Num2">
              <text:list-item>
                <text:p text:style-name="P875"/>
              </text:list-item>
            </text:list>
          </table:table-cell>
          <table:covered-table-cell/>
          <table:covered-table-cell/>
        </table:table-row>
      </table:table>
      <text:p text:style-name="P52"/>
      <text:p text:style-name="P52"/>
      <text:p text:style-name="P52"/>
      <text:list xml:id="list93044113152048" text:continue-numbering="true" text:style-name="WW8Num2">
        <text:list-item>
          <text:h text:style-name="P1508" text:outline-level="1"><text:bookmark-start text:name="__RefHeading__21876_718747835"/><text:span text:style-name="T47">B</text:span><text:span text:style-name="T65">B</text:span><text:span text:style-name="T47">_</text:span><text:span text:style-name="T87">WORKSPACE_</text:span><text:span text:style-name="T88">TEMPLATE</text:span><text:bookmark-end text:name="__RefHeading__21876_718747835"/></text:h>
        </text:list-item>
      </text:list>
      <table:table table:name="表格48" table:style-name="表格48">
        <table:table-column table:style-name="表格48.A"/>
        <table:table-column table:style-name="表格48.B"/>
        <table:table-column table:style-name="表格48.C" table:number-columns-repeated="2"/>
        <table:table-column table:style-name="表格48.E" table:number-columns-repeated="3"/>
        <table:table-column table:style-name="表格48.H"/>
        <table:table-column table:style-name="表格48.I"/>
        <table:table-column table:style-name="表格48.J"/>
        <table:table-column table:style-name="表格48.K"/>
        <table:table-column table:style-name="表格48.L"/>
        <table:table-row table:style-name="表格48.1">
          <table:table-cell table:style-name="表格48.A1" office:value-type="string">
            <text:list xml:id="list93044113172583" text:continue-numbering="true" text:style-name="WW8Num2">
              <text:list-item>
                <text:p text:style-name="P1012">Project</text:p>
              </text:list-item>
            </text:list>
          </table:table-cell>
          <table:table-cell table:style-name="表格48.A1" table:number-columns-spanned="6" office:value-type="string">
            <text:list xml:id="list93044113177088" text:continue-numbering="true" text:style-name="WW8Num2">
              <text:list-item>
                <text:p text:style-name="P10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1" office:value-type="string">
            <text:list xml:id="list93044113156460" text:continue-numbering="true" text:style-name="WW8Num2">
              <text:list-item>
                <text:p text:style-name="P1012">Ver</text:p>
              </text:list-item>
            </text:list>
          </table:table-cell>
          <table:table-cell table:style-name="表格48.A1" office:value-type="string">
            <text:list xml:id="list93044113173941" text:continue-numbering="true" text:style-name="WW8Num2">
              <text:list-item>
                <text:p text:style-name="P1094">0.5</text:p>
              </text:list-item>
            </text:list>
          </table:table-cell>
          <table:table-cell table:style-name="表格48.J1" office:value-type="string">
            <text:list xml:id="list93044113173408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1318124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13161023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93044113162201" text:continue-numbering="true" text:style-name="WW8Num2">
              <text:list-item>
                <text:p text:style-name="P1012">Maintain</text:p>
              </text:list-item>
            </text:list>
          </table:table-cell>
          <table:table-cell table:style-name="表格48.A2" table:number-columns-spanned="6" office:value-type="string">
            <text:list xml:id="list93044113174676" text:continue-numbering="true" text:style-name="WW8Num2">
              <text:list-item>
                <text:p text:style-name="P10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93044113166971" text:continue-numbering="true" text:style-name="WW8Num2">
              <text:list-item>
                <text:p text:style-name="P1012">Date</text:p>
              </text:list-item>
            </text:list>
          </table:table-cell>
          <table:table-cell table:style-name="表格48.A2" office:value-type="string">
            <text:list xml:id="list93044113178991" text:continue-numbering="true" text:style-name="WW8Num2">
              <text:list-item>
                <text:p text:style-name="P1094">2014/1<text:span text:style-name="T171">2</text:span>/<text:span text:style-name="T175">28</text:span></text:p>
              </text:list-item>
            </text:list>
          </table:table-cell>
          <table:table-cell table:style-name="表格48.J1" office:value-type="string">
            <text:list xml:id="list93044113155014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13172375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13158739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8.1">
          <table:table-cell table:style-name="表格48.A2" office:value-type="string">
            <text:list xml:id="list93044113181573" text:continue-numbering="true" text:style-name="WW8Num2">
              <text:list-item>
                <text:p text:style-name="P1012">Table</text:p>
              </text:list-item>
            </text:list>
          </table:table-cell>
          <table:table-cell table:style-name="表格48.A2" table:number-columns-spanned="6" office:value-type="string">
            <text:list xml:id="list93044113154030" text:continue-numbering="true" text:style-name="WW8Num2">
              <text:list-item>
                <text:p text:style-name="P1194">b<text:span text:style-name="T138">b</text:span>_<text:span text:style-name="T181">workspace_templat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8.A2" office:value-type="string">
            <text:list xml:id="list93044113169955" text:continue-numbering="true" text:style-name="WW8Num2">
              <text:list-item>
                <text:p text:style-name="P1012">DataBase</text:p>
              </text:list-item>
            </text:list>
          </table:table-cell>
          <table:table-cell table:style-name="表格48.A2" office:value-type="string">
            <text:list xml:id="list93044113170149" text:continue-numbering="true" text:style-name="WW8Num2">
              <text:list-item>
                <text:p text:style-name="P1094">bbcore</text:p>
              </text:list-item>
            </text:list>
          </table:table-cell>
          <table:table-cell table:style-name="表格48.J1" office:value-type="string">
            <text:list xml:id="list93044113170797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13172127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13153821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8.1">
          <table:table-cell table:style-name="表格48.A4" office:value-type="string">
            <text:list xml:id="list93044128150482" text:continue-numbering="true" text:style-name="WW8Num2">
              <text:list-item>
                <text:p text:style-name="P1012">Descript</text:p>
              </text:list-item>
            </text:list>
          </table:table-cell>
          <table:table-cell table:style-name="表格48.A4" table:number-columns-spanned="8" office:value-type="string">
            <text:list xml:id="list93044128163734" text:continue-numbering="true" text:style-name="WW8Num2">
              <text:list-item>
                <text:p text:style-name="P11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1" office:value-type="string">
            <text:list xml:id="list93044128153751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28156186" text:continue-numbering="true" text:style-name="WW8Num2">
              <text:list-item>
                <text:p text:style-name="P876"/>
              </text:list-item>
            </text:list>
          </table:table-cell>
          <table:table-cell table:style-name="表格48.K1" office:value-type="string">
            <text:list xml:id="list93044128160683" text:continue-numbering="true" text:style-name="WW8Num2">
              <text:list-item>
                <text:p text:style-name="P876"/>
              </text:list-item>
            </text:list>
          </table:table-cell>
        </table:table-row>
        <table:table-row table:style-name="表格48.1">
          <table:table-cell table:style-name="表格48.A5" table:number-columns-spanned="9" office:value-type="string">
            <text:list xml:id="list93044128176538" text:continue-numbering="true" text:style-name="WW8Num2">
              <text:list-item>
                <text:p text:style-name="P9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8.J5" table:number-columns-spanned="3" office:value-type="string">
            <text:list xml:id="list93044128157977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044128152354" text:continue-numbering="true" text:style-name="WW8Num2">
              <text:list-item>
                <text:p text:style-name="P1053">Field</text:p>
              </text:list-item>
            </text:list>
          </table:table-cell>
          <table:table-cell table:style-name="表格48.A5" office:value-type="string">
            <text:list xml:id="list93044128161320" text:continue-numbering="true" text:style-name="WW8Num2">
              <text:list-item>
                <text:p text:style-name="P1053">Datatype</text:p>
              </text:list-item>
            </text:list>
          </table:table-cell>
          <table:table-cell table:style-name="表格48.A5" office:value-type="string">
            <text:list xml:id="list93044128160162" text:continue-numbering="true" text:style-name="WW8Num2">
              <text:list-item>
                <text:p text:style-name="P1053">PK</text:p>
              </text:list-item>
            </text:list>
          </table:table-cell>
          <table:table-cell table:style-name="表格48.A5" office:value-type="string">
            <text:list xml:id="list93044128162240" text:continue-numbering="true" text:style-name="WW8Num2">
              <text:list-item>
                <text:p text:style-name="P1053">UK</text:p>
              </text:list-item>
            </text:list>
          </table:table-cell>
          <table:table-cell table:style-name="表格48.A5" office:value-type="string">
            <text:list xml:id="list93044128178484" text:continue-numbering="true" text:style-name="WW8Num2">
              <text:list-item>
                <text:p text:style-name="P1053">IDX</text:p>
              </text:list-item>
            </text:list>
          </table:table-cell>
          <table:table-cell table:style-name="表格48.A5" office:value-type="string">
            <text:list xml:id="list93044128154910" text:continue-numbering="true" text:style-name="WW8Num2">
              <text:list-item>
                <text:p text:style-name="P971"><text:span text:style-name="T2">S</text:span><text:span text:style-name="T3">IZE</text:span></text:p>
              </text:list-item>
            </text:list>
          </table:table-cell>
          <table:table-cell table:style-name="表格48.A5" office:value-type="string">
            <text:list xml:id="list93044128150916" text:continue-numbering="true" text:style-name="WW8Num2">
              <text:list-item>
                <text:p text:style-name="P971"><text:span text:style-name="T2">D</text:span><text:span text:style-name="T3">EF</text:span></text:p>
              </text:list-item>
            </text:list>
          </table:table-cell>
          <table:table-cell table:style-name="表格48.A5" office:value-type="string">
            <text:list xml:id="list93044128171796" text:continue-numbering="true" text:style-name="WW8Num2">
              <text:list-item>
                <text:p text:style-name="P1053">Description</text:p>
              </text:list-item>
            </text:list>
          </table:table-cell>
          <table:table-cell table:style-name="表格48.A5" office:value-type="string">
            <text:list xml:id="list93044128154762" text:continue-numbering="true" text:style-name="WW8Num2">
              <text:list-item>
                <text:p text:style-name="P1053">Remarks</text:p>
              </text:list-item>
            </text:list>
          </table:table-cell>
          <table:table-cell table:style-name="表格48.J5" table:number-columns-spanned="3" office:value-type="string">
            <text:list xml:id="list93044128163435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044128161775" text:continue-numbering="true" text:style-name="WW8Num2">
              <text:list-item>
                <text:p text:style-name="P1296">OID</text:p>
              </text:list-item>
            </text:list>
          </table:table-cell>
          <table:table-cell table:style-name="表格48.A5" office:value-type="string">
            <text:list xml:id="list93044128156699" text:continue-numbering="true" text:style-name="WW8Num2">
              <text:list-item>
                <text:p text:style-name="P1296">CHAR</text:p>
              </text:list-item>
            </text:list>
          </table:table-cell>
          <table:table-cell table:style-name="表格48.A5" office:value-type="string">
            <text:list xml:id="list93044128160477" text:continue-numbering="true" text:style-name="WW8Num2">
              <text:list-item>
                <text:p text:style-name="P1296">Y</text:p>
              </text:list-item>
            </text:list>
          </table:table-cell>
          <table:table-cell table:style-name="表格48.A5" office:value-type="string">
            <text:list xml:id="list9304412816088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28175881" text:continue-numbering="true" text:style-name="WW8Num2">
              <text:list-item>
                <text:p text:style-name="P1296"><text:s/></text:p>
              </text:list-item>
            </text:list>
          </table:table-cell>
          <table:table-cell table:style-name="表格48.A5" office:value-type="string">
            <text:list xml:id="list93044128173682" text:continue-numbering="true" text:style-name="WW8Num2">
              <text:list-item>
                <text:p text:style-name="P1296">36</text:p>
              </text:list-item>
            </text:list>
          </table:table-cell>
          <table:table-cell table:style-name="表格48.A5" office:value-type="string">
            <text:list xml:id="list9304412815441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28162513" text:continue-numbering="true" text:style-name="WW8Num2">
              <text:list-item>
                <text:p text:style-name="P1296">PK / UUID</text:p>
              </text:list-item>
            </text:list>
          </table:table-cell>
          <table:table-cell table:style-name="表格48.A5" office:value-type="string">
            <text:list xml:id="list93044128161366" text:continue-numbering="true" text:style-name="WW8Num2">
              <text:list-item>
                <text:p text:style-name="P1296">Default java UUID</text:p>
              </text:list-item>
            </text:list>
          </table:table-cell>
          <table:table-cell table:style-name="表格48.J5" table:number-columns-spanned="3" office:value-type="string">
            <text:list xml:id="list93044128161947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07">TEMPLATE_ID</text:p>
          </table:table-cell>
          <table:table-cell table:style-name="表格48.A8" office:value-type="string">
            <text:list xml:id="list93044128181946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508">Y</text:p>
          </table:table-cell>
          <table:table-cell table:style-name="表格48.A8" office:value-type="string">
            <text:p text:style-name="P829"/>
          </table:table-cell>
          <table:table-cell table:style-name="表格48.A8" office:value-type="string">
            <text:p text:style-name="P507">2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13"/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93044128164678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18">NAME</text:p>
          </table:table-cell>
          <table:table-cell table:style-name="表格48.A8" office:value-type="string">
            <text:list xml:id="list93044128174044" text:continue-numbering="true" text:style-name="WW8Num2">
              <text:list-item>
                <text:p text:style-name="P1297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18">10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5"/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93044128163481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07">RESOURCE</text:p>
          </table:table-cell>
          <table:table-cell table:style-name="表格48.A8" office:value-type="string">
            <text:list xml:id="list93044144160598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07">5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5">Template resource file name</text:p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93044144169717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1">RESOURCE_<text:span text:style-name="T184">CONF</text:span></text:p>
          </table:table-cell>
          <table:table-cell table:style-name="表格48.A8" office:value-type="string">
            <text:list xml:id="list93044144172165" text:continue-numbering="true" text:style-name="WW8Num2">
              <text:list-item>
                <text:p text:style-name="P1298">VARCHAR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21">50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9">Template resource file name <text:span text:style-name="T185">for settings</text:span></text:p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93044144161978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p text:style-name="P522">POSITION_SIZE</text:p>
          </table:table-cell>
          <table:table-cell table:style-name="表格48.A8" office:value-type="string">
            <text:list xml:id="list93044144154334" text:continue-numbering="true" text:style-name="WW8Num2">
              <text:list-item>
                <text:p text:style-name="P1405">INT</text:p>
              </text:list-item>
            </text:list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478"/>
          </table:table-cell>
          <table:table-cell table:style-name="表格48.A8" office:value-type="string">
            <text:p text:style-name="P803"/>
          </table:table-cell>
          <table:table-cell table:style-name="表格48.A8" office:value-type="string">
            <text:p text:style-name="P522">3</text:p>
          </table:table-cell>
          <table:table-cell table:style-name="表格48.A8" office:value-type="string">
            <text:p text:style-name="P229"/>
          </table:table-cell>
          <table:table-cell table:style-name="表格48.A8" office:value-type="string">
            <text:p text:style-name="P729"/>
          </table:table-cell>
          <table:table-cell table:style-name="表格48.A8" office:value-type="string">
            <text:p text:style-name="P586"/>
          </table:table-cell>
          <table:table-cell table:style-name="表格48.J5" table:number-columns-spanned="3" office:value-type="string">
            <text:list xml:id="list93044144153555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8" office:value-type="string">
            <text:list xml:id="list93044144166852" text:continue-numbering="true" text:style-name="WW8Num2">
              <text:list-item>
                <text:p text:style-name="P1296">CUSERID</text:p>
              </text:list-item>
            </text:list>
          </table:table-cell>
          <table:table-cell table:style-name="表格48.A8" office:value-type="string">
            <text:list xml:id="list93044144159925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48.A8" office:value-type="string">
            <text:list xml:id="list9304414416282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8" office:value-type="string">
            <text:list xml:id="list9304414417775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8" office:value-type="string">
            <text:list xml:id="list9304414416857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8" office:value-type="string">
            <text:list xml:id="list93044144179444" text:continue-numbering="true" text:style-name="WW8Num2">
              <text:list-item>
                <text:p text:style-name="P1296">24</text:p>
              </text:list-item>
            </text:list>
          </table:table-cell>
          <table:table-cell table:style-name="表格48.A8" office:value-type="string">
            <text:list xml:id="list9304414417211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8" office:value-type="string">
            <text:list xml:id="list93044144175996" text:continue-numbering="true" text:style-name="WW8Num2">
              <text:list-item>
                <text:p text:style-name="P1296">Create data user</text:p>
              </text:list-item>
            </text:list>
          </table:table-cell>
          <table:table-cell table:style-name="表格48.A8" office:value-type="string">
            <text:list xml:id="list9304414416002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J5" table:number-columns-spanned="3" office:value-type="string">
            <text:list xml:id="list93044144151091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044144181106" text:continue-numbering="true" text:style-name="WW8Num2">
              <text:list-item>
                <text:p text:style-name="P1296">CDATE</text:p>
              </text:list-item>
            </text:list>
          </table:table-cell>
          <table:table-cell table:style-name="表格48.A5" office:value-type="string">
            <text:list xml:id="list93044144173790" text:continue-numbering="true" text:style-name="WW8Num2">
              <text:list-item>
                <text:p text:style-name="P1296">DATETIME</text:p>
              </text:list-item>
            </text:list>
          </table:table-cell>
          <table:table-cell table:style-name="表格48.A5" office:value-type="string">
            <text:list xml:id="list93044144178448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4416263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44163742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4417645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4418056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80039" text:continue-numbering="true" text:style-name="WW8Num2">
              <text:list-item>
                <text:p text:style-name="P1296">Create time</text:p>
              </text:list-item>
            </text:list>
          </table:table-cell>
          <table:table-cell table:style-name="表格48.A5" office:value-type="string">
            <text:list xml:id="list9304415917292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J5" table:number-columns-spanned="3" office:value-type="string">
            <text:list xml:id="list93044159156494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044159166506" text:continue-numbering="true" text:style-name="WW8Num2">
              <text:list-item>
                <text:p text:style-name="P1296">UUSERID</text:p>
              </text:list-item>
            </text:list>
          </table:table-cell>
          <table:table-cell table:style-name="表格48.A5" office:value-type="string">
            <text:list xml:id="list93044159171456" text:continue-numbering="true" text:style-name="WW8Num2">
              <text:list-item>
                <text:p text:style-name="P1296">VARCHAR</text:p>
              </text:list-item>
            </text:list>
          </table:table-cell>
          <table:table-cell table:style-name="表格48.A5" office:value-type="string">
            <text:list xml:id="list9304415915287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61883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7035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72392" text:continue-numbering="true" text:style-name="WW8Num2">
              <text:list-item>
                <text:p text:style-name="P1296">24</text:p>
              </text:list-item>
            </text:list>
          </table:table-cell>
          <table:table-cell table:style-name="表格48.A5" office:value-type="string">
            <text:list xml:id="list93044159157264" text:continue-numbering="true" text:style-name="WW8Num2">
              <text:list-item>
                <text:p text:style-name="P1296">null</text:p>
              </text:list-item>
            </text:list>
          </table:table-cell>
          <table:table-cell table:style-name="表格48.A5" office:value-type="string">
            <text:list xml:id="list93044159157138" text:continue-numbering="true" text:style-name="WW8Num2">
              <text:list-item>
                <text:p text:style-name="P1296">Update date user</text:p>
              </text:list-item>
            </text:list>
          </table:table-cell>
          <table:table-cell table:style-name="表格48.A5" office:value-type="string">
            <text:list xml:id="list9304415916756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J5" table:number-columns-spanned="3" office:value-type="string">
            <text:list xml:id="list93044159174303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  <table:table-row table:style-name="表格48.1">
          <table:table-cell table:style-name="表格48.A5" office:value-type="string">
            <text:list xml:id="list93044159179678" text:continue-numbering="true" text:style-name="WW8Num2">
              <text:list-item>
                <text:p text:style-name="P1296">UDATE</text:p>
              </text:list-item>
            </text:list>
          </table:table-cell>
          <table:table-cell table:style-name="表格48.A5" office:value-type="string">
            <text:list xml:id="list93044159175753" text:continue-numbering="true" text:style-name="WW8Num2">
              <text:list-item>
                <text:p text:style-name="P1296">DATETIME</text:p>
              </text:list-item>
            </text:list>
          </table:table-cell>
          <table:table-cell table:style-name="表格48.A5" office:value-type="string">
            <text:list xml:id="list93044159162436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61231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62479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66524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A5" office:value-type="string">
            <text:list xml:id="list93044159178108" text:continue-numbering="true" text:style-name="WW8Num2">
              <text:list-item>
                <text:p text:style-name="P1296">null</text:p>
              </text:list-item>
            </text:list>
          </table:table-cell>
          <table:table-cell table:style-name="表格48.A5" office:value-type="string">
            <text:list xml:id="list93044159176692" text:continue-numbering="true" text:style-name="WW8Num2">
              <text:list-item>
                <text:p text:style-name="P1296">Update time</text:p>
              </text:list-item>
            </text:list>
          </table:table-cell>
          <table:table-cell table:style-name="表格48.A5" office:value-type="string">
            <text:list xml:id="list93044159177045" text:continue-numbering="true" text:style-name="WW8Num2">
              <text:list-item>
                <text:p text:style-name="P1236"/>
              </text:list-item>
            </text:list>
          </table:table-cell>
          <table:table-cell table:style-name="表格48.J5" table:number-columns-spanned="3" office:value-type="string">
            <text:list xml:id="list93044159177858" text:continue-numbering="true" text:style-name="WW8Num2">
              <text:list-item>
                <text:p text:style-name="P876"/>
              </text:list-item>
            </text:list>
          </table:table-cell>
          <table:covered-table-cell/>
          <table:covered-table-cell/>
        </table:table-row>
      </table:table>
      <text:p text:style-name="P53"/>
      <text:p text:style-name="P53"/>
      <text:list xml:id="list93044159182845" text:continue-numbering="true" text:style-name="WW8Num2">
        <text:list-item>
          <text:h text:style-name="P1509" text:outline-level="1"><text:bookmark-start text:name="__RefHeading__21878_718747835"/><text:soft-page-break/><text:span text:style-name="T47">B</text:span><text:span text:style-name="T65">B</text:span><text:span text:style-name="T47">_</text:span><text:span text:style-name="T87">WORKSPACE_</text:span><text:span text:style-name="T89">COMPOMENT</text:span><text:bookmark-end text:name="__RefHeading__21878_718747835"/></text:h>
        </text:list-item>
      </text:list>
      <table:table table:name="表格49" table:style-name="表格49">
        <table:table-column table:style-name="表格49.A"/>
        <table:table-column table:style-name="表格49.B"/>
        <table:table-column table:style-name="表格49.C" table:number-columns-repeated="2"/>
        <table:table-column table:style-name="表格49.E" table:number-columns-repeated="3"/>
        <table:table-column table:style-name="表格49.H"/>
        <table:table-column table:style-name="表格49.I"/>
        <table:table-column table:style-name="表格49.J"/>
        <table:table-column table:style-name="表格49.K"/>
        <table:table-column table:style-name="表格49.L"/>
        <table:table-row table:style-name="表格49.1">
          <table:table-cell table:style-name="表格49.A1" office:value-type="string">
            <text:list xml:id="list93044159155643" text:continue-numbering="true" text:style-name="WW8Num2">
              <text:list-item>
                <text:p text:style-name="P1013">Project</text:p>
              </text:list-item>
            </text:list>
          </table:table-cell>
          <table:table-cell table:style-name="表格49.A1" table:number-columns-spanned="6" office:value-type="string">
            <text:list xml:id="list93044159161953" text:continue-numbering="true" text:style-name="WW8Num2">
              <text:list-item>
                <text:p text:style-name="P10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1" office:value-type="string">
            <text:list xml:id="list93044159164287" text:continue-numbering="true" text:style-name="WW8Num2">
              <text:list-item>
                <text:p text:style-name="P1013">Ver</text:p>
              </text:list-item>
            </text:list>
          </table:table-cell>
          <table:table-cell table:style-name="表格49.A1" office:value-type="string">
            <text:list xml:id="list93044159166697" text:continue-numbering="true" text:style-name="WW8Num2">
              <text:list-item>
                <text:p text:style-name="P1095">0.5</text:p>
              </text:list-item>
            </text:list>
          </table:table-cell>
          <table:table-cell table:style-name="表格49.J1" office:value-type="string">
            <text:list xml:id="list93044159157391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59162206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59157594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93044159172890" text:continue-numbering="true" text:style-name="WW8Num2">
              <text:list-item>
                <text:p text:style-name="P1013">Maintain</text:p>
              </text:list-item>
            </text:list>
          </table:table-cell>
          <table:table-cell table:style-name="表格49.A2" table:number-columns-spanned="6" office:value-type="string">
            <text:list xml:id="list93044159177200" text:continue-numbering="true" text:style-name="WW8Num2">
              <text:list-item>
                <text:p text:style-name="P10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93044159161247" text:continue-numbering="true" text:style-name="WW8Num2">
              <text:list-item>
                <text:p text:style-name="P1013">Date</text:p>
              </text:list-item>
            </text:list>
          </table:table-cell>
          <table:table-cell table:style-name="表格49.A2" office:value-type="string">
            <text:list xml:id="list93044159152305" text:continue-numbering="true" text:style-name="WW8Num2">
              <text:list-item>
                <text:p text:style-name="P1095">2014/1<text:span text:style-name="T171">2</text:span>/<text:span text:style-name="T175">28</text:span></text:p>
              </text:list-item>
            </text:list>
          </table:table-cell>
          <table:table-cell table:style-name="表格49.J1" office:value-type="string">
            <text:list xml:id="list93044159170313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5917248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59153915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49.1">
          <table:table-cell table:style-name="表格49.A2" office:value-type="string">
            <text:list xml:id="list93044159153036" text:continue-numbering="true" text:style-name="WW8Num2">
              <text:list-item>
                <text:p text:style-name="P1013">Table</text:p>
              </text:list-item>
            </text:list>
          </table:table-cell>
          <table:table-cell table:style-name="表格49.A2" table:number-columns-spanned="6" office:value-type="string">
            <text:list xml:id="list93044175161326" text:continue-numbering="true" text:style-name="WW8Num2">
              <text:list-item>
                <text:p text:style-name="P1195">b<text:span text:style-name="T138">b</text:span>_<text:span text:style-name="T181">workspace_compo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9.A2" office:value-type="string">
            <text:list xml:id="list93044175169459" text:continue-numbering="true" text:style-name="WW8Num2">
              <text:list-item>
                <text:p text:style-name="P1013">DataBase</text:p>
              </text:list-item>
            </text:list>
          </table:table-cell>
          <table:table-cell table:style-name="表格49.A2" office:value-type="string">
            <text:list xml:id="list93044175174677" text:continue-numbering="true" text:style-name="WW8Num2">
              <text:list-item>
                <text:p text:style-name="P1095">bbcore</text:p>
              </text:list-item>
            </text:list>
          </table:table-cell>
          <table:table-cell table:style-name="表格49.J1" office:value-type="string">
            <text:list xml:id="list93044175159440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75181865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75168622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49.1">
          <table:table-cell table:style-name="表格49.A4" office:value-type="string">
            <text:list xml:id="list93044175175649" text:continue-numbering="true" text:style-name="WW8Num2">
              <text:list-item>
                <text:p text:style-name="P1013">Descript</text:p>
              </text:list-item>
            </text:list>
          </table:table-cell>
          <table:table-cell table:style-name="表格49.A4" table:number-columns-spanned="8" office:value-type="string">
            <text:list xml:id="list93044175175798" text:continue-numbering="true" text:style-name="WW8Num2">
              <text:list-item>
                <text:p text:style-name="P11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1" office:value-type="string">
            <text:list xml:id="list93044175162081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75173711" text:continue-numbering="true" text:style-name="WW8Num2">
              <text:list-item>
                <text:p text:style-name="P877"/>
              </text:list-item>
            </text:list>
          </table:table-cell>
          <table:table-cell table:style-name="表格49.K1" office:value-type="string">
            <text:list xml:id="list93044175156835" text:continue-numbering="true" text:style-name="WW8Num2">
              <text:list-item>
                <text:p text:style-name="P877"/>
              </text:list-item>
            </text:list>
          </table:table-cell>
        </table:table-row>
        <table:table-row table:style-name="表格49.1">
          <table:table-cell table:style-name="表格49.A5" table:number-columns-spanned="9" office:value-type="string">
            <text:list xml:id="list93044175152059" text:continue-numbering="true" text:style-name="WW8Num2">
              <text:list-item>
                <text:p text:style-name="P9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9.J5" table:number-columns-spanned="3" office:value-type="string">
            <text:list xml:id="list93044175156459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044175160807" text:continue-numbering="true" text:style-name="WW8Num2">
              <text:list-item>
                <text:p text:style-name="P1054">Field</text:p>
              </text:list-item>
            </text:list>
          </table:table-cell>
          <table:table-cell table:style-name="表格49.A5" office:value-type="string">
            <text:list xml:id="list93044175180986" text:continue-numbering="true" text:style-name="WW8Num2">
              <text:list-item>
                <text:p text:style-name="P1054">Datatype</text:p>
              </text:list-item>
            </text:list>
          </table:table-cell>
          <table:table-cell table:style-name="表格49.A5" office:value-type="string">
            <text:list xml:id="list93044175172760" text:continue-numbering="true" text:style-name="WW8Num2">
              <text:list-item>
                <text:p text:style-name="P1054">PK</text:p>
              </text:list-item>
            </text:list>
          </table:table-cell>
          <table:table-cell table:style-name="表格49.A5" office:value-type="string">
            <text:list xml:id="list93044175157997" text:continue-numbering="true" text:style-name="WW8Num2">
              <text:list-item>
                <text:p text:style-name="P1054">UK</text:p>
              </text:list-item>
            </text:list>
          </table:table-cell>
          <table:table-cell table:style-name="表格49.A5" office:value-type="string">
            <text:list xml:id="list93044175181140" text:continue-numbering="true" text:style-name="WW8Num2">
              <text:list-item>
                <text:p text:style-name="P1054">IDX</text:p>
              </text:list-item>
            </text:list>
          </table:table-cell>
          <table:table-cell table:style-name="表格49.A5" office:value-type="string">
            <text:list xml:id="list93044175151198" text:continue-numbering="true" text:style-name="WW8Num2">
              <text:list-item>
                <text:p text:style-name="P972"><text:span text:style-name="T2">S</text:span><text:span text:style-name="T3">IZE</text:span></text:p>
              </text:list-item>
            </text:list>
          </table:table-cell>
          <table:table-cell table:style-name="表格49.A5" office:value-type="string">
            <text:list xml:id="list93044175178036" text:continue-numbering="true" text:style-name="WW8Num2">
              <text:list-item>
                <text:p text:style-name="P972"><text:span text:style-name="T2">D</text:span><text:span text:style-name="T3">EF</text:span></text:p>
              </text:list-item>
            </text:list>
          </table:table-cell>
          <table:table-cell table:style-name="表格49.A5" office:value-type="string">
            <text:list xml:id="list93044175169219" text:continue-numbering="true" text:style-name="WW8Num2">
              <text:list-item>
                <text:p text:style-name="P1054">Description</text:p>
              </text:list-item>
            </text:list>
          </table:table-cell>
          <table:table-cell table:style-name="表格49.A5" office:value-type="string">
            <text:list xml:id="list93044175152145" text:continue-numbering="true" text:style-name="WW8Num2">
              <text:list-item>
                <text:p text:style-name="P1054">Remarks</text:p>
              </text:list-item>
            </text:list>
          </table:table-cell>
          <table:table-cell table:style-name="表格49.J5" table:number-columns-spanned="3" office:value-type="string">
            <text:list xml:id="list93044175163302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044175155737" text:continue-numbering="true" text:style-name="WW8Num2">
              <text:list-item>
                <text:p text:style-name="P1299">OID</text:p>
              </text:list-item>
            </text:list>
          </table:table-cell>
          <table:table-cell table:style-name="表格49.A5" office:value-type="string">
            <text:list xml:id="list93044175170593" text:continue-numbering="true" text:style-name="WW8Num2">
              <text:list-item>
                <text:p text:style-name="P1299">CHAR</text:p>
              </text:list-item>
            </text:list>
          </table:table-cell>
          <table:table-cell table:style-name="表格49.A5" office:value-type="string">
            <text:list xml:id="list93044175152915" text:continue-numbering="true" text:style-name="WW8Num2">
              <text:list-item>
                <text:p text:style-name="P1299">Y</text:p>
              </text:list-item>
            </text:list>
          </table:table-cell>
          <table:table-cell table:style-name="表格49.A5" office:value-type="string">
            <text:list xml:id="list9304417516430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75154404" text:continue-numbering="true" text:style-name="WW8Num2">
              <text:list-item>
                <text:p text:style-name="P1299"><text:s/></text:p>
              </text:list-item>
            </text:list>
          </table:table-cell>
          <table:table-cell table:style-name="表格49.A5" office:value-type="string">
            <text:list xml:id="list93044175167610" text:continue-numbering="true" text:style-name="WW8Num2">
              <text:list-item>
                <text:p text:style-name="P1299">36</text:p>
              </text:list-item>
            </text:list>
          </table:table-cell>
          <table:table-cell table:style-name="表格49.A5" office:value-type="string">
            <text:list xml:id="list9304417515598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75154869" text:continue-numbering="true" text:style-name="WW8Num2">
              <text:list-item>
                <text:p text:style-name="P1299">PK / UUID</text:p>
              </text:list-item>
            </text:list>
          </table:table-cell>
          <table:table-cell table:style-name="表格49.A5" office:value-type="string">
            <text:list xml:id="list93044175171393" text:continue-numbering="true" text:style-name="WW8Num2">
              <text:list-item>
                <text:p text:style-name="P1299">Default java UUID</text:p>
              </text:list-item>
            </text:list>
          </table:table-cell>
          <table:table-cell table:style-name="表格49.J5" table:number-columns-spanned="3" office:value-type="string">
            <text:list xml:id="list93044175153697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COMP_ID</text:p>
          </table:table-cell>
          <table:table-cell table:style-name="表格49.A8" office:value-type="string">
            <text:list xml:id="list93044175175459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515">Y</text:p>
          </table:table-cell>
          <table:table-cell table:style-name="表格49.A8" office:value-type="string">
            <text:p text:style-name="P830"/>
          </table:table-cell>
          <table:table-cell table:style-name="表格49.A8" office:value-type="string">
            <text:p text:style-name="P514">20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14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93044175158700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NAME</text:p>
          </table:table-cell>
          <table:table-cell table:style-name="表格49.A8" office:value-type="string">
            <text:list xml:id="list93044175150615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479"/>
          </table:table-cell>
          <table:table-cell table:style-name="表格49.A8" office:value-type="string">
            <text:p text:style-name="P804"/>
          </table:table-cell>
          <table:table-cell table:style-name="表格49.A8" office:value-type="string">
            <text:p text:style-name="P514">100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26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93044191170223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IMAGE</text:p>
          </table:table-cell>
          <table:table-cell table:style-name="表格49.A8" office:value-type="string">
            <text:list xml:id="list93044191156622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479"/>
          </table:table-cell>
          <table:table-cell table:style-name="表格49.A8" office:value-type="string">
            <text:p text:style-name="P804"/>
          </table:table-cell>
          <table:table-cell table:style-name="表格49.A8" office:value-type="string">
            <text:p text:style-name="P514">50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26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93044191180911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p text:style-name="P514">CLASS_NAME</text:p>
          </table:table-cell>
          <table:table-cell table:style-name="表格49.A8" office:value-type="string">
            <text:list xml:id="list93044191176960" text:continue-numbering="true" text:style-name="WW8Num2">
              <text:list-item>
                <text:p text:style-name="P1300">VARCHAR</text:p>
              </text:list-item>
            </text:list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479"/>
          </table:table-cell>
          <table:table-cell table:style-name="表格49.A8" office:value-type="string">
            <text:p text:style-name="P804"/>
          </table:table-cell>
          <table:table-cell table:style-name="表格49.A8" office:value-type="string">
            <text:p text:style-name="P514">25<text:span text:style-name="T182">5</text:span></text:p>
          </table:table-cell>
          <table:table-cell table:style-name="表格49.A8" office:value-type="string">
            <text:p text:style-name="P230"/>
          </table:table-cell>
          <table:table-cell table:style-name="表格49.A8" office:value-type="string">
            <text:p text:style-name="P726"/>
          </table:table-cell>
          <table:table-cell table:style-name="表格49.A8" office:value-type="string">
            <text:p text:style-name="P587"/>
          </table:table-cell>
          <table:table-cell table:style-name="表格49.J5" table:number-columns-spanned="3" office:value-type="string">
            <text:list xml:id="list93044191169700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8" office:value-type="string">
            <text:list xml:id="list93044191161054" text:continue-numbering="true" text:style-name="WW8Num2">
              <text:list-item>
                <text:p text:style-name="P1299">CUSERID</text:p>
              </text:list-item>
            </text:list>
          </table:table-cell>
          <table:table-cell table:style-name="表格49.A8" office:value-type="string">
            <text:list xml:id="list93044191164716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9.A8" office:value-type="string">
            <text:list xml:id="list9304419115161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8" office:value-type="string">
            <text:list xml:id="list9304419115835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8" office:value-type="string">
            <text:list xml:id="list93044191172406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8" office:value-type="string">
            <text:list xml:id="list93044191168588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49.A8" office:value-type="string">
            <text:list xml:id="list9304419118218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8" office:value-type="string">
            <text:list xml:id="list93044191160309" text:continue-numbering="true" text:style-name="WW8Num2">
              <text:list-item>
                <text:p text:style-name="P1299">Create data user</text:p>
              </text:list-item>
            </text:list>
          </table:table-cell>
          <table:table-cell table:style-name="表格49.A8" office:value-type="string">
            <text:list xml:id="list9304419117514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J5" table:number-columns-spanned="3" office:value-type="string">
            <text:list xml:id="list93044191150513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044191152679" text:continue-numbering="true" text:style-name="WW8Num2">
              <text:list-item>
                <text:p text:style-name="P1299">CDATE</text:p>
              </text:list-item>
            </text:list>
          </table:table-cell>
          <table:table-cell table:style-name="表格49.A5" office:value-type="string">
            <text:list xml:id="list93044191151910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49.A5" office:value-type="string">
            <text:list xml:id="list9304419115909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91171388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9116599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9116376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91177880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191174803" text:continue-numbering="true" text:style-name="WW8Num2">
              <text:list-item>
                <text:p text:style-name="P1299">Create time</text:p>
              </text:list-item>
            </text:list>
          </table:table-cell>
          <table:table-cell table:style-name="表格49.A5" office:value-type="string">
            <text:list xml:id="list9304420616007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J5" table:number-columns-spanned="3" office:value-type="string">
            <text:list xml:id="list93044206174727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044206179468" text:continue-numbering="true" text:style-name="WW8Num2">
              <text:list-item>
                <text:p text:style-name="P1299">UUSERID</text:p>
              </text:list-item>
            </text:list>
          </table:table-cell>
          <table:table-cell table:style-name="表格49.A5" office:value-type="string">
            <text:list xml:id="list93044206155233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49.A5" office:value-type="string">
            <text:list xml:id="list9304420616112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5931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6303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66814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49.A5" office:value-type="string">
            <text:list xml:id="list93044206163023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49.A5" office:value-type="string">
            <text:list xml:id="list93044206174817" text:continue-numbering="true" text:style-name="WW8Num2">
              <text:list-item>
                <text:p text:style-name="P1299">Update date user</text:p>
              </text:list-item>
            </text:list>
          </table:table-cell>
          <table:table-cell table:style-name="表格49.A5" office:value-type="string">
            <text:list xml:id="list93044206151016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J5" table:number-columns-spanned="3" office:value-type="string">
            <text:list xml:id="list93044206165520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  <table:table-row table:style-name="表格49.1">
          <table:table-cell table:style-name="表格49.A5" office:value-type="string">
            <text:list xml:id="list93044206178961" text:continue-numbering="true" text:style-name="WW8Num2">
              <text:list-item>
                <text:p text:style-name="P1299">UDATE</text:p>
              </text:list-item>
            </text:list>
          </table:table-cell>
          <table:table-cell table:style-name="表格49.A5" office:value-type="string">
            <text:list xml:id="list93044206161557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49.A5" office:value-type="string">
            <text:list xml:id="list9304420616989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5272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7527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6171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A5" office:value-type="string">
            <text:list xml:id="list93044206154825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49.A5" office:value-type="string">
            <text:list xml:id="list93044206154196" text:continue-numbering="true" text:style-name="WW8Num2">
              <text:list-item>
                <text:p text:style-name="P1299">Update time</text:p>
              </text:list-item>
            </text:list>
          </table:table-cell>
          <table:table-cell table:style-name="表格49.A5" office:value-type="string">
            <text:list xml:id="list93044206171284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49.J5" table:number-columns-spanned="3" office:value-type="string">
            <text:list xml:id="list93044206171420" text:continue-numbering="true" text:style-name="WW8Num2">
              <text:list-item>
                <text:p text:style-name="P877"/>
              </text:list-item>
            </text:list>
          </table:table-cell>
          <table:covered-table-cell/>
          <table:covered-table-cell/>
        </table:table-row>
      </table:table>
      <text:p text:style-name="P54"/>
      <text:p text:style-name="P54"/>
      <text:p text:style-name="P54"/>
      <text:list xml:id="list93044206168150" text:continue-numbering="true" text:style-name="WW8Num2">
        <text:list-item>
          <text:h text:style-name="P1510" text:outline-level="1"><text:bookmark-start text:name="__RefHeading__21880_718747835"/><text:span text:style-name="T47">B</text:span><text:span text:style-name="T65">B</text:span><text:span text:style-name="T47">_</text:span><text:span text:style-name="T87">WORKSPACE_</text:span><text:span text:style-name="T89">C</text:span><text:span text:style-name="T90">ONFIG</text:span><text:bookmark-end text:name="__RefHeading__21880_718747835"/></text:h>
        </text:list-item>
      </text:list>
      <table:table table:name="表格50" table:style-name="表格50">
        <table:table-column table:style-name="表格50.A"/>
        <table:table-column table:style-name="表格50.B"/>
        <table:table-column table:style-name="表格50.C" table:number-columns-repeated="2"/>
        <table:table-column table:style-name="表格50.E" table:number-columns-repeated="3"/>
        <table:table-column table:style-name="表格50.H"/>
        <table:table-column table:style-name="表格50.I"/>
        <table:table-column table:style-name="表格50.J"/>
        <table:table-column table:style-name="表格50.K"/>
        <table:table-column table:style-name="表格50.L"/>
        <table:table-row table:style-name="表格50.1">
          <table:table-cell table:style-name="表格50.A1" office:value-type="string">
            <text:list xml:id="list93044206174883" text:continue-numbering="true" text:style-name="WW8Num2">
              <text:list-item>
                <text:p text:style-name="P1014">Project</text:p>
              </text:list-item>
            </text:list>
          </table:table-cell>
          <table:table-cell table:style-name="表格50.A1" table:number-columns-spanned="6" office:value-type="string">
            <text:list xml:id="list93044206182526" text:continue-numbering="true" text:style-name="WW8Num2">
              <text:list-item>
                <text:p text:style-name="P10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1" office:value-type="string">
            <text:list xml:id="list93044206167705" text:continue-numbering="true" text:style-name="WW8Num2">
              <text:list-item>
                <text:p text:style-name="P1014">Ver</text:p>
              </text:list-item>
            </text:list>
          </table:table-cell>
          <table:table-cell table:style-name="表格50.A1" office:value-type="string">
            <text:list xml:id="list93044206158703" text:continue-numbering="true" text:style-name="WW8Num2">
              <text:list-item>
                <text:p text:style-name="P1096">0.5</text:p>
              </text:list-item>
            </text:list>
          </table:table-cell>
          <table:table-cell table:style-name="表格50.J1" office:value-type="string">
            <text:list xml:id="list93044206154986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06159924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06180373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93044206176360" text:continue-numbering="true" text:style-name="WW8Num2">
              <text:list-item>
                <text:p text:style-name="P1014">Maintain</text:p>
              </text:list-item>
            </text:list>
          </table:table-cell>
          <table:table-cell table:style-name="表格50.A2" table:number-columns-spanned="6" office:value-type="string">
            <text:list xml:id="list93044206166009" text:continue-numbering="true" text:style-name="WW8Num2">
              <text:list-item>
                <text:p text:style-name="P10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93044206159448" text:continue-numbering="true" text:style-name="WW8Num2">
              <text:list-item>
                <text:p text:style-name="P1014">Date</text:p>
              </text:list-item>
            </text:list>
          </table:table-cell>
          <table:table-cell table:style-name="表格50.A2" office:value-type="string">
            <text:list xml:id="list93044206163958" text:continue-numbering="true" text:style-name="WW8Num2">
              <text:list-item>
                <text:p text:style-name="P1096">2014/1<text:span text:style-name="T171">2</text:span>/<text:span text:style-name="T175">28</text:span></text:p>
              </text:list-item>
            </text:list>
          </table:table-cell>
          <table:table-cell table:style-name="表格50.J1" office:value-type="string">
            <text:list xml:id="list9304420617040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0615143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06173912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0.1">
          <table:table-cell table:style-name="表格50.A2" office:value-type="string">
            <text:list xml:id="list93044206162371" text:continue-numbering="true" text:style-name="WW8Num2">
              <text:list-item>
                <text:p text:style-name="P1014">Table</text:p>
              </text:list-item>
            </text:list>
          </table:table-cell>
          <table:table-cell table:style-name="表格50.A2" table:number-columns-spanned="6" office:value-type="string">
            <text:list xml:id="list93044206155024" text:continue-numbering="true" text:style-name="WW8Num2">
              <text:list-item>
                <text:p text:style-name="P1196">b<text:span text:style-name="T138">b</text:span>_<text:span text:style-name="T181">workspace_confi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0.A2" office:value-type="string">
            <text:list xml:id="list93044222171505" text:continue-numbering="true" text:style-name="WW8Num2">
              <text:list-item>
                <text:p text:style-name="P1014">DataBase</text:p>
              </text:list-item>
            </text:list>
          </table:table-cell>
          <table:table-cell table:style-name="表格50.A2" office:value-type="string">
            <text:list xml:id="list93044222156320" text:continue-numbering="true" text:style-name="WW8Num2">
              <text:list-item>
                <text:p text:style-name="P1096">bbcore</text:p>
              </text:list-item>
            </text:list>
          </table:table-cell>
          <table:table-cell table:style-name="表格50.J1" office:value-type="string">
            <text:list xml:id="list93044222161032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22165539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22161997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0.1">
          <table:table-cell table:style-name="表格50.A4" office:value-type="string">
            <text:list xml:id="list93044222157967" text:continue-numbering="true" text:style-name="WW8Num2">
              <text:list-item>
                <text:p text:style-name="P1014">Descript</text:p>
              </text:list-item>
            </text:list>
          </table:table-cell>
          <table:table-cell table:style-name="表格50.A4" table:number-columns-spanned="8" office:value-type="string">
            <text:list xml:id="list93044222151804" text:continue-numbering="true" text:style-name="WW8Num2">
              <text:list-item>
                <text:p text:style-name="P11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1" office:value-type="string">
            <text:list xml:id="list93044222165960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22166299" text:continue-numbering="true" text:style-name="WW8Num2">
              <text:list-item>
                <text:p text:style-name="P878"/>
              </text:list-item>
            </text:list>
          </table:table-cell>
          <table:table-cell table:style-name="表格50.K1" office:value-type="string">
            <text:list xml:id="list93044222160424" text:continue-numbering="true" text:style-name="WW8Num2">
              <text:list-item>
                <text:p text:style-name="P878"/>
              </text:list-item>
            </text:list>
          </table:table-cell>
        </table:table-row>
        <table:table-row table:style-name="表格50.1">
          <table:table-cell table:style-name="表格50.A5" table:number-columns-spanned="9" office:value-type="string">
            <text:list xml:id="list93044222165985" text:continue-numbering="true" text:style-name="WW8Num2">
              <text:list-item>
                <text:p text:style-name="P93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0.J5" table:number-columns-spanned="3" office:value-type="string">
            <text:list xml:id="list93044222150726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044222181848" text:continue-numbering="true" text:style-name="WW8Num2">
              <text:list-item>
                <text:p text:style-name="P1055">Field</text:p>
              </text:list-item>
            </text:list>
          </table:table-cell>
          <table:table-cell table:style-name="表格50.A5" office:value-type="string">
            <text:list xml:id="list93044222179979" text:continue-numbering="true" text:style-name="WW8Num2">
              <text:list-item>
                <text:p text:style-name="P1055">Datatype</text:p>
              </text:list-item>
            </text:list>
          </table:table-cell>
          <table:table-cell table:style-name="表格50.A5" office:value-type="string">
            <text:list xml:id="list93044222178092" text:continue-numbering="true" text:style-name="WW8Num2">
              <text:list-item>
                <text:p text:style-name="P1055">PK</text:p>
              </text:list-item>
            </text:list>
          </table:table-cell>
          <table:table-cell table:style-name="表格50.A5" office:value-type="string">
            <text:list xml:id="list93044222175313" text:continue-numbering="true" text:style-name="WW8Num2">
              <text:list-item>
                <text:p text:style-name="P1055">UK</text:p>
              </text:list-item>
            </text:list>
          </table:table-cell>
          <table:table-cell table:style-name="表格50.A5" office:value-type="string">
            <text:list xml:id="list93044222154299" text:continue-numbering="true" text:style-name="WW8Num2">
              <text:list-item>
                <text:p text:style-name="P1055">IDX</text:p>
              </text:list-item>
            </text:list>
          </table:table-cell>
          <table:table-cell table:style-name="表格50.A5" office:value-type="string">
            <text:list xml:id="list93044222158115" text:continue-numbering="true" text:style-name="WW8Num2">
              <text:list-item>
                <text:p text:style-name="P973"><text:span text:style-name="T2">S</text:span><text:span text:style-name="T3">IZE</text:span></text:p>
              </text:list-item>
            </text:list>
          </table:table-cell>
          <table:table-cell table:style-name="表格50.A5" office:value-type="string">
            <text:list xml:id="list93044222159974" text:continue-numbering="true" text:style-name="WW8Num2">
              <text:list-item>
                <text:p text:style-name="P973"><text:span text:style-name="T2">D</text:span><text:span text:style-name="T3">EF</text:span></text:p>
              </text:list-item>
            </text:list>
          </table:table-cell>
          <table:table-cell table:style-name="表格50.A5" office:value-type="string">
            <text:list xml:id="list93044222165210" text:continue-numbering="true" text:style-name="WW8Num2">
              <text:list-item>
                <text:p text:style-name="P1055">Description</text:p>
              </text:list-item>
            </text:list>
          </table:table-cell>
          <table:table-cell table:style-name="表格50.A5" office:value-type="string">
            <text:list xml:id="list93044222177848" text:continue-numbering="true" text:style-name="WW8Num2">
              <text:list-item>
                <text:p text:style-name="P1055">Remarks</text:p>
              </text:list-item>
            </text:list>
          </table:table-cell>
          <table:table-cell table:style-name="表格50.J5" table:number-columns-spanned="3" office:value-type="string">
            <text:list xml:id="list93044222151072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044222155218" text:continue-numbering="true" text:style-name="WW8Num2">
              <text:list-item>
                <text:p text:style-name="P1301">OID</text:p>
              </text:list-item>
            </text:list>
          </table:table-cell>
          <table:table-cell table:style-name="表格50.A5" office:value-type="string">
            <text:list xml:id="list93044222155563" text:continue-numbering="true" text:style-name="WW8Num2">
              <text:list-item>
                <text:p text:style-name="P1301">CHAR</text:p>
              </text:list-item>
            </text:list>
          </table:table-cell>
          <table:table-cell table:style-name="表格50.A5" office:value-type="string">
            <text:list xml:id="list93044222157256" text:continue-numbering="true" text:style-name="WW8Num2">
              <text:list-item>
                <text:p text:style-name="P1301">Y</text:p>
              </text:list-item>
            </text:list>
          </table:table-cell>
          <table:table-cell table:style-name="表格50.A5" office:value-type="string">
            <text:list xml:id="list93044222168232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0.A5" office:value-type="string">
            <text:list xml:id="list93044222161872" text:continue-numbering="true" text:style-name="WW8Num2">
              <text:list-item>
                <text:p text:style-name="P1301"><text:s/></text:p>
              </text:list-item>
            </text:list>
          </table:table-cell>
          <table:table-cell table:style-name="表格50.A5" office:value-type="string">
            <text:list xml:id="list93044222155570" text:continue-numbering="true" text:style-name="WW8Num2">
              <text:list-item>
                <text:p text:style-name="P1301">36</text:p>
              </text:list-item>
            </text:list>
          </table:table-cell>
          <table:table-cell table:style-name="表格50.A5" office:value-type="string">
            <text:list xml:id="list93044222169580" text:continue-numbering="true" text:style-name="WW8Num2">
              <text:list-item>
                <text:p text:style-name="P1238"/>
              </text:list-item>
            </text:list>
          </table:table-cell>
          <table:table-cell table:style-name="表格50.A5" office:value-type="string">
            <text:list xml:id="list93044222172361" text:continue-numbering="true" text:style-name="WW8Num2">
              <text:list-item>
                <text:p text:style-name="P1301">PK / UUID</text:p>
              </text:list-item>
            </text:list>
          </table:table-cell>
          <table:table-cell table:style-name="表格50.A5" office:value-type="string">
            <text:list xml:id="list93044222152193" text:continue-numbering="true" text:style-name="WW8Num2">
              <text:list-item>
                <text:p text:style-name="P1301">Default java UUID</text:p>
              </text:list-item>
            </text:list>
          </table:table-cell>
          <table:table-cell table:style-name="表格50.J5" table:number-columns-spanned="3" office:value-type="string">
            <text:list xml:id="list93044222158877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01">SPACE_ID</text:p>
          </table:table-cell>
          <table:table-cell table:style-name="表格50.A8" office:value-type="string">
            <text:list xml:id="list93044222158575" text:continue-numbering="true" text:style-name="WW8Num2">
              <text:list-item>
                <text:p text:style-name="P1276">VARCHAR</text:p>
              </text:list-item>
            </text:list>
          </table:table-cell>
          <table:table-cell table:style-name="表格50.A8" office:value-type="string">
            <text:p text:style-name="P228"/>
          </table:table-cell>
          <table:table-cell table:style-name="表格50.A8" office:value-type="string">
            <text:p text:style-name="P502">Y</text:p>
          </table:table-cell>
          <table:table-cell table:style-name="表格50.A8" office:value-type="string">
            <text:p text:style-name="P828"/>
          </table:table-cell>
          <table:table-cell table:style-name="表格50.A8" office:value-type="string">
            <text:p text:style-name="P501">20</text:p>
          </table:table-cell>
          <table:table-cell table:style-name="表格50.A8" office:value-type="string">
            <text:p text:style-name="P228"/>
          </table:table-cell>
          <table:table-cell table:style-name="表格50.A8" office:value-type="string">
            <text:p text:style-name="P712"/>
          </table:table-cell>
          <table:table-cell table:style-name="表格50.A8" office:value-type="string">
            <text:p text:style-name="P585"/>
          </table:table-cell>
          <table:table-cell table:style-name="表格50.J5" table:number-columns-spanned="3" office:value-type="string">
            <text:list xml:id="list93044222181299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16">COMP_ID</text:p>
          </table:table-cell>
          <table:table-cell table:style-name="表格50.A8" office:value-type="string">
            <text:list xml:id="list93044222181292" text:continue-numbering="true" text:style-name="WW8Num2">
              <text:list-item>
                <text:p text:style-name="P1294">VARCHAR</text:p>
              </text:list-item>
            </text:list>
          </table:table-cell>
          <table:table-cell table:style-name="表格50.A8" office:value-type="string">
            <text:p text:style-name="P229"/>
          </table:table-cell>
          <table:table-cell table:style-name="表格50.A8" office:value-type="string">
            <text:p text:style-name="P508">Y</text:p>
          </table:table-cell>
          <table:table-cell table:style-name="表格50.A8" office:value-type="string">
            <text:p text:style-name="P829"/>
          </table:table-cell>
          <table:table-cell table:style-name="表格50.A8" office:value-type="string">
            <text:p text:style-name="P507">20</text:p>
          </table:table-cell>
          <table:table-cell table:style-name="表格50.A8" office:value-type="string">
            <text:p text:style-name="P229"/>
          </table:table-cell>
          <table:table-cell table:style-name="表格50.A8" office:value-type="string">
            <text:p text:style-name="P713"/>
          </table:table-cell>
          <table:table-cell table:style-name="表格50.A8" office:value-type="string">
            <text:p text:style-name="P586"/>
          </table:table-cell>
          <table:table-cell table:style-name="表格50.J5" table:number-columns-spanned="3" office:value-type="string">
            <text:list xml:id="list93044237182184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p text:style-name="P516">POSITION</text:p>
          </table:table-cell>
          <table:table-cell table:style-name="表格50.A8" office:value-type="string">
            <text:list xml:id="list93044237167020" text:continue-numbering="true" text:style-name="WW8Num2">
              <text:list-item>
                <text:p text:style-name="P1406">INT</text:p>
              </text:list-item>
            </text:list>
          </table:table-cell>
          <table:table-cell table:style-name="表格50.A8" office:value-type="string">
            <text:p text:style-name="P231"/>
          </table:table-cell>
          <table:table-cell table:style-name="表格50.A8" office:value-type="string">
            <text:p text:style-name="P480"/>
          </table:table-cell>
          <table:table-cell table:style-name="表格50.A8" office:value-type="string">
            <text:p text:style-name="P805"/>
          </table:table-cell>
          <table:table-cell table:style-name="表格50.A8" office:value-type="string">
            <text:p text:style-name="P516">3</text:p>
          </table:table-cell>
          <table:table-cell table:style-name="表格50.A8" office:value-type="string">
            <text:p text:style-name="P231"/>
          </table:table-cell>
          <table:table-cell table:style-name="表格50.A8" office:value-type="string">
            <text:p text:style-name="P727"/>
          </table:table-cell>
          <table:table-cell table:style-name="表格50.A8" office:value-type="string">
            <text:p text:style-name="P588"/>
          </table:table-cell>
          <table:table-cell table:style-name="表格50.J5" table:number-columns-spanned="3" office:value-type="string">
            <text:list xml:id="list93044237164900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8" office:value-type="string">
            <text:list xml:id="list93044237159712" text:continue-numbering="true" text:style-name="WW8Num2">
              <text:list-item>
                <text:p text:style-name="P1299">CUSERID</text:p>
              </text:list-item>
            </text:list>
          </table:table-cell>
          <table:table-cell table:style-name="表格50.A8" office:value-type="string">
            <text:list xml:id="list93044237165171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50.A8" office:value-type="string">
            <text:list xml:id="list9304423716590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8" office:value-type="string">
            <text:list xml:id="list9304423716835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8" office:value-type="string">
            <text:list xml:id="list9304423715932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8" office:value-type="string">
            <text:list xml:id="list93044237171032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50.A8" office:value-type="string">
            <text:list xml:id="list9304423716144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8" office:value-type="string">
            <text:list xml:id="list93044237159089" text:continue-numbering="true" text:style-name="WW8Num2">
              <text:list-item>
                <text:p text:style-name="P1299">Create data user</text:p>
              </text:list-item>
            </text:list>
          </table:table-cell>
          <table:table-cell table:style-name="表格50.A8" office:value-type="string">
            <text:list xml:id="list9304423717220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J5" table:number-columns-spanned="3" office:value-type="string">
            <text:list xml:id="list93044237163643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044237163137" text:continue-numbering="true" text:style-name="WW8Num2">
              <text:list-item>
                <text:p text:style-name="P1299">CDATE</text:p>
              </text:list-item>
            </text:list>
          </table:table-cell>
          <table:table-cell table:style-name="表格50.A5" office:value-type="string">
            <text:list xml:id="list93044237159421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50.A5" office:value-type="string">
            <text:list xml:id="list9304423715912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6112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69580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62199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59280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72872" text:continue-numbering="true" text:style-name="WW8Num2">
              <text:list-item>
                <text:p text:style-name="P1299">Create time</text:p>
              </text:list-item>
            </text:list>
          </table:table-cell>
          <table:table-cell table:style-name="表格50.A5" office:value-type="string">
            <text:list xml:id="list9304423718119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J5" table:number-columns-spanned="3" office:value-type="string">
            <text:list xml:id="list93044237162215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044237151004" text:continue-numbering="true" text:style-name="WW8Num2">
              <text:list-item>
                <text:p text:style-name="P1299">UUSERID</text:p>
              </text:list-item>
            </text:list>
          </table:table-cell>
          <table:table-cell table:style-name="表格50.A5" office:value-type="string">
            <text:list xml:id="list93044237162797" text:continue-numbering="true" text:style-name="WW8Num2">
              <text:list-item>
                <text:p text:style-name="P1299">VARCHAR</text:p>
              </text:list-item>
            </text:list>
          </table:table-cell>
          <table:table-cell table:style-name="表格50.A5" office:value-type="string">
            <text:list xml:id="list93044237167196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6105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5598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37166703" text:continue-numbering="true" text:style-name="WW8Num2">
              <text:list-item>
                <text:p text:style-name="P1299">24</text:p>
              </text:list-item>
            </text:list>
          </table:table-cell>
          <table:table-cell table:style-name="表格50.A5" office:value-type="string">
            <text:list xml:id="list93044237159904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50.A5" office:value-type="string">
            <text:list xml:id="list93044253150510" text:continue-numbering="true" text:style-name="WW8Num2">
              <text:list-item>
                <text:p text:style-name="P1299">Update date user</text:p>
              </text:list-item>
            </text:list>
          </table:table-cell>
          <table:table-cell table:style-name="表格50.A5" office:value-type="string">
            <text:list xml:id="list93044253178453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J5" table:number-columns-spanned="3" office:value-type="string">
            <text:list xml:id="list93044253151198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  <table:table-row table:style-name="表格50.1">
          <table:table-cell table:style-name="表格50.A5" office:value-type="string">
            <text:list xml:id="list93044253174200" text:continue-numbering="true" text:style-name="WW8Num2">
              <text:list-item>
                <text:p text:style-name="P1299">UDATE</text:p>
              </text:list-item>
            </text:list>
          </table:table-cell>
          <table:table-cell table:style-name="表格50.A5" office:value-type="string">
            <text:list xml:id="list93044253161591" text:continue-numbering="true" text:style-name="WW8Num2">
              <text:list-item>
                <text:p text:style-name="P1299">DATETIME</text:p>
              </text:list-item>
            </text:list>
          </table:table-cell>
          <table:table-cell table:style-name="表格50.A5" office:value-type="string">
            <text:list xml:id="list9304425317690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53168077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53158075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53154881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A5" office:value-type="string">
            <text:list xml:id="list93044253151404" text:continue-numbering="true" text:style-name="WW8Num2">
              <text:list-item>
                <text:p text:style-name="P1299">null</text:p>
              </text:list-item>
            </text:list>
          </table:table-cell>
          <table:table-cell table:style-name="表格50.A5" office:value-type="string">
            <text:list xml:id="list93044253162149" text:continue-numbering="true" text:style-name="WW8Num2">
              <text:list-item>
                <text:p text:style-name="P1299">Update time</text:p>
              </text:list-item>
            </text:list>
          </table:table-cell>
          <table:table-cell table:style-name="表格50.A5" office:value-type="string">
            <text:list xml:id="list93044253163642" text:continue-numbering="true" text:style-name="WW8Num2">
              <text:list-item>
                <text:p text:style-name="P1237"/>
              </text:list-item>
            </text:list>
          </table:table-cell>
          <table:table-cell table:style-name="表格50.J5" table:number-columns-spanned="3" office:value-type="string">
            <text:list xml:id="list93044253166960" text:continue-numbering="true" text:style-name="WW8Num2">
              <text:list-item>
                <text:p text:style-name="P878"/>
              </text:list-item>
            </text:list>
          </table:table-cell>
          <table:covered-table-cell/>
          <table:covered-table-cell/>
        </table:table-row>
      </table:table>
      <text:p text:style-name="P55"/>
      <text:p text:style-name="P55"/>
      <text:p text:style-name="P55"/>
      <text:p text:style-name="P55"/>
      <text:list xml:id="list93044253150754" text:continue-numbering="true" text:style-name="WW8Num2">
        <text:list-item>
          <text:h text:style-name="P1511" text:outline-level="1"><text:bookmark-start text:name="__RefHeading__23499_2053230135"/><text:soft-page-break/><text:span text:style-name="T47">B</text:span><text:span text:style-name="T65">B</text:span><text:span text:style-name="T47">_</text:span><text:span text:style-name="T87">WORKSPACE_</text:span><text:span text:style-name="T91">LABEL</text:span><text:bookmark-end text:name="__RefHeading__23499_2053230135"/></text:h>
        </text:list-item>
      </text:list>
      <table:table table:name="表格51" table:style-name="表格51">
        <table:table-column table:style-name="表格51.A"/>
        <table:table-column table:style-name="表格51.B"/>
        <table:table-column table:style-name="表格51.C" table:number-columns-repeated="2"/>
        <table:table-column table:style-name="表格51.E" table:number-columns-repeated="3"/>
        <table:table-column table:style-name="表格51.H"/>
        <table:table-column table:style-name="表格51.I"/>
        <table:table-column table:style-name="表格51.J"/>
        <table:table-column table:style-name="表格51.K"/>
        <table:table-column table:style-name="表格51.L"/>
        <table:table-row table:style-name="表格51.1">
          <table:table-cell table:style-name="表格51.A1" office:value-type="string">
            <text:list xml:id="list93044253150335" text:continue-numbering="true" text:style-name="WW8Num2">
              <text:list-item>
                <text:p text:style-name="P1015">Project</text:p>
              </text:list-item>
            </text:list>
          </table:table-cell>
          <table:table-cell table:style-name="表格51.A1" table:number-columns-spanned="6" office:value-type="string">
            <text:list xml:id="list93044253158013" text:continue-numbering="true" text:style-name="WW8Num2">
              <text:list-item>
                <text:p text:style-name="P10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1" office:value-type="string">
            <text:list xml:id="list93044253160948" text:continue-numbering="true" text:style-name="WW8Num2">
              <text:list-item>
                <text:p text:style-name="P1015">Ver</text:p>
              </text:list-item>
            </text:list>
          </table:table-cell>
          <table:table-cell table:style-name="表格51.A1" office:value-type="string">
            <text:list xml:id="list93044253151529" text:continue-numbering="true" text:style-name="WW8Num2">
              <text:list-item>
                <text:p text:style-name="P1097">0.5</text:p>
              </text:list-item>
            </text:list>
          </table:table-cell>
          <table:table-cell table:style-name="表格51.J1" office:value-type="string">
            <text:list xml:id="list93044253162737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53155024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53159744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93044253170360" text:continue-numbering="true" text:style-name="WW8Num2">
              <text:list-item>
                <text:p text:style-name="P1015">Maintain</text:p>
              </text:list-item>
            </text:list>
          </table:table-cell>
          <table:table-cell table:style-name="表格51.A2" table:number-columns-spanned="6" office:value-type="string">
            <text:list xml:id="list93044253172007" text:continue-numbering="true" text:style-name="WW8Num2">
              <text:list-item>
                <text:p text:style-name="P10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93044253152703" text:continue-numbering="true" text:style-name="WW8Num2">
              <text:list-item>
                <text:p text:style-name="P1015">Date</text:p>
              </text:list-item>
            </text:list>
          </table:table-cell>
          <table:table-cell table:style-name="表格51.A2" office:value-type="string">
            <text:list xml:id="list93044253175549" text:continue-numbering="true" text:style-name="WW8Num2">
              <text:list-item>
                <text:p text:style-name="P1097">2014/1<text:span text:style-name="T171">2</text:span>/<text:span text:style-name="T183">30</text:span></text:p>
              </text:list-item>
            </text:list>
          </table:table-cell>
          <table:table-cell table:style-name="表格51.J1" office:value-type="string">
            <text:list xml:id="list93044253168164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53155382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53164253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51.1">
          <table:table-cell table:style-name="表格51.A2" office:value-type="string">
            <text:list xml:id="list93044253153792" text:continue-numbering="true" text:style-name="WW8Num2">
              <text:list-item>
                <text:p text:style-name="P1015">Table</text:p>
              </text:list-item>
            </text:list>
          </table:table-cell>
          <table:table-cell table:style-name="表格51.A2" table:number-columns-spanned="6" office:value-type="string">
            <text:list xml:id="list93044253173313" text:continue-numbering="true" text:style-name="WW8Num2">
              <text:list-item>
                <text:p text:style-name="P1197">b<text:span text:style-name="T138">b</text:span>_<text:span text:style-name="T181">workspace_label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1.A2" office:value-type="string">
            <text:list xml:id="list93044253155246" text:continue-numbering="true" text:style-name="WW8Num2">
              <text:list-item>
                <text:p text:style-name="P1015">DataBase</text:p>
              </text:list-item>
            </text:list>
          </table:table-cell>
          <table:table-cell table:style-name="表格51.A2" office:value-type="string">
            <text:list xml:id="list93044253155147" text:continue-numbering="true" text:style-name="WW8Num2">
              <text:list-item>
                <text:p text:style-name="P1097">bbcore</text:p>
              </text:list-item>
            </text:list>
          </table:table-cell>
          <table:table-cell table:style-name="表格51.J1" office:value-type="string">
            <text:list xml:id="list93044253165946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53182410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53154926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51.1">
          <table:table-cell table:style-name="表格51.A4" office:value-type="string">
            <text:list xml:id="list93044253174070" text:continue-numbering="true" text:style-name="WW8Num2">
              <text:list-item>
                <text:p text:style-name="P1015">Descript</text:p>
              </text:list-item>
            </text:list>
          </table:table-cell>
          <table:table-cell table:style-name="表格51.A4" table:number-columns-spanned="8" office:value-type="string">
            <text:list xml:id="list93044253151855" text:continue-numbering="true" text:style-name="WW8Num2">
              <text:list-item>
                <text:p text:style-name="P11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1" office:value-type="string">
            <text:list xml:id="list93044269167363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69159869" text:continue-numbering="true" text:style-name="WW8Num2">
              <text:list-item>
                <text:p text:style-name="P879"/>
              </text:list-item>
            </text:list>
          </table:table-cell>
          <table:table-cell table:style-name="表格51.K1" office:value-type="string">
            <text:list xml:id="list93044269162658" text:continue-numbering="true" text:style-name="WW8Num2">
              <text:list-item>
                <text:p text:style-name="P879"/>
              </text:list-item>
            </text:list>
          </table:table-cell>
        </table:table-row>
        <table:table-row table:style-name="表格51.1">
          <table:table-cell table:style-name="表格51.A5" table:number-columns-spanned="9" office:value-type="string">
            <text:list xml:id="list93044269166954" text:continue-numbering="true" text:style-name="WW8Num2">
              <text:list-item>
                <text:p text:style-name="P93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1.J5" table:number-columns-spanned="3" office:value-type="string">
            <text:list xml:id="list93044269173404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044269169814" text:continue-numbering="true" text:style-name="WW8Num2">
              <text:list-item>
                <text:p text:style-name="P1056">Field</text:p>
              </text:list-item>
            </text:list>
          </table:table-cell>
          <table:table-cell table:style-name="表格51.A5" office:value-type="string">
            <text:list xml:id="list93044269157734" text:continue-numbering="true" text:style-name="WW8Num2">
              <text:list-item>
                <text:p text:style-name="P1056">Datatype</text:p>
              </text:list-item>
            </text:list>
          </table:table-cell>
          <table:table-cell table:style-name="表格51.A5" office:value-type="string">
            <text:list xml:id="list93044269172846" text:continue-numbering="true" text:style-name="WW8Num2">
              <text:list-item>
                <text:p text:style-name="P1056">PK</text:p>
              </text:list-item>
            </text:list>
          </table:table-cell>
          <table:table-cell table:style-name="表格51.A5" office:value-type="string">
            <text:list xml:id="list93044269181401" text:continue-numbering="true" text:style-name="WW8Num2">
              <text:list-item>
                <text:p text:style-name="P1056">UK</text:p>
              </text:list-item>
            </text:list>
          </table:table-cell>
          <table:table-cell table:style-name="表格51.A5" office:value-type="string">
            <text:list xml:id="list93044269169986" text:continue-numbering="true" text:style-name="WW8Num2">
              <text:list-item>
                <text:p text:style-name="P1056">IDX</text:p>
              </text:list-item>
            </text:list>
          </table:table-cell>
          <table:table-cell table:style-name="表格51.A5" office:value-type="string">
            <text:list xml:id="list93044269174392" text:continue-numbering="true" text:style-name="WW8Num2">
              <text:list-item>
                <text:p text:style-name="P974"><text:span text:style-name="T2">S</text:span><text:span text:style-name="T3">IZE</text:span></text:p>
              </text:list-item>
            </text:list>
          </table:table-cell>
          <table:table-cell table:style-name="表格51.A5" office:value-type="string">
            <text:list xml:id="list93044269162799" text:continue-numbering="true" text:style-name="WW8Num2">
              <text:list-item>
                <text:p text:style-name="P974"><text:span text:style-name="T2">D</text:span><text:span text:style-name="T3">EF</text:span></text:p>
              </text:list-item>
            </text:list>
          </table:table-cell>
          <table:table-cell table:style-name="表格51.A5" office:value-type="string">
            <text:list xml:id="list93044269177840" text:continue-numbering="true" text:style-name="WW8Num2">
              <text:list-item>
                <text:p text:style-name="P1056">Description</text:p>
              </text:list-item>
            </text:list>
          </table:table-cell>
          <table:table-cell table:style-name="表格51.A5" office:value-type="string">
            <text:list xml:id="list93044269154605" text:continue-numbering="true" text:style-name="WW8Num2">
              <text:list-item>
                <text:p text:style-name="P1056">Remarks</text:p>
              </text:list-item>
            </text:list>
          </table:table-cell>
          <table:table-cell table:style-name="表格51.J5" table:number-columns-spanned="3" office:value-type="string">
            <text:list xml:id="list93044269155947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044269152130" text:continue-numbering="true" text:style-name="WW8Num2">
              <text:list-item>
                <text:p text:style-name="P1302">OID</text:p>
              </text:list-item>
            </text:list>
          </table:table-cell>
          <table:table-cell table:style-name="表格51.A5" office:value-type="string">
            <text:list xml:id="list93044269171379" text:continue-numbering="true" text:style-name="WW8Num2">
              <text:list-item>
                <text:p text:style-name="P1302">CHAR</text:p>
              </text:list-item>
            </text:list>
          </table:table-cell>
          <table:table-cell table:style-name="表格51.A5" office:value-type="string">
            <text:list xml:id="list93044269179634" text:continue-numbering="true" text:style-name="WW8Num2">
              <text:list-item>
                <text:p text:style-name="P1302">Y</text:p>
              </text:list-item>
            </text:list>
          </table:table-cell>
          <table:table-cell table:style-name="表格51.A5" office:value-type="string">
            <text:list xml:id="list9304426916383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69169683" text:continue-numbering="true" text:style-name="WW8Num2">
              <text:list-item>
                <text:p text:style-name="P1302"><text:s/></text:p>
              </text:list-item>
            </text:list>
          </table:table-cell>
          <table:table-cell table:style-name="表格51.A5" office:value-type="string">
            <text:list xml:id="list93044269173358" text:continue-numbering="true" text:style-name="WW8Num2">
              <text:list-item>
                <text:p text:style-name="P1302">36</text:p>
              </text:list-item>
            </text:list>
          </table:table-cell>
          <table:table-cell table:style-name="表格51.A5" office:value-type="string">
            <text:list xml:id="list9304426916319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69177655" text:continue-numbering="true" text:style-name="WW8Num2">
              <text:list-item>
                <text:p text:style-name="P1302">PK / UUID</text:p>
              </text:list-item>
            </text:list>
          </table:table-cell>
          <table:table-cell table:style-name="表格51.A5" office:value-type="string">
            <text:list xml:id="list93044269173590" text:continue-numbering="true" text:style-name="WW8Num2">
              <text:list-item>
                <text:p text:style-name="P1302">Default java UUID</text:p>
              </text:list-item>
            </text:list>
          </table:table-cell>
          <table:table-cell table:style-name="表格51.J5" table:number-columns-spanned="3" office:value-type="string">
            <text:list xml:id="list93044269176083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06">SPACE_ID</text:p>
          </table:table-cell>
          <table:table-cell table:style-name="表格51.A8" office:value-type="string">
            <text:list xml:id="list93044269151425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503"/>
          </table:table-cell>
          <table:table-cell table:style-name="表格51.A8" office:value-type="string">
            <text:p text:style-name="P835">Y</text:p>
          </table:table-cell>
          <table:table-cell table:style-name="表格51.A8" office:value-type="string">
            <text:p text:style-name="P506">20</text:p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715"/>
          </table:table-cell>
          <table:table-cell table:style-name="表格51.A8" office:value-type="string">
            <text:p text:style-name="P589"/>
          </table:table-cell>
          <table:table-cell table:style-name="表格51.J5" table:number-columns-spanned="3" office:value-type="string">
            <text:list xml:id="list93044269170040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20">LABEL</text:p>
          </table:table-cell>
          <table:table-cell table:style-name="表格51.A8" office:value-type="string">
            <text:list xml:id="list93044269158592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509"/>
          </table:table-cell>
          <table:table-cell table:style-name="表格51.A8" office:value-type="string">
            <text:p text:style-name="P831"/>
          </table:table-cell>
          <table:table-cell table:style-name="表格51.A8" office:value-type="string">
            <text:p text:style-name="P520">100</text:p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715"/>
          </table:table-cell>
          <table:table-cell table:style-name="表格51.A8" office:value-type="string">
            <text:p text:style-name="P589"/>
          </table:table-cell>
          <table:table-cell table:style-name="表格51.J5" table:number-columns-spanned="3" office:value-type="string">
            <text:list xml:id="list93044269179028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p text:style-name="P517">POSITION</text:p>
          </table:table-cell>
          <table:table-cell table:style-name="表格51.A8" office:value-type="string">
            <text:list xml:id="list93044284178432" text:continue-numbering="true" text:style-name="WW8Num2">
              <text:list-item>
                <text:p text:style-name="P1407">INT</text:p>
              </text:list-item>
            </text:list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481"/>
          </table:table-cell>
          <table:table-cell table:style-name="表格51.A8" office:value-type="string">
            <text:p text:style-name="P806"/>
          </table:table-cell>
          <table:table-cell table:style-name="表格51.A8" office:value-type="string">
            <text:p text:style-name="P517">3</text:p>
          </table:table-cell>
          <table:table-cell table:style-name="表格51.A8" office:value-type="string">
            <text:p text:style-name="P232"/>
          </table:table-cell>
          <table:table-cell table:style-name="表格51.A8" office:value-type="string">
            <text:p text:style-name="P728"/>
          </table:table-cell>
          <table:table-cell table:style-name="表格51.A8" office:value-type="string">
            <text:p text:style-name="P589"/>
          </table:table-cell>
          <table:table-cell table:style-name="表格51.J5" table:number-columns-spanned="3" office:value-type="string">
            <text:list xml:id="list9304428415409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8" office:value-type="string">
            <text:list xml:id="list93044284181494" text:continue-numbering="true" text:style-name="WW8Num2">
              <text:list-item>
                <text:p text:style-name="P1302">CUSERID</text:p>
              </text:list-item>
            </text:list>
          </table:table-cell>
          <table:table-cell table:style-name="表格51.A8" office:value-type="string">
            <text:list xml:id="list93044284165713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1.A8" office:value-type="string">
            <text:list xml:id="list93044284175915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8" office:value-type="string">
            <text:list xml:id="list93044284180045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8" office:value-type="string">
            <text:list xml:id="list9304428417882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8" office:value-type="string">
            <text:list xml:id="list93044284179699" text:continue-numbering="true" text:style-name="WW8Num2">
              <text:list-item>
                <text:p text:style-name="P1302">24</text:p>
              </text:list-item>
            </text:list>
          </table:table-cell>
          <table:table-cell table:style-name="表格51.A8" office:value-type="string">
            <text:list xml:id="list9304428417525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8" office:value-type="string">
            <text:list xml:id="list93044284175472" text:continue-numbering="true" text:style-name="WW8Num2">
              <text:list-item>
                <text:p text:style-name="P1302">Create data user</text:p>
              </text:list-item>
            </text:list>
          </table:table-cell>
          <table:table-cell table:style-name="表格51.A8" office:value-type="string">
            <text:list xml:id="list9304428415522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J5" table:number-columns-spanned="3" office:value-type="string">
            <text:list xml:id="list93044284173080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044284176303" text:continue-numbering="true" text:style-name="WW8Num2">
              <text:list-item>
                <text:p text:style-name="P1302">CDATE</text:p>
              </text:list-item>
            </text:list>
          </table:table-cell>
          <table:table-cell table:style-name="表格51.A5" office:value-type="string">
            <text:list xml:id="list93044284162746" text:continue-numbering="true" text:style-name="WW8Num2">
              <text:list-item>
                <text:p text:style-name="P1302">DATETIME</text:p>
              </text:list-item>
            </text:list>
          </table:table-cell>
          <table:table-cell table:style-name="表格51.A5" office:value-type="string">
            <text:list xml:id="list93044284157912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6913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55070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58278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5699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50374" text:continue-numbering="true" text:style-name="WW8Num2">
              <text:list-item>
                <text:p text:style-name="P1302">Create time</text:p>
              </text:list-item>
            </text:list>
          </table:table-cell>
          <table:table-cell table:style-name="表格51.A5" office:value-type="string">
            <text:list xml:id="list93044284174287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J5" table:number-columns-spanned="3" office:value-type="string">
            <text:list xml:id="list93044284156086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044284164431" text:continue-numbering="true" text:style-name="WW8Num2">
              <text:list-item>
                <text:p text:style-name="P1302">UUSERID</text:p>
              </text:list-item>
            </text:list>
          </table:table-cell>
          <table:table-cell table:style-name="表格51.A5" office:value-type="string">
            <text:list xml:id="list93044284180868" text:continue-numbering="true" text:style-name="WW8Num2">
              <text:list-item>
                <text:p text:style-name="P1302">VARCHAR</text:p>
              </text:list-item>
            </text:list>
          </table:table-cell>
          <table:table-cell table:style-name="表格51.A5" office:value-type="string">
            <text:list xml:id="list93044284151577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55699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5437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74096" text:continue-numbering="true" text:style-name="WW8Num2">
              <text:list-item>
                <text:p text:style-name="P1302">24</text:p>
              </text:list-item>
            </text:list>
          </table:table-cell>
          <table:table-cell table:style-name="表格51.A5" office:value-type="string">
            <text:list xml:id="list93044284166801" text:continue-numbering="true" text:style-name="WW8Num2">
              <text:list-item>
                <text:p text:style-name="P1302">null</text:p>
              </text:list-item>
            </text:list>
          </table:table-cell>
          <table:table-cell table:style-name="表格51.A5" office:value-type="string">
            <text:list xml:id="list93044284178095" text:continue-numbering="true" text:style-name="WW8Num2">
              <text:list-item>
                <text:p text:style-name="P1302">Update date user</text:p>
              </text:list-item>
            </text:list>
          </table:table-cell>
          <table:table-cell table:style-name="表格51.A5" office:value-type="string">
            <text:list xml:id="list9304428415056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J5" table:number-columns-spanned="3" office:value-type="string">
            <text:list xml:id="list93044284175675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  <table:table-row table:style-name="表格51.1">
          <table:table-cell table:style-name="表格51.A5" office:value-type="string">
            <text:list xml:id="list93044284175035" text:continue-numbering="true" text:style-name="WW8Num2">
              <text:list-item>
                <text:p text:style-name="P1302">UDATE</text:p>
              </text:list-item>
            </text:list>
          </table:table-cell>
          <table:table-cell table:style-name="表格51.A5" office:value-type="string">
            <text:list xml:id="list93044284164205" text:continue-numbering="true" text:style-name="WW8Num2">
              <text:list-item>
                <text:p text:style-name="P1302">DATETIME</text:p>
              </text:list-item>
            </text:list>
          </table:table-cell>
          <table:table-cell table:style-name="表格51.A5" office:value-type="string">
            <text:list xml:id="list9304428417445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284178941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300170688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300158404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A5" office:value-type="string">
            <text:list xml:id="list93044300157565" text:continue-numbering="true" text:style-name="WW8Num2">
              <text:list-item>
                <text:p text:style-name="P1302">null</text:p>
              </text:list-item>
            </text:list>
          </table:table-cell>
          <table:table-cell table:style-name="表格51.A5" office:value-type="string">
            <text:list xml:id="list93044300178937" text:continue-numbering="true" text:style-name="WW8Num2">
              <text:list-item>
                <text:p text:style-name="P1302">Update time</text:p>
              </text:list-item>
            </text:list>
          </table:table-cell>
          <table:table-cell table:style-name="表格51.A5" office:value-type="string">
            <text:list xml:id="list93044300160706" text:continue-numbering="true" text:style-name="WW8Num2">
              <text:list-item>
                <text:p text:style-name="P1239"/>
              </text:list-item>
            </text:list>
          </table:table-cell>
          <table:table-cell table:style-name="表格51.J5" table:number-columns-spanned="3" office:value-type="string">
            <text:list xml:id="list93044300180000" text:continue-numbering="true" text:style-name="WW8Num2">
              <text:list-item>
                <text:p text:style-name="P879"/>
              </text:list-item>
            </text:list>
          </table:table-cell>
          <table:covered-table-cell/>
          <table:covered-table-cell/>
        </table:table-row>
      </table:table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93044300167307" text:continue-numbering="true" text:style-name="WW8Num2">
        <text:list-item>
          <text:h text:style-name="P1512" text:outline-level="1"><text:bookmark-start text:name="__RefHeading__28000_375883531"/><text:soft-page-break/><text:span text:style-name="T47">B</text:span><text:span text:style-name="T65">B</text:span><text:span text:style-name="T102">_</text:span><text:span text:style-name="T103">REPORT_</text:span><text:span text:style-name="T102">ROLE_VIEW</text:span><text:bookmark-end text:name="__RefHeading__28000_375883531"/></text:h>
        </text:list-item>
      </text:list>
      <table:table table:name="表格61" table:style-name="表格61">
        <table:table-column table:style-name="表格61.A"/>
        <table:table-column table:style-name="表格61.B"/>
        <table:table-column table:style-name="表格61.C" table:number-columns-repeated="2"/>
        <table:table-column table:style-name="表格61.E" table:number-columns-repeated="3"/>
        <table:table-column table:style-name="表格61.H"/>
        <table:table-column table:style-name="表格61.I"/>
        <table:table-column table:style-name="表格61.J"/>
        <table:table-column table:style-name="表格61.K"/>
        <table:table-column table:style-name="表格61.L"/>
        <table:table-row table:style-name="表格61.1">
          <table:table-cell table:style-name="表格61.A1" office:value-type="string">
            <text:list xml:id="list93044300170918" text:continue-numbering="true" text:style-name="WW8Num2">
              <text:list-item>
                <text:p text:style-name="P1016">Project</text:p>
              </text:list-item>
            </text:list>
          </table:table-cell>
          <table:table-cell table:style-name="表格61.A1" table:number-columns-spanned="6" office:value-type="string">
            <text:list xml:id="list93044300173164" text:continue-numbering="true" text:style-name="WW8Num2">
              <text:list-item>
                <text:p text:style-name="P10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1" office:value-type="string">
            <text:list xml:id="list93044300152393" text:continue-numbering="true" text:style-name="WW8Num2">
              <text:list-item>
                <text:p text:style-name="P1016">Ver</text:p>
              </text:list-item>
            </text:list>
          </table:table-cell>
          <table:table-cell table:style-name="表格61.A1" office:value-type="string">
            <text:list xml:id="list93044300164822" text:continue-numbering="true" text:style-name="WW8Num2">
              <text:list-item>
                <text:p text:style-name="P1098">0.5</text:p>
              </text:list-item>
            </text:list>
          </table:table-cell>
          <table:table-cell table:style-name="表格61.J1" office:value-type="string">
            <text:list xml:id="list93044300176304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0015073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00177640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93044300168438" text:continue-numbering="true" text:style-name="WW8Num2">
              <text:list-item>
                <text:p text:style-name="P1016">Maintain</text:p>
              </text:list-item>
            </text:list>
          </table:table-cell>
          <table:table-cell table:style-name="表格61.A2" table:number-columns-spanned="6" office:value-type="string">
            <text:list xml:id="list93044300166044" text:continue-numbering="true" text:style-name="WW8Num2">
              <text:list-item>
                <text:p text:style-name="P10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93044300151910" text:continue-numbering="true" text:style-name="WW8Num2">
              <text:list-item>
                <text:p text:style-name="P1016">Date</text:p>
              </text:list-item>
            </text:list>
          </table:table-cell>
          <table:table-cell table:style-name="表格61.A2" office:value-type="string">
            <text:list xml:id="list93044300182599" text:continue-numbering="true" text:style-name="WW8Num2">
              <text:list-item>
                <text:p text:style-name="P1098">201<text:span text:style-name="T200">5</text:span>/<text:span text:style-name="T200">03</text:span>/<text:span text:style-name="T200">23</text:span></text:p>
              </text:list-item>
            </text:list>
          </table:table-cell>
          <table:table-cell table:style-name="表格61.J1" office:value-type="string">
            <text:list xml:id="list93044300172443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0016094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00152449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1.1">
          <table:table-cell table:style-name="表格61.A2" office:value-type="string">
            <text:list xml:id="list93044300174680" text:continue-numbering="true" text:style-name="WW8Num2">
              <text:list-item>
                <text:p text:style-name="P1016">Table</text:p>
              </text:list-item>
            </text:list>
          </table:table-cell>
          <table:table-cell table:style-name="表格61.A2" table:number-columns-spanned="6" office:value-type="string">
            <text:list xml:id="list93044300170365" text:continue-numbering="true" text:style-name="WW8Num2">
              <text:list-item>
                <text:p text:style-name="P1198">b<text:span text:style-name="T138">b</text:span>_<text:span text:style-name="T200">report_role_view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1.A2" office:value-type="string">
            <text:list xml:id="list93044300182274" text:continue-numbering="true" text:style-name="WW8Num2">
              <text:list-item>
                <text:p text:style-name="P1016">DataBase</text:p>
              </text:list-item>
            </text:list>
          </table:table-cell>
          <table:table-cell table:style-name="表格61.A2" office:value-type="string">
            <text:list xml:id="list93044315164805" text:continue-numbering="true" text:style-name="WW8Num2">
              <text:list-item>
                <text:p text:style-name="P1098">bbcore</text:p>
              </text:list-item>
            </text:list>
          </table:table-cell>
          <table:table-cell table:style-name="表格61.J1" office:value-type="string">
            <text:list xml:id="list93044315166137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15156822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15168455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1.1">
          <table:table-cell table:style-name="表格61.A4" office:value-type="string">
            <text:list xml:id="list93044315164616" text:continue-numbering="true" text:style-name="WW8Num2">
              <text:list-item>
                <text:p text:style-name="P1016">Descript</text:p>
              </text:list-item>
            </text:list>
          </table:table-cell>
          <table:table-cell table:style-name="表格61.A4" table:number-columns-spanned="8" office:value-type="string">
            <text:list xml:id="list93044315152950" text:continue-numbering="true" text:style-name="WW8Num2">
              <text:list-item>
                <text:p text:style-name="P1462">有的<text:span text:style-name="T200">user想要報表也給非主管使用者看, 但是這個user只能看某些人, 或某些部門的報表, 想要被限定的user 在把它所屬的角色, 增加設定到這個tab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1" office:value-type="string">
            <text:list xml:id="list93044315162190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15153614" text:continue-numbering="true" text:style-name="WW8Num2">
              <text:list-item>
                <text:p text:style-name="P880"/>
              </text:list-item>
            </text:list>
          </table:table-cell>
          <table:table-cell table:style-name="表格61.K1" office:value-type="string">
            <text:list xml:id="list93044315181604" text:continue-numbering="true" text:style-name="WW8Num2">
              <text:list-item>
                <text:p text:style-name="P880"/>
              </text:list-item>
            </text:list>
          </table:table-cell>
        </table:table-row>
        <table:table-row table:style-name="表格61.1">
          <table:table-cell table:style-name="表格61.A5" table:number-columns-spanned="9" office:value-type="string">
            <text:list xml:id="list93044315157519" text:continue-numbering="true" text:style-name="WW8Num2">
              <text:list-item>
                <text:p text:style-name="P93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1.J5" table:number-columns-spanned="3" office:value-type="string">
            <text:list xml:id="list93044315161399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044315168501" text:continue-numbering="true" text:style-name="WW8Num2">
              <text:list-item>
                <text:p text:style-name="P1057">Field</text:p>
              </text:list-item>
            </text:list>
          </table:table-cell>
          <table:table-cell table:style-name="表格61.A5" office:value-type="string">
            <text:list xml:id="list93044315174989" text:continue-numbering="true" text:style-name="WW8Num2">
              <text:list-item>
                <text:p text:style-name="P1057">Datatype</text:p>
              </text:list-item>
            </text:list>
          </table:table-cell>
          <table:table-cell table:style-name="表格61.A5" office:value-type="string">
            <text:list xml:id="list93044315164156" text:continue-numbering="true" text:style-name="WW8Num2">
              <text:list-item>
                <text:p text:style-name="P1057">PK</text:p>
              </text:list-item>
            </text:list>
          </table:table-cell>
          <table:table-cell table:style-name="表格61.A5" office:value-type="string">
            <text:list xml:id="list93044315173242" text:continue-numbering="true" text:style-name="WW8Num2">
              <text:list-item>
                <text:p text:style-name="P1057">UK</text:p>
              </text:list-item>
            </text:list>
          </table:table-cell>
          <table:table-cell table:style-name="表格61.A5" office:value-type="string">
            <text:list xml:id="list93044315159628" text:continue-numbering="true" text:style-name="WW8Num2">
              <text:list-item>
                <text:p text:style-name="P1057">IDX</text:p>
              </text:list-item>
            </text:list>
          </table:table-cell>
          <table:table-cell table:style-name="表格61.A5" office:value-type="string">
            <text:list xml:id="list93044315181857" text:continue-numbering="true" text:style-name="WW8Num2">
              <text:list-item>
                <text:p text:style-name="P975"><text:span text:style-name="T2">S</text:span><text:span text:style-name="T3">IZE</text:span></text:p>
              </text:list-item>
            </text:list>
          </table:table-cell>
          <table:table-cell table:style-name="表格61.A5" office:value-type="string">
            <text:list xml:id="list93044315153199" text:continue-numbering="true" text:style-name="WW8Num2">
              <text:list-item>
                <text:p text:style-name="P975"><text:span text:style-name="T2">D</text:span><text:span text:style-name="T3">EF</text:span></text:p>
              </text:list-item>
            </text:list>
          </table:table-cell>
          <table:table-cell table:style-name="表格61.A5" office:value-type="string">
            <text:list xml:id="list93044315162129" text:continue-numbering="true" text:style-name="WW8Num2">
              <text:list-item>
                <text:p text:style-name="P1057">Description</text:p>
              </text:list-item>
            </text:list>
          </table:table-cell>
          <table:table-cell table:style-name="表格61.A5" office:value-type="string">
            <text:list xml:id="list93044315173434" text:continue-numbering="true" text:style-name="WW8Num2">
              <text:list-item>
                <text:p text:style-name="P1057">Remarks</text:p>
              </text:list-item>
            </text:list>
          </table:table-cell>
          <table:table-cell table:style-name="表格61.J5" table:number-columns-spanned="3" office:value-type="string">
            <text:list xml:id="list93044315161985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044315161049" text:continue-numbering="true" text:style-name="WW8Num2">
              <text:list-item>
                <text:p text:style-name="P1303">OID</text:p>
              </text:list-item>
            </text:list>
          </table:table-cell>
          <table:table-cell table:style-name="表格61.A5" office:value-type="string">
            <text:list xml:id="list93044315156983" text:continue-numbering="true" text:style-name="WW8Num2">
              <text:list-item>
                <text:p text:style-name="P1303">CHAR</text:p>
              </text:list-item>
            </text:list>
          </table:table-cell>
          <table:table-cell table:style-name="表格61.A5" office:value-type="string">
            <text:list xml:id="list93044315151132" text:continue-numbering="true" text:style-name="WW8Num2">
              <text:list-item>
                <text:p text:style-name="P1303">Y</text:p>
              </text:list-item>
            </text:list>
          </table:table-cell>
          <table:table-cell table:style-name="表格61.A5" office:value-type="string">
            <text:list xml:id="list9304431515862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15178735" text:continue-numbering="true" text:style-name="WW8Num2">
              <text:list-item>
                <text:p text:style-name="P1303"><text:s/></text:p>
              </text:list-item>
            </text:list>
          </table:table-cell>
          <table:table-cell table:style-name="表格61.A5" office:value-type="string">
            <text:list xml:id="list93044315166429" text:continue-numbering="true" text:style-name="WW8Num2">
              <text:list-item>
                <text:p text:style-name="P1303">36</text:p>
              </text:list-item>
            </text:list>
          </table:table-cell>
          <table:table-cell table:style-name="表格61.A5" office:value-type="string">
            <text:list xml:id="list9304431517086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15165977" text:continue-numbering="true" text:style-name="WW8Num2">
              <text:list-item>
                <text:p text:style-name="P1303">PK / UUID</text:p>
              </text:list-item>
            </text:list>
          </table:table-cell>
          <table:table-cell table:style-name="表格61.A5" office:value-type="string">
            <text:list xml:id="list93044315176750" text:continue-numbering="true" text:style-name="WW8Num2">
              <text:list-item>
                <text:p text:style-name="P1303">Default java UUID</text:p>
              </text:list-item>
            </text:list>
          </table:table-cell>
          <table:table-cell table:style-name="表格61.J5" table:number-columns-spanned="3" office:value-type="string">
            <text:list xml:id="list93044315173919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5">TYPE</text:p>
          </table:table-cell>
          <table:table-cell table:style-name="表格61.A8" office:value-type="string">
            <text:p text:style-name="P116">VARCHAR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15">Y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24">10</text:p>
          </table:table-cell>
          <table:table-cell table:style-name="表格61.A8" office:value-type="string">
            <text:p text:style-name="P121"/>
          </table:table-cell>
          <table:table-cell table:style-name="表格61.A8" office:value-type="string">
            <text:p text:style-name="P123">ORG ( <text:span text:style-name="T30">部門類 </text:span>)</text:p>
            <text:p text:style-name="P123">EMP ( <text:span text:style-name="T30">員工類 </text:span>)</text:p>
          </table:table-cell>
          <table:table-cell table:style-name="表格61.A8" office:value-type="string">
            <text:p text:style-name="P121"/>
          </table:table-cell>
          <table:table-cell table:style-name="表格61.J5" table:number-columns-spanned="3" office:value-type="string">
            <text:list xml:id="list93044315155119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111">ROLE</text:p>
          </table:table-cell>
          <table:table-cell table:style-name="表格61.A8" office:value-type="string">
            <text:p text:style-name="P111">VARCHAR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11">Y</text:p>
          </table:table-cell>
          <table:table-cell table:style-name="表格61.A8" office:value-type="string">
            <text:p text:style-name="P112"/>
          </table:table-cell>
          <table:table-cell table:style-name="表格61.A8" office:value-type="string">
            <text:p text:style-name="P120">50</text:p>
          </table:table-cell>
          <table:table-cell table:style-name="表格61.A8" office:value-type="string">
            <text:p text:style-name="P121"/>
          </table:table-cell>
          <table:table-cell table:style-name="表格61.A8" office:value-type="string">
            <text:p text:style-name="P123">TB_ROLE.ROLE</text:p>
          </table:table-cell>
          <table:table-cell table:style-name="表格61.A8" office:value-type="string">
            <text:p text:style-name="P121"/>
          </table:table-cell>
          <table:table-cell table:style-name="表格61.J5" table:number-columns-spanned="3" office:value-type="string">
            <text:list xml:id="list93044331159046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8" office:value-type="string">
            <text:p text:style-name="P555">ID_NAME</text:p>
          </table:table-cell>
          <table:table-cell table:style-name="表格61.A8" office:value-type="string">
            <text:list xml:id="list93044331167069" text:continue-numbering="true" text:style-name="WW8Num2">
              <text:list-item>
                <text:p text:style-name="P1165">VARCHAR</text:p>
              </text:list-item>
            </text:list>
          </table:table-cell>
          <table:table-cell table:style-name="表格61.A8" office:value-type="string">
            <text:p text:style-name="P240"/>
          </table:table-cell>
          <table:table-cell table:style-name="表格61.A8" office:value-type="string">
            <text:p text:style-name="P119">Y</text:p>
          </table:table-cell>
          <table:table-cell table:style-name="表格61.A8" office:value-type="string">
            <text:p text:style-name="P798"/>
          </table:table-cell>
          <table:table-cell table:style-name="表格61.A8" office:value-type="string">
            <text:p text:style-name="P555">24</text:p>
          </table:table-cell>
          <table:table-cell table:style-name="表格61.A8" office:value-type="string">
            <text:p text:style-name="P240"/>
          </table:table-cell>
          <table:table-cell table:style-name="表格61.A8" office:value-type="string">
            <text:p text:style-name="P748"><text:span text:style-name="T200">BB_EMPLOYEE.</text:span>ACCOUNT</text:p>
            <text:p text:style-name="P749"><text:span text:style-name="T201">BB_ORGANIZATION.</text:span>ORG_ID</text:p>
          </table:table-cell>
          <table:table-cell table:style-name="表格61.A8" office:value-type="string">
            <text:p text:style-name="P597"/>
          </table:table-cell>
          <table:table-cell table:style-name="表格61.J5" table:number-columns-spanned="3" office:value-type="string">
            <text:list xml:id="list93044331152374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044331174976" text:continue-numbering="true" text:style-name="WW8Num2">
              <text:list-item>
                <text:p text:style-name="P1303">CUSERID</text:p>
              </text:list-item>
            </text:list>
          </table:table-cell>
          <table:table-cell table:style-name="表格61.A5" office:value-type="string">
            <text:list xml:id="list93044331168078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61.A5" office:value-type="string">
            <text:list xml:id="list9304433116411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5262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7249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65182" text:continue-numbering="true" text:style-name="WW8Num2">
              <text:list-item>
                <text:p text:style-name="P1303">24</text:p>
              </text:list-item>
            </text:list>
          </table:table-cell>
          <table:table-cell table:style-name="表格61.A5" office:value-type="string">
            <text:list xml:id="list9304433115218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75836" text:continue-numbering="true" text:style-name="WW8Num2">
              <text:list-item>
                <text:p text:style-name="P1303">Create data user</text:p>
              </text:list-item>
            </text:list>
          </table:table-cell>
          <table:table-cell table:style-name="表格61.A5" office:value-type="string">
            <text:list xml:id="list9304433116728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J5" table:number-columns-spanned="3" office:value-type="string">
            <text:list xml:id="list93044331169628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044331150478" text:continue-numbering="true" text:style-name="WW8Num2">
              <text:list-item>
                <text:p text:style-name="P1303">CDATE</text:p>
              </text:list-item>
            </text:list>
          </table:table-cell>
          <table:table-cell table:style-name="表格61.A5" office:value-type="string">
            <text:list xml:id="list93044331179145" text:continue-numbering="true" text:style-name="WW8Num2">
              <text:list-item>
                <text:p text:style-name="P1303">DATETIME</text:p>
              </text:list-item>
            </text:list>
          </table:table-cell>
          <table:table-cell table:style-name="表格61.A5" office:value-type="string">
            <text:list xml:id="list93044331161811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7554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55571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5403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56116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77475" text:continue-numbering="true" text:style-name="WW8Num2">
              <text:list-item>
                <text:p text:style-name="P1303">Create time</text:p>
              </text:list-item>
            </text:list>
          </table:table-cell>
          <table:table-cell table:style-name="表格61.A5" office:value-type="string">
            <text:list xml:id="list9304433115075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J5" table:number-columns-spanned="3" office:value-type="string">
            <text:list xml:id="list93044331167922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">
          <table:table-cell table:style-name="表格61.A5" office:value-type="string">
            <text:list xml:id="list93044331174573" text:continue-numbering="true" text:style-name="WW8Num2">
              <text:list-item>
                <text:p text:style-name="P1303">UUSERID</text:p>
              </text:list-item>
            </text:list>
          </table:table-cell>
          <table:table-cell table:style-name="表格61.A5" office:value-type="string">
            <text:list xml:id="list93044331159652" text:continue-numbering="true" text:style-name="WW8Num2">
              <text:list-item>
                <text:p text:style-name="P1303">VARCHAR</text:p>
              </text:list-item>
            </text:list>
          </table:table-cell>
          <table:table-cell table:style-name="表格61.A5" office:value-type="string">
            <text:list xml:id="list9304433115871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77471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58356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31160585" text:continue-numbering="true" text:style-name="WW8Num2">
              <text:list-item>
                <text:p text:style-name="P1303">24</text:p>
              </text:list-item>
            </text:list>
          </table:table-cell>
          <table:table-cell table:style-name="表格61.A5" office:value-type="string">
            <text:list xml:id="list93044347166526" text:continue-numbering="true" text:style-name="WW8Num2">
              <text:list-item>
                <text:p text:style-name="P1303">null</text:p>
              </text:list-item>
            </text:list>
          </table:table-cell>
          <table:table-cell table:style-name="表格61.A5" office:value-type="string">
            <text:list xml:id="list93044347159381" text:continue-numbering="true" text:style-name="WW8Num2">
              <text:list-item>
                <text:p text:style-name="P1303">Update date user</text:p>
              </text:list-item>
            </text:list>
          </table:table-cell>
          <table:table-cell table:style-name="表格61.A5" office:value-type="string">
            <text:list xml:id="list93044347150560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J5" table:number-columns-spanned="3" office:value-type="string">
            <text:list xml:id="list93044347180539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  <table:table-row table:style-name="表格61.14">
          <table:table-cell table:style-name="表格61.A5" office:value-type="string">
            <text:list xml:id="list93044347161571" text:continue-numbering="true" text:style-name="WW8Num2">
              <text:list-item>
                <text:p text:style-name="P1303">UDATE</text:p>
              </text:list-item>
            </text:list>
          </table:table-cell>
          <table:table-cell table:style-name="表格61.A5" office:value-type="string">
            <text:list xml:id="list93044347170608" text:continue-numbering="true" text:style-name="WW8Num2">
              <text:list-item>
                <text:p text:style-name="P1303">DATETIME</text:p>
              </text:list-item>
            </text:list>
          </table:table-cell>
          <table:table-cell table:style-name="表格61.A5" office:value-type="string">
            <text:list xml:id="list93044347168814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47174582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47172873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47162878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A5" office:value-type="string">
            <text:list xml:id="list93044347159619" text:continue-numbering="true" text:style-name="WW8Num2">
              <text:list-item>
                <text:p text:style-name="P1303">null</text:p>
              </text:list-item>
            </text:list>
          </table:table-cell>
          <table:table-cell table:style-name="表格61.A5" office:value-type="string">
            <text:list xml:id="list93044347160887" text:continue-numbering="true" text:style-name="WW8Num2">
              <text:list-item>
                <text:p text:style-name="P1303">Update time</text:p>
              </text:list-item>
            </text:list>
          </table:table-cell>
          <table:table-cell table:style-name="表格61.A5" office:value-type="string">
            <text:list xml:id="list93044347163267" text:continue-numbering="true" text:style-name="WW8Num2">
              <text:list-item>
                <text:p text:style-name="P1240"/>
              </text:list-item>
            </text:list>
          </table:table-cell>
          <table:table-cell table:style-name="表格61.J5" table:number-columns-spanned="3" office:value-type="string">
            <text:list xml:id="list93044347179220" text:continue-numbering="true" text:style-name="WW8Num2">
              <text:list-item>
                <text:p text:style-name="P880"/>
              </text:list-item>
            </text:list>
          </table:table-cell>
          <table:covered-table-cell/>
          <table:covered-table-cell/>
        </table:table-row>
      </table:table>
      <text:p text:style-name="P62"/>
      <text:p text:style-name="P64">如果 ROLE 是 'admin' 或 '*' 設定這個table 沒有意義 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list xml:id="list93044347182898" text:continue-numbering="true" text:style-name="WW8Num2">
        <text:list-item>
          <text:h text:style-name="P1513" text:outline-level="1"><text:bookmark-start text:name="__RefHeading__23963_88937974"/><text:soft-page-break/><text:span text:style-name="T92">QC</text:span><text:span text:style-name="T47">_</text:span><text:span text:style-name="T92">DATA_SOURCE_</text:span><text:span text:style-name="T94">DRIVER</text:span><text:bookmark-end text:name="__RefHeading__23963_88937974"/></text:h>
        </text:list-item>
      </text:list>
      <table:table table:name="表格53" table:style-name="表格53">
        <table:table-column table:style-name="表格53.A"/>
        <table:table-column table:style-name="表格53.B"/>
        <table:table-column table:style-name="表格53.C" table:number-columns-repeated="2"/>
        <table:table-column table:style-name="表格53.E" table:number-columns-repeated="3"/>
        <table:table-column table:style-name="表格53.H"/>
        <table:table-column table:style-name="表格53.I"/>
        <table:table-column table:style-name="表格53.J"/>
        <table:table-column table:style-name="表格53.K"/>
        <table:table-column table:style-name="表格53.L"/>
        <table:table-row table:style-name="表格53.1">
          <table:table-cell table:style-name="表格53.A1" office:value-type="string">
            <text:list xml:id="list93044347162710" text:continue-numbering="true" text:style-name="WW8Num2">
              <text:list-item>
                <text:p text:style-name="P1017">Project</text:p>
              </text:list-item>
            </text:list>
          </table:table-cell>
          <table:table-cell table:style-name="表格53.A1" table:number-columns-spanned="6" office:value-type="string">
            <text:list xml:id="list93044347158429" text:continue-numbering="true" text:style-name="WW8Num2">
              <text:list-item>
                <text:p text:style-name="P109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1" office:value-type="string">
            <text:list xml:id="list93044347167584" text:continue-numbering="true" text:style-name="WW8Num2">
              <text:list-item>
                <text:p text:style-name="P1017">Ver</text:p>
              </text:list-item>
            </text:list>
          </table:table-cell>
          <table:table-cell table:style-name="表格53.A1" office:value-type="string">
            <text:list xml:id="list93044347172416" text:continue-numbering="true" text:style-name="WW8Num2">
              <text:list-item>
                <text:p text:style-name="P1099">0.5</text:p>
              </text:list-item>
            </text:list>
          </table:table-cell>
          <table:table-cell table:style-name="表格53.J1" office:value-type="string">
            <text:list xml:id="list93044347177558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47163229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47170335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93044347174215" text:continue-numbering="true" text:style-name="WW8Num2">
              <text:list-item>
                <text:p text:style-name="P1017">Maintain</text:p>
              </text:list-item>
            </text:list>
          </table:table-cell>
          <table:table-cell table:style-name="表格53.A2" table:number-columns-spanned="6" office:value-type="string">
            <text:list xml:id="list93044347154107" text:continue-numbering="true" text:style-name="WW8Num2">
              <text:list-item>
                <text:p text:style-name="P109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93044347153161" text:continue-numbering="true" text:style-name="WW8Num2">
              <text:list-item>
                <text:p text:style-name="P1017">Date</text:p>
              </text:list-item>
            </text:list>
          </table:table-cell>
          <table:table-cell table:style-name="表格53.A2" office:value-type="string">
            <text:list xml:id="list93044347157455" text:continue-numbering="true" text:style-name="WW8Num2">
              <text:list-item>
                <text:p text:style-name="P1099">201<text:span text:style-name="T186">5</text:span>/<text:span text:style-name="T186">01</text:span>/<text:span text:style-name="T186">10</text:span></text:p>
              </text:list-item>
            </text:list>
          </table:table-cell>
          <table:table-cell table:style-name="表格53.J1" office:value-type="string">
            <text:list xml:id="list93044362179352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62170395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62182825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3.1">
          <table:table-cell table:style-name="表格53.A2" office:value-type="string">
            <text:list xml:id="list93044362163944" text:continue-numbering="true" text:style-name="WW8Num2">
              <text:list-item>
                <text:p text:style-name="P1017">Table</text:p>
              </text:list-item>
            </text:list>
          </table:table-cell>
          <table:table-cell table:style-name="表格53.A2" table:number-columns-spanned="6" office:value-type="string">
            <text:list xml:id="list93044362158180" text:continue-numbering="true" text:style-name="WW8Num2">
              <text:list-item>
                <text:p text:style-name="P1199">qc_data_source_<text:span text:style-name="T187">driv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3.A2" office:value-type="string">
            <text:list xml:id="list93044362171256" text:continue-numbering="true" text:style-name="WW8Num2">
              <text:list-item>
                <text:p text:style-name="P1017">DataBase</text:p>
              </text:list-item>
            </text:list>
          </table:table-cell>
          <table:table-cell table:style-name="表格53.A2" office:value-type="string">
            <text:list xml:id="list93044362178318" text:continue-numbering="true" text:style-name="WW8Num2">
              <text:list-item>
                <text:p text:style-name="P1099">bbcore</text:p>
              </text:list-item>
            </text:list>
          </table:table-cell>
          <table:table-cell table:style-name="表格53.J1" office:value-type="string">
            <text:list xml:id="list93044362163079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62166109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62179405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3.1">
          <table:table-cell table:style-name="表格53.A4" office:value-type="string">
            <text:list xml:id="list93044362176404" text:continue-numbering="true" text:style-name="WW8Num2">
              <text:list-item>
                <text:p text:style-name="P1017">Descript</text:p>
              </text:list-item>
            </text:list>
          </table:table-cell>
          <table:table-cell table:style-name="表格53.A4" table:number-columns-spanned="8" office:value-type="string">
            <text:list xml:id="list93044362172203" text:continue-numbering="true" text:style-name="WW8Num2">
              <text:list-item>
                <text:p text:style-name="P115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1" office:value-type="string">
            <text:list xml:id="list93044362177816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62174311" text:continue-numbering="true" text:style-name="WW8Num2">
              <text:list-item>
                <text:p text:style-name="P881"/>
              </text:list-item>
            </text:list>
          </table:table-cell>
          <table:table-cell table:style-name="表格53.K1" office:value-type="string">
            <text:list xml:id="list93044362151331" text:continue-numbering="true" text:style-name="WW8Num2">
              <text:list-item>
                <text:p text:style-name="P881"/>
              </text:list-item>
            </text:list>
          </table:table-cell>
        </table:table-row>
        <table:table-row table:style-name="表格53.1">
          <table:table-cell table:style-name="表格53.A5" table:number-columns-spanned="9" office:value-type="string">
            <text:list xml:id="list93044362153763" text:continue-numbering="true" text:style-name="WW8Num2">
              <text:list-item>
                <text:p text:style-name="P93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3.J5" table:number-columns-spanned="3" office:value-type="string">
            <text:list xml:id="list93044362175222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044362160054" text:continue-numbering="true" text:style-name="WW8Num2">
              <text:list-item>
                <text:p text:style-name="P1058">Field</text:p>
              </text:list-item>
            </text:list>
          </table:table-cell>
          <table:table-cell table:style-name="表格53.A5" office:value-type="string">
            <text:list xml:id="list93044362159420" text:continue-numbering="true" text:style-name="WW8Num2">
              <text:list-item>
                <text:p text:style-name="P1058">Datatype</text:p>
              </text:list-item>
            </text:list>
          </table:table-cell>
          <table:table-cell table:style-name="表格53.A5" office:value-type="string">
            <text:list xml:id="list93044362175495" text:continue-numbering="true" text:style-name="WW8Num2">
              <text:list-item>
                <text:p text:style-name="P1058">PK</text:p>
              </text:list-item>
            </text:list>
          </table:table-cell>
          <table:table-cell table:style-name="表格53.A5" office:value-type="string">
            <text:list xml:id="list93044362178947" text:continue-numbering="true" text:style-name="WW8Num2">
              <text:list-item>
                <text:p text:style-name="P1058">UK</text:p>
              </text:list-item>
            </text:list>
          </table:table-cell>
          <table:table-cell table:style-name="表格53.A5" office:value-type="string">
            <text:list xml:id="list93044362173348" text:continue-numbering="true" text:style-name="WW8Num2">
              <text:list-item>
                <text:p text:style-name="P1058">IDX</text:p>
              </text:list-item>
            </text:list>
          </table:table-cell>
          <table:table-cell table:style-name="表格53.A5" office:value-type="string">
            <text:list xml:id="list93044362171634" text:continue-numbering="true" text:style-name="WW8Num2">
              <text:list-item>
                <text:p text:style-name="P976"><text:span text:style-name="T2">S</text:span><text:span text:style-name="T3">IZE</text:span></text:p>
              </text:list-item>
            </text:list>
          </table:table-cell>
          <table:table-cell table:style-name="表格53.A5" office:value-type="string">
            <text:list xml:id="list93044362163111" text:continue-numbering="true" text:style-name="WW8Num2">
              <text:list-item>
                <text:p text:style-name="P976"><text:span text:style-name="T2">D</text:span><text:span text:style-name="T3">EF</text:span></text:p>
              </text:list-item>
            </text:list>
          </table:table-cell>
          <table:table-cell table:style-name="表格53.A5" office:value-type="string">
            <text:list xml:id="list93044362158750" text:continue-numbering="true" text:style-name="WW8Num2">
              <text:list-item>
                <text:p text:style-name="P1058">Description</text:p>
              </text:list-item>
            </text:list>
          </table:table-cell>
          <table:table-cell table:style-name="表格53.A5" office:value-type="string">
            <text:list xml:id="list93044362163109" text:continue-numbering="true" text:style-name="WW8Num2">
              <text:list-item>
                <text:p text:style-name="P1058">Remarks</text:p>
              </text:list-item>
            </text:list>
          </table:table-cell>
          <table:table-cell table:style-name="表格53.J5" table:number-columns-spanned="3" office:value-type="string">
            <text:list xml:id="list93044362160438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044362168129" text:continue-numbering="true" text:style-name="WW8Num2">
              <text:list-item>
                <text:p text:style-name="P1304">OID</text:p>
              </text:list-item>
            </text:list>
          </table:table-cell>
          <table:table-cell table:style-name="表格53.A5" office:value-type="string">
            <text:list xml:id="list93044362168027" text:continue-numbering="true" text:style-name="WW8Num2">
              <text:list-item>
                <text:p text:style-name="P1304">CHAR</text:p>
              </text:list-item>
            </text:list>
          </table:table-cell>
          <table:table-cell table:style-name="表格53.A5" office:value-type="string">
            <text:list xml:id="list93044362180880" text:continue-numbering="true" text:style-name="WW8Num2">
              <text:list-item>
                <text:p text:style-name="P1304">Y</text:p>
              </text:list-item>
            </text:list>
          </table:table-cell>
          <table:table-cell table:style-name="表格53.A5" office:value-type="string">
            <text:list xml:id="list9304436217160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62156535" text:continue-numbering="true" text:style-name="WW8Num2">
              <text:list-item>
                <text:p text:style-name="P1304"><text:s/></text:p>
              </text:list-item>
            </text:list>
          </table:table-cell>
          <table:table-cell table:style-name="表格53.A5" office:value-type="string">
            <text:list xml:id="list93044362179109" text:continue-numbering="true" text:style-name="WW8Num2">
              <text:list-item>
                <text:p text:style-name="P1304">36</text:p>
              </text:list-item>
            </text:list>
          </table:table-cell>
          <table:table-cell table:style-name="表格53.A5" office:value-type="string">
            <text:list xml:id="list93044362158125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62160843" text:continue-numbering="true" text:style-name="WW8Num2">
              <text:list-item>
                <text:p text:style-name="P1304">PK / UUID</text:p>
              </text:list-item>
            </text:list>
          </table:table-cell>
          <table:table-cell table:style-name="表格53.A5" office:value-type="string">
            <text:list xml:id="list93044362175359" text:continue-numbering="true" text:style-name="WW8Num2">
              <text:list-item>
                <text:p text:style-name="P1304">Default java UUID</text:p>
              </text:list-item>
            </text:list>
          </table:table-cell>
          <table:table-cell table:style-name="表格53.J5" table:number-columns-spanned="3" office:value-type="string">
            <text:list xml:id="list93044362161064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7">ID</text:p>
          </table:table-cell>
          <table:table-cell table:style-name="表格53.A8" office:value-type="string">
            <text:list xml:id="list93044362168463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528">Y</text:p>
          </table:table-cell>
          <table:table-cell table:style-name="表格53.A8" office:value-type="string">
            <text:p text:style-name="P837"/>
          </table:table-cell>
          <table:table-cell table:style-name="表格53.A8" office:value-type="string">
            <text:p text:style-name="P527">2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17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93044378177833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3">NAME</text:p>
          </table:table-cell>
          <table:table-cell table:style-name="表格53.A8" office:value-type="string">
            <text:list xml:id="list93044378165021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524"/>
          </table:table-cell>
          <table:table-cell table:style-name="表格53.A8" office:value-type="string">
            <text:p text:style-name="P837"/>
          </table:table-cell>
          <table:table-cell table:style-name="表格53.A8" office:value-type="string">
            <text:p text:style-name="P523">5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17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93044378171630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3">CLASS_<text:span text:style-name="T189">NAME</text:span></text:p>
          </table:table-cell>
          <table:table-cell table:style-name="表格53.A8" office:value-type="string">
            <text:list xml:id="list93044378155940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511"/>
          </table:table-cell>
          <table:table-cell table:style-name="表格53.A8" office:value-type="string">
            <text:p text:style-name="P832"/>
          </table:table-cell>
          <table:table-cell table:style-name="表格53.A8" office:value-type="string">
            <text:p text:style-name="P523">10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17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93044378153334" text:continue-numbering="true" text:style-name="WW8Num2">
              <text:list-item>
                <text:p text:style-name="P899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p text:style-name="P523">DESCRIPTION</text:p>
          </table:table-cell>
          <table:table-cell table:style-name="表格53.A8" office:value-type="string">
            <text:list xml:id="list93044378176206" text:continue-numbering="true" text:style-name="WW8Num2">
              <text:list-item>
                <text:p text:style-name="P1408">VARCHAR</text:p>
              </text:list-item>
            </text:list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483"/>
          </table:table-cell>
          <table:table-cell table:style-name="表格53.A8" office:value-type="string">
            <text:p text:style-name="P808"/>
          </table:table-cell>
          <table:table-cell table:style-name="表格53.A8" office:value-type="string">
            <text:p text:style-name="P523">500</text:p>
          </table:table-cell>
          <table:table-cell table:style-name="表格53.A8" office:value-type="string">
            <text:p text:style-name="P234"/>
          </table:table-cell>
          <table:table-cell table:style-name="表格53.A8" office:value-type="string">
            <text:p text:style-name="P731"/>
          </table:table-cell>
          <table:table-cell table:style-name="表格53.A8" office:value-type="string">
            <text:p text:style-name="P591"/>
          </table:table-cell>
          <table:table-cell table:style-name="表格53.J5" table:number-columns-spanned="3" office:value-type="string">
            <text:list xml:id="list93044378153031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8" office:value-type="string">
            <text:list xml:id="list93044378158474" text:continue-numbering="true" text:style-name="WW8Num2">
              <text:list-item>
                <text:p text:style-name="P1304">CUSERID</text:p>
              </text:list-item>
            </text:list>
          </table:table-cell>
          <table:table-cell table:style-name="表格53.A8" office:value-type="string">
            <text:list xml:id="list93044378166825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53.A8" office:value-type="string">
            <text:list xml:id="list9304437816083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8" office:value-type="string">
            <text:list xml:id="list93044378153583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8" office:value-type="string">
            <text:list xml:id="list9304437817142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8" office:value-type="string">
            <text:list xml:id="list93044378155368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53.A8" office:value-type="string">
            <text:list xml:id="list93044378161437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8" office:value-type="string">
            <text:list xml:id="list93044378173291" text:continue-numbering="true" text:style-name="WW8Num2">
              <text:list-item>
                <text:p text:style-name="P1304">Create data user</text:p>
              </text:list-item>
            </text:list>
          </table:table-cell>
          <table:table-cell table:style-name="表格53.A8" office:value-type="string">
            <text:list xml:id="list93044378156142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J5" table:number-columns-spanned="3" office:value-type="string">
            <text:list xml:id="list93044378170644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044378166726" text:continue-numbering="true" text:style-name="WW8Num2">
              <text:list-item>
                <text:p text:style-name="P1304">CDATE</text:p>
              </text:list-item>
            </text:list>
          </table:table-cell>
          <table:table-cell table:style-name="表格53.A5" office:value-type="string">
            <text:list xml:id="list93044378158772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53.A5" office:value-type="string">
            <text:list xml:id="list9304437815758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7754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62880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64887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5121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73591" text:continue-numbering="true" text:style-name="WW8Num2">
              <text:list-item>
                <text:p text:style-name="P1304">Create time</text:p>
              </text:list-item>
            </text:list>
          </table:table-cell>
          <table:table-cell table:style-name="表格53.A5" office:value-type="string">
            <text:list xml:id="list93044393172560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J5" table:number-columns-spanned="3" office:value-type="string">
            <text:list xml:id="list93044393159836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044393173057" text:continue-numbering="true" text:style-name="WW8Num2">
              <text:list-item>
                <text:p text:style-name="P1304">UUSERID</text:p>
              </text:list-item>
            </text:list>
          </table:table-cell>
          <table:table-cell table:style-name="表格53.A5" office:value-type="string">
            <text:list xml:id="list93044393179685" text:continue-numbering="true" text:style-name="WW8Num2">
              <text:list-item>
                <text:p text:style-name="P1304">VARCHAR</text:p>
              </text:list-item>
            </text:list>
          </table:table-cell>
          <table:table-cell table:style-name="表格53.A5" office:value-type="string">
            <text:list xml:id="list9304439315575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79238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56469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60468" text:continue-numbering="true" text:style-name="WW8Num2">
              <text:list-item>
                <text:p text:style-name="P1304">24</text:p>
              </text:list-item>
            </text:list>
          </table:table-cell>
          <table:table-cell table:style-name="表格53.A5" office:value-type="string">
            <text:list xml:id="list93044393154431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53.A5" office:value-type="string">
            <text:list xml:id="list93044393174874" text:continue-numbering="true" text:style-name="WW8Num2">
              <text:list-item>
                <text:p text:style-name="P1304">Update date user</text:p>
              </text:list-item>
            </text:list>
          </table:table-cell>
          <table:table-cell table:style-name="表格53.A5" office:value-type="string">
            <text:list xml:id="list93044393160615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J5" table:number-columns-spanned="3" office:value-type="string">
            <text:list xml:id="list93044393178516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  <table:table-row table:style-name="表格53.1">
          <table:table-cell table:style-name="表格53.A5" office:value-type="string">
            <text:list xml:id="list93044393161731" text:continue-numbering="true" text:style-name="WW8Num2">
              <text:list-item>
                <text:p text:style-name="P1304">UDATE</text:p>
              </text:list-item>
            </text:list>
          </table:table-cell>
          <table:table-cell table:style-name="表格53.A5" office:value-type="string">
            <text:list xml:id="list93044393165315" text:continue-numbering="true" text:style-name="WW8Num2">
              <text:list-item>
                <text:p text:style-name="P1304">DATETIME</text:p>
              </text:list-item>
            </text:list>
          </table:table-cell>
          <table:table-cell table:style-name="表格53.A5" office:value-type="string">
            <text:list xml:id="list93044393152071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52546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63344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65173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A5" office:value-type="string">
            <text:list xml:id="list93044393155625" text:continue-numbering="true" text:style-name="WW8Num2">
              <text:list-item>
                <text:p text:style-name="P1304">null</text:p>
              </text:list-item>
            </text:list>
          </table:table-cell>
          <table:table-cell table:style-name="表格53.A5" office:value-type="string">
            <text:list xml:id="list93044393179153" text:continue-numbering="true" text:style-name="WW8Num2">
              <text:list-item>
                <text:p text:style-name="P1304">Update time</text:p>
              </text:list-item>
            </text:list>
          </table:table-cell>
          <table:table-cell table:style-name="表格53.A5" office:value-type="string">
            <text:list xml:id="list93044393159423" text:continue-numbering="true" text:style-name="WW8Num2">
              <text:list-item>
                <text:p text:style-name="P1241"/>
              </text:list-item>
            </text:list>
          </table:table-cell>
          <table:table-cell table:style-name="表格53.J5" table:number-columns-spanned="3" office:value-type="string">
            <text:list xml:id="list93044393172529" text:continue-numbering="true" text:style-name="WW8Num2">
              <text:list-item>
                <text:p text:style-name="P881"/>
              </text:list-item>
            </text:list>
          </table:table-cell>
          <table:covered-table-cell/>
          <table:covered-table-cell/>
        </table:table-row>
      </table:table>
      <text:p text:style-name="P57"/>
      <text:p text:style-name="P56"/>
      <text:p text:style-name="P56"/>
      <text:list xml:id="list93044393165019" text:continue-numbering="true" text:style-name="WW8Num2">
        <text:list-item>
          <text:h text:style-name="P1514" text:outline-level="1"><text:bookmark-start text:name="__RefHeading__23965_88937974"/><text:span text:style-name="T92">QC</text:span><text:span text:style-name="T47">_</text:span><text:span text:style-name="T92">DATA_SOURCE_</text:span><text:span text:style-name="T93">CONF</text:span><text:bookmark-end text:name="__RefHeading__23965_88937974"/></text:h>
        </text:list-item>
      </text:list>
      <table:table table:name="表格52" table:style-name="表格52">
        <table:table-column table:style-name="表格52.A"/>
        <table:table-column table:style-name="表格52.B"/>
        <table:table-column table:style-name="表格52.C" table:number-columns-repeated="2"/>
        <table:table-column table:style-name="表格52.E" table:number-columns-repeated="3"/>
        <table:table-column table:style-name="表格52.H"/>
        <table:table-column table:style-name="表格52.I"/>
        <table:table-column table:style-name="表格52.J"/>
        <table:table-column table:style-name="表格52.K"/>
        <table:table-column table:style-name="表格52.L"/>
        <table:table-row table:style-name="表格52.1">
          <table:table-cell table:style-name="表格52.A1" office:value-type="string">
            <text:list xml:id="list93044393165707" text:continue-numbering="true" text:style-name="WW8Num2">
              <text:list-item>
                <text:p text:style-name="P1018">Project</text:p>
              </text:list-item>
            </text:list>
          </table:table-cell>
          <table:table-cell table:style-name="表格52.A1" table:number-columns-spanned="6" office:value-type="string">
            <text:list xml:id="list93044393155877" text:continue-numbering="true" text:style-name="WW8Num2">
              <text:list-item>
                <text:p text:style-name="P110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1" office:value-type="string">
            <text:list xml:id="list93044393182793" text:continue-numbering="true" text:style-name="WW8Num2">
              <text:list-item>
                <text:p text:style-name="P1018">Ver</text:p>
              </text:list-item>
            </text:list>
          </table:table-cell>
          <table:table-cell table:style-name="表格52.A1" office:value-type="string">
            <text:list xml:id="list93044393170998" text:continue-numbering="true" text:style-name="WW8Num2">
              <text:list-item>
                <text:p text:style-name="P1100">0.5</text:p>
              </text:list-item>
            </text:list>
          </table:table-cell>
          <table:table-cell table:style-name="表格52.J1" office:value-type="string">
            <text:list xml:id="list93044393159891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393162885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393180869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93044393156147" text:continue-numbering="true" text:style-name="WW8Num2">
              <text:list-item>
                <text:p text:style-name="P1018">Maintain</text:p>
              </text:list-item>
            </text:list>
          </table:table-cell>
          <table:table-cell table:style-name="表格52.A2" table:number-columns-spanned="6" office:value-type="string">
            <text:list xml:id="list93044393156300" text:continue-numbering="true" text:style-name="WW8Num2">
              <text:list-item>
                <text:p text:style-name="P110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93044393156611" text:continue-numbering="true" text:style-name="WW8Num2">
              <text:list-item>
                <text:p text:style-name="P1018">Date</text:p>
              </text:list-item>
            </text:list>
          </table:table-cell>
          <table:table-cell table:style-name="表格52.A2" office:value-type="string">
            <text:list xml:id="list93044393178180" text:continue-numbering="true" text:style-name="WW8Num2">
              <text:list-item>
                <text:p text:style-name="P1100">201<text:span text:style-name="T186">5</text:span>/<text:span text:style-name="T186">01</text:span>/<text:span text:style-name="T186">10</text:span></text:p>
              </text:list-item>
            </text:list>
          </table:table-cell>
          <table:table-cell table:style-name="表格52.J1" office:value-type="string">
            <text:list xml:id="list93044409151744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409175743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409173084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2.1">
          <table:table-cell table:style-name="表格52.A2" office:value-type="string">
            <text:list xml:id="list93044409180903" text:continue-numbering="true" text:style-name="WW8Num2">
              <text:list-item>
                <text:p text:style-name="P1018">Table</text:p>
              </text:list-item>
            </text:list>
          </table:table-cell>
          <table:table-cell table:style-name="表格52.A2" table:number-columns-spanned="6" office:value-type="string">
            <text:list xml:id="list93044409173331" text:continue-numbering="true" text:style-name="WW8Num2">
              <text:list-item>
                <text:p text:style-name="P1200">qc_data_source_<text:span text:style-name="T186">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2.A2" office:value-type="string">
            <text:list xml:id="list93044409151321" text:continue-numbering="true" text:style-name="WW8Num2">
              <text:list-item>
                <text:p text:style-name="P1018">DataBase</text:p>
              </text:list-item>
            </text:list>
          </table:table-cell>
          <table:table-cell table:style-name="表格52.A2" office:value-type="string">
            <text:list xml:id="list93044409162517" text:continue-numbering="true" text:style-name="WW8Num2">
              <text:list-item>
                <text:p text:style-name="P1100">bbcore</text:p>
              </text:list-item>
            </text:list>
          </table:table-cell>
          <table:table-cell table:style-name="表格52.J1" office:value-type="string">
            <text:list xml:id="list93044409155946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409163007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409154803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2.1">
          <table:table-cell table:style-name="表格52.A4" office:value-type="string">
            <text:list xml:id="list93044409166257" text:continue-numbering="true" text:style-name="WW8Num2">
              <text:list-item>
                <text:p text:style-name="P1018">Descript</text:p>
              </text:list-item>
            </text:list>
          </table:table-cell>
          <table:table-cell table:style-name="表格52.A4" table:number-columns-spanned="8" office:value-type="string">
            <text:list xml:id="list93044409175956" text:continue-numbering="true" text:style-name="WW8Num2">
              <text:list-item>
                <text:p text:style-name="P115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1" office:value-type="string">
            <text:list xml:id="list93044409181125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409169687" text:continue-numbering="true" text:style-name="WW8Num2">
              <text:list-item>
                <text:p text:style-name="P882"/>
              </text:list-item>
            </text:list>
          </table:table-cell>
          <table:table-cell table:style-name="表格52.K1" office:value-type="string">
            <text:list xml:id="list93044409182503" text:continue-numbering="true" text:style-name="WW8Num2">
              <text:list-item>
                <text:p text:style-name="P882"/>
              </text:list-item>
            </text:list>
          </table:table-cell>
        </table:table-row>
        <table:table-row table:style-name="表格52.1">
          <table:table-cell table:style-name="表格52.A5" table:number-columns-spanned="9" office:value-type="string">
            <text:list xml:id="list93044409154514" text:continue-numbering="true" text:style-name="WW8Num2">
              <text:list-item>
                <text:p text:style-name="P93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2.J5" table:number-columns-spanned="3" office:value-type="string">
            <text:list xml:id="list93044409156204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044409173823" text:continue-numbering="true" text:style-name="WW8Num2">
              <text:list-item>
                <text:p text:style-name="P1059">Field</text:p>
              </text:list-item>
            </text:list>
          </table:table-cell>
          <table:table-cell table:style-name="表格52.A5" office:value-type="string">
            <text:list xml:id="list93044409151891" text:continue-numbering="true" text:style-name="WW8Num2">
              <text:list-item>
                <text:p text:style-name="P1059">Datatype</text:p>
              </text:list-item>
            </text:list>
          </table:table-cell>
          <table:table-cell table:style-name="表格52.A5" office:value-type="string">
            <text:list xml:id="list93044409171999" text:continue-numbering="true" text:style-name="WW8Num2">
              <text:list-item>
                <text:p text:style-name="P1059">PK</text:p>
              </text:list-item>
            </text:list>
          </table:table-cell>
          <table:table-cell table:style-name="表格52.A5" office:value-type="string">
            <text:list xml:id="list93044409156627" text:continue-numbering="true" text:style-name="WW8Num2">
              <text:list-item>
                <text:p text:style-name="P1059">UK</text:p>
              </text:list-item>
            </text:list>
          </table:table-cell>
          <table:table-cell table:style-name="表格52.A5" office:value-type="string">
            <text:list xml:id="list93044409163999" text:continue-numbering="true" text:style-name="WW8Num2">
              <text:list-item>
                <text:p text:style-name="P1059">IDX</text:p>
              </text:list-item>
            </text:list>
          </table:table-cell>
          <table:table-cell table:style-name="表格52.A5" office:value-type="string">
            <text:list xml:id="list93044409182764" text:continue-numbering="true" text:style-name="WW8Num2">
              <text:list-item>
                <text:p text:style-name="P977"><text:span text:style-name="T2">S</text:span><text:span text:style-name="T3">IZE</text:span></text:p>
              </text:list-item>
            </text:list>
          </table:table-cell>
          <table:table-cell table:style-name="表格52.A5" office:value-type="string">
            <text:list xml:id="list93044409180710" text:continue-numbering="true" text:style-name="WW8Num2">
              <text:list-item>
                <text:p text:style-name="P977"><text:span text:style-name="T2">D</text:span><text:span text:style-name="T3">EF</text:span></text:p>
              </text:list-item>
            </text:list>
          </table:table-cell>
          <table:table-cell table:style-name="表格52.A5" office:value-type="string">
            <text:list xml:id="list93044409165255" text:continue-numbering="true" text:style-name="WW8Num2">
              <text:list-item>
                <text:p text:style-name="P1059">Description</text:p>
              </text:list-item>
            </text:list>
          </table:table-cell>
          <table:table-cell table:style-name="表格52.A5" office:value-type="string">
            <text:list xml:id="list93044409164454" text:continue-numbering="true" text:style-name="WW8Num2">
              <text:list-item>
                <text:p text:style-name="P1059">Remarks</text:p>
              </text:list-item>
            </text:list>
          </table:table-cell>
          <table:table-cell table:style-name="表格52.J5" table:number-columns-spanned="3" office:value-type="string">
            <text:list xml:id="list93044409169270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044409155243" text:continue-numbering="true" text:style-name="WW8Num2">
              <text:list-item>
                <text:p text:style-name="P1306">OID</text:p>
              </text:list-item>
            </text:list>
          </table:table-cell>
          <table:table-cell table:style-name="表格52.A5" office:value-type="string">
            <text:list xml:id="list93044409156689" text:continue-numbering="true" text:style-name="WW8Num2">
              <text:list-item>
                <text:p text:style-name="P1306">CHAR</text:p>
              </text:list-item>
            </text:list>
          </table:table-cell>
          <table:table-cell table:style-name="表格52.A5" office:value-type="string">
            <text:list xml:id="list93044409179393" text:continue-numbering="true" text:style-name="WW8Num2">
              <text:list-item>
                <text:p text:style-name="P1306">Y</text:p>
              </text:list-item>
            </text:list>
          </table:table-cell>
          <table:table-cell table:style-name="表格52.A5" office:value-type="string">
            <text:list xml:id="list9304440916728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09164839" text:continue-numbering="true" text:style-name="WW8Num2">
              <text:list-item>
                <text:p text:style-name="P1306"><text:s/></text:p>
              </text:list-item>
            </text:list>
          </table:table-cell>
          <table:table-cell table:style-name="表格52.A5" office:value-type="string">
            <text:list xml:id="list93044409179217" text:continue-numbering="true" text:style-name="WW8Num2">
              <text:list-item>
                <text:p text:style-name="P1306">36</text:p>
              </text:list-item>
            </text:list>
          </table:table-cell>
          <table:table-cell table:style-name="表格52.A5" office:value-type="string">
            <text:list xml:id="list9304440916425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09157041" text:continue-numbering="true" text:style-name="WW8Num2">
              <text:list-item>
                <text:p text:style-name="P1306">PK / UUID</text:p>
              </text:list-item>
            </text:list>
          </table:table-cell>
          <table:table-cell table:style-name="表格52.A5" office:value-type="string">
            <text:list xml:id="list93044409155762" text:continue-numbering="true" text:style-name="WW8Num2">
              <text:list-item>
                <text:p text:style-name="P1306">Default java UUID</text:p>
              </text:list-item>
            </text:list>
          </table:table-cell>
          <table:table-cell table:style-name="表格52.J5" table:number-columns-spanned="3" office:value-type="string">
            <text:list xml:id="list93044409159825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ID</text:p>
          </table:table-cell>
          <table:table-cell table:style-name="表格52.A8" office:value-type="string">
            <text:list xml:id="list93044409172415" text:continue-numbering="true" text:style-name="WW8Num2">
              <text:list-item>
                <text:p text:style-name="P1307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534">Y</text:p>
          </table:table-cell>
          <table:table-cell table:style-name="表格52.A8" office:value-type="string">
            <text:p text:style-name="P836"/>
          </table:table-cell>
          <table:table-cell table:style-name="表格52.A8" office:value-type="string">
            <text:p text:style-name="P533">2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16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25164167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7">NAME</text:p>
          </table:table-cell>
          <table:table-cell table:style-name="表格52.A8" office:value-type="string">
            <text:list xml:id="list93044425165606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504"/>
          </table:table-cell>
          <table:table-cell table:style-name="表格52.A8" office:value-type="string">
            <text:p text:style-name="P836"/>
          </table:table-cell>
          <table:table-cell table:style-name="表格52.A8" office:value-type="string">
            <text:p text:style-name="P527">1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16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25182867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27">DRIVER_ID</text:p>
          </table:table-cell>
          <table:table-cell table:style-name="表格52.A8" office:value-type="string">
            <text:list xml:id="list93044425162205" text:continue-numbering="true" text:style-name="WW8Num2">
              <text:list-item>
                <text:p text:style-name="P1305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510"/>
          </table:table-cell>
          <table:table-cell table:style-name="表格52.A8" office:value-type="string">
            <text:p text:style-name="P842">Y</text:p>
          </table:table-cell>
          <table:table-cell table:style-name="表格52.A8" office:value-type="string">
            <text:p text:style-name="P530">2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5">QC_DATA_SOURCE_DRIVER.ID</text:p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25154560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JDBC_URL</text:p>
          </table:table-cell>
          <table:table-cell table:style-name="表格52.A8" office:value-type="string">
            <text:list xml:id="list93044425167746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3">5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25174380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DB_ACCOUNT</text:p>
          </table:table-cell>
          <table:table-cell table:style-name="表格52.A8" office:value-type="string">
            <text:list xml:id="list93044425178062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2">5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25150453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DB_PASSWORD</text:p>
          </table:table-cell>
          <table:table-cell table:style-name="表格52.A8" office:value-type="string">
            <text:list xml:id="list93044425169548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3">1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40168597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p text:style-name="P533">DESCRIPTION</text:p>
          </table:table-cell>
          <table:table-cell table:style-name="表格52.A8" office:value-type="string">
            <text:list xml:id="list93044440161273" text:continue-numbering="true" text:style-name="WW8Num2">
              <text:list-item>
                <text:p text:style-name="P1409">VARCHAR</text:p>
              </text:list-item>
            </text:list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482"/>
          </table:table-cell>
          <table:table-cell table:style-name="表格52.A8" office:value-type="string">
            <text:p text:style-name="P807"/>
          </table:table-cell>
          <table:table-cell table:style-name="表格52.A8" office:value-type="string">
            <text:p text:style-name="P533">500</text:p>
          </table:table-cell>
          <table:table-cell table:style-name="表格52.A8" office:value-type="string">
            <text:p text:style-name="P233"/>
          </table:table-cell>
          <table:table-cell table:style-name="表格52.A8" office:value-type="string">
            <text:p text:style-name="P730"/>
          </table:table-cell>
          <table:table-cell table:style-name="表格52.A8" office:value-type="string">
            <text:p text:style-name="P590"/>
          </table:table-cell>
          <table:table-cell table:style-name="表格52.J5" table:number-columns-spanned="3" office:value-type="string">
            <text:list xml:id="list93044440179651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8" office:value-type="string">
            <text:list xml:id="list93044440155771" text:continue-numbering="true" text:style-name="WW8Num2">
              <text:list-item>
                <text:p text:style-name="P1306">CUSERID</text:p>
              </text:list-item>
            </text:list>
          </table:table-cell>
          <table:table-cell table:style-name="表格52.A8" office:value-type="string">
            <text:list xml:id="list93044440154176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52.A8" office:value-type="string">
            <text:list xml:id="list93044440169625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8" office:value-type="string">
            <text:list xml:id="list9304444017773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8" office:value-type="string">
            <text:list xml:id="list93044440173075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8" office:value-type="string">
            <text:list xml:id="list93044440152424" text:continue-numbering="true" text:style-name="WW8Num2">
              <text:list-item>
                <text:p text:style-name="P1306">24</text:p>
              </text:list-item>
            </text:list>
          </table:table-cell>
          <table:table-cell table:style-name="表格52.A8" office:value-type="string">
            <text:list xml:id="list9304444016320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8" office:value-type="string">
            <text:list xml:id="list93044440175996" text:continue-numbering="true" text:style-name="WW8Num2">
              <text:list-item>
                <text:p text:style-name="P1306">Create data user</text:p>
              </text:list-item>
            </text:list>
          </table:table-cell>
          <table:table-cell table:style-name="表格52.A8" office:value-type="string">
            <text:list xml:id="list9304444017985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J5" table:number-columns-spanned="3" office:value-type="string">
            <text:list xml:id="list93044440180396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044440168382" text:continue-numbering="true" text:style-name="WW8Num2">
              <text:list-item>
                <text:p text:style-name="P1306">CDATE</text:p>
              </text:list-item>
            </text:list>
          </table:table-cell>
          <table:table-cell table:style-name="表格52.A5" office:value-type="string">
            <text:list xml:id="list93044440174104" text:continue-numbering="true" text:style-name="WW8Num2">
              <text:list-item>
                <text:p text:style-name="P1306">DATETIME</text:p>
              </text:list-item>
            </text:list>
          </table:table-cell>
          <table:table-cell table:style-name="表格52.A5" office:value-type="string">
            <text:list xml:id="list9304444015393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6130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73780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61237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80561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56054" text:continue-numbering="true" text:style-name="WW8Num2">
              <text:list-item>
                <text:p text:style-name="P1306">Create time</text:p>
              </text:list-item>
            </text:list>
          </table:table-cell>
          <table:table-cell table:style-name="表格52.A5" office:value-type="string">
            <text:list xml:id="list9304444017716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J5" table:number-columns-spanned="3" office:value-type="string">
            <text:list xml:id="list93044440176253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044440161430" text:continue-numbering="true" text:style-name="WW8Num2">
              <text:list-item>
                <text:p text:style-name="P1306">UUSERID</text:p>
              </text:list-item>
            </text:list>
          </table:table-cell>
          <table:table-cell table:style-name="表格52.A5" office:value-type="string">
            <text:list xml:id="list93044440159052" text:continue-numbering="true" text:style-name="WW8Num2">
              <text:list-item>
                <text:p text:style-name="P1306">VARCHAR</text:p>
              </text:list-item>
            </text:list>
          </table:table-cell>
          <table:table-cell table:style-name="表格52.A5" office:value-type="string">
            <text:list xml:id="list9304444016296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8255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7774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40159909" text:continue-numbering="true" text:style-name="WW8Num2">
              <text:list-item>
                <text:p text:style-name="P1306">24</text:p>
              </text:list-item>
            </text:list>
          </table:table-cell>
          <table:table-cell table:style-name="表格52.A5" office:value-type="string">
            <text:list xml:id="list93044440167185" text:continue-numbering="true" text:style-name="WW8Num2">
              <text:list-item>
                <text:p text:style-name="P1306">null</text:p>
              </text:list-item>
            </text:list>
          </table:table-cell>
          <table:table-cell table:style-name="表格52.A5" office:value-type="string">
            <text:list xml:id="list93044440172384" text:continue-numbering="true" text:style-name="WW8Num2">
              <text:list-item>
                <text:p text:style-name="P1306">Update date user</text:p>
              </text:list-item>
            </text:list>
          </table:table-cell>
          <table:table-cell table:style-name="表格52.A5" office:value-type="string">
            <text:list xml:id="list9304444016503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J5" table:number-columns-spanned="3" office:value-type="string">
            <text:list xml:id="list93044440172878" text:continue-numbering="true" text:style-name="WW8Num2">
              <text:list-item>
                <text:p text:style-name="P882"/>
              </text:list-item>
            </text:list>
          </table:table-cell>
          <table:covered-table-cell/>
          <table:covered-table-cell/>
        </table:table-row>
        <table:table-row table:style-name="表格52.1">
          <table:table-cell table:style-name="表格52.A5" office:value-type="string">
            <text:list xml:id="list93044440176711" text:continue-numbering="true" text:style-name="WW8Num2">
              <text:list-item>
                <text:p text:style-name="P1306">UDATE</text:p>
              </text:list-item>
            </text:list>
          </table:table-cell>
          <table:table-cell table:style-name="表格52.A5" office:value-type="string">
            <text:list xml:id="list93044456178037" text:continue-numbering="true" text:style-name="WW8Num2">
              <text:list-item>
                <text:p text:style-name="P1306">DATETIME</text:p>
              </text:list-item>
            </text:list>
          </table:table-cell>
          <table:table-cell table:style-name="表格52.A5" office:value-type="string">
            <text:list xml:id="list93044456162190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56181896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56150848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56178642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A5" office:value-type="string">
            <text:list xml:id="list93044456152792" text:continue-numbering="true" text:style-name="WW8Num2">
              <text:list-item>
                <text:p text:style-name="P1306">null</text:p>
              </text:list-item>
            </text:list>
          </table:table-cell>
          <table:table-cell table:style-name="表格52.A5" office:value-type="string">
            <text:list xml:id="list93044456161986" text:continue-numbering="true" text:style-name="WW8Num2">
              <text:list-item>
                <text:p text:style-name="P1306">Update time</text:p>
              </text:list-item>
            </text:list>
          </table:table-cell>
          <table:table-cell table:style-name="表格52.A5" office:value-type="string">
            <text:list xml:id="list93044456174209" text:continue-numbering="true" text:style-name="WW8Num2">
              <text:list-item>
                <text:p text:style-name="P1242"/>
              </text:list-item>
            </text:list>
          </table:table-cell>
          <table:table-cell table:style-name="表格52.J5" table:number-columns-spanned="3" office:value-type="string">
            <text:p text:style-name="P12"/>
          </table:table-cell>
          <table:covered-table-cell/>
          <table:covered-table-cell/>
        </table:table-row>
      </table:table>
      <text:list xml:id="list93044456169856" text:continue-numbering="true" text:style-name="WW8Num2">
        <text:list-item>
          <text:h text:style-name="P1515" text:outline-level="1"><text:bookmark-start text:name="__RefHeading__23967_88937974"/><text:soft-page-break/><text:span text:style-name="T92">QC</text:span><text:span text:style-name="T47">_</text:span><text:span text:style-name="T95">DATA_QUERY</text:span><text:bookmark-end text:name="__RefHeading__23967_88937974"/></text:h>
        </text:list-item>
      </text:list>
      <table:table table:name="表格54" table:style-name="表格54">
        <table:table-column table:style-name="表格54.A"/>
        <table:table-column table:style-name="表格54.B"/>
        <table:table-column table:style-name="表格54.C" table:number-columns-repeated="2"/>
        <table:table-column table:style-name="表格54.E" table:number-columns-repeated="3"/>
        <table:table-column table:style-name="表格54.H"/>
        <table:table-column table:style-name="表格54.I"/>
        <table:table-column table:style-name="表格54.J"/>
        <table:table-column table:style-name="表格54.K"/>
        <table:table-column table:style-name="表格54.L"/>
        <table:table-row table:style-name="表格54.1">
          <table:table-cell table:style-name="表格54.A1" office:value-type="string">
            <text:list xml:id="list93044456171458" text:continue-numbering="true" text:style-name="WW8Num2">
              <text:list-item>
                <text:p text:style-name="P1019">Project</text:p>
              </text:list-item>
            </text:list>
          </table:table-cell>
          <table:table-cell table:style-name="表格54.A1" table:number-columns-spanned="6" office:value-type="string">
            <text:list xml:id="list93044456157549" text:continue-numbering="true" text:style-name="WW8Num2">
              <text:list-item>
                <text:p text:style-name="P110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1" office:value-type="string">
            <text:list xml:id="list93044456176777" text:continue-numbering="true" text:style-name="WW8Num2">
              <text:list-item>
                <text:p text:style-name="P1019">Ver</text:p>
              </text:list-item>
            </text:list>
          </table:table-cell>
          <table:table-cell table:style-name="表格54.A1" office:value-type="string">
            <text:list xml:id="list93044456155785" text:continue-numbering="true" text:style-name="WW8Num2">
              <text:list-item>
                <text:p text:style-name="P1101">0.5</text:p>
              </text:list-item>
            </text:list>
          </table:table-cell>
          <table:table-cell table:style-name="表格54.J1" office:value-type="string">
            <text:list xml:id="list93044456151929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52332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80640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93044456166576" text:continue-numbering="true" text:style-name="WW8Num2">
              <text:list-item>
                <text:p text:style-name="P1019">Maintain</text:p>
              </text:list-item>
            </text:list>
          </table:table-cell>
          <table:table-cell table:style-name="表格54.A2" table:number-columns-spanned="6" office:value-type="string">
            <text:list xml:id="list93044456156938" text:continue-numbering="true" text:style-name="WW8Num2">
              <text:list-item>
                <text:p text:style-name="P110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93044456170378" text:continue-numbering="true" text:style-name="WW8Num2">
              <text:list-item>
                <text:p text:style-name="P1019">Date</text:p>
              </text:list-item>
            </text:list>
          </table:table-cell>
          <table:table-cell table:style-name="表格54.A2" office:value-type="string">
            <text:list xml:id="list93044456181455" text:continue-numbering="true" text:style-name="WW8Num2">
              <text:list-item>
                <text:p text:style-name="P1101">201<text:span text:style-name="T186">5</text:span>/<text:span text:style-name="T186">01</text:span>/<text:span text:style-name="T186">10</text:span></text:p>
              </text:list-item>
            </text:list>
          </table:table-cell>
          <table:table-cell table:style-name="表格54.J1" office:value-type="string">
            <text:list xml:id="list93044456159327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71650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78897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4.1">
          <table:table-cell table:style-name="表格54.A2" office:value-type="string">
            <text:list xml:id="list93044456165424" text:continue-numbering="true" text:style-name="WW8Num2">
              <text:list-item>
                <text:p text:style-name="P1019">Table</text:p>
              </text:list-item>
            </text:list>
          </table:table-cell>
          <table:table-cell table:style-name="表格54.A2" table:number-columns-spanned="6" office:value-type="string">
            <text:list xml:id="list93044456167905" text:continue-numbering="true" text:style-name="WW8Num2">
              <text:list-item>
                <text:p text:style-name="P1201">qc_<text:span text:style-name="T188">data_query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4.A2" office:value-type="string">
            <text:list xml:id="list93044456166227" text:continue-numbering="true" text:style-name="WW8Num2">
              <text:list-item>
                <text:p text:style-name="P1019">DataBase</text:p>
              </text:list-item>
            </text:list>
          </table:table-cell>
          <table:table-cell table:style-name="表格54.A2" office:value-type="string">
            <text:list xml:id="list93044456166808" text:continue-numbering="true" text:style-name="WW8Num2">
              <text:list-item>
                <text:p text:style-name="P1101">bbcore</text:p>
              </text:list-item>
            </text:list>
          </table:table-cell>
          <table:table-cell table:style-name="表格54.J1" office:value-type="string">
            <text:list xml:id="list93044456156264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66097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66394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4.1">
          <table:table-cell table:style-name="表格54.A4" office:value-type="string">
            <text:list xml:id="list93044456166524" text:continue-numbering="true" text:style-name="WW8Num2">
              <text:list-item>
                <text:p text:style-name="P1019">Descript</text:p>
              </text:list-item>
            </text:list>
          </table:table-cell>
          <table:table-cell table:style-name="表格54.A4" table:number-columns-spanned="8" office:value-type="string">
            <text:list xml:id="list93044456170353" text:continue-numbering="true" text:style-name="WW8Num2">
              <text:list-item>
                <text:p text:style-name="P115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1" office:value-type="string">
            <text:list xml:id="list93044456173523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52799" text:continue-numbering="true" text:style-name="WW8Num2">
              <text:list-item>
                <text:p text:style-name="P883"/>
              </text:list-item>
            </text:list>
          </table:table-cell>
          <table:table-cell table:style-name="表格54.K1" office:value-type="string">
            <text:list xml:id="list93044456166739" text:continue-numbering="true" text:style-name="WW8Num2">
              <text:list-item>
                <text:p text:style-name="P883"/>
              </text:list-item>
            </text:list>
          </table:table-cell>
        </table:table-row>
        <table:table-row table:style-name="表格54.1">
          <table:table-cell table:style-name="表格54.A5" table:number-columns-spanned="9" office:value-type="string">
            <text:list xml:id="list93044456171165" text:continue-numbering="true" text:style-name="WW8Num2">
              <text:list-item>
                <text:p text:style-name="P93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4.J5" table:number-columns-spanned="3" office:value-type="string">
            <text:list xml:id="list93044456167042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044456150653" text:continue-numbering="true" text:style-name="WW8Num2">
              <text:list-item>
                <text:p text:style-name="P1060">Field</text:p>
              </text:list-item>
            </text:list>
          </table:table-cell>
          <table:table-cell table:style-name="表格54.A5" office:value-type="string">
            <text:list xml:id="list93044456175293" text:continue-numbering="true" text:style-name="WW8Num2">
              <text:list-item>
                <text:p text:style-name="P1060">Datatype</text:p>
              </text:list-item>
            </text:list>
          </table:table-cell>
          <table:table-cell table:style-name="表格54.A5" office:value-type="string">
            <text:list xml:id="list93044456163287" text:continue-numbering="true" text:style-name="WW8Num2">
              <text:list-item>
                <text:p text:style-name="P1060">PK</text:p>
              </text:list-item>
            </text:list>
          </table:table-cell>
          <table:table-cell table:style-name="表格54.A5" office:value-type="string">
            <text:list xml:id="list93044456163241" text:continue-numbering="true" text:style-name="WW8Num2">
              <text:list-item>
                <text:p text:style-name="P1060">UK</text:p>
              </text:list-item>
            </text:list>
          </table:table-cell>
          <table:table-cell table:style-name="表格54.A5" office:value-type="string">
            <text:list xml:id="list93044471166594" text:continue-numbering="true" text:style-name="WW8Num2">
              <text:list-item>
                <text:p text:style-name="P1060">IDX</text:p>
              </text:list-item>
            </text:list>
          </table:table-cell>
          <table:table-cell table:style-name="表格54.A5" office:value-type="string">
            <text:list xml:id="list93044471150523" text:continue-numbering="true" text:style-name="WW8Num2">
              <text:list-item>
                <text:p text:style-name="P978"><text:span text:style-name="T2">S</text:span><text:span text:style-name="T3">IZE</text:span></text:p>
              </text:list-item>
            </text:list>
          </table:table-cell>
          <table:table-cell table:style-name="表格54.A5" office:value-type="string">
            <text:list xml:id="list93044471156716" text:continue-numbering="true" text:style-name="WW8Num2">
              <text:list-item>
                <text:p text:style-name="P978"><text:span text:style-name="T2">D</text:span><text:span text:style-name="T3">EF</text:span></text:p>
              </text:list-item>
            </text:list>
          </table:table-cell>
          <table:table-cell table:style-name="表格54.A5" office:value-type="string">
            <text:list xml:id="list93044471165813" text:continue-numbering="true" text:style-name="WW8Num2">
              <text:list-item>
                <text:p text:style-name="P1060">Description</text:p>
              </text:list-item>
            </text:list>
          </table:table-cell>
          <table:table-cell table:style-name="表格54.A5" office:value-type="string">
            <text:list xml:id="list93044471170425" text:continue-numbering="true" text:style-name="WW8Num2">
              <text:list-item>
                <text:p text:style-name="P1060">Remarks</text:p>
              </text:list-item>
            </text:list>
          </table:table-cell>
          <table:table-cell table:style-name="表格54.J5" table:number-columns-spanned="3" office:value-type="string">
            <text:list xml:id="list93044471158469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044471174475" text:continue-numbering="true" text:style-name="WW8Num2">
              <text:list-item>
                <text:p text:style-name="P1308">OID</text:p>
              </text:list-item>
            </text:list>
          </table:table-cell>
          <table:table-cell table:style-name="表格54.A5" office:value-type="string">
            <text:list xml:id="list93044471179562" text:continue-numbering="true" text:style-name="WW8Num2">
              <text:list-item>
                <text:p text:style-name="P1308">CHAR</text:p>
              </text:list-item>
            </text:list>
          </table:table-cell>
          <table:table-cell table:style-name="表格54.A5" office:value-type="string">
            <text:list xml:id="list93044471171878" text:continue-numbering="true" text:style-name="WW8Num2">
              <text:list-item>
                <text:p text:style-name="P1308">Y</text:p>
              </text:list-item>
            </text:list>
          </table:table-cell>
          <table:table-cell table:style-name="表格54.A5" office:value-type="string">
            <text:list xml:id="list9304447117941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71165321" text:continue-numbering="true" text:style-name="WW8Num2">
              <text:list-item>
                <text:p text:style-name="P1308"><text:s/></text:p>
              </text:list-item>
            </text:list>
          </table:table-cell>
          <table:table-cell table:style-name="表格54.A5" office:value-type="string">
            <text:list xml:id="list93044471181462" text:continue-numbering="true" text:style-name="WW8Num2">
              <text:list-item>
                <text:p text:style-name="P1308">36</text:p>
              </text:list-item>
            </text:list>
          </table:table-cell>
          <table:table-cell table:style-name="表格54.A5" office:value-type="string">
            <text:list xml:id="list9304447116408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71150539" text:continue-numbering="true" text:style-name="WW8Num2">
              <text:list-item>
                <text:p text:style-name="P1308">PK / UUID</text:p>
              </text:list-item>
            </text:list>
          </table:table-cell>
          <table:table-cell table:style-name="表格54.A5" office:value-type="string">
            <text:list xml:id="list93044471158440" text:continue-numbering="true" text:style-name="WW8Num2">
              <text:list-item>
                <text:p text:style-name="P1308">Default java UUID</text:p>
              </text:list-item>
            </text:list>
          </table:table-cell>
          <table:table-cell table:style-name="表格54.J5" table:number-columns-spanned="3" office:value-type="string">
            <text:list xml:id="list93044471152195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25">NAME</text:p>
          </table:table-cell>
          <table:table-cell table:style-name="表格54.A8" office:value-type="string">
            <text:list xml:id="list93044471180488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537">Y</text:p>
          </table:table-cell>
          <table:table-cell table:style-name="表格54.A8" office:value-type="string">
            <text:p text:style-name="P838"/>
          </table:table-cell>
          <table:table-cell table:style-name="表格54.A8" office:value-type="string">
            <text:p text:style-name="P525">50</text:p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18"/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93044471159660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39">CONF</text:p>
          </table:table-cell>
          <table:table-cell table:style-name="表格54.A8" office:value-type="string">
            <text:list xml:id="list93044471161433" text:continue-numbering="true" text:style-name="WW8Num2">
              <text:list-item>
                <text:p text:style-name="P1309">VARCHAR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512"/>
          </table:table-cell>
          <table:table-cell table:style-name="表格54.A8" office:value-type="string">
            <text:p text:style-name="P842">Y</text:p>
          </table:table-cell>
          <table:table-cell table:style-name="表格54.A8" office:value-type="string">
            <text:p text:style-name="P541">20</text:p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37">QC_DATA_SOURCE_CONF.ID</text:p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93044471156913" text:continue-numbering="true" text:style-name="WW8Num2">
              <text:list-item>
                <text:p text:style-name="P900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0">QUERY_EXPRESSION</text:p>
          </table:table-cell>
          <table:table-cell table:style-name="表格54.A8" office:value-type="string">
            <text:list xml:id="list93044471171390" text:continue-numbering="true" text:style-name="WW8Num2">
              <text:list-item>
                <text:p text:style-name="P1412">BLOB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484"/>
          </table:table-cell>
          <table:table-cell table:style-name="表格54.A8" office:value-type="string">
            <text:p text:style-name="P809"/>
          </table:table-cell>
          <table:table-cell table:style-name="表格54.A8" office:value-type="string">
            <text:p text:style-name="P540"/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32"/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93044471164426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p text:style-name="P542">MAPPER_OID</text:p>
          </table:table-cell>
          <table:table-cell table:style-name="表格54.A8" office:value-type="string">
            <text:list xml:id="list93044487171263" text:continue-numbering="true" text:style-name="WW8Num2">
              <text:list-item>
                <text:p text:style-name="P1413">CHAR</text:p>
              </text:list-item>
            </text:list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484"/>
          </table:table-cell>
          <table:table-cell table:style-name="表格54.A8" office:value-type="string">
            <text:p text:style-name="P846">Y</text:p>
          </table:table-cell>
          <table:table-cell table:style-name="表格54.A8" office:value-type="string">
            <text:p text:style-name="P542">36</text:p>
          </table:table-cell>
          <table:table-cell table:style-name="表格54.A8" office:value-type="string">
            <text:p text:style-name="P235"/>
          </table:table-cell>
          <table:table-cell table:style-name="表格54.A8" office:value-type="string">
            <text:p text:style-name="P740">QC_DATA_QUERY_MAPPER.OID</text:p>
          </table:table-cell>
          <table:table-cell table:style-name="表格54.A8" office:value-type="string">
            <text:p text:style-name="P592"/>
          </table:table-cell>
          <table:table-cell table:style-name="表格54.J5" table:number-columns-spanned="3" office:value-type="string">
            <text:list xml:id="list93044487152643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8" office:value-type="string">
            <text:list xml:id="list93044487176184" text:continue-numbering="true" text:style-name="WW8Num2">
              <text:list-item>
                <text:p text:style-name="P1308">CUSERID</text:p>
              </text:list-item>
            </text:list>
          </table:table-cell>
          <table:table-cell table:style-name="表格54.A8" office:value-type="string">
            <text:list xml:id="list93044487167754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54.A8" office:value-type="string">
            <text:list xml:id="list9304448715992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8" office:value-type="string">
            <text:list xml:id="list93044487166457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8" office:value-type="string">
            <text:list xml:id="list93044487169801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8" office:value-type="string">
            <text:list xml:id="list93044487158336" text:continue-numbering="true" text:style-name="WW8Num2">
              <text:list-item>
                <text:p text:style-name="P1308">24</text:p>
              </text:list-item>
            </text:list>
          </table:table-cell>
          <table:table-cell table:style-name="表格54.A8" office:value-type="string">
            <text:list xml:id="list9304448717512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8" office:value-type="string">
            <text:list xml:id="list93044487161374" text:continue-numbering="true" text:style-name="WW8Num2">
              <text:list-item>
                <text:p text:style-name="P1308">Create data user</text:p>
              </text:list-item>
            </text:list>
          </table:table-cell>
          <table:table-cell table:style-name="表格54.A8" office:value-type="string">
            <text:list xml:id="list93044487157788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J5" table:number-columns-spanned="3" office:value-type="string">
            <text:list xml:id="list93044487157184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044487155567" text:continue-numbering="true" text:style-name="WW8Num2">
              <text:list-item>
                <text:p text:style-name="P1308">CDATE</text:p>
              </text:list-item>
            </text:list>
          </table:table-cell>
          <table:table-cell table:style-name="表格54.A5" office:value-type="string">
            <text:list xml:id="list93044487168579" text:continue-numbering="true" text:style-name="WW8Num2">
              <text:list-item>
                <text:p text:style-name="P1308">DATETIME</text:p>
              </text:list-item>
            </text:list>
          </table:table-cell>
          <table:table-cell table:style-name="表格54.A5" office:value-type="string">
            <text:list xml:id="list93044487160595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7054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5823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66763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7002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60802" text:continue-numbering="true" text:style-name="WW8Num2">
              <text:list-item>
                <text:p text:style-name="P1308">Create time</text:p>
              </text:list-item>
            </text:list>
          </table:table-cell>
          <table:table-cell table:style-name="表格54.A5" office:value-type="string">
            <text:list xml:id="list9304448717126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J5" table:number-columns-spanned="3" office:value-type="string">
            <text:list xml:id="list93044487156104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044487177197" text:continue-numbering="true" text:style-name="WW8Num2">
              <text:list-item>
                <text:p text:style-name="P1308">UUSERID</text:p>
              </text:list-item>
            </text:list>
          </table:table-cell>
          <table:table-cell table:style-name="表格54.A5" office:value-type="string">
            <text:list xml:id="list93044487163361" text:continue-numbering="true" text:style-name="WW8Num2">
              <text:list-item>
                <text:p text:style-name="P1308">VARCHAR</text:p>
              </text:list-item>
            </text:list>
          </table:table-cell>
          <table:table-cell table:style-name="表格54.A5" office:value-type="string">
            <text:list xml:id="list9304448717697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69830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5826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487169610" text:continue-numbering="true" text:style-name="WW8Num2">
              <text:list-item>
                <text:p text:style-name="P1308">24</text:p>
              </text:list-item>
            </text:list>
          </table:table-cell>
          <table:table-cell table:style-name="表格54.A5" office:value-type="string">
            <text:list xml:id="list93044487162990" text:continue-numbering="true" text:style-name="WW8Num2">
              <text:list-item>
                <text:p text:style-name="P1308">null</text:p>
              </text:list-item>
            </text:list>
          </table:table-cell>
          <table:table-cell table:style-name="表格54.A5" office:value-type="string">
            <text:list xml:id="list93044487179367" text:continue-numbering="true" text:style-name="WW8Num2">
              <text:list-item>
                <text:p text:style-name="P1308">Update date user</text:p>
              </text:list-item>
            </text:list>
          </table:table-cell>
          <table:table-cell table:style-name="表格54.A5" office:value-type="string">
            <text:list xml:id="list93044487182912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J5" table:number-columns-spanned="3" office:value-type="string">
            <text:list xml:id="list93044487166110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  <table:table-row table:style-name="表格54.1">
          <table:table-cell table:style-name="表格54.A5" office:value-type="string">
            <text:list xml:id="list93044487156282" text:continue-numbering="true" text:style-name="WW8Num2">
              <text:list-item>
                <text:p text:style-name="P1308">UDATE</text:p>
              </text:list-item>
            </text:list>
          </table:table-cell>
          <table:table-cell table:style-name="表格54.A5" office:value-type="string">
            <text:list xml:id="list93044487160303" text:continue-numbering="true" text:style-name="WW8Num2">
              <text:list-item>
                <text:p text:style-name="P1308">DATETIME</text:p>
              </text:list-item>
            </text:list>
          </table:table-cell>
          <table:table-cell table:style-name="表格54.A5" office:value-type="string">
            <text:list xml:id="list93044487171359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503179476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503174485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503176864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A5" office:value-type="string">
            <text:list xml:id="list93044503152965" text:continue-numbering="true" text:style-name="WW8Num2">
              <text:list-item>
                <text:p text:style-name="P1308">null</text:p>
              </text:list-item>
            </text:list>
          </table:table-cell>
          <table:table-cell table:style-name="表格54.A5" office:value-type="string">
            <text:list xml:id="list93044503160052" text:continue-numbering="true" text:style-name="WW8Num2">
              <text:list-item>
                <text:p text:style-name="P1308">Update time</text:p>
              </text:list-item>
            </text:list>
          </table:table-cell>
          <table:table-cell table:style-name="表格54.A5" office:value-type="string">
            <text:list xml:id="list93044503169407" text:continue-numbering="true" text:style-name="WW8Num2">
              <text:list-item>
                <text:p text:style-name="P1243"/>
              </text:list-item>
            </text:list>
          </table:table-cell>
          <table:table-cell table:style-name="表格54.J5" table:number-columns-spanned="3" office:value-type="string">
            <text:list xml:id="list93044503162313" text:continue-numbering="true" text:style-name="WW8Num2">
              <text:list-item>
                <text:p text:style-name="P883"/>
              </text:list-item>
            </text:list>
          </table:table-cell>
          <table:covered-table-cell/>
          <table:covered-table-cell/>
        </table:table-row>
      </table:table>
      <text:p text:style-name="P58"/>
      <text:p text:style-name="P58"/>
      <text:p text:style-name="P58"/>
      <text:list xml:id="list93044503159062" text:continue-numbering="true" text:style-name="WW8Num2">
        <text:list-item>
          <text:h text:style-name="P1516" text:outline-level="1"><text:bookmark-start text:name="__RefHeading__25322_72617355"/><text:span text:style-name="T92">QC</text:span><text:span text:style-name="T47">_</text:span><text:span text:style-name="T95">DATA_QUERY_</text:span><text:span text:style-name="T96">MAPPER</text:span><text:bookmark-end text:name="__RefHeading__25322_72617355"/></text:h>
        </text:list-item>
      </text:list>
      <table:table table:name="表格55" table:style-name="表格55">
        <table:table-column table:style-name="表格55.A"/>
        <table:table-column table:style-name="表格55.B"/>
        <table:table-column table:style-name="表格55.C" table:number-columns-repeated="2"/>
        <table:table-column table:style-name="表格55.E" table:number-columns-repeated="3"/>
        <table:table-column table:style-name="表格55.H"/>
        <table:table-column table:style-name="表格55.I"/>
        <table:table-column table:style-name="表格55.J"/>
        <table:table-column table:style-name="表格55.K"/>
        <table:table-column table:style-name="表格55.L"/>
        <table:table-row table:style-name="表格55.1">
          <table:table-cell table:style-name="表格55.A1" office:value-type="string">
            <text:list xml:id="list93044503176417" text:continue-numbering="true" text:style-name="WW8Num2">
              <text:list-item>
                <text:p text:style-name="P1020">Project</text:p>
              </text:list-item>
            </text:list>
          </table:table-cell>
          <table:table-cell table:style-name="表格55.A1" table:number-columns-spanned="6" office:value-type="string">
            <text:list xml:id="list93044503152088" text:continue-numbering="true" text:style-name="WW8Num2">
              <text:list-item>
                <text:p text:style-name="P110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1" office:value-type="string">
            <text:list xml:id="list93044503170458" text:continue-numbering="true" text:style-name="WW8Num2">
              <text:list-item>
                <text:p text:style-name="P1020">Ver</text:p>
              </text:list-item>
            </text:list>
          </table:table-cell>
          <table:table-cell table:style-name="表格55.A1" office:value-type="string">
            <text:list xml:id="list93044503177038" text:continue-numbering="true" text:style-name="WW8Num2">
              <text:list-item>
                <text:p text:style-name="P1102">0.5</text:p>
              </text:list-item>
            </text:list>
          </table:table-cell>
          <table:table-cell table:style-name="表格55.J1" office:value-type="string">
            <text:list xml:id="list93044503164022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80963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53116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93044503183079" text:continue-numbering="true" text:style-name="WW8Num2">
              <text:list-item>
                <text:p text:style-name="P1020">Maintain</text:p>
              </text:list-item>
            </text:list>
          </table:table-cell>
          <table:table-cell table:style-name="表格55.A2" table:number-columns-spanned="6" office:value-type="string">
            <text:list xml:id="list93044503158741" text:continue-numbering="true" text:style-name="WW8Num2">
              <text:list-item>
                <text:p text:style-name="P110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93044503173193" text:continue-numbering="true" text:style-name="WW8Num2">
              <text:list-item>
                <text:p text:style-name="P1020">Date</text:p>
              </text:list-item>
            </text:list>
          </table:table-cell>
          <table:table-cell table:style-name="表格55.A2" office:value-type="string">
            <text:list xml:id="list93044503169759" text:continue-numbering="true" text:style-name="WW8Num2">
              <text:list-item>
                <text:p text:style-name="P1102">201<text:span text:style-name="T186">5</text:span>/<text:span text:style-name="T186">01</text:span>/<text:span text:style-name="T186">13</text:span></text:p>
              </text:list-item>
            </text:list>
          </table:table-cell>
          <table:table-cell table:style-name="表格55.J1" office:value-type="string">
            <text:list xml:id="list93044503156284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60316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70977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5.1">
          <table:table-cell table:style-name="表格55.A2" office:value-type="string">
            <text:list xml:id="list93044503182515" text:continue-numbering="true" text:style-name="WW8Num2">
              <text:list-item>
                <text:p text:style-name="P1020">Table</text:p>
              </text:list-item>
            </text:list>
          </table:table-cell>
          <table:table-cell table:style-name="表格55.A2" table:number-columns-spanned="6" office:value-type="string">
            <text:list xml:id="list93044503157102" text:continue-numbering="true" text:style-name="WW8Num2">
              <text:list-item>
                <text:p text:style-name="P1202">qc_<text:span text:style-name="T188">data_query_map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5.A2" office:value-type="string">
            <text:list xml:id="list93044503163290" text:continue-numbering="true" text:style-name="WW8Num2">
              <text:list-item>
                <text:p text:style-name="P1020">DataBase</text:p>
              </text:list-item>
            </text:list>
          </table:table-cell>
          <table:table-cell table:style-name="表格55.A2" office:value-type="string">
            <text:list xml:id="list93044503170926" text:continue-numbering="true" text:style-name="WW8Num2">
              <text:list-item>
                <text:p text:style-name="P1102">bbcore</text:p>
              </text:list-item>
            </text:list>
          </table:table-cell>
          <table:table-cell table:style-name="表格55.J1" office:value-type="string">
            <text:list xml:id="list93044503178906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76199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55744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5.1">
          <table:table-cell table:style-name="表格55.A4" office:value-type="string">
            <text:list xml:id="list93044503181098" text:continue-numbering="true" text:style-name="WW8Num2">
              <text:list-item>
                <text:p text:style-name="P1020">Descript</text:p>
              </text:list-item>
            </text:list>
          </table:table-cell>
          <table:table-cell table:style-name="表格55.A4" table:number-columns-spanned="8" office:value-type="string">
            <text:list xml:id="list93044503168702" text:continue-numbering="true" text:style-name="WW8Num2">
              <text:list-item>
                <text:p text:style-name="P115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1" office:value-type="string">
            <text:list xml:id="list93044503164381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64698" text:continue-numbering="true" text:style-name="WW8Num2">
              <text:list-item>
                <text:p text:style-name="P884"/>
              </text:list-item>
            </text:list>
          </table:table-cell>
          <table:table-cell table:style-name="表格55.K1" office:value-type="string">
            <text:list xml:id="list93044503170818" text:continue-numbering="true" text:style-name="WW8Num2">
              <text:list-item>
                <text:p text:style-name="P884"/>
              </text:list-item>
            </text:list>
          </table:table-cell>
        </table:table-row>
        <table:table-row table:style-name="表格55.1">
          <table:table-cell table:style-name="表格55.A5" table:number-columns-spanned="9" office:value-type="string">
            <text:list xml:id="list93044503174688" text:continue-numbering="true" text:style-name="WW8Num2">
              <text:list-item>
                <text:p text:style-name="P93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5.J5" table:number-columns-spanned="3" office:value-type="string">
            <text:list xml:id="list93044503179066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044503181248" text:continue-numbering="true" text:style-name="WW8Num2">
              <text:list-item>
                <text:p text:style-name="P1061">Field</text:p>
              </text:list-item>
            </text:list>
          </table:table-cell>
          <table:table-cell table:style-name="表格55.A5" office:value-type="string">
            <text:list xml:id="list93044503151905" text:continue-numbering="true" text:style-name="WW8Num2">
              <text:list-item>
                <text:p text:style-name="P1061">Datatype</text:p>
              </text:list-item>
            </text:list>
          </table:table-cell>
          <table:table-cell table:style-name="表格55.A5" office:value-type="string">
            <text:list xml:id="list93044503156945" text:continue-numbering="true" text:style-name="WW8Num2">
              <text:list-item>
                <text:p text:style-name="P1061">PK</text:p>
              </text:list-item>
            </text:list>
          </table:table-cell>
          <table:table-cell table:style-name="表格55.A5" office:value-type="string">
            <text:list xml:id="list93044503173177" text:continue-numbering="true" text:style-name="WW8Num2">
              <text:list-item>
                <text:p text:style-name="P1061">UK</text:p>
              </text:list-item>
            </text:list>
          </table:table-cell>
          <table:table-cell table:style-name="表格55.A5" office:value-type="string">
            <text:list xml:id="list93044518175368" text:continue-numbering="true" text:style-name="WW8Num2">
              <text:list-item>
                <text:p text:style-name="P1061">IDX</text:p>
              </text:list-item>
            </text:list>
          </table:table-cell>
          <table:table-cell table:style-name="表格55.A5" office:value-type="string">
            <text:list xml:id="list93044518154737" text:continue-numbering="true" text:style-name="WW8Num2">
              <text:list-item>
                <text:p text:style-name="P979"><text:span text:style-name="T2">S</text:span><text:span text:style-name="T3">IZE</text:span></text:p>
              </text:list-item>
            </text:list>
          </table:table-cell>
          <table:table-cell table:style-name="表格55.A5" office:value-type="string">
            <text:list xml:id="list93044518154276" text:continue-numbering="true" text:style-name="WW8Num2">
              <text:list-item>
                <text:p text:style-name="P979"><text:span text:style-name="T2">D</text:span><text:span text:style-name="T3">EF</text:span></text:p>
              </text:list-item>
            </text:list>
          </table:table-cell>
          <table:table-cell table:style-name="表格55.A5" office:value-type="string">
            <text:list xml:id="list93044518181171" text:continue-numbering="true" text:style-name="WW8Num2">
              <text:list-item>
                <text:p text:style-name="P1061">Description</text:p>
              </text:list-item>
            </text:list>
          </table:table-cell>
          <table:table-cell table:style-name="表格55.A5" office:value-type="string">
            <text:list xml:id="list93044518164543" text:continue-numbering="true" text:style-name="WW8Num2">
              <text:list-item>
                <text:p text:style-name="P1061">Remarks</text:p>
              </text:list-item>
            </text:list>
          </table:table-cell>
          <table:table-cell table:style-name="表格55.J5" table:number-columns-spanned="3" office:value-type="string">
            <text:list xml:id="list93044518173919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044518156387" text:continue-numbering="true" text:style-name="WW8Num2">
              <text:list-item>
                <text:p text:style-name="P1310">OID</text:p>
              </text:list-item>
            </text:list>
          </table:table-cell>
          <table:table-cell table:style-name="表格55.A5" office:value-type="string">
            <text:list xml:id="list93044518165915" text:continue-numbering="true" text:style-name="WW8Num2">
              <text:list-item>
                <text:p text:style-name="P1310">CHAR</text:p>
              </text:list-item>
            </text:list>
          </table:table-cell>
          <table:table-cell table:style-name="表格55.A5" office:value-type="string">
            <text:list xml:id="list93044518152920" text:continue-numbering="true" text:style-name="WW8Num2">
              <text:list-item>
                <text:p text:style-name="P1310">Y</text:p>
              </text:list-item>
            </text:list>
          </table:table-cell>
          <table:table-cell table:style-name="表格55.A5" office:value-type="string">
            <text:list xml:id="list9304451817468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18154305" text:continue-numbering="true" text:style-name="WW8Num2">
              <text:list-item>
                <text:p text:style-name="P1310"><text:s/></text:p>
              </text:list-item>
            </text:list>
          </table:table-cell>
          <table:table-cell table:style-name="表格55.A5" office:value-type="string">
            <text:list xml:id="list93044518182823" text:continue-numbering="true" text:style-name="WW8Num2">
              <text:list-item>
                <text:p text:style-name="P1310">36</text:p>
              </text:list-item>
            </text:list>
          </table:table-cell>
          <table:table-cell table:style-name="表格55.A5" office:value-type="string">
            <text:list xml:id="list9304451816730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18169265" text:continue-numbering="true" text:style-name="WW8Num2">
              <text:list-item>
                <text:p text:style-name="P1310">PK / UUID</text:p>
              </text:list-item>
            </text:list>
          </table:table-cell>
          <table:table-cell table:style-name="表格55.A5" office:value-type="string">
            <text:list xml:id="list93044518177552" text:continue-numbering="true" text:style-name="WW8Num2">
              <text:list-item>
                <text:p text:style-name="P1310">Default java UUID</text:p>
              </text:list-item>
            </text:list>
          </table:table-cell>
          <table:table-cell table:style-name="表格55.J5" table:number-columns-spanned="3" office:value-type="string">
            <text:list xml:id="list93044518157745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26">NAME</text:p>
          </table:table-cell>
          <table:table-cell table:style-name="表格55.A8" office:value-type="string">
            <text:list xml:id="list93044518173891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55.A8" office:value-type="string">
            <text:p text:style-name="P236"/>
          </table:table-cell>
          <table:table-cell table:style-name="表格55.A8" office:value-type="string">
            <text:p text:style-name="P538">Y</text:p>
          </table:table-cell>
          <table:table-cell table:style-name="表格55.A8" office:value-type="string">
            <text:p text:style-name="P839"/>
          </table:table-cell>
          <table:table-cell table:style-name="表格55.A8" office:value-type="string">
            <text:p text:style-name="P526">50</text:p>
          </table:table-cell>
          <table:table-cell table:style-name="表格55.A8" office:value-type="string">
            <text:p text:style-name="P236"/>
          </table:table-cell>
          <table:table-cell table:style-name="表格55.A8" office:value-type="string">
            <text:p text:style-name="P719"/>
          </table:table-cell>
          <table:table-cell table:style-name="表格55.A8" office:value-type="string">
            <text:p text:style-name="P593"/>
          </table:table-cell>
          <table:table-cell table:style-name="表格55.J5" table:number-columns-spanned="3" office:value-type="string">
            <text:list xml:id="list93044518159394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p text:style-name="P544">DESCRIPTION</text:p>
          </table:table-cell>
          <table:table-cell table:style-name="表格55.A8" office:value-type="string">
            <text:list xml:id="list93044518175732" text:continue-numbering="true" text:style-name="WW8Num2">
              <text:list-item>
                <text:p text:style-name="P1311">VARCHAR</text:p>
              </text:list-item>
            </text:list>
          </table:table-cell>
          <table:table-cell table:style-name="表格55.A8" office:value-type="string">
            <text:p text:style-name="P236"/>
          </table:table-cell>
          <table:table-cell table:style-name="表格55.A8" office:value-type="string">
            <text:p text:style-name="P543"/>
          </table:table-cell>
          <table:table-cell table:style-name="表格55.A8" office:value-type="string">
            <text:p text:style-name="P843"/>
          </table:table-cell>
          <table:table-cell table:style-name="表格55.A8" office:value-type="string">
            <text:p text:style-name="P544">500</text:p>
          </table:table-cell>
          <table:table-cell table:style-name="表格55.A8" office:value-type="string">
            <text:p text:style-name="P545">null</text:p>
          </table:table-cell>
          <table:table-cell table:style-name="表格55.A8" office:value-type="string">
            <text:p text:style-name="P738"/>
          </table:table-cell>
          <table:table-cell table:style-name="表格55.A8" office:value-type="string">
            <text:p text:style-name="P593"/>
          </table:table-cell>
          <table:table-cell table:style-name="表格55.J5" table:number-columns-spanned="3" office:value-type="string">
            <text:list xml:id="list93044518164380" text:continue-numbering="true" text:style-name="WW8Num2">
              <text:list-item>
                <text:p text:style-name="P901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8" office:value-type="string">
            <text:list xml:id="list93044518167673" text:continue-numbering="true" text:style-name="WW8Num2">
              <text:list-item>
                <text:p text:style-name="P1310">CUSERID</text:p>
              </text:list-item>
            </text:list>
          </table:table-cell>
          <table:table-cell table:style-name="表格55.A8" office:value-type="string">
            <text:list xml:id="list93044518150869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55.A8" office:value-type="string">
            <text:list xml:id="list9304451817564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8" office:value-type="string">
            <text:list xml:id="list9304451817004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8" office:value-type="string">
            <text:list xml:id="list9304451815277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8" office:value-type="string">
            <text:list xml:id="list93044518167363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55.A8" office:value-type="string">
            <text:list xml:id="list9304451817833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8" office:value-type="string">
            <text:list xml:id="list93044518168301" text:continue-numbering="true" text:style-name="WW8Num2">
              <text:list-item>
                <text:p text:style-name="P1310">Create data user</text:p>
              </text:list-item>
            </text:list>
          </table:table-cell>
          <table:table-cell table:style-name="表格55.A8" office:value-type="string">
            <text:list xml:id="list93044518174605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J5" table:number-columns-spanned="3" office:value-type="string">
            <text:list xml:id="list93044534174465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044534161758" text:continue-numbering="true" text:style-name="WW8Num2">
              <text:list-item>
                <text:p text:style-name="P1310">CDATE</text:p>
              </text:list-item>
            </text:list>
          </table:table-cell>
          <table:table-cell table:style-name="表格55.A5" office:value-type="string">
            <text:list xml:id="list93044534158861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55.A5" office:value-type="string">
            <text:list xml:id="list93044534154973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68898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77608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72298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82386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79996" text:continue-numbering="true" text:style-name="WW8Num2">
              <text:list-item>
                <text:p text:style-name="P1310">Create time</text:p>
              </text:list-item>
            </text:list>
          </table:table-cell>
          <table:table-cell table:style-name="表格55.A5" office:value-type="string">
            <text:list xml:id="list93044534154409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J5" table:number-columns-spanned="3" office:value-type="string">
            <text:list xml:id="list93044534160467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044534156819" text:continue-numbering="true" text:style-name="WW8Num2">
              <text:list-item>
                <text:p text:style-name="P1310">UUSERID</text:p>
              </text:list-item>
            </text:list>
          </table:table-cell>
          <table:table-cell table:style-name="表格55.A5" office:value-type="string">
            <text:list xml:id="list93044534176271" text:continue-numbering="true" text:style-name="WW8Num2">
              <text:list-item>
                <text:p text:style-name="P1310">VARCHAR</text:p>
              </text:list-item>
            </text:list>
          </table:table-cell>
          <table:table-cell table:style-name="表格55.A5" office:value-type="string">
            <text:list xml:id="list9304453418191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79574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62080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81187" text:continue-numbering="true" text:style-name="WW8Num2">
              <text:list-item>
                <text:p text:style-name="P1310">24</text:p>
              </text:list-item>
            </text:list>
          </table:table-cell>
          <table:table-cell table:style-name="表格55.A5" office:value-type="string">
            <text:list xml:id="list93044534167846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55.A5" office:value-type="string">
            <text:list xml:id="list93044534162440" text:continue-numbering="true" text:style-name="WW8Num2">
              <text:list-item>
                <text:p text:style-name="P1310">Update date user</text:p>
              </text:list-item>
            </text:list>
          </table:table-cell>
          <table:table-cell table:style-name="表格55.A5" office:value-type="string">
            <text:list xml:id="list93044534170093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J5" table:number-columns-spanned="3" office:value-type="string">
            <text:list xml:id="list93044534165009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  <table:table-row table:style-name="表格55.1">
          <table:table-cell table:style-name="表格55.A5" office:value-type="string">
            <text:list xml:id="list93044534166492" text:continue-numbering="true" text:style-name="WW8Num2">
              <text:list-item>
                <text:p text:style-name="P1310">UDATE</text:p>
              </text:list-item>
            </text:list>
          </table:table-cell>
          <table:table-cell table:style-name="表格55.A5" office:value-type="string">
            <text:list xml:id="list93044534165703" text:continue-numbering="true" text:style-name="WW8Num2">
              <text:list-item>
                <text:p text:style-name="P1310">DATETIME</text:p>
              </text:list-item>
            </text:list>
          </table:table-cell>
          <table:table-cell table:style-name="表格55.A5" office:value-type="string">
            <text:list xml:id="list93044534155344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80677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71749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59102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A5" office:value-type="string">
            <text:list xml:id="list93044534174073" text:continue-numbering="true" text:style-name="WW8Num2">
              <text:list-item>
                <text:p text:style-name="P1310">null</text:p>
              </text:list-item>
            </text:list>
          </table:table-cell>
          <table:table-cell table:style-name="表格55.A5" office:value-type="string">
            <text:list xml:id="list93044534179490" text:continue-numbering="true" text:style-name="WW8Num2">
              <text:list-item>
                <text:p text:style-name="P1310">Update time</text:p>
              </text:list-item>
            </text:list>
          </table:table-cell>
          <table:table-cell table:style-name="表格55.A5" office:value-type="string">
            <text:list xml:id="list93044534182663" text:continue-numbering="true" text:style-name="WW8Num2">
              <text:list-item>
                <text:p text:style-name="P1244"/>
              </text:list-item>
            </text:list>
          </table:table-cell>
          <table:table-cell table:style-name="表格55.J5" table:number-columns-spanned="3" office:value-type="string">
            <text:list xml:id="list93044534177065" text:continue-numbering="true" text:style-name="WW8Num2">
              <text:list-item>
                <text:p text:style-name="P884"/>
              </text:list-item>
            </text:list>
          </table:table-cell>
          <table:covered-table-cell/>
          <table:covered-table-cell/>
        </table:table-row>
      </table:table>
      <text:p text:style-name="P59"/>
      <text:p text:style-name="P59"/>
      <text:p text:style-name="P59"/>
      <text:p text:style-name="P59"/>
      <text:list xml:id="list93044534175746" text:continue-numbering="true" text:style-name="WW8Num2">
        <text:list-item>
          <text:h text:style-name="P1517" text:outline-level="1"><text:bookmark-start text:name="__RefHeading__25744_471428104"/><text:soft-page-break/><text:span text:style-name="T92">QC</text:span><text:span text:style-name="T47">_</text:span><text:span text:style-name="T95">DATA_QUERY_</text:span><text:span text:style-name="T96">MAPPER_</text:span><text:span text:style-name="T97">SET</text:span><text:bookmark-end text:name="__RefHeading__25744_471428104"/></text:h>
        </text:list-item>
      </text:list>
      <table:table table:name="表格56" table:style-name="表格56">
        <table:table-column table:style-name="表格56.A"/>
        <table:table-column table:style-name="表格56.B"/>
        <table:table-column table:style-name="表格56.C" table:number-columns-repeated="2"/>
        <table:table-column table:style-name="表格56.E" table:number-columns-repeated="3"/>
        <table:table-column table:style-name="表格56.H"/>
        <table:table-column table:style-name="表格56.I"/>
        <table:table-column table:style-name="表格56.J"/>
        <table:table-column table:style-name="表格56.K"/>
        <table:table-column table:style-name="表格56.L"/>
        <table:table-row table:style-name="表格56.1">
          <table:table-cell table:style-name="表格56.A1" office:value-type="string">
            <text:list xml:id="list93044534171175" text:continue-numbering="true" text:style-name="WW8Num2">
              <text:list-item>
                <text:p text:style-name="P1021">Project</text:p>
              </text:list-item>
            </text:list>
          </table:table-cell>
          <table:table-cell table:style-name="表格56.A1" table:number-columns-spanned="6" office:value-type="string">
            <text:list xml:id="list93044534153304" text:continue-numbering="true" text:style-name="WW8Num2">
              <text:list-item>
                <text:p text:style-name="P110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1" office:value-type="string">
            <text:list xml:id="list93044534161882" text:continue-numbering="true" text:style-name="WW8Num2">
              <text:list-item>
                <text:p text:style-name="P1021">Ver</text:p>
              </text:list-item>
            </text:list>
          </table:table-cell>
          <table:table-cell table:style-name="表格56.A1" office:value-type="string">
            <text:list xml:id="list93044534182727" text:continue-numbering="true" text:style-name="WW8Num2">
              <text:list-item>
                <text:p text:style-name="P1103">0.5</text:p>
              </text:list-item>
            </text:list>
          </table:table-cell>
          <table:table-cell table:style-name="表格56.J1" office:value-type="string">
            <text:list xml:id="list93044534164113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34176174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54843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93044549179704" text:continue-numbering="true" text:style-name="WW8Num2">
              <text:list-item>
                <text:p text:style-name="P1021">Maintain</text:p>
              </text:list-item>
            </text:list>
          </table:table-cell>
          <table:table-cell table:style-name="表格56.A2" table:number-columns-spanned="6" office:value-type="string">
            <text:list xml:id="list93044549157089" text:continue-numbering="true" text:style-name="WW8Num2">
              <text:list-item>
                <text:p text:style-name="P110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93044549150615" text:continue-numbering="true" text:style-name="WW8Num2">
              <text:list-item>
                <text:p text:style-name="P1021">Date</text:p>
              </text:list-item>
            </text:list>
          </table:table-cell>
          <table:table-cell table:style-name="表格56.A2" office:value-type="string">
            <text:list xml:id="list93044549164629" text:continue-numbering="true" text:style-name="WW8Num2">
              <text:list-item>
                <text:p text:style-name="P1103">201<text:span text:style-name="T186">5</text:span>/<text:span text:style-name="T186">01</text:span>/<text:span text:style-name="T186">14</text:span></text:p>
              </text:list-item>
            </text:list>
          </table:table-cell>
          <table:table-cell table:style-name="表格56.J1" office:value-type="string">
            <text:list xml:id="list93044549152173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75391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70122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6.1">
          <table:table-cell table:style-name="表格56.A2" office:value-type="string">
            <text:list xml:id="list93044549172720" text:continue-numbering="true" text:style-name="WW8Num2">
              <text:list-item>
                <text:p text:style-name="P1021">Table</text:p>
              </text:list-item>
            </text:list>
          </table:table-cell>
          <table:table-cell table:style-name="表格56.A2" table:number-columns-spanned="6" office:value-type="string">
            <text:list xml:id="list93044549172601" text:continue-numbering="true" text:style-name="WW8Num2">
              <text:list-item>
                <text:p text:style-name="P1203">qc_<text:span text:style-name="T188">data_query_mapper_se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6.A2" office:value-type="string">
            <text:list xml:id="list93044549163871" text:continue-numbering="true" text:style-name="WW8Num2">
              <text:list-item>
                <text:p text:style-name="P1021">DataBase</text:p>
              </text:list-item>
            </text:list>
          </table:table-cell>
          <table:table-cell table:style-name="表格56.A2" office:value-type="string">
            <text:list xml:id="list93044549159134" text:continue-numbering="true" text:style-name="WW8Num2">
              <text:list-item>
                <text:p text:style-name="P1103">bbcore</text:p>
              </text:list-item>
            </text:list>
          </table:table-cell>
          <table:table-cell table:style-name="表格56.J1" office:value-type="string">
            <text:list xml:id="list93044549162172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54369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55779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6.1">
          <table:table-cell table:style-name="表格56.A4" office:value-type="string">
            <text:list xml:id="list93044549157050" text:continue-numbering="true" text:style-name="WW8Num2">
              <text:list-item>
                <text:p text:style-name="P1021">Descript</text:p>
              </text:list-item>
            </text:list>
          </table:table-cell>
          <table:table-cell table:style-name="表格56.A4" table:number-columns-spanned="8" office:value-type="string">
            <text:list xml:id="list93044549170768" text:continue-numbering="true" text:style-name="WW8Num2">
              <text:list-item>
                <text:p text:style-name="P1161">Pie chart 模式只能1對1 , 一個LABEL_FIELD 對一個VALUE_FIELD</text:p>
              </text:list-item>
              <text:list-item>
                <text:p text:style-name="P1162">Bar chart 或 Line chart<text:span text:style-name="T191">,</text:span> 一個LABEL_FIELD 能對多個VALUE_FIELD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1" office:value-type="string">
            <text:list xml:id="list93044549155151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69537" text:continue-numbering="true" text:style-name="WW8Num2">
              <text:list-item>
                <text:p text:style-name="P885"/>
              </text:list-item>
            </text:list>
          </table:table-cell>
          <table:table-cell table:style-name="表格56.K1" office:value-type="string">
            <text:list xml:id="list93044549173261" text:continue-numbering="true" text:style-name="WW8Num2">
              <text:list-item>
                <text:p text:style-name="P885"/>
              </text:list-item>
            </text:list>
          </table:table-cell>
        </table:table-row>
        <table:table-row table:style-name="表格56.1">
          <table:table-cell table:style-name="表格56.A5" table:number-columns-spanned="9" office:value-type="string">
            <text:list xml:id="list93044549156593" text:continue-numbering="true" text:style-name="WW8Num2">
              <text:list-item>
                <text:p text:style-name="P93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6.J5" table:number-columns-spanned="3" office:value-type="string">
            <text:list xml:id="list93044549161698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044549153959" text:continue-numbering="true" text:style-name="WW8Num2">
              <text:list-item>
                <text:p text:style-name="P1062">Field</text:p>
              </text:list-item>
            </text:list>
          </table:table-cell>
          <table:table-cell table:style-name="表格56.A5" office:value-type="string">
            <text:list xml:id="list93044549158975" text:continue-numbering="true" text:style-name="WW8Num2">
              <text:list-item>
                <text:p text:style-name="P1062">Datatype</text:p>
              </text:list-item>
            </text:list>
          </table:table-cell>
          <table:table-cell table:style-name="表格56.A5" office:value-type="string">
            <text:list xml:id="list93044549168565" text:continue-numbering="true" text:style-name="WW8Num2">
              <text:list-item>
                <text:p text:style-name="P1062">PK</text:p>
              </text:list-item>
            </text:list>
          </table:table-cell>
          <table:table-cell table:style-name="表格56.A5" office:value-type="string">
            <text:list xml:id="list93044549172168" text:continue-numbering="true" text:style-name="WW8Num2">
              <text:list-item>
                <text:p text:style-name="P1062">UK</text:p>
              </text:list-item>
            </text:list>
          </table:table-cell>
          <table:table-cell table:style-name="表格56.A5" office:value-type="string">
            <text:list xml:id="list93044549154972" text:continue-numbering="true" text:style-name="WW8Num2">
              <text:list-item>
                <text:p text:style-name="P1062">IDX</text:p>
              </text:list-item>
            </text:list>
          </table:table-cell>
          <table:table-cell table:style-name="表格56.A5" office:value-type="string">
            <text:list xml:id="list93044549166503" text:continue-numbering="true" text:style-name="WW8Num2">
              <text:list-item>
                <text:p text:style-name="P980"><text:span text:style-name="T2">S</text:span><text:span text:style-name="T3">IZE</text:span></text:p>
              </text:list-item>
            </text:list>
          </table:table-cell>
          <table:table-cell table:style-name="表格56.A5" office:value-type="string">
            <text:list xml:id="list93044549151207" text:continue-numbering="true" text:style-name="WW8Num2">
              <text:list-item>
                <text:p text:style-name="P980"><text:span text:style-name="T2">D</text:span><text:span text:style-name="T3">EF</text:span></text:p>
              </text:list-item>
            </text:list>
          </table:table-cell>
          <table:table-cell table:style-name="表格56.A5" office:value-type="string">
            <text:list xml:id="list93044549163311" text:continue-numbering="true" text:style-name="WW8Num2">
              <text:list-item>
                <text:p text:style-name="P1062">Description</text:p>
              </text:list-item>
            </text:list>
          </table:table-cell>
          <table:table-cell table:style-name="表格56.A5" office:value-type="string">
            <text:list xml:id="list93044549172392" text:continue-numbering="true" text:style-name="WW8Num2">
              <text:list-item>
                <text:p text:style-name="P1062">Remarks</text:p>
              </text:list-item>
            </text:list>
          </table:table-cell>
          <table:table-cell table:style-name="表格56.J5" table:number-columns-spanned="3" office:value-type="string">
            <text:list xml:id="list93044549160446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044549171118" text:continue-numbering="true" text:style-name="WW8Num2">
              <text:list-item>
                <text:p text:style-name="P1312">OID</text:p>
              </text:list-item>
            </text:list>
          </table:table-cell>
          <table:table-cell table:style-name="表格56.A5" office:value-type="string">
            <text:list xml:id="list93044549168825" text:continue-numbering="true" text:style-name="WW8Num2">
              <text:list-item>
                <text:p text:style-name="P1312">CHAR</text:p>
              </text:list-item>
            </text:list>
          </table:table-cell>
          <table:table-cell table:style-name="表格56.A5" office:value-type="string">
            <text:list xml:id="list93044549174710" text:continue-numbering="true" text:style-name="WW8Num2">
              <text:list-item>
                <text:p text:style-name="P1312">Y</text:p>
              </text:list-item>
            </text:list>
          </table:table-cell>
          <table:table-cell table:style-name="表格56.A5" office:value-type="string">
            <text:list xml:id="list9304454917403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49165034" text:continue-numbering="true" text:style-name="WW8Num2">
              <text:list-item>
                <text:p text:style-name="P1312"><text:s/></text:p>
              </text:list-item>
            </text:list>
          </table:table-cell>
          <table:table-cell table:style-name="表格56.A5" office:value-type="string">
            <text:list xml:id="list93044549154510" text:continue-numbering="true" text:style-name="WW8Num2">
              <text:list-item>
                <text:p text:style-name="P1312">36</text:p>
              </text:list-item>
            </text:list>
          </table:table-cell>
          <table:table-cell table:style-name="表格56.A5" office:value-type="string">
            <text:list xml:id="list9304454916642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49176769" text:continue-numbering="true" text:style-name="WW8Num2">
              <text:list-item>
                <text:p text:style-name="P1312">PK / UUID</text:p>
              </text:list-item>
            </text:list>
          </table:table-cell>
          <table:table-cell table:style-name="表格56.A5" office:value-type="string">
            <text:list xml:id="list93044549160799" text:continue-numbering="true" text:style-name="WW8Num2">
              <text:list-item>
                <text:p text:style-name="P1312">Default java UUID</text:p>
              </text:list-item>
            </text:list>
          </table:table-cell>
          <table:table-cell table:style-name="表格56.J5" table:number-columns-spanned="3" office:value-type="string">
            <text:list xml:id="list93044565178678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8">MAPPER_OID</text:p>
          </table:table-cell>
          <table:table-cell table:style-name="表格56.A8" office:value-type="string">
            <text:list xml:id="list93044565153294" text:continue-numbering="true" text:style-name="WW8Num2">
              <text:list-item>
                <text:p text:style-name="P1310">CHAR</text:p>
              </text:list-item>
            </text:list>
          </table:table-cell>
          <table:table-cell table:style-name="表格56.A8" office:value-type="string">
            <text:list xml:id="list93044565182750" text:continue-numbering="true" text:style-name="WW8Num2">
              <text:list-item>
                <text:p text:style-name="P1310"/>
              </text:list-item>
            </text:list>
          </table:table-cell>
          <table:table-cell table:style-name="表格56.A8" office:value-type="string">
            <text:list xml:id="list93044565169429" text:continue-numbering="true" text:style-name="WW8Num2">
              <text:list-item>
                <text:p text:style-name="P1414">Y</text:p>
              </text:list-item>
            </text:list>
          </table:table-cell>
          <table:table-cell table:style-name="表格56.A8" office:value-type="string">
            <text:list xml:id="list93044565162983" text:continue-numbering="true" text:style-name="WW8Num2">
              <text:list-item>
                <text:p text:style-name="P1310"><text:s/><text:span text:style-name="T190">Y</text:span></text:p>
              </text:list-item>
            </text:list>
          </table:table-cell>
          <table:table-cell table:style-name="表格56.A8" office:value-type="string">
            <text:list xml:id="list93044565162177" text:continue-numbering="true" text:style-name="WW8Num2">
              <text:list-item>
                <text:p text:style-name="P1310">36</text:p>
              </text:list-item>
            </text:list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741">QC_DATA_QUERY_MAPPER.OID</text:p>
          </table:table-cell>
          <table:table-cell table:style-name="表格56.A8" office:value-type="string">
            <text:p text:style-name="P594"/>
          </table:table-cell>
          <table:table-cell table:style-name="表格56.J5" table:number-columns-spanned="3" office:value-type="string">
            <text:list xml:id="list93044565162486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9">LABEL_FIELD</text:p>
          </table:table-cell>
          <table:table-cell table:style-name="表格56.A8" office:value-type="string">
            <text:list xml:id="list93044565175294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550">Y</text:p>
          </table:table-cell>
          <table:table-cell table:style-name="表格56.A8" office:value-type="string">
            <text:p text:style-name="P840"/>
          </table:table-cell>
          <table:table-cell table:style-name="表格56.A8" office:value-type="string">
            <text:p text:style-name="P549">50</text:p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720"/>
          </table:table-cell>
          <table:table-cell table:style-name="表格56.A8" office:value-type="string">
            <text:p text:style-name="P594"/>
          </table:table-cell>
          <table:table-cell table:style-name="表格56.J5" table:number-columns-spanned="3" office:value-type="string">
            <text:list xml:id="list93044565155355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p text:style-name="P549">VALUE_FIELD</text:p>
          </table:table-cell>
          <table:table-cell table:style-name="表格56.A8" office:value-type="string">
            <text:list xml:id="list93044565160850" text:continue-numbering="true" text:style-name="WW8Num2">
              <text:list-item>
                <text:p text:style-name="P1313">VARCHAR</text:p>
              </text:list-item>
            </text:list>
          </table:table-cell>
          <table:table-cell table:style-name="表格56.A8" office:value-type="string">
            <text:p text:style-name="P237"/>
          </table:table-cell>
          <table:table-cell table:style-name="表格56.A8" office:value-type="string">
            <text:p text:style-name="P551">Y</text:p>
          </table:table-cell>
          <table:table-cell table:style-name="表格56.A8" office:value-type="string">
            <text:p text:style-name="P844"/>
          </table:table-cell>
          <table:table-cell table:style-name="表格56.A8" office:value-type="string">
            <text:p text:style-name="P549">50</text:p>
          </table:table-cell>
          <table:table-cell table:style-name="表格56.A8" office:value-type="string">
            <text:p text:style-name="P546"/>
          </table:table-cell>
          <table:table-cell table:style-name="表格56.A8" office:value-type="string">
            <text:p text:style-name="P739"/>
          </table:table-cell>
          <table:table-cell table:style-name="表格56.A8" office:value-type="string">
            <text:p text:style-name="P594"/>
          </table:table-cell>
          <table:table-cell table:style-name="表格56.J5" table:number-columns-spanned="3" office:value-type="string">
            <text:list xml:id="list93044565156472" text:continue-numbering="true" text:style-name="WW8Num2">
              <text:list-item>
                <text:p text:style-name="P902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8" office:value-type="string">
            <text:list xml:id="list93044565176282" text:continue-numbering="true" text:style-name="WW8Num2">
              <text:list-item>
                <text:p text:style-name="P1312">CUSERID</text:p>
              </text:list-item>
            </text:list>
          </table:table-cell>
          <table:table-cell table:style-name="表格56.A8" office:value-type="string">
            <text:list xml:id="list93044565180838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6.A8" office:value-type="string">
            <text:list xml:id="list9304456516552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8" office:value-type="string">
            <text:list xml:id="list93044565153326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8" office:value-type="string">
            <text:list xml:id="list9304456517666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8" office:value-type="string">
            <text:list xml:id="list93044565168775" text:continue-numbering="true" text:style-name="WW8Num2">
              <text:list-item>
                <text:p text:style-name="P1312">24</text:p>
              </text:list-item>
            </text:list>
          </table:table-cell>
          <table:table-cell table:style-name="表格56.A8" office:value-type="string">
            <text:list xml:id="list93044565152102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8" office:value-type="string">
            <text:list xml:id="list93044565163571" text:continue-numbering="true" text:style-name="WW8Num2">
              <text:list-item>
                <text:p text:style-name="P1312">Create data user</text:p>
              </text:list-item>
            </text:list>
          </table:table-cell>
          <table:table-cell table:style-name="表格56.A8" office:value-type="string">
            <text:list xml:id="list93044565182846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J5" table:number-columns-spanned="3" office:value-type="string">
            <text:list xml:id="list93044565166269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044565157134" text:continue-numbering="true" text:style-name="WW8Num2">
              <text:list-item>
                <text:p text:style-name="P1312">CDATE</text:p>
              </text:list-item>
            </text:list>
          </table:table-cell>
          <table:table-cell table:style-name="表格56.A5" office:value-type="string">
            <text:list xml:id="list93044565182880" text:continue-numbering="true" text:style-name="WW8Num2">
              <text:list-item>
                <text:p text:style-name="P1312">DATETIME</text:p>
              </text:list-item>
            </text:list>
          </table:table-cell>
          <table:table-cell table:style-name="表格56.A5" office:value-type="string">
            <text:list xml:id="list9304456517025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6517948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5184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80999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6981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80383" text:continue-numbering="true" text:style-name="WW8Num2">
              <text:list-item>
                <text:p text:style-name="P1312">Create time</text:p>
              </text:list-item>
            </text:list>
          </table:table-cell>
          <table:table-cell table:style-name="表格56.A5" office:value-type="string">
            <text:list xml:id="list9304458117344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J5" table:number-columns-spanned="3" office:value-type="string">
            <text:list xml:id="list93044581170596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044581180233" text:continue-numbering="true" text:style-name="WW8Num2">
              <text:list-item>
                <text:p text:style-name="P1312">UUSERID</text:p>
              </text:list-item>
            </text:list>
          </table:table-cell>
          <table:table-cell table:style-name="表格56.A5" office:value-type="string">
            <text:list xml:id="list93044581177536" text:continue-numbering="true" text:style-name="WW8Num2">
              <text:list-item>
                <text:p text:style-name="P1312">VARCHAR</text:p>
              </text:list-item>
            </text:list>
          </table:table-cell>
          <table:table-cell table:style-name="表格56.A5" office:value-type="string">
            <text:list xml:id="list9304458116597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6456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52667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67686" text:continue-numbering="true" text:style-name="WW8Num2">
              <text:list-item>
                <text:p text:style-name="P1312">24</text:p>
              </text:list-item>
            </text:list>
          </table:table-cell>
          <table:table-cell table:style-name="表格56.A5" office:value-type="string">
            <text:list xml:id="list93044581178833" text:continue-numbering="true" text:style-name="WW8Num2">
              <text:list-item>
                <text:p text:style-name="P1312">null</text:p>
              </text:list-item>
            </text:list>
          </table:table-cell>
          <table:table-cell table:style-name="表格56.A5" office:value-type="string">
            <text:list xml:id="list93044581174328" text:continue-numbering="true" text:style-name="WW8Num2">
              <text:list-item>
                <text:p text:style-name="P1312">Update date user</text:p>
              </text:list-item>
            </text:list>
          </table:table-cell>
          <table:table-cell table:style-name="表格56.A5" office:value-type="string">
            <text:list xml:id="list93044581180123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J5" table:number-columns-spanned="3" office:value-type="string">
            <text:list xml:id="list93044581161631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  <table:table-row table:style-name="表格56.1">
          <table:table-cell table:style-name="表格56.A5" office:value-type="string">
            <text:list xml:id="list93044581178558" text:continue-numbering="true" text:style-name="WW8Num2">
              <text:list-item>
                <text:p text:style-name="P1312">UDATE</text:p>
              </text:list-item>
            </text:list>
          </table:table-cell>
          <table:table-cell table:style-name="表格56.A5" office:value-type="string">
            <text:list xml:id="list93044581156046" text:continue-numbering="true" text:style-name="WW8Num2">
              <text:list-item>
                <text:p text:style-name="P1312">DATETIME</text:p>
              </text:list-item>
            </text:list>
          </table:table-cell>
          <table:table-cell table:style-name="表格56.A5" office:value-type="string">
            <text:list xml:id="list9304458115513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66638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54815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55454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A5" office:value-type="string">
            <text:list xml:id="list93044581174811" text:continue-numbering="true" text:style-name="WW8Num2">
              <text:list-item>
                <text:p text:style-name="P1312">null</text:p>
              </text:list-item>
            </text:list>
          </table:table-cell>
          <table:table-cell table:style-name="表格56.A5" office:value-type="string">
            <text:list xml:id="list93044581155110" text:continue-numbering="true" text:style-name="WW8Num2">
              <text:list-item>
                <text:p text:style-name="P1312">Update time</text:p>
              </text:list-item>
            </text:list>
          </table:table-cell>
          <table:table-cell table:style-name="表格56.A5" office:value-type="string">
            <text:list xml:id="list93044581169360" text:continue-numbering="true" text:style-name="WW8Num2">
              <text:list-item>
                <text:p text:style-name="P1245"/>
              </text:list-item>
            </text:list>
          </table:table-cell>
          <table:table-cell table:style-name="表格56.J5" table:number-columns-spanned="3" office:value-type="string">
            <text:list xml:id="list93044581165092" text:continue-numbering="true" text:style-name="WW8Num2">
              <text:list-item>
                <text:p text:style-name="P885"/>
              </text:list-item>
            </text:list>
          </table:table-cell>
          <table:covered-table-cell/>
          <table:covered-table-cell/>
        </table:table-row>
      </table:table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list xml:id="list93044581170469" text:continue-numbering="true" text:style-name="WW8Num2">
        <text:list-item>
          <text:h text:style-name="P1518" text:outline-level="1"><text:bookmark-start text:name="__RefHeading__26121_455019284"/><text:soft-page-break/><text:span text:style-name="T92">QC</text:span><text:span text:style-name="T47">_</text:span><text:span text:style-name="T98">OLAP</text:span><text:span text:style-name="T92">_</text:span><text:span text:style-name="T93">CONF</text:span><text:bookmark-end text:name="__RefHeading__26121_455019284"/></text:h>
        </text:list-item>
      </text:list>
      <table:table table:name="表格57" table:style-name="表格57">
        <table:table-column table:style-name="表格57.A"/>
        <table:table-column table:style-name="表格57.B"/>
        <table:table-column table:style-name="表格57.C" table:number-columns-repeated="2"/>
        <table:table-column table:style-name="表格57.E" table:number-columns-repeated="3"/>
        <table:table-column table:style-name="表格57.H"/>
        <table:table-column table:style-name="表格57.I"/>
        <table:table-column table:style-name="表格57.J"/>
        <table:table-column table:style-name="表格57.K"/>
        <table:table-column table:style-name="表格57.L"/>
        <table:table-row table:style-name="表格57.1">
          <table:table-cell table:style-name="表格57.A1" office:value-type="string">
            <text:list xml:id="list93044596163864" text:continue-numbering="true" text:style-name="WW8Num2">
              <text:list-item>
                <text:p text:style-name="P1022">Project</text:p>
              </text:list-item>
            </text:list>
          </table:table-cell>
          <table:table-cell table:style-name="表格57.A1" table:number-columns-spanned="6" office:value-type="string">
            <text:list xml:id="list93044596176972" text:continue-numbering="true" text:style-name="WW8Num2">
              <text:list-item>
                <text:p text:style-name="P110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1" office:value-type="string">
            <text:list xml:id="list93044596174076" text:continue-numbering="true" text:style-name="WW8Num2">
              <text:list-item>
                <text:p text:style-name="P1022">Ver</text:p>
              </text:list-item>
            </text:list>
          </table:table-cell>
          <table:table-cell table:style-name="表格57.A1" office:value-type="string">
            <text:list xml:id="list93044596172025" text:continue-numbering="true" text:style-name="WW8Num2">
              <text:list-item>
                <text:p text:style-name="P1104">0.5</text:p>
              </text:list-item>
            </text:list>
          </table:table-cell>
          <table:table-cell table:style-name="表格57.J1" office:value-type="string">
            <text:list xml:id="list93044596160521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51858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53433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93044596175852" text:continue-numbering="true" text:style-name="WW8Num2">
              <text:list-item>
                <text:p text:style-name="P1022">Maintain</text:p>
              </text:list-item>
            </text:list>
          </table:table-cell>
          <table:table-cell table:style-name="表格57.A2" table:number-columns-spanned="6" office:value-type="string">
            <text:list xml:id="list93044596181832" text:continue-numbering="true" text:style-name="WW8Num2">
              <text:list-item>
                <text:p text:style-name="P110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93044596151913" text:continue-numbering="true" text:style-name="WW8Num2">
              <text:list-item>
                <text:p text:style-name="P1022">Date</text:p>
              </text:list-item>
            </text:list>
          </table:table-cell>
          <table:table-cell table:style-name="表格57.A2" office:value-type="string">
            <text:list xml:id="list93044596162331" text:continue-numbering="true" text:style-name="WW8Num2">
              <text:list-item>
                <text:p text:style-name="P1104">201<text:span text:style-name="T186">5</text:span>/<text:span text:style-name="T186">03</text:span>/<text:span text:style-name="T186">02</text:span></text:p>
              </text:list-item>
            </text:list>
          </table:table-cell>
          <table:table-cell table:style-name="表格57.J1" office:value-type="string">
            <text:list xml:id="list93044596174263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51038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66210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7.1">
          <table:table-cell table:style-name="表格57.A2" office:value-type="string">
            <text:list xml:id="list93044596154331" text:continue-numbering="true" text:style-name="WW8Num2">
              <text:list-item>
                <text:p text:style-name="P1022">Table</text:p>
              </text:list-item>
            </text:list>
          </table:table-cell>
          <table:table-cell table:style-name="表格57.A2" table:number-columns-spanned="6" office:value-type="string">
            <text:list xml:id="list93044596167381" text:continue-numbering="true" text:style-name="WW8Num2">
              <text:list-item>
                <text:p text:style-name="P1204">qc_<text:span text:style-name="T192">olap_conf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7.A2" office:value-type="string">
            <text:list xml:id="list93044596174023" text:continue-numbering="true" text:style-name="WW8Num2">
              <text:list-item>
                <text:p text:style-name="P1022">DataBase</text:p>
              </text:list-item>
            </text:list>
          </table:table-cell>
          <table:table-cell table:style-name="表格57.A2" office:value-type="string">
            <text:list xml:id="list93044596164542" text:continue-numbering="true" text:style-name="WW8Num2">
              <text:list-item>
                <text:p text:style-name="P1104">bbcore</text:p>
              </text:list-item>
            </text:list>
          </table:table-cell>
          <table:table-cell table:style-name="表格57.J1" office:value-type="string">
            <text:list xml:id="list93044596160552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5844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64288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7.1">
          <table:table-cell table:style-name="表格57.A4" office:value-type="string">
            <text:list xml:id="list93044596161616" text:continue-numbering="true" text:style-name="WW8Num2">
              <text:list-item>
                <text:p text:style-name="P1022">Descript</text:p>
              </text:list-item>
            </text:list>
          </table:table-cell>
          <table:table-cell table:style-name="表格57.A4" table:number-columns-spanned="8" office:value-type="string">
            <text:list xml:id="list93044596166711" text:continue-numbering="true" text:style-name="WW8Num2">
              <text:list-item>
                <text:p text:style-name="P115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1" office:value-type="string">
            <text:list xml:id="list93044596182705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5357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57.K1" office:value-type="string">
            <text:list xml:id="list93044596157667" text:continue-numbering="true" text:style-name="WW8Num2">
              <text:list-item>
                <text:p text:style-name="P886"/>
              </text:list-item>
            </text:list>
          </table:table-cell>
        </table:table-row>
        <table:table-row table:style-name="表格57.1">
          <table:table-cell table:style-name="表格57.A5" table:number-columns-spanned="9" office:value-type="string">
            <text:list xml:id="list93044596164310" text:continue-numbering="true" text:style-name="WW8Num2">
              <text:list-item>
                <text:p text:style-name="P94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7.J5" table:number-columns-spanned="3" office:value-type="string">
            <text:list xml:id="list93044596174342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044596170894" text:continue-numbering="true" text:style-name="WW8Num2">
              <text:list-item>
                <text:p text:style-name="P1063">Field</text:p>
              </text:list-item>
            </text:list>
          </table:table-cell>
          <table:table-cell table:style-name="表格57.A5" office:value-type="string">
            <text:list xml:id="list93044596161311" text:continue-numbering="true" text:style-name="WW8Num2">
              <text:list-item>
                <text:p text:style-name="P1063">Datatype</text:p>
              </text:list-item>
            </text:list>
          </table:table-cell>
          <table:table-cell table:style-name="表格57.A5" office:value-type="string">
            <text:list xml:id="list93044596151714" text:continue-numbering="true" text:style-name="WW8Num2">
              <text:list-item>
                <text:p text:style-name="P1063">PK</text:p>
              </text:list-item>
            </text:list>
          </table:table-cell>
          <table:table-cell table:style-name="表格57.A5" office:value-type="string">
            <text:list xml:id="list93044596180325" text:continue-numbering="true" text:style-name="WW8Num2">
              <text:list-item>
                <text:p text:style-name="P1063">UK</text:p>
              </text:list-item>
            </text:list>
          </table:table-cell>
          <table:table-cell table:style-name="表格57.A5" office:value-type="string">
            <text:list xml:id="list93044596162152" text:continue-numbering="true" text:style-name="WW8Num2">
              <text:list-item>
                <text:p text:style-name="P1063">IDX</text:p>
              </text:list-item>
            </text:list>
          </table:table-cell>
          <table:table-cell table:style-name="表格57.A5" office:value-type="string">
            <text:list xml:id="list93044596156392" text:continue-numbering="true" text:style-name="WW8Num2">
              <text:list-item>
                <text:p text:style-name="P981"><text:span text:style-name="T2">S</text:span><text:span text:style-name="T3">IZE</text:span></text:p>
              </text:list-item>
            </text:list>
          </table:table-cell>
          <table:table-cell table:style-name="表格57.A5" office:value-type="string">
            <text:list xml:id="list93044596172154" text:continue-numbering="true" text:style-name="WW8Num2">
              <text:list-item>
                <text:p text:style-name="P981"><text:span text:style-name="T2">D</text:span><text:span text:style-name="T3">EF</text:span></text:p>
              </text:list-item>
            </text:list>
          </table:table-cell>
          <table:table-cell table:style-name="表格57.A5" office:value-type="string">
            <text:list xml:id="list93044596168577" text:continue-numbering="true" text:style-name="WW8Num2">
              <text:list-item>
                <text:p text:style-name="P1063">Description</text:p>
              </text:list-item>
            </text:list>
          </table:table-cell>
          <table:table-cell table:style-name="表格57.A5" office:value-type="string">
            <text:list xml:id="list93044596176489" text:continue-numbering="true" text:style-name="WW8Num2">
              <text:list-item>
                <text:p text:style-name="P1063">Remarks</text:p>
              </text:list-item>
            </text:list>
          </table:table-cell>
          <table:table-cell table:style-name="表格57.J5" table:number-columns-spanned="3" office:value-type="string">
            <text:list xml:id="list93044596153128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044596164403" text:continue-numbering="true" text:style-name="WW8Num2">
              <text:list-item>
                <text:p text:style-name="P1314">OID</text:p>
              </text:list-item>
            </text:list>
          </table:table-cell>
          <table:table-cell table:style-name="表格57.A5" office:value-type="string">
            <text:list xml:id="list93044596168746" text:continue-numbering="true" text:style-name="WW8Num2">
              <text:list-item>
                <text:p text:style-name="P1314">CHAR</text:p>
              </text:list-item>
            </text:list>
          </table:table-cell>
          <table:table-cell table:style-name="表格57.A5" office:value-type="string">
            <text:list xml:id="list93044596177456" text:continue-numbering="true" text:style-name="WW8Num2">
              <text:list-item>
                <text:p text:style-name="P1314">Y</text:p>
              </text:list-item>
            </text:list>
          </table:table-cell>
          <table:table-cell table:style-name="表格57.A5" office:value-type="string">
            <text:list xml:id="list9304461215252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12171917" text:continue-numbering="true" text:style-name="WW8Num2">
              <text:list-item>
                <text:p text:style-name="P1314"><text:s/></text:p>
              </text:list-item>
            </text:list>
          </table:table-cell>
          <table:table-cell table:style-name="表格57.A5" office:value-type="string">
            <text:list xml:id="list93044612156785" text:continue-numbering="true" text:style-name="WW8Num2">
              <text:list-item>
                <text:p text:style-name="P1314">36</text:p>
              </text:list-item>
            </text:list>
          </table:table-cell>
          <table:table-cell table:style-name="表格57.A5" office:value-type="string">
            <text:list xml:id="list93044612163993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12164376" text:continue-numbering="true" text:style-name="WW8Num2">
              <text:list-item>
                <text:p text:style-name="P1314">PK / UUID</text:p>
              </text:list-item>
            </text:list>
          </table:table-cell>
          <table:table-cell table:style-name="表格57.A5" office:value-type="string">
            <text:list xml:id="list93044612161894" text:continue-numbering="true" text:style-name="WW8Num2">
              <text:list-item>
                <text:p text:style-name="P1314">Default java UUID</text:p>
              </text:list-item>
            </text:list>
          </table:table-cell>
          <table:table-cell table:style-name="表格57.J5" table:number-columns-spanned="3" office:value-type="string">
            <text:list xml:id="list93044612159501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6">ID</text:p>
          </table:table-cell>
          <table:table-cell table:style-name="表格57.A8" office:value-type="string">
            <text:list xml:id="list93044612155793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535">Y</text:p>
          </table:table-cell>
          <table:table-cell table:style-name="表格57.A8" office:value-type="string">
            <text:p text:style-name="P841"/>
          </table:table-cell>
          <table:table-cell table:style-name="表格57.A8" office:value-type="string">
            <text:p text:style-name="P536">2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21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93044612173325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29">NAME</text:p>
          </table:table-cell>
          <table:table-cell table:style-name="表格57.A8" office:value-type="string">
            <text:list xml:id="list93044612163886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505"/>
          </table:table-cell>
          <table:table-cell table:style-name="表格57.A8" office:value-type="string">
            <text:p text:style-name="P841"/>
          </table:table-cell>
          <table:table-cell table:style-name="表格57.A8" office:value-type="string">
            <text:p text:style-name="P529">10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21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93044612154109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52">JDBC_DRIVERS</text:p>
          </table:table-cell>
          <table:table-cell table:style-name="表格57.A8" office:value-type="string">
            <text:list xml:id="list93044612171049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513"/>
          </table:table-cell>
          <table:table-cell table:style-name="表格57.A8" office:value-type="string">
            <text:p text:style-name="P845"/>
          </table:table-cell>
          <table:table-cell table:style-name="表格57.A8" office:value-type="string">
            <text:p text:style-name="P531"><text:span text:style-name="T194">5</text:span>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36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93044612160589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6">JDBC_URL</text:p>
          </table:table-cell>
          <table:table-cell table:style-name="表格57.A8" office:value-type="string">
            <text:list xml:id="list93044612176027" text:continue-numbering="true" text:style-name="WW8Num2">
              <text:list-item>
                <text:p text:style-name="P1410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485"/>
          </table:table-cell>
          <table:table-cell table:style-name="表格57.A8" office:value-type="string">
            <text:p text:style-name="P810"/>
          </table:table-cell>
          <table:table-cell table:style-name="表格57.A8" office:value-type="string">
            <text:p text:style-name="P536">500</text:p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742">jdbc:mysql://localhost:3306/bbcore?user=root&amp;password=password&amp;useUnicode=true&amp;characterEncoding=utf8</text:p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93044612173423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p text:style-name="P536">DESCRIPTION</text:p>
          </table:table-cell>
          <table:table-cell table:style-name="表格57.A8" office:value-type="string">
            <text:list xml:id="list93044627177129" text:continue-numbering="true" text:style-name="WW8Num2">
              <text:list-item>
                <text:p text:style-name="P1410">VARCHAR</text:p>
              </text:list-item>
            </text:list>
          </table:table-cell>
          <table:table-cell table:style-name="表格57.A8" office:value-type="string">
            <text:p text:style-name="P238"/>
          </table:table-cell>
          <table:table-cell table:style-name="表格57.A8" office:value-type="string">
            <text:p text:style-name="P485"/>
          </table:table-cell>
          <table:table-cell table:style-name="表格57.A8" office:value-type="string">
            <text:p text:style-name="P810"/>
          </table:table-cell>
          <table:table-cell table:style-name="表格57.A8" office:value-type="string">
            <text:p text:style-name="P536">500</text:p>
          </table:table-cell>
          <table:table-cell table:style-name="表格57.A8" office:value-type="string">
            <text:p text:style-name="P547">null</text:p>
          </table:table-cell>
          <table:table-cell table:style-name="表格57.A8" office:value-type="string">
            <text:p text:style-name="P733"/>
          </table:table-cell>
          <table:table-cell table:style-name="表格57.A8" office:value-type="string">
            <text:p text:style-name="P595"/>
          </table:table-cell>
          <table:table-cell table:style-name="表格57.J5" table:number-columns-spanned="3" office:value-type="string">
            <text:list xml:id="list93044627174093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8" office:value-type="string">
            <text:list xml:id="list93044627155294" text:continue-numbering="true" text:style-name="WW8Num2">
              <text:list-item>
                <text:p text:style-name="P1314">CUSERID</text:p>
              </text:list-item>
            </text:list>
          </table:table-cell>
          <table:table-cell table:style-name="表格57.A8" office:value-type="string">
            <text:list xml:id="list93044627158945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7.A8" office:value-type="string">
            <text:list xml:id="list9304462717495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8" office:value-type="string">
            <text:list xml:id="list93044627161373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8" office:value-type="string">
            <text:list xml:id="list93044627162453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8" office:value-type="string">
            <text:list xml:id="list93044627169094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57.A8" office:value-type="string">
            <text:list xml:id="list9304462716821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8" office:value-type="string">
            <text:list xml:id="list93044627180652" text:continue-numbering="true" text:style-name="WW8Num2">
              <text:list-item>
                <text:p text:style-name="P1314">Create data user</text:p>
              </text:list-item>
            </text:list>
          </table:table-cell>
          <table:table-cell table:style-name="表格57.A8" office:value-type="string">
            <text:list xml:id="list9304462715891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J5" table:number-columns-spanned="3" office:value-type="string">
            <text:list xml:id="list93044627157163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044627178276" text:continue-numbering="true" text:style-name="WW8Num2">
              <text:list-item>
                <text:p text:style-name="P1314">CDATE</text:p>
              </text:list-item>
            </text:list>
          </table:table-cell>
          <table:table-cell table:style-name="表格57.A5" office:value-type="string">
            <text:list xml:id="list93044627180111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57.A5" office:value-type="string">
            <text:list xml:id="list9304462718150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5561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5411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57374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62980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79583" text:continue-numbering="true" text:style-name="WW8Num2">
              <text:list-item>
                <text:p text:style-name="P1314">Create time</text:p>
              </text:list-item>
            </text:list>
          </table:table-cell>
          <table:table-cell table:style-name="表格57.A5" office:value-type="string">
            <text:list xml:id="list93044627167545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J5" table:number-columns-spanned="3" office:value-type="string">
            <text:list xml:id="list93044627151391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044627157147" text:continue-numbering="true" text:style-name="WW8Num2">
              <text:list-item>
                <text:p text:style-name="P1314">UUSERID</text:p>
              </text:list-item>
            </text:list>
          </table:table-cell>
          <table:table-cell table:style-name="表格57.A5" office:value-type="string">
            <text:list xml:id="list93044627161993" text:continue-numbering="true" text:style-name="WW8Num2">
              <text:list-item>
                <text:p text:style-name="P1314">VARCHAR</text:p>
              </text:list-item>
            </text:list>
          </table:table-cell>
          <table:table-cell table:style-name="表格57.A5" office:value-type="string">
            <text:list xml:id="list9304462715335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57832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7073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50547" text:continue-numbering="true" text:style-name="WW8Num2">
              <text:list-item>
                <text:p text:style-name="P1314">24</text:p>
              </text:list-item>
            </text:list>
          </table:table-cell>
          <table:table-cell table:style-name="表格57.A5" office:value-type="string">
            <text:list xml:id="list93044627174272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57.A5" office:value-type="string">
            <text:list xml:id="list93044627173823" text:continue-numbering="true" text:style-name="WW8Num2">
              <text:list-item>
                <text:p text:style-name="P1314">Update date user</text:p>
              </text:list-item>
            </text:list>
          </table:table-cell>
          <table:table-cell table:style-name="表格57.A5" office:value-type="string">
            <text:list xml:id="list9304462716438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J5" table:number-columns-spanned="3" office:value-type="string">
            <text:list xml:id="list93044627161540" text:continue-numbering="true" text:style-name="WW8Num2">
              <text:list-item>
                <text:p text:style-name="P886"/>
              </text:list-item>
            </text:list>
          </table:table-cell>
          <table:covered-table-cell/>
          <table:covered-table-cell/>
        </table:table-row>
        <table:table-row table:style-name="表格57.1">
          <table:table-cell table:style-name="表格57.A5" office:value-type="string">
            <text:list xml:id="list93044627175531" text:continue-numbering="true" text:style-name="WW8Num2">
              <text:list-item>
                <text:p text:style-name="P1314">UDATE</text:p>
              </text:list-item>
            </text:list>
          </table:table-cell>
          <table:table-cell table:style-name="表格57.A5" office:value-type="string">
            <text:list xml:id="list93044627168260" text:continue-numbering="true" text:style-name="WW8Num2">
              <text:list-item>
                <text:p text:style-name="P1314">DATETIME</text:p>
              </text:list-item>
            </text:list>
          </table:table-cell>
          <table:table-cell table:style-name="表格57.A5" office:value-type="string">
            <text:list xml:id="list93044627178558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27182963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43176279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43150737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A5" office:value-type="string">
            <text:list xml:id="list93044643163621" text:continue-numbering="true" text:style-name="WW8Num2">
              <text:list-item>
                <text:p text:style-name="P1314">null</text:p>
              </text:list-item>
            </text:list>
          </table:table-cell>
          <table:table-cell table:style-name="表格57.A5" office:value-type="string">
            <text:list xml:id="list93044643180495" text:continue-numbering="true" text:style-name="WW8Num2">
              <text:list-item>
                <text:p text:style-name="P1314">Update time</text:p>
              </text:list-item>
            </text:list>
          </table:table-cell>
          <table:table-cell table:style-name="表格57.A5" office:value-type="string">
            <text:list xml:id="list93044643157386" text:continue-numbering="true" text:style-name="WW8Num2">
              <text:list-item>
                <text:p text:style-name="P1246"/>
              </text:list-item>
            </text:list>
          </table:table-cell>
          <table:table-cell table:style-name="表格57.J5" table:number-columns-spanned="3" office:value-type="string">
            <text:p text:style-name="P13"/>
          </table:table-cell>
          <table:covered-table-cell/>
          <table:covered-table-cell/>
        </table:table-row>
      </table:table>
      <text:h text:style-name="P1471" text:outline-level="1"/>
      <text:list xml:id="list93044643168096" text:continue-numbering="true" text:style-name="WW8Num2">
        <text:list-item>
          <text:h text:style-name="P1519" text:outline-level="1"><text:bookmark-start text:name="__RefHeading__26123_455019284"/><text:span text:style-name="T92">QC</text:span><text:span text:style-name="T47">_</text:span><text:span text:style-name="T98">OLAP</text:span><text:span text:style-name="T92">_</text:span><text:span text:style-name="T99">CATALOG</text:span><text:bookmark-end text:name="__RefHeading__26123_455019284"/></text:h>
        </text:list-item>
      </text:list>
      <table:table table:name="表格58" table:style-name="表格58">
        <table:table-column table:style-name="表格58.A"/>
        <table:table-column table:style-name="表格58.B"/>
        <table:table-column table:style-name="表格58.C" table:number-columns-repeated="2"/>
        <table:table-column table:style-name="表格58.E" table:number-columns-repeated="3"/>
        <table:table-column table:style-name="表格58.H"/>
        <table:table-column table:style-name="表格58.I"/>
        <table:table-column table:style-name="表格58.J"/>
        <table:table-column table:style-name="表格58.K"/>
        <table:table-column table:style-name="表格58.L"/>
        <table:table-row table:style-name="表格58.1">
          <table:table-cell table:style-name="表格58.A1" office:value-type="string">
            <text:list xml:id="list93044643158140" text:continue-numbering="true" text:style-name="WW8Num2">
              <text:list-item>
                <text:p text:style-name="P1023">Project</text:p>
              </text:list-item>
            </text:list>
          </table:table-cell>
          <table:table-cell table:style-name="表格58.A1" table:number-columns-spanned="6" office:value-type="string">
            <text:list xml:id="list93044643172927" text:continue-numbering="true" text:style-name="WW8Num2">
              <text:list-item>
                <text:p text:style-name="P110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1" office:value-type="string">
            <text:list xml:id="list93044643166945" text:continue-numbering="true" text:style-name="WW8Num2">
              <text:list-item>
                <text:p text:style-name="P1023">Ver</text:p>
              </text:list-item>
            </text:list>
          </table:table-cell>
          <table:table-cell table:style-name="表格58.A1" office:value-type="string">
            <text:list xml:id="list93044643172270" text:continue-numbering="true" text:style-name="WW8Num2">
              <text:list-item>
                <text:p text:style-name="P1105">0.5</text:p>
              </text:list-item>
            </text:list>
          </table:table-cell>
          <table:table-cell table:style-name="表格58.J1" office:value-type="string">
            <text:list xml:id="list9304464316514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65061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65215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93044643178239" text:continue-numbering="true" text:style-name="WW8Num2">
              <text:list-item>
                <text:p text:style-name="P1023">Maintain</text:p>
              </text:list-item>
            </text:list>
          </table:table-cell>
          <table:table-cell table:style-name="表格58.A2" table:number-columns-spanned="6" office:value-type="string">
            <text:list xml:id="list93044643173895" text:continue-numbering="true" text:style-name="WW8Num2">
              <text:list-item>
                <text:p text:style-name="P110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93044643168488" text:continue-numbering="true" text:style-name="WW8Num2">
              <text:list-item>
                <text:p text:style-name="P1023">Date</text:p>
              </text:list-item>
            </text:list>
          </table:table-cell>
          <table:table-cell table:style-name="表格58.A2" office:value-type="string">
            <text:list xml:id="list93044643163013" text:continue-numbering="true" text:style-name="WW8Num2">
              <text:list-item>
                <text:p text:style-name="P1105">201<text:span text:style-name="T186">5</text:span>/<text:span text:style-name="T186">03</text:span>/<text:span text:style-name="T186">02</text:span></text:p>
              </text:list-item>
            </text:list>
          </table:table-cell>
          <table:table-cell table:style-name="表格58.J1" office:value-type="string">
            <text:list xml:id="list9304464316425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68353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63794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8.1">
          <table:table-cell table:style-name="表格58.A2" office:value-type="string">
            <text:list xml:id="list93044643175331" text:continue-numbering="true" text:style-name="WW8Num2">
              <text:list-item>
                <text:p text:style-name="P1023">Table</text:p>
              </text:list-item>
            </text:list>
          </table:table-cell>
          <table:table-cell table:style-name="表格58.A2" table:number-columns-spanned="6" office:value-type="string">
            <text:list xml:id="list93044643165942" text:continue-numbering="true" text:style-name="WW8Num2">
              <text:list-item>
                <text:p text:style-name="P1205">qc_<text:span text:style-name="T192">olap_cata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8.A2" office:value-type="string">
            <text:list xml:id="list93044643176733" text:continue-numbering="true" text:style-name="WW8Num2">
              <text:list-item>
                <text:p text:style-name="P1023">DataBase</text:p>
              </text:list-item>
            </text:list>
          </table:table-cell>
          <table:table-cell table:style-name="表格58.A2" office:value-type="string">
            <text:list xml:id="list93044643169079" text:continue-numbering="true" text:style-name="WW8Num2">
              <text:list-item>
                <text:p text:style-name="P1105">bbcore</text:p>
              </text:list-item>
            </text:list>
          </table:table-cell>
          <table:table-cell table:style-name="表格58.J1" office:value-type="string">
            <text:list xml:id="list93044643150957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80205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70549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8.1">
          <table:table-cell table:style-name="表格58.A4" office:value-type="string">
            <text:list xml:id="list93044643170039" text:continue-numbering="true" text:style-name="WW8Num2">
              <text:list-item>
                <text:p text:style-name="P1023">Descript</text:p>
              </text:list-item>
            </text:list>
          </table:table-cell>
          <table:table-cell table:style-name="表格58.A4" table:number-columns-spanned="8" office:value-type="string">
            <text:list xml:id="list93044643153553" text:continue-numbering="true" text:style-name="WW8Num2">
              <text:list-item>
                <text:p text:style-name="P11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1" office:value-type="string">
            <text:list xml:id="list93044643166800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62398" text:continue-numbering="true" text:style-name="WW8Num2">
              <text:list-item>
                <text:p text:style-name="P887"/>
              </text:list-item>
            </text:list>
          </table:table-cell>
          <table:table-cell table:style-name="表格58.K1" office:value-type="string">
            <text:list xml:id="list93044643174790" text:continue-numbering="true" text:style-name="WW8Num2">
              <text:list-item>
                <text:p text:style-name="P887"/>
              </text:list-item>
            </text:list>
          </table:table-cell>
        </table:table-row>
        <table:table-row table:style-name="表格58.1">
          <table:table-cell table:style-name="表格58.A5" table:number-columns-spanned="9" office:value-type="string">
            <text:list xml:id="list93044643168520" text:continue-numbering="true" text:style-name="WW8Num2">
              <text:list-item>
                <text:p text:style-name="P94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8.J5" table:number-columns-spanned="3" office:value-type="string">
            <text:list xml:id="list93044643156675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044643179899" text:continue-numbering="true" text:style-name="WW8Num2">
              <text:list-item>
                <text:p text:style-name="P1064">Field</text:p>
              </text:list-item>
            </text:list>
          </table:table-cell>
          <table:table-cell table:style-name="表格58.A5" office:value-type="string">
            <text:list xml:id="list93044643181450" text:continue-numbering="true" text:style-name="WW8Num2">
              <text:list-item>
                <text:p text:style-name="P1064">Datatype</text:p>
              </text:list-item>
            </text:list>
          </table:table-cell>
          <table:table-cell table:style-name="表格58.A5" office:value-type="string">
            <text:list xml:id="list93044643171563" text:continue-numbering="true" text:style-name="WW8Num2">
              <text:list-item>
                <text:p text:style-name="P1064">PK</text:p>
              </text:list-item>
            </text:list>
          </table:table-cell>
          <table:table-cell table:style-name="表格58.A5" office:value-type="string">
            <text:list xml:id="list93044643165067" text:continue-numbering="true" text:style-name="WW8Num2">
              <text:list-item>
                <text:p text:style-name="P1064">UK</text:p>
              </text:list-item>
            </text:list>
          </table:table-cell>
          <table:table-cell table:style-name="表格58.A5" office:value-type="string">
            <text:list xml:id="list93044643170065" text:continue-numbering="true" text:style-name="WW8Num2">
              <text:list-item>
                <text:p text:style-name="P1064">IDX</text:p>
              </text:list-item>
            </text:list>
          </table:table-cell>
          <table:table-cell table:style-name="表格58.A5" office:value-type="string">
            <text:list xml:id="list93044643157828" text:continue-numbering="true" text:style-name="WW8Num2">
              <text:list-item>
                <text:p text:style-name="P982"><text:span text:style-name="T2">S</text:span><text:span text:style-name="T3">IZE</text:span></text:p>
              </text:list-item>
            </text:list>
          </table:table-cell>
          <table:table-cell table:style-name="表格58.A5" office:value-type="string">
            <text:list xml:id="list93044659160969" text:continue-numbering="true" text:style-name="WW8Num2">
              <text:list-item>
                <text:p text:style-name="P982"><text:span text:style-name="T2">D</text:span><text:span text:style-name="T3">EF</text:span></text:p>
              </text:list-item>
            </text:list>
          </table:table-cell>
          <table:table-cell table:style-name="表格58.A5" office:value-type="string">
            <text:list xml:id="list93044659180685" text:continue-numbering="true" text:style-name="WW8Num2">
              <text:list-item>
                <text:p text:style-name="P1064">Description</text:p>
              </text:list-item>
            </text:list>
          </table:table-cell>
          <table:table-cell table:style-name="表格58.A5" office:value-type="string">
            <text:list xml:id="list93044659166907" text:continue-numbering="true" text:style-name="WW8Num2">
              <text:list-item>
                <text:p text:style-name="P1064">Remarks</text:p>
              </text:list-item>
            </text:list>
          </table:table-cell>
          <table:table-cell table:style-name="表格58.J5" table:number-columns-spanned="3" office:value-type="string">
            <text:list xml:id="list93044659181683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044659166902" text:continue-numbering="true" text:style-name="WW8Num2">
              <text:list-item>
                <text:p text:style-name="P1315">OID</text:p>
              </text:list-item>
            </text:list>
          </table:table-cell>
          <table:table-cell table:style-name="表格58.A5" office:value-type="string">
            <text:list xml:id="list93044659158296" text:continue-numbering="true" text:style-name="WW8Num2">
              <text:list-item>
                <text:p text:style-name="P1315">CHAR</text:p>
              </text:list-item>
            </text:list>
          </table:table-cell>
          <table:table-cell table:style-name="表格58.A5" office:value-type="string">
            <text:list xml:id="list93044659153950" text:continue-numbering="true" text:style-name="WW8Num2">
              <text:list-item>
                <text:p text:style-name="P1315">Y</text:p>
              </text:list-item>
            </text:list>
          </table:table-cell>
          <table:table-cell table:style-name="表格58.A5" office:value-type="string">
            <text:list xml:id="list930446591527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59169126" text:continue-numbering="true" text:style-name="WW8Num2">
              <text:list-item>
                <text:p text:style-name="P1315"><text:s/></text:p>
              </text:list-item>
            </text:list>
          </table:table-cell>
          <table:table-cell table:style-name="表格58.A5" office:value-type="string">
            <text:list xml:id="list93044659154982" text:continue-numbering="true" text:style-name="WW8Num2">
              <text:list-item>
                <text:p text:style-name="P1315">36</text:p>
              </text:list-item>
            </text:list>
          </table:table-cell>
          <table:table-cell table:style-name="表格58.A5" office:value-type="string">
            <text:list xml:id="list9304465915107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59175344" text:continue-numbering="true" text:style-name="WW8Num2">
              <text:list-item>
                <text:p text:style-name="P1315">PK / UUID</text:p>
              </text:list-item>
            </text:list>
          </table:table-cell>
          <table:table-cell table:style-name="表格58.A5" office:value-type="string">
            <text:list xml:id="list93044659165818" text:continue-numbering="true" text:style-name="WW8Num2">
              <text:list-item>
                <text:p text:style-name="P1315">Default java UUID</text:p>
              </text:list-item>
            </text:list>
          </table:table-cell>
          <table:table-cell table:style-name="表格58.J5" table:number-columns-spanned="3" office:value-type="string">
            <text:list xml:id="list93044659176927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044659153941" text:continue-numbering="true" text:style-name="WW8Num2">
              <text:list-item>
                <text:p text:style-name="P1415">ID</text:p>
              </text:list-item>
            </text:list>
          </table:table-cell>
          <table:table-cell table:style-name="表格58.A8" office:value-type="string">
            <text:list xml:id="list93044659170608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58.A8" office:value-type="string">
            <text:list xml:id="list9304465916104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59171935" text:continue-numbering="true" text:style-name="WW8Num2">
              <text:list-item>
                <text:p text:style-name="P1416">Y</text:p>
              </text:list-item>
            </text:list>
          </table:table-cell>
          <table:table-cell table:style-name="表格58.A8" office:value-type="string">
            <text:list xml:id="list93044659160570" text:continue-numbering="true" text:style-name="WW8Num2">
              <text:list-item>
                <text:p text:style-name="P1418"/>
              </text:list-item>
            </text:list>
          </table:table-cell>
          <table:table-cell table:style-name="表格58.A8" office:value-type="string">
            <text:list xml:id="list93044659177873" text:continue-numbering="true" text:style-name="WW8Num2">
              <text:list-item>
                <text:p text:style-name="P1415">20</text:p>
              </text:list-item>
            </text:list>
          </table:table-cell>
          <table:table-cell table:style-name="表格58.A8" office:value-type="string">
            <text:list xml:id="list9304465918253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59160505" text:continue-numbering="true" text:style-name="WW8Num2">
              <text:list-item>
                <text:p text:style-name="P1442"/>
              </text:list-item>
            </text:list>
          </table:table-cell>
          <table:table-cell table:style-name="表格58.A8" office:value-type="string">
            <text:list xml:id="list93044659175398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58.J5" table:number-columns-spanned="3" office:value-type="string">
            <text:list xml:id="list9304465916624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044659162722" text:continue-numbering="true" text:style-name="WW8Num2">
              <text:list-item>
                <text:p text:style-name="P1420">NAME</text:p>
              </text:list-item>
            </text:list>
          </table:table-cell>
          <table:table-cell table:style-name="表格58.A8" office:value-type="string">
            <text:list xml:id="list93044659154236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58.A8" office:value-type="string">
            <text:list xml:id="list9304465916326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59160381" text:continue-numbering="true" text:style-name="WW8Num2">
              <text:list-item>
                <text:p text:style-name="P1422"/>
              </text:list-item>
            </text:list>
          </table:table-cell>
          <table:table-cell table:style-name="表格58.A8" office:value-type="string">
            <text:list xml:id="list93044659155362" text:continue-numbering="true" text:style-name="WW8Num2">
              <text:list-item>
                <text:p text:style-name="P1418"/>
              </text:list-item>
            </text:list>
          </table:table-cell>
          <table:table-cell table:style-name="表格58.A8" office:value-type="string">
            <text:list xml:id="list93044659182069" text:continue-numbering="true" text:style-name="WW8Num2">
              <text:list-item>
                <text:p text:style-name="P1420">1<text:span text:style-name="T193">5</text:span>0</text:p>
              </text:list-item>
            </text:list>
          </table:table-cell>
          <table:table-cell table:style-name="表格58.A8" office:value-type="string">
            <text:list xml:id="list9304465917136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59157252" text:continue-numbering="true" text:style-name="WW8Num2">
              <text:list-item>
                <text:p text:style-name="P1445">Test.xml</text:p>
              </text:list-item>
            </text:list>
          </table:table-cell>
          <table:table-cell table:style-name="表格58.A8" office:value-type="string">
            <text:list xml:id="list93044659163459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58.J5" table:number-columns-spanned="3" office:value-type="string">
            <text:list xml:id="list93044659171444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044659165633" text:continue-numbering="true" text:style-name="WW8Num2">
              <text:list-item>
                <text:p text:style-name="P1423">CONTENT</text:p>
              </text:list-item>
            </text:list>
          </table:table-cell>
          <table:table-cell table:style-name="表格58.A8" office:value-type="string">
            <text:list xml:id="list93044659178796" text:continue-numbering="true" text:style-name="WW8Num2">
              <text:list-item>
                <text:p text:style-name="P1423">BLOG</text:p>
              </text:list-item>
            </text:list>
          </table:table-cell>
          <table:table-cell table:style-name="表格58.A8" office:value-type="string">
            <text:list xml:id="list9304465918186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59168723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58.A8" office:value-type="string">
            <text:list xml:id="list93044659159954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58.A8" office:value-type="string">
            <text:list xml:id="list93044659166766" text:continue-numbering="true" text:style-name="WW8Num2">
              <text:list-item>
                <text:p text:style-name="P1415"/>
              </text:list-item>
            </text:list>
          </table:table-cell>
          <table:table-cell table:style-name="表格58.A8" office:value-type="string">
            <text:list xml:id="list93044659156483" text:continue-numbering="true" text:style-name="WW8Num2">
              <text:list-item>
                <text:p text:style-name="P1425">null</text:p>
              </text:list-item>
            </text:list>
          </table:table-cell>
          <table:table-cell table:style-name="表格58.A8" office:value-type="string">
            <text:list xml:id="list93044659154421" text:continue-numbering="true" text:style-name="WW8Num2">
              <text:list-item>
                <text:p text:style-name="P1447"/>
              </text:list-item>
            </text:list>
          </table:table-cell>
          <table:table-cell table:style-name="表格58.A8" office:value-type="string">
            <text:list xml:id="list93044674152000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58.J5" table:number-columns-spanned="3" office:value-type="string">
            <text:list xml:id="list93044674163050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044674168250" text:continue-numbering="true" text:style-name="WW8Num2">
              <text:list-item>
                <text:p text:style-name="P1415">DESCRIPTION</text:p>
              </text:list-item>
            </text:list>
          </table:table-cell>
          <table:table-cell table:style-name="表格58.A8" office:value-type="string">
            <text:list xml:id="list93044674166988" text:continue-numbering="true" text:style-name="WW8Num2">
              <text:list-item>
                <text:p text:style-name="P1411">VARCHAR</text:p>
              </text:list-item>
            </text:list>
          </table:table-cell>
          <table:table-cell table:style-name="表格58.A8" office:value-type="string">
            <text:list xml:id="list93044674181955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74153927" text:continue-numbering="true" text:style-name="WW8Num2">
              <text:list-item>
                <text:p text:style-name="P1395"/>
              </text:list-item>
            </text:list>
          </table:table-cell>
          <table:table-cell table:style-name="表格58.A8" office:value-type="string">
            <text:list xml:id="list93044674150828" text:continue-numbering="true" text:style-name="WW8Num2">
              <text:list-item>
                <text:p text:style-name="P1399"/>
              </text:list-item>
            </text:list>
          </table:table-cell>
          <table:table-cell table:style-name="表格58.A8" office:value-type="string">
            <text:list xml:id="list93044674154526" text:continue-numbering="true" text:style-name="WW8Num2">
              <text:list-item>
                <text:p text:style-name="P1415">500</text:p>
              </text:list-item>
            </text:list>
          </table:table-cell>
          <table:table-cell table:style-name="表格58.A8" office:value-type="string">
            <text:list xml:id="list93044674158875" text:continue-numbering="true" text:style-name="WW8Num2">
              <text:list-item>
                <text:p text:style-name="P1426">null</text:p>
              </text:list-item>
            </text:list>
          </table:table-cell>
          <table:table-cell table:style-name="表格58.A8" office:value-type="string">
            <text:list xml:id="list93044674152731" text:continue-numbering="true" text:style-name="WW8Num2">
              <text:list-item>
                <text:p text:style-name="P1449"/>
              </text:list-item>
            </text:list>
          </table:table-cell>
          <table:table-cell table:style-name="表格58.A8" office:value-type="string">
            <text:list xml:id="list93044674170984" text:continue-numbering="true" text:style-name="WW8Num2">
              <text:list-item>
                <text:p text:style-name="P1459"/>
              </text:list-item>
            </text:list>
          </table:table-cell>
          <table:table-cell table:style-name="表格58.J5" table:number-columns-spanned="3" office:value-type="string">
            <text:list xml:id="list93044674169864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8" office:value-type="string">
            <text:list xml:id="list93044674164286" text:continue-numbering="true" text:style-name="WW8Num2">
              <text:list-item>
                <text:p text:style-name="P1315">CUSERID</text:p>
              </text:list-item>
            </text:list>
          </table:table-cell>
          <table:table-cell table:style-name="表格58.A8" office:value-type="string">
            <text:list xml:id="list93044674161482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58.A8" office:value-type="string">
            <text:list xml:id="list9304467415457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7416454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7415682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74159985" text:continue-numbering="true" text:style-name="WW8Num2">
              <text:list-item>
                <text:p text:style-name="P1315">24</text:p>
              </text:list-item>
            </text:list>
          </table:table-cell>
          <table:table-cell table:style-name="表格58.A8" office:value-type="string">
            <text:list xml:id="list9304467415272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8" office:value-type="string">
            <text:list xml:id="list93044674160998" text:continue-numbering="true" text:style-name="WW8Num2">
              <text:list-item>
                <text:p text:style-name="P1315">Create data user</text:p>
              </text:list-item>
            </text:list>
          </table:table-cell>
          <table:table-cell table:style-name="表格58.A8" office:value-type="string">
            <text:list xml:id="list9304467418071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J5" table:number-columns-spanned="3" office:value-type="string">
            <text:list xml:id="list93044674156165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044674162168" text:continue-numbering="true" text:style-name="WW8Num2">
              <text:list-item>
                <text:p text:style-name="P1315">CDATE</text:p>
              </text:list-item>
            </text:list>
          </table:table-cell>
          <table:table-cell table:style-name="表格58.A5" office:value-type="string">
            <text:list xml:id="list93044674156716" text:continue-numbering="true" text:style-name="WW8Num2">
              <text:list-item>
                <text:p text:style-name="P1315">DATETIME</text:p>
              </text:list-item>
            </text:list>
          </table:table-cell>
          <table:table-cell table:style-name="表格58.A5" office:value-type="string">
            <text:list xml:id="list9304467416578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5122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6829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79320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59625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51707" text:continue-numbering="true" text:style-name="WW8Num2">
              <text:list-item>
                <text:p text:style-name="P1315">Create time</text:p>
              </text:list-item>
            </text:list>
          </table:table-cell>
          <table:table-cell table:style-name="表格58.A5" office:value-type="string">
            <text:list xml:id="list93044674178629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J5" table:number-columns-spanned="3" office:value-type="string">
            <text:list xml:id="list93044674173974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044674177897" text:continue-numbering="true" text:style-name="WW8Num2">
              <text:list-item>
                <text:p text:style-name="P1315">UUSERID</text:p>
              </text:list-item>
            </text:list>
          </table:table-cell>
          <table:table-cell table:style-name="表格58.A5" office:value-type="string">
            <text:list xml:id="list93044674180362" text:continue-numbering="true" text:style-name="WW8Num2">
              <text:list-item>
                <text:p text:style-name="P1315">VARCHAR</text:p>
              </text:list-item>
            </text:list>
          </table:table-cell>
          <table:table-cell table:style-name="表格58.A5" office:value-type="string">
            <text:list xml:id="list9304467416154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7478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52976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74155717" text:continue-numbering="true" text:style-name="WW8Num2">
              <text:list-item>
                <text:p text:style-name="P1315">24</text:p>
              </text:list-item>
            </text:list>
          </table:table-cell>
          <table:table-cell table:style-name="表格58.A5" office:value-type="string">
            <text:list xml:id="list93044674182285" text:continue-numbering="true" text:style-name="WW8Num2">
              <text:list-item>
                <text:p text:style-name="P1315">null</text:p>
              </text:list-item>
            </text:list>
          </table:table-cell>
          <table:table-cell table:style-name="表格58.A5" office:value-type="string">
            <text:list xml:id="list93044674179569" text:continue-numbering="true" text:style-name="WW8Num2">
              <text:list-item>
                <text:p text:style-name="P1315">Update date user</text:p>
              </text:list-item>
            </text:list>
          </table:table-cell>
          <table:table-cell table:style-name="表格58.A5" office:value-type="string">
            <text:list xml:id="list9304469018271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J5" table:number-columns-spanned="3" office:value-type="string">
            <text:list xml:id="list93044690182106" text:continue-numbering="true" text:style-name="WW8Num2">
              <text:list-item>
                <text:p text:style-name="P887"/>
              </text:list-item>
            </text:list>
          </table:table-cell>
          <table:covered-table-cell/>
          <table:covered-table-cell/>
        </table:table-row>
        <table:table-row table:style-name="表格58.1">
          <table:table-cell table:style-name="表格58.A5" office:value-type="string">
            <text:list xml:id="list93044690159529" text:continue-numbering="true" text:style-name="WW8Num2">
              <text:list-item>
                <text:p text:style-name="P1315">UDATE</text:p>
              </text:list-item>
            </text:list>
          </table:table-cell>
          <table:table-cell table:style-name="表格58.A5" office:value-type="string">
            <text:list xml:id="list93044690179524" text:continue-numbering="true" text:style-name="WW8Num2">
              <text:list-item>
                <text:p text:style-name="P1315">DATETIME</text:p>
              </text:list-item>
            </text:list>
          </table:table-cell>
          <table:table-cell table:style-name="表格58.A5" office:value-type="string">
            <text:list xml:id="list9304469015054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90169804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90157168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90156512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A5" office:value-type="string">
            <text:list xml:id="list93044690163753" text:continue-numbering="true" text:style-name="WW8Num2">
              <text:list-item>
                <text:p text:style-name="P1315">null</text:p>
              </text:list-item>
            </text:list>
          </table:table-cell>
          <table:table-cell table:style-name="表格58.A5" office:value-type="string">
            <text:list xml:id="list93044690178926" text:continue-numbering="true" text:style-name="WW8Num2">
              <text:list-item>
                <text:p text:style-name="P1315">Update time</text:p>
              </text:list-item>
            </text:list>
          </table:table-cell>
          <table:table-cell table:style-name="表格58.A5" office:value-type="string">
            <text:list xml:id="list930446901758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8.J5" table:number-columns-spanned="3" office:value-type="string">
            <text:p text:style-name="P14"/>
          </table:table-cell>
          <table:covered-table-cell/>
          <table:covered-table-cell/>
        </table:table-row>
      </table:table>
      <text:list xml:id="list93044690171751" text:continue-numbering="true" text:style-name="WW8Num2">
        <text:list-item>
          <text:h text:style-name="P1520" text:outline-level="1"><text:bookmark-start text:name="__RefHeading__26125_455019284"/><text:soft-page-break/><text:span text:style-name="T92">QC</text:span><text:span text:style-name="T47">_</text:span><text:span text:style-name="T98">OLAP</text:span><text:span text:style-name="T92">_</text:span><text:span text:style-name="T100">MDX</text:span><text:bookmark-end text:name="__RefHeading__26125_455019284"/></text:h>
        </text:list-item>
      </text:list>
      <table:table table:name="表格59" table:style-name="表格59">
        <table:table-column table:style-name="表格59.A"/>
        <table:table-column table:style-name="表格59.B"/>
        <table:table-column table:style-name="表格59.C" table:number-columns-repeated="2"/>
        <table:table-column table:style-name="表格59.E" table:number-columns-repeated="3"/>
        <table:table-column table:style-name="表格59.H"/>
        <table:table-column table:style-name="表格59.I"/>
        <table:table-column table:style-name="表格59.J"/>
        <table:table-column table:style-name="表格59.K"/>
        <table:table-column table:style-name="表格59.L"/>
        <table:table-row table:style-name="表格59.1">
          <table:table-cell table:style-name="表格59.A1" office:value-type="string">
            <text:list xml:id="list93044690160442" text:continue-numbering="true" text:style-name="WW8Num2">
              <text:list-item>
                <text:p text:style-name="P1024">Project</text:p>
              </text:list-item>
            </text:list>
          </table:table-cell>
          <table:table-cell table:style-name="表格59.A1" table:number-columns-spanned="6" office:value-type="string">
            <text:list xml:id="list93044690177424" text:continue-numbering="true" text:style-name="WW8Num2">
              <text:list-item>
                <text:p text:style-name="P110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1" office:value-type="string">
            <text:list xml:id="list93044690162255" text:continue-numbering="true" text:style-name="WW8Num2">
              <text:list-item>
                <text:p text:style-name="P1024">Ver</text:p>
              </text:list-item>
            </text:list>
          </table:table-cell>
          <table:table-cell table:style-name="表格59.A1" office:value-type="string">
            <text:list xml:id="list93044690161980" text:continue-numbering="true" text:style-name="WW8Num2">
              <text:list-item>
                <text:p text:style-name="P1106">0.5</text:p>
              </text:list-item>
            </text:list>
          </table:table-cell>
          <table:table-cell table:style-name="表格59.J1" office:value-type="string">
            <text:list xml:id="list9304469016464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8082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50936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93044690156814" text:continue-numbering="true" text:style-name="WW8Num2">
              <text:list-item>
                <text:p text:style-name="P1024">Maintain</text:p>
              </text:list-item>
            </text:list>
          </table:table-cell>
          <table:table-cell table:style-name="表格59.A2" table:number-columns-spanned="6" office:value-type="string">
            <text:list xml:id="list93044690162668" text:continue-numbering="true" text:style-name="WW8Num2">
              <text:list-item>
                <text:p text:style-name="P110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93044690152196" text:continue-numbering="true" text:style-name="WW8Num2">
              <text:list-item>
                <text:p text:style-name="P1024">Date</text:p>
              </text:list-item>
            </text:list>
          </table:table-cell>
          <table:table-cell table:style-name="表格59.A2" office:value-type="string">
            <text:list xml:id="list93044690175443" text:continue-numbering="true" text:style-name="WW8Num2">
              <text:list-item>
                <text:p text:style-name="P1106">201<text:span text:style-name="T186">5</text:span>/<text:span text:style-name="T186">03</text:span>/<text:span text:style-name="T186">02</text:span></text:p>
              </text:list-item>
            </text:list>
          </table:table-cell>
          <table:table-cell table:style-name="表格59.J1" office:value-type="string">
            <text:list xml:id="list93044690172818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62819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71158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59.1">
          <table:table-cell table:style-name="表格59.A2" office:value-type="string">
            <text:list xml:id="list93044690158424" text:continue-numbering="true" text:style-name="WW8Num2">
              <text:list-item>
                <text:p text:style-name="P1024">Table</text:p>
              </text:list-item>
            </text:list>
          </table:table-cell>
          <table:table-cell table:style-name="表格59.A2" table:number-columns-spanned="6" office:value-type="string">
            <text:list xml:id="list93044690170383" text:continue-numbering="true" text:style-name="WW8Num2">
              <text:list-item>
                <text:p text:style-name="P1206">qc_<text:span text:style-name="T192">olap_mdx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59.A2" office:value-type="string">
            <text:list xml:id="list93044690165026" text:continue-numbering="true" text:style-name="WW8Num2">
              <text:list-item>
                <text:p text:style-name="P1024">DataBase</text:p>
              </text:list-item>
            </text:list>
          </table:table-cell>
          <table:table-cell table:style-name="表格59.A2" office:value-type="string">
            <text:list xml:id="list93044690152239" text:continue-numbering="true" text:style-name="WW8Num2">
              <text:list-item>
                <text:p text:style-name="P1106">bbcore</text:p>
              </text:list-item>
            </text:list>
          </table:table-cell>
          <table:table-cell table:style-name="表格59.J1" office:value-type="string">
            <text:list xml:id="list9304469017098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80896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76653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59.1">
          <table:table-cell table:style-name="表格59.A4" office:value-type="string">
            <text:list xml:id="list93044690178393" text:continue-numbering="true" text:style-name="WW8Num2">
              <text:list-item>
                <text:p text:style-name="P1024">Descript</text:p>
              </text:list-item>
            </text:list>
          </table:table-cell>
          <table:table-cell table:style-name="表格59.A4" table:number-columns-spanned="8" office:value-type="string">
            <text:list xml:id="list93044690157037" text:continue-numbering="true" text:style-name="WW8Num2">
              <text:list-item>
                <text:p text:style-name="P116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1" office:value-type="string">
            <text:list xml:id="list93044690171062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64863" text:continue-numbering="true" text:style-name="WW8Num2">
              <text:list-item>
                <text:p text:style-name="P888"/>
              </text:list-item>
            </text:list>
          </table:table-cell>
          <table:table-cell table:style-name="表格59.K1" office:value-type="string">
            <text:list xml:id="list93044690172845" text:continue-numbering="true" text:style-name="WW8Num2">
              <text:list-item>
                <text:p text:style-name="P888"/>
              </text:list-item>
            </text:list>
          </table:table-cell>
        </table:table-row>
        <table:table-row table:style-name="表格59.1">
          <table:table-cell table:style-name="表格59.A5" table:number-columns-spanned="9" office:value-type="string">
            <text:list xml:id="list93044690168243" text:continue-numbering="true" text:style-name="WW8Num2">
              <text:list-item>
                <text:p text:style-name="P94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9.J5" table:number-columns-spanned="3" office:value-type="string">
            <text:list xml:id="list93044690177884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044705180067" text:continue-numbering="true" text:style-name="WW8Num2">
              <text:list-item>
                <text:p text:style-name="P1065">Field</text:p>
              </text:list-item>
            </text:list>
          </table:table-cell>
          <table:table-cell table:style-name="表格59.A5" office:value-type="string">
            <text:list xml:id="list93044705171836" text:continue-numbering="true" text:style-name="WW8Num2">
              <text:list-item>
                <text:p text:style-name="P1065">Datatype</text:p>
              </text:list-item>
            </text:list>
          </table:table-cell>
          <table:table-cell table:style-name="表格59.A5" office:value-type="string">
            <text:list xml:id="list93044705172440" text:continue-numbering="true" text:style-name="WW8Num2">
              <text:list-item>
                <text:p text:style-name="P1065">PK</text:p>
              </text:list-item>
            </text:list>
          </table:table-cell>
          <table:table-cell table:style-name="表格59.A5" office:value-type="string">
            <text:list xml:id="list93044705182847" text:continue-numbering="true" text:style-name="WW8Num2">
              <text:list-item>
                <text:p text:style-name="P1065">UK</text:p>
              </text:list-item>
            </text:list>
          </table:table-cell>
          <table:table-cell table:style-name="表格59.A5" office:value-type="string">
            <text:list xml:id="list93044705180422" text:continue-numbering="true" text:style-name="WW8Num2">
              <text:list-item>
                <text:p text:style-name="P1065">IDX</text:p>
              </text:list-item>
            </text:list>
          </table:table-cell>
          <table:table-cell table:style-name="表格59.A5" office:value-type="string">
            <text:list xml:id="list93044705150701" text:continue-numbering="true" text:style-name="WW8Num2">
              <text:list-item>
                <text:p text:style-name="P983"><text:span text:style-name="T2">S</text:span><text:span text:style-name="T3">IZE</text:span></text:p>
              </text:list-item>
            </text:list>
          </table:table-cell>
          <table:table-cell table:style-name="表格59.A5" office:value-type="string">
            <text:list xml:id="list93044705153521" text:continue-numbering="true" text:style-name="WW8Num2">
              <text:list-item>
                <text:p text:style-name="P983"><text:span text:style-name="T2">D</text:span><text:span text:style-name="T3">EF</text:span></text:p>
              </text:list-item>
            </text:list>
          </table:table-cell>
          <table:table-cell table:style-name="表格59.A5" office:value-type="string">
            <text:list xml:id="list93044705160493" text:continue-numbering="true" text:style-name="WW8Num2">
              <text:list-item>
                <text:p text:style-name="P1065">Description</text:p>
              </text:list-item>
            </text:list>
          </table:table-cell>
          <table:table-cell table:style-name="表格59.A5" office:value-type="string">
            <text:list xml:id="list93044705152333" text:continue-numbering="true" text:style-name="WW8Num2">
              <text:list-item>
                <text:p text:style-name="P1065">Remarks</text:p>
              </text:list-item>
            </text:list>
          </table:table-cell>
          <table:table-cell table:style-name="表格59.J5" table:number-columns-spanned="3" office:value-type="string">
            <text:list xml:id="list93044705174375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044705155549" text:continue-numbering="true" text:style-name="WW8Num2">
              <text:list-item>
                <text:p text:style-name="P1316">OID</text:p>
              </text:list-item>
            </text:list>
          </table:table-cell>
          <table:table-cell table:style-name="表格59.A5" office:value-type="string">
            <text:list xml:id="list93044705163165" text:continue-numbering="true" text:style-name="WW8Num2">
              <text:list-item>
                <text:p text:style-name="P1316">CHAR</text:p>
              </text:list-item>
            </text:list>
          </table:table-cell>
          <table:table-cell table:style-name="表格59.A5" office:value-type="string">
            <text:list xml:id="list93044705155235" text:continue-numbering="true" text:style-name="WW8Num2">
              <text:list-item>
                <text:p text:style-name="P1316">Y</text:p>
              </text:list-item>
            </text:list>
          </table:table-cell>
          <table:table-cell table:style-name="表格59.A5" office:value-type="string">
            <text:list xml:id="list93044705152433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05169750" text:continue-numbering="true" text:style-name="WW8Num2">
              <text:list-item>
                <text:p text:style-name="P1316"><text:s/></text:p>
              </text:list-item>
            </text:list>
          </table:table-cell>
          <table:table-cell table:style-name="表格59.A5" office:value-type="string">
            <text:list xml:id="list93044705156208" text:continue-numbering="true" text:style-name="WW8Num2">
              <text:list-item>
                <text:p text:style-name="P1316">36</text:p>
              </text:list-item>
            </text:list>
          </table:table-cell>
          <table:table-cell table:style-name="表格59.A5" office:value-type="string">
            <text:list xml:id="list93044705164726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05166359" text:continue-numbering="true" text:style-name="WW8Num2">
              <text:list-item>
                <text:p text:style-name="P1316">PK / UUID</text:p>
              </text:list-item>
            </text:list>
          </table:table-cell>
          <table:table-cell table:style-name="表格59.A5" office:value-type="string">
            <text:list xml:id="list93044705172613" text:continue-numbering="true" text:style-name="WW8Num2">
              <text:list-item>
                <text:p text:style-name="P1316">Default java UUID</text:p>
              </text:list-item>
            </text:list>
          </table:table-cell>
          <table:table-cell table:style-name="表格59.J5" table:number-columns-spanned="3" office:value-type="string">
            <text:list xml:id="list93044705153526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044705161507" text:continue-numbering="true" text:style-name="WW8Num2">
              <text:list-item>
                <text:p text:style-name="P1421">NAME</text:p>
              </text:list-item>
            </text:list>
          </table:table-cell>
          <table:table-cell table:style-name="表格59.A8" office:value-type="string">
            <text:list xml:id="list93044705157648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59.A8" office:value-type="string">
            <text:list xml:id="list9304470518095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05171188" text:continue-numbering="true" text:style-name="WW8Num2">
              <text:list-item>
                <text:p text:style-name="P1427">Y</text:p>
              </text:list-item>
            </text:list>
          </table:table-cell>
          <table:table-cell table:style-name="表格59.A8" office:value-type="string">
            <text:list xml:id="list93044705176366" text:continue-numbering="true" text:style-name="WW8Num2">
              <text:list-item>
                <text:p text:style-name="P1419"/>
              </text:list-item>
            </text:list>
          </table:table-cell>
          <table:table-cell table:style-name="表格59.A8" office:value-type="string">
            <text:list xml:id="list93044705173791" text:continue-numbering="true" text:style-name="WW8Num2">
              <text:list-item>
                <text:p text:style-name="P1421">100</text:p>
              </text:list-item>
            </text:list>
          </table:table-cell>
          <table:table-cell table:style-name="表格59.A8" office:value-type="string">
            <text:list xml:id="list9304470517340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05155748" text:continue-numbering="true" text:style-name="WW8Num2">
              <text:list-item>
                <text:p text:style-name="P1446"/>
              </text:list-item>
            </text:list>
          </table:table-cell>
          <table:table-cell table:style-name="表格59.A8" office:value-type="string">
            <text:list xml:id="list93044705181623" text:continue-numbering="true" text:style-name="WW8Num2">
              <text:list-item>
                <text:p text:style-name="P1460"/>
              </text:list-item>
            </text:list>
          </table:table-cell>
          <table:table-cell table:style-name="表格59.J5" table:number-columns-spanned="3" office:value-type="string">
            <text:list xml:id="list93044705157367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044705170175" text:continue-numbering="true" text:style-name="WW8Num2">
              <text:list-item>
                <text:p text:style-name="P1428">EXPRESSION</text:p>
              </text:list-item>
            </text:list>
          </table:table-cell>
          <table:table-cell table:style-name="表格59.A8" office:value-type="string">
            <text:list xml:id="list93044705158654" text:continue-numbering="true" text:style-name="WW8Num2">
              <text:list-item>
                <text:p text:style-name="P1424">BLOG</text:p>
              </text:list-item>
            </text:list>
          </table:table-cell>
          <table:table-cell table:style-name="表格59.A8" office:value-type="string">
            <text:list xml:id="list9304470516183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05180386" text:continue-numbering="true" text:style-name="WW8Num2">
              <text:list-item>
                <text:p text:style-name="P1396"/>
              </text:list-item>
            </text:list>
          </table:table-cell>
          <table:table-cell table:style-name="表格59.A8" office:value-type="string">
            <text:list xml:id="list93044705156725" text:continue-numbering="true" text:style-name="WW8Num2">
              <text:list-item>
                <text:p text:style-name="P1400"/>
              </text:list-item>
            </text:list>
          </table:table-cell>
          <table:table-cell table:style-name="表格59.A8" office:value-type="string">
            <text:list xml:id="list93044705159734" text:continue-numbering="true" text:style-name="WW8Num2">
              <text:list-item>
                <text:p text:style-name="P1417"/>
              </text:list-item>
            </text:list>
          </table:table-cell>
          <table:table-cell table:style-name="表格59.A8" office:value-type="string">
            <text:list xml:id="list93044705155893" text:continue-numbering="true" text:style-name="WW8Num2">
              <text:list-item>
                <text:p text:style-name="P1429"/>
              </text:list-item>
            </text:list>
          </table:table-cell>
          <table:table-cell table:style-name="表格59.A8" office:value-type="string">
            <text:list xml:id="list93044705174627" text:continue-numbering="true" text:style-name="WW8Num2">
              <text:list-item>
                <text:p text:style-name="P1448"/>
              </text:list-item>
            </text:list>
          </table:table-cell>
          <table:table-cell table:style-name="表格59.A8" office:value-type="string">
            <text:list xml:id="list93044705175942" text:continue-numbering="true" text:style-name="WW8Num2">
              <text:list-item>
                <text:p text:style-name="P1460"/>
              </text:list-item>
            </text:list>
          </table:table-cell>
          <table:table-cell table:style-name="表格59.J5" table:number-columns-spanned="3" office:value-type="string">
            <text:list xml:id="list9304470517159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044705177343" text:continue-numbering="true" text:style-name="WW8Num2">
              <text:list-item>
                <text:p text:style-name="P1430">CONF_OID</text:p>
              </text:list-item>
            </text:list>
          </table:table-cell>
          <table:table-cell table:style-name="表格59.A8" office:value-type="string">
            <text:list xml:id="list93044705158426" text:continue-numbering="true" text:style-name="WW8Num2">
              <text:list-item>
                <text:p text:style-name="P1315">CHAR</text:p>
              </text:list-item>
            </text:list>
          </table:table-cell>
          <table:table-cell table:style-name="表格59.A8" office:value-type="string">
            <text:list xml:id="list93044721176162" text:continue-numbering="true" text:style-name="WW8Num2">
              <text:list-item>
                <text:p text:style-name="P1315"/>
              </text:list-item>
            </text:list>
          </table:table-cell>
          <table:table-cell table:style-name="表格59.A8" office:value-type="string">
            <text:list xml:id="list9304472115895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9.A8" office:value-type="string">
            <text:list xml:id="list93044721165463" text:continue-numbering="true" text:style-name="WW8Num2">
              <text:list-item>
                <text:p text:style-name="P1315"><text:s/><text:span text:style-name="T195">Y</text:span></text:p>
              </text:list-item>
            </text:list>
          </table:table-cell>
          <table:table-cell table:style-name="表格59.A8" office:value-type="string">
            <text:list xml:id="list93044721174505" text:continue-numbering="true" text:style-name="WW8Num2">
              <text:list-item>
                <text:p text:style-name="P1315">36</text:p>
              </text:list-item>
            </text:list>
          </table:table-cell>
          <table:table-cell table:style-name="表格59.A8" office:value-type="string">
            <text:list xml:id="list93044721169013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9.A8" office:value-type="string">
            <text:list xml:id="list93044721175480" text:continue-numbering="true" text:style-name="WW8Num2">
              <text:list-item>
                <text:p text:style-name="P1448"/>
              </text:list-item>
            </text:list>
          </table:table-cell>
          <table:table-cell table:style-name="表格59.A8" office:value-type="string">
            <text:list xml:id="list93044721168874" text:continue-numbering="true" text:style-name="WW8Num2">
              <text:list-item>
                <text:p text:style-name="P1460"/>
              </text:list-item>
            </text:list>
          </table:table-cell>
          <table:table-cell table:style-name="表格59.J5" table:number-columns-spanned="3" office:value-type="string">
            <text:list xml:id="list93044721152853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044721153340" text:continue-numbering="true" text:style-name="WW8Num2">
              <text:list-item>
                <text:p text:style-name="P1430">CATALOG_OID</text:p>
              </text:list-item>
            </text:list>
          </table:table-cell>
          <table:table-cell table:style-name="表格59.A8" office:value-type="string">
            <text:list xml:id="list93044721153664" text:continue-numbering="true" text:style-name="WW8Num2">
              <text:list-item>
                <text:p text:style-name="P1315">CHAR</text:p>
              </text:list-item>
            </text:list>
          </table:table-cell>
          <table:table-cell table:style-name="表格59.A8" office:value-type="string">
            <text:list xml:id="list93044721160570" text:continue-numbering="true" text:style-name="WW8Num2">
              <text:list-item>
                <text:p text:style-name="P1315"/>
              </text:list-item>
            </text:list>
          </table:table-cell>
          <table:table-cell table:style-name="表格59.A8" office:value-type="string">
            <text:list xml:id="list93044721158447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9.A8" office:value-type="string">
            <text:list xml:id="list93044721162584" text:continue-numbering="true" text:style-name="WW8Num2">
              <text:list-item>
                <text:p text:style-name="P1315"><text:s/><text:span text:style-name="T195">Y</text:span></text:p>
              </text:list-item>
            </text:list>
          </table:table-cell>
          <table:table-cell table:style-name="表格59.A8" office:value-type="string">
            <text:list xml:id="list93044721176436" text:continue-numbering="true" text:style-name="WW8Num2">
              <text:list-item>
                <text:p text:style-name="P1315">36</text:p>
              </text:list-item>
            </text:list>
          </table:table-cell>
          <table:table-cell table:style-name="表格59.A8" office:value-type="string">
            <text:list xml:id="list93044721177611" text:continue-numbering="true" text:style-name="WW8Num2">
              <text:list-item>
                <text:p text:style-name="P1247"/>
              </text:list-item>
            </text:list>
          </table:table-cell>
          <table:table-cell table:style-name="表格59.A8" office:value-type="string">
            <text:list xml:id="list93044721156467" text:continue-numbering="true" text:style-name="WW8Num2">
              <text:list-item>
                <text:p text:style-name="P1448"/>
              </text:list-item>
            </text:list>
          </table:table-cell>
          <table:table-cell table:style-name="表格59.A8" office:value-type="string">
            <text:list xml:id="list93044721154017" text:continue-numbering="true" text:style-name="WW8Num2">
              <text:list-item>
                <text:p text:style-name="P1460"/>
              </text:list-item>
            </text:list>
          </table:table-cell>
          <table:table-cell table:style-name="表格59.J5" table:number-columns-spanned="3" office:value-type="string">
            <text:list xml:id="list9304472117455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8" office:value-type="string">
            <text:list xml:id="list93044721151647" text:continue-numbering="true" text:style-name="WW8Num2">
              <text:list-item>
                <text:p text:style-name="P1316">CUSERID</text:p>
              </text:list-item>
            </text:list>
          </table:table-cell>
          <table:table-cell table:style-name="表格59.A8" office:value-type="string">
            <text:list xml:id="list93044721180784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59.A8" office:value-type="string">
            <text:list xml:id="list9304472116274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2117319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21156261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21169449" text:continue-numbering="true" text:style-name="WW8Num2">
              <text:list-item>
                <text:p text:style-name="P1316">24</text:p>
              </text:list-item>
            </text:list>
          </table:table-cell>
          <table:table-cell table:style-name="表格59.A8" office:value-type="string">
            <text:list xml:id="list93044721176752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8" office:value-type="string">
            <text:list xml:id="list93044721163093" text:continue-numbering="true" text:style-name="WW8Num2">
              <text:list-item>
                <text:p text:style-name="P1316">Create data user</text:p>
              </text:list-item>
            </text:list>
          </table:table-cell>
          <table:table-cell table:style-name="表格59.A8" office:value-type="string">
            <text:list xml:id="list93044721175150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J5" table:number-columns-spanned="3" office:value-type="string">
            <text:list xml:id="list93044721156348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044721155829" text:continue-numbering="true" text:style-name="WW8Num2">
              <text:list-item>
                <text:p text:style-name="P1316">CDATE</text:p>
              </text:list-item>
            </text:list>
          </table:table-cell>
          <table:table-cell table:style-name="表格59.A5" office:value-type="string">
            <text:list xml:id="list93044721162383" text:continue-numbering="true" text:style-name="WW8Num2">
              <text:list-item>
                <text:p text:style-name="P1316">DATETIME</text:p>
              </text:list-item>
            </text:list>
          </table:table-cell>
          <table:table-cell table:style-name="表格59.A5" office:value-type="string">
            <text:list xml:id="list9304472118268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2118105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2117505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21167239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21165166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21180085" text:continue-numbering="true" text:style-name="WW8Num2">
              <text:list-item>
                <text:p text:style-name="P1316">Create time</text:p>
              </text:list-item>
            </text:list>
          </table:table-cell>
          <table:table-cell table:style-name="表格59.A5" office:value-type="string">
            <text:list xml:id="list93044721165337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J5" table:number-columns-spanned="3" office:value-type="string">
            <text:list xml:id="list93044721164210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044721153352" text:continue-numbering="true" text:style-name="WW8Num2">
              <text:list-item>
                <text:p text:style-name="P1316">UUSERID</text:p>
              </text:list-item>
            </text:list>
          </table:table-cell>
          <table:table-cell table:style-name="表格59.A5" office:value-type="string">
            <text:list xml:id="list93044721171800" text:continue-numbering="true" text:style-name="WW8Num2">
              <text:list-item>
                <text:p text:style-name="P1316">VARCHAR</text:p>
              </text:list-item>
            </text:list>
          </table:table-cell>
          <table:table-cell table:style-name="表格59.A5" office:value-type="string">
            <text:list xml:id="list9304472118192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64405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5681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79027" text:continue-numbering="true" text:style-name="WW8Num2">
              <text:list-item>
                <text:p text:style-name="P1316">24</text:p>
              </text:list-item>
            </text:list>
          </table:table-cell>
          <table:table-cell table:style-name="表格59.A5" office:value-type="string">
            <text:list xml:id="list93044737181955" text:continue-numbering="true" text:style-name="WW8Num2">
              <text:list-item>
                <text:p text:style-name="P1316">null</text:p>
              </text:list-item>
            </text:list>
          </table:table-cell>
          <table:table-cell table:style-name="表格59.A5" office:value-type="string">
            <text:list xml:id="list93044737170408" text:continue-numbering="true" text:style-name="WW8Num2">
              <text:list-item>
                <text:p text:style-name="P1316">Update date user</text:p>
              </text:list-item>
            </text:list>
          </table:table-cell>
          <table:table-cell table:style-name="表格59.A5" office:value-type="string">
            <text:list xml:id="list93044737168971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J5" table:number-columns-spanned="3" office:value-type="string">
            <text:list xml:id="list93044737168862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  <table:table-row table:style-name="表格59.1">
          <table:table-cell table:style-name="表格59.A5" office:value-type="string">
            <text:list xml:id="list93044737176352" text:continue-numbering="true" text:style-name="WW8Num2">
              <text:list-item>
                <text:p text:style-name="P1316">UDATE</text:p>
              </text:list-item>
            </text:list>
          </table:table-cell>
          <table:table-cell table:style-name="表格59.A5" office:value-type="string">
            <text:list xml:id="list93044737167066" text:continue-numbering="true" text:style-name="WW8Num2">
              <text:list-item>
                <text:p text:style-name="P1316">DATETIME</text:p>
              </text:list-item>
            </text:list>
          </table:table-cell>
          <table:table-cell table:style-name="表格59.A5" office:value-type="string">
            <text:list xml:id="list93044737166048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74561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63154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78133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A5" office:value-type="string">
            <text:list xml:id="list93044737170622" text:continue-numbering="true" text:style-name="WW8Num2">
              <text:list-item>
                <text:p text:style-name="P1316">null</text:p>
              </text:list-item>
            </text:list>
          </table:table-cell>
          <table:table-cell table:style-name="表格59.A5" office:value-type="string">
            <text:list xml:id="list93044737158169" text:continue-numbering="true" text:style-name="WW8Num2">
              <text:list-item>
                <text:p text:style-name="P1316">Update time</text:p>
              </text:list-item>
            </text:list>
          </table:table-cell>
          <table:table-cell table:style-name="表格59.A5" office:value-type="string">
            <text:list xml:id="list93044737150512" text:continue-numbering="true" text:style-name="WW8Num2">
              <text:list-item>
                <text:p text:style-name="P1248"/>
              </text:list-item>
            </text:list>
          </table:table-cell>
          <table:table-cell table:style-name="表格59.J5" table:number-columns-spanned="3" office:value-type="string">
            <text:list xml:id="list93044737152226" text:continue-numbering="true" text:style-name="WW8Num2">
              <text:list-item>
                <text:p text:style-name="P888"/>
              </text:list-item>
            </text:list>
          </table:table-cell>
          <table:covered-table-cell/>
          <table:covered-table-cell/>
        </table:table-row>
      </table:table>
      <text:list xml:id="list93044737171864" text:continue-numbering="true" text:style-name="WW8Num2">
        <text:list-item>
          <text:h text:style-name="P1472" text:outline-level="1"/>
        </text:list-item>
      </text:list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2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2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5-03-24T09:30:41.487000000</dc:date>
    <meta:editing-cycles>627</meta:editing-cycles>
    <meta:editing-duration>PT8H53M29S</meta:editing-duration>
    <meta:generator>LibreOffice/4.2.6.3$Windows_x86 LibreOffice_project/3fd416d4c6db7d3204c17ce57a1d70f6e531ee21</meta:generator>
    <meta:document-statistic meta:table-count="61" meta:image-count="0" meta:object-count="0" meta:page-count="46" meta:paragraph-count="4158" meta:word-count="5919" meta:character-count="30615" meta:non-whitespace-character-count="29312"/>
  </office:meta>
</office:document-meta>
</file>